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D_WN3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number-columns-repeated="5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number-columns-repeated="1005" table:default-cell-style-name="ce3"/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Elbow angle (degrees)</text:p>
          </table:table-cell>
          <table:covered-table-cell table:number-columns-repeated="3" table:style-name="ce2"/>
          <table:table-cell table:style-name="ce4" office:value-type="string" calcext:value-type="string" table:number-columns-spanned="4" table:number-rows-spanned="1">
            <text:p>Elbow angle (rad)</text:p>
          </table:table-cell>
          <table:covered-table-cell table:number-columns-repeated="3" table:style-name="ce2"/>
          <table:table-cell table:style-name="ce4" office:value-type="string" calcext:value-type="string" table:number-columns-spanned="4" table:number-rows-spanned="1">
            <text:p>Elbow angular velocity (rad/s)</text:p>
          </table:table-cell>
          <table:covered-table-cell table:style-name="ce4"/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Elbow angular acceleration (rad/s^2)</text:p>
          </table:table-cell>
          <table:covered-table-cell table:style-name="ce4"/>
          <table:covered-table-cell table:style-name="ce2"/>
          <table:table-cell table:style-name="ce2" table:number-columns-repeated="2"/>
          <table:table-cell table:style-name="ce8"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7:.C482])" office:value-type="float" office:value="62.356" calcext:value-type="float">
            <text:p>62.356</text:p>
          </table:table-cell>
          <table:table-cell table:formula="of:=MAX([.D7:.D482])" office:value-type="float" office:value="1.61" calcext:value-type="float">
            <text:p>1.61</text:p>
          </table:table-cell>
          <table:table-cell table:formula="of:=MAX([.E7:.E482])" office:value-type="float" office:value="46.327" calcext:value-type="float">
            <text:p>46.327</text:p>
          </table:table-cell>
          <table:table-cell table:formula="of:=MAX([.F7:.F482])" office:value-type="float" office:value="5.105" calcext:value-type="float">
            <text:p>5.105</text:p>
          </table:table-cell>
          <table:table-cell table:formula="of:=MAX([.G7:.G405])" office:value-type="float" office:value="1.08831750837358" calcext:value-type="float">
            <text:p>1.08831750837358</text:p>
          </table:table-cell>
          <table:table-cell table:formula="of:=MAX([.H7:.H405])" office:value-type="float" office:value="0.0280998009571087" calcext:value-type="float">
            <text:p>0.028099800957109</text:p>
          </table:table-cell>
          <table:table-cell table:formula="of:=MAX([.I7:.I405])" office:value-type="float" office:value="0.808558682571413" calcext:value-type="float">
            <text:p>0.808558682571413</text:p>
          </table:table-cell>
          <table:table-cell table:formula="of:=MAX([.J7:.J405])" office:value-type="float" office:value="0.0890990583143105" calcext:value-type="float">
            <text:p>0.089099058314311</text:p>
          </table:table-cell>
          <table:table-cell table:formula="of:=MAX([.K7:.K404])" office:value-type="float" office:value="2.85256612945951" calcext:value-type="float">
            <text:p>2.85256612945951</text:p>
          </table:table-cell>
          <table:table-cell table:formula="of:=MAX([.L7:.L404])" office:value-type="float" office:value="1.70693200845046" calcext:value-type="float">
            <text:p>1.70693200845046</text:p>
          </table:table-cell>
          <table:table-cell table:formula="of:=MAX([.M7:.M404])" office:value-type="float" office:value="2.71852484290638" calcext:value-type="float">
            <text:p>2.71852484290638</text:p>
          </table:table-cell>
          <table:table-cell table:formula="of:=MAX([.N7:.N404])" office:value-type="float" office:value="1.49330370800635" calcext:value-type="float">
            <text:p>1.49330370800635</text:p>
          </table:table-cell>
          <table:table-cell table:formula="of:=MAX([.O7:.O403])" office:value-type="float" office:value="24.6300864041423" calcext:value-type="float">
            <text:p>24.6300864041423</text:p>
          </table:table-cell>
          <table:table-cell table:formula="of:=MAX([.P7:.P403])" office:value-type="float" office:value="18.5982285092504" calcext:value-type="float">
            <text:p>18.5982285092504</text:p>
          </table:table-cell>
          <table:table-cell table:formula="of:=MAX([.Q7:.Q403])" office:value-type="float" office:value="26.389378290156" calcext:value-type="float">
            <text:p>26.389378290156</text:p>
          </table:table-cell>
          <table:table-cell table:formula="of:=MAX([.R7:.R403])" office:value-type="float" office:value="17.0902640355277" calcext:value-type="float">
            <text:p>17.09026403552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7:.C482])" office:value-type="float" office:value="21.792" calcext:value-type="float">
            <text:p>21.792</text:p>
          </table:table-cell>
          <table:table-cell table:formula="of:=MIN([.D7:.D482])" office:value-type="float" office:value="-27.481" calcext:value-type="float">
            <text:p>-27.481</text:p>
          </table:table-cell>
          <table:table-cell table:formula="of:=MIN([.E7:.E482])" office:value-type="float" office:value="13.579" calcext:value-type="float">
            <text:p>13.579</text:p>
          </table:table-cell>
          <table:table-cell table:formula="of:=MIN([.F7:.F482])" office:value-type="float" office:value="-23.733" calcext:value-type="float">
            <text:p>-23.733</text:p>
          </table:table-cell>
          <table:table-cell table:formula="of:=MIN([.G7:.G405])" office:value-type="float" office:value="0.380342150594604" calcext:value-type="float">
            <text:p>0.380342150594604</text:p>
          </table:table-cell>
          <table:table-cell table:formula="of:=MIN([.H7:.H405])" office:value-type="float" office:value="-0.479633931740562" calcext:value-type="float">
            <text:p>-0.479633931740562</text:p>
          </table:table-cell>
          <table:table-cell table:formula="of:=MIN([.I7:.I405])" office:value-type="float" office:value="0.23699825912831" calcext:value-type="float">
            <text:p>0.23699825912831</text:p>
          </table:table-cell>
          <table:table-cell table:formula="of:=MIN([.J7:.J405])" office:value-type="float" office:value="-0.414218991375814" calcext:value-type="float">
            <text:p>-0.414218991375814</text:p>
          </table:table-cell>
          <table:table-cell table:formula="of:=MIN([.K7:.K404])" office:value-type="float" office:value="-2.71852484290637" calcext:value-type="float">
            <text:p>-2.71852484290637</text:p>
          </table:table-cell>
          <table:table-cell table:formula="of:=MIN([.L7:.L404])" office:value-type="float" office:value="-1.47235975698242" calcext:value-type="float">
            <text:p>-1.47235975698242</text:p>
          </table:table-cell>
          <table:table-cell table:formula="of:=MIN([.M7:.M404])" office:value-type="float" office:value="-2.19702046241047" calcext:value-type="float">
            <text:p>-2.19702046241047</text:p>
          </table:table-cell>
          <table:table-cell table:formula="of:=MIN([.N7:.N404])" office:value-type="float" office:value="-1.61268422884277" calcext:value-type="float">
            <text:p>-1.61268422884277</text:p>
          </table:table-cell>
          <table:table-cell table:formula="of:=MIN([.O7:.O403])" office:value-type="float" office:value="-30.1592894744603" calcext:value-type="float">
            <text:p>-30.1592894744603</text:p>
          </table:table-cell>
          <table:table-cell table:formula="of:=MIN([.P7:.P403])" office:value-type="float" office:value="-20.8601752198363" calcext:value-type="float">
            <text:p>-20.8601752198363</text:p>
          </table:table-cell>
          <table:table-cell table:formula="of:=MIN([.Q7:.Q403])" office:value-type="float" office:value="-31.1645991236113" calcext:value-type="float">
            <text:p>-31.1645991236113</text:p>
          </table:table-cell>
          <table:table-cell table:formula="of:=MIN([.R7:.R403])" office:value-type="float" office:value="-22.6194671058471" calcext:value-type="float">
            <text:p>-22.6194671058471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t (sec)</text:p>
          </table:table-cell>
          <table:table-cell table:style-name="ce2" office:value-type="string" calcext:value-type="string">
            <text:p>R_Elbow_Ang</text:p>
          </table:table-cell>
          <table:table-cell table:style-name="ce2" office:value-type="string" calcext:value-type="string">
            <text:p>R_Shl_Flex_Ang</text:p>
          </table:table-cell>
          <table:table-cell table:style-name="ce2" office:value-type="string" calcext:value-type="string">
            <text:p>L_Elbow_Ang</text:p>
          </table:table-cell>
          <table:table-cell table:style-name="ce2" office:value-type="string" calcext:value-type="string">
            <text:p>L_Shl_Add_Ang</text:p>
          </table:table-cell>
          <table:table-cell table:style-name="ce2" office:value-type="string" calcext:value-type="string">
            <text:p>R_Elbow_Ang</text:p>
          </table:table-cell>
          <table:table-cell table:style-name="ce2" office:value-type="string" calcext:value-type="string">
            <text:p>R_Shl_Flex_Ang</text:p>
          </table:table-cell>
          <table:table-cell table:style-name="ce2" office:value-type="string" calcext:value-type="string">
            <text:p>L_Elbow_Ang</text:p>
          </table:table-cell>
          <table:table-cell table:style-name="ce2" office:value-type="string" calcext:value-type="string">
            <text:p>L_Shl_Flex_Ang</text:p>
          </table:table-cell>
          <table:table-cell table:style-name="ce2" office:value-type="string" calcext:value-type="string">
            <text:p>R_Elbow_Ang_Vel</text:p>
          </table:table-cell>
          <table:table-cell table:style-name="ce2" office:value-type="string" calcext:value-type="string">
            <text:p>R_Shl_Flex_Vel</text:p>
          </table:table-cell>
          <table:table-cell table:style-name="ce2" office:value-type="string" calcext:value-type="string">
            <text:p>L_Elbow_Ang_Vel</text:p>
          </table:table-cell>
          <table:table-cell table:style-name="ce2" office:value-type="string" calcext:value-type="string">
            <text:p>L_Shl_Flex_Vel</text:p>
          </table:table-cell>
          <table:table-cell table:style-name="ce2" office:value-type="string" calcext:value-type="string">
            <text:p>R_Elbow_Ang_Acc</text:p>
          </table:table-cell>
          <table:table-cell table:style-name="ce2" office:value-type="string" calcext:value-type="string">
            <text:p>R_Shl_Flex_Acc</text:p>
          </table:table-cell>
          <table:table-cell table:style-name="ce2" office:value-type="string" calcext:value-type="string">
            <text:p>L_Elbow_Ang_Acc</text:p>
          </table:table-cell>
          <table:table-cell table:style-name="ce2" office:value-type="string" calcext:value-type="string">
            <text:p>L_Shl_Flex_Acc</text:p>
          </table:table-cell>
          <table:table-cell table:style-name="ce2" table:number-columns-repeated="1000"/>
          <table:table-cell table:style-name="ce8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/120" office:value-type="float" office:value="0" calcext:value-type="float">
            <text:p>0</text:p>
          </table:table-cell>
          <table:table-cell table:style-name="Default" office:value-type="float" office:value="31.603" calcext:value-type="float">
            <text:p>31.603</text:p>
          </table:table-cell>
          <table:table-cell table:style-name="Default" office:value-type="float" office:value="-8.753" calcext:value-type="float">
            <text:p>-8.753</text:p>
          </table:table-cell>
          <table:table-cell table:style-name="Default" office:value-type="float" office:value="22.619" calcext:value-type="float">
            <text:p>22.619</text:p>
          </table:table-cell>
          <table:table-cell table:style-name="Default" office:value-type="float" office:value="-10.532" calcext:value-type="float">
            <text:p>-10.532</text:p>
          </table:table-cell>
          <table:table-cell table:formula="of:=[.C7]*2*PI()/360" office:value-type="float" office:value="0.551576403507768" calcext:value-type="float">
            <text:p>0.551576403507768</text:p>
          </table:table-cell>
          <table:table-cell table:formula="of:=[.D7]*2*PI()/360" office:value-type="float" office:value="-0.152768669427064" calcext:value-type="float">
            <text:p>-0.152768669427064</text:p>
          </table:table-cell>
          <table:table-cell table:formula="of:=[.E7]*2*PI()/360" office:value-type="float" office:value="0.394776023508597" calcext:value-type="float">
            <text:p>0.394776023508597</text:p>
          </table:table-cell>
          <table:table-cell table:formula="of:=[.F7]*2*PI()/360" office:value-type="float" office:value="-0.183818076820043" calcext:value-type="float">
            <text:p>-0.183818076820043</text:p>
          </table:table-cell>
          <table:table-cell table:formula="of:=([.G8]-[.G7])/([.B7]-[.B8])" office:value-type="float" office:value="-2.519557308179" calcext:value-type="float">
            <text:p>-2.519557308179</text:p>
          </table:table-cell>
          <table:table-cell table:formula="of:=([.H8]-[.H7])/([.B7]-[.B8])" office:value-type="float" office:value="-1.21684355449045" calcext:value-type="float">
            <text:p>-1.21684355449045</text:p>
          </table:table-cell>
          <table:table-cell table:formula="of:=([.I8]-[.I7])/([.B7]-[.B8])" office:value-type="float" office:value="0.456578132321719" calcext:value-type="float">
            <text:p>0.456578132321719</text:p>
          </table:table-cell>
          <table:table-cell table:formula="of:=([.J8]-[.J7])/([.B7]-[.B8])" office:value-type="float" office:value="1.13306775039472" calcext:value-type="float">
            <text:p>1.13306775039472</text:p>
          </table:table-cell>
          <table:table-cell table:formula="of:=([.K8]-[.K7])/([.B7]-[.B8])" office:value-type="float" office:value="3.26725635973446" calcext:value-type="float">
            <text:p>3.26725635973446</text:p>
          </table:table-cell>
          <table:table-cell table:formula="of:=([.L8]-[.L7])/([.B7]-[.B8])" office:value-type="float" office:value="-1.50796447372277" calcext:value-type="float">
            <text:p>-1.50796447372277</text:p>
          </table:table-cell>
          <table:table-cell table:formula="of:=([.M8]-[.M7])/([.B7]-[.B8])" office:value-type="float" office:value="2.76460153515901" calcext:value-type="float">
            <text:p>2.76460153515901</text:p>
          </table:table-cell>
          <table:table-cell table:formula="of:=([.N8]-[.N7])/([.B7]-[.B8])" office:value-type="float" office:value="-0.502654824574256" calcext:value-type="float">
            <text:p>-0.50265482457425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/120" office:value-type="float" office:value="0.00833333333333333" calcext:value-type="float">
            <text:p>0.008333333333333</text:p>
          </table:table-cell>
          <table:table-cell table:style-name="Default" office:value-type="float" office:value="32.806" calcext:value-type="float">
            <text:p>32.806</text:p>
          </table:table-cell>
          <table:table-cell table:style-name="Default" office:value-type="float" office:value="-8.172" calcext:value-type="float">
            <text:p>-8.172</text:p>
          </table:table-cell>
          <table:table-cell table:style-name="Default" office:value-type="float" office:value="22.401" calcext:value-type="float">
            <text:p>22.401</text:p>
          </table:table-cell>
          <table:table-cell table:style-name="Default" office:value-type="float" office:value="-11.073" calcext:value-type="float">
            <text:p>-11.073</text:p>
          </table:table-cell>
          <table:table-cell table:formula="of:=[.C8]*2*PI()/360" office:value-type="float" office:value="0.57257271440926" calcext:value-type="float">
            <text:p>0.57257271440926</text:p>
          </table:table-cell>
          <table:table-cell table:formula="of:=[.D8]*2*PI()/360" office:value-type="float" office:value="-0.142628306472977" calcext:value-type="float">
            <text:p>-0.142628306472977</text:p>
          </table:table-cell>
          <table:table-cell table:formula="of:=[.E8]*2*PI()/360" office:value-type="float" office:value="0.39097120573925" calcext:value-type="float">
            <text:p>0.39097120573925</text:p>
          </table:table-cell>
          <table:table-cell table:formula="of:=[.F8]*2*PI()/360" office:value-type="float" office:value="-0.193260308073332" calcext:value-type="float">
            <text:p>-0.193260308073332</text:p>
          </table:table-cell>
          <table:table-cell table:formula="of:=([.G9]-[.G8])/([.B8]-[.B9])" office:value-type="float" office:value="-2.54678444451012" calcext:value-type="float">
            <text:p>-2.54678444451012</text:p>
          </table:table-cell>
          <table:table-cell table:formula="of:=([.H9]-[.H8])/([.B8]-[.B9])" office:value-type="float" office:value="-1.20427718387609" calcext:value-type="float">
            <text:p>-1.20427718387609</text:p>
          </table:table-cell>
          <table:table-cell table:formula="of:=([.I9]-[.I8])/([.B8]-[.B9])" office:value-type="float" office:value="0.433539786195394" calcext:value-type="float">
            <text:p>0.433539786195394</text:p>
          </table:table-cell>
          <table:table-cell table:formula="of:=([.J9]-[.J8])/([.B8]-[.B9])" office:value-type="float" office:value="1.1372565405995" calcext:value-type="float">
            <text:p>1.1372565405995</text:p>
          </table:table-cell>
          <table:table-cell table:formula="of:=([.K9]-[.K8])/([.B8]-[.B9])" office:value-type="float" office:value="5.0265482457449" calcext:value-type="float">
            <text:p>5.0265482457449</text:p>
          </table:table-cell>
          <table:table-cell table:formula="of:=([.L9]-[.L8])/([.B8]-[.B9])" office:value-type="float" office:value="-2.26194671058499" calcext:value-type="float">
            <text:p>-2.26194671058499</text:p>
          </table:table-cell>
          <table:table-cell table:formula="of:=([.M9]-[.M8])/([.B8]-[.B9])" office:value-type="float" office:value="5.27787565803069" calcext:value-type="float">
            <text:p>5.27787565803069</text:p>
          </table:table-cell>
          <table:table-cell table:formula="of:=([.N9]-[.N8])/([.B8]-[.B9])" office:value-type="float" office:value="-0.753982236862356" calcext:value-type="float">
            <text:p>-0.753982236862356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/120" office:value-type="float" office:value="0.0166666666666667" calcext:value-type="float">
            <text:p>0.016666666666667</text:p>
          </table:table-cell>
          <table:table-cell table:style-name="Default" office:value-type="float" office:value="34.022" calcext:value-type="float">
            <text:p>34.022</text:p>
          </table:table-cell>
          <table:table-cell table:style-name="Default" office:value-type="float" office:value="-7.597" calcext:value-type="float">
            <text:p>-7.597</text:p>
          </table:table-cell>
          <table:table-cell table:style-name="Default" office:value-type="float" office:value="22.194" calcext:value-type="float">
            <text:p>22.194</text:p>
          </table:table-cell>
          <table:table-cell table:style-name="Default" office:value-type="float" office:value="-11.616" calcext:value-type="float">
            <text:p>-11.616</text:p>
          </table:table-cell>
          <table:table-cell table:formula="of:=[.C9]*2*PI()/360" office:value-type="float" office:value="0.593795918113511" calcext:value-type="float">
            <text:p>0.593795918113511</text:p>
          </table:table-cell>
          <table:table-cell table:formula="of:=[.D9]*2*PI()/360" office:value-type="float" office:value="-0.132592663274009" calcext:value-type="float">
            <text:p>-0.132592663274009</text:p>
          </table:table-cell>
          <table:table-cell table:formula="of:=[.E9]*2*PI()/360" office:value-type="float" office:value="0.387358374187621" calcext:value-type="float">
            <text:p>0.387358374187621</text:p>
          </table:table-cell>
          <table:table-cell table:formula="of:=[.F9]*2*PI()/360" office:value-type="float" office:value="-0.202737445911661" calcext:value-type="float">
            <text:p>-0.202737445911661</text:p>
          </table:table-cell>
          <table:table-cell table:formula="of:=([.G10]-[.G9])/([.B9]-[.B10])" office:value-type="float" office:value="-2.588672346558" calcext:value-type="float">
            <text:p>-2.588672346558</text:p>
          </table:table-cell>
          <table:table-cell table:formula="of:=([.H10]-[.H9])/([.B9]-[.B10])" office:value-type="float" office:value="-1.18542762795455" calcext:value-type="float">
            <text:p>-1.18542762795455</text:p>
          </table:table-cell>
          <table:table-cell table:formula="of:=([.I10]-[.I9])/([.B9]-[.B10])" office:value-type="float" office:value="0.389557489045138" calcext:value-type="float">
            <text:p>0.389557489045138</text:p>
          </table:table-cell>
          <table:table-cell table:formula="of:=([.J10]-[.J9])/([.B9]-[.B10])" office:value-type="float" office:value="1.14353972590669" calcext:value-type="float">
            <text:p>1.14353972590669</text:p>
          </table:table-cell>
          <table:table-cell table:formula="of:=([.K10]-[.K9])/([.B9]-[.B10])" office:value-type="float" office:value="5.27787565802999" calcext:value-type="float">
            <text:p>5.27787565802999</text:p>
          </table:table-cell>
          <table:table-cell table:formula="of:=([.L10]-[.L9])/([.B9]-[.B10])" office:value-type="float" office:value="-2.76460153515893" calcext:value-type="float">
            <text:p>-2.76460153515893</text:p>
          </table:table-cell>
          <table:table-cell table:formula="of:=([.M10]-[.M9])/([.B9]-[.B10])" office:value-type="float" office:value="5.5292030703196" calcext:value-type="float">
            <text:p>5.5292030703196</text:p>
          </table:table-cell>
          <table:table-cell table:formula="of:=([.N10]-[.N9])/([.B9]-[.B10])" office:value-type="float" office:value="-1.00530964914816" calcext:value-type="float">
            <text:p>-1.00530964914816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/120" office:value-type="float" office:value="0.025" calcext:value-type="float">
            <text:p>0.025</text:p>
          </table:table-cell>
          <table:table-cell table:style-name="Default" office:value-type="float" office:value="35.258" calcext:value-type="float">
            <text:p>35.258</text:p>
          </table:table-cell>
          <table:table-cell table:style-name="Default" office:value-type="float" office:value="-7.031" calcext:value-type="float">
            <text:p>-7.031</text:p>
          </table:table-cell>
          <table:table-cell table:style-name="Default" office:value-type="float" office:value="22.008" calcext:value-type="float">
            <text:p>22.008</text:p>
          </table:table-cell>
          <table:table-cell table:style-name="Default" office:value-type="float" office:value="-12.162" calcext:value-type="float">
            <text:p>-12.162</text:p>
          </table:table-cell>
          <table:table-cell table:formula="of:=[.C10]*2*PI()/360" office:value-type="float" office:value="0.615368187668161" calcext:value-type="float">
            <text:p>0.615368187668161</text:p>
          </table:table-cell>
          <table:table-cell table:formula="of:=[.D10]*2*PI()/360" office:value-type="float" office:value="-0.122714099707721" calcext:value-type="float">
            <text:p>-0.122714099707721</text:p>
          </table:table-cell>
          <table:table-cell table:formula="of:=[.E10]*2*PI()/360" office:value-type="float" office:value="0.384112061778912" calcext:value-type="float">
            <text:p>0.384112061778912</text:p>
          </table:table-cell>
          <table:table-cell table:formula="of:=[.F10]*2*PI()/360" office:value-type="float" office:value="-0.21226694362755" calcext:value-type="float">
            <text:p>-0.21226694362755</text:p>
          </table:table-cell>
          <table:table-cell table:formula="of:=([.G11]-[.G10])/([.B10]-[.B11])" office:value-type="float" office:value="-2.63265464370825" calcext:value-type="float">
            <text:p>-2.63265464370825</text:p>
          </table:table-cell>
          <table:table-cell table:formula="of:=([.H11]-[.H10])/([.B10]-[.B11])" office:value-type="float" office:value="-1.16238928182822" calcext:value-type="float">
            <text:p>-1.16238928182822</text:p>
          </table:table-cell>
          <table:table-cell table:formula="of:=([.I11]-[.I10])/([.B10]-[.B11])" office:value-type="float" office:value="0.343480796792475" calcext:value-type="float">
            <text:p>0.343480796792475</text:p>
          </table:table-cell>
          <table:table-cell table:formula="of:=([.J11]-[.J10])/([.B10]-[.B11])" office:value-type="float" office:value="1.15191730631626" calcext:value-type="float">
            <text:p>1.15191730631626</text:p>
          </table:table-cell>
          <table:table-cell table:formula="of:=([.K11]-[.K10])/([.B10]-[.B11])" office:value-type="float" office:value="5.02654824574496" calcext:value-type="float">
            <text:p>5.02654824574496</text:p>
          </table:table-cell>
          <table:table-cell table:formula="of:=([.L11]-[.L10])/([.B10]-[.B11])" office:value-type="float" office:value="-3.26725635973348" calcext:value-type="float">
            <text:p>-3.26725635973348</text:p>
          </table:table-cell>
          <table:table-cell table:formula="of:=([.M11]-[.M10])/([.B10]-[.B11])" office:value-type="float" office:value="6.03185789489107" calcext:value-type="float">
            <text:p>6.03185789489107</text:p>
          </table:table-cell>
          <table:table-cell table:formula="of:=([.N11]-[.N10])/([.B10]-[.B11])" office:value-type="float" office:value="-0.753982236861983" calcext:value-type="float">
            <text:p>-0.75398223686198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/120" office:value-type="float" office:value="0.0333333333333333" calcext:value-type="float">
            <text:p>0.033333333333333</text:p>
          </table:table-cell>
          <table:table-cell table:style-name="Default" office:value-type="float" office:value="36.515" calcext:value-type="float">
            <text:p>36.515</text:p>
          </table:table-cell>
          <table:table-cell table:style-name="Default" office:value-type="float" office:value="-6.476" calcext:value-type="float">
            <text:p>-6.476</text:p>
          </table:table-cell>
          <table:table-cell table:style-name="Default" office:value-type="float" office:value="21.844" calcext:value-type="float">
            <text:p>21.844</text:p>
          </table:table-cell>
          <table:table-cell table:style-name="Default" office:value-type="float" office:value="-12.712" calcext:value-type="float">
            <text:p>-12.712</text:p>
          </table:table-cell>
          <table:table-cell table:formula="of:=[.C11]*2*PI()/360" office:value-type="float" office:value="0.637306976365729" calcext:value-type="float">
            <text:p>0.637306976365729</text:p>
          </table:table-cell>
          <table:table-cell table:formula="of:=[.D11]*2*PI()/360" office:value-type="float" office:value="-0.113027522359153" calcext:value-type="float">
            <text:p>-0.113027522359153</text:p>
          </table:table-cell>
          <table:table-cell table:formula="of:=[.E11]*2*PI()/360" office:value-type="float" office:value="0.381249721805641" calcext:value-type="float">
            <text:p>0.381249721805641</text:p>
          </table:table-cell>
          <table:table-cell table:formula="of:=[.F11]*2*PI()/360" office:value-type="float" office:value="-0.221866254513519" calcext:value-type="float">
            <text:p>-0.221866254513519</text:p>
          </table:table-cell>
          <table:table-cell table:formula="of:=([.G12]-[.G11])/([.B11]-[.B12])" office:value-type="float" office:value="-2.67454254575612" calcext:value-type="float">
            <text:p>-2.67454254575612</text:p>
          </table:table-cell>
          <table:table-cell table:formula="of:=([.H12]-[.H11])/([.B11]-[.B12])" office:value-type="float" office:value="-1.13516214549711" calcext:value-type="float">
            <text:p>-1.13516214549711</text:p>
          </table:table-cell>
          <table:table-cell table:formula="of:=([.I12]-[.I11])/([.B11]-[.B12])" office:value-type="float" office:value="0.293215314335049" calcext:value-type="float">
            <text:p>0.293215314335049</text:p>
          </table:table-cell>
          <table:table-cell table:formula="of:=([.J12]-[.J11])/([.B11]-[.B12])" office:value-type="float" office:value="1.15820049162344" calcext:value-type="float">
            <text:p>1.15820049162344</text:p>
          </table:table-cell>
          <table:table-cell table:formula="of:=([.K12]-[.K11])/([.B11]-[.B12])" office:value-type="float" office:value="3.267256359731" calcext:value-type="float">
            <text:p>3.267256359731</text:p>
          </table:table-cell>
          <table:table-cell table:formula="of:=([.L12]-[.L11])/([.B11]-[.B12])" office:value-type="float" office:value="-2.5132741228716" calcext:value-type="float">
            <text:p>-2.5132741228716</text:p>
          </table:table-cell>
          <table:table-cell table:formula="of:=([.M12]-[.M11])/([.B11]-[.B12])" office:value-type="float" office:value="4.52389342116953" calcext:value-type="float">
            <text:p>4.52389342116953</text:p>
          </table:table-cell>
          <table:table-cell table:formula="of:=([.N12]-[.N11])/([.B11]-[.B12])" office:value-type="float" office:value="0.000000000000506261699229072" calcext:value-type="float">
            <text:p>5.06261699229072E-13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/120" office:value-type="float" office:value="0.0416666666666667" calcext:value-type="float">
            <text:p>0.041666666666667</text:p>
          </table:table-cell>
          <table:table-cell table:style-name="Default" office:value-type="float" office:value="37.792" calcext:value-type="float">
            <text:p>37.792</text:p>
          </table:table-cell>
          <table:table-cell table:style-name="Default" office:value-type="float" office:value="-5.934" calcext:value-type="float">
            <text:p>-5.934</text:p>
          </table:table-cell>
          <table:table-cell table:style-name="Default" office:value-type="float" office:value="21.704" calcext:value-type="float">
            <text:p>21.704</text:p>
          </table:table-cell>
          <table:table-cell table:style-name="Default" office:value-type="float" office:value="-13.265" calcext:value-type="float">
            <text:p>-13.265</text:p>
          </table:table-cell>
          <table:table-cell table:formula="of:=[.C12]*2*PI()/360" office:value-type="float" office:value="0.659594830913697" calcext:value-type="float">
            <text:p>0.659594830913697</text:p>
          </table:table-cell>
          <table:table-cell table:formula="of:=[.D12]*2*PI()/360" office:value-type="float" office:value="-0.103567837813344" calcext:value-type="float">
            <text:p>-0.103567837813344</text:p>
          </table:table-cell>
          <table:table-cell table:formula="of:=[.E12]*2*PI()/360" office:value-type="float" office:value="0.378806260852849" calcext:value-type="float">
            <text:p>0.378806260852849</text:p>
          </table:table-cell>
          <table:table-cell table:formula="of:=[.F12]*2*PI()/360" office:value-type="float" office:value="-0.231517925277048" calcext:value-type="float">
            <text:p>-0.231517925277048</text:p>
          </table:table-cell>
          <table:table-cell table:formula="of:=([.G13]-[.G12])/([.B12]-[.B13])" office:value-type="float" office:value="-2.70176968208721" calcext:value-type="float">
            <text:p>-2.70176968208721</text:p>
          </table:table-cell>
          <table:table-cell table:formula="of:=([.H13]-[.H12])/([.B12]-[.B13])" office:value-type="float" office:value="-1.11421819447318" calcext:value-type="float">
            <text:p>-1.11421819447318</text:p>
          </table:table-cell>
          <table:table-cell table:formula="of:=([.I13]-[.I12])/([.B12]-[.B13])" office:value-type="float" office:value="0.25551620249197" calcext:value-type="float">
            <text:p>0.25551620249197</text:p>
          </table:table-cell>
          <table:table-cell table:formula="of:=([.J13]-[.J12])/([.B12]-[.B13])" office:value-type="float" office:value="1.15820049162344" calcext:value-type="float">
            <text:p>1.15820049162344</text:p>
          </table:table-cell>
          <table:table-cell table:formula="of:=([.K13]-[.K12])/([.B12]-[.B13])" office:value-type="float" office:value="1.75929188601076" calcext:value-type="float">
            <text:p>1.75929188601076</text:p>
          </table:table-cell>
          <table:table-cell table:formula="of:=([.L13]-[.L12])/([.B12]-[.B13])" office:value-type="float" office:value="-2.51327412287194" calcext:value-type="float">
            <text:p>-2.51327412287194</text:p>
          </table:table-cell>
          <table:table-cell table:formula="of:=([.M13]-[.M12])/([.B12]-[.B13])" office:value-type="float" office:value="3.26725635973283" calcext:value-type="float">
            <text:p>3.26725635973283</text:p>
          </table:table-cell>
          <table:table-cell table:formula="of:=([.N13]-[.N12])/([.B12]-[.B13])" office:value-type="float" office:value="1.25663706143613" calcext:value-type="float">
            <text:p>1.25663706143613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/120" office:value-type="float" office:value="0.05" calcext:value-type="float">
            <text:p>0.05</text:p>
          </table:table-cell>
          <table:table-cell table:style-name="Default" office:value-type="float" office:value="39.082" calcext:value-type="float">
            <text:p>39.082</text:p>
          </table:table-cell>
          <table:table-cell table:style-name="Default" office:value-type="float" office:value="-5.402" calcext:value-type="float">
            <text:p>-5.402</text:p>
          </table:table-cell>
          <table:table-cell table:style-name="Default" office:value-type="float" office:value="21.582" calcext:value-type="float">
            <text:p>21.582</text:p>
          </table:table-cell>
          <table:table-cell table:style-name="Default" office:value-type="float" office:value="-13.818" calcext:value-type="float">
            <text:p>-13.818</text:p>
          </table:table-cell>
          <table:table-cell table:formula="of:=[.C13]*2*PI()/360" office:value-type="float" office:value="0.682109578264424" calcext:value-type="float">
            <text:p>0.682109578264424</text:p>
          </table:table-cell>
          <table:table-cell table:formula="of:=[.D13]*2*PI()/360" office:value-type="float" office:value="-0.0942826861927337" calcext:value-type="float">
            <text:p>-0.094282686192734</text:p>
          </table:table-cell>
          <table:table-cell table:formula="of:=[.E13]*2*PI()/360" office:value-type="float" office:value="0.376676959165416" calcext:value-type="float">
            <text:p>0.376676959165416</text:p>
          </table:table-cell>
          <table:table-cell table:formula="of:=[.F13]*2*PI()/360" office:value-type="float" office:value="-0.241169596040576" calcext:value-type="float">
            <text:p>-0.241169596040576</text:p>
          </table:table-cell>
          <table:table-cell table:formula="of:=([.G14]-[.G13])/([.B13]-[.B14])" office:value-type="float" office:value="-2.71643044780397" calcext:value-type="float">
            <text:p>-2.71643044780397</text:p>
          </table:table-cell>
          <table:table-cell table:formula="of:=([.H14]-[.H13])/([.B13]-[.B14])" office:value-type="float" office:value="-1.09327424344925" calcext:value-type="float">
            <text:p>-1.09327424344925</text:p>
          </table:table-cell>
          <table:table-cell table:formula="of:=([.I14]-[.I13])/([.B13]-[.B14])" office:value-type="float" office:value="0.228289066160863" calcext:value-type="float">
            <text:p>0.228289066160863</text:p>
          </table:table-cell>
          <table:table-cell table:formula="of:=([.J14]-[.J13])/([.B13]-[.B14])" office:value-type="float" office:value="1.14772851611147" calcext:value-type="float">
            <text:p>1.14772851611147</text:p>
          </table:table-cell>
          <table:table-cell table:formula="of:=([.K14]-[.K13])/([.B13]-[.B14])" office:value-type="float" office:value="0.251327412288127" calcext:value-type="float">
            <text:p>0.251327412288127</text:p>
          </table:table-cell>
          <table:table-cell table:formula="of:=([.L14]-[.L13])/([.B13]-[.B14])" office:value-type="float" office:value="-0.753982236861397" calcext:value-type="float">
            <text:p>-0.753982236861397</text:p>
          </table:table-cell>
          <table:table-cell table:formula="of:=([.M14]-[.M13])/([.B13]-[.B14])" office:value-type="float" office:value="1.25663706143744" calcext:value-type="float">
            <text:p>1.25663706143744</text:p>
          </table:table-cell>
          <table:table-cell table:formula="of:=([.N14]-[.N13])/([.B13]-[.B14])" office:value-type="float" office:value="2.51327412287048" calcext:value-type="float">
            <text:p>2.51327412287048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4]/120" office:value-type="float" office:value="0.0583333333333333" calcext:value-type="float">
            <text:p>0.058333333333333</text:p>
          </table:table-cell>
          <table:table-cell table:style-name="Default" office:value-type="float" office:value="40.379" calcext:value-type="float">
            <text:p>40.379</text:p>
          </table:table-cell>
          <table:table-cell table:style-name="Default" office:value-type="float" office:value="-4.88" calcext:value-type="float">
            <text:p>-4.88</text:p>
          </table:table-cell>
          <table:table-cell table:style-name="Default" office:value-type="float" office:value="21.473" calcext:value-type="float">
            <text:p>21.473</text:p>
          </table:table-cell>
          <table:table-cell table:style-name="Default" office:value-type="float" office:value="-14.366" calcext:value-type="float">
            <text:p>-14.366</text:p>
          </table:table-cell>
          <table:table-cell table:formula="of:=[.C14]*2*PI()/360" office:value-type="float" office:value="0.70474649866279" calcext:value-type="float">
            <text:p>0.70474649866279</text:p>
          </table:table-cell>
          <table:table-cell table:formula="of:=[.D14]*2*PI()/360" office:value-type="float" office:value="-0.0851720674973233" calcext:value-type="float">
            <text:p>-0.085172067497323</text:p>
          </table:table-cell>
          <table:table-cell table:formula="of:=[.E14]*2*PI()/360" office:value-type="float" office:value="0.374774550280742" calcext:value-type="float">
            <text:p>0.374774550280742</text:p>
          </table:table-cell>
          <table:table-cell table:formula="of:=[.F14]*2*PI()/360" office:value-type="float" office:value="-0.250734000341505" calcext:value-type="float">
            <text:p>-0.250734000341505</text:p>
          </table:table-cell>
          <table:table-cell table:formula="of:=([.G15]-[.G14])/([.B14]-[.B15])" office:value-type="float" office:value="-2.71852484290637" calcext:value-type="float">
            <text:p>-2.71852484290637</text:p>
          </table:table-cell>
          <table:table-cell table:formula="of:=([.H15]-[.H14])/([.B14]-[.B15])" office:value-type="float" office:value="-1.08699105814207" calcext:value-type="float">
            <text:p>-1.08699105814207</text:p>
          </table:table-cell>
          <table:table-cell table:formula="of:=([.I15]-[.I14])/([.B14]-[.B15])" office:value-type="float" office:value="0.217817090648884" calcext:value-type="float">
            <text:p>0.217817090648884</text:p>
          </table:table-cell>
          <table:table-cell table:formula="of:=([.J15]-[.J14])/([.B14]-[.B15])" office:value-type="float" office:value="1.12678456508755" calcext:value-type="float">
            <text:p>1.12678456508755</text:p>
          </table:table-cell>
          <table:table-cell table:formula="of:=([.K15]-[.K14])/([.B14]-[.B15])" office:value-type="float" office:value="-0.251327412288127" calcext:value-type="float">
            <text:p>-0.251327412288127</text:p>
          </table:table-cell>
          <table:table-cell table:formula="of:=([.L15]-[.L14])/([.B14]-[.B15])" office:value-type="float" office:value="-0" calcext:value-type="float">
            <text:p>0</text:p>
          </table:table-cell>
          <table:table-cell table:formula="of:=([.M15]-[.M14])/([.B14]-[.B15])" office:value-type="float" office:value="-0.753982236862783" calcext:value-type="float">
            <text:p>-0.753982236862783</text:p>
          </table:table-cell>
          <table:table-cell table:formula="of:=([.N15]-[.N14])/([.B14]-[.B15])" office:value-type="float" office:value="4.02123859659565" calcext:value-type="float">
            <text:p>4.0212385965956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]/120" office:value-type="float" office:value="0.0666666666666667" calcext:value-type="float">
            <text:p>0.066666666666667</text:p>
          </table:table-cell>
          <table:table-cell table:style-name="Default" office:value-type="float" office:value="41.677" calcext:value-type="float">
            <text:p>41.677</text:p>
          </table:table-cell>
          <table:table-cell table:style-name="Default" office:value-type="float" office:value="-4.361" calcext:value-type="float">
            <text:p>-4.361</text:p>
          </table:table-cell>
          <table:table-cell table:style-name="Default" office:value-type="float" office:value="21.369" calcext:value-type="float">
            <text:p>21.369</text:p>
          </table:table-cell>
          <table:table-cell table:style-name="Default" office:value-type="float" office:value="-14.904" calcext:value-type="float">
            <text:p>-14.904</text:p>
          </table:table-cell>
          <table:table-cell table:formula="of:=[.C15]*2*PI()/360" office:value-type="float" office:value="0.727400872353677" calcext:value-type="float">
            <text:p>0.727400872353677</text:p>
          </table:table-cell>
          <table:table-cell table:formula="of:=[.D15]*2*PI()/360" office:value-type="float" office:value="-0.0761138086794727" calcext:value-type="float">
            <text:p>-0.076113808679473</text:p>
          </table:table-cell>
          <table:table-cell table:formula="of:=[.E15]*2*PI()/360" office:value-type="float" office:value="0.372959407858668" calcext:value-type="float">
            <text:p>0.372959407858668</text:p>
          </table:table-cell>
          <table:table-cell table:formula="of:=[.F15]*2*PI()/360" office:value-type="float" office:value="-0.260123871717235" calcext:value-type="float">
            <text:p>-0.260123871717235</text:p>
          </table:table-cell>
          <table:table-cell table:formula="of:=([.G16]-[.G15])/([.B15]-[.B16])" office:value-type="float" office:value="-2.71643044780397" calcext:value-type="float">
            <text:p>-2.71643044780397</text:p>
          </table:table-cell>
          <table:table-cell table:formula="of:=([.H16]-[.H15])/([.B15]-[.B16])" office:value-type="float" office:value="-1.08699105814207" calcext:value-type="float">
            <text:p>-1.08699105814207</text:p>
          </table:table-cell>
          <table:table-cell table:formula="of:=([.I16]-[.I15])/([.B15]-[.B16])" office:value-type="float" office:value="0.224100275956074" calcext:value-type="float">
            <text:p>0.224100275956074</text:p>
          </table:table-cell>
          <table:table-cell table:formula="of:=([.J16]-[.J15])/([.B15]-[.B16])" office:value-type="float" office:value="1.09327424344925" calcext:value-type="float">
            <text:p>1.09327424344925</text:p>
          </table:table-cell>
          <table:table-cell table:formula="of:=([.K16]-[.K15])/([.B15]-[.B16])" office:value-type="float" office:value="-2.51327412286848" calcext:value-type="float">
            <text:p>-2.51327412286848</text:p>
          </table:table-cell>
          <table:table-cell table:formula="of:=([.L16]-[.L15])/([.B15]-[.B16])" office:value-type="float" office:value="0.502654824574336" calcext:value-type="float">
            <text:p>0.502654824574336</text:p>
          </table:table-cell>
          <table:table-cell table:formula="of:=([.M16]-[.M15])/([.B15]-[.B16])" office:value-type="float" office:value="-2.51327412287168" calcext:value-type="float">
            <text:p>-2.51327412287168</text:p>
          </table:table-cell>
          <table:table-cell table:formula="of:=([.N16]-[.N15])/([.B15]-[.B16])" office:value-type="float" office:value="4.27256600888217" calcext:value-type="float">
            <text:p>4.27256600888217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6]/120" office:value-type="float" office:value="0.075" calcext:value-type="float">
            <text:p>0.075</text:p>
          </table:table-cell>
          <table:table-cell table:style-name="Default" office:value-type="float" office:value="42.974" calcext:value-type="float">
            <text:p>42.974</text:p>
          </table:table-cell>
          <table:table-cell table:style-name="Default" office:value-type="float" office:value="-3.842" calcext:value-type="float">
            <text:p>-3.842</text:p>
          </table:table-cell>
          <table:table-cell table:style-name="Default" office:value-type="float" office:value="21.262" calcext:value-type="float">
            <text:p>21.262</text:p>
          </table:table-cell>
          <table:table-cell table:style-name="Default" office:value-type="float" office:value="-15.426" calcext:value-type="float">
            <text:p>-15.426</text:p>
          </table:table-cell>
          <table:table-cell table:formula="of:=[.C16]*2*PI()/360" office:value-type="float" office:value="0.750037792752043" calcext:value-type="float">
            <text:p>0.750037792752043</text:p>
          </table:table-cell>
          <table:table-cell table:formula="of:=[.D16]*2*PI()/360" office:value-type="float" office:value="-0.0670555498616221" calcext:value-type="float">
            <text:p>-0.067055549861622</text:p>
          </table:table-cell>
          <table:table-cell table:formula="of:=[.E16]*2*PI()/360" office:value-type="float" office:value="0.371091905559034" calcext:value-type="float">
            <text:p>0.371091905559034</text:p>
          </table:table-cell>
          <table:table-cell table:formula="of:=[.F16]*2*PI()/360" office:value-type="float" office:value="-0.269234490412645" calcext:value-type="float">
            <text:p>-0.269234490412645</text:p>
          </table:table-cell>
          <table:table-cell table:formula="of:=([.G17]-[.G16])/([.B16]-[.B17])" office:value-type="float" office:value="-2.69548649678006" calcext:value-type="float">
            <text:p>-2.69548649678006</text:p>
          </table:table-cell>
          <table:table-cell table:formula="of:=([.H17]-[.H16])/([.B16]-[.B17])" office:value-type="float" office:value="-1.09117984834685" calcext:value-type="float">
            <text:p>-1.09117984834685</text:p>
          </table:table-cell>
          <table:table-cell table:formula="of:=([.I17]-[.I16])/([.B16]-[.B17])" office:value-type="float" office:value="0.245044226980005" calcext:value-type="float">
            <text:p>0.245044226980005</text:p>
          </table:table-cell>
          <table:table-cell table:formula="of:=([.J17]-[.J16])/([.B16]-[.B17])" office:value-type="float" office:value="1.05766952670856" calcext:value-type="float">
            <text:p>1.05766952670856</text:p>
          </table:table-cell>
          <table:table-cell table:formula="of:=([.K17]-[.K16])/([.B16]-[.B17])" office:value-type="float" office:value="-4.02123859659884" calcext:value-type="float">
            <text:p>-4.02123859659884</text:p>
          </table:table-cell>
          <table:table-cell table:formula="of:=([.L17]-[.L16])/([.B16]-[.B17])" office:value-type="float" office:value="1.25663706143616" calcext:value-type="float">
            <text:p>1.25663706143616</text:p>
          </table:table-cell>
          <table:table-cell table:formula="of:=([.M17]-[.M16])/([.B16]-[.B17])" office:value-type="float" office:value="-3.01592894744633" calcext:value-type="float">
            <text:p>-3.01592894744633</text:p>
          </table:table-cell>
          <table:table-cell table:formula="of:=([.N17]-[.N16])/([.B16]-[.B17])" office:value-type="float" office:value="5.27787565803148" calcext:value-type="float">
            <text:p>5.2778756580314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]/120" office:value-type="float" office:value="0.0833333333333333" calcext:value-type="float">
            <text:p>0.083333333333333</text:p>
          </table:table-cell>
          <table:table-cell table:style-name="Default" office:value-type="float" office:value="44.261" calcext:value-type="float">
            <text:p>44.261</text:p>
          </table:table-cell>
          <table:table-cell table:style-name="Default" office:value-type="float" office:value="-3.321" calcext:value-type="float">
            <text:p>-3.321</text:p>
          </table:table-cell>
          <table:table-cell table:style-name="Default" office:value-type="float" office:value="21.145" calcext:value-type="float">
            <text:p>21.145</text:p>
          </table:table-cell>
          <table:table-cell table:style-name="Default" office:value-type="float" office:value="-15.931" calcext:value-type="float">
            <text:p>-15.931</text:p>
          </table:table-cell>
          <table:table-cell table:formula="of:=[.C17]*2*PI()/360" office:value-type="float" office:value="0.77250018022521" calcext:value-type="float">
            <text:p>0.77250018022521</text:p>
          </table:table-cell>
          <table:table-cell table:formula="of:=[.D17]*2*PI()/360" office:value-type="float" office:value="-0.0579623844587317" calcext:value-type="float">
            <text:p>-0.057962384458732</text:p>
          </table:table-cell>
          <table:table-cell table:formula="of:=[.E17]*2*PI()/360" office:value-type="float" office:value="0.369049870334201" calcext:value-type="float">
            <text:p>0.369049870334201</text:p>
          </table:table-cell>
          <table:table-cell table:formula="of:=[.F17]*2*PI()/360" office:value-type="float" office:value="-0.278048403135217" calcext:value-type="float">
            <text:p>-0.278048403135217</text:p>
          </table:table-cell>
          <table:table-cell table:formula="of:=([.G18]-[.G17])/([.B17]-[.B18])" office:value-type="float" office:value="-2.66197617514174" calcext:value-type="float">
            <text:p>-2.66197617514174</text:p>
          </table:table-cell>
          <table:table-cell table:formula="of:=([.H18]-[.H17])/([.B17]-[.B18])" office:value-type="float" office:value="-1.10165182385882" calcext:value-type="float">
            <text:p>-1.10165182385882</text:p>
          </table:table-cell>
          <table:table-cell table:formula="of:=([.I18]-[.I17])/([.B17]-[.B18])" office:value-type="float" office:value="0.270176968208724" calcext:value-type="float">
            <text:p>0.270176968208724</text:p>
          </table:table-cell>
          <table:table-cell table:formula="of:=([.J18]-[.J17])/([.B17]-[.B18])" office:value-type="float" office:value="1.0136872295583" calcext:value-type="float">
            <text:p>1.0136872295583</text:p>
          </table:table-cell>
          <table:table-cell table:formula="of:=([.K18]-[.K17])/([.B17]-[.B18])" office:value-type="float" office:value="-7.28849495632739" calcext:value-type="float">
            <text:p>-7.28849495632739</text:p>
          </table:table-cell>
          <table:table-cell table:formula="of:=([.L18]-[.L17])/([.B17]-[.B18])" office:value-type="float" office:value="0.753982236861157" calcext:value-type="float">
            <text:p>0.753982236861157</text:p>
          </table:table-cell>
          <table:table-cell table:formula="of:=([.M18]-[.M17])/([.B17]-[.B18])" office:value-type="float" office:value="-4.52389342116944" calcext:value-type="float">
            <text:p>-4.52389342116944</text:p>
          </table:table-cell>
          <table:table-cell table:formula="of:=([.N18]-[.N17])/([.B17]-[.B18])" office:value-type="float" office:value="4.5238934211689" calcext:value-type="float">
            <text:p>4.5238934211689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8]/120" office:value-type="float" office:value="0.0916666666666667" calcext:value-type="float">
            <text:p>0.091666666666667</text:p>
          </table:table-cell>
          <table:table-cell table:style-name="Default" office:value-type="float" office:value="45.532" calcext:value-type="float">
            <text:p>45.532</text:p>
          </table:table-cell>
          <table:table-cell table:style-name="Default" office:value-type="float" office:value="-2.795" calcext:value-type="float">
            <text:p>-2.795</text:p>
          </table:table-cell>
          <table:table-cell table:style-name="Default" office:value-type="float" office:value="21.016" calcext:value-type="float">
            <text:p>21.016</text:p>
          </table:table-cell>
          <table:table-cell table:style-name="Default" office:value-type="float" office:value="-16.415" calcext:value-type="float">
            <text:p>-16.415</text:p>
          </table:table-cell>
          <table:table-cell table:formula="of:=[.C18]*2*PI()/360" office:value-type="float" office:value="0.794683315018058" calcext:value-type="float">
            <text:p>0.794683315018058</text:p>
          </table:table-cell>
          <table:table-cell table:formula="of:=[.D18]*2*PI()/360" office:value-type="float" office:value="-0.0487819525932415" calcext:value-type="float">
            <text:p>-0.048781952593242</text:p>
          </table:table-cell>
          <table:table-cell table:formula="of:=[.E18]*2*PI()/360" office:value-type="float" office:value="0.366798395599128" calcext:value-type="float">
            <text:p>0.366798395599128</text:p>
          </table:table-cell>
          <table:table-cell table:formula="of:=[.F18]*2*PI()/360" office:value-type="float" office:value="-0.286495796714869" calcext:value-type="float">
            <text:p>-0.286495796714869</text:p>
          </table:table-cell>
          <table:table-cell table:formula="of:=([.G19]-[.G18])/([.B18]-[.B19])" office:value-type="float" office:value="-2.60123871717235" calcext:value-type="float">
            <text:p>-2.60123871717235</text:p>
          </table:table-cell>
          <table:table-cell table:formula="of:=([.H19]-[.H18])/([.B18]-[.B19])" office:value-type="float" office:value="-1.107935009166" calcext:value-type="float">
            <text:p>-1.107935009166</text:p>
          </table:table-cell>
          <table:table-cell table:formula="of:=([.I19]-[.I18])/([.B18]-[.B19])" office:value-type="float" office:value="0.307876080051803" calcext:value-type="float">
            <text:p>0.307876080051803</text:p>
          </table:table-cell>
          <table:table-cell table:formula="of:=([.J19]-[.J18])/([.B18]-[.B19])" office:value-type="float" office:value="0.975988117715228" calcext:value-type="float">
            <text:p>0.975988117715228</text:p>
          </table:table-cell>
          <table:table-cell table:formula="of:=([.K19]-[.K18])/([.B18]-[.B19])" office:value-type="float" office:value="-9.29911425462504" calcext:value-type="float">
            <text:p>-9.29911425462504</text:p>
          </table:table-cell>
          <table:table-cell table:formula="of:=([.L19]-[.L18])/([.B18]-[.B19])" office:value-type="float" office:value="0.502654824574681" calcext:value-type="float">
            <text:p>0.502654824574681</text:p>
          </table:table-cell>
          <table:table-cell table:formula="of:=([.M19]-[.M18])/([.B18]-[.B19])" office:value-type="float" office:value="-5.27787565802994" calcext:value-type="float">
            <text:p>-5.27787565802994</text:p>
          </table:table-cell>
          <table:table-cell table:formula="of:=([.N19]-[.N18])/([.B18]-[.B19])" office:value-type="float" office:value="3.51858377202078" calcext:value-type="float">
            <text:p>3.51858377202078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9]/120" office:value-type="float" office:value="0.1" calcext:value-type="float">
            <text:p>0.1</text:p>
          </table:table-cell>
          <table:table-cell table:style-name="Default" office:value-type="float" office:value="46.774" calcext:value-type="float">
            <text:p>46.774</text:p>
          </table:table-cell>
          <table:table-cell table:style-name="Default" office:value-type="float" office:value="-2.266" calcext:value-type="float">
            <text:p>-2.266</text:p>
          </table:table-cell>
          <table:table-cell table:style-name="Default" office:value-type="float" office:value="20.869" calcext:value-type="float">
            <text:p>20.869</text:p>
          </table:table-cell>
          <table:table-cell table:style-name="Default" office:value-type="float" office:value="-16.881" calcext:value-type="float">
            <text:p>-16.881</text:p>
          </table:table-cell>
          <table:table-cell table:formula="of:=[.C19]*2*PI()/360" office:value-type="float" office:value="0.816360304327828" calcext:value-type="float">
            <text:p>0.816360304327828</text:p>
          </table:table-cell>
          <table:table-cell table:formula="of:=[.D19]*2*PI()/360" office:value-type="float" office:value="-0.0395491608501915" calcext:value-type="float">
            <text:p>-0.039549160850192</text:p>
          </table:table-cell>
          <table:table-cell table:formula="of:=[.E19]*2*PI()/360" office:value-type="float" office:value="0.364232761598697" calcext:value-type="float">
            <text:p>0.364232761598697</text:p>
          </table:table-cell>
          <table:table-cell table:formula="of:=[.F19]*2*PI()/360" office:value-type="float" office:value="-0.294629031029163" calcext:value-type="float">
            <text:p>-0.294629031029163</text:p>
          </table:table-cell>
          <table:table-cell table:formula="of:=([.G20]-[.G19])/([.B19]-[.B20])" office:value-type="float" office:value="-2.5237460983838" calcext:value-type="float">
            <text:p>-2.5237460983838</text:p>
          </table:table-cell>
          <table:table-cell table:formula="of:=([.H20]-[.H19])/([.B19]-[.B20])" office:value-type="float" office:value="-1.11212379937079" calcext:value-type="float">
            <text:p>-1.11212379937079</text:p>
          </table:table-cell>
          <table:table-cell table:formula="of:=([.I20]-[.I19])/([.B19]-[.B20])" office:value-type="float" office:value="0.351858377202052" calcext:value-type="float">
            <text:p>0.351858377202052</text:p>
          </table:table-cell>
          <table:table-cell table:formula="of:=([.J20]-[.J19])/([.B19]-[.B20])" office:value-type="float" office:value="0.946666586281722" calcext:value-type="float">
            <text:p>0.946666586281722</text:p>
          </table:table-cell>
          <table:table-cell table:formula="of:=([.K20]-[.K19])/([.B19]-[.B20])" office:value-type="float" office:value="-11.058406140636" calcext:value-type="float">
            <text:p>-11.058406140636</text:p>
          </table:table-cell>
          <table:table-cell table:formula="of:=([.L20]-[.L19])/([.B19]-[.B20])" office:value-type="float" office:value="-2.01061929829758" calcext:value-type="float">
            <text:p>-2.01061929829758</text:p>
          </table:table-cell>
          <table:table-cell table:formula="of:=([.M20]-[.M19])/([.B19]-[.B20])" office:value-type="float" office:value="-6.03185789489347" calcext:value-type="float">
            <text:p>-6.03185789489347</text:p>
          </table:table-cell>
          <table:table-cell table:formula="of:=([.N20]-[.N19])/([.B19]-[.B20])" office:value-type="float" office:value="3.01592894744553" calcext:value-type="float">
            <text:p>3.01592894744553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0]/120" office:value-type="float" office:value="0.108333333333333" calcext:value-type="float">
            <text:p>0.108333333333333</text:p>
          </table:table-cell>
          <table:table-cell table:style-name="Default" office:value-type="float" office:value="47.979" calcext:value-type="float">
            <text:p>47.979</text:p>
          </table:table-cell>
          <table:table-cell table:style-name="Default" office:value-type="float" office:value="-1.735" calcext:value-type="float">
            <text:p>-1.735</text:p>
          </table:table-cell>
          <table:table-cell table:style-name="Default" office:value-type="float" office:value="20.701" calcext:value-type="float">
            <text:p>20.701</text:p>
          </table:table-cell>
          <table:table-cell table:style-name="Default" office:value-type="float" office:value="-17.333" calcext:value-type="float">
            <text:p>-17.333</text:p>
          </table:table-cell>
          <table:table-cell table:formula="of:=[.C20]*2*PI()/360" office:value-type="float" office:value="0.837391521814359" calcext:value-type="float">
            <text:p>0.837391521814359</text:p>
          </table:table-cell>
          <table:table-cell table:formula="of:=[.D20]*2*PI()/360" office:value-type="float" office:value="-0.0302814625221016" calcext:value-type="float">
            <text:p>-0.030281462522102</text:p>
          </table:table-cell>
          <table:table-cell table:formula="of:=[.E20]*2*PI()/360" office:value-type="float" office:value="0.361300608455346" calcext:value-type="float">
            <text:p>0.361300608455346</text:p>
          </table:table-cell>
          <table:table-cell table:formula="of:=[.F20]*2*PI()/360" office:value-type="float" office:value="-0.302517919248177" calcext:value-type="float">
            <text:p>-0.302517919248177</text:p>
          </table:table-cell>
          <table:table-cell table:formula="of:=([.G21]-[.G20])/([.B20]-[.B21])" office:value-type="float" office:value="-2.4315927138785" calcext:value-type="float">
            <text:p>-2.4315927138785</text:p>
          </table:table-cell>
          <table:table-cell table:formula="of:=([.H21]-[.H20])/([.B20]-[.B21])" office:value-type="float" office:value="-1.09536863855164" calcext:value-type="float">
            <text:p>-1.09536863855164</text:p>
          </table:table-cell>
          <table:table-cell table:formula="of:=([.I21]-[.I20])/([.B20]-[.B21])" office:value-type="float" office:value="0.402123859659498" calcext:value-type="float">
            <text:p>0.402123859659498</text:p>
          </table:table-cell>
          <table:table-cell table:formula="of:=([.J21]-[.J20])/([.B20]-[.B21])" office:value-type="float" office:value="0.921533845053009" calcext:value-type="float">
            <text:p>0.921533845053009</text:p>
          </table:table-cell>
          <table:table-cell table:formula="of:=([.K21]-[.K20])/([.B20]-[.B21])" office:value-type="float" office:value="-12.0637157897869" calcext:value-type="float">
            <text:p>-12.0637157897869</text:p>
          </table:table-cell>
          <table:table-cell table:formula="of:=([.L21]-[.L20])/([.B20]-[.B21])" office:value-type="float" office:value="-4.52389342116926" calcext:value-type="float">
            <text:p>-4.52389342116926</text:p>
          </table:table-cell>
          <table:table-cell table:formula="of:=([.M21]-[.M20])/([.B20]-[.B21])" office:value-type="float" office:value="-7.28849495632771" calcext:value-type="float">
            <text:p>-7.28849495632771</text:p>
          </table:table-cell>
          <table:table-cell table:formula="of:=([.N21]-[.N20])/([.B20]-[.B21])" office:value-type="float" office:value="2.01061929829782" calcext:value-type="float">
            <text:p>2.01061929829782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1]/120" office:value-type="float" office:value="0.116666666666667" calcext:value-type="float">
            <text:p>0.116666666666667</text:p>
          </table:table-cell>
          <table:table-cell table:style-name="Default" office:value-type="float" office:value="49.14" calcext:value-type="float">
            <text:p>49.14</text:p>
          </table:table-cell>
          <table:table-cell table:style-name="Default" office:value-type="float" office:value="-1.212" calcext:value-type="float">
            <text:p>-1.212</text:p>
          </table:table-cell>
          <table:table-cell table:style-name="Default" office:value-type="float" office:value="20.509" calcext:value-type="float">
            <text:p>20.509</text:p>
          </table:table-cell>
          <table:table-cell table:style-name="Default" office:value-type="float" office:value="-17.773" calcext:value-type="float">
            <text:p>-17.773</text:p>
          </table:table-cell>
          <table:table-cell table:formula="of:=[.C21]*2*PI()/360" office:value-type="float" office:value="0.857654794430014" calcext:value-type="float">
            <text:p>0.857654794430014</text:p>
          </table:table-cell>
          <table:table-cell table:formula="of:=[.D21]*2*PI()/360" office:value-type="float" office:value="-0.0211533905341713" calcext:value-type="float">
            <text:p>-0.021153390534171</text:p>
          </table:table-cell>
          <table:table-cell table:formula="of:=[.E21]*2*PI()/360" office:value-type="float" office:value="0.357949576291517" calcext:value-type="float">
            <text:p>0.357949576291517</text:p>
          </table:table-cell>
          <table:table-cell table:formula="of:=[.F21]*2*PI()/360" office:value-type="float" office:value="-0.310197367956952" calcext:value-type="float">
            <text:p>-0.310197367956952</text:p>
          </table:table-cell>
          <table:table-cell table:formula="of:=([.G22]-[.G21])/([.B21]-[.B22])" office:value-type="float" office:value="-2.33106174896361" calcext:value-type="float">
            <text:p>-2.33106174896361</text:p>
          </table:table-cell>
          <table:table-cell table:formula="of:=([.H22]-[.H21])/([.B21]-[.B22])" office:value-type="float" office:value="-1.05766952670856" calcext:value-type="float">
            <text:p>-1.05766952670856</text:p>
          </table:table-cell>
          <table:table-cell table:formula="of:=([.I22]-[.I21])/([.B21]-[.B22])" office:value-type="float" office:value="0.462861317628895" calcext:value-type="float">
            <text:p>0.462861317628895</text:p>
          </table:table-cell>
          <table:table-cell table:formula="of:=([.J22]-[.J21])/([.B21]-[.B22])" office:value-type="float" office:value="0.90477868423386" calcext:value-type="float">
            <text:p>0.90477868423386</text:p>
          </table:table-cell>
          <table:table-cell table:formula="of:=([.K22]-[.K21])/([.B21]-[.B22])" office:value-type="float" office:value="-11.812388377494" calcext:value-type="float">
            <text:p>-11.812388377494</text:p>
          </table:table-cell>
          <table:table-cell table:formula="of:=([.L22]-[.L21])/([.B21]-[.B22])" office:value-type="float" office:value="-8.29380460547703" calcext:value-type="float">
            <text:p>-8.29380460547703</text:p>
          </table:table-cell>
          <table:table-cell table:formula="of:=([.M22]-[.M21])/([.B21]-[.B22])" office:value-type="float" office:value="-7.53982236861584" calcext:value-type="float">
            <text:p>-7.53982236861584</text:p>
          </table:table-cell>
          <table:table-cell table:formula="of:=([.N22]-[.N21])/([.B21]-[.B22])" office:value-type="float" office:value="1.50796447372317" calcext:value-type="float">
            <text:p>1.50796447372317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2]/120" office:value-type="float" office:value="0.125" calcext:value-type="float">
            <text:p>0.125</text:p>
          </table:table-cell>
          <table:table-cell table:style-name="Default" office:value-type="float" office:value="50.253" calcext:value-type="float">
            <text:p>50.253</text:p>
          </table:table-cell>
          <table:table-cell table:style-name="Default" office:value-type="float" office:value="-0.707" calcext:value-type="float">
            <text:p>-0.707</text:p>
          </table:table-cell>
          <table:table-cell table:style-name="Default" office:value-type="float" office:value="20.288" calcext:value-type="float">
            <text:p>20.288</text:p>
          </table:table-cell>
          <table:table-cell table:style-name="Default" office:value-type="float" office:value="-18.205" calcext:value-type="float">
            <text:p>-18.205</text:p>
          </table:table-cell>
          <table:table-cell table:formula="of:=[.C22]*2*PI()/360" office:value-type="float" office:value="0.87708030900471" calcext:value-type="float">
            <text:p>0.87708030900471</text:p>
          </table:table-cell>
          <table:table-cell table:formula="of:=[.D22]*2*PI()/360" office:value-type="float" office:value="-0.0123394778115999" calcext:value-type="float">
            <text:p>-0.0123394778116</text:p>
          </table:table-cell>
          <table:table-cell table:formula="of:=[.E22]*2*PI()/360" office:value-type="float" office:value="0.35409239864461" calcext:value-type="float">
            <text:p>0.35409239864461</text:p>
          </table:table-cell>
          <table:table-cell table:formula="of:=[.F22]*2*PI()/360" office:value-type="float" office:value="-0.317737190325568" calcext:value-type="float">
            <text:p>-0.317737190325568</text:p>
          </table:table-cell>
          <table:table-cell table:formula="of:=([.G23]-[.G22])/([.B22]-[.B23])" office:value-type="float" office:value="-2.23262517915116" calcext:value-type="float">
            <text:p>-2.23262517915116</text:p>
          </table:table-cell>
          <table:table-cell table:formula="of:=([.H23]-[.H22])/([.B22]-[.B23])" office:value-type="float" office:value="-0.988554488329589" calcext:value-type="float">
            <text:p>-0.988554488329589</text:p>
          </table:table-cell>
          <table:table-cell table:formula="of:=([.I23]-[.I22])/([.B22]-[.B23])" office:value-type="float" office:value="0.525693170700694" calcext:value-type="float">
            <text:p>0.525693170700694</text:p>
          </table:table-cell>
          <table:table-cell table:formula="of:=([.J23]-[.J22])/([.B22]-[.B23])" office:value-type="float" office:value="0.8922123136195" calcext:value-type="float">
            <text:p>0.8922123136195</text:p>
          </table:table-cell>
          <table:table-cell table:formula="of:=([.K23]-[.K22])/([.B22]-[.B23])" office:value-type="float" office:value="-11.8123883775004" calcext:value-type="float">
            <text:p>-11.8123883775004</text:p>
          </table:table-cell>
          <table:table-cell table:formula="of:=([.L23]-[.L22])/([.B22]-[.B23])" office:value-type="float" office:value="-11.0584061406361" calcext:value-type="float">
            <text:p>-11.0584061406361</text:p>
          </table:table-cell>
          <table:table-cell table:formula="of:=([.M23]-[.M22])/([.B22]-[.B23])" office:value-type="float" office:value="-7.79114978090236" calcext:value-type="float">
            <text:p>-7.79114978090236</text:p>
          </table:table-cell>
          <table:table-cell table:formula="of:=([.N23]-[.N22])/([.B22]-[.B23])" office:value-type="float" office:value="1.50796447372317" calcext:value-type="float">
            <text:p>1.50796447372317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3]/120" office:value-type="float" office:value="0.133333333333333" calcext:value-type="float">
            <text:p>0.133333333333333</text:p>
          </table:table-cell>
          <table:table-cell table:style-name="Default" office:value-type="float" office:value="51.319" calcext:value-type="float">
            <text:p>51.319</text:p>
          </table:table-cell>
          <table:table-cell table:style-name="Default" office:value-type="float" office:value="-0.235" calcext:value-type="float">
            <text:p>-0.235</text:p>
          </table:table-cell>
          <table:table-cell table:style-name="Default" office:value-type="float" office:value="20.037" calcext:value-type="float">
            <text:p>20.037</text:p>
          </table:table-cell>
          <table:table-cell table:style-name="Default" office:value-type="float" office:value="-18.631" calcext:value-type="float">
            <text:p>-18.631</text:p>
          </table:table-cell>
          <table:table-cell table:formula="of:=[.C23]*2*PI()/360" office:value-type="float" office:value="0.89568551883097" calcext:value-type="float">
            <text:p>0.89568551883097</text:p>
          </table:table-cell>
          <table:table-cell table:formula="of:=[.D23]*2*PI()/360" office:value-type="float" office:value="-0.00410152374218667" calcext:value-type="float">
            <text:p>-0.004101523742187</text:p>
          </table:table-cell>
          <table:table-cell table:formula="of:=[.E23]*2*PI()/360" office:value-type="float" office:value="0.349711622222104" calcext:value-type="float">
            <text:p>0.349711622222104</text:p>
          </table:table-cell>
          <table:table-cell table:formula="of:=[.F23]*2*PI()/360" office:value-type="float" office:value="-0.325172292939064" calcext:value-type="float">
            <text:p>-0.325172292939064</text:p>
          </table:table-cell>
          <table:table-cell table:formula="of:=([.G24]-[.G23])/([.B23]-[.B24])" office:value-type="float" office:value="-2.13418860933866" calcext:value-type="float">
            <text:p>-2.13418860933866</text:p>
          </table:table-cell>
          <table:table-cell table:formula="of:=([.H24]-[.H23])/([.B23]-[.B24])" office:value-type="float" office:value="-0.896401103824288" calcext:value-type="float">
            <text:p>-0.896401103824288</text:p>
          </table:table-cell>
          <table:table-cell table:formula="of:=([.I24]-[.I23])/([.B23]-[.B24])" office:value-type="float" office:value="0.59061941887488" calcext:value-type="float">
            <text:p>0.59061941887488</text:p>
          </table:table-cell>
          <table:table-cell table:formula="of:=([.J24]-[.J23])/([.B23]-[.B24])" office:value-type="float" office:value="0.879645943005141" calcext:value-type="float">
            <text:p>0.879645943005141</text:p>
          </table:table-cell>
          <table:table-cell table:formula="of:=([.K24]-[.K23])/([.B23]-[.B24])" office:value-type="float" office:value="-10.8070787283495" calcext:value-type="float">
            <text:p>-10.8070787283495</text:p>
          </table:table-cell>
          <table:table-cell table:formula="of:=([.L24]-[.L23])/([.B23]-[.B24])" office:value-type="float" office:value="-12.5663706143592" calcext:value-type="float">
            <text:p>-12.5663706143592</text:p>
          </table:table-cell>
          <table:table-cell table:formula="of:=([.M24]-[.M23])/([.B23]-[.B24])" office:value-type="float" office:value="-7.53982236861504" calcext:value-type="float">
            <text:p>-7.53982236861504</text:p>
          </table:table-cell>
          <table:table-cell table:formula="of:=([.N24]-[.N23])/([.B23]-[.B24])" office:value-type="float" office:value="3.26725635973366" calcext:value-type="float">
            <text:p>3.26725635973366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4]/120" office:value-type="float" office:value="0.141666666666667" calcext:value-type="float">
            <text:p>0.141666666666667</text:p>
          </table:table-cell>
          <table:table-cell table:style-name="Default" office:value-type="float" office:value="52.338" calcext:value-type="float">
            <text:p>52.338</text:p>
          </table:table-cell>
          <table:table-cell table:style-name="Default" office:value-type="float" office:value="0.193" calcext:value-type="float">
            <text:p>0.193</text:p>
          </table:table-cell>
          <table:table-cell table:style-name="Default" office:value-type="float" office:value="19.755" calcext:value-type="float">
            <text:p>19.755</text:p>
          </table:table-cell>
          <table:table-cell table:style-name="Default" office:value-type="float" office:value="-19.051" calcext:value-type="float">
            <text:p>-19.051</text:p>
          </table:table-cell>
          <table:table-cell table:formula="of:=[.C24]*2*PI()/360" office:value-type="float" office:value="0.913470423908792" calcext:value-type="float">
            <text:p>0.913470423908792</text:p>
          </table:table-cell>
          <table:table-cell table:formula="of:=[.D24]*2*PI()/360" office:value-type="float" office:value="0.00336848545634906" calcext:value-type="float">
            <text:p>0.003368485456349</text:p>
          </table:table-cell>
          <table:table-cell table:formula="of:=[.E24]*2*PI()/360" office:value-type="float" office:value="0.34478979373148" calcext:value-type="float">
            <text:p>0.34478979373148</text:p>
          </table:table-cell>
          <table:table-cell table:formula="of:=[.F24]*2*PI()/360" office:value-type="float" office:value="-0.33250267579744" calcext:value-type="float">
            <text:p>-0.33250267579744</text:p>
          </table:table-cell>
          <table:table-cell table:formula="of:=([.G25]-[.G24])/([.B24]-[.B25])" office:value-type="float" office:value="-2.04412961993575" calcext:value-type="float">
            <text:p>-2.04412961993575</text:p>
          </table:table-cell>
          <table:table-cell table:formula="of:=([.H25]-[.H24])/([.B24]-[.B25])" office:value-type="float" office:value="-0.791681348704628" calcext:value-type="float">
            <text:p>-0.791681348704628</text:p>
          </table:table-cell>
          <table:table-cell table:formula="of:=([.I25]-[.I24])/([.B24]-[.B25])" office:value-type="float" office:value="0.653451271946672" calcext:value-type="float">
            <text:p>0.653451271946672</text:p>
          </table:table-cell>
          <table:table-cell table:formula="of:=([.J25]-[.J24])/([.B24]-[.B25])" office:value-type="float" office:value="0.852418806674027" calcext:value-type="float">
            <text:p>0.852418806674027</text:p>
          </table:table-cell>
          <table:table-cell table:formula="of:=([.K25]-[.K24])/([.B24]-[.B25])" office:value-type="float" office:value="-10.3044239037716" calcext:value-type="float">
            <text:p>-10.3044239037716</text:p>
          </table:table-cell>
          <table:table-cell table:formula="of:=([.L25]-[.L24])/([.B24]-[.B25])" office:value-type="float" office:value="-13.3203528512207" calcext:value-type="float">
            <text:p>-13.3203528512207</text:p>
          </table:table-cell>
          <table:table-cell table:formula="of:=([.M25]-[.M24])/([.B24]-[.B25])" office:value-type="float" office:value="-7.28849495632931" calcext:value-type="float">
            <text:p>-7.28849495632931</text:p>
          </table:table-cell>
          <table:table-cell table:formula="of:=([.N25]-[.N24])/([.B24]-[.B25])" office:value-type="float" office:value="6.2831853071784" calcext:value-type="float">
            <text:p>6.2831853071784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5]/120" office:value-type="float" office:value="0.15" calcext:value-type="float">
            <text:p>0.15</text:p>
          </table:table-cell>
          <table:table-cell table:style-name="Default" office:value-type="float" office:value="53.314" calcext:value-type="float">
            <text:p>53.314</text:p>
          </table:table-cell>
          <table:table-cell table:style-name="Default" office:value-type="float" office:value="0.571" calcext:value-type="float">
            <text:p>0.571</text:p>
          </table:table-cell>
          <table:table-cell table:style-name="Default" office:value-type="float" office:value="19.443" calcext:value-type="float">
            <text:p>19.443</text:p>
          </table:table-cell>
          <table:table-cell table:style-name="Default" office:value-type="float" office:value="-19.458" calcext:value-type="float">
            <text:p>-19.458</text:p>
          </table:table-cell>
          <table:table-cell table:formula="of:=[.C25]*2*PI()/360" office:value-type="float" office:value="0.930504837408257" calcext:value-type="float">
            <text:p>0.930504837408257</text:p>
          </table:table-cell>
          <table:table-cell table:formula="of:=[.D25]*2*PI()/360" office:value-type="float" office:value="0.00996583002888762" calcext:value-type="float">
            <text:p>0.009965830028888</text:p>
          </table:table-cell>
          <table:table-cell table:formula="of:=[.E25]*2*PI()/360" office:value-type="float" office:value="0.339344366465257" calcext:value-type="float">
            <text:p>0.339344366465257</text:p>
          </table:table-cell>
          <table:table-cell table:formula="of:=[.F25]*2*PI()/360" office:value-type="float" office:value="-0.339606165853057" calcext:value-type="float">
            <text:p>-0.339606165853057</text:p>
          </table:table-cell>
          <table:table-cell table:formula="of:=([.G26]-[.G25])/([.B25]-[.B26])" office:value-type="float" office:value="-1.95825942073765" calcext:value-type="float">
            <text:p>-1.95825942073765</text:p>
          </table:table-cell>
          <table:table-cell table:formula="of:=([.H26]-[.H25])/([.B25]-[.B26])" office:value-type="float" office:value="-0.680678408277789" calcext:value-type="float">
            <text:p>-0.680678408277789</text:p>
          </table:table-cell>
          <table:table-cell table:formula="of:=([.I26]-[.I25])/([.B25]-[.B26])" office:value-type="float" office:value="0.714188729916083" calcext:value-type="float">
            <text:p>0.714188729916083</text:p>
          </table:table-cell>
          <table:table-cell table:formula="of:=([.J26]-[.J25])/([.B25]-[.B26])" office:value-type="float" office:value="0.800058929114207" calcext:value-type="float">
            <text:p>0.800058929114207</text:p>
          </table:table-cell>
          <table:table-cell table:formula="of:=([.K26]-[.K25])/([.B25]-[.B26])" office:value-type="float" office:value="-10.3044239037764" calcext:value-type="float">
            <text:p>-10.3044239037764</text:p>
          </table:table-cell>
          <table:table-cell table:formula="of:=([.L26]-[.L25])/([.B25]-[.B26])" office:value-type="float" office:value="-14.0743350880822" calcext:value-type="float">
            <text:p>-14.0743350880822</text:p>
          </table:table-cell>
          <table:table-cell table:formula="of:=([.M26]-[.M25])/([.B25]-[.B26])" office:value-type="float" office:value="-5.52920307031723" calcext:value-type="float">
            <text:p>-5.52920307031723</text:p>
          </table:table-cell>
          <table:table-cell table:formula="of:=([.N26]-[.N25])/([.B25]-[.B26])" office:value-type="float" office:value="7.79114978090398" calcext:value-type="float">
            <text:p>7.79114978090398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6]/120" office:value-type="float" office:value="0.158333333333333" calcext:value-type="float">
            <text:p>0.158333333333333</text:p>
          </table:table-cell>
          <table:table-cell table:style-name="Default" office:value-type="float" office:value="54.249" calcext:value-type="float">
            <text:p>54.249</text:p>
          </table:table-cell>
          <table:table-cell table:style-name="Default" office:value-type="float" office:value="0.896" calcext:value-type="float">
            <text:p>0.896</text:p>
          </table:table-cell>
          <table:table-cell table:style-name="Default" office:value-type="float" office:value="19.102" calcext:value-type="float">
            <text:p>19.102</text:p>
          </table:table-cell>
          <table:table-cell table:style-name="Default" office:value-type="float" office:value="-19.84" calcext:value-type="float">
            <text:p>-19.84</text:p>
          </table:table-cell>
          <table:table-cell table:formula="of:=[.C26]*2*PI()/360" office:value-type="float" office:value="0.946823665914404" calcext:value-type="float">
            <text:p>0.946823665914404</text:p>
          </table:table-cell>
          <table:table-cell table:formula="of:=[.D26]*2*PI()/360" office:value-type="float" office:value="0.0156381500978692" calcext:value-type="float">
            <text:p>0.015638150097869</text:p>
          </table:table-cell>
          <table:table-cell table:formula="of:=[.E26]*2*PI()/360" office:value-type="float" office:value="0.333392793715957" calcext:value-type="float">
            <text:p>0.333392793715957</text:p>
          </table:table-cell>
          <table:table-cell table:formula="of:=[.F26]*2*PI()/360" office:value-type="float" office:value="-0.346273323595675" calcext:value-type="float">
            <text:p>-0.346273323595675</text:p>
          </table:table-cell>
          <table:table-cell table:formula="of:=([.G27]-[.G26])/([.B26]-[.B27])" office:value-type="float" office:value="-1.87238922153951" calcext:value-type="float">
            <text:p>-1.87238922153951</text:p>
          </table:table-cell>
          <table:table-cell table:formula="of:=([.H27]-[.H26])/([.B26]-[.B27])" office:value-type="float" office:value="-0.56339228254377" calcext:value-type="float">
            <text:p>-0.56339228254377</text:p>
          </table:table-cell>
          <table:table-cell table:formula="of:=([.I27]-[.I26])/([.B26]-[.B27])" office:value-type="float" office:value="0.760265422168727" calcext:value-type="float">
            <text:p>0.760265422168727</text:p>
          </table:table-cell>
          <table:table-cell table:formula="of:=([.J27]-[.J26])/([.B26]-[.B27])" office:value-type="float" office:value="0.735132680940007" calcext:value-type="float">
            <text:p>0.735132680940007</text:p>
          </table:table-cell>
          <table:table-cell table:formula="of:=([.K27]-[.K26])/([.B26]-[.B27])" office:value-type="float" office:value="-11.0584061406344" calcext:value-type="float">
            <text:p>-11.0584061406344</text:p>
          </table:table-cell>
          <table:table-cell table:formula="of:=([.L27]-[.L26])/([.B26]-[.B27])" office:value-type="float" office:value="-14.8283173249439" calcext:value-type="float">
            <text:p>-14.8283173249439</text:p>
          </table:table-cell>
          <table:table-cell table:formula="of:=([.M27]-[.M26])/([.B26]-[.B27])" office:value-type="float" office:value="-4.02123859659565" calcext:value-type="float">
            <text:p>-4.02123859659565</text:p>
          </table:table-cell>
          <table:table-cell table:formula="of:=([.N27]-[.N26])/([.B26]-[.B27])" office:value-type="float" office:value="9.29911425462473" calcext:value-type="float">
            <text:p>9.29911425462473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7]/120" office:value-type="float" office:value="0.166666666666667" calcext:value-type="float">
            <text:p>0.166666666666667</text:p>
          </table:table-cell>
          <table:table-cell table:style-name="Default" office:value-type="float" office:value="55.143" calcext:value-type="float">
            <text:p>55.143</text:p>
          </table:table-cell>
          <table:table-cell table:style-name="Default" office:value-type="float" office:value="1.165" calcext:value-type="float">
            <text:p>1.165</text:p>
          </table:table-cell>
          <table:table-cell table:style-name="Default" office:value-type="float" office:value="18.739" calcext:value-type="float">
            <text:p>18.739</text:p>
          </table:table-cell>
          <table:table-cell table:style-name="Default" office:value-type="float" office:value="-20.191" calcext:value-type="float">
            <text:p>-20.191</text:p>
          </table:table-cell>
          <table:table-cell table:formula="of:=[.C27]*2*PI()/360" office:value-type="float" office:value="0.962426909427233" calcext:value-type="float">
            <text:p>0.962426909427233</text:p>
          </table:table-cell>
          <table:table-cell table:formula="of:=[.D27]*2*PI()/360" office:value-type="float" office:value="0.0203330857857339" calcext:value-type="float">
            <text:p>0.020333085785734</text:p>
          </table:table-cell>
          <table:table-cell table:formula="of:=[.E27]*2*PI()/360" office:value-type="float" office:value="0.327057248531217" calcext:value-type="float">
            <text:p>0.327057248531217</text:p>
          </table:table-cell>
          <table:table-cell table:formula="of:=[.F27]*2*PI()/360" office:value-type="float" office:value="-0.352399429270175" calcext:value-type="float">
            <text:p>-0.352399429270175</text:p>
          </table:table-cell>
          <table:table-cell table:formula="of:=([.G28]-[.G27])/([.B27]-[.B28])" office:value-type="float" office:value="-1.78023583703423" calcext:value-type="float">
            <text:p>-1.78023583703423</text:p>
          </table:table-cell>
          <table:table-cell table:formula="of:=([.H28]-[.H27])/([.B27]-[.B28])" office:value-type="float" office:value="-0.439822971502571" calcext:value-type="float">
            <text:p>-0.439822971502571</text:p>
          </table:table-cell>
          <table:table-cell table:formula="of:=([.I28]-[.I27])/([.B27]-[.B28])" office:value-type="float" office:value="0.793775743807024" calcext:value-type="float">
            <text:p>0.793775743807024</text:p>
          </table:table-cell>
          <table:table-cell table:formula="of:=([.J28]-[.J27])/([.B27]-[.B28])" office:value-type="float" office:value="0.657640062151468" calcext:value-type="float">
            <text:p>0.657640062151468</text:p>
          </table:table-cell>
          <table:table-cell table:formula="of:=([.K28]-[.K27])/([.B27]-[.B28])" office:value-type="float" office:value="-11.5610609652123" calcext:value-type="float">
            <text:p>-11.5610609652123</text:p>
          </table:table-cell>
          <table:table-cell table:formula="of:=([.L28]-[.L27])/([.B27]-[.B28])" office:value-type="float" office:value="-16.3362817986669" calcext:value-type="float">
            <text:p>-16.3362817986669</text:p>
          </table:table-cell>
          <table:table-cell table:formula="of:=([.M28]-[.M27])/([.B27]-[.B28])" office:value-type="float" office:value="-1.25663706143584" calcext:value-type="float">
            <text:p>-1.25663706143584</text:p>
          </table:table-cell>
          <table:table-cell table:formula="of:=([.N28]-[.N27])/([.B27]-[.B28])" office:value-type="float" office:value="9.29911425462633" calcext:value-type="float">
            <text:p>9.29911425462633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8]/120" office:value-type="float" office:value="0.175" calcext:value-type="float">
            <text:p>0.175</text:p>
          </table:table-cell>
          <table:table-cell table:style-name="Default" office:value-type="float" office:value="55.993" calcext:value-type="float">
            <text:p>55.993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float" office:value="18.36" calcext:value-type="float">
            <text:p>18.36</text:p>
          </table:table-cell>
          <table:table-cell table:style-name="Default" office:value-type="float" office:value="-20.505" calcext:value-type="float">
            <text:p>-20.505</text:p>
          </table:table-cell>
          <table:table-cell table:formula="of:=[.C28]*2*PI()/360" office:value-type="float" office:value="0.977262208069185" calcext:value-type="float">
            <text:p>0.977262208069185</text:p>
          </table:table-cell>
          <table:table-cell table:formula="of:=[.D28]*2*PI()/360" office:value-type="float" office:value="0.023998277214922" calcext:value-type="float">
            <text:p>0.023998277214922</text:p>
          </table:table-cell>
          <table:table-cell table:formula="of:=[.E28]*2*PI()/360" office:value-type="float" office:value="0.320442450666159" calcext:value-type="float">
            <text:p>0.320442450666159</text:p>
          </table:table-cell>
          <table:table-cell table:formula="of:=[.F28]*2*PI()/360" office:value-type="float" office:value="-0.357879763121437" calcext:value-type="float">
            <text:p>-0.357879763121437</text:p>
          </table:table-cell>
          <table:table-cell table:formula="of:=([.G29]-[.G28])/([.B28]-[.B29])" office:value-type="float" office:value="-1.68389366232412" calcext:value-type="float">
            <text:p>-1.68389366232412</text:p>
          </table:table-cell>
          <table:table-cell table:formula="of:=([.H29]-[.H28])/([.B28]-[.B29])" office:value-type="float" office:value="-0.303687289847013" calcext:value-type="float">
            <text:p>-0.303687289847013</text:p>
          </table:table-cell>
          <table:table-cell table:formula="of:=([.I29]-[.I28])/([.B28]-[.B29])" office:value-type="float" office:value="0.804247719318989" calcext:value-type="float">
            <text:p>0.804247719318989</text:p>
          </table:table-cell>
          <table:table-cell table:formula="of:=([.J29]-[.J28])/([.B28]-[.B29])" office:value-type="float" office:value="0.580147443362915" calcext:value-type="float">
            <text:p>0.580147443362915</text:p>
          </table:table-cell>
          <table:table-cell table:formula="of:=([.K29]-[.K28])/([.B28]-[.B29])" office:value-type="float" office:value="-12.3150432020709" calcext:value-type="float">
            <text:p>-12.3150432020709</text:p>
          </table:table-cell>
          <table:table-cell table:formula="of:=([.L29]-[.L28])/([.B28]-[.B29])" office:value-type="float" office:value="-16.5876092109541" calcext:value-type="float">
            <text:p>-16.5876092109541</text:p>
          </table:table-cell>
          <table:table-cell table:formula="of:=([.M29]-[.M28])/([.B28]-[.B29])" office:value-type="float" office:value="1.25663706143696" calcext:value-type="float">
            <text:p>1.25663706143696</text:p>
          </table:table-cell>
          <table:table-cell table:formula="of:=([.N29]-[.N28])/([.B28]-[.B29])" office:value-type="float" office:value="9.29911425462653" calcext:value-type="float">
            <text:p>9.29911425462653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9]/120" office:value-type="float" office:value="0.183333333333333" calcext:value-type="float">
            <text:p>0.183333333333333</text:p>
          </table:table-cell>
          <table:table-cell table:style-name="Default" office:value-type="float" office:value="56.797" calcext:value-type="float">
            <text:p>56.797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17.976" calcext:value-type="float">
            <text:p>17.976</text:p>
          </table:table-cell>
          <table:table-cell table:style-name="Default" office:value-type="float" office:value="-20.782" calcext:value-type="float">
            <text:p>-20.782</text:p>
          </table:table-cell>
          <table:table-cell table:formula="of:=[.C29]*2*PI()/360" office:value-type="float" office:value="0.991294655255219" calcext:value-type="float">
            <text:p>0.991294655255219</text:p>
          </table:table-cell>
          <table:table-cell table:formula="of:=[.D29]*2*PI()/360" office:value-type="float" office:value="0.0265290046303138" calcext:value-type="float">
            <text:p>0.026529004630314</text:p>
          </table:table-cell>
          <table:table-cell table:formula="of:=[.E29]*2*PI()/360" office:value-type="float" office:value="0.313740386338501" calcext:value-type="float">
            <text:p>0.313740386338501</text:p>
          </table:table-cell>
          <table:table-cell table:formula="of:=[.F29]*2*PI()/360" office:value-type="float" office:value="-0.362714325149462" calcext:value-type="float">
            <text:p>-0.362714325149462</text:p>
          </table:table-cell>
          <table:table-cell table:formula="of:=([.G30]-[.G29])/([.B29]-[.B30])" office:value-type="float" office:value="-1.58126830230687" calcext:value-type="float">
            <text:p>-1.58126830230687</text:p>
          </table:table-cell>
          <table:table-cell table:formula="of:=([.H30]-[.H29])/([.B29]-[.B30])" office:value-type="float" office:value="-0.165457213089062" calcext:value-type="float">
            <text:p>-0.165457213089062</text:p>
          </table:table-cell>
          <table:table-cell table:formula="of:=([.I30]-[.I29])/([.B29]-[.B30])" office:value-type="float" office:value="0.793775743807015" calcext:value-type="float">
            <text:p>0.793775743807015</text:p>
          </table:table-cell>
          <table:table-cell table:formula="of:=([.J30]-[.J29])/([.B29]-[.B30])" office:value-type="float" office:value="0.502654824574361" calcext:value-type="float">
            <text:p>0.502654824574361</text:p>
          </table:table-cell>
          <table:table-cell table:formula="of:=([.K30]-[.K29])/([.B29]-[.B30])" office:value-type="float" office:value="-13.069025438934" calcext:value-type="float">
            <text:p>-13.069025438934</text:p>
          </table:table-cell>
          <table:table-cell table:formula="of:=([.L30]-[.L29])/([.B29]-[.B30])" office:value-type="float" office:value="-17.0902640355285" calcext:value-type="float">
            <text:p>-17.0902640355285</text:p>
          </table:table-cell>
          <table:table-cell table:formula="of:=([.M30]-[.M29])/([.B29]-[.B30])" office:value-type="float" office:value="3.76991118430719" calcext:value-type="float">
            <text:p>3.76991118430719</text:p>
          </table:table-cell>
          <table:table-cell table:formula="of:=([.N30]-[.N29])/([.B29]-[.B30])" office:value-type="float" office:value="9.2991142546245" calcext:value-type="float">
            <text:p>9.2991142546245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0]/120" office:value-type="float" office:value="0.191666666666667" calcext:value-type="float">
            <text:p>0.191666666666667</text:p>
          </table:table-cell>
          <table:table-cell table:style-name="Default" office:value-type="float" office:value="57.552" calcext:value-type="float">
            <text:p>57.552</text:p>
          </table:table-cell>
          <table:table-cell table:style-name="Default" office:value-type="float" office:value="1.599" calcext:value-type="float">
            <text:p>1.599</text:p>
          </table:table-cell>
          <table:table-cell table:style-name="Default" office:value-type="float" office:value="17.597" calcext:value-type="float">
            <text:p>17.597</text:p>
          </table:table-cell>
          <table:table-cell table:style-name="Default" office:value-type="float" office:value="-21.022" calcext:value-type="float">
            <text:p>-21.022</text:p>
          </table:table-cell>
          <table:table-cell table:formula="of:=[.C30]*2*PI()/360" office:value-type="float" office:value="1.00447189110778" calcext:value-type="float">
            <text:p>1.00447189110778</text:p>
          </table:table-cell>
          <table:table-cell table:formula="of:=[.D30]*2*PI()/360" office:value-type="float" office:value="0.0279078147393893" calcext:value-type="float">
            <text:p>0.027907814739389</text:p>
          </table:table-cell>
          <table:table-cell table:formula="of:=[.E30]*2*PI()/360" office:value-type="float" office:value="0.307125588473442" calcext:value-type="float">
            <text:p>0.307125588473442</text:p>
          </table:table-cell>
          <table:table-cell table:formula="of:=[.F30]*2*PI()/360" office:value-type="float" office:value="-0.366903115354248" calcext:value-type="float">
            <text:p>-0.366903115354248</text:p>
          </table:table-cell>
          <table:table-cell table:formula="of:=([.G31]-[.G30])/([.B30]-[.B31])" office:value-type="float" office:value="-1.47235975698242" calcext:value-type="float">
            <text:p>-1.47235975698242</text:p>
          </table:table-cell>
          <table:table-cell table:formula="of:=([.H31]-[.H30])/([.B30]-[.B31])" office:value-type="float" office:value="-0.0230383461263246" calcext:value-type="float">
            <text:p>-0.023038346126325</text:p>
          </table:table-cell>
          <table:table-cell table:formula="of:=([.I31]-[.I30])/([.B30]-[.B31])" office:value-type="float" office:value="0.762359817271121" calcext:value-type="float">
            <text:p>0.762359817271121</text:p>
          </table:table-cell>
          <table:table-cell table:formula="of:=([.J31]-[.J30])/([.B30]-[.B31])" office:value-type="float" office:value="0.425162205785823" calcext:value-type="float">
            <text:p>0.425162205785823</text:p>
          </table:table-cell>
          <table:table-cell table:formula="of:=([.K31]-[.K30])/([.B30]-[.B31])" office:value-type="float" office:value="-13.0690254389347" calcext:value-type="float">
            <text:p>-13.0690254389347</text:p>
          </table:table-cell>
          <table:table-cell table:formula="of:=([.L31]-[.L30])/([.B30]-[.B31])" office:value-type="float" office:value="-18.3469010969643" calcext:value-type="float">
            <text:p>-18.3469010969643</text:p>
          </table:table-cell>
          <table:table-cell table:formula="of:=([.M31]-[.M30])/([.B30]-[.B31])" office:value-type="float" office:value="5.02654824574257" calcext:value-type="float">
            <text:p>5.02654824574257</text:p>
          </table:table-cell>
          <table:table-cell table:formula="of:=([.N31]-[.N30])/([.B30]-[.B31])" office:value-type="float" office:value="9.29911425462634" calcext:value-type="float">
            <text:p>9.29911425462634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1]/120" office:value-type="float" office:value="0.2" calcext:value-type="float">
            <text:p>0.2</text:p>
          </table:table-cell>
          <table:table-cell table:style-name="Default" office:value-type="float" office:value="58.255" calcext:value-type="float">
            <text:p>58.255</text:p>
          </table:table-cell>
          <table:table-cell table:style-name="Default" office:value-type="float" office:value="1.61" calcext:value-type="float">
            <text:p>1.61</text:p>
          </table:table-cell>
          <table:table-cell table:style-name="Default" office:value-type="float" office:value="17.233" calcext:value-type="float">
            <text:p>17.233</text:p>
          </table:table-cell>
          <table:table-cell table:style-name="Default" office:value-type="float" office:value="-21.225" calcext:value-type="float">
            <text:p>-21.225</text:p>
          </table:table-cell>
          <table:table-cell table:formula="of:=[.C31]*2*PI()/360" office:value-type="float" office:value="1.0167415557493" calcext:value-type="float">
            <text:p>1.0167415557493</text:p>
          </table:table-cell>
          <table:table-cell table:formula="of:=[.D31]*2*PI()/360" office:value-type="float" office:value="0.0280998009571087" calcext:value-type="float">
            <text:p>0.028099800957109</text:p>
          </table:table-cell>
          <table:table-cell table:formula="of:=[.E31]*2*PI()/360" office:value-type="float" office:value="0.300772589996183" calcext:value-type="float">
            <text:p>0.300772589996183</text:p>
          </table:table-cell>
          <table:table-cell table:formula="of:=[.F31]*2*PI()/360" office:value-type="float" office:value="-0.370446133735796" calcext:value-type="float">
            <text:p>-0.370446133735796</text:p>
          </table:table-cell>
          <table:table-cell table:formula="of:=([.G32]-[.G31])/([.B31]-[.B32])" office:value-type="float" office:value="-1.36345121165796" calcext:value-type="float">
            <text:p>-1.36345121165796</text:p>
          </table:table-cell>
          <table:table-cell table:formula="of:=([.H32]-[.H31])/([.B31]-[.B32])" office:value-type="float" office:value="0.129852496348378" calcext:value-type="float">
            <text:p>0.129852496348378</text:p>
          </table:table-cell>
          <table:table-cell table:formula="of:=([.I32]-[.I31])/([.B31]-[.B32])" office:value-type="float" office:value="0.720471915223266" calcext:value-type="float">
            <text:p>0.720471915223266</text:p>
          </table:table-cell>
          <table:table-cell table:formula="of:=([.J32]-[.J31])/([.B31]-[.B32])" office:value-type="float" office:value="0.34766958699727" calcext:value-type="float">
            <text:p>0.34766958699727</text:p>
          </table:table-cell>
          <table:table-cell table:formula="of:=([.K32]-[.K31])/([.B31]-[.B32])" office:value-type="float" office:value="-13.320352851218" calcext:value-type="float">
            <text:p>-13.320352851218</text:p>
          </table:table-cell>
          <table:table-cell table:formula="of:=([.L32]-[.L31])/([.B31]-[.B32])" office:value-type="float" office:value="-18.5982285092517" calcext:value-type="float">
            <text:p>-18.5982285092517</text:p>
          </table:table-cell>
          <table:table-cell table:formula="of:=([.M32]-[.M31])/([.B31]-[.B32])" office:value-type="float" office:value="7.03716754404278" calcext:value-type="float">
            <text:p>7.03716754404278</text:p>
          </table:table-cell>
          <table:table-cell table:formula="of:=([.N32]-[.N31])/([.B31]-[.B32])" office:value-type="float" office:value="8.54513201776515" calcext:value-type="float">
            <text:p>8.54513201776515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2]/120" office:value-type="float" office:value="0.208333333333333" calcext:value-type="float">
            <text:p>0.208333333333333</text:p>
          </table:table-cell>
          <table:table-cell table:style-name="Default" office:value-type="float" office:value="58.906" calcext:value-type="float">
            <text:p>58.906</text:p>
          </table:table-cell>
          <table:table-cell table:style-name="Default" office:value-type="float" office:value="1.548" calcext:value-type="float">
            <text:p>1.548</text:p>
          </table:table-cell>
          <table:table-cell table:style-name="Default" office:value-type="float" office:value="16.889" calcext:value-type="float">
            <text:p>16.889</text:p>
          </table:table-cell>
          <table:table-cell table:style-name="Default" office:value-type="float" office:value="-21.391" calcext:value-type="float">
            <text:p>-21.391</text:p>
          </table:table-cell>
          <table:table-cell table:formula="of:=[.C32]*2*PI()/360" office:value-type="float" office:value="1.02810364917978" calcext:value-type="float">
            <text:p>1.02810364917978</text:p>
          </table:table-cell>
          <table:table-cell table:formula="of:=[.D32]*2*PI()/360" office:value-type="float" office:value="0.0270176968208722" calcext:value-type="float">
            <text:p>0.027017696820872</text:p>
          </table:table-cell>
          <table:table-cell table:formula="of:=[.E32]*2*PI()/360" office:value-type="float" office:value="0.294768657369322" calcext:value-type="float">
            <text:p>0.294768657369322</text:p>
          </table:table-cell>
          <table:table-cell table:formula="of:=[.F32]*2*PI()/360" office:value-type="float" office:value="-0.373343380294107" calcext:value-type="float">
            <text:p>-0.373343380294107</text:p>
          </table:table-cell>
          <table:table-cell table:formula="of:=([.G33]-[.G32])/([.B32]-[.B33])" office:value-type="float" office:value="-1.25244827123114" calcext:value-type="float">
            <text:p>-1.25244827123114</text:p>
          </table:table-cell>
          <table:table-cell table:formula="of:=([.H33]-[.H32])/([.B32]-[.B33])" office:value-type="float" office:value="0.284837733925475" calcext:value-type="float">
            <text:p>0.284837733925475</text:p>
          </table:table-cell>
          <table:table-cell table:formula="of:=([.I33]-[.I32])/([.B32]-[.B33])" office:value-type="float" office:value="0.661828852356243" calcext:value-type="float">
            <text:p>0.661828852356243</text:p>
          </table:table-cell>
          <table:table-cell table:formula="of:=([.J33]-[.J32])/([.B32]-[.B33])" office:value-type="float" office:value="0.276460153515894" calcext:value-type="float">
            <text:p>0.276460153515894</text:p>
          </table:table-cell>
          <table:table-cell table:formula="of:=([.K33]-[.K32])/([.B32]-[.B33])" office:value-type="float" office:value="-13.3203528512244" calcext:value-type="float">
            <text:p>-13.3203528512244</text:p>
          </table:table-cell>
          <table:table-cell table:formula="of:=([.L33]-[.L32])/([.B32]-[.B33])" office:value-type="float" office:value="-19.8548655706874" calcext:value-type="float">
            <text:p>-19.8548655706874</text:p>
          </table:table-cell>
          <table:table-cell table:formula="of:=([.M33]-[.M32])/([.B32]-[.B33])" office:value-type="float" office:value="9.0477868423366" calcext:value-type="float">
            <text:p>9.0477868423366</text:p>
          </table:table-cell>
          <table:table-cell table:formula="of:=([.N33]-[.N32])/([.B32]-[.B33])" office:value-type="float" office:value="7.03716754403878" calcext:value-type="float">
            <text:p>7.03716754403878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3]/120" office:value-type="float" office:value="0.216666666666667" calcext:value-type="float">
            <text:p>0.216666666666667</text:p>
          </table:table-cell>
          <table:table-cell table:style-name="Default" office:value-type="float" office:value="59.504" calcext:value-type="float">
            <text:p>59.504</text:p>
          </table:table-cell>
          <table:table-cell table:style-name="Default" office:value-type="float" office:value="1.412" calcext:value-type="float">
            <text:p>1.412</text:p>
          </table:table-cell>
          <table:table-cell table:style-name="Default" office:value-type="float" office:value="16.573" calcext:value-type="float">
            <text:p>16.573</text:p>
          </table:table-cell>
          <table:table-cell table:style-name="Default" office:value-type="float" office:value="-21.523" calcext:value-type="float">
            <text:p>-21.523</text:p>
          </table:table-cell>
          <table:table-cell table:formula="of:=[.C33]*2*PI()/360" office:value-type="float" office:value="1.03854071810671" calcext:value-type="float">
            <text:p>1.03854071810671</text:p>
          </table:table-cell>
          <table:table-cell table:formula="of:=[.D33]*2*PI()/360" office:value-type="float" office:value="0.0246440490381599" calcext:value-type="float">
            <text:p>0.02464404903816</text:p>
          </table:table-cell>
          <table:table-cell table:formula="of:=[.E33]*2*PI()/360" office:value-type="float" office:value="0.28925341693302" calcext:value-type="float">
            <text:p>0.28925341693302</text:p>
          </table:table-cell>
          <table:table-cell table:formula="of:=[.F33]*2*PI()/360" office:value-type="float" office:value="-0.375647214906739" calcext:value-type="float">
            <text:p>-0.375647214906739</text:p>
          </table:table-cell>
          <table:table-cell table:formula="of:=([.G34]-[.G33])/([.B33]-[.B34])" office:value-type="float" office:value="-1.14144533080427" calcext:value-type="float">
            <text:p>-1.14144533080427</text:p>
          </table:table-cell>
          <table:table-cell table:formula="of:=([.H34]-[.H33])/([.B33]-[.B34])" office:value-type="float" office:value="0.450294947014537" calcext:value-type="float">
            <text:p>0.450294947014537</text:p>
          </table:table-cell>
          <table:table-cell table:formula="of:=([.I34]-[.I33])/([.B33]-[.B34])" office:value-type="float" office:value="0.586430628670105" calcext:value-type="float">
            <text:p>0.586430628670105</text:p>
          </table:table-cell>
          <table:table-cell table:formula="of:=([.J34]-[.J33])/([.B33]-[.B34])" office:value-type="float" office:value="0.217817090648904" calcext:value-type="float">
            <text:p>0.217817090648904</text:p>
          </table:table-cell>
          <table:table-cell table:formula="of:=([.K34]-[.K33])/([.B33]-[.B34])" office:value-type="float" office:value="-13.823007675791" calcext:value-type="float">
            <text:p>-13.823007675791</text:p>
          </table:table-cell>
          <table:table-cell table:formula="of:=([.L34]-[.L33])/([.B33]-[.B34])" office:value-type="float" office:value="-20.6088478075491" calcext:value-type="float">
            <text:p>-20.6088478075491</text:p>
          </table:table-cell>
          <table:table-cell table:formula="of:=([.M34]-[.M33])/([.B33]-[.B34])" office:value-type="float" office:value="9.80176907920179" calcext:value-type="float">
            <text:p>9.80176907920179</text:p>
          </table:table-cell>
          <table:table-cell table:formula="of:=([.N34]-[.N33])/([.B33]-[.B34])" office:value-type="float" office:value="6.53451271946893" calcext:value-type="float">
            <text:p>6.53451271946893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4]/120" office:value-type="float" office:value="0.225" calcext:value-type="float">
            <text:p>0.225</text:p>
          </table:table-cell>
          <table:table-cell table:style-name="Default" office:value-type="float" office:value="60.049" calcext:value-type="float">
            <text:p>60.049</text:p>
          </table:table-cell>
          <table:table-cell table:style-name="Default" office:value-type="float" office:value="1.197" calcext:value-type="float">
            <text:p>1.197</text:p>
          </table:table-cell>
          <table:table-cell table:style-name="Default" office:value-type="float" office:value="16.293" calcext:value-type="float">
            <text:p>16.293</text:p>
          </table:table-cell>
          <table:table-cell table:style-name="Default" office:value-type="float" office:value="-21.627" calcext:value-type="float">
            <text:p>-21.627</text:p>
          </table:table-cell>
          <table:table-cell table:formula="of:=[.C34]*2*PI()/360" office:value-type="float" office:value="1.04805276253007" calcext:value-type="float">
            <text:p>1.04805276253007</text:p>
          </table:table-cell>
          <table:table-cell table:formula="of:=[.D34]*2*PI()/360" office:value-type="float" office:value="0.0208915911463721" calcext:value-type="float">
            <text:p>0.020891591146372</text:p>
          </table:table-cell>
          <table:table-cell table:formula="of:=[.E34]*2*PI()/360" office:value-type="float" office:value="0.284366495027436" calcext:value-type="float">
            <text:p>0.284366495027436</text:p>
          </table:table-cell>
          <table:table-cell table:formula="of:=[.F34]*2*PI()/360" office:value-type="float" office:value="-0.377462357328814" calcext:value-type="float">
            <text:p>-0.377462357328814</text:p>
          </table:table-cell>
          <table:table-cell table:formula="of:=([.G35]-[.G34])/([.B34]-[.B35])" office:value-type="float" office:value="-1.02625360017268" calcext:value-type="float">
            <text:p>-1.02625360017268</text:p>
          </table:table-cell>
          <table:table-cell table:formula="of:=([.H35]-[.H34])/([.B34]-[.B35])" office:value-type="float" office:value="0.622035345410779" calcext:value-type="float">
            <text:p>0.622035345410779</text:p>
          </table:table-cell>
          <table:table-cell table:formula="of:=([.I35]-[.I34])/([.B34]-[.B35])" office:value-type="float" office:value="0.504749219676757" calcext:value-type="float">
            <text:p>0.504749219676757</text:p>
          </table:table-cell>
          <table:table-cell table:formula="of:=([.J35]-[.J34])/([.B34]-[.B35])" office:value-type="float" office:value="0.163362817986663" calcext:value-type="float">
            <text:p>0.163362817986663</text:p>
          </table:table-cell>
          <table:table-cell table:formula="of:=([.K35]-[.K34])/([.B34]-[.B35])" office:value-type="float" office:value="-13.5716802635109" calcext:value-type="float">
            <text:p>-13.5716802635109</text:p>
          </table:table-cell>
          <table:table-cell table:formula="of:=([.L35]-[.L34])/([.B34]-[.B35])" office:value-type="float" office:value="-20.8601752198363" calcext:value-type="float">
            <text:p>-20.8601752198363</text:p>
          </table:table-cell>
          <table:table-cell table:formula="of:=([.M35]-[.M34])/([.B34]-[.B35])" office:value-type="float" office:value="11.3097335529234" calcext:value-type="float">
            <text:p>11.3097335529234</text:p>
          </table:table-cell>
          <table:table-cell table:formula="of:=([.N35]-[.N34])/([.B34]-[.B35])" office:value-type="float" office:value="5.52920307031721" calcext:value-type="float">
            <text:p>5.52920307031721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5]/120" office:value-type="float" office:value="0.233333333333333" calcext:value-type="float">
            <text:p>0.233333333333333</text:p>
          </table:table-cell>
          <table:table-cell table:style-name="Default" office:value-type="float" office:value="60.539" calcext:value-type="float">
            <text:p>60.53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6.052" calcext:value-type="float">
            <text:p>16.052</text:p>
          </table:table-cell>
          <table:table-cell table:style-name="Default" office:value-type="float" office:value="-21.705" calcext:value-type="float">
            <text:p>-21.705</text:p>
          </table:table-cell>
          <table:table-cell table:formula="of:=[.C35]*2*PI()/360" office:value-type="float" office:value="1.05660487586485" calcext:value-type="float">
            <text:p>1.05660487586485</text:p>
          </table:table-cell>
          <table:table-cell table:formula="of:=[.D35]*2*PI()/360" office:value-type="float" office:value="0.015707963267949" calcext:value-type="float">
            <text:p>0.015707963267949</text:p>
          </table:table-cell>
          <table:table-cell table:formula="of:=[.E35]*2*PI()/360" office:value-type="float" office:value="0.28016025153013" calcext:value-type="float">
            <text:p>0.28016025153013</text:p>
          </table:table-cell>
          <table:table-cell table:formula="of:=[.F35]*2*PI()/360" office:value-type="float" office:value="-0.378823714145369" calcext:value-type="float">
            <text:p>-0.378823714145369</text:p>
          </table:table-cell>
          <table:table-cell table:formula="of:=([.G36]-[.G35])/([.B35]-[.B36])" office:value-type="float" office:value="-0.913156264643425" calcext:value-type="float">
            <text:p>-0.913156264643425</text:p>
          </table:table-cell>
          <table:table-cell table:formula="of:=([.H36]-[.H35])/([.B35]-[.B36])" office:value-type="float" office:value="0.795870138909415" calcext:value-type="float">
            <text:p>0.795870138909415</text:p>
          </table:table-cell>
          <table:table-cell table:formula="of:=([.I36]-[.I35])/([.B35]-[.B36])" office:value-type="float" office:value="0.410501440069062" calcext:value-type="float">
            <text:p>0.410501440069062</text:p>
          </table:table-cell>
          <table:table-cell table:formula="of:=([.J36]-[.J35])/([.B35]-[.B36])" office:value-type="float" office:value="0.11728612573402" calcext:value-type="float">
            <text:p>0.11728612573402</text:p>
          </table:table-cell>
          <table:table-cell table:formula="of:=([.K36]-[.K35])/([.B35]-[.B36])" office:value-type="float" office:value="-13.8230076757942" calcext:value-type="float">
            <text:p>-13.8230076757942</text:p>
          </table:table-cell>
          <table:table-cell table:formula="of:=([.L36]-[.L35])/([.B35]-[.B36])" office:value-type="float" office:value="-20.1061929829747" calcext:value-type="float">
            <text:p>-20.1061929829747</text:p>
          </table:table-cell>
          <table:table-cell table:formula="of:=([.M36]-[.M35])/([.B35]-[.B36])" office:value-type="float" office:value="11.3097335529226" calcext:value-type="float">
            <text:p>11.3097335529226</text:p>
          </table:table-cell>
          <table:table-cell table:formula="of:=([.N36]-[.N35])/([.B35]-[.B36])" office:value-type="float" office:value="4.77522083345603" calcext:value-type="float">
            <text:p>4.77522083345603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]/120" office:value-type="float" office:value="0.241666666666667" calcext:value-type="float">
            <text:p>0.241666666666667</text:p>
          </table:table-cell>
          <table:table-cell table:style-name="Default" office:value-type="float" office:value="60.975" calcext:value-type="float">
            <text:p>60.975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5.856" calcext:value-type="float">
            <text:p>15.856</text:p>
          </table:table-cell>
          <table:table-cell table:style-name="Default" office:value-type="float" office:value="-21.761" calcext:value-type="float">
            <text:p>-21.761</text:p>
          </table:table-cell>
          <table:table-cell table:formula="of:=[.C36]*2*PI()/360" office:value-type="float" office:value="1.06421451140354" calcext:value-type="float">
            <text:p>1.06421451140354</text:p>
          </table:table-cell>
          <table:table-cell table:formula="of:=[.D36]*2*PI()/360" office:value-type="float" office:value="0.00907571211037051" calcext:value-type="float">
            <text:p>0.009075712110371</text:p>
          </table:table-cell>
          <table:table-cell table:formula="of:=[.E36]*2*PI()/360" office:value-type="float" office:value="0.276739406196221" calcext:value-type="float">
            <text:p>0.276739406196221</text:p>
          </table:table-cell>
          <table:table-cell table:formula="of:=[.F36]*2*PI()/360" office:value-type="float" office:value="-0.379801098526486" calcext:value-type="float">
            <text:p>-0.379801098526486</text:p>
          </table:table-cell>
          <table:table-cell table:formula="of:=([.G37]-[.G36])/([.B36]-[.B37])" office:value-type="float" office:value="-0.797964534011806" calcext:value-type="float">
            <text:p>-0.797964534011806</text:p>
          </table:table-cell>
          <table:table-cell table:formula="of:=([.H37]-[.H36])/([.B36]-[.B37])" office:value-type="float" office:value="0.96342174710087" calcext:value-type="float">
            <text:p>0.96342174710087</text:p>
          </table:table-cell>
          <table:table-cell table:formula="of:=([.I37]-[.I36])/([.B36]-[.B37])" office:value-type="float" office:value="0.316253660461374" calcext:value-type="float">
            <text:p>0.316253660461374</text:p>
          </table:table-cell>
          <table:table-cell table:formula="of:=([.J37]-[.J36])/([.B36]-[.B37])" office:value-type="float" office:value="0.0774926187885527" calcext:value-type="float">
            <text:p>0.077492618788553</text:p>
          </table:table-cell>
          <table:table-cell table:formula="of:=([.K37]-[.K36])/([.B36]-[.B37])" office:value-type="float" office:value="-13.8230076757945" calcext:value-type="float">
            <text:p>-13.8230076757945</text:p>
          </table:table-cell>
          <table:table-cell table:formula="of:=([.L37]-[.L36])/([.B36]-[.B37])" office:value-type="float" office:value="-19.3522107461127" calcext:value-type="float">
            <text:p>-19.3522107461127</text:p>
          </table:table-cell>
          <table:table-cell table:formula="of:=([.M37]-[.M36])/([.B36]-[.B37])" office:value-type="float" office:value="12.0637157897854" calcext:value-type="float">
            <text:p>12.0637157897854</text:p>
          </table:table-cell>
          <table:table-cell table:formula="of:=([.N37]-[.N36])/([.B36]-[.B37])" office:value-type="float" office:value="4.02123859659646" calcext:value-type="float">
            <text:p>4.02123859659646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]/120" office:value-type="float" office:value="0.25" calcext:value-type="float">
            <text:p>0.25</text:p>
          </table:table-cell>
          <table:table-cell table:style-name="Default" office:value-type="float" office:value="61.356" calcext:value-type="float">
            <text:p>61.356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5.705" calcext:value-type="float">
            <text:p>15.705</text:p>
          </table:table-cell>
          <table:table-cell table:style-name="Default" office:value-type="float" office:value="-21.798" calcext:value-type="float">
            <text:p>-21.798</text:p>
          </table:table-cell>
          <table:table-cell table:formula="of:=[.C37]*2*PI()/360" office:value-type="float" office:value="1.07086421585364" calcext:value-type="float">
            <text:p>1.07086421585364</text:p>
          </table:table-cell>
          <table:table-cell table:formula="of:=[.D37]*2*PI()/360" office:value-type="float" office:value="0.0010471975511966" calcext:value-type="float">
            <text:p>0.001047197551197</text:p>
          </table:table-cell>
          <table:table-cell table:formula="of:=[.E37]*2*PI()/360" office:value-type="float" office:value="0.274103959025709" calcext:value-type="float">
            <text:p>0.274103959025709</text:p>
          </table:table-cell>
          <table:table-cell table:formula="of:=[.F37]*2*PI()/360" office:value-type="float" office:value="-0.380446870349724" calcext:value-type="float">
            <text:p>-0.380446870349724</text:p>
          </table:table-cell>
          <table:table-cell table:formula="of:=([.G38]-[.G37])/([.B37]-[.B38])" office:value-type="float" office:value="-0.682772803380185" calcext:value-type="float">
            <text:p>-0.682772803380185</text:p>
          </table:table-cell>
          <table:table-cell table:formula="of:=([.H38]-[.H37])/([.B37]-[.B38])" office:value-type="float" office:value="1.12469016998514" calcext:value-type="float">
            <text:p>1.12469016998514</text:p>
          </table:table-cell>
          <table:table-cell table:formula="of:=([.I38]-[.I37])/([.B37]-[.B38])" office:value-type="float" office:value="0.215722695546496" calcext:value-type="float">
            <text:p>0.215722695546496</text:p>
          </table:table-cell>
          <table:table-cell table:formula="of:=([.J38]-[.J37])/([.B37]-[.B38])" office:value-type="float" office:value="0.0439822971502489" calcext:value-type="float">
            <text:p>0.043982297150249</text:p>
          </table:table-cell>
          <table:table-cell table:formula="of:=([.K38]-[.K37])/([.B37]-[.B38])" office:value-type="float" office:value="-14.8283173249462" calcext:value-type="float">
            <text:p>-14.8283173249462</text:p>
          </table:table-cell>
          <table:table-cell table:formula="of:=([.L38]-[.L37])/([.B37]-[.B38])" office:value-type="float" office:value="-17.8442462723909" calcext:value-type="float">
            <text:p>-17.8442462723909</text:p>
          </table:table-cell>
          <table:table-cell table:formula="of:=([.M38]-[.M37])/([.B37]-[.B38])" office:value-type="float" office:value="11.3097335529232" calcext:value-type="float">
            <text:p>11.3097335529232</text:p>
          </table:table-cell>
          <table:table-cell table:formula="of:=([.N38]-[.N37])/([.B37]-[.B38])" office:value-type="float" office:value="4.02123859659321" calcext:value-type="float">
            <text:p>4.02123859659321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]/120" office:value-type="float" office:value="0.258333333333333" calcext:value-type="float">
            <text:p>0.258333333333333</text:p>
          </table:table-cell>
          <table:table-cell table:style-name="Default" office:value-type="float" office:value="61.682" calcext:value-type="float">
            <text:p>61.682</text:p>
          </table:table-cell>
          <table:table-cell table:style-name="Default" office:value-type="float" office:value="-0.477" calcext:value-type="float">
            <text:p>-0.477</text:p>
          </table:table-cell>
          <table:table-cell table:style-name="Default" office:value-type="float" office:value="15.602" calcext:value-type="float">
            <text:p>15.602</text:p>
          </table:table-cell>
          <table:table-cell table:style-name="Default" office:value-type="float" office:value="-21.819" calcext:value-type="float">
            <text:p>-21.819</text:p>
          </table:table-cell>
          <table:table-cell table:formula="of:=[.C38]*2*PI()/360" office:value-type="float" office:value="1.07655398921514" calcext:value-type="float">
            <text:p>1.07655398921514</text:p>
          </table:table-cell>
          <table:table-cell table:formula="of:=[.D38]*2*PI()/360" office:value-type="float" office:value="-0.00832522053201295" calcext:value-type="float">
            <text:p>-0.008325220532013</text:p>
          </table:table-cell>
          <table:table-cell table:formula="of:=[.E38]*2*PI()/360" office:value-type="float" office:value="0.272306269896155" calcext:value-type="float">
            <text:p>0.272306269896155</text:p>
          </table:table-cell>
          <table:table-cell table:formula="of:=[.F38]*2*PI()/360" office:value-type="float" office:value="-0.380813389492643" calcext:value-type="float">
            <text:p>-0.380813389492643</text:p>
          </table:table-cell>
          <table:table-cell table:formula="of:=([.G39]-[.G38])/([.B38]-[.B39])" office:value-type="float" office:value="-0.559203492338966" calcext:value-type="float">
            <text:p>-0.559203492338966</text:p>
          </table:table-cell>
          <table:table-cell table:formula="of:=([.H39]-[.H38])/([.B38]-[.B39])" office:value-type="float" office:value="1.27339222225507" calcext:value-type="float">
            <text:p>1.27339222225507</text:p>
          </table:table-cell>
          <table:table-cell table:formula="of:=([.I39]-[.I38])/([.B38]-[.B39])" office:value-type="float" office:value="0.121474915938802" calcext:value-type="float">
            <text:p>0.121474915938802</text:p>
          </table:table-cell>
          <table:table-cell table:formula="of:=([.J39]-[.J38])/([.B38]-[.B39])" office:value-type="float" office:value="0.010471975511972" calcext:value-type="float">
            <text:p>0.010471975511972</text:p>
          </table:table-cell>
          <table:table-cell table:formula="of:=([.K39]-[.K38])/([.B38]-[.B39])" office:value-type="float" office:value="-15.3309721495139" calcext:value-type="float">
            <text:p>-15.3309721495139</text:p>
          </table:table-cell>
          <table:table-cell table:formula="of:=([.L39]-[.L38])/([.B38]-[.B39])" office:value-type="float" office:value="-16.0849543863788" calcext:value-type="float">
            <text:p>-16.0849543863788</text:p>
          </table:table-cell>
          <table:table-cell table:formula="of:=([.M39]-[.M38])/([.B38]-[.B39])" office:value-type="float" office:value="10.3044239037733" calcext:value-type="float">
            <text:p>10.3044239037733</text:p>
          </table:table-cell>
          <table:table-cell table:formula="of:=([.N39]-[.N38])/([.B38]-[.B39])" office:value-type="float" office:value="4.02123859659565" calcext:value-type="float">
            <text:p>4.02123859659565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]/120" office:value-type="float" office:value="0.266666666666667" calcext:value-type="float">
            <text:p>0.266666666666667</text:p>
          </table:table-cell>
          <table:table-cell table:style-name="Default" office:value-type="float" office:value="61.949" calcext:value-type="float">
            <text:p>61.949</text:p>
          </table:table-cell>
          <table:table-cell table:style-name="Default" office:value-type="float" office:value="-1.085" calcext:value-type="float">
            <text:p>-1.085</text:p>
          </table:table-cell>
          <table:table-cell table:style-name="Default" office:value-type="float" office:value="15.544" calcext:value-type="float">
            <text:p>15.544</text:p>
          </table:table-cell>
          <table:table-cell table:style-name="Default" office:value-type="float" office:value="-21.824" calcext:value-type="float">
            <text:p>-21.824</text:p>
          </table:table-cell>
          <table:table-cell table:formula="of:=[.C39]*2*PI()/360" office:value-type="float" office:value="1.08121401831797" calcext:value-type="float">
            <text:p>1.08121401831797</text:p>
          </table:table-cell>
          <table:table-cell table:formula="of:=[.D39]*2*PI()/360" office:value-type="float" office:value="-0.0189368223841385" calcext:value-type="float">
            <text:p>-0.018936822384139</text:p>
          </table:table-cell>
          <table:table-cell table:formula="of:=[.E39]*2*PI()/360" office:value-type="float" office:value="0.271293978929999" calcext:value-type="float">
            <text:p>0.271293978929999</text:p>
          </table:table-cell>
          <table:table-cell table:formula="of:=[.F39]*2*PI()/360" office:value-type="float" office:value="-0.380900655955242" calcext:value-type="float">
            <text:p>-0.380900655955242</text:p>
          </table:table-cell>
          <table:table-cell table:formula="of:=([.G40]-[.G39])/([.B39]-[.B40])" office:value-type="float" office:value="-0.431445391093018" calcext:value-type="float">
            <text:p>-0.431445391093018</text:p>
          </table:table-cell>
          <table:table-cell table:formula="of:=([.H40]-[.H39])/([.B39]-[.B40])" office:value-type="float" office:value="1.40743350880822" calcext:value-type="float">
            <text:p>1.40743350880822</text:p>
          </table:table-cell>
          <table:table-cell table:formula="of:=([.I40]-[.I39])/([.B39]-[.B40])" office:value-type="float" office:value="0.0356047167406913" calcext:value-type="float">
            <text:p>0.035604716740691</text:p>
          </table:table-cell>
          <table:table-cell table:formula="of:=([.J40]-[.J39])/([.B39]-[.B40])" office:value-type="float" office:value="-0.023038346126325" calcext:value-type="float">
            <text:p>-0.023038346126325</text:p>
          </table:table-cell>
          <table:table-cell table:formula="of:=([.K40]-[.K39])/([.B39]-[.B40])" office:value-type="float" office:value="-17.0902640355316" calcext:value-type="float">
            <text:p>-17.0902640355316</text:p>
          </table:table-cell>
          <table:table-cell table:formula="of:=([.L40]-[.L39])/([.B39]-[.B40])" office:value-type="float" office:value="-13.571680263509" calcext:value-type="float">
            <text:p>-13.571680263509</text:p>
          </table:table-cell>
          <table:table-cell table:formula="of:=([.M40]-[.M39])/([.B39]-[.B40])" office:value-type="float" office:value="8.29380460547779" calcext:value-type="float">
            <text:p>8.29380460547779</text:p>
          </table:table-cell>
          <table:table-cell table:formula="of:=([.N40]-[.N39])/([.B39]-[.B40])" office:value-type="float" office:value="4.52389342117032" calcext:value-type="float">
            <text:p>4.52389342117032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0]/120" office:value-type="float" office:value="0.275" calcext:value-type="float">
            <text:p>0.275</text:p>
          </table:table-cell>
          <table:table-cell table:style-name="Default" office:value-type="float" office:value="62.155" calcext:value-type="float">
            <text:p>62.155</text:p>
          </table:table-cell>
          <table:table-cell table:style-name="Default" office:value-type="float" office:value="-1.757" calcext:value-type="float">
            <text:p>-1.757</text:p>
          </table:table-cell>
          <table:table-cell table:style-name="Default" office:value-type="float" office:value="15.527" calcext:value-type="float">
            <text:p>15.527</text:p>
          </table:table-cell>
          <table:table-cell table:style-name="Default" office:value-type="float" office:value="-21.813" calcext:value-type="float">
            <text:p>-21.813</text:p>
          </table:table-cell>
          <table:table-cell table:formula="of:=[.C40]*2*PI()/360" office:value-type="float" office:value="1.08480939657708" calcext:value-type="float">
            <text:p>1.08480939657708</text:p>
          </table:table-cell>
          <table:table-cell table:formula="of:=[.D40]*2*PI()/360" office:value-type="float" office:value="-0.0306654349575404" calcext:value-type="float">
            <text:p>-0.03066543495754</text:p>
          </table:table-cell>
          <table:table-cell table:formula="of:=[.E40]*2*PI()/360" office:value-type="float" office:value="0.27099727295716" calcext:value-type="float">
            <text:p>0.27099727295716</text:p>
          </table:table-cell>
          <table:table-cell table:formula="of:=[.F40]*2*PI()/360" office:value-type="float" office:value="-0.380708669737523" calcext:value-type="float">
            <text:p>-0.380708669737523</text:p>
          </table:table-cell>
          <table:table-cell table:formula="of:=([.G41]-[.G40])/([.B40]-[.B41])" office:value-type="float" office:value="-0.289026524130255" calcext:value-type="float">
            <text:p>-0.289026524130255</text:p>
          </table:table-cell>
          <table:table-cell table:formula="of:=([.H41]-[.H40])/([.B40]-[.B41])" office:value-type="float" office:value="1.52053084433747" calcext:value-type="float">
            <text:p>1.52053084433747</text:p>
          </table:table-cell>
          <table:table-cell table:formula="of:=([.I41]-[.I40])/([.B40]-[.B41])" office:value-type="float" office:value="-0.0335103216382905" calcext:value-type="float">
            <text:p>-0.033510321638291</text:p>
          </table:table-cell>
          <table:table-cell table:formula="of:=([.J41]-[.J40])/([.B40]-[.B41])" office:value-type="float" office:value="-0.0607374579694111" calcext:value-type="float">
            <text:p>-0.060737457969411</text:p>
          </table:table-cell>
          <table:table-cell table:formula="of:=([.K41]-[.K40])/([.B40]-[.B41])" office:value-type="float" office:value="-18.8495559215378" calcext:value-type="float">
            <text:p>-18.8495559215378</text:p>
          </table:table-cell>
          <table:table-cell table:formula="of:=([.L41]-[.L40])/([.B40]-[.B41])" office:value-type="float" office:value="-11.0584061406348" calcext:value-type="float">
            <text:p>-11.0584061406348</text:p>
          </table:table-cell>
          <table:table-cell table:formula="of:=([.M41]-[.M40])/([.B40]-[.B41])" office:value-type="float" office:value="6.28318530717997" calcext:value-type="float">
            <text:p>6.28318530717997</text:p>
          </table:table-cell>
          <table:table-cell table:formula="of:=([.N41]-[.N40])/([.B40]-[.B41])" office:value-type="float" office:value="6.28318530717675" calcext:value-type="float">
            <text:p>6.28318530717675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1]/120" office:value-type="float" office:value="0.283333333333333" calcext:value-type="float">
            <text:p>0.283333333333333</text:p>
          </table:table-cell>
          <table:table-cell table:style-name="Default" office:value-type="float" office:value="62.293" calcext:value-type="float">
            <text:p>62.293</text:p>
          </table:table-cell>
          <table:table-cell table:style-name="Default" office:value-type="float" office:value="-2.483" calcext:value-type="float">
            <text:p>-2.483</text:p>
          </table:table-cell>
          <table:table-cell table:style-name="Default" office:value-type="float" office:value="15.543" calcext:value-type="float">
            <text:p>15.543</text:p>
          </table:table-cell>
          <table:table-cell table:style-name="Default" office:value-type="float" office:value="-21.784" calcext:value-type="float">
            <text:p>-21.784</text:p>
          </table:table-cell>
          <table:table-cell table:formula="of:=[.C41]*2*PI()/360" office:value-type="float" office:value="1.08721795094483" calcext:value-type="float">
            <text:p>1.08721795094483</text:p>
          </table:table-cell>
          <table:table-cell table:formula="of:=[.D41]*2*PI()/360" office:value-type="float" office:value="-0.0433365253270192" calcext:value-type="float">
            <text:p>-0.043336525327019</text:p>
          </table:table-cell>
          <table:table-cell table:formula="of:=[.E41]*2*PI()/360" office:value-type="float" office:value="0.271276525637479" calcext:value-type="float">
            <text:p>0.271276525637479</text:p>
          </table:table-cell>
          <table:table-cell table:formula="of:=[.F41]*2*PI()/360" office:value-type="float" office:value="-0.380202524254445" calcext:value-type="float">
            <text:p>-0.380202524254445</text:p>
          </table:table-cell>
          <table:table-cell table:formula="of:=([.G42]-[.G41])/([.B41]-[.B42])" office:value-type="float" office:value="-0.131946891450773" calcext:value-type="float">
            <text:p>-0.131946891450773</text:p>
          </table:table-cell>
          <table:table-cell table:formula="of:=([.H42]-[.H41])/([.B41]-[.B42])" office:value-type="float" office:value="1.61268422884276" calcext:value-type="float">
            <text:p>1.61268422884276</text:p>
          </table:table-cell>
          <table:table-cell table:formula="of:=([.I42]-[.I41])/([.B41]-[.B42])" office:value-type="float" office:value="-0.0858701991981234" calcext:value-type="float">
            <text:p>-0.085870199198123</text:p>
          </table:table-cell>
          <table:table-cell table:formula="of:=([.J42]-[.J41])/([.B41]-[.B42])" office:value-type="float" office:value="-0.113097335529217" calcext:value-type="float">
            <text:p>-0.113097335529217</text:p>
          </table:table-cell>
          <table:table-cell table:formula="of:=([.K42]-[.K41])/([.B41]-[.B42])" office:value-type="float" office:value="-21.1115026321226" calcext:value-type="float">
            <text:p>-21.1115026321226</text:p>
          </table:table-cell>
          <table:table-cell table:formula="of:=([.L42]-[.L41])/([.B41]-[.B42])" office:value-type="float" office:value="-7.2884949563296" calcext:value-type="float">
            <text:p>-7.2884949563296</text:p>
          </table:table-cell>
          <table:table-cell table:formula="of:=([.M42]-[.M41])/([.B41]-[.B42])" office:value-type="float" office:value="4.52389342116957" calcext:value-type="float">
            <text:p>4.52389342116957</text:p>
          </table:table-cell>
          <table:table-cell table:formula="of:=([.N42]-[.N41])/([.B41]-[.B42])" office:value-type="float" office:value="7.79114978090565" calcext:value-type="float">
            <text:p>7.79114978090565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2]/120" office:value-type="float" office:value="0.291666666666667" calcext:value-type="float">
            <text:p>0.291666666666667</text:p>
          </table:table-cell>
          <table:table-cell table:style-name="Default" office:value-type="float" office:value="62.356" calcext:value-type="float">
            <text:p>62.356</text:p>
          </table:table-cell>
          <table:table-cell table:style-name="Default" office:value-type="float" office:value="-3.253" calcext:value-type="float">
            <text:p>-3.253</text:p>
          </table:table-cell>
          <table:table-cell table:style-name="Default" office:value-type="float" office:value="15.584" calcext:value-type="float">
            <text:p>15.584</text:p>
          </table:table-cell>
          <table:table-cell table:style-name="Default" office:value-type="float" office:value="-21.73" calcext:value-type="float">
            <text:p>-21.73</text:p>
          </table:table-cell>
          <table:table-cell table:formula="of:=[.C42]*2*PI()/360" office:value-type="float" office:value="1.08831750837358" calcext:value-type="float">
            <text:p>1.08831750837358</text:p>
          </table:table-cell>
          <table:table-cell table:formula="of:=[.D42]*2*PI()/360" office:value-type="float" office:value="-0.0567755605673755" calcext:value-type="float">
            <text:p>-0.056775560567376</text:p>
          </table:table-cell>
          <table:table-cell table:formula="of:=[.E42]*2*PI()/360" office:value-type="float" office:value="0.271992110630796" calcext:value-type="float">
            <text:p>0.271992110630796</text:p>
          </table:table-cell>
          <table:table-cell table:formula="of:=[.F42]*2*PI()/360" office:value-type="float" office:value="-0.379260046458368" calcext:value-type="float">
            <text:p>-0.379260046458368</text:p>
          </table:table-cell>
          <table:table-cell table:formula="of:=([.G43]-[.G42])/([.B42]-[.B43])" office:value-type="float" office:value="0.0439822971502492" calcext:value-type="float">
            <text:p>0.043982297150249</text:p>
          </table:table-cell>
          <table:table-cell table:formula="of:=([.H43]-[.H42])/([.B42]-[.B43])" office:value-type="float" office:value="1.67342168681217" calcext:value-type="float">
            <text:p>1.67342168681217</text:p>
          </table:table-cell>
          <table:table-cell table:formula="of:=([.I43]-[.I42])/([.B42]-[.B43])" office:value-type="float" office:value="-0.123569311041203" calcext:value-type="float">
            <text:p>-0.123569311041203</text:p>
          </table:table-cell>
          <table:table-cell table:formula="of:=([.J43]-[.J42])/([.B42]-[.B43])" office:value-type="float" office:value="-0.178023583703431" calcext:value-type="float">
            <text:p>-0.178023583703431</text:p>
          </table:table-cell>
          <table:table-cell table:formula="of:=([.K43]-[.K42])/([.B42]-[.B43])" office:value-type="float" office:value="-23.8761041672841" calcext:value-type="float">
            <text:p>-23.8761041672841</text:p>
          </table:table-cell>
          <table:table-cell table:formula="of:=([.L43]-[.L42])/([.B42]-[.B43])" office:value-type="float" office:value="-4.02123859659371" calcext:value-type="float">
            <text:p>-4.02123859659371</text:p>
          </table:table-cell>
          <table:table-cell table:formula="of:=([.M43]-[.M42])/([.B42]-[.B43])" office:value-type="float" office:value="3.26725635973196" calcext:value-type="float">
            <text:p>3.26725635973196</text:p>
          </table:table-cell>
          <table:table-cell table:formula="of:=([.N43]-[.N42])/([.B42]-[.B43])" office:value-type="float" office:value="9.55044166691192" calcext:value-type="float">
            <text:p>9.55044166691192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3]/120" office:value-type="float" office:value="0.3" calcext:value-type="float">
            <text:p>0.3</text:p>
          </table:table-cell>
          <table:table-cell table:style-name="Default" office:value-type="float" office:value="62.335" calcext:value-type="float">
            <text:p>62.335</text:p>
          </table:table-cell>
          <table:table-cell table:style-name="Default" office:value-type="float" office:value="-4.052" calcext:value-type="float">
            <text:p>-4.052</text:p>
          </table:table-cell>
          <table:table-cell table:style-name="Default" office:value-type="float" office:value="15.643" calcext:value-type="float">
            <text:p>15.643</text:p>
          </table:table-cell>
          <table:table-cell table:style-name="Default" office:value-type="float" office:value="-21.645" calcext:value-type="float">
            <text:p>-21.645</text:p>
          </table:table-cell>
          <table:table-cell table:formula="of:=[.C43]*2*PI()/360" office:value-type="float" office:value="1.08795098923067" calcext:value-type="float">
            <text:p>1.08795098923067</text:p>
          </table:table-cell>
          <table:table-cell table:formula="of:=[.D43]*2*PI()/360" office:value-type="float" office:value="-0.0707207412908102" calcext:value-type="float">
            <text:p>-0.07072074129081</text:p>
          </table:table-cell>
          <table:table-cell table:formula="of:=[.E43]*2*PI()/360" office:value-type="float" office:value="0.273021854889473" calcext:value-type="float">
            <text:p>0.273021854889473</text:p>
          </table:table-cell>
          <table:table-cell table:formula="of:=[.F43]*2*PI()/360" office:value-type="float" office:value="-0.377776516594173" calcext:value-type="float">
            <text:p>-0.377776516594173</text:p>
          </table:table-cell>
          <table:table-cell table:formula="of:=([.G44]-[.G43])/([.B43]-[.B44])" office:value-type="float" office:value="0.242949831877616" calcext:value-type="float">
            <text:p>0.242949831877616</text:p>
          </table:table-cell>
          <table:table-cell table:formula="of:=([.H44]-[.H43])/([.B43]-[.B44])" office:value-type="float" office:value="1.70693200845045" calcext:value-type="float">
            <text:p>1.70693200845045</text:p>
          </table:table-cell>
          <table:table-cell table:formula="of:=([.I44]-[.I43])/([.B43]-[.B44])" office:value-type="float" office:value="-0.150796447372303" calcext:value-type="float">
            <text:p>-0.150796447372303</text:p>
          </table:table-cell>
          <table:table-cell table:formula="of:=([.J44]-[.J43])/([.B43]-[.B44])" office:value-type="float" office:value="-0.257610597594364" calcext:value-type="float">
            <text:p>-0.257610597594364</text:p>
          </table:table-cell>
          <table:table-cell table:formula="of:=([.K44]-[.K43])/([.B43]-[.B44])" office:value-type="float" office:value="-25.6353960532932" calcext:value-type="float">
            <text:p>-25.6353960532932</text:p>
          </table:table-cell>
          <table:table-cell table:formula="of:=([.L44]-[.L43])/([.B43]-[.B44])" office:value-type="float" office:value="-0.00000000000157207580286922" calcext:value-type="float">
            <text:p>-1.57207580286922E-12</text:p>
          </table:table-cell>
          <table:table-cell table:formula="of:=([.M44]-[.M43])/([.B43]-[.B44])" office:value-type="float" office:value="2.26194671058527" calcext:value-type="float">
            <text:p>2.26194671058527</text:p>
          </table:table-cell>
          <table:table-cell table:formula="of:=([.N44]-[.N43])/([.B43]-[.B44])" office:value-type="float" office:value="11.8123883774966" calcext:value-type="float">
            <text:p>11.8123883774966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4]/120" office:value-type="float" office:value="0.308333333333333" calcext:value-type="float">
            <text:p>0.308333333333333</text:p>
          </table:table-cell>
          <table:table-cell table:style-name="Default" office:value-type="float" office:value="62.219" calcext:value-type="float">
            <text:p>62.219</text:p>
          </table:table-cell>
          <table:table-cell table:style-name="Default" office:value-type="float" office:value="-4.867" calcext:value-type="float">
            <text:p>-4.867</text:p>
          </table:table-cell>
          <table:table-cell table:style-name="Default" office:value-type="float" office:value="15.715" calcext:value-type="float">
            <text:p>15.715</text:p>
          </table:table-cell>
          <table:table-cell table:style-name="Default" office:value-type="float" office:value="-21.522" calcext:value-type="float">
            <text:p>-21.522</text:p>
          </table:table-cell>
          <table:table-cell table:formula="of:=[.C44]*2*PI()/360" office:value-type="float" office:value="1.08592640729835" calcext:value-type="float">
            <text:p>1.08592640729835</text:p>
          </table:table-cell>
          <table:table-cell table:formula="of:=[.D44]*2*PI()/360" office:value-type="float" office:value="-0.084945174694564" calcext:value-type="float">
            <text:p>-0.084945174694564</text:p>
          </table:table-cell>
          <table:table-cell table:formula="of:=[.E44]*2*PI()/360" office:value-type="float" office:value="0.274278491950909" calcext:value-type="float">
            <text:p>0.274278491950909</text:p>
          </table:table-cell>
          <table:table-cell table:formula="of:=[.F44]*2*PI()/360" office:value-type="float" office:value="-0.37562976161422" calcext:value-type="float">
            <text:p>-0.37562976161422</text:p>
          </table:table-cell>
          <table:table-cell table:formula="of:=([.G45]-[.G44])/([.B44]-[.B45])" office:value-type="float" office:value="0.456578132321727" calcext:value-type="float">
            <text:p>0.456578132321727</text:p>
          </table:table-cell>
          <table:table-cell table:formula="of:=([.H45]-[.H44])/([.B44]-[.B45])" office:value-type="float" office:value="1.70693200845046" calcext:value-type="float">
            <text:p>1.70693200845046</text:p>
          </table:table-cell>
          <table:table-cell table:formula="of:=([.I45]-[.I44])/([.B44]-[.B45])" office:value-type="float" office:value="-0.169646003293847" calcext:value-type="float">
            <text:p>-0.169646003293847</text:p>
          </table:table-cell>
          <table:table-cell table:formula="of:=([.J45]-[.J44])/([.B44]-[.B45])" office:value-type="float" office:value="-0.356047167406836" calcext:value-type="float">
            <text:p>-0.356047167406836</text:p>
          </table:table-cell>
          <table:table-cell table:formula="of:=([.K45]-[.K44])/([.B44]-[.B45])" office:value-type="float" office:value="-27.8973427638746" calcext:value-type="float">
            <text:p>-27.8973427638746</text:p>
          </table:table-cell>
          <table:table-cell table:formula="of:=([.L45]-[.L44])/([.B44]-[.B45])" office:value-type="float" office:value="3.76991118430948" calcext:value-type="float">
            <text:p>3.76991118430948</text:p>
          </table:table-cell>
          <table:table-cell table:formula="of:=([.M45]-[.M44])/([.B44]-[.B45])" office:value-type="float" office:value="2.51327412287234" calcext:value-type="float">
            <text:p>2.51327412287234</text:p>
          </table:table-cell>
          <table:table-cell table:formula="of:=([.N45]-[.N44])/([.B44]-[.B45])" office:value-type="float" office:value="13.8230076757972" calcext:value-type="float">
            <text:p>13.8230076757972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5]/120" office:value-type="float" office:value="0.316666666666667" calcext:value-type="float">
            <text:p>0.316666666666667</text:p>
          </table:table-cell>
          <table:table-cell table:style-name="Default" office:value-type="float" office:value="62.001" calcext:value-type="float">
            <text:p>62.001</text:p>
          </table:table-cell>
          <table:table-cell table:style-name="Default" office:value-type="float" office:value="-5.682" calcext:value-type="float">
            <text:p>-5.682</text:p>
          </table:table-cell>
          <table:table-cell table:style-name="Default" office:value-type="float" office:value="15.796" calcext:value-type="float">
            <text:p>15.796</text:p>
          </table:table-cell>
          <table:table-cell table:style-name="Default" office:value-type="float" office:value="-21.352" calcext:value-type="float">
            <text:p>-21.352</text:p>
          </table:table-cell>
          <table:table-cell table:formula="of:=[.C45]*2*PI()/360" office:value-type="float" office:value="1.082121589529" calcext:value-type="float">
            <text:p>1.082121589529</text:p>
          </table:table-cell>
          <table:table-cell table:formula="of:=[.D45]*2*PI()/360" office:value-type="float" office:value="-0.0991696080983178" calcext:value-type="float">
            <text:p>-0.099169608098318</text:p>
          </table:table-cell>
          <table:table-cell table:formula="of:=[.E45]*2*PI()/360" office:value-type="float" office:value="0.275692208645024" calcext:value-type="float">
            <text:p>0.275692208645024</text:p>
          </table:table-cell>
          <table:table-cell table:formula="of:=[.F45]*2*PI()/360" office:value-type="float" office:value="-0.372662701885829" calcext:value-type="float">
            <text:p>-0.372662701885829</text:p>
          </table:table-cell>
          <table:table-cell table:formula="of:=([.G46]-[.G45])/([.B45]-[.B46])" office:value-type="float" office:value="0.689055988687348" calcext:value-type="float">
            <text:p>0.689055988687348</text:p>
          </table:table-cell>
          <table:table-cell table:formula="of:=([.H46]-[.H45])/([.B45]-[.B46])" office:value-type="float" office:value="1.67551608191455" calcext:value-type="float">
            <text:p>1.67551608191455</text:p>
          </table:table-cell>
          <table:table-cell table:formula="of:=([.I46]-[.I45])/([.B45]-[.B46])" office:value-type="float" office:value="-0.190589954317783" calcext:value-type="float">
            <text:p>-0.190589954317783</text:p>
          </table:table-cell>
          <table:table-cell table:formula="of:=([.J46]-[.J45])/([.B45]-[.B46])" office:value-type="float" office:value="-0.471238898038478" calcext:value-type="float">
            <text:p>-0.471238898038478</text:p>
          </table:table-cell>
          <table:table-cell table:formula="of:=([.K46]-[.K45])/([.B45]-[.B46])" office:value-type="float" office:value="-28.6513250007415" calcext:value-type="float">
            <text:p>-28.6513250007415</text:p>
          </table:table-cell>
          <table:table-cell table:formula="of:=([.L46]-[.L45])/([.B45]-[.B46])" office:value-type="float" office:value="6.28318530717827" calcext:value-type="float">
            <text:p>6.28318530717827</text:p>
          </table:table-cell>
          <table:table-cell table:formula="of:=([.M46]-[.M45])/([.B45]-[.B46])" office:value-type="float" office:value="3.01592894744649" calcext:value-type="float">
            <text:p>3.01592894744649</text:p>
          </table:table-cell>
          <table:table-cell table:formula="of:=([.N46]-[.N45])/([.B45]-[.B46])" office:value-type="float" office:value="15.0796447372297" calcext:value-type="float">
            <text:p>15.0796447372297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6]/120" office:value-type="float" office:value="0.325" calcext:value-type="float">
            <text:p>0.325</text:p>
          </table:table-cell>
          <table:table-cell table:style-name="Default" office:value-type="float" office:value="61.672" calcext:value-type="float">
            <text:p>61.672</text:p>
          </table:table-cell>
          <table:table-cell table:style-name="Default" office:value-type="float" office:value="-6.482" calcext:value-type="float">
            <text:p>-6.482</text:p>
          </table:table-cell>
          <table:table-cell table:style-name="Default" office:value-type="float" office:value="15.887" calcext:value-type="float">
            <text:p>15.887</text:p>
          </table:table-cell>
          <table:table-cell table:style-name="Default" office:value-type="float" office:value="-21.127" calcext:value-type="float">
            <text:p>-21.127</text:p>
          </table:table-cell>
          <table:table-cell table:formula="of:=[.C46]*2*PI()/360" office:value-type="float" office:value="1.07637945628994" calcext:value-type="float">
            <text:p>1.07637945628994</text:p>
          </table:table-cell>
          <table:table-cell table:formula="of:=[.D46]*2*PI()/360" office:value-type="float" office:value="-0.113132242114272" calcext:value-type="float">
            <text:p>-0.113132242114272</text:p>
          </table:table-cell>
          <table:table-cell table:formula="of:=[.E46]*2*PI()/360" office:value-type="float" office:value="0.277280458264339" calcext:value-type="float">
            <text:p>0.277280458264339</text:p>
          </table:table-cell>
          <table:table-cell table:formula="of:=[.F46]*2*PI()/360" office:value-type="float" office:value="-0.368735711068842" calcext:value-type="float">
            <text:p>-0.368735711068842</text:p>
          </table:table-cell>
          <table:table-cell table:formula="of:=([.G47]-[.G46])/([.B46]-[.B47])" office:value-type="float" office:value="0.927817030360195" calcext:value-type="float">
            <text:p>0.927817030360195</text:p>
          </table:table-cell>
          <table:table-cell table:formula="of:=([.H47]-[.H46])/([.B46]-[.B47])" office:value-type="float" office:value="1.62315620435473" calcext:value-type="float">
            <text:p>1.62315620435473</text:p>
          </table:table-cell>
          <table:table-cell table:formula="of:=([.I47]-[.I46])/([.B46]-[.B47])" office:value-type="float" office:value="-0.215722695546504" calcext:value-type="float">
            <text:p>-0.215722695546504</text:p>
          </table:table-cell>
          <table:table-cell table:formula="of:=([.J47]-[.J46])/([.B46]-[.B47])" office:value-type="float" office:value="-0.596902604182059" calcext:value-type="float">
            <text:p>-0.596902604182059</text:p>
          </table:table-cell>
          <table:table-cell table:formula="of:=([.K47]-[.K46])/([.B46]-[.B47])" office:value-type="float" office:value="-28.9026524130236" calcext:value-type="float">
            <text:p>-28.9026524130236</text:p>
          </table:table-cell>
          <table:table-cell table:formula="of:=([.L47]-[.L46])/([.B46]-[.B47])" office:value-type="float" office:value="9.04778684233991" calcext:value-type="float">
            <text:p>9.04778684233991</text:p>
          </table:table-cell>
          <table:table-cell table:formula="of:=([.M47]-[.M46])/([.B46]-[.B47])" office:value-type="float" office:value="4.02123859659467" calcext:value-type="float">
            <text:p>4.02123859659467</text:p>
          </table:table-cell>
          <table:table-cell table:formula="of:=([.N47]-[.N46])/([.B46]-[.B47])" office:value-type="float" office:value="16.8389366232417" calcext:value-type="float">
            <text:p>16.8389366232417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7]/120" office:value-type="float" office:value="0.333333333333333" calcext:value-type="float">
            <text:p>0.333333333333333</text:p>
          </table:table-cell>
          <table:table-cell table:style-name="Default" office:value-type="float" office:value="61.229" calcext:value-type="float">
            <text:p>61.229</text:p>
          </table:table-cell>
          <table:table-cell table:style-name="Default" office:value-type="float" office:value="-7.257" calcext:value-type="float">
            <text:p>-7.257</text:p>
          </table:table-cell>
          <table:table-cell table:style-name="Default" office:value-type="float" office:value="15.99" calcext:value-type="float">
            <text:p>15.99</text:p>
          </table:table-cell>
          <table:table-cell table:style-name="Default" office:value-type="float" office:value="-20.842" calcext:value-type="float">
            <text:p>-20.842</text:p>
          </table:table-cell>
          <table:table-cell table:formula="of:=[.C47]*2*PI()/360" office:value-type="float" office:value="1.06864764770361" calcext:value-type="float">
            <text:p>1.06864764770361</text:p>
          </table:table-cell>
          <table:table-cell table:formula="of:=[.D47]*2*PI()/360" office:value-type="float" office:value="-0.126658543817228" calcext:value-type="float">
            <text:p>-0.126658543817228</text:p>
          </table:table-cell>
          <table:table-cell table:formula="of:=[.E47]*2*PI()/360" office:value-type="float" office:value="0.279078147393893" calcext:value-type="float">
            <text:p>0.279078147393893</text:p>
          </table:table-cell>
          <table:table-cell table:formula="of:=[.F47]*2*PI()/360" office:value-type="float" office:value="-0.363761522700658" calcext:value-type="float">
            <text:p>-0.363761522700658</text:p>
          </table:table-cell>
          <table:table-cell table:formula="of:=([.G48]-[.G47])/([.B47]-[.B48])" office:value-type="float" office:value="1.16867246713539" calcext:value-type="float">
            <text:p>1.16867246713539</text:p>
          </table:table-cell>
          <table:table-cell table:formula="of:=([.H48]-[.H47])/([.B47]-[.B48])" office:value-type="float" office:value="1.54775798066857" calcext:value-type="float">
            <text:p>1.54775798066857</text:p>
          </table:table-cell>
          <table:table-cell table:formula="of:=([.I48]-[.I47])/([.B47]-[.B48])" office:value-type="float" office:value="-0.249233017184793" calcext:value-type="float">
            <text:p>-0.249233017184793</text:p>
          </table:table-cell>
          <table:table-cell table:formula="of:=([.J48]-[.J47])/([.B47]-[.B48])" office:value-type="float" office:value="-0.737227076042406" calcext:value-type="float">
            <text:p>-0.737227076042406</text:p>
          </table:table-cell>
          <table:table-cell table:formula="of:=([.K48]-[.K47])/([.B47]-[.B48])" office:value-type="float" office:value="-28.3999975884554" calcext:value-type="float">
            <text:p>-28.3999975884554</text:p>
          </table:table-cell>
          <table:table-cell table:formula="of:=([.L48]-[.L47])/([.B47]-[.B48])" office:value-type="float" office:value="10.5557513160605" calcext:value-type="float">
            <text:p>10.5557513160605</text:p>
          </table:table-cell>
          <table:table-cell table:formula="of:=([.M48]-[.M47])/([.B47]-[.B48])" office:value-type="float" office:value="4.77522083345543" calcext:value-type="float">
            <text:p>4.77522083345543</text:p>
          </table:table-cell>
          <table:table-cell table:formula="of:=([.N48]-[.N47])/([.B47]-[.B48])" office:value-type="float" office:value="17.0902640355277" calcext:value-type="float">
            <text:p>17.0902640355277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8]/120" office:value-type="float" office:value="0.341666666666667" calcext:value-type="float">
            <text:p>0.341666666666667</text:p>
          </table:table-cell>
          <table:table-cell table:style-name="Default" office:value-type="float" office:value="60.671" calcext:value-type="float">
            <text:p>60.671</text:p>
          </table:table-cell>
          <table:table-cell table:style-name="Default" office:value-type="float" office:value="-7.996" calcext:value-type="float">
            <text:p>-7.996</text:p>
          </table:table-cell>
          <table:table-cell table:style-name="Default" office:value-type="float" office:value="16.109" calcext:value-type="float">
            <text:p>16.109</text:p>
          </table:table-cell>
          <table:table-cell table:style-name="Default" office:value-type="float" office:value="-20.49" calcext:value-type="float">
            <text:p>-20.49</text:p>
          </table:table-cell>
          <table:table-cell table:formula="of:=[.C48]*2*PI()/360" office:value-type="float" office:value="1.05890871047748" calcext:value-type="float">
            <text:p>1.05890871047748</text:p>
          </table:table-cell>
          <table:table-cell table:formula="of:=[.D48]*2*PI()/360" office:value-type="float" office:value="-0.139556526989467" calcext:value-type="float">
            <text:p>-0.139556526989467</text:p>
          </table:table-cell>
          <table:table-cell table:formula="of:=[.E48]*2*PI()/360" office:value-type="float" office:value="0.281155089203767" calcext:value-type="float">
            <text:p>0.281155089203767</text:p>
          </table:table-cell>
          <table:table-cell table:formula="of:=[.F48]*2*PI()/360" office:value-type="float" office:value="-0.357617963733638" calcext:value-type="float">
            <text:p>-0.357617963733638</text:p>
          </table:table-cell>
          <table:table-cell table:formula="of:=([.G49]-[.G48])/([.B48]-[.B49])" office:value-type="float" office:value="1.40533911370585" calcext:value-type="float">
            <text:p>1.40533911370585</text:p>
          </table:table-cell>
          <table:table-cell table:formula="of:=([.H49]-[.H48])/([.B48]-[.B49])" office:value-type="float" office:value="1.45979338636806" calcext:value-type="float">
            <text:p>1.45979338636806</text:p>
          </table:table-cell>
          <table:table-cell table:formula="of:=([.I49]-[.I48])/([.B48]-[.B49])" office:value-type="float" office:value="-0.289026524130255" calcext:value-type="float">
            <text:p>-0.289026524130255</text:p>
          </table:table-cell>
          <table:table-cell table:formula="of:=([.J49]-[.J48])/([.B48]-[.B49])" office:value-type="float" office:value="-0.879645943005137" calcext:value-type="float">
            <text:p>-0.879645943005137</text:p>
          </table:table-cell>
          <table:table-cell table:formula="of:=([.K49]-[.K48])/([.B48]-[.B49])" office:value-type="float" office:value="-27.3946879392976" calcext:value-type="float">
            <text:p>-27.3946879392976</text:p>
          </table:table-cell>
          <table:table-cell table:formula="of:=([.L49]-[.L48])/([.B48]-[.B49])" office:value-type="float" office:value="11.3097335529237" calcext:value-type="float">
            <text:p>11.3097335529237</text:p>
          </table:table-cell>
          <table:table-cell table:formula="of:=([.M49]-[.M48])/([.B48]-[.B49])" office:value-type="float" office:value="5.78053048260671" calcext:value-type="float">
            <text:p>5.78053048260671</text:p>
          </table:table-cell>
          <table:table-cell table:formula="of:=([.N49]-[.N48])/([.B48]-[.B49])" office:value-type="float" office:value="16.8389366232423" calcext:value-type="float">
            <text:p>16.8389366232423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9]/120" office:value-type="float" office:value="0.35" calcext:value-type="float">
            <text:p>0.3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8.693" calcext:value-type="float">
            <text:p>-8.693</text:p>
          </table:table-cell>
          <table:table-cell table:style-name="Default" office:value-type="float" office:value="16.247" calcext:value-type="float">
            <text:p>16.247</text:p>
          </table:table-cell>
          <table:table-cell table:style-name="Default" office:value-type="float" office:value="-20.07" calcext:value-type="float">
            <text:p>-20.07</text:p>
          </table:table-cell>
          <table:table-cell table:formula="of:=[.C49]*2*PI()/360" office:value-type="float" office:value="1.0471975511966" calcext:value-type="float">
            <text:p>1.0471975511966</text:p>
          </table:table-cell>
          <table:table-cell table:formula="of:=[.D49]*2*PI()/360" office:value-type="float" office:value="-0.151721471875867" calcext:value-type="float">
            <text:p>-0.151721471875867</text:p>
          </table:table-cell>
          <table:table-cell table:formula="of:=[.E49]*2*PI()/360" office:value-type="float" office:value="0.283563643571519" calcext:value-type="float">
            <text:p>0.283563643571519</text:p>
          </table:table-cell>
          <table:table-cell table:formula="of:=[.F49]*2*PI()/360" office:value-type="float" office:value="-0.350287580875262" calcext:value-type="float">
            <text:p>-0.350287580875262</text:p>
          </table:table-cell>
          <table:table-cell table:formula="of:=([.G50]-[.G49])/([.B49]-[.B50])" office:value-type="float" office:value="1.63362817986667" calcext:value-type="float">
            <text:p>1.63362817986667</text:p>
          </table:table-cell>
          <table:table-cell table:formula="of:=([.H50]-[.H49])/([.B49]-[.B50])" office:value-type="float" office:value="1.36554560676036" calcext:value-type="float">
            <text:p>1.36554560676036</text:p>
          </table:table-cell>
          <table:table-cell table:formula="of:=([.I50]-[.I49])/([.B49]-[.B50])" office:value-type="float" office:value="-0.33719761148531" calcext:value-type="float">
            <text:p>-0.33719761148531</text:p>
          </table:table-cell>
          <table:table-cell table:formula="of:=([.J50]-[.J49])/([.B49]-[.B50])" office:value-type="float" office:value="-1.01997041486549" calcext:value-type="float">
            <text:p>-1.01997041486549</text:p>
          </table:table-cell>
          <table:table-cell table:formula="of:=([.K50]-[.K49])/([.B49]-[.B50])" office:value-type="float" office:value="-25.6353960532976" calcext:value-type="float">
            <text:p>-25.6353960532976</text:p>
          </table:table-cell>
          <table:table-cell table:formula="of:=([.L50]-[.L49])/([.B49]-[.B50])" office:value-type="float" office:value="11.0584061406362" calcext:value-type="float">
            <text:p>11.0584061406362</text:p>
          </table:table-cell>
          <table:table-cell table:formula="of:=([.M50]-[.M49])/([.B49]-[.B50])" office:value-type="float" office:value="7.28849495632638" calcext:value-type="float">
            <text:p>7.28849495632638</text:p>
          </table:table-cell>
          <table:table-cell table:formula="of:=([.N50]-[.N49])/([.B49]-[.B50])" office:value-type="float" office:value="15.5822995618055" calcext:value-type="float">
            <text:p>15.5822995618055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0]/120" office:value-type="float" office:value="0.358333333333333" calcext:value-type="float">
            <text:p>0.358333333333333</text:p>
          </table:table-cell>
          <table:table-cell table:style-name="Default" office:value-type="float" office:value="59.22" calcext:value-type="float">
            <text:p>59.22</text:p>
          </table:table-cell>
          <table:table-cell table:style-name="Default" office:value-type="float" office:value="-9.345" calcext:value-type="float">
            <text:p>-9.345</text:p>
          </table:table-cell>
          <table:table-cell table:style-name="Default" office:value-type="float" office:value="16.408" calcext:value-type="float">
            <text:p>16.408</text:p>
          </table:table-cell>
          <table:table-cell table:style-name="Default" office:value-type="float" office:value="-19.583" calcext:value-type="float">
            <text:p>-19.583</text:p>
          </table:table-cell>
          <table:table-cell table:formula="of:=[.C50]*2*PI()/360" office:value-type="float" office:value="1.03358398303104" calcext:value-type="float">
            <text:p>1.03358398303104</text:p>
          </table:table-cell>
          <table:table-cell table:formula="of:=[.D50]*2*PI()/360" office:value-type="float" office:value="-0.16310101859887" calcext:value-type="float">
            <text:p>-0.16310101859887</text:p>
          </table:table-cell>
          <table:table-cell table:formula="of:=[.E50]*2*PI()/360" office:value-type="float" office:value="0.28637362366723" calcext:value-type="float">
            <text:p>0.28637362366723</text:p>
          </table:table-cell>
          <table:table-cell table:formula="of:=[.F50]*2*PI()/360" office:value-type="float" office:value="-0.34178782741805" calcext:value-type="float">
            <text:p>-0.34178782741805</text:p>
          </table:table-cell>
          <table:table-cell table:formula="of:=([.G51]-[.G50])/([.B50]-[.B51])" office:value-type="float" office:value="1.84725648031081" calcext:value-type="float">
            <text:p>1.84725648031081</text:p>
          </table:table-cell>
          <table:table-cell table:formula="of:=([.H51]-[.H50])/([.B50]-[.B51])" office:value-type="float" office:value="1.27339222225506" calcext:value-type="float">
            <text:p>1.27339222225506</text:p>
          </table:table-cell>
          <table:table-cell table:formula="of:=([.I51]-[.I50])/([.B50]-[.B51])" office:value-type="float" office:value="-0.397935069454697" calcext:value-type="float">
            <text:p>-0.397935069454697</text:p>
          </table:table-cell>
          <table:table-cell table:formula="of:=([.J51]-[.J50])/([.B50]-[.B51])" office:value-type="float" office:value="-1.14982291121387" calcext:value-type="float">
            <text:p>-1.14982291121387</text:p>
          </table:table-cell>
          <table:table-cell table:formula="of:=([.K51]-[.K50])/([.B50]-[.B51])" office:value-type="float" office:value="-23.3734493427064" calcext:value-type="float">
            <text:p>-23.3734493427064</text:p>
          </table:table-cell>
          <table:table-cell table:formula="of:=([.L51]-[.L50])/([.B50]-[.B51])" office:value-type="float" office:value="10.5557513160616" calcext:value-type="float">
            <text:p>10.5557513160616</text:p>
          </table:table-cell>
          <table:table-cell table:formula="of:=([.M51]-[.M50])/([.B50]-[.B51])" office:value-type="float" office:value="8.79645943005296" calcext:value-type="float">
            <text:p>8.79645943005296</text:p>
          </table:table-cell>
          <table:table-cell table:formula="of:=([.N51]-[.N50])/([.B50]-[.B51])" office:value-type="float" office:value="14.0743350880814" calcext:value-type="float">
            <text:p>14.0743350880814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1]/120" office:value-type="float" office:value="0.366666666666667" calcext:value-type="float">
            <text:p>0.366666666666667</text:p>
          </table:table-cell>
          <table:table-cell table:style-name="Default" office:value-type="float" office:value="58.338" calcext:value-type="float">
            <text:p>58.338</text:p>
          </table:table-cell>
          <table:table-cell table:style-name="Default" office:value-type="float" office:value="-9.953" calcext:value-type="float">
            <text:p>-9.953</text:p>
          </table:table-cell>
          <table:table-cell table:style-name="Default" office:value-type="float" office:value="16.598" calcext:value-type="float">
            <text:p>16.598</text:p>
          </table:table-cell>
          <table:table-cell table:style-name="Default" office:value-type="float" office:value="-19.034" calcext:value-type="float">
            <text:p>-19.034</text:p>
          </table:table-cell>
          <table:table-cell table:formula="of:=[.C51]*2*PI()/360" office:value-type="float" office:value="1.01819017902845" calcext:value-type="float">
            <text:p>1.01819017902845</text:p>
          </table:table-cell>
          <table:table-cell table:formula="of:=[.D51]*2*PI()/360" office:value-type="float" office:value="-0.173712620450996" calcext:value-type="float">
            <text:p>-0.173712620450996</text:p>
          </table:table-cell>
          <table:table-cell table:formula="of:=[.E51]*2*PI()/360" office:value-type="float" office:value="0.289689749246019" calcext:value-type="float">
            <text:p>0.289689749246019</text:p>
          </table:table-cell>
          <table:table-cell table:formula="of:=[.F51]*2*PI()/360" office:value-type="float" office:value="-0.332205969824601" calcext:value-type="float">
            <text:p>-0.332205969824601</text:p>
          </table:table-cell>
          <table:table-cell table:formula="of:=([.G52]-[.G51])/([.B51]-[.B52])" office:value-type="float" office:value="2.04203522483337" calcext:value-type="float">
            <text:p>2.04203522483337</text:p>
          </table:table-cell>
          <table:table-cell table:formula="of:=([.H52]-[.H51])/([.B51]-[.B52])" office:value-type="float" office:value="1.18542762795455" calcext:value-type="float">
            <text:p>1.18542762795455</text:p>
          </table:table-cell>
          <table:table-cell table:formula="of:=([.I52]-[.I51])/([.B51]-[.B52])" office:value-type="float" office:value="-0.471238898038471" calcext:value-type="float">
            <text:p>-0.471238898038471</text:p>
          </table:table-cell>
          <table:table-cell table:formula="of:=([.J52]-[.J51])/([.B51]-[.B52])" office:value-type="float" office:value="-1.26710903694788" calcext:value-type="float">
            <text:p>-1.26710903694788</text:p>
          </table:table-cell>
          <table:table-cell table:formula="of:=([.K52]-[.K51])/([.B51]-[.B52])" office:value-type="float" office:value="-21.1115026321226" calcext:value-type="float">
            <text:p>-21.1115026321226</text:p>
          </table:table-cell>
          <table:table-cell table:formula="of:=([.L52]-[.L51])/([.B51]-[.B52])" office:value-type="float" office:value="9.55044166691357" calcext:value-type="float">
            <text:p>9.55044166691357</text:p>
          </table:table-cell>
          <table:table-cell table:formula="of:=([.M52]-[.M51])/([.B51]-[.B52])" office:value-type="float" office:value="10.8070787283494" calcext:value-type="float">
            <text:p>10.8070787283494</text:p>
          </table:table-cell>
          <table:table-cell table:formula="of:=([.N52]-[.N51])/([.B51]-[.B52])" office:value-type="float" office:value="11.0584061406352" calcext:value-type="float">
            <text:p>11.0584061406352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2]/120" office:value-type="float" office:value="0.375" calcext:value-type="float">
            <text:p>0.375</text:p>
          </table:table-cell>
          <table:table-cell table:style-name="Default" office:value-type="float" office:value="57.363" calcext:value-type="float">
            <text:p>57.363</text:p>
          </table:table-cell>
          <table:table-cell table:style-name="Default" office:value-type="float" office:value="-10.519" calcext:value-type="float">
            <text:p>-10.519</text:p>
          </table:table-cell>
          <table:table-cell table:style-name="Default" office:value-type="float" office:value="16.823" calcext:value-type="float">
            <text:p>16.823</text:p>
          </table:table-cell>
          <table:table-cell table:style-name="Default" office:value-type="float" office:value="-18.429" calcext:value-type="float">
            <text:p>-18.429</text:p>
          </table:table-cell>
          <table:table-cell table:formula="of:=[.C52]*2*PI()/360" office:value-type="float" office:value="1.00117321882151" calcext:value-type="float">
            <text:p>1.00117321882151</text:p>
          </table:table-cell>
          <table:table-cell table:formula="of:=[.D52]*2*PI()/360" office:value-type="float" office:value="-0.183591184017284" calcext:value-type="float">
            <text:p>-0.183591184017284</text:p>
          </table:table-cell>
          <table:table-cell table:formula="of:=[.E52]*2*PI()/360" office:value-type="float" office:value="0.293616740063006" calcext:value-type="float">
            <text:p>0.293616740063006</text:p>
          </table:table-cell>
          <table:table-cell table:formula="of:=[.F52]*2*PI()/360" office:value-type="float" office:value="-0.321646727850035" calcext:value-type="float">
            <text:p>-0.321646727850035</text:p>
          </table:table-cell>
          <table:table-cell table:formula="of:=([.G53]-[.G52])/([.B52]-[.B53])" office:value-type="float" office:value="2.21796441343439" calcext:value-type="float">
            <text:p>2.21796441343439</text:p>
          </table:table-cell>
          <table:table-cell table:formula="of:=([.H53]-[.H52])/([.B52]-[.B53])" office:value-type="float" office:value="1.1058406140636" calcext:value-type="float">
            <text:p>1.1058406140636</text:p>
          </table:table-cell>
          <table:table-cell table:formula="of:=([.I53]-[.I52])/([.B52]-[.B53])" office:value-type="float" office:value="-0.561297887441384" calcext:value-type="float">
            <text:p>-0.561297887441384</text:p>
          </table:table-cell>
          <table:table-cell table:formula="of:=([.J53]-[.J52])/([.B52]-[.B53])" office:value-type="float" office:value="-1.35926242145317" calcext:value-type="float">
            <text:p>-1.35926242145317</text:p>
          </table:table-cell>
          <table:table-cell table:formula="of:=([.K53]-[.K52])/([.B52]-[.B53])" office:value-type="float" office:value="-18.3469010969663" calcext:value-type="float">
            <text:p>-18.3469010969663</text:p>
          </table:table-cell>
          <table:table-cell table:formula="of:=([.L53]-[.L52])/([.B52]-[.B53])" office:value-type="float" office:value="8.54513201776307" calcext:value-type="float">
            <text:p>8.54513201776307</text:p>
          </table:table-cell>
          <table:table-cell table:formula="of:=([.M53]-[.M52])/([.B52]-[.B53])" office:value-type="float" office:value="12.5663706143572" calcext:value-type="float">
            <text:p>12.5663706143572</text:p>
          </table:table-cell>
          <table:table-cell table:formula="of:=([.N53]-[.N52])/([.B52]-[.B53])" office:value-type="float" office:value="7.79114978090426" calcext:value-type="float">
            <text:p>7.79114978090426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3]/120" office:value-type="float" office:value="0.383333333333333" calcext:value-type="float">
            <text:p>0.383333333333333</text:p>
          </table:table-cell>
          <table:table-cell table:style-name="Default" office:value-type="float" office:value="56.304" calcext:value-type="float">
            <text:p>56.304</text:p>
          </table:table-cell>
          <table:table-cell table:style-name="Default" office:value-type="float" office:value="-11.047" calcext:value-type="float">
            <text:p>-11.047</text:p>
          </table:table-cell>
          <table:table-cell table:style-name="Default" office:value-type="float" office:value="17.091" calcext:value-type="float">
            <text:p>17.091</text:p>
          </table:table-cell>
          <table:table-cell table:style-name="Default" office:value-type="float" office:value="-17.78" calcext:value-type="float">
            <text:p>-17.78</text:p>
          </table:table-cell>
          <table:table-cell table:formula="of:=[.C53]*2*PI()/360" office:value-type="float" office:value="0.982690182042887" calcext:value-type="float">
            <text:p>0.982690182042887</text:p>
          </table:table-cell>
          <table:table-cell table:formula="of:=[.D53]*2*PI()/360" office:value-type="float" office:value="-0.192806522467814" calcext:value-type="float">
            <text:p>-0.192806522467814</text:p>
          </table:table-cell>
          <table:table-cell table:formula="of:=[.E53]*2*PI()/360" office:value-type="float" office:value="0.298294222458351" calcext:value-type="float">
            <text:p>0.298294222458351</text:p>
          </table:table-cell>
          <table:table-cell table:formula="of:=[.F53]*2*PI()/360" office:value-type="float" office:value="-0.310319541004592" calcext:value-type="float">
            <text:p>-0.310319541004592</text:p>
          </table:table-cell>
          <table:table-cell table:formula="of:=([.G54]-[.G53])/([.B53]-[.B54])" office:value-type="float" office:value="2.37085525590911" calcext:value-type="float">
            <text:p>2.37085525590911</text:p>
          </table:table-cell>
          <table:table-cell table:formula="of:=([.H54]-[.H53])/([.B53]-[.B54])" office:value-type="float" office:value="1.03463118058224" calcext:value-type="float">
            <text:p>1.03463118058224</text:p>
          </table:table-cell>
          <table:table-cell table:formula="of:=([.I54]-[.I53])/([.B53]-[.B54])" office:value-type="float" office:value="-0.666017642561028" calcext:value-type="float">
            <text:p>-0.666017642561028</text:p>
          </table:table-cell>
          <table:table-cell table:formula="of:=([.J54]-[.J53])/([.B53]-[.B54])" office:value-type="float" office:value="-1.42418866962738" calcext:value-type="float">
            <text:p>-1.42418866962738</text:p>
          </table:table-cell>
          <table:table-cell table:formula="of:=([.K54]-[.K53])/([.B53]-[.B54])" office:value-type="float" office:value="-15.0796447372298" calcext:value-type="float">
            <text:p>-15.0796447372298</text:p>
          </table:table-cell>
          <table:table-cell table:formula="of:=([.L54]-[.L53])/([.B53]-[.B54])" office:value-type="float" office:value="7.53982236861627" calcext:value-type="float">
            <text:p>7.53982236861627</text:p>
          </table:table-cell>
          <table:table-cell table:formula="of:=([.M54]-[.M53])/([.B53]-[.B54])" office:value-type="float" office:value="14.0743350880842" calcext:value-type="float">
            <text:p>14.0743350880842</text:p>
          </table:table-cell>
          <table:table-cell table:formula="of:=([.N54]-[.N53])/([.B53]-[.B54])" office:value-type="float" office:value="4.52389342116837" calcext:value-type="float">
            <text:p>4.52389342116837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4]/120" office:value-type="float" office:value="0.391666666666667" calcext:value-type="float">
            <text:p>0.391666666666667</text:p>
          </table:table-cell>
          <table:table-cell table:style-name="Default" office:value-type="float" office:value="55.172" calcext:value-type="float">
            <text:p>55.172</text:p>
          </table:table-cell>
          <table:table-cell table:style-name="Default" office:value-type="float" office:value="-11.541" calcext:value-type="float">
            <text:p>-11.541</text:p>
          </table:table-cell>
          <table:table-cell table:style-name="Default" office:value-type="float" office:value="17.409" calcext:value-type="float">
            <text:p>17.409</text:p>
          </table:table-cell>
          <table:table-cell table:style-name="Default" office:value-type="float" office:value="-17.1" calcext:value-type="float">
            <text:p>-17.1</text:p>
          </table:table-cell>
          <table:table-cell table:formula="of:=[.C54]*2*PI()/360" office:value-type="float" office:value="0.962933054910311" calcext:value-type="float">
            <text:p>0.962933054910311</text:p>
          </table:table-cell>
          <table:table-cell table:formula="of:=[.D54]*2*PI()/360" office:value-type="float" office:value="-0.201428448972666" calcext:value-type="float">
            <text:p>-0.201428448972666</text:p>
          </table:table-cell>
          <table:table-cell table:formula="of:=[.E54]*2*PI()/360" office:value-type="float" office:value="0.303844369479693" calcext:value-type="float">
            <text:p>0.303844369479693</text:p>
          </table:table-cell>
          <table:table-cell table:formula="of:=[.F54]*2*PI()/360" office:value-type="float" office:value="-0.29845130209103" calcext:value-type="float">
            <text:p>-0.29845130209103</text:p>
          </table:table-cell>
          <table:table-cell table:formula="of:=([.G55]-[.G54])/([.B54]-[.B55])" office:value-type="float" office:value="2.49651896205269" calcext:value-type="float">
            <text:p>2.49651896205269</text:p>
          </table:table-cell>
          <table:table-cell table:formula="of:=([.H55]-[.H54])/([.B54]-[.B55])" office:value-type="float" office:value="0.971799327510441" calcext:value-type="float">
            <text:p>0.971799327510441</text:p>
          </table:table-cell>
          <table:table-cell table:formula="of:=([.I55]-[.I54])/([.B54]-[.B55])" office:value-type="float" office:value="-0.783303768295063" calcext:value-type="float">
            <text:p>-0.783303768295063</text:p>
          </table:table-cell>
          <table:table-cell table:formula="of:=([.J55]-[.J54])/([.B54]-[.B55])" office:value-type="float" office:value="-1.46188778147045" calcext:value-type="float">
            <text:p>-1.46188778147045</text:p>
          </table:table-cell>
          <table:table-cell table:formula="of:=([.K55]-[.K54])/([.B54]-[.B55])" office:value-type="float" office:value="-12.3150432020722" calcext:value-type="float">
            <text:p>-12.3150432020722</text:p>
          </table:table-cell>
          <table:table-cell table:formula="of:=([.L55]-[.L54])/([.B54]-[.B55])" office:value-type="float" office:value="7.03716754404081" calcext:value-type="float">
            <text:p>7.03716754404081</text:p>
          </table:table-cell>
          <table:table-cell table:formula="of:=([.M55]-[.M54])/([.B54]-[.B55])" office:value-type="float" office:value="14.5769899126552" calcext:value-type="float">
            <text:p>14.5769899126552</text:p>
          </table:table-cell>
          <table:table-cell table:formula="of:=([.N55]-[.N54])/([.B54]-[.B55])" office:value-type="float" office:value="1.75929188601246" calcext:value-type="float">
            <text:p>1.75929188601246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5]/120" office:value-type="float" office:value="0.4" calcext:value-type="float">
            <text:p>0.4</text:p>
          </table:table-cell>
          <table:table-cell table:style-name="Default" office:value-type="float" office:value="53.98" calcext:value-type="float">
            <text:p>53.98</text:p>
          </table:table-cell>
          <table:table-cell table:style-name="Default" office:value-type="float" office:value="-12.005" calcext:value-type="float">
            <text:p>-12.005</text:p>
          </table:table-cell>
          <table:table-cell table:style-name="Default" office:value-type="float" office:value="17.783" calcext:value-type="float">
            <text:p>17.783</text:p>
          </table:table-cell>
          <table:table-cell table:style-name="Default" office:value-type="float" office:value="-16.402" calcext:value-type="float">
            <text:p>-16.402</text:p>
          </table:table-cell>
          <table:table-cell table:formula="of:=[.C55]*2*PI()/360" office:value-type="float" office:value="0.942128730226539" calcext:value-type="float">
            <text:p>0.942128730226539</text:p>
          </table:table-cell>
          <table:table-cell table:formula="of:=[.D55]*2*PI()/360" office:value-type="float" office:value="-0.209526776701919" calcext:value-type="float">
            <text:p>-0.209526776701919</text:p>
          </table:table-cell>
          <table:table-cell table:formula="of:=[.E55]*2*PI()/360" office:value-type="float" office:value="0.310371900882152" calcext:value-type="float">
            <text:p>0.310371900882152</text:p>
          </table:table-cell>
          <table:table-cell table:formula="of:=[.F55]*2*PI()/360" office:value-type="float" office:value="-0.28626890391211" calcext:value-type="float">
            <text:p>-0.28626890391211</text:p>
          </table:table-cell>
          <table:table-cell table:formula="of:=([.G56]-[.G55])/([.B55]-[.B56])" office:value-type="float" office:value="2.59914432206996" calcext:value-type="float">
            <text:p>2.59914432206996</text:p>
          </table:table-cell>
          <table:table-cell table:formula="of:=([.H56]-[.H55])/([.B55]-[.B56])" office:value-type="float" office:value="0.913156264643434" calcext:value-type="float">
            <text:p>0.913156264643434</text:p>
          </table:table-cell>
          <table:table-cell table:formula="of:=([.I56]-[.I55])/([.B55]-[.B56])" office:value-type="float" office:value="-0.904778684233857" calcext:value-type="float">
            <text:p>-0.904778684233857</text:p>
          </table:table-cell>
          <table:table-cell table:formula="of:=([.J56]-[.J55])/([.B55]-[.B56])" office:value-type="float" office:value="-1.47654854718722" calcext:value-type="float">
            <text:p>-1.47654854718722</text:p>
          </table:table-cell>
          <table:table-cell table:formula="of:=([.K56]-[.K55])/([.B55]-[.B56])" office:value-type="float" office:value="-9.80176907919809" calcext:value-type="float">
            <text:p>-9.80176907919809</text:p>
          </table:table-cell>
          <table:table-cell table:formula="of:=([.L56]-[.L55])/([.B55]-[.B56])" office:value-type="float" office:value="6.78584013175418" calcext:value-type="float">
            <text:p>6.78584013175418</text:p>
          </table:table-cell>
          <table:table-cell table:formula="of:=([.M56]-[.M55])/([.B55]-[.B56])" office:value-type="float" office:value="12.8176980266466" calcext:value-type="float">
            <text:p>12.8176980266466</text:p>
          </table:table-cell>
          <table:table-cell table:formula="of:=([.N56]-[.N55])/([.B55]-[.B56])" office:value-type="float" office:value="0.251327412284531" calcext:value-type="float">
            <text:p>0.25132741228453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6]/120" office:value-type="float" office:value="0.408333333333333" calcext:value-type="float">
            <text:p>0.408333333333333</text:p>
          </table:table-cell>
          <table:table-cell table:style-name="Default" office:value-type="float" office:value="52.739" calcext:value-type="float">
            <text:p>52.739</text:p>
          </table:table-cell>
          <table:table-cell table:style-name="Default" office:value-type="float" office:value="-12.441" calcext:value-type="float">
            <text:p>-12.441</text:p>
          </table:table-cell>
          <table:table-cell table:style-name="Default" office:value-type="float" office:value="18.215" calcext:value-type="float">
            <text:p>18.215</text:p>
          </table:table-cell>
          <table:table-cell table:style-name="Default" office:value-type="float" office:value="-15.697" calcext:value-type="float">
            <text:p>-15.697</text:p>
          </table:table-cell>
          <table:table-cell table:formula="of:=[.C56]*2*PI()/360" office:value-type="float" office:value="0.920469194209289" calcext:value-type="float">
            <text:p>0.920469194209289</text:p>
          </table:table-cell>
          <table:table-cell table:formula="of:=[.D56]*2*PI()/360" office:value-type="float" office:value="-0.217136412240615" calcext:value-type="float">
            <text:p>-0.217136412240615</text:p>
          </table:table-cell>
          <table:table-cell table:formula="of:=[.E56]*2*PI()/360" office:value-type="float" office:value="0.317911723250767" calcext:value-type="float">
            <text:p>0.317911723250767</text:p>
          </table:table-cell>
          <table:table-cell table:formula="of:=[.F56]*2*PI()/360" office:value-type="float" office:value="-0.27396433268555" calcext:value-type="float">
            <text:p>-0.27396433268555</text:p>
          </table:table-cell>
          <table:table-cell table:formula="of:=([.G57]-[.G56])/([.B56]-[.B57])" office:value-type="float" office:value="2.68082573106327" calcext:value-type="float">
            <text:p>2.68082573106327</text:p>
          </table:table-cell>
          <table:table-cell table:formula="of:=([.H57]-[.H56])/([.B56]-[.B57])" office:value-type="float" office:value="0.856607596878816" calcext:value-type="float">
            <text:p>0.856607596878816</text:p>
          </table:table-cell>
          <table:table-cell table:formula="of:=([.I57]-[.I56])/([.B56]-[.B57])" office:value-type="float" office:value="-1.01159283445591" calcext:value-type="float">
            <text:p>-1.01159283445591</text:p>
          </table:table-cell>
          <table:table-cell table:formula="of:=([.J57]-[.J56])/([.B56]-[.B57])" office:value-type="float" office:value="-1.47864294228959" calcext:value-type="float">
            <text:p>-1.47864294228959</text:p>
          </table:table-cell>
          <table:table-cell table:formula="of:=([.K57]-[.K56])/([.B56]-[.B57])" office:value-type="float" office:value="-6.53451271946949" calcext:value-type="float">
            <text:p>-6.53451271946949</text:p>
          </table:table-cell>
          <table:table-cell table:formula="of:=([.L57]-[.L56])/([.B56]-[.B57])" office:value-type="float" office:value="7.03716754404089" calcext:value-type="float">
            <text:p>7.03716754404089</text:p>
          </table:table-cell>
          <table:table-cell table:formula="of:=([.M57]-[.M56])/([.B56]-[.B57])" office:value-type="float" office:value="11.0584061406368" calcext:value-type="float">
            <text:p>11.0584061406368</text:p>
          </table:table-cell>
          <table:table-cell table:formula="of:=([.N57]-[.N56])/([.B56]-[.B57])" office:value-type="float" office:value="-0.753982236859982" calcext:value-type="float">
            <text:p>-0.75398223685998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7]/120" office:value-type="float" office:value="0.416666666666667" calcext:value-type="float">
            <text:p>0.416666666666667</text:p>
          </table:table-cell>
          <table:table-cell table:style-name="Default" office:value-type="float" office:value="51.459" calcext:value-type="float">
            <text:p>51.459</text:p>
          </table:table-cell>
          <table:table-cell table:style-name="Default" office:value-type="float" office:value="-12.85" calcext:value-type="float">
            <text:p>-12.85</text:p>
          </table:table-cell>
          <table:table-cell table:style-name="Default" office:value-type="float" office:value="18.698" calcext:value-type="float">
            <text:p>18.698</text:p>
          </table:table-cell>
          <table:table-cell table:style-name="Default" office:value-type="float" office:value="-14.991" calcext:value-type="float">
            <text:p>-14.991</text:p>
          </table:table-cell>
          <table:table-cell table:formula="of:=[.C57]*2*PI()/360" office:value-type="float" office:value="0.898128979783762" calcext:value-type="float">
            <text:p>0.898128979783762</text:p>
          </table:table-cell>
          <table:table-cell table:formula="of:=[.D57]*2*PI()/360" office:value-type="float" office:value="-0.224274808881271" calcext:value-type="float">
            <text:p>-0.224274808881271</text:p>
          </table:table-cell>
          <table:table-cell table:formula="of:=[.E57]*2*PI()/360" office:value-type="float" office:value="0.3263416635379" calcext:value-type="float">
            <text:p>0.3263416635379</text:p>
          </table:table-cell>
          <table:table-cell table:formula="of:=[.F57]*2*PI()/360" office:value-type="float" office:value="-0.26164230816647" calcext:value-type="float">
            <text:p>-0.26164230816647</text:p>
          </table:table-cell>
          <table:table-cell table:formula="of:=([.G58]-[.G57])/([.B57]-[.B58])" office:value-type="float" office:value="2.73528000372552" calcext:value-type="float">
            <text:p>2.73528000372552</text:p>
          </table:table-cell>
          <table:table-cell table:formula="of:=([.H58]-[.H57])/([.B57]-[.B58])" office:value-type="float" office:value="0.797964534011809" calcext:value-type="float">
            <text:p>0.797964534011809</text:p>
          </table:table-cell>
          <table:table-cell table:formula="of:=([.I58]-[.I57])/([.B57]-[.B58])" office:value-type="float" office:value="-1.10374621896122" calcext:value-type="float">
            <text:p>-1.10374621896122</text:p>
          </table:table-cell>
          <table:table-cell table:formula="of:=([.J58]-[.J57])/([.B57]-[.B58])" office:value-type="float" office:value="-1.47235975698242" calcext:value-type="float">
            <text:p>-1.47235975698242</text:p>
          </table:table-cell>
          <table:table-cell table:formula="of:=([.K58]-[.K57])/([.B57]-[.B58])" office:value-type="float" office:value="-4.02123859659188" calcext:value-type="float">
            <text:p>-4.02123859659188</text:p>
          </table:table-cell>
          <table:table-cell table:formula="of:=([.L58]-[.L57])/([.B57]-[.B58])" office:value-type="float" office:value="6.03185789489331" calcext:value-type="float">
            <text:p>6.03185789489331</text:p>
          </table:table-cell>
          <table:table-cell table:formula="of:=([.M58]-[.M57])/([.B57]-[.B58])" office:value-type="float" office:value="9.55044166691116" calcext:value-type="float">
            <text:p>9.55044166691116</text:p>
          </table:table-cell>
          <table:table-cell table:formula="of:=([.N58]-[.N57])/([.B57]-[.B58])" office:value-type="float" office:value="-1.00530964915009" calcext:value-type="float">
            <text:p>-1.00530964915009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8]/120" office:value-type="float" office:value="0.425" calcext:value-type="float">
            <text:p>0.425</text:p>
          </table:table-cell>
          <table:table-cell table:style-name="Default" office:value-type="float" office:value="50.153" calcext:value-type="float">
            <text:p>50.153</text:p>
          </table:table-cell>
          <table:table-cell table:style-name="Default" office:value-type="float" office:value="-13.231" calcext:value-type="float">
            <text:p>-13.231</text:p>
          </table:table-cell>
          <table:table-cell table:style-name="Default" office:value-type="float" office:value="19.225" calcext:value-type="float">
            <text:p>19.225</text:p>
          </table:table-cell>
          <table:table-cell table:style-name="Default" office:value-type="float" office:value="-14.288" calcext:value-type="float">
            <text:p>-14.288</text:p>
          </table:table-cell>
          <table:table-cell table:formula="of:=[.C58]*2*PI()/360" office:value-type="float" office:value="0.875334979752716" calcext:value-type="float">
            <text:p>0.875334979752716</text:p>
          </table:table-cell>
          <table:table-cell table:formula="of:=[.D58]*2*PI()/360" office:value-type="float" office:value="-0.23092451333137" calcext:value-type="float">
            <text:p>-0.23092451333137</text:p>
          </table:table-cell>
          <table:table-cell table:formula="of:=[.E58]*2*PI()/360" office:value-type="float" office:value="0.33553954869591" calcext:value-type="float">
            <text:p>0.33553954869591</text:p>
          </table:table-cell>
          <table:table-cell table:formula="of:=[.F58]*2*PI()/360" office:value-type="float" office:value="-0.24937264352495" calcext:value-type="float">
            <text:p>-0.24937264352495</text:p>
          </table:table-cell>
          <table:table-cell table:formula="of:=([.G59]-[.G58])/([.B58]-[.B59])" office:value-type="float" office:value="2.76879032536379" calcext:value-type="float">
            <text:p>2.76879032536379</text:p>
          </table:table-cell>
          <table:table-cell table:formula="of:=([.H59]-[.H58])/([.B58]-[.B59])" office:value-type="float" office:value="0.747699051554365" calcext:value-type="float">
            <text:p>0.747699051554365</text:p>
          </table:table-cell>
          <table:table-cell table:formula="of:=([.I59]-[.I58])/([.B58]-[.B59])" office:value-type="float" office:value="-1.18333323285214" calcext:value-type="float">
            <text:p>-1.18333323285214</text:p>
          </table:table-cell>
          <table:table-cell table:formula="of:=([.J59]-[.J58])/([.B58]-[.B59])" office:value-type="float" office:value="-1.46398217657284" calcext:value-type="float">
            <text:p>-1.46398217657284</text:p>
          </table:table-cell>
          <table:table-cell table:formula="of:=([.K59]-[.K58])/([.B58]-[.B59])" office:value-type="float" office:value="-2.010619298304" calcext:value-type="float">
            <text:p>-2.010619298304</text:p>
          </table:table-cell>
          <table:table-cell table:formula="of:=([.L59]-[.L58])/([.B58]-[.B59])" office:value-type="float" office:value="6.03185789489128" calcext:value-type="float">
            <text:p>6.03185789489128</text:p>
          </table:table-cell>
          <table:table-cell table:formula="of:=([.M59]-[.M58])/([.B58]-[.B59])" office:value-type="float" office:value="8.04247719319225" calcext:value-type="float">
            <text:p>8.04247719319225</text:p>
          </table:table-cell>
          <table:table-cell table:formula="of:=([.N59]-[.N58])/([.B58]-[.B59])" office:value-type="float" office:value="-1.25663706143429" calcext:value-type="float">
            <text:p>-1.25663706143429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9]/120" office:value-type="float" office:value="0.433333333333333" calcext:value-type="float">
            <text:p>0.433333333333333</text:p>
          </table:table-cell>
          <table:table-cell table:style-name="Default" office:value-type="float" office:value="48.831" calcext:value-type="float">
            <text:p>48.831</text:p>
          </table:table-cell>
          <table:table-cell table:style-name="Default" office:value-type="float" office:value="-13.588" calcext:value-type="float">
            <text:p>-13.588</text:p>
          </table:table-cell>
          <table:table-cell table:style-name="Default" office:value-type="float" office:value="19.79" calcext:value-type="float">
            <text:p>19.79</text:p>
          </table:table-cell>
          <table:table-cell table:style-name="Default" office:value-type="float" office:value="-13.589" calcext:value-type="float">
            <text:p>-13.589</text:p>
          </table:table-cell>
          <table:table-cell table:formula="of:=[.C59]*2*PI()/360" office:value-type="float" office:value="0.852261727041351" calcext:value-type="float">
            <text:p>0.852261727041351</text:p>
          </table:table-cell>
          <table:table-cell table:formula="of:=[.D59]*2*PI()/360" office:value-type="float" office:value="-0.237155338760989" calcext:value-type="float">
            <text:p>-0.237155338760989</text:p>
          </table:table-cell>
          <table:table-cell table:formula="of:=[.E59]*2*PI()/360" office:value-type="float" office:value="0.345400658969678" calcext:value-type="float">
            <text:p>0.345400658969678</text:p>
          </table:table-cell>
          <table:table-cell table:formula="of:=[.F59]*2*PI()/360" office:value-type="float" office:value="-0.237172792053509" calcext:value-type="float">
            <text:p>-0.237172792053509</text:p>
          </table:table-cell>
          <table:table-cell table:formula="of:=([.G60]-[.G59])/([.B59]-[.B60])" office:value-type="float" office:value="2.78554548618299" calcext:value-type="float">
            <text:p>2.78554548618299</text:p>
          </table:table-cell>
          <table:table-cell table:formula="of:=([.H60]-[.H59])/([.B59]-[.B60])" office:value-type="float" office:value="0.697433569096937" calcext:value-type="float">
            <text:p>0.697433569096937</text:p>
          </table:table-cell>
          <table:table-cell table:formula="of:=([.I60]-[.I59])/([.B59]-[.B60])" office:value-type="float" office:value="-1.25035387612875" calcext:value-type="float">
            <text:p>-1.25035387612875</text:p>
          </table:table-cell>
          <table:table-cell table:formula="of:=([.J60]-[.J59])/([.B59]-[.B60])" office:value-type="float" office:value="-1.45351020106088" calcext:value-type="float">
            <text:p>-1.45351020106088</text:p>
          </table:table-cell>
          <table:table-cell table:formula="of:=([.K60]-[.K59])/([.B59]-[.B60])" office:value-type="float" office:value="0.753982236869766" calcext:value-type="float">
            <text:p>0.753982236869766</text:p>
          </table:table-cell>
          <table:table-cell table:formula="of:=([.L60]-[.L59])/([.B59]-[.B60])" office:value-type="float" office:value="4.52389342116925" calcext:value-type="float">
            <text:p>4.52389342116925</text:p>
          </table:table-cell>
          <table:table-cell table:formula="of:=([.M60]-[.M59])/([.B59]-[.B60])" office:value-type="float" office:value="7.28849495632752" calcext:value-type="float">
            <text:p>7.28849495632752</text:p>
          </table:table-cell>
          <table:table-cell table:formula="of:=([.N60]-[.N59])/([.B59]-[.B60])" office:value-type="float" office:value="-1.50796447372432" calcext:value-type="float">
            <text:p>-1.50796447372432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0]/120" office:value-type="float" office:value="0.441666666666667" calcext:value-type="float">
            <text:p>0.441666666666667</text:p>
          </table:table-cell>
          <table:table-cell table:style-name="Default" office:value-type="float" office:value="47.501" calcext:value-type="float">
            <text:p>47.501</text:p>
          </table:table-cell>
          <table:table-cell table:style-name="Default" office:value-type="float" office:value="-13.921" calcext:value-type="float">
            <text:p>-13.921</text:p>
          </table:table-cell>
          <table:table-cell table:style-name="Default" office:value-type="float" office:value="20.387" calcext:value-type="float">
            <text:p>20.387</text:p>
          </table:table-cell>
          <table:table-cell table:style-name="Default" office:value-type="float" office:value="-12.895" calcext:value-type="float">
            <text:p>-12.895</text:p>
          </table:table-cell>
          <table:table-cell table:formula="of:=[.C60]*2*PI()/360" office:value-type="float" office:value="0.829048847989826" calcext:value-type="float">
            <text:p>0.829048847989826</text:p>
          </table:table-cell>
          <table:table-cell table:formula="of:=[.D60]*2*PI()/360" office:value-type="float" office:value="-0.242967285170131" calcext:value-type="float">
            <text:p>-0.242967285170131</text:p>
          </table:table-cell>
          <table:table-cell table:formula="of:=[.E60]*2*PI()/360" office:value-type="float" office:value="0.355820274604084" calcext:value-type="float">
            <text:p>0.355820274604084</text:p>
          </table:table-cell>
          <table:table-cell table:formula="of:=[.F60]*2*PI()/360" office:value-type="float" office:value="-0.225060207044669" calcext:value-type="float">
            <text:p>-0.225060207044669</text:p>
          </table:table-cell>
          <table:table-cell table:formula="of:=([.G61]-[.G60])/([.B60]-[.B61])" office:value-type="float" office:value="2.77926230087574" calcext:value-type="float">
            <text:p>2.77926230087574</text:p>
          </table:table-cell>
          <table:table-cell table:formula="of:=([.H61]-[.H60])/([.B60]-[.B61])" office:value-type="float" office:value="0.65973445725386" calcext:value-type="float">
            <text:p>0.65973445725386</text:p>
          </table:table-cell>
          <table:table-cell table:formula="of:=([.I61]-[.I60])/([.B60]-[.B61])" office:value-type="float" office:value="-1.31109133409814" calcext:value-type="float">
            <text:p>-1.31109133409814</text:p>
          </table:table-cell>
          <table:table-cell table:formula="of:=([.J61]-[.J60])/([.B60]-[.B61])" office:value-type="float" office:value="-1.44094383044652" calcext:value-type="float">
            <text:p>-1.44094383044652</text:p>
          </table:table-cell>
          <table:table-cell table:formula="of:=([.K61]-[.K60])/([.B60]-[.B61])" office:value-type="float" office:value="2.26194671057816" calcext:value-type="float">
            <text:p>2.26194671057816</text:p>
          </table:table-cell>
          <table:table-cell table:formula="of:=([.L61]-[.L60])/([.B60]-[.B61])" office:value-type="float" office:value="3.26725635973434" calcext:value-type="float">
            <text:p>3.26725635973434</text:p>
          </table:table-cell>
          <table:table-cell table:formula="of:=([.M61]-[.M60])/([.B60]-[.B61])" office:value-type="float" office:value="7.28849495632795" calcext:value-type="float">
            <text:p>7.28849495632795</text:p>
          </table:table-cell>
          <table:table-cell table:formula="of:=([.N61]-[.N60])/([.B60]-[.B61])" office:value-type="float" office:value="-3.26725635973211" calcext:value-type="float">
            <text:p>-3.26725635973211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1]/120" office:value-type="float" office:value="0.45" calcext:value-type="float">
            <text:p>0.45</text:p>
          </table:table-cell>
          <table:table-cell table:style-name="Default" office:value-type="float" office:value="46.174" calcext:value-type="float">
            <text:p>46.174</text:p>
          </table:table-cell>
          <table:table-cell table:style-name="Default" office:value-type="float" office:value="-14.236" calcext:value-type="float">
            <text:p>-14.236</text:p>
          </table:table-cell>
          <table:table-cell table:style-name="Default" office:value-type="float" office:value="21.013" calcext:value-type="float">
            <text:p>21.013</text:p>
          </table:table-cell>
          <table:table-cell table:style-name="Default" office:value-type="float" office:value="-12.207" calcext:value-type="float">
            <text:p>-12.207</text:p>
          </table:table-cell>
          <table:table-cell table:formula="of:=[.C61]*2*PI()/360" office:value-type="float" office:value="0.805888328815862" calcext:value-type="float">
            <text:p>0.805888328815862</text:p>
          </table:table-cell>
          <table:table-cell table:formula="of:=[.D61]*2*PI()/360" office:value-type="float" office:value="-0.248465072313913" calcext:value-type="float">
            <text:p>-0.248465072313913</text:p>
          </table:table-cell>
          <table:table-cell table:formula="of:=[.E61]*2*PI()/360" office:value-type="float" office:value="0.366746035721568" calcext:value-type="float">
            <text:p>0.366746035721568</text:p>
          </table:table-cell>
          <table:table-cell table:formula="of:=[.F61]*2*PI()/360" office:value-type="float" office:value="-0.213052341790948" calcext:value-type="float">
            <text:p>-0.213052341790948</text:p>
          </table:table-cell>
          <table:table-cell table:formula="of:=([.G62]-[.G61])/([.B61]-[.B62])" office:value-type="float" office:value="2.76041274495425" calcext:value-type="float">
            <text:p>2.76041274495425</text:p>
          </table:table-cell>
          <table:table-cell table:formula="of:=([.H62]-[.H61])/([.B61]-[.B62])" office:value-type="float" office:value="0.632507320922741" calcext:value-type="float">
            <text:p>0.632507320922741</text:p>
          </table:table-cell>
          <table:table-cell table:formula="of:=([.I62]-[.I61])/([.B61]-[.B62])" office:value-type="float" office:value="-1.37182879206754" calcext:value-type="float">
            <text:p>-1.37182879206754</text:p>
          </table:table-cell>
          <table:table-cell table:formula="of:=([.J62]-[.J61])/([.B61]-[.B62])" office:value-type="float" office:value="-1.41371669411541" calcext:value-type="float">
            <text:p>-1.41371669411541</text:p>
          </table:table-cell>
          <table:table-cell table:formula="of:=([.K62]-[.K61])/([.B61]-[.B62])" office:value-type="float" office:value="4.5238934211725" calcext:value-type="float">
            <text:p>4.5238934211725</text:p>
          </table:table-cell>
          <table:table-cell table:formula="of:=([.L62]-[.L61])/([.B61]-[.B62])" office:value-type="float" office:value="1.00530964914781" calcext:value-type="float">
            <text:p>1.00530964914781</text:p>
          </table:table-cell>
          <table:table-cell table:formula="of:=([.M62]-[.M61])/([.B61]-[.B62])" office:value-type="float" office:value="7.53982236861634" calcext:value-type="float">
            <text:p>7.53982236861634</text:p>
          </table:table-cell>
          <table:table-cell table:formula="of:=([.N62]-[.N61])/([.B61]-[.B62])" office:value-type="float" office:value="-3.76991118430905" calcext:value-type="float">
            <text:p>-3.76991118430905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2]/120" office:value-type="float" office:value="0.458333333333333" calcext:value-type="float">
            <text:p>0.458333333333333</text:p>
          </table:table-cell>
          <table:table-cell table:style-name="Default" office:value-type="float" office:value="44.856" calcext:value-type="float">
            <text:p>44.856</text:p>
          </table:table-cell>
          <table:table-cell table:style-name="Default" office:value-type="float" office:value="-14.538" calcext:value-type="float">
            <text:p>-14.538</text:p>
          </table:table-cell>
          <table:table-cell table:style-name="Default" office:value-type="float" office:value="21.668" calcext:value-type="float">
            <text:p>21.668</text:p>
          </table:table-cell>
          <table:table-cell table:style-name="Default" office:value-type="float" office:value="-11.532" calcext:value-type="float">
            <text:p>-11.532</text:p>
          </table:table-cell>
          <table:table-cell table:formula="of:=[.C62]*2*PI()/360" office:value-type="float" office:value="0.782884889274576" calcext:value-type="float">
            <text:p>0.782884889274576</text:p>
          </table:table-cell>
          <table:table-cell table:formula="of:=[.D62]*2*PI()/360" office:value-type="float" office:value="-0.253735966654936" calcext:value-type="float">
            <text:p>-0.253735966654936</text:p>
          </table:table-cell>
          <table:table-cell table:formula="of:=[.E62]*2*PI()/360" office:value-type="float" office:value="0.378177942322131" calcext:value-type="float">
            <text:p>0.378177942322131</text:p>
          </table:table-cell>
          <table:table-cell table:formula="of:=[.F62]*2*PI()/360" office:value-type="float" office:value="-0.201271369339986" calcext:value-type="float">
            <text:p>-0.201271369339986</text:p>
          </table:table-cell>
          <table:table-cell table:formula="of:=([.G63]-[.G62])/([.B62]-[.B63])" office:value-type="float" office:value="2.72271363311115" calcext:value-type="float">
            <text:p>2.72271363311115</text:p>
          </table:table-cell>
          <table:table-cell table:formula="of:=([.H63]-[.H62])/([.B62]-[.B63])" office:value-type="float" office:value="0.624129740513175" calcext:value-type="float">
            <text:p>0.624129740513175</text:p>
          </table:table-cell>
          <table:table-cell table:formula="of:=([.I63]-[.I62])/([.B62]-[.B63])" office:value-type="float" office:value="-1.43466064513935" calcext:value-type="float">
            <text:p>-1.43466064513935</text:p>
          </table:table-cell>
          <table:table-cell table:formula="of:=([.J63]-[.J62])/([.B62]-[.B63])" office:value-type="float" office:value="-1.38230076757951" calcext:value-type="float">
            <text:p>-1.38230076757951</text:p>
          </table:table-cell>
          <table:table-cell table:formula="of:=([.K63]-[.K62])/([.B62]-[.B63])" office:value-type="float" office:value="5.27787565802934" calcext:value-type="float">
            <text:p>5.27787565802934</text:p>
          </table:table-cell>
          <table:table-cell table:formula="of:=([.L63]-[.L62])/([.B62]-[.B63])" office:value-type="float" office:value="-0.25132741228702" calcext:value-type="float">
            <text:p>-0.25132741228702</text:p>
          </table:table-cell>
          <table:table-cell table:formula="of:=([.M63]-[.M62])/([.B62]-[.B63])" office:value-type="float" office:value="7.03716754403993" calcext:value-type="float">
            <text:p>7.03716754403993</text:p>
          </table:table-cell>
          <table:table-cell table:formula="of:=([.N63]-[.N62])/([.B62]-[.B63])" office:value-type="float" office:value="-4.27256600888107" calcext:value-type="float">
            <text:p>-4.27256600888107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3]/120" office:value-type="float" office:value="0.466666666666667" calcext:value-type="float">
            <text:p>0.466666666666667</text:p>
          </table:table-cell>
          <table:table-cell table:style-name="Default" office:value-type="float" office:value="43.556" calcext:value-type="float">
            <text:p>43.556</text:p>
          </table:table-cell>
          <table:table-cell table:style-name="Default" office:value-type="float" office:value="-14.836" calcext:value-type="float">
            <text:p>-14.836</text:p>
          </table:table-cell>
          <table:table-cell table:style-name="Default" office:value-type="float" office:value="22.353" calcext:value-type="float">
            <text:p>22.353</text:p>
          </table:table-cell>
          <table:table-cell table:style-name="Default" office:value-type="float" office:value="-10.872" calcext:value-type="float">
            <text:p>-10.872</text:p>
          </table:table-cell>
          <table:table-cell table:formula="of:=[.C63]*2*PI()/360" office:value-type="float" office:value="0.76019560899865" calcext:value-type="float">
            <text:p>0.76019560899865</text:p>
          </table:table-cell>
          <table:table-cell table:formula="of:=[.D63]*2*PI()/360" office:value-type="float" office:value="-0.258937047825879" calcext:value-type="float">
            <text:p>-0.258937047825879</text:p>
          </table:table-cell>
          <table:table-cell table:formula="of:=[.E63]*2*PI()/360" office:value-type="float" office:value="0.390133447698293" calcext:value-type="float">
            <text:p>0.390133447698293</text:p>
          </table:table-cell>
          <table:table-cell table:formula="of:=[.F63]*2*PI()/360" office:value-type="float" office:value="-0.189752196276823" calcext:value-type="float">
            <text:p>-0.189752196276823</text:p>
          </table:table-cell>
          <table:table-cell table:formula="of:=([.G64]-[.G63])/([.B63]-[.B64])" office:value-type="float" office:value="2.6787313359609" calcext:value-type="float">
            <text:p>2.6787313359609</text:p>
          </table:table-cell>
          <table:table-cell table:formula="of:=([.H64]-[.H63])/([.B63]-[.B64])" office:value-type="float" office:value="0.626224135615567" calcext:value-type="float">
            <text:p>0.626224135615567</text:p>
          </table:table-cell>
          <table:table-cell table:formula="of:=([.I64]-[.I63])/([.B63]-[.B64])" office:value-type="float" office:value="-1.49330370800634" calcext:value-type="float">
            <text:p>-1.49330370800634</text:p>
          </table:table-cell>
          <table:table-cell table:formula="of:=([.J64]-[.J63])/([.B63]-[.B64])" office:value-type="float" office:value="-1.34669605083883" calcext:value-type="float">
            <text:p>-1.34669605083883</text:p>
          </table:table-cell>
          <table:table-cell table:formula="of:=([.K64]-[.K63])/([.B63]-[.B64])" office:value-type="float" office:value="6.53451271946942" calcext:value-type="float">
            <text:p>6.53451271946942</text:p>
          </table:table-cell>
          <table:table-cell table:formula="of:=([.L64]-[.L63])/([.B63]-[.B64])" office:value-type="float" office:value="-1.25663706143534" calcext:value-type="float">
            <text:p>-1.25663706143534</text:p>
          </table:table-cell>
          <table:table-cell table:formula="of:=([.M64]-[.M63])/([.B63]-[.B64])" office:value-type="float" office:value="6.78584013175425" calcext:value-type="float">
            <text:p>6.78584013175425</text:p>
          </table:table-cell>
          <table:table-cell table:formula="of:=([.N64]-[.N63])/([.B63]-[.B64])" office:value-type="float" office:value="-4.27256600888325" calcext:value-type="float">
            <text:p>-4.27256600888325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4]/120" office:value-type="float" office:value="0.475" calcext:value-type="float">
            <text:p>0.475</text:p>
          </table:table-cell>
          <table:table-cell table:style-name="Default" office:value-type="float" office:value="42.277" calcext:value-type="float">
            <text:p>42.277</text:p>
          </table:table-cell>
          <table:table-cell table:style-name="Default" office:value-type="float" office:value="-15.135" calcext:value-type="float">
            <text:p>-15.135</text:p>
          </table:table-cell>
          <table:table-cell table:style-name="Default" office:value-type="float" office:value="23.066" calcext:value-type="float">
            <text:p>23.066</text:p>
          </table:table-cell>
          <table:table-cell table:style-name="Default" office:value-type="float" office:value="-10.229" calcext:value-type="float">
            <text:p>-10.229</text:p>
          </table:table-cell>
          <table:table-cell table:formula="of:=[.C64]*2*PI()/360" office:value-type="float" office:value="0.737872847865643" calcext:value-type="float">
            <text:p>0.737872847865643</text:p>
          </table:table-cell>
          <table:table-cell table:formula="of:=[.D64]*2*PI()/360" office:value-type="float" office:value="-0.264155582289342" calcext:value-type="float">
            <text:p>-0.264155582289342</text:p>
          </table:table-cell>
          <table:table-cell table:formula="of:=[.E64]*2*PI()/360" office:value-type="float" office:value="0.402577645265012" calcext:value-type="float">
            <text:p>0.402577645265012</text:p>
          </table:table-cell>
          <table:table-cell table:formula="of:=[.F64]*2*PI()/360" office:value-type="float" office:value="-0.1785297291865" calcext:value-type="float">
            <text:p>-0.1785297291865</text:p>
          </table:table-cell>
          <table:table-cell table:formula="of:=([.G65]-[.G64])/([.B64]-[.B65])" office:value-type="float" office:value="2.62427706329866" calcext:value-type="float">
            <text:p>2.62427706329866</text:p>
          </table:table-cell>
          <table:table-cell table:formula="of:=([.H65]-[.H64])/([.B64]-[.B65])" office:value-type="float" office:value="0.636696111127528" calcext:value-type="float">
            <text:p>0.636696111127528</text:p>
          </table:table-cell>
          <table:table-cell table:formula="of:=([.I65]-[.I64])/([.B64]-[.B65])" office:value-type="float" office:value="-1.54985237577096" calcext:value-type="float">
            <text:p>-1.54985237577096</text:p>
          </table:table-cell>
          <table:table-cell table:formula="of:=([.J65]-[.J64])/([.B64]-[.B65])" office:value-type="float" office:value="-1.31109133409814" calcext:value-type="float">
            <text:p>-1.31109133409814</text:p>
          </table:table-cell>
          <table:table-cell table:formula="of:=([.K65]-[.K64])/([.B64]-[.B65])" office:value-type="float" office:value="7.03716754403668" calcext:value-type="float">
            <text:p>7.03716754403668</text:p>
          </table:table-cell>
          <table:table-cell table:formula="of:=([.L65]-[.L64])/([.B64]-[.B65])" office:value-type="float" office:value="-2.76460153515952" calcext:value-type="float">
            <text:p>-2.76460153515952</text:p>
          </table:table-cell>
          <table:table-cell table:formula="of:=([.M65]-[.M64])/([.B64]-[.B65])" office:value-type="float" office:value="6.28318530718046" calcext:value-type="float">
            <text:p>6.28318530718046</text:p>
          </table:table-cell>
          <table:table-cell table:formula="of:=([.N65]-[.N64])/([.B64]-[.B65])" office:value-type="float" office:value="-3.76991118430689" calcext:value-type="float">
            <text:p>-3.76991118430689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5]/120" office:value-type="float" office:value="0.483333333333333" calcext:value-type="float">
            <text:p>0.483333333333333</text:p>
          </table:table-cell>
          <table:table-cell table:style-name="Default" office:value-type="float" office:value="41.024" calcext:value-type="float">
            <text:p>41.024</text:p>
          </table:table-cell>
          <table:table-cell table:style-name="Default" office:value-type="float" office:value="-15.439" calcext:value-type="float">
            <text:p>-15.439</text:p>
          </table:table-cell>
          <table:table-cell table:style-name="Default" office:value-type="float" office:value="23.806" calcext:value-type="float">
            <text:p>23.806</text:p>
          </table:table-cell>
          <table:table-cell table:style-name="Default" office:value-type="float" office:value="-9.603" calcext:value-type="float">
            <text:p>-9.603</text:p>
          </table:table-cell>
          <table:table-cell table:formula="of:=[.C65]*2*PI()/360" office:value-type="float" office:value="0.716003872338154" calcext:value-type="float">
            <text:p>0.716003872338154</text:p>
          </table:table-cell>
          <table:table-cell table:formula="of:=[.D65]*2*PI()/360" office:value-type="float" office:value="-0.269461383215405" calcext:value-type="float">
            <text:p>-0.269461383215405</text:p>
          </table:table-cell>
          <table:table-cell table:formula="of:=[.E65]*2*PI()/360" office:value-type="float" office:value="0.41549308172977" calcext:value-type="float">
            <text:p>0.41549308172977</text:p>
          </table:table-cell>
          <table:table-cell table:formula="of:=[.F65]*2*PI()/360" office:value-type="float" office:value="-0.167603968069015" calcext:value-type="float">
            <text:p>-0.167603968069015</text:p>
          </table:table-cell>
          <table:table-cell table:formula="of:=([.G66]-[.G65])/([.B65]-[.B66])" office:value-type="float" office:value="2.56563400043169" calcext:value-type="float">
            <text:p>2.56563400043169</text:p>
          </table:table-cell>
          <table:table-cell table:formula="of:=([.H66]-[.H65])/([.B65]-[.B66])" office:value-type="float" office:value="0.659734457253858" calcext:value-type="float">
            <text:p>0.659734457253858</text:p>
          </table:table-cell>
          <table:table-cell table:formula="of:=([.I66]-[.I65])/([.B65]-[.B66])" office:value-type="float" office:value="-1.6022122533308" calcext:value-type="float">
            <text:p>-1.6022122533308</text:p>
          </table:table-cell>
          <table:table-cell table:formula="of:=([.J66]-[.J65])/([.B65]-[.B66])" office:value-type="float" office:value="-1.27967540756225" calcext:value-type="float">
            <text:p>-1.27967540756225</text:p>
          </table:table-cell>
          <table:table-cell table:formula="of:=([.K66]-[.K65])/([.B65]-[.B66])" office:value-type="float" office:value="7.03716754404568" calcext:value-type="float">
            <text:p>7.03716754404568</text:p>
          </table:table-cell>
          <table:table-cell table:formula="of:=([.L66]-[.L65])/([.B65]-[.B66])" office:value-type="float" office:value="-3.01592894744581" calcext:value-type="float">
            <text:p>-3.01592894744581</text:p>
          </table:table-cell>
          <table:table-cell table:formula="of:=([.M66]-[.M65])/([.B65]-[.B66])" office:value-type="float" office:value="5.52920307031593" calcext:value-type="float">
            <text:p>5.52920307031593</text:p>
          </table:table-cell>
          <table:table-cell table:formula="of:=([.N66]-[.N65])/([.B65]-[.B66])" office:value-type="float" office:value="-3.51858377202121" calcext:value-type="float">
            <text:p>-3.51858377202121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6]/120" office:value-type="float" office:value="0.491666666666667" calcext:value-type="float">
            <text:p>0.491666666666667</text:p>
          </table:table-cell>
          <table:table-cell table:style-name="Default" office:value-type="float" office:value="39.799" calcext:value-type="float">
            <text:p>39.799</text:p>
          </table:table-cell>
          <table:table-cell table:style-name="Default" office:value-type="float" office:value="-15.754" calcext:value-type="float">
            <text:p>-15.754</text:p>
          </table:table-cell>
          <table:table-cell table:style-name="Default" office:value-type="float" office:value="24.571" calcext:value-type="float">
            <text:p>24.571</text:p>
          </table:table-cell>
          <table:table-cell table:style-name="Default" office:value-type="float" office:value="-8.992" calcext:value-type="float">
            <text:p>-8.992</text:p>
          </table:table-cell>
          <table:table-cell table:formula="of:=[.C66]*2*PI()/360" office:value-type="float" office:value="0.694623589001223" calcext:value-type="float">
            <text:p>0.694623589001223</text:p>
          </table:table-cell>
          <table:table-cell table:formula="of:=[.D66]*2*PI()/360" office:value-type="float" office:value="-0.274959170359187" calcext:value-type="float">
            <text:p>-0.274959170359187</text:p>
          </table:table-cell>
          <table:table-cell table:formula="of:=[.E66]*2*PI()/360" office:value-type="float" office:value="0.428844850507527" calcext:value-type="float">
            <text:p>0.428844850507527</text:p>
          </table:table-cell>
          <table:table-cell table:formula="of:=[.F66]*2*PI()/360" office:value-type="float" office:value="-0.15694000633933" calcext:value-type="float">
            <text:p>-0.15694000633933</text:p>
          </table:table-cell>
          <table:table-cell table:formula="of:=([.G67]-[.G66])/([.B66]-[.B67])" office:value-type="float" office:value="2.50699093756464" calcext:value-type="float">
            <text:p>2.50699093756464</text:p>
          </table:table-cell>
          <table:table-cell table:formula="of:=([.H67]-[.H66])/([.B66]-[.B67])" office:value-type="float" office:value="0.684867198482573" calcext:value-type="float">
            <text:p>0.684867198482573</text:p>
          </table:table-cell>
          <table:table-cell table:formula="of:=([.I67]-[.I66])/([.B66]-[.B67])" office:value-type="float" office:value="-1.64828894558343" calcext:value-type="float">
            <text:p>-1.64828894558343</text:p>
          </table:table-cell>
          <table:table-cell table:formula="of:=([.J67]-[.J66])/([.B66]-[.B67])" office:value-type="float" office:value="-1.25035387612874" calcext:value-type="float">
            <text:p>-1.25035387612874</text:p>
          </table:table-cell>
          <table:table-cell table:formula="of:=([.K67]-[.K66])/([.B66]-[.B67])" office:value-type="float" office:value="7.53982236861299" calcext:value-type="float">
            <text:p>7.53982236861299</text:p>
          </table:table-cell>
          <table:table-cell table:formula="of:=([.L67]-[.L66])/([.B66]-[.B67])" office:value-type="float" office:value="-3.76991118430807" calcext:value-type="float">
            <text:p>-3.76991118430807</text:p>
          </table:table-cell>
          <table:table-cell table:formula="of:=([.M67]-[.M66])/([.B66]-[.B67])" office:value-type="float" office:value="4.52389342117162" calcext:value-type="float">
            <text:p>4.52389342117162</text:p>
          </table:table-cell>
          <table:table-cell table:formula="of:=([.N67]-[.N66])/([.B66]-[.B67])" office:value-type="float" office:value="-2.51327412287106" calcext:value-type="float">
            <text:p>-2.51327412287106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7]/120" office:value-type="float" office:value="0.5" calcext:value-type="float">
            <text:p>0.5</text:p>
          </table:table-cell>
          <table:table-cell table:style-name="Default" office:value-type="float" office:value="38.602" calcext:value-type="float">
            <text:p>38.602</text:p>
          </table:table-cell>
          <table:table-cell table:style-name="Default" office:value-type="float" office:value="-16.081" calcext:value-type="float">
            <text:p>-16.081</text:p>
          </table:table-cell>
          <table:table-cell table:style-name="Default" office:value-type="float" office:value="25.358" calcext:value-type="float">
            <text:p>25.358</text:p>
          </table:table-cell>
          <table:table-cell table:style-name="Default" office:value-type="float" office:value="-8.395" calcext:value-type="float">
            <text:p>-8.395</text:p>
          </table:table-cell>
          <table:table-cell table:formula="of:=[.C67]*2*PI()/360" office:value-type="float" office:value="0.673731997854851" calcext:value-type="float">
            <text:p>0.673731997854851</text:p>
          </table:table-cell>
          <table:table-cell table:formula="of:=[.D67]*2*PI()/360" office:value-type="float" office:value="-0.280666397013208" calcext:value-type="float">
            <text:p>-0.280666397013208</text:p>
          </table:table-cell>
          <table:table-cell table:formula="of:=[.E67]*2*PI()/360" office:value-type="float" office:value="0.442580591720722" calcext:value-type="float">
            <text:p>0.442580591720722</text:p>
          </table:table-cell>
          <table:table-cell table:formula="of:=[.F67]*2*PI()/360" office:value-type="float" office:value="-0.146520390704924" calcext:value-type="float">
            <text:p>-0.146520390704924</text:p>
          </table:table-cell>
          <table:table-cell table:formula="of:=([.G68]-[.G67])/([.B67]-[.B68])" office:value-type="float" office:value="2.44415908449287" calcext:value-type="float">
            <text:p>2.44415908449287</text:p>
          </table:table-cell>
          <table:table-cell table:formula="of:=([.H68]-[.H67])/([.B67]-[.B68])" office:value-type="float" office:value="0.716283125018473" calcext:value-type="float">
            <text:p>0.716283125018473</text:p>
          </table:table-cell>
          <table:table-cell table:formula="of:=([.I68]-[.I67])/([.B67]-[.B68])" office:value-type="float" office:value="-1.68598805742653" calcext:value-type="float">
            <text:p>-1.68598805742653</text:p>
          </table:table-cell>
          <table:table-cell table:formula="of:=([.J68]-[.J67])/([.B67]-[.B68])" office:value-type="float" office:value="-1.22940992510481" calcext:value-type="float">
            <text:p>-1.22940992510481</text:p>
          </table:table-cell>
          <table:table-cell table:formula="of:=([.K68]-[.K67])/([.B67]-[.B68])" office:value-type="float" office:value="7.28849495633077" calcext:value-type="float">
            <text:p>7.28849495633077</text:p>
          </table:table-cell>
          <table:table-cell table:formula="of:=([.L68]-[.L67])/([.B67]-[.B68])" office:value-type="float" office:value="-3.51858377202061" calcext:value-type="float">
            <text:p>-3.51858377202061</text:p>
          </table:table-cell>
          <table:table-cell table:formula="of:=([.M68]-[.M67])/([.B67]-[.B68])" office:value-type="float" office:value="3.76991118430479" calcext:value-type="float">
            <text:p>3.76991118430479</text:p>
          </table:table-cell>
          <table:table-cell table:formula="of:=([.N68]-[.N67])/([.B67]-[.B68])" office:value-type="float" office:value="-2.2619467105867" calcext:value-type="float">
            <text:p>-2.2619467105867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8]/120" office:value-type="float" office:value="0.508333333333333" calcext:value-type="float">
            <text:p>0.508333333333333</text:p>
          </table:table-cell>
          <table:table-cell table:style-name="Default" office:value-type="float" office:value="37.435" calcext:value-type="float">
            <text:p>37.435</text:p>
          </table:table-cell>
          <table:table-cell table:style-name="Default" office:value-type="float" office:value="-16.423" calcext:value-type="float">
            <text:p>-16.423</text:p>
          </table:table-cell>
          <table:table-cell table:style-name="Default" office:value-type="float" office:value="26.163" calcext:value-type="float">
            <text:p>26.163</text:p>
          </table:table-cell>
          <table:table-cell table:style-name="Default" office:value-type="float" office:value="-7.808" calcext:value-type="float">
            <text:p>-7.808</text:p>
          </table:table-cell>
          <table:table-cell table:formula="of:=[.C68]*2*PI()/360" office:value-type="float" office:value="0.653364005484077" calcext:value-type="float">
            <text:p>0.653364005484077</text:p>
          </table:table-cell>
          <table:table-cell table:formula="of:=[.D68]*2*PI()/360" office:value-type="float" office:value="-0.286635423055029" calcext:value-type="float">
            <text:p>-0.286635423055029</text:p>
          </table:table-cell>
          <table:table-cell table:formula="of:=[.E68]*2*PI()/360" office:value-type="float" office:value="0.456630492199276" calcext:value-type="float">
            <text:p>0.456630492199276</text:p>
          </table:table-cell>
          <table:table-cell table:formula="of:=[.F68]*2*PI()/360" office:value-type="float" office:value="-0.136275307995717" calcext:value-type="float">
            <text:p>-0.136275307995717</text:p>
          </table:table-cell>
          <table:table-cell table:formula="of:=([.G69]-[.G68])/([.B68]-[.B69])" office:value-type="float" office:value="2.38342162652344" calcext:value-type="float">
            <text:p>2.38342162652344</text:p>
          </table:table-cell>
          <table:table-cell table:formula="of:=([.H69]-[.H68])/([.B68]-[.B69])" office:value-type="float" office:value="0.745604656451978" calcext:value-type="float">
            <text:p>0.745604656451978</text:p>
          </table:table-cell>
          <table:table-cell table:formula="of:=([.I69]-[.I68])/([.B68]-[.B69])" office:value-type="float" office:value="-1.7174039839624" calcext:value-type="float">
            <text:p>-1.7174039839624</text:p>
          </table:table-cell>
          <table:table-cell table:formula="of:=([.J69]-[.J68])/([.B68]-[.B69])" office:value-type="float" office:value="-1.21056036918325" calcext:value-type="float">
            <text:p>-1.21056036918325</text:p>
          </table:table-cell>
          <table:table-cell table:formula="of:=([.K69]-[.K68])/([.B68]-[.B69])" office:value-type="float" office:value="8.29380460547555" calcext:value-type="float">
            <text:p>8.29380460547555</text:p>
          </table:table-cell>
          <table:table-cell table:formula="of:=([.L69]-[.L68])/([.B68]-[.B69])" office:value-type="float" office:value="-3.01592894744512" calcext:value-type="float">
            <text:p>-3.01592894744512</text:p>
          </table:table-cell>
          <table:table-cell table:formula="of:=([.M69]-[.M68])/([.B68]-[.B69])" office:value-type="float" office:value="2.76460153516255" calcext:value-type="float">
            <text:p>2.76460153516255</text:p>
          </table:table-cell>
          <table:table-cell table:formula="of:=([.N69]-[.N68])/([.B68]-[.B69])" office:value-type="float" office:value="-1.00530964914658" calcext:value-type="float">
            <text:p>-1.00530964914658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9]/120" office:value-type="float" office:value="0.516666666666667" calcext:value-type="float">
            <text:p>0.516666666666667</text:p>
          </table:table-cell>
          <table:table-cell table:style-name="Default" office:value-type="float" office:value="36.297" calcext:value-type="float">
            <text:p>36.297</text:p>
          </table:table-cell>
          <table:table-cell table:style-name="Default" office:value-type="float" office:value="-16.779" calcext:value-type="float">
            <text:p>-16.779</text:p>
          </table:table-cell>
          <table:table-cell table:style-name="Default" office:value-type="float" office:value="26.983" calcext:value-type="float">
            <text:p>26.983</text:p>
          </table:table-cell>
          <table:table-cell table:style-name="Default" office:value-type="float" office:value="-7.23" calcext:value-type="float">
            <text:p>-7.23</text:p>
          </table:table-cell>
          <table:table-cell table:formula="of:=[.C69]*2*PI()/360" office:value-type="float" office:value="0.633502158596382" calcext:value-type="float">
            <text:p>0.633502158596382</text:p>
          </table:table-cell>
          <table:table-cell table:formula="of:=[.D69]*2*PI()/360" office:value-type="float" office:value="-0.292848795192129" calcext:value-type="float">
            <text:p>-0.292848795192129</text:p>
          </table:table-cell>
          <table:table-cell table:formula="of:=[.E69]*2*PI()/360" office:value-type="float" office:value="0.47094219206563" calcext:value-type="float">
            <text:p>0.47094219206563</text:p>
          </table:table-cell>
          <table:table-cell table:formula="of:=[.F69]*2*PI()/360" office:value-type="float" office:value="-0.12618730491919" calcext:value-type="float">
            <text:p>-0.12618730491919</text:p>
          </table:table-cell>
          <table:table-cell table:formula="of:=([.G70]-[.G69])/([.B69]-[.B70])" office:value-type="float" office:value="2.31430658814448" calcext:value-type="float">
            <text:p>2.31430658814448</text:p>
          </table:table-cell>
          <table:table-cell table:formula="of:=([.H70]-[.H69])/([.B69]-[.B70])" office:value-type="float" office:value="0.770737397680688" calcext:value-type="float">
            <text:p>0.770737397680688</text:p>
          </table:table-cell>
          <table:table-cell table:formula="of:=([.I70]-[.I69])/([.B69]-[.B70])" office:value-type="float" office:value="-1.74044233008876" calcext:value-type="float">
            <text:p>-1.74044233008876</text:p>
          </table:table-cell>
          <table:table-cell table:formula="of:=([.J70]-[.J69])/([.B69]-[.B70])" office:value-type="float" office:value="-1.2021827887737" calcext:value-type="float">
            <text:p>-1.2021827887737</text:p>
          </table:table-cell>
          <table:table-cell table:formula="of:=([.K70]-[.K69])/([.B69]-[.B70])" office:value-type="float" office:value="9.55044166691214" calcext:value-type="float">
            <text:p>9.55044166691214</text:p>
          </table:table-cell>
          <table:table-cell table:formula="of:=([.L70]-[.L69])/([.B69]-[.B70])" office:value-type="float" office:value="-3.01592894744874" calcext:value-type="float">
            <text:p>-3.01592894744874</text:p>
          </table:table-cell>
          <table:table-cell table:formula="of:=([.M70]-[.M69])/([.B69]-[.B70])" office:value-type="float" office:value="3.5185837720178" calcext:value-type="float">
            <text:p>3.5185837720178</text:p>
          </table:table-cell>
          <table:table-cell table:formula="of:=([.N70]-[.N69])/([.B69]-[.B70])" office:value-type="float" office:value="-0.251327412287115" calcext:value-type="float">
            <text:p>-0.251327412287115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0]/120" office:value-type="float" office:value="0.525" calcext:value-type="float">
            <text:p>0.525</text:p>
          </table:table-cell>
          <table:table-cell table:style-name="Default" office:value-type="float" office:value="35.192" calcext:value-type="float">
            <text:p>35.192</text:p>
          </table:table-cell>
          <table:table-cell table:style-name="Default" office:value-type="float" office:value="-17.147" calcext:value-type="float">
            <text:p>-17.147</text:p>
          </table:table-cell>
          <table:table-cell table:style-name="Default" office:value-type="float" office:value="27.814" calcext:value-type="float">
            <text:p>27.814</text:p>
          </table:table-cell>
          <table:table-cell table:style-name="Default" office:value-type="float" office:value="-6.656" calcext:value-type="float">
            <text:p>-6.656</text:p>
          </table:table-cell>
          <table:table-cell table:formula="of:=[.C70]*2*PI()/360" office:value-type="float" office:value="0.614216270361844" calcext:value-type="float">
            <text:p>0.614216270361844</text:p>
          </table:table-cell>
          <table:table-cell table:formula="of:=[.D70]*2*PI()/360" office:value-type="float" office:value="-0.299271606839468" calcext:value-type="float">
            <text:p>-0.299271606839468</text:p>
          </table:table-cell>
          <table:table-cell table:formula="of:=[.E70]*2*PI()/360" office:value-type="float" office:value="0.485445878149703" calcext:value-type="float">
            <text:p>0.485445878149703</text:p>
          </table:table-cell>
          <table:table-cell table:formula="of:=[.F70]*2*PI()/360" office:value-type="float" office:value="-0.116169115012743" calcext:value-type="float">
            <text:p>-0.116169115012743</text:p>
          </table:table-cell>
          <table:table-cell table:formula="of:=([.G71]-[.G70])/([.B70]-[.B71])" office:value-type="float" office:value="2.23471957425354" calcext:value-type="float">
            <text:p>2.23471957425354</text:p>
          </table:table-cell>
          <table:table-cell table:formula="of:=([.H71]-[.H70])/([.B70]-[.B71])" office:value-type="float" office:value="0.795870138909427" calcext:value-type="float">
            <text:p>0.795870138909427</text:p>
          </table:table-cell>
          <table:table-cell table:formula="of:=([.I71]-[.I70])/([.B70]-[.B71])" office:value-type="float" office:value="-1.76976386152224" calcext:value-type="float">
            <text:p>-1.76976386152224</text:p>
          </table:table-cell>
          <table:table-cell table:formula="of:=([.J71]-[.J70])/([.B70]-[.B71])" office:value-type="float" office:value="-1.20008839367131" calcext:value-type="float">
            <text:p>-1.20008839367131</text:p>
          </table:table-cell>
          <table:table-cell table:formula="of:=([.K71]-[.K70])/([.B70]-[.B71])" office:value-type="float" office:value="10.5557513160615" calcext:value-type="float">
            <text:p>10.5557513160615</text:p>
          </table:table-cell>
          <table:table-cell table:formula="of:=([.L71]-[.L70])/([.B70]-[.B71])" office:value-type="float" office:value="-1.75929188600892" calcext:value-type="float">
            <text:p>-1.75929188600892</text:p>
          </table:table-cell>
          <table:table-cell table:formula="of:=([.M71]-[.M70])/([.B70]-[.B71])" office:value-type="float" office:value="3.51858377202423" calcext:value-type="float">
            <text:p>3.51858377202423</text:p>
          </table:table-cell>
          <table:table-cell table:formula="of:=([.N71]-[.N70])/([.B70]-[.B71])" office:value-type="float" office:value="-0.753982236861799" calcext:value-type="float">
            <text:p>-0.75398223686179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1]/120" office:value-type="float" office:value="0.533333333333333" calcext:value-type="float">
            <text:p>0.533333333333333</text:p>
          </table:table-cell>
          <table:table-cell table:style-name="Default" office:value-type="float" office:value="34.125" calcext:value-type="float">
            <text:p>34.125</text:p>
          </table:table-cell>
          <table:table-cell table:style-name="Default" office:value-type="float" office:value="-17.527" calcext:value-type="float">
            <text:p>-17.527</text:p>
          </table:table-cell>
          <table:table-cell table:style-name="Default" office:value-type="float" office:value="28.659" calcext:value-type="float">
            <text:p>28.659</text:p>
          </table:table-cell>
          <table:table-cell table:style-name="Default" office:value-type="float" office:value="-6.083" calcext:value-type="float">
            <text:p>-6.083</text:p>
          </table:table-cell>
          <table:table-cell table:formula="of:=[.C71]*2*PI()/360" office:value-type="float" office:value="0.595593607243065" calcext:value-type="float">
            <text:p>0.595593607243065</text:p>
          </table:table-cell>
          <table:table-cell table:formula="of:=[.D71]*2*PI()/360" office:value-type="float" office:value="-0.305903857997046" calcext:value-type="float">
            <text:p>-0.305903857997046</text:p>
          </table:table-cell>
          <table:table-cell table:formula="of:=[.E71]*2*PI()/360" office:value-type="float" office:value="0.500193910329055" calcext:value-type="float">
            <text:p>0.500193910329055</text:p>
          </table:table-cell>
          <table:table-cell table:formula="of:=[.F71]*2*PI()/360" office:value-type="float" office:value="-0.106168378398815" calcext:value-type="float">
            <text:p>-0.106168378398815</text:p>
          </table:table-cell>
          <table:table-cell table:formula="of:=([.G72]-[.G71])/([.B71]-[.B72])" office:value-type="float" office:value="2.14675497995303" calcext:value-type="float">
            <text:p>2.14675497995303</text:p>
          </table:table-cell>
          <table:table-cell table:formula="of:=([.H72]-[.H71])/([.B71]-[.B72])" office:value-type="float" office:value="0.810530904626168" calcext:value-type="float">
            <text:p>0.810530904626168</text:p>
          </table:table-cell>
          <table:table-cell table:formula="of:=([.I72]-[.I71])/([.B71]-[.B72])" office:value-type="float" office:value="-1.79908539295577" calcext:value-type="float">
            <text:p>-1.79908539295577</text:p>
          </table:table-cell>
          <table:table-cell table:formula="of:=([.J72]-[.J71])/([.B71]-[.B72])" office:value-type="float" office:value="-1.19380520836412" calcext:value-type="float">
            <text:p>-1.19380520836412</text:p>
          </table:table-cell>
          <table:table-cell table:formula="of:=([.K72]-[.K71])/([.B71]-[.B72])" office:value-type="float" office:value="10.5557513160631" calcext:value-type="float">
            <text:p>10.5557513160631</text:p>
          </table:table-cell>
          <table:table-cell table:formula="of:=([.L72]-[.L71])/([.B71]-[.B72])" office:value-type="float" office:value="-1.50796447372107" calcext:value-type="float">
            <text:p>-1.50796447372107</text:p>
          </table:table-cell>
          <table:table-cell table:formula="of:=([.M72]-[.M71])/([.B71]-[.B72])" office:value-type="float" office:value="4.02123859659113" calcext:value-type="float">
            <text:p>4.02123859659113</text:p>
          </table:table-cell>
          <table:table-cell table:formula="of:=([.N72]-[.N71])/([.B71]-[.B72])" office:value-type="float" office:value="-0.251327412289034" calcext:value-type="float">
            <text:p>-0.251327412289034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2]/120" office:value-type="float" office:value="0.541666666666667" calcext:value-type="float">
            <text:p>0.541666666666667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-17.914" calcext:value-type="float">
            <text:p>-17.914</text:p>
          </table:table-cell>
          <table:table-cell table:style-name="Default" office:value-type="float" office:value="29.518" calcext:value-type="float">
            <text:p>29.518</text:p>
          </table:table-cell>
          <table:table-cell table:style-name="Default" office:value-type="float" office:value="-5.513" calcext:value-type="float">
            <text:p>-5.513</text:p>
          </table:table-cell>
          <table:table-cell table:formula="of:=[.C72]*2*PI()/360" office:value-type="float" office:value="0.577703982410123" calcext:value-type="float">
            <text:p>0.577703982410123</text:p>
          </table:table-cell>
          <table:table-cell table:formula="of:=[.D72]*2*PI()/360" office:value-type="float" office:value="-0.312658282202264" calcext:value-type="float">
            <text:p>-0.312658282202264</text:p>
          </table:table-cell>
          <table:table-cell table:formula="of:=[.E72]*2*PI()/360" office:value-type="float" office:value="0.515186288603686" calcext:value-type="float">
            <text:p>0.515186288603686</text:p>
          </table:table-cell>
          <table:table-cell table:formula="of:=[.F72]*2*PI()/360" office:value-type="float" office:value="-0.0962200016624474" calcext:value-type="float">
            <text:p>-0.096220001662447</text:p>
          </table:table-cell>
          <table:table-cell table:formula="of:=([.G73]-[.G72])/([.B72]-[.B73])" office:value-type="float" office:value="2.05879038565251" calcext:value-type="float">
            <text:p>2.05879038565251</text:p>
          </table:table-cell>
          <table:table-cell table:formula="of:=([.H73]-[.H72])/([.B72]-[.B73])" office:value-type="float" office:value="0.823097275240511" calcext:value-type="float">
            <text:p>0.823097275240511</text:p>
          </table:table-cell>
          <table:table-cell table:formula="of:=([.I73]-[.I72])/([.B72]-[.B73])" office:value-type="float" office:value="-1.83259571459403" calcext:value-type="float">
            <text:p>-1.83259571459403</text:p>
          </table:table-cell>
          <table:table-cell table:formula="of:=([.J73]-[.J72])/([.B72]-[.B73])" office:value-type="float" office:value="-1.19171081326172" calcext:value-type="float">
            <text:p>-1.19171081326172</text:p>
          </table:table-cell>
          <table:table-cell table:formula="of:=([.K73]-[.K72])/([.B72]-[.B73])" office:value-type="float" office:value="10.3044239037747" calcext:value-type="float">
            <text:p>10.3044239037747</text:p>
          </table:table-cell>
          <table:table-cell table:formula="of:=([.L73]-[.L72])/([.B72]-[.B73])" office:value-type="float" office:value="-1.00530964915142" calcext:value-type="float">
            <text:p>-1.00530964915142</text:p>
          </table:table-cell>
          <table:table-cell table:formula="of:=([.M73]-[.M72])/([.B72]-[.B73])" office:value-type="float" office:value="3.51858377202231" calcext:value-type="float">
            <text:p>3.51858377202231</text:p>
          </table:table-cell>
          <table:table-cell table:formula="of:=([.N73]-[.N72])/([.B72]-[.B73])" office:value-type="float" office:value="-0.502654824572146" calcext:value-type="float">
            <text:p>-0.502654824572146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3]/120" office:value-type="float" office:value="0.55" calcext:value-type="float">
            <text:p>0.55</text:p>
          </table:table-cell>
          <table:table-cell table:style-name="Default" office:value-type="float" office:value="32.117" calcext:value-type="float">
            <text:p>32.117</text:p>
          </table:table-cell>
          <table:table-cell table:style-name="Default" office:value-type="float" office:value="-18.307" calcext:value-type="float">
            <text:p>-18.307</text:p>
          </table:table-cell>
          <table:table-cell table:style-name="Default" office:value-type="float" office:value="30.393" calcext:value-type="float">
            <text:p>30.393</text:p>
          </table:table-cell>
          <table:table-cell table:style-name="Default" office:value-type="float" office:value="-4.944" calcext:value-type="float">
            <text:p>-4.944</text:p>
          </table:table-cell>
          <table:table-cell table:formula="of:=[.C73]*2*PI()/360" office:value-type="float" office:value="0.560547395863019" calcext:value-type="float">
            <text:p>0.560547395863019</text:p>
          </table:table-cell>
          <table:table-cell table:formula="of:=[.D73]*2*PI()/360" office:value-type="float" office:value="-0.319517426162602" calcext:value-type="float">
            <text:p>-0.319517426162602</text:p>
          </table:table-cell>
          <table:table-cell table:formula="of:=[.E73]*2*PI()/360" office:value-type="float" office:value="0.530457919558637" calcext:value-type="float">
            <text:p>0.530457919558637</text:p>
          </table:table-cell>
          <table:table-cell table:formula="of:=[.F73]*2*PI()/360" office:value-type="float" office:value="-0.0862890782185997" calcext:value-type="float">
            <text:p>-0.0862890782186</text:p>
          </table:table-cell>
          <table:table-cell table:formula="of:=([.G74]-[.G73])/([.B73]-[.B74])" office:value-type="float" office:value="1.97292018645438" calcext:value-type="float">
            <text:p>1.97292018645438</text:p>
          </table:table-cell>
          <table:table-cell table:formula="of:=([.H74]-[.H73])/([.B73]-[.B74])" office:value-type="float" office:value="0.831474855650106" calcext:value-type="float">
            <text:p>0.831474855650106</text:p>
          </table:table-cell>
          <table:table-cell table:formula="of:=([.I74]-[.I73])/([.B73]-[.B74])" office:value-type="float" office:value="-1.86191724602755" calcext:value-type="float">
            <text:p>-1.86191724602755</text:p>
          </table:table-cell>
          <table:table-cell table:formula="of:=([.J74]-[.J73])/([.B73]-[.B74])" office:value-type="float" office:value="-1.18752202305695" calcext:value-type="float">
            <text:p>-1.18752202305695</text:p>
          </table:table-cell>
          <table:table-cell table:formula="of:=([.K74]-[.K73])/([.B73]-[.B74])" office:value-type="float" office:value="9.55044166691214" calcext:value-type="float">
            <text:p>9.55044166691214</text:p>
          </table:table-cell>
          <table:table-cell table:formula="of:=([.L74]-[.L73])/([.B73]-[.B74])" office:value-type="float" office:value="-1.00530964914852" calcext:value-type="float">
            <text:p>-1.00530964914852</text:p>
          </table:table-cell>
          <table:table-cell table:formula="of:=([.M74]-[.M73])/([.B73]-[.B74])" office:value-type="float" office:value="3.01592894744634" calcext:value-type="float">
            <text:p>3.01592894744634</text:p>
          </table:table-cell>
          <table:table-cell table:formula="of:=([.N74]-[.N73])/([.B73]-[.B74])" office:value-type="float" office:value="-1.00530964914913" calcext:value-type="float">
            <text:p>-1.00530964914913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4]/120" office:value-type="float" office:value="0.558333333333333" calcext:value-type="float">
            <text:p>0.558333333333333</text:p>
          </table:table-cell>
          <table:table-cell table:style-name="Default" office:value-type="float" office:value="31.175" calcext:value-type="float">
            <text:p>31.175</text:p>
          </table:table-cell>
          <table:table-cell table:style-name="Default" office:value-type="float" office:value="-18.704" calcext:value-type="float">
            <text:p>-18.704</text:p>
          </table:table-cell>
          <table:table-cell table:style-name="Default" office:value-type="float" office:value="31.282" calcext:value-type="float">
            <text:p>31.282</text:p>
          </table:table-cell>
          <table:table-cell table:style-name="Default" office:value-type="float" office:value="-4.377" calcext:value-type="float">
            <text:p>-4.377</text:p>
          </table:table-cell>
          <table:table-cell table:formula="of:=[.C74]*2*PI()/360" office:value-type="float" office:value="0.544106394309232" calcext:value-type="float">
            <text:p>0.544106394309232</text:p>
          </table:table-cell>
          <table:table-cell table:formula="of:=[.D74]*2*PI()/360" office:value-type="float" office:value="-0.326446383293019" calcext:value-type="float">
            <text:p>-0.326446383293019</text:p>
          </table:table-cell>
          <table:table-cell table:formula="of:=[.E74]*2*PI()/360" office:value-type="float" office:value="0.545973896608866" calcext:value-type="float">
            <text:p>0.545973896608866</text:p>
          </table:table-cell>
          <table:table-cell table:formula="of:=[.F74]*2*PI()/360" office:value-type="float" office:value="-0.0763930613597918" calcext:value-type="float">
            <text:p>-0.076393061359792</text:p>
          </table:table-cell>
          <table:table-cell table:formula="of:=([.G75]-[.G74])/([.B74]-[.B75])" office:value-type="float" office:value="1.89333317256345" calcext:value-type="float">
            <text:p>1.89333317256345</text:p>
          </table:table-cell>
          <table:table-cell table:formula="of:=([.H75]-[.H74])/([.B74]-[.B75])" office:value-type="float" office:value="0.839852436059677" calcext:value-type="float">
            <text:p>0.839852436059677</text:p>
          </table:table-cell>
          <table:table-cell table:formula="of:=([.I75]-[.I74])/([.B74]-[.B75])" office:value-type="float" office:value="-1.88704998725627" calcext:value-type="float">
            <text:p>-1.88704998725627</text:p>
          </table:table-cell>
          <table:table-cell table:formula="of:=([.J75]-[.J74])/([.B74]-[.B75])" office:value-type="float" office:value="-1.17914444264737" calcext:value-type="float">
            <text:p>-1.17914444264737</text:p>
          </table:table-cell>
          <table:table-cell table:formula="of:=([.K75]-[.K74])/([.B74]-[.B75])" office:value-type="float" office:value="9.04778684233746" calcext:value-type="float">
            <text:p>9.04778684233746</text:p>
          </table:table-cell>
          <table:table-cell table:formula="of:=([.L75]-[.L74])/([.B74]-[.B75])" office:value-type="float" office:value="-0.251327412286529" calcext:value-type="float">
            <text:p>-0.251327412286529</text:p>
          </table:table-cell>
          <table:table-cell table:formula="of:=([.M75]-[.M74])/([.B74]-[.B75])" office:value-type="float" office:value="2.51327412287331" calcext:value-type="float">
            <text:p>2.51327412287331</text:p>
          </table:table-cell>
          <table:table-cell table:formula="of:=([.N75]-[.N74])/([.B74]-[.B75])" office:value-type="float" office:value="-1.50796447372296" calcext:value-type="float">
            <text:p>-1.50796447372296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5]/120" office:value-type="float" office:value="0.566666666666667" calcext:value-type="float">
            <text:p>0.566666666666667</text:p>
          </table:table-cell>
          <table:table-cell table:style-name="Default" office:value-type="float" office:value="30.271" calcext:value-type="float">
            <text:p>30.271</text:p>
          </table:table-cell>
          <table:table-cell table:style-name="Default" office:value-type="float" office:value="-19.105" calcext:value-type="float">
            <text:p>-19.105</text:p>
          </table:table-cell>
          <table:table-cell table:style-name="Default" office:value-type="float" office:value="32.183" calcext:value-type="float">
            <text:p>32.183</text:p>
          </table:table-cell>
          <table:table-cell table:style-name="Default" office:value-type="float" office:value="-3.814" calcext:value-type="float">
            <text:p>-3.814</text:p>
          </table:table-cell>
          <table:table-cell table:formula="of:=[.C75]*2*PI()/360" office:value-type="float" office:value="0.528328617871204" calcext:value-type="float">
            <text:p>0.528328617871204</text:p>
          </table:table-cell>
          <table:table-cell table:formula="of:=[.D75]*2*PI()/360" office:value-type="float" office:value="-0.333445153593517" calcext:value-type="float">
            <text:p>-0.333445153593517</text:p>
          </table:table-cell>
          <table:table-cell table:formula="of:=[.E75]*2*PI()/360" office:value-type="float" office:value="0.561699313169335" calcext:value-type="float">
            <text:p>0.561699313169335</text:p>
          </table:table-cell>
          <table:table-cell table:formula="of:=[.F75]*2*PI()/360" office:value-type="float" office:value="-0.0665668576710637" calcext:value-type="float">
            <text:p>-0.066566857671064</text:p>
          </table:table-cell>
          <table:table-cell table:formula="of:=([.G76]-[.G75])/([.B75]-[.B76])" office:value-type="float" office:value="1.8179349488773" calcext:value-type="float">
            <text:p>1.8179349488773</text:p>
          </table:table-cell>
          <table:table-cell table:formula="of:=([.H76]-[.H75])/([.B75]-[.B76])" office:value-type="float" office:value="0.841946831162064" calcext:value-type="float">
            <text:p>0.841946831162064</text:p>
          </table:table-cell>
          <table:table-cell table:formula="of:=([.I76]-[.I75])/([.B75]-[.B76])" office:value-type="float" office:value="-1.90799393828022" calcext:value-type="float">
            <text:p>-1.90799393828022</text:p>
          </table:table-cell>
          <table:table-cell table:formula="of:=([.J76]-[.J75])/([.B75]-[.B76])" office:value-type="float" office:value="-1.16657807203301" calcext:value-type="float">
            <text:p>-1.16657807203301</text:p>
          </table:table-cell>
          <table:table-cell table:formula="of:=([.K76]-[.K75])/([.B75]-[.B76])" office:value-type="float" office:value="9.04778684234186" calcext:value-type="float">
            <text:p>9.04778684234186</text:p>
          </table:table-cell>
          <table:table-cell table:formula="of:=([.L76]-[.L75])/([.B75]-[.B76])" office:value-type="float" office:value="0.00000000000134559030584569" calcext:value-type="float">
            <text:p>1.34559030584569E-12</text:p>
          </table:table-cell>
          <table:table-cell table:formula="of:=([.M76]-[.M75])/([.B75]-[.B76])" office:value-type="float" office:value="1.50796447371768" calcext:value-type="float">
            <text:p>1.50796447371768</text:p>
          </table:table-cell>
          <table:table-cell table:formula="of:=([.N76]-[.N75])/([.B75]-[.B76])" office:value-type="float" office:value="-1.75929188601226" calcext:value-type="float">
            <text:p>-1.75929188601226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6]/120" office:value-type="float" office:value="0.575" calcext:value-type="float">
            <text:p>0.575</text:p>
          </table:table-cell>
          <table:table-cell table:style-name="Default" office:value-type="float" office:value="29.403" calcext:value-type="float">
            <text:p>29.403</text:p>
          </table:table-cell>
          <table:table-cell table:style-name="Default" office:value-type="float" office:value="-19.507" calcext:value-type="float">
            <text:p>-19.507</text:p>
          </table:table-cell>
          <table:table-cell table:style-name="Default" office:value-type="float" office:value="33.094" calcext:value-type="float">
            <text:p>33.094</text:p>
          </table:table-cell>
          <table:table-cell table:style-name="Default" office:value-type="float" office:value="-3.257" calcext:value-type="float">
            <text:p>-3.257</text:p>
          </table:table-cell>
          <table:table-cell table:formula="of:=[.C76]*2*PI()/360" office:value-type="float" office:value="0.513179159963893" calcext:value-type="float">
            <text:p>0.513179159963893</text:p>
          </table:table-cell>
          <table:table-cell table:formula="of:=[.D76]*2*PI()/360" office:value-type="float" office:value="-0.340461377186534" calcext:value-type="float">
            <text:p>-0.340461377186534</text:p>
          </table:table-cell>
          <table:table-cell table:formula="of:=[.E76]*2*PI()/360" office:value-type="float" office:value="0.577599262655003" calcext:value-type="float">
            <text:p>0.577599262655003</text:p>
          </table:table-cell>
          <table:table-cell table:formula="of:=[.F76]*2*PI()/360" office:value-type="float" office:value="-0.0568453737374553" calcext:value-type="float">
            <text:p>-0.056845373737455</text:p>
          </table:table-cell>
          <table:table-cell table:formula="of:=([.G77]-[.G76])/([.B76]-[.B77])" office:value-type="float" office:value="1.74253672519112" calcext:value-type="float">
            <text:p>1.74253672519112</text:p>
          </table:table-cell>
          <table:table-cell table:formula="of:=([.H77]-[.H76])/([.B76]-[.B77])" office:value-type="float" office:value="0.841946831162053" calcext:value-type="float">
            <text:p>0.841946831162053</text:p>
          </table:table-cell>
          <table:table-cell table:formula="of:=([.I77]-[.I76])/([.B76]-[.B77])" office:value-type="float" office:value="-1.92056030889453" calcext:value-type="float">
            <text:p>-1.92056030889453</text:p>
          </table:table-cell>
          <table:table-cell table:formula="of:=([.J77]-[.J76])/([.B76]-[.B77])" office:value-type="float" office:value="-1.15191730631625" calcext:value-type="float">
            <text:p>-1.15191730631625</text:p>
          </table:table-cell>
          <table:table-cell table:formula="of:=([.K77]-[.K76])/([.B76]-[.B77])" office:value-type="float" office:value="10.304423903772" calcext:value-type="float">
            <text:p>10.304423903772</text:p>
          </table:table-cell>
          <table:table-cell table:formula="of:=([.L77]-[.L76])/([.B76]-[.B77])" office:value-type="float" office:value="-0.00000000000214495088357578" calcext:value-type="float">
            <text:p>-2.14495088357578E-12</text:p>
          </table:table-cell>
          <table:table-cell table:formula="of:=([.M77]-[.M76])/([.B76]-[.B77])" office:value-type="float" office:value="1.50796447372704" calcext:value-type="float">
            <text:p>1.50796447372704</text:p>
          </table:table-cell>
          <table:table-cell table:formula="of:=([.N77]-[.N76])/([.B76]-[.B77])" office:value-type="float" office:value="-2.51327412286971" calcext:value-type="float">
            <text:p>-2.51327412286971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7]/120" office:value-type="float" office:value="0.583333333333333" calcext:value-type="float">
            <text:p>0.583333333333333</text:p>
          </table:table-cell>
          <table:table-cell table:style-name="Default" office:value-type="float" office:value="28.571" calcext:value-type="float">
            <text:p>28.571</text:p>
          </table:table-cell>
          <table:table-cell table:style-name="Default" office:value-type="float" office:value="-19.909" calcext:value-type="float">
            <text:p>-19.909</text:p>
          </table:table-cell>
          <table:table-cell table:style-name="Default" office:value-type="float" office:value="34.011" calcext:value-type="float">
            <text:p>34.011</text:p>
          </table:table-cell>
          <table:table-cell table:style-name="Default" office:value-type="float" office:value="-2.707" calcext:value-type="float">
            <text:p>-2.707</text:p>
          </table:table-cell>
          <table:table-cell table:formula="of:=[.C77]*2*PI()/360" office:value-type="float" office:value="0.4986580205873" calcext:value-type="float">
            <text:p>0.4986580205873</text:p>
          </table:table-cell>
          <table:table-cell table:formula="of:=[.D77]*2*PI()/360" office:value-type="float" office:value="-0.347477600779551" calcext:value-type="float">
            <text:p>-0.347477600779551</text:p>
          </table:table-cell>
          <table:table-cell table:formula="of:=[.E77]*2*PI()/360" office:value-type="float" office:value="0.593603931895791" calcext:value-type="float">
            <text:p>0.593603931895791</text:p>
          </table:table-cell>
          <table:table-cell table:formula="of:=[.F77]*2*PI()/360" office:value-type="float" office:value="-0.0472460628514865" calcext:value-type="float">
            <text:p>-0.047246062851487</text:p>
          </table:table-cell>
          <table:table-cell table:formula="of:=([.G78]-[.G77])/([.B77]-[.B78])" office:value-type="float" office:value="1.65666652599302" calcext:value-type="float">
            <text:p>1.65666652599302</text:p>
          </table:table-cell>
          <table:table-cell table:formula="of:=([.H78]-[.H77])/([.B77]-[.B78])" office:value-type="float" office:value="0.841946831162071" calcext:value-type="float">
            <text:p>0.841946831162071</text:p>
          </table:table-cell>
          <table:table-cell table:formula="of:=([.I78]-[.I77])/([.B77]-[.B78])" office:value-type="float" office:value="-1.93312667950892" calcext:value-type="float">
            <text:p>-1.93312667950892</text:p>
          </table:table-cell>
          <table:table-cell table:formula="of:=([.J78]-[.J77])/([.B77]-[.B78])" office:value-type="float" office:value="-1.13097335529233" calcext:value-type="float">
            <text:p>-1.13097335529233</text:p>
          </table:table-cell>
          <table:table-cell table:formula="of:=([.K78]-[.K77])/([.B77]-[.B78])" office:value-type="float" office:value="11.8123883774981" calcext:value-type="float">
            <text:p>11.8123883774981</text:p>
          </table:table-cell>
          <table:table-cell table:formula="of:=([.L78]-[.L77])/([.B77]-[.B78])" office:value-type="float" office:value="-0.502654824573058" calcext:value-type="float">
            <text:p>-0.502654824573058</text:p>
          </table:table-cell>
          <table:table-cell table:formula="of:=([.M78]-[.M77])/([.B77]-[.B78])" office:value-type="float" office:value="0.251327412286529" calcext:value-type="float">
            <text:p>0.251327412286529</text:p>
          </table:table-cell>
          <table:table-cell table:formula="of:=([.N78]-[.N77])/([.B77]-[.B78])" office:value-type="float" office:value="-2.51327412287211" calcext:value-type="float">
            <text:p>-2.51327412287211</text:p>
          </table:table-cell>
          <table:table-cell table:number-columns-repeated="100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8]/120" office:value-type="float" office:value="0.591666666666667" calcext:value-type="float">
            <text:p>0.591666666666667</text:p>
          </table:table-cell>
          <table:table-cell table:style-name="Default" office:value-type="float" office:value="27.78" calcext:value-type="float">
            <text:p>27.78</text:p>
          </table:table-cell>
          <table:table-cell table:style-name="Default" office:value-type="float" office:value="-20.311" calcext:value-type="float">
            <text:p>-20.311</text:p>
          </table:table-cell>
          <table:table-cell table:style-name="Default" office:value-type="float" office:value="34.934" calcext:value-type="float">
            <text:p>34.934</text:p>
          </table:table-cell>
          <table:table-cell table:style-name="Default" office:value-type="float" office:value="-2.167" calcext:value-type="float">
            <text:p>-2.167</text:p>
          </table:table-cell>
          <table:table-cell table:formula="of:=[.C78]*2*PI()/360" office:value-type="float" office:value="0.484852466204025" calcext:value-type="float">
            <text:p>0.484852466204025</text:p>
          </table:table-cell>
          <table:table-cell table:formula="of:=[.D78]*2*PI()/360" office:value-type="float" office:value="-0.354493824372568" calcext:value-type="float">
            <text:p>-0.354493824372568</text:p>
          </table:table-cell>
          <table:table-cell table:formula="of:=[.E78]*2*PI()/360" office:value-type="float" office:value="0.609713320891699" calcext:value-type="float">
            <text:p>0.609713320891699</text:p>
          </table:table-cell>
          <table:table-cell table:formula="of:=[.F78]*2*PI()/360" office:value-type="float" office:value="-0.0378212848907171" calcext:value-type="float">
            <text:p>-0.037821284890717</text:p>
          </table:table-cell>
          <table:table-cell table:formula="of:=([.G79]-[.G78])/([.B78]-[.B79])" office:value-type="float" office:value="1.55822995618054" calcext:value-type="float">
            <text:p>1.55822995618054</text:p>
          </table:table-cell>
          <table:table-cell table:formula="of:=([.H79]-[.H78])/([.B78]-[.B79])" office:value-type="float" office:value="0.846135621366847" calcext:value-type="float">
            <text:p>0.846135621366847</text:p>
          </table:table-cell>
          <table:table-cell table:formula="of:=([.I79]-[.I78])/([.B78]-[.B79])" office:value-type="float" office:value="-1.93522107461131" calcext:value-type="float">
            <text:p>-1.93522107461131</text:p>
          </table:table-cell>
          <table:table-cell table:formula="of:=([.J79]-[.J78])/([.B78]-[.B79])" office:value-type="float" office:value="-1.1100294042684" calcext:value-type="float">
            <text:p>-1.1100294042684</text:p>
          </table:table-cell>
          <table:table-cell table:formula="of:=([.K79]-[.K78])/([.B78]-[.B79])" office:value-type="float" office:value="14.5769899126555" calcext:value-type="float">
            <text:p>14.5769899126555</text:p>
          </table:table-cell>
          <table:table-cell table:formula="of:=([.L79]-[.L78])/([.B78]-[.B79])" office:value-type="float" office:value="-0.753982236862785" calcext:value-type="float">
            <text:p>-0.753982236862785</text:p>
          </table:table-cell>
          <table:table-cell table:formula="of:=([.M79]-[.M78])/([.B78]-[.B79])" office:value-type="float" office:value="-0.502654824573058" calcext:value-type="float">
            <text:p>-0.502654824573058</text:p>
          </table:table-cell>
          <table:table-cell table:formula="of:=([.N79]-[.N78])/([.B78]-[.B79])" office:value-type="float" office:value="-2.76460153515896" calcext:value-type="float">
            <text:p>-2.76460153515896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9]/120" office:value-type="float" office:value="0.6" calcext:value-type="float">
            <text:p>0.6</text:p>
          </table:table-cell>
          <table:table-cell table:style-name="Default" office:value-type="float" office:value="27.036" calcext:value-type="float">
            <text:p>27.036</text:p>
          </table:table-cell>
          <table:table-cell table:style-name="Default" office:value-type="float" office:value="-20.715" calcext:value-type="float">
            <text:p>-20.715</text:p>
          </table:table-cell>
          <table:table-cell table:style-name="Default" office:value-type="float" office:value="35.858" calcext:value-type="float">
            <text:p>35.858</text:p>
          </table:table-cell>
          <table:table-cell table:style-name="Default" office:value-type="float" office:value="-1.637" calcext:value-type="float">
            <text:p>-1.637</text:p>
          </table:table-cell>
          <table:table-cell table:formula="of:=[.C79]*2*PI()/360" office:value-type="float" office:value="0.471867216569187" calcext:value-type="float">
            <text:p>0.471867216569187</text:p>
          </table:table-cell>
          <table:table-cell table:formula="of:=[.D79]*2*PI()/360" office:value-type="float" office:value="-0.361544954550625" calcext:value-type="float">
            <text:p>-0.361544954550625</text:p>
          </table:table-cell>
          <table:table-cell table:formula="of:=[.E79]*2*PI()/360" office:value-type="float" office:value="0.625840163180127" calcext:value-type="float">
            <text:p>0.625840163180127</text:p>
          </table:table-cell>
          <table:table-cell table:formula="of:=[.F79]*2*PI()/360" office:value-type="float" office:value="-0.0285710398551472" calcext:value-type="float">
            <text:p>-0.028571039855147</text:p>
          </table:table-cell>
          <table:table-cell table:formula="of:=([.G80]-[.G79])/([.B79]-[.B80])" office:value-type="float" office:value="1.43675504024174" calcext:value-type="float">
            <text:p>1.43675504024174</text:p>
          </table:table-cell>
          <table:table-cell table:formula="of:=([.H80]-[.H79])/([.B79]-[.B80])" office:value-type="float" office:value="0.852418806674037" calcext:value-type="float">
            <text:p>0.852418806674037</text:p>
          </table:table-cell>
          <table:table-cell table:formula="of:=([.I80]-[.I79])/([.B79]-[.B80])" office:value-type="float" office:value="-1.93103228440654" calcext:value-type="float">
            <text:p>-1.93103228440654</text:p>
          </table:table-cell>
          <table:table-cell table:formula="of:=([.J80]-[.J79])/([.B79]-[.B80])" office:value-type="float" office:value="-1.08699105814207" calcext:value-type="float">
            <text:p>-1.08699105814207</text:p>
          </table:table-cell>
          <table:table-cell table:formula="of:=([.K80]-[.K79])/([.B79]-[.B80])" office:value-type="float" office:value="17.0902640355301" calcext:value-type="float">
            <text:p>17.0902640355301</text:p>
          </table:table-cell>
          <table:table-cell table:formula="of:=([.L80]-[.L79])/([.B79]-[.B80])" office:value-type="float" office:value="-1.75929188600913" calcext:value-type="float">
            <text:p>-1.75929188600913</text:p>
          </table:table-cell>
          <table:table-cell table:formula="of:=([.M80]-[.M79])/([.B79]-[.B80])" office:value-type="float" office:value="-2.26194671058822" calcext:value-type="float">
            <text:p>-2.26194671058822</text:p>
          </table:table-cell>
          <table:table-cell table:formula="of:=([.N80]-[.N79])/([.B79]-[.B80])" office:value-type="float" office:value="-3.26725635973503" calcext:value-type="float">
            <text:p>-3.26725635973503</text:p>
          </table:table-cell>
          <table:table-cell table:number-columns-repeated="100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0]/120" office:value-type="float" office:value="0.608333333333333" calcext:value-type="float">
            <text:p>0.608333333333333</text:p>
          </table:table-cell>
          <table:table-cell table:style-name="Default" office:value-type="float" office:value="26.35" calcext:value-type="float">
            <text:p>26.35</text:p>
          </table:table-cell>
          <table:table-cell table:style-name="Default" office:value-type="float" office:value="-21.122" calcext:value-type="float">
            <text:p>-21.122</text:p>
          </table:table-cell>
          <table:table-cell table:style-name="Default" office:value-type="float" office:value="36.78" calcext:value-type="float">
            <text:p>36.78</text:p>
          </table:table-cell>
          <table:table-cell table:style-name="Default" office:value-type="float" office:value="-1.118" calcext:value-type="float">
            <text:p>-1.118</text:p>
          </table:table-cell>
          <table:table-cell table:formula="of:=[.C80]*2*PI()/360" office:value-type="float" office:value="0.459894257900506" calcext:value-type="float">
            <text:p>0.459894257900506</text:p>
          </table:table-cell>
          <table:table-cell table:formula="of:=[.D80]*2*PI()/360" office:value-type="float" office:value="-0.368648444606242" calcext:value-type="float">
            <text:p>-0.368648444606242</text:p>
          </table:table-cell>
          <table:table-cell table:formula="of:=[.E80]*2*PI()/360" office:value-type="float" office:value="0.641932098883514" calcext:value-type="float">
            <text:p>0.641932098883514</text:p>
          </table:table-cell>
          <table:table-cell table:formula="of:=[.F80]*2*PI()/360" office:value-type="float" office:value="-0.0195127810372966" calcext:value-type="float">
            <text:p>-0.019512781037297</text:p>
          </table:table-cell>
          <table:table-cell table:formula="of:=([.G81]-[.G80])/([.B80]-[.B81])" office:value-type="float" office:value="1.29433617327899" calcext:value-type="float">
            <text:p>1.29433617327899</text:p>
          </table:table-cell>
          <table:table-cell table:formula="of:=([.H81]-[.H80])/([.B80]-[.B81])" office:value-type="float" office:value="0.867079572390779" calcext:value-type="float">
            <text:p>0.867079572390779</text:p>
          </table:table-cell>
          <table:table-cell table:formula="of:=([.I81]-[.I80])/([.B80]-[.B81])" office:value-type="float" office:value="-1.91218272848497" calcext:value-type="float">
            <text:p>-1.91218272848497</text:p>
          </table:table-cell>
          <table:table-cell table:formula="of:=([.J81]-[.J80])/([.B80]-[.B81])" office:value-type="float" office:value="-1.05976392181095" calcext:value-type="float">
            <text:p>-1.05976392181095</text:p>
          </table:table-cell>
          <table:table-cell table:formula="of:=([.K81]-[.K80])/([.B80]-[.B81])" office:value-type="float" office:value="18.8495559215386" calcext:value-type="float">
            <text:p>18.8495559215386</text:p>
          </table:table-cell>
          <table:table-cell table:formula="of:=([.L81]-[.L80])/([.B80]-[.B81])" office:value-type="float" office:value="-1.50796447372374" calcext:value-type="float">
            <text:p>-1.50796447372374</text:p>
          </table:table-cell>
          <table:table-cell table:formula="of:=([.M81]-[.M80])/([.B80]-[.B81])" office:value-type="float" office:value="-4.02123859658937" calcext:value-type="float">
            <text:p>-4.02123859658937</text:p>
          </table:table-cell>
          <table:table-cell table:formula="of:=([.N81]-[.N80])/([.B80]-[.B81])" office:value-type="float" office:value="-3.76991118430607" calcext:value-type="float">
            <text:p>-3.76991118430607</text:p>
          </table:table-cell>
          <table:table-cell table:number-columns-repeated="100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1]/120" office:value-type="float" office:value="0.616666666666667" calcext:value-type="float">
            <text:p>0.616666666666667</text:p>
          </table:table-cell>
          <table:table-cell table:style-name="Default" office:value-type="float" office:value="25.732" calcext:value-type="float">
            <text:p>25.732</text:p>
          </table:table-cell>
          <table:table-cell table:style-name="Default" office:value-type="float" office:value="-21.536" calcext:value-type="float">
            <text:p>-21.536</text:p>
          </table:table-cell>
          <table:table-cell table:style-name="Default" office:value-type="float" office:value="37.693" calcext:value-type="float">
            <text:p>37.693</text:p>
          </table:table-cell>
          <table:table-cell table:style-name="Default" office:value-type="float" office:value="-0.612" calcext:value-type="float">
            <text:p>-0.612</text:p>
          </table:table-cell>
          <table:table-cell table:formula="of:=[.C81]*2*PI()/360" office:value-type="float" office:value="0.449108123123181" calcext:value-type="float">
            <text:p>0.449108123123181</text:p>
          </table:table-cell>
          <table:table-cell table:formula="of:=[.D81]*2*PI()/360" office:value-type="float" office:value="-0.375874107709499" calcext:value-type="float">
            <text:p>-0.375874107709499</text:p>
          </table:table-cell>
          <table:table-cell table:formula="of:=[.E81]*2*PI()/360" office:value-type="float" office:value="0.657866954954223" calcext:value-type="float">
            <text:p>0.657866954954223</text:p>
          </table:table-cell>
          <table:table-cell table:formula="of:=[.F81]*2*PI()/360" office:value-type="float" office:value="-0.0106814150222053" calcext:value-type="float">
            <text:p>-0.010681415022205</text:p>
          </table:table-cell>
          <table:table-cell table:formula="of:=([.G82]-[.G81])/([.B81]-[.B82])" office:value-type="float" office:value="1.1372565405995" calcext:value-type="float">
            <text:p>1.1372565405995</text:p>
          </table:table-cell>
          <table:table-cell table:formula="of:=([.H82]-[.H81])/([.B81]-[.B82])" office:value-type="float" office:value="0.879645943005144" calcext:value-type="float">
            <text:p>0.879645943005144</text:p>
          </table:table-cell>
          <table:table-cell table:formula="of:=([.I82]-[.I81])/([.B81]-[.B82])" office:value-type="float" office:value="-1.87867240684672" calcext:value-type="float">
            <text:p>-1.87867240684672</text:p>
          </table:table-cell>
          <table:table-cell table:formula="of:=([.J82]-[.J81])/([.B81]-[.B82])" office:value-type="float" office:value="-1.02834799527506" calcext:value-type="float">
            <text:p>-1.02834799527506</text:p>
          </table:table-cell>
          <table:table-cell table:formula="of:=([.K82]-[.K81])/([.B81]-[.B82])" office:value-type="float" office:value="19.3522107461116" calcext:value-type="float">
            <text:p>19.3522107461116</text:p>
          </table:table-cell>
          <table:table-cell table:formula="of:=([.L82]-[.L81])/([.B81]-[.B82])" office:value-type="float" office:value="-1.00530964914852" calcext:value-type="float">
            <text:p>-1.00530964914852</text:p>
          </table:table-cell>
          <table:table-cell table:formula="of:=([.M82]-[.M81])/([.B81]-[.B82])" office:value-type="float" office:value="-5.0265482457482" calcext:value-type="float">
            <text:p>-5.0265482457482</text:p>
          </table:table-cell>
          <table:table-cell table:formula="of:=([.N82]-[.N81])/([.B81]-[.B82])" office:value-type="float" office:value="-4.52389342116937" calcext:value-type="float">
            <text:p>-4.52389342116937</text:p>
          </table:table-cell>
          <table:table-cell table:number-columns-repeated="100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2]/120" office:value-type="float" office:value="0.625" calcext:value-type="float">
            <text:p>0.625</text:p>
          </table:table-cell>
          <table:table-cell table:style-name="Default" office:value-type="float" office:value="25.189" calcext:value-type="float">
            <text:p>25.189</text:p>
          </table:table-cell>
          <table:table-cell table:style-name="Default" office:value-type="float" office:value="-21.956" calcext:value-type="float">
            <text:p>-21.956</text:p>
          </table:table-cell>
          <table:table-cell table:style-name="Default" office:value-type="float" office:value="38.59" calcext:value-type="float">
            <text:p>38.59</text:p>
          </table:table-cell>
          <table:table-cell table:style-name="Default" office:value-type="float" office:value="-0.121" calcext:value-type="float">
            <text:p>-0.121</text:p>
          </table:table-cell>
          <table:table-cell table:formula="of:=[.C82]*2*PI()/360" office:value-type="float" office:value="0.439630985284852" calcext:value-type="float">
            <text:p>0.439630985284852</text:p>
          </table:table-cell>
          <table:table-cell table:formula="of:=[.D82]*2*PI()/360" office:value-type="float" office:value="-0.383204490567875" calcext:value-type="float">
            <text:p>-0.383204490567875</text:p>
          </table:table-cell>
          <table:table-cell table:formula="of:=[.E82]*2*PI()/360" office:value-type="float" office:value="0.673522558344612" calcext:value-type="float">
            <text:p>0.673522558344612</text:p>
          </table:table-cell>
          <table:table-cell table:formula="of:=[.F82]*2*PI()/360" office:value-type="float" office:value="-0.00211184839491314" calcext:value-type="float">
            <text:p>-0.002111848394913</text:p>
          </table:table-cell>
          <table:table-cell table:formula="of:=([.G83]-[.G82])/([.B82]-[.B83])" office:value-type="float" office:value="0.97598811771524" calcext:value-type="float">
            <text:p>0.97598811771524</text:p>
          </table:table-cell>
          <table:table-cell table:formula="of:=([.H83]-[.H82])/([.B82]-[.B83])" office:value-type="float" office:value="0.888023523414715" calcext:value-type="float">
            <text:p>0.888023523414715</text:p>
          </table:table-cell>
          <table:table-cell table:formula="of:=([.I83]-[.I82])/([.B82]-[.B83])" office:value-type="float" office:value="-1.83678450479882" calcext:value-type="float">
            <text:p>-1.83678450479882</text:p>
          </table:table-cell>
          <table:table-cell table:formula="of:=([.J83]-[.J82])/([.B82]-[.B83])" office:value-type="float" office:value="-0.990648883431985" calcext:value-type="float">
            <text:p>-0.990648883431985</text:p>
          </table:table-cell>
          <table:table-cell table:formula="of:=([.K83]-[.K82])/([.B82]-[.B83])" office:value-type="float" office:value="19.8548655706899" calcext:value-type="float">
            <text:p>19.8548655706899</text:p>
          </table:table-cell>
          <table:table-cell table:formula="of:=([.L83]-[.L82])/([.B82]-[.B83])" office:value-type="float" office:value="0.000000000000612843109593089" calcext:value-type="float">
            <text:p>6.12843109593089E-13</text:p>
          </table:table-cell>
          <table:table-cell table:formula="of:=([.M83]-[.M82])/([.B82]-[.B83])" office:value-type="float" office:value="-6.2831853071789" calcext:value-type="float">
            <text:p>-6.2831853071789</text:p>
          </table:table-cell>
          <table:table-cell table:formula="of:=([.N83]-[.N82])/([.B82]-[.B83])" office:value-type="float" office:value="-5.78053048260673" calcext:value-type="float">
            <text:p>-5.78053048260673</text:p>
          </table:table-cell>
          <table:table-cell table:number-columns-repeated="100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3]/120" office:value-type="float" office:value="0.633333333333333" calcext:value-type="float">
            <text:p>0.633333333333333</text:p>
          </table:table-cell>
          <table:table-cell table:style-name="Default" office:value-type="float" office:value="24.723" calcext:value-type="float">
            <text:p>24.723</text:p>
          </table:table-cell>
          <table:table-cell table:style-name="Default" office:value-type="float" office:value="-22.38" calcext:value-type="float">
            <text:p>-22.38</text:p>
          </table:table-cell>
          <table:table-cell table:style-name="Default" office:value-type="float" office:value="39.467" calcext:value-type="float">
            <text:p>39.467</text:p>
          </table:table-cell>
          <table:table-cell table:style-name="Default" office:value-type="float" office:value="0.352" calcext:value-type="float">
            <text:p>0.352</text:p>
          </table:table-cell>
          <table:table-cell table:formula="of:=[.C83]*2*PI()/360" office:value-type="float" office:value="0.431497750970558" calcext:value-type="float">
            <text:p>0.431497750970558</text:p>
          </table:table-cell>
          <table:table-cell table:formula="of:=[.D83]*2*PI()/360" office:value-type="float" office:value="-0.390604686596331" calcext:value-type="float">
            <text:p>-0.390604686596331</text:p>
          </table:table-cell>
          <table:table-cell table:formula="of:=[.E83]*2*PI()/360" office:value-type="float" office:value="0.688829095884602" calcext:value-type="float">
            <text:p>0.688829095884602</text:p>
          </table:table-cell>
          <table:table-cell table:formula="of:=[.F83]*2*PI()/360" office:value-type="float" office:value="0.00614355896702004" calcext:value-type="float">
            <text:p>0.00614355896702</text:p>
          </table:table-cell>
          <table:table-cell table:formula="of:=([.G84]-[.G83])/([.B83]-[.B84])" office:value-type="float" office:value="0.810530904626158" calcext:value-type="float">
            <text:p>0.810530904626158</text:p>
          </table:table-cell>
          <table:table-cell table:formula="of:=([.H84]-[.H83])/([.B83]-[.B84])" office:value-type="float" office:value="0.88802352341471" calcext:value-type="float">
            <text:p>0.88802352341471</text:p>
          </table:table-cell>
          <table:table-cell table:formula="of:=([.I84]-[.I83])/([.B83]-[.B84])" office:value-type="float" office:value="-1.784424627239" calcext:value-type="float">
            <text:p>-1.784424627239</text:p>
          </table:table-cell>
          <table:table-cell table:formula="of:=([.J84]-[.J83])/([.B83]-[.B84])" office:value-type="float" office:value="-0.942477796076929" calcext:value-type="float">
            <text:p>-0.942477796076929</text:p>
          </table:table-cell>
          <table:table-cell table:formula="of:=([.K84]-[.K83])/([.B83]-[.B84])" office:value-type="float" office:value="18.8495559215386" calcext:value-type="float">
            <text:p>18.8495559215386</text:p>
          </table:table-cell>
          <table:table-cell table:formula="of:=([.L84]-[.L83])/([.B83]-[.B84])" office:value-type="float" office:value="1.00530964914789" calcext:value-type="float">
            <text:p>1.00530964914789</text:p>
          </table:table-cell>
          <table:table-cell table:formula="of:=([.M84]-[.M83])/([.B83]-[.B84])" office:value-type="float" office:value="-6.53451271946441" calcext:value-type="float">
            <text:p>-6.53451271946441</text:p>
          </table:table-cell>
          <table:table-cell table:formula="of:=([.N84]-[.N83])/([.B83]-[.B84])" office:value-type="float" office:value="-7.53982236861396" calcext:value-type="float">
            <text:p>-7.53982236861396</text:p>
          </table:table-cell>
          <table:table-cell table:number-columns-repeated="100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4]/120" office:value-type="float" office:value="0.641666666666667" calcext:value-type="float">
            <text:p>0.641666666666667</text:p>
          </table:table-cell>
          <table:table-cell table:style-name="Default" office:value-type="float" office:value="24.336" calcext:value-type="float">
            <text:p>24.336</text:p>
          </table:table-cell>
          <table:table-cell table:style-name="Default" office:value-type="float" office:value="-22.804" calcext:value-type="float">
            <text:p>-22.804</text:p>
          </table:table-cell>
          <table:table-cell table:style-name="Default" office:value-type="float" office:value="40.319" calcext:value-type="float">
            <text:p>40.319</text:p>
          </table:table-cell>
          <table:table-cell table:style-name="Default" office:value-type="float" office:value="0.802" calcext:value-type="float">
            <text:p>0.802</text:p>
          </table:table-cell>
          <table:table-cell table:formula="of:=[.C84]*2*PI()/360" office:value-type="float" office:value="0.42474332676534" calcext:value-type="float">
            <text:p>0.42474332676534</text:p>
          </table:table-cell>
          <table:table-cell table:formula="of:=[.D84]*2*PI()/360" office:value-type="float" office:value="-0.398004882624787" calcext:value-type="float">
            <text:p>-0.398004882624787</text:p>
          </table:table-cell>
          <table:table-cell table:formula="of:=[.E84]*2*PI()/360" office:value-type="float" office:value="0.703699301111594" calcext:value-type="float">
            <text:p>0.703699301111594</text:p>
          </table:table-cell>
          <table:table-cell table:formula="of:=[.F84]*2*PI()/360" office:value-type="float" office:value="0.0139975406009945" calcext:value-type="float">
            <text:p>0.013997540600995</text:p>
          </table:table-cell>
          <table:table-cell table:formula="of:=([.G85]-[.G84])/([.B84]-[.B85])" office:value-type="float" office:value="0.653451271946668" calcext:value-type="float">
            <text:p>0.653451271946668</text:p>
          </table:table-cell>
          <table:table-cell table:formula="of:=([.H85]-[.H84])/([.B84]-[.B85])" office:value-type="float" office:value="0.879645943005144" calcext:value-type="float">
            <text:p>0.879645943005144</text:p>
          </table:table-cell>
          <table:table-cell table:formula="of:=([.I85]-[.I84])/([.B84]-[.B85])" office:value-type="float" office:value="-1.72997035457679" calcext:value-type="float">
            <text:p>-1.72997035457679</text:p>
          </table:table-cell>
          <table:table-cell table:formula="of:=([.J85]-[.J84])/([.B84]-[.B85])" office:value-type="float" office:value="-0.879645943005145" calcext:value-type="float">
            <text:p>-0.879645943005145</text:p>
          </table:table-cell>
          <table:table-cell table:formula="of:=([.K85]-[.K84])/([.B84]-[.B85])" office:value-type="float" office:value="18.0955736846749" calcext:value-type="float">
            <text:p>18.0955736846749</text:p>
          </table:table-cell>
          <table:table-cell table:formula="of:=([.L85]-[.L84])/([.B84]-[.B85])" office:value-type="float" office:value="2.26194671058356" calcext:value-type="float">
            <text:p>2.26194671058356</text:p>
          </table:table-cell>
          <table:table-cell table:formula="of:=([.M85]-[.M84])/([.B84]-[.B85])" office:value-type="float" office:value="-7.79114978090481" calcext:value-type="float">
            <text:p>-7.79114978090481</text:p>
          </table:table-cell>
          <table:table-cell table:formula="of:=([.N85]-[.N84])/([.B84]-[.B85])" office:value-type="float" office:value="-8.54513201776428" calcext:value-type="float">
            <text:p>-8.54513201776428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5]/120" office:value-type="float" office:value="0.65" calcext:value-type="float">
            <text:p>0.65</text:p>
          </table:table-cell>
          <table:table-cell table:style-name="Default" office:value-type="float" office:value="24.024" calcext:value-type="float">
            <text:p>24.024</text:p>
          </table:table-cell>
          <table:table-cell table:style-name="Default" office:value-type="float" office:value="-23.224" calcext:value-type="float">
            <text:p>-23.224</text:p>
          </table:table-cell>
          <table:table-cell table:style-name="Default" office:value-type="float" office:value="41.145" calcext:value-type="float">
            <text:p>41.145</text:p>
          </table:table-cell>
          <table:table-cell table:style-name="Default" office:value-type="float" office:value="1.222" calcext:value-type="float">
            <text:p>1.222</text:p>
          </table:table-cell>
          <table:table-cell table:formula="of:=[.C85]*2*PI()/360" office:value-type="float" office:value="0.419297899499118" calcext:value-type="float">
            <text:p>0.419297899499118</text:p>
          </table:table-cell>
          <table:table-cell table:formula="of:=[.D85]*2*PI()/360" office:value-type="float" office:value="-0.405335265483163" calcext:value-type="float">
            <text:p>-0.405335265483163</text:p>
          </table:table-cell>
          <table:table-cell table:formula="of:=[.E85]*2*PI()/360" office:value-type="float" office:value="0.718115720733067" calcext:value-type="float">
            <text:p>0.718115720733067</text:p>
          </table:table-cell>
          <table:table-cell table:formula="of:=[.F85]*2*PI()/360" office:value-type="float" office:value="0.0213279234593707" calcext:value-type="float">
            <text:p>0.021327923459371</text:p>
          </table:table-cell>
          <table:table-cell table:formula="of:=([.G86]-[.G85])/([.B85]-[.B86])" office:value-type="float" office:value="0.502654824574377" calcext:value-type="float">
            <text:p>0.502654824574377</text:p>
          </table:table-cell>
          <table:table-cell table:formula="of:=([.H86]-[.H85])/([.B85]-[.B86])" office:value-type="float" office:value="0.860796387083614" calcext:value-type="float">
            <text:p>0.860796387083614</text:p>
          </table:table-cell>
          <table:table-cell table:formula="of:=([.I86]-[.I85])/([.B85]-[.B86])" office:value-type="float" office:value="-1.66504410640259" calcext:value-type="float">
            <text:p>-1.66504410640259</text:p>
          </table:table-cell>
          <table:table-cell table:formula="of:=([.J86]-[.J85])/([.B85]-[.B86])" office:value-type="float" office:value="-0.808436509523776" calcext:value-type="float">
            <text:p>-0.808436509523776</text:p>
          </table:table-cell>
          <table:table-cell table:formula="of:=([.K86]-[.K85])/([.B85]-[.B86])" office:value-type="float" office:value="16.0849543863819" calcext:value-type="float">
            <text:p>16.0849543863819</text:p>
          </table:table-cell>
          <table:table-cell table:formula="of:=([.L86]-[.L85])/([.B85]-[.B86])" office:value-type="float" office:value="4.52389342117114" calcext:value-type="float">
            <text:p>4.52389342117114</text:p>
          </table:table-cell>
          <table:table-cell table:formula="of:=([.M86]-[.M85])/([.B85]-[.B86])" office:value-type="float" office:value="-9.55044166691055" calcext:value-type="float">
            <text:p>-9.55044166691055</text:p>
          </table:table-cell>
          <table:table-cell table:formula="of:=([.N86]-[.N85])/([.B85]-[.B86])" office:value-type="float" office:value="-9.04778684233866" calcext:value-type="float">
            <text:p>-9.04778684233866</text:p>
          </table:table-cell>
          <table:table-cell table:number-columns-repeated="100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6]/120" office:value-type="float" office:value="0.658333333333333" calcext:value-type="float">
            <text:p>0.658333333333333</text:p>
          </table:table-cell>
          <table:table-cell table:style-name="Default" office:value-type="float" office:value="23.784" calcext:value-type="float">
            <text:p>23.784</text:p>
          </table:table-cell>
          <table:table-cell table:style-name="Default" office:value-type="float" office:value="-23.635" calcext:value-type="float">
            <text:p>-23.635</text:p>
          </table:table-cell>
          <table:table-cell table:style-name="Default" office:value-type="float" office:value="41.94" calcext:value-type="float">
            <text:p>41.94</text:p>
          </table:table-cell>
          <table:table-cell table:style-name="Default" office:value-type="float" office:value="1.608" calcext:value-type="float">
            <text:p>1.608</text:p>
          </table:table-cell>
          <table:table-cell table:formula="of:=[.C86]*2*PI()/360" office:value-type="float" office:value="0.415109109294331" calcext:value-type="float">
            <text:p>0.415109109294331</text:p>
          </table:table-cell>
          <table:table-cell table:formula="of:=[.D86]*2*PI()/360" office:value-type="float" office:value="-0.41250856870886" calcext:value-type="float">
            <text:p>-0.41250856870886</text:p>
          </table:table-cell>
          <table:table-cell table:formula="of:=[.E86]*2*PI()/360" office:value-type="float" office:value="0.731991088286422" calcext:value-type="float">
            <text:p>0.731991088286422</text:p>
          </table:table-cell>
          <table:table-cell table:formula="of:=[.F86]*2*PI()/360" office:value-type="float" office:value="0.0280648943720688" calcext:value-type="float">
            <text:p>0.028064894372069</text:p>
          </table:table-cell>
          <table:table-cell table:formula="of:=([.G87]-[.G86])/([.B86]-[.B87])" office:value-type="float" office:value="0.368613538021195" calcext:value-type="float">
            <text:p>0.368613538021195</text:p>
          </table:table-cell>
          <table:table-cell table:formula="of:=([.H87]-[.H86])/([.B86]-[.B87])" office:value-type="float" office:value="0.823097275240521" calcext:value-type="float">
            <text:p>0.823097275240521</text:p>
          </table:table-cell>
          <table:table-cell table:formula="of:=([.I87]-[.I86])/([.B86]-[.B87])" office:value-type="float" office:value="-1.58545709251167" calcext:value-type="float">
            <text:p>-1.58545709251167</text:p>
          </table:table-cell>
          <table:table-cell table:formula="of:=([.J87]-[.J86])/([.B86]-[.B87])" office:value-type="float" office:value="-0.733038285837621" calcext:value-type="float">
            <text:p>-0.733038285837621</text:p>
          </table:table-cell>
          <table:table-cell table:formula="of:=([.K87]-[.K86])/([.B86]-[.B87])" office:value-type="float" office:value="13.3203528512193" calcext:value-type="float">
            <text:p>13.3203528512193</text:p>
          </table:table-cell>
          <table:table-cell table:formula="of:=([.L87]-[.L86])/([.B86]-[.B87])" office:value-type="float" office:value="5.52920307031769" calcext:value-type="float">
            <text:p>5.52920307031769</text:p>
          </table:table-cell>
          <table:table-cell table:formula="of:=([.M87]-[.M86])/([.B86]-[.B87])" office:value-type="float" office:value="-12.063715789791" calcext:value-type="float">
            <text:p>-12.063715789791</text:p>
          </table:table-cell>
          <table:table-cell table:formula="of:=([.N87]-[.N86])/([.B86]-[.B87])" office:value-type="float" office:value="-9.8017690792013" calcext:value-type="float">
            <text:p>-9.8017690792013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7]/120" office:value-type="float" office:value="0.666666666666667" calcext:value-type="float">
            <text:p>0.666666666666667</text:p>
          </table:table-cell>
          <table:table-cell table:style-name="Default" office:value-type="float" office:value="23.608" calcext:value-type="float">
            <text:p>23.608</text:p>
          </table:table-cell>
          <table:table-cell table:style-name="Default" office:value-type="float" office:value="-24.028" calcext:value-type="float">
            <text:p>-24.028</text:p>
          </table:table-cell>
          <table:table-cell table:style-name="Default" office:value-type="float" office:value="42.697" calcext:value-type="float">
            <text:p>42.697</text:p>
          </table:table-cell>
          <table:table-cell table:style-name="Default" office:value-type="float" office:value="1.958" calcext:value-type="float">
            <text:p>1.958</text:p>
          </table:table-cell>
          <table:table-cell table:formula="of:=[.C87]*2*PI()/360" office:value-type="float" office:value="0.412037329810821" calcext:value-type="float">
            <text:p>0.412037329810821</text:p>
          </table:table-cell>
          <table:table-cell table:formula="of:=[.D87]*2*PI()/360" office:value-type="float" office:value="-0.419367712669197" calcext:value-type="float">
            <text:p>-0.419367712669197</text:p>
          </table:table-cell>
          <table:table-cell table:formula="of:=[.E87]*2*PI()/360" office:value-type="float" office:value="0.745203230724019" calcext:value-type="float">
            <text:p>0.745203230724019</text:p>
          </table:table-cell>
          <table:table-cell table:formula="of:=[.F87]*2*PI()/360" office:value-type="float" office:value="0.034173546754049" calcext:value-type="float">
            <text:p>0.034173546754049</text:p>
          </table:table-cell>
          <table:table-cell table:formula="of:=([.G88]-[.G87])/([.B87]-[.B88])" office:value-type="float" office:value="0.257610597594368" calcext:value-type="float">
            <text:p>0.257610597594368</text:p>
          </table:table-cell>
          <table:table-cell table:formula="of:=([.H88]-[.H87])/([.B87]-[.B88])" office:value-type="float" office:value="0.777020582987874" calcext:value-type="float">
            <text:p>0.777020582987874</text:p>
          </table:table-cell>
          <table:table-cell table:formula="of:=([.I88]-[.I87])/([.B87]-[.B88])" office:value-type="float" office:value="-1.48492612759674" calcext:value-type="float">
            <text:p>-1.48492612759674</text:p>
          </table:table-cell>
          <table:table-cell table:formula="of:=([.J88]-[.J87])/([.B87]-[.B88])" office:value-type="float" office:value="-0.651356876844277" calcext:value-type="float">
            <text:p>-0.651356876844277</text:p>
          </table:table-cell>
          <table:table-cell table:formula="of:=([.K88]-[.K87])/([.B87]-[.B88])" office:value-type="float" office:value="11.3097335529237" calcext:value-type="float">
            <text:p>11.3097335529237</text:p>
          </table:table-cell>
          <table:table-cell table:formula="of:=([.L88]-[.L87])/([.B87]-[.B88])" office:value-type="float" office:value="6.53451271946685" calcext:value-type="float">
            <text:p>6.53451271946685</text:p>
          </table:table-cell>
          <table:table-cell table:formula="of:=([.M88]-[.M87])/([.B87]-[.B88])" office:value-type="float" office:value="-14.5769899126498" calcext:value-type="float">
            <text:p>-14.5769899126498</text:p>
          </table:table-cell>
          <table:table-cell table:formula="of:=([.N88]-[.N87])/([.B87]-[.B88])" office:value-type="float" office:value="-10.0530964914862" calcext:value-type="float">
            <text:p>-10.0530964914862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8]/120" office:value-type="float" office:value="0.675" calcext:value-type="float">
            <text:p>0.675</text:p>
          </table:table-cell>
          <table:table-cell table:style-name="Default" office:value-type="float" office:value="23.485" calcext:value-type="float">
            <text:p>23.485</text:p>
          </table:table-cell>
          <table:table-cell table:style-name="Default" office:value-type="float" office:value="-24.399" calcext:value-type="float">
            <text:p>-24.399</text:p>
          </table:table-cell>
          <table:table-cell table:style-name="Default" office:value-type="float" office:value="43.406" calcext:value-type="float">
            <text:p>43.406</text:p>
          </table:table-cell>
          <table:table-cell table:style-name="Default" office:value-type="float" office:value="2.269" calcext:value-type="float">
            <text:p>2.269</text:p>
          </table:table-cell>
          <table:table-cell table:formula="of:=[.C88]*2*PI()/360" office:value-type="float" office:value="0.409890574830868" calcext:value-type="float">
            <text:p>0.409890574830868</text:p>
          </table:table-cell>
          <table:table-cell table:formula="of:=[.D88]*2*PI()/360" office:value-type="float" office:value="-0.425842884194096" calcext:value-type="float">
            <text:p>-0.425842884194096</text:p>
          </table:table-cell>
          <table:table-cell table:formula="of:=[.E88]*2*PI()/360" office:value-type="float" office:value="0.757577615120659" calcext:value-type="float">
            <text:p>0.757577615120659</text:p>
          </table:table-cell>
          <table:table-cell table:formula="of:=[.F88]*2*PI()/360" office:value-type="float" office:value="0.0396015207277513" calcext:value-type="float">
            <text:p>0.039601520727751</text:p>
          </table:table-cell>
          <table:table-cell table:formula="of:=([.G89]-[.G88])/([.B88]-[.B89])" office:value-type="float" office:value="0.16336281798667" calcext:value-type="float">
            <text:p>0.16336281798667</text:p>
          </table:table-cell>
          <table:table-cell table:formula="of:=([.H89]-[.H88])/([.B88]-[.B89])" office:value-type="float" office:value="0.72256631032565" calcext:value-type="float">
            <text:p>0.72256631032565</text:p>
          </table:table-cell>
          <table:table-cell table:formula="of:=([.I89]-[.I88])/([.B88]-[.B89])" office:value-type="float" office:value="-1.36345121165799" calcext:value-type="float">
            <text:p>-1.36345121165799</text:p>
          </table:table-cell>
          <table:table-cell table:formula="of:=([.J89]-[.J88])/([.B88]-[.B89])" office:value-type="float" office:value="-0.567581072748558" calcext:value-type="float">
            <text:p>-0.567581072748558</text:p>
          </table:table-cell>
          <table:table-cell table:formula="of:=([.K89]-[.K88])/([.B88]-[.B89])" office:value-type="float" office:value="9.55044166691373" calcext:value-type="float">
            <text:p>9.55044166691373</text:p>
          </table:table-cell>
          <table:table-cell table:formula="of:=([.L89]-[.L88])/([.B88]-[.B89])" office:value-type="float" office:value="7.53982236861509" calcext:value-type="float">
            <text:p>7.53982236861509</text:p>
          </table:table-cell>
          <table:table-cell table:formula="of:=([.M89]-[.M88])/([.B88]-[.B89])" office:value-type="float" office:value="-17.0902640355304" calcext:value-type="float">
            <text:p>-17.0902640355304</text:p>
          </table:table-cell>
          <table:table-cell table:formula="of:=([.N89]-[.N88])/([.B88]-[.B89])" office:value-type="float" office:value="-11.3097335529234" calcext:value-type="float">
            <text:p>-11.3097335529234</text:p>
          </table:table-cell>
          <table:table-cell table:number-columns-repeated="100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9]/120" office:value-type="float" office:value="0.683333333333333" calcext:value-type="float">
            <text:p>0.683333333333333</text:p>
          </table:table-cell>
          <table:table-cell table:style-name="Default" office:value-type="float" office:value="23.407" calcext:value-type="float">
            <text:p>23.407</text:p>
          </table:table-cell>
          <table:table-cell table:style-name="Default" office:value-type="float" office:value="-24.744" calcext:value-type="float">
            <text:p>-24.744</text:p>
          </table:table-cell>
          <table:table-cell table:style-name="Default" office:value-type="float" office:value="44.057" calcext:value-type="float">
            <text:p>44.057</text:p>
          </table:table-cell>
          <table:table-cell table:style-name="Default" office:value-type="float" office:value="2.54" calcext:value-type="float">
            <text:p>2.54</text:p>
          </table:table-cell>
          <table:table-cell table:formula="of:=[.C89]*2*PI()/360" office:value-type="float" office:value="0.408529218014313" calcext:value-type="float">
            <text:p>0.408529218014313</text:p>
          </table:table-cell>
          <table:table-cell table:formula="of:=[.D89]*2*PI()/360" office:value-type="float" office:value="-0.431864270113477" calcext:value-type="float">
            <text:p>-0.431864270113477</text:p>
          </table:table-cell>
          <table:table-cell table:formula="of:=[.E89]*2*PI()/360" office:value-type="float" office:value="0.768939708551142" calcext:value-type="float">
            <text:p>0.768939708551142</text:p>
          </table:table-cell>
          <table:table-cell table:formula="of:=[.F89]*2*PI()/360" office:value-type="float" office:value="0.044331363000656" calcext:value-type="float">
            <text:p>0.044331363000656</text:p>
          </table:table-cell>
          <table:table-cell table:formula="of:=([.G90]-[.G89])/([.B89]-[.B90])" office:value-type="float" office:value="0.0837758040957229" calcext:value-type="float">
            <text:p>0.083775804095723</text:p>
          </table:table-cell>
          <table:table-cell table:formula="of:=([.H90]-[.H89])/([.B89]-[.B90])" office:value-type="float" office:value="0.659734457253858" calcext:value-type="float">
            <text:p>0.659734457253858</text:p>
          </table:table-cell>
          <table:table-cell table:formula="of:=([.I90]-[.I89])/([.B89]-[.B90])" office:value-type="float" office:value="-1.22103234469524" calcext:value-type="float">
            <text:p>-1.22103234469524</text:p>
          </table:table-cell>
          <table:table-cell table:formula="of:=([.J90]-[.J89])/([.B89]-[.B90])" office:value-type="float" office:value="-0.473333293140863" calcext:value-type="float">
            <text:p>-0.473333293140863</text:p>
          </table:table-cell>
          <table:table-cell table:formula="of:=([.K90]-[.K89])/([.B89]-[.B90])" office:value-type="float" office:value="8.04247719318975" calcext:value-type="float">
            <text:p>8.04247719318975</text:p>
          </table:table-cell>
          <table:table-cell table:formula="of:=([.L90]-[.L89])/([.B89]-[.B90])" office:value-type="float" office:value="7.79114978090162" calcext:value-type="float">
            <text:p>7.79114978090162</text:p>
          </table:table-cell>
          <table:table-cell table:formula="of:=([.M90]-[.M89])/([.B89]-[.B90])" office:value-type="float" office:value="-19.6035381584005" calcext:value-type="float">
            <text:p>-19.6035381584005</text:p>
          </table:table-cell>
          <table:table-cell table:formula="of:=([.N90]-[.N89])/([.B89]-[.B90])" office:value-type="float" office:value="-12.3150432020719" calcext:value-type="float">
            <text:p>-12.3150432020719</text:p>
          </table:table-cell>
          <table:table-cell table:number-columns-repeated="100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0]/120" office:value-type="float" office:value="0.691666666666667" calcext:value-type="float">
            <text:p>0.691666666666667</text:p>
          </table:table-cell>
          <table:table-cell table:style-name="Default" office:value-type="float" office:value="23.367" calcext:value-type="float">
            <text:p>23.367</text:p>
          </table:table-cell>
          <table:table-cell table:style-name="Default" office:value-type="float" office:value="-25.059" calcext:value-type="float">
            <text:p>-25.059</text:p>
          </table:table-cell>
          <table:table-cell table:style-name="Default" office:value-type="float" office:value="44.64" calcext:value-type="float">
            <text:p>44.64</text:p>
          </table:table-cell>
          <table:table-cell table:style-name="Default" office:value-type="float" office:value="2.766" calcext:value-type="float">
            <text:p>2.766</text:p>
          </table:table-cell>
          <table:table-cell table:formula="of:=[.C90]*2*PI()/360" office:value-type="float" office:value="0.407831086313515" calcext:value-type="float">
            <text:p>0.407831086313515</text:p>
          </table:table-cell>
          <table:table-cell table:formula="of:=[.D90]*2*PI()/360" office:value-type="float" office:value="-0.437362057257259" calcext:value-type="float">
            <text:p>-0.437362057257259</text:p>
          </table:table-cell>
          <table:table-cell table:formula="of:=[.E90]*2*PI()/360" office:value-type="float" office:value="0.779114978090269" calcext:value-type="float">
            <text:p>0.779114978090269</text:p>
          </table:table-cell>
          <table:table-cell table:formula="of:=[.F90]*2*PI()/360" office:value-type="float" office:value="0.0482758071101632" calcext:value-type="float">
            <text:p>0.048275807110163</text:p>
          </table:table-cell>
          <table:table-cell table:formula="of:=([.G91]-[.G90])/([.B90]-[.B91])" office:value-type="float" office:value="0.0167551608191419" calcext:value-type="float">
            <text:p>0.016755160819142</text:p>
          </table:table-cell>
          <table:table-cell table:formula="of:=([.H91]-[.H90])/([.B90]-[.B91])" office:value-type="float" office:value="0.594808209079678" calcext:value-type="float">
            <text:p>0.594808209079678</text:p>
          </table:table-cell>
          <table:table-cell table:formula="of:=([.I91]-[.I90])/([.B90]-[.B91])" office:value-type="float" office:value="-1.05766952670857" calcext:value-type="float">
            <text:p>-1.05766952670857</text:p>
          </table:table-cell>
          <table:table-cell table:formula="of:=([.J91]-[.J90])/([.B90]-[.B91])" office:value-type="float" office:value="-0.370707933123597" calcext:value-type="float">
            <text:p>-0.370707933123597</text:p>
          </table:table-cell>
          <table:table-cell table:formula="of:=([.K91]-[.K90])/([.B90]-[.B91])" office:value-type="float" office:value="5.5292030703172" calcext:value-type="float">
            <text:p>5.5292030703172</text:p>
          </table:table-cell>
          <table:table-cell table:formula="of:=([.L91]-[.L90])/([.B90]-[.B91])" office:value-type="float" office:value="8.54513201776684" calcext:value-type="float">
            <text:p>8.54513201776684</text:p>
          </table:table-cell>
          <table:table-cell table:formula="of:=([.M91]-[.M90])/([.B90]-[.B91])" office:value-type="float" office:value="-21.3628300444124" calcext:value-type="float">
            <text:p>-21.3628300444124</text:p>
          </table:table-cell>
          <table:table-cell table:formula="of:=([.N91]-[.N90])/([.B90]-[.B91])" office:value-type="float" office:value="-13.3203528512212" calcext:value-type="float">
            <text:p>-13.3203528512212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1]/120" office:value-type="float" office:value="0.7" calcext:value-type="float">
            <text:p>0.7</text:p>
          </table:table-cell>
          <table:table-cell table:style-name="Default" office:value-type="float" office:value="23.359" calcext:value-type="float">
            <text:p>23.359</text:p>
          </table:table-cell>
          <table:table-cell table:style-name="Default" office:value-type="float" office:value="-25.343" calcext:value-type="float">
            <text:p>-25.343</text:p>
          </table:table-cell>
          <table:table-cell table:style-name="Default" office:value-type="float" office:value="45.145" calcext:value-type="float">
            <text:p>45.145</text:p>
          </table:table-cell>
          <table:table-cell table:style-name="Default" office:value-type="float" office:value="2.943" calcext:value-type="float">
            <text:p>2.943</text:p>
          </table:table-cell>
          <table:table-cell table:formula="of:=[.C91]*2*PI()/360" office:value-type="float" office:value="0.407691459973356" calcext:value-type="float">
            <text:p>0.407691459973356</text:p>
          </table:table-cell>
          <table:table-cell table:formula="of:=[.D91]*2*PI()/360" office:value-type="float" office:value="-0.442318792332923" calcext:value-type="float">
            <text:p>-0.442318792332923</text:p>
          </table:table-cell>
          <table:table-cell table:formula="of:=[.E91]*2*PI()/360" office:value-type="float" office:value="0.78792889081284" calcext:value-type="float">
            <text:p>0.78792889081284</text:p>
          </table:table-cell>
          <table:table-cell table:formula="of:=[.F91]*2*PI()/360" office:value-type="float" office:value="0.0513650398861931" calcext:value-type="float">
            <text:p>0.051365039886193</text:p>
          </table:table-cell>
          <table:table-cell table:formula="of:=([.G92]-[.G91])/([.B91]-[.B92])" office:value-type="float" office:value="-0.0293215314335013" calcext:value-type="float">
            <text:p>-0.029321531433501</text:p>
          </table:table-cell>
          <table:table-cell table:formula="of:=([.H92]-[.H91])/([.B91]-[.B92])" office:value-type="float" office:value="0.523598775598288" calcext:value-type="float">
            <text:p>0.523598775598288</text:p>
          </table:table-cell>
          <table:table-cell table:formula="of:=([.I92]-[.I91])/([.B91]-[.B92])" office:value-type="float" office:value="-0.879645943005132" calcext:value-type="float">
            <text:p>-0.879645943005132</text:p>
          </table:table-cell>
          <table:table-cell table:formula="of:=([.J92]-[.J91])/([.B91]-[.B92])" office:value-type="float" office:value="-0.259704992696754" calcext:value-type="float">
            <text:p>-0.259704992696754</text:p>
          </table:table-cell>
          <table:table-cell table:formula="of:=([.K92]-[.K91])/([.B91]-[.B92])" office:value-type="float" office:value="3.76991118430834" calcext:value-type="float">
            <text:p>3.76991118430834</text:p>
          </table:table-cell>
          <table:table-cell table:formula="of:=([.L92]-[.L91])/([.B91]-[.B92])" office:value-type="float" office:value="9.55044166691196" calcext:value-type="float">
            <text:p>9.55044166691196</text:p>
          </table:table-cell>
          <table:table-cell table:formula="of:=([.M92]-[.M91])/([.B91]-[.B92])" office:value-type="float" office:value="-22.3681396935586" calcext:value-type="float">
            <text:p>-22.3681396935586</text:p>
          </table:table-cell>
          <table:table-cell table:formula="of:=([.N92]-[.N91])/([.B91]-[.B92])" office:value-type="float" office:value="-15.0796447372307" calcext:value-type="float">
            <text:p>-15.0796447372307</text:p>
          </table:table-cell>
          <table:table-cell table:number-columns-repeated="100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2]/120" office:value-type="float" office:value="0.708333333333333" calcext:value-type="float">
            <text:p>0.708333333333333</text:p>
          </table:table-cell>
          <table:table-cell table:style-name="Default" office:value-type="float" office:value="23.373" calcext:value-type="float">
            <text:p>23.373</text:p>
          </table:table-cell>
          <table:table-cell table:style-name="Default" office:value-type="float" office:value="-25.593" calcext:value-type="float">
            <text:p>-25.593</text:p>
          </table:table-cell>
          <table:table-cell table:style-name="Default" office:value-type="float" office:value="45.565" calcext:value-type="float">
            <text:p>45.565</text:p>
          </table:table-cell>
          <table:table-cell table:style-name="Default" office:value-type="float" office:value="3.067" calcext:value-type="float">
            <text:p>3.067</text:p>
          </table:table-cell>
          <table:table-cell table:formula="of:=[.C92]*2*PI()/360" office:value-type="float" office:value="0.407935806068635" calcext:value-type="float">
            <text:p>0.407935806068635</text:p>
          </table:table-cell>
          <table:table-cell table:formula="of:=[.D92]*2*PI()/360" office:value-type="float" office:value="-0.446682115462909" calcext:value-type="float">
            <text:p>-0.446682115462909</text:p>
          </table:table-cell>
          <table:table-cell table:formula="of:=[.E92]*2*PI()/360" office:value-type="float" office:value="0.795259273671216" calcext:value-type="float">
            <text:p>0.795259273671216</text:p>
          </table:table-cell>
          <table:table-cell table:formula="of:=[.F92]*2*PI()/360" office:value-type="float" office:value="0.0535292481586661" calcext:value-type="float">
            <text:p>0.053529248158666</text:p>
          </table:table-cell>
          <table:table-cell table:formula="of:=([.G93]-[.G92])/([.B92]-[.B93])" office:value-type="float" office:value="-0.0607374579694044" calcext:value-type="float">
            <text:p>-0.060737457969405</text:p>
          </table:table-cell>
          <table:table-cell table:formula="of:=([.H93]-[.H92])/([.B92]-[.B93])" office:value-type="float" office:value="0.444011761707354" calcext:value-type="float">
            <text:p>0.444011761707354</text:p>
          </table:table-cell>
          <table:table-cell table:formula="of:=([.I93]-[.I92])/([.B92]-[.B93])" office:value-type="float" office:value="-0.693244778892142" calcext:value-type="float">
            <text:p>-0.693244778892142</text:p>
          </table:table-cell>
          <table:table-cell table:formula="of:=([.J93]-[.J92])/([.B92]-[.B93])" office:value-type="float" office:value="-0.134041286553164" calcext:value-type="float">
            <text:p>-0.134041286553164</text:p>
          </table:table-cell>
          <table:table-cell table:formula="of:=([.K93]-[.K92])/([.B92]-[.B93])" office:value-type="float" office:value="1.75929188600891" calcext:value-type="float">
            <text:p>1.75929188600891</text:p>
          </table:table-cell>
          <table:table-cell table:formula="of:=([.L93]-[.L92])/([.B92]-[.B93])" office:value-type="float" office:value="10.053096491486" calcext:value-type="float">
            <text:p>10.053096491486</text:p>
          </table:table-cell>
          <table:table-cell table:formula="of:=([.M93]-[.M92])/([.B92]-[.B93])" office:value-type="float" office:value="-23.1221219304199" calcext:value-type="float">
            <text:p>-23.1221219304199</text:p>
          </table:table-cell>
          <table:table-cell table:formula="of:=([.N93]-[.N92])/([.B92]-[.B93])" office:value-type="float" office:value="-16.0849543863798" calcext:value-type="float">
            <text:p>-16.0849543863798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3]/120" office:value-type="float" office:value="0.716666666666667" calcext:value-type="float">
            <text:p>0.716666666666667</text:p>
          </table:table-cell>
          <table:table-cell table:style-name="Default" office:value-type="float" office:value="23.402" calcext:value-type="float">
            <text:p>23.402</text:p>
          </table:table-cell>
          <table:table-cell table:style-name="Default" office:value-type="float" office:value="-25.805" calcext:value-type="float">
            <text:p>-25.805</text:p>
          </table:table-cell>
          <table:table-cell table:style-name="Default" office:value-type="float" office:value="45.896" calcext:value-type="float">
            <text:p>45.896</text:p>
          </table:table-cell>
          <table:table-cell table:style-name="Default" office:value-type="float" office:value="3.131" calcext:value-type="float">
            <text:p>3.131</text:p>
          </table:table-cell>
          <table:table-cell table:formula="of:=[.C93]*2*PI()/360" office:value-type="float" office:value="0.408441951551713" calcext:value-type="float">
            <text:p>0.408441951551713</text:p>
          </table:table-cell>
          <table:table-cell table:formula="of:=[.D93]*2*PI()/360" office:value-type="float" office:value="-0.450382213477137" calcext:value-type="float">
            <text:p>-0.450382213477137</text:p>
          </table:table-cell>
          <table:table-cell table:formula="of:=[.E93]*2*PI()/360" office:value-type="float" office:value="0.801036313495317" calcext:value-type="float">
            <text:p>0.801036313495317</text:p>
          </table:table-cell>
          <table:table-cell table:formula="of:=[.F93]*2*PI()/360" office:value-type="float" office:value="0.0546462588799425" calcext:value-type="float">
            <text:p>0.054646258879943</text:p>
          </table:table-cell>
          <table:table-cell table:formula="of:=([.G94]-[.G93])/([.B93]-[.B94])" office:value-type="float" office:value="-0.0753982236861453" calcext:value-type="float">
            <text:p>-0.075398223686145</text:p>
          </table:table-cell>
          <table:table-cell table:formula="of:=([.H94]-[.H93])/([.B93]-[.B94])" office:value-type="float" office:value="0.360235957611638" calcext:value-type="float">
            <text:p>0.360235957611638</text:p>
          </table:table-cell>
          <table:table-cell table:formula="of:=([.I94]-[.I93])/([.B93]-[.B94])" office:value-type="float" office:value="-0.500560429471976" calcext:value-type="float">
            <text:p>-0.500560429471976</text:p>
          </table:table-cell>
          <table:table-cell table:formula="of:=([.J94]-[.J93])/([.B93]-[.B94])" office:value-type="float" office:value="-0" calcext:value-type="float">
            <text:p>0</text:p>
          </table:table-cell>
          <table:table-cell table:formula="of:=([.K94]-[.K93])/([.B93]-[.B94])" office:value-type="float" office:value="0.251327412289728" calcext:value-type="float">
            <text:p>0.251327412289728</text:p>
          </table:table-cell>
          <table:table-cell table:formula="of:=([.L94]-[.L93])/([.B93]-[.B94])" office:value-type="float" office:value="9.55044166691452" calcext:value-type="float">
            <text:p>9.55044166691452</text:p>
          </table:table-cell>
          <table:table-cell table:formula="of:=([.M94]-[.M93])/([.B93]-[.B94])" office:value-type="float" office:value="-23.8761041672811" calcext:value-type="float">
            <text:p>-23.8761041672811</text:p>
          </table:table-cell>
          <table:table-cell table:formula="of:=([.N94]-[.N93])/([.B93]-[.B94])" office:value-type="float" office:value="-17.592918860103" calcext:value-type="float">
            <text:p>-17.592918860103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4]/120" office:value-type="float" office:value="0.725" calcext:value-type="float">
            <text:p>0.725</text:p>
          </table:table-cell>
          <table:table-cell table:style-name="Default" office:value-type="float" office:value="23.438" calcext:value-type="float">
            <text:p>23.438</text:p>
          </table:table-cell>
          <table:table-cell table:style-name="Default" office:value-type="float" office:value="-25.977" calcext:value-type="float">
            <text:p>-25.977</text:p>
          </table:table-cell>
          <table:table-cell table:style-name="Default" office:value-type="float" office:value="46.135" calcext:value-type="float">
            <text:p>46.135</text:p>
          </table:table-cell>
          <table:table-cell table:style-name="Default" office:value-type="float" office:value="3.131" calcext:value-type="float">
            <text:p>3.131</text:p>
          </table:table-cell>
          <table:table-cell table:formula="of:=[.C94]*2*PI()/360" office:value-type="float" office:value="0.409070270082431" calcext:value-type="float">
            <text:p>0.409070270082431</text:p>
          </table:table-cell>
          <table:table-cell table:formula="of:=[.D94]*2*PI()/360" office:value-type="float" office:value="-0.453384179790567" calcext:value-type="float">
            <text:p>-0.453384179790567</text:p>
          </table:table-cell>
          <table:table-cell table:formula="of:=[.E94]*2*PI()/360" office:value-type="float" office:value="0.805207650407584" calcext:value-type="float">
            <text:p>0.805207650407584</text:p>
          </table:table-cell>
          <table:table-cell table:formula="of:=[.F94]*2*PI()/360" office:value-type="float" office:value="0.0546462588799425" calcext:value-type="float">
            <text:p>0.054646258879943</text:p>
          </table:table-cell>
          <table:table-cell table:formula="of:=([.G95]-[.G94])/([.B94]-[.B95])" office:value-type="float" office:value="-0.0774926187885597" calcext:value-type="float">
            <text:p>-0.07749261878856</text:p>
          </table:table-cell>
          <table:table-cell table:formula="of:=([.H95]-[.H94])/([.B94]-[.B95])" office:value-type="float" office:value="0.280648943720684" calcext:value-type="float">
            <text:p>0.280648943720684</text:p>
          </table:table-cell>
          <table:table-cell table:formula="of:=([.I95]-[.I94])/([.B94]-[.B95])" office:value-type="float" office:value="-0.301592894744634" calcext:value-type="float">
            <text:p>-0.301592894744634</text:p>
          </table:table-cell>
          <table:table-cell table:formula="of:=([.J95]-[.J94])/([.B94]-[.B95])" office:value-type="float" office:value="0.146607657167524" calcext:value-type="float">
            <text:p>0.146607657167524</text:p>
          </table:table-cell>
          <table:table-cell table:formula="of:=([.K95]-[.K94])/([.B94]-[.B95])" office:value-type="float" office:value="-1.75929188601221" calcext:value-type="float">
            <text:p>-1.75929188601221</text:p>
          </table:table-cell>
          <table:table-cell table:formula="of:=([.L95]-[.L94])/([.B94]-[.B95])" office:value-type="float" office:value="9.04778684233859" calcext:value-type="float">
            <text:p>9.04778684233859</text:p>
          </table:table-cell>
          <table:table-cell table:formula="of:=([.M95]-[.M94])/([.B94]-[.B95])" office:value-type="float" office:value="-24.1274315795742" calcext:value-type="float">
            <text:p>-24.1274315795742</text:p>
          </table:table-cell>
          <table:table-cell table:formula="of:=([.N95]-[.N94])/([.B94]-[.B95])" office:value-type="float" office:value="-18.3469010969641" calcext:value-type="float">
            <text:p>-18.3469010969641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5]/120" office:value-type="float" office:value="0.733333333333333" calcext:value-type="float">
            <text:p>0.733333333333333</text:p>
          </table:table-cell>
          <table:table-cell table:style-name="Default" office:value-type="float" office:value="23.475" calcext:value-type="float">
            <text:p>23.475</text:p>
          </table:table-cell>
          <table:table-cell table:style-name="Default" office:value-type="float" office:value="-26.111" calcext:value-type="float">
            <text:p>-26.111</text:p>
          </table:table-cell>
          <table:table-cell table:style-name="Default" office:value-type="float" office:value="46.279" calcext:value-type="float">
            <text:p>46.279</text:p>
          </table:table-cell>
          <table:table-cell table:style-name="Default" office:value-type="float" office:value="3.061" calcext:value-type="float">
            <text:p>3.061</text:p>
          </table:table-cell>
          <table:table-cell table:formula="of:=[.C95]*2*PI()/360" office:value-type="float" office:value="0.409716041905669" calcext:value-type="float">
            <text:p>0.409716041905669</text:p>
          </table:table-cell>
          <table:table-cell table:formula="of:=[.D95]*2*PI()/360" office:value-type="float" office:value="-0.455722920988239" calcext:value-type="float">
            <text:p>-0.455722920988239</text:p>
          </table:table-cell>
          <table:table-cell table:formula="of:=[.E95]*2*PI()/360" office:value-type="float" office:value="0.807720924530456" calcext:value-type="float">
            <text:p>0.807720924530456</text:p>
          </table:table-cell>
          <table:table-cell table:formula="of:=[.F95]*2*PI()/360" office:value-type="float" office:value="0.0534245284035464" calcext:value-type="float">
            <text:p>0.053424528403547</text:p>
          </table:table-cell>
          <table:table-cell table:formula="of:=([.G96]-[.G95])/([.B95]-[.B96])" office:value-type="float" office:value="-0.0628318530717913" calcext:value-type="float">
            <text:p>-0.062831853071791</text:p>
          </table:table-cell>
          <table:table-cell table:formula="of:=([.H96]-[.H95])/([.B95]-[.B96])" office:value-type="float" office:value="0.205250720034529" calcext:value-type="float">
            <text:p>0.205250720034529</text:p>
          </table:table-cell>
          <table:table-cell table:formula="of:=([.I96]-[.I95])/([.B95]-[.B96])" office:value-type="float" office:value="-0.10053096491485" calcext:value-type="float">
            <text:p>-0.10053096491485</text:p>
          </table:table-cell>
          <table:table-cell table:formula="of:=([.J96]-[.J95])/([.B95]-[.B96])" office:value-type="float" office:value="0.299498499642224" calcext:value-type="float">
            <text:p>0.299498499642224</text:p>
          </table:table-cell>
          <table:table-cell table:formula="of:=([.K96]-[.K95])/([.B95]-[.B96])" office:value-type="float" office:value="-3.01592894744621" calcext:value-type="float">
            <text:p>-3.01592894744621</text:p>
          </table:table-cell>
          <table:table-cell table:formula="of:=([.L96]-[.L95])/([.B95]-[.B96])" office:value-type="float" office:value="8.54513201776317" calcext:value-type="float">
            <text:p>8.54513201776317</text:p>
          </table:table-cell>
          <table:table-cell table:formula="of:=([.M96]-[.M95])/([.B95]-[.B96])" office:value-type="float" office:value="-25.3840686410014" calcext:value-type="float">
            <text:p>-25.3840686410014</text:p>
          </table:table-cell>
          <table:table-cell table:formula="of:=([.N96]-[.N95])/([.B95]-[.B96])" office:value-type="float" office:value="-18.5982285092519" calcext:value-type="float">
            <text:p>-18.5982285092519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6]/120" office:value-type="float" office:value="0.741666666666667" calcext:value-type="float">
            <text:p>0.741666666666667</text:p>
          </table:table-cell>
          <table:table-cell table:style-name="Default" office:value-type="float" office:value="23.505" calcext:value-type="float">
            <text:p>23.505</text:p>
          </table:table-cell>
          <table:table-cell table:style-name="Default" office:value-type="float" office:value="-26.209" calcext:value-type="float">
            <text:p>-26.209</text:p>
          </table:table-cell>
          <table:table-cell table:style-name="Default" office:value-type="float" office:value="46.327" calcext:value-type="float">
            <text:p>46.327</text:p>
          </table:table-cell>
          <table:table-cell table:style-name="Default" office:value-type="float" office:value="2.918" calcext:value-type="float">
            <text:p>2.918</text:p>
          </table:table-cell>
          <table:table-cell table:formula="of:=[.C96]*2*PI()/360" office:value-type="float" office:value="0.410239640681267" calcext:value-type="float">
            <text:p>0.410239640681267</text:p>
          </table:table-cell>
          <table:table-cell table:formula="of:=[.D96]*2*PI()/360" office:value-type="float" office:value="-0.457433343655194" calcext:value-type="float">
            <text:p>-0.457433343655194</text:p>
          </table:table-cell>
          <table:table-cell table:formula="of:=[.E96]*2*PI()/360" office:value-type="float" office:value="0.808558682571413" calcext:value-type="float">
            <text:p>0.808558682571413</text:p>
          </table:table-cell>
          <table:table-cell table:formula="of:=[.F96]*2*PI()/360" office:value-type="float" office:value="0.0509287075731945" calcext:value-type="float">
            <text:p>0.050928707573195</text:p>
          </table:table-cell>
          <table:table-cell table:formula="of:=([.G97]-[.G96])/([.B96]-[.B97])" office:value-type="float" office:value="-0.0376991118430726" calcext:value-type="float">
            <text:p>-0.037699111843073</text:p>
          </table:table-cell>
          <table:table-cell table:formula="of:=([.H97]-[.H96])/([.B96]-[.B97])" office:value-type="float" office:value="0.134041286553169" calcext:value-type="float">
            <text:p>0.134041286553169</text:p>
          </table:table-cell>
          <table:table-cell table:formula="of:=([.I97]-[.I96])/([.B96]-[.B97])" office:value-type="float" office:value="0.11100294042683" calcext:value-type="float">
            <text:p>0.11100294042683</text:p>
          </table:table-cell>
          <table:table-cell table:formula="of:=([.J97]-[.J96])/([.B96]-[.B97])" office:value-type="float" office:value="0.454483737219325" calcext:value-type="float">
            <text:p>0.454483737219325</text:p>
          </table:table-cell>
          <table:table-cell table:formula="of:=([.K97]-[.K96])/([.B96]-[.B97])" office:value-type="float" office:value="-4.52389342116873" calcext:value-type="float">
            <text:p>-4.52389342116873</text:p>
          </table:table-cell>
          <table:table-cell table:formula="of:=([.L97]-[.L96])/([.B96]-[.B97])" office:value-type="float" office:value="8.04247719318975" calcext:value-type="float">
            <text:p>8.04247719318975</text:p>
          </table:table-cell>
          <table:table-cell table:formula="of:=([.M97]-[.M96])/([.B96]-[.B97])" office:value-type="float" office:value="-25.3840686410083" calcext:value-type="float">
            <text:p>-25.3840686410083</text:p>
          </table:table-cell>
          <table:table-cell table:formula="of:=([.N97]-[.N96])/([.B96]-[.B97])" office:value-type="float" office:value="-18.5982285092516" calcext:value-type="float">
            <text:p>-18.5982285092516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7]/120" office:value-type="float" office:value="0.75" calcext:value-type="float">
            <text:p>0.75</text:p>
          </table:table-cell>
          <table:table-cell table:style-name="Default" office:value-type="float" office:value="23.523" calcext:value-type="float">
            <text:p>23.523</text:p>
          </table:table-cell>
          <table:table-cell table:style-name="Default" office:value-type="float" office:value="-26.273" calcext:value-type="float">
            <text:p>-26.273</text:p>
          </table:table-cell>
          <table:table-cell table:style-name="Default" office:value-type="float" office:value="46.274" calcext:value-type="float">
            <text:p>46.274</text:p>
          </table:table-cell>
          <table:table-cell table:style-name="Default" office:value-type="float" office:value="2.701" calcext:value-type="float">
            <text:p>2.701</text:p>
          </table:table-cell>
          <table:table-cell table:formula="of:=[.C97]*2*PI()/360" office:value-type="float" office:value="0.410553799946626" calcext:value-type="float">
            <text:p>0.410553799946626</text:p>
          </table:table-cell>
          <table:table-cell table:formula="of:=[.D97]*2*PI()/360" office:value-type="float" office:value="-0.45855035437647" calcext:value-type="float">
            <text:p>-0.45855035437647</text:p>
          </table:table-cell>
          <table:table-cell table:formula="of:=[.E97]*2*PI()/360" office:value-type="float" office:value="0.807633658067856" calcext:value-type="float">
            <text:p>0.807633658067856</text:p>
          </table:table-cell>
          <table:table-cell table:formula="of:=[.F97]*2*PI()/360" office:value-type="float" office:value="0.0471413430963668" calcext:value-type="float">
            <text:p>0.047141343096367</text:p>
          </table:table-cell>
          <table:table-cell table:formula="of:=([.G98]-[.G97])/([.B97]-[.B98])" office:value-type="float" office:value="-0" calcext:value-type="float">
            <text:p>0</text:p>
          </table:table-cell>
          <table:table-cell table:formula="of:=([.H98]-[.H97])/([.B97]-[.B98])" office:value-type="float" office:value="0.0670206432765876" calcext:value-type="float">
            <text:p>0.067020643276588</text:p>
          </table:table-cell>
          <table:table-cell table:formula="of:=([.I98]-[.I97])/([.B97]-[.B98])" office:value-type="float" office:value="0.322536845768565" calcext:value-type="float">
            <text:p>0.322536845768565</text:p>
          </table:table-cell>
          <table:table-cell table:formula="of:=([.J98]-[.J97])/([.B97]-[.B98])" office:value-type="float" office:value="0.609468974796421" calcext:value-type="float">
            <text:p>0.609468974796421</text:p>
          </table:table-cell>
          <table:table-cell table:formula="of:=([.K98]-[.K97])/([.B97]-[.B98])" office:value-type="float" office:value="-5.27787565803065" calcext:value-type="float">
            <text:p>-5.27787565803065</text:p>
          </table:table-cell>
          <table:table-cell table:formula="of:=([.L98]-[.L97])/([.B97]-[.B98])" office:value-type="float" office:value="7.53982236861669" calcext:value-type="float">
            <text:p>7.53982236861669</text:p>
          </table:table-cell>
          <table:table-cell table:formula="of:=([.M98]-[.M97])/([.B97]-[.B98])" office:value-type="float" office:value="-25.8867234655773" calcext:value-type="float">
            <text:p>-25.8867234655773</text:p>
          </table:table-cell>
          <table:table-cell table:formula="of:=([.N98]-[.N97])/([.B97]-[.B98])" office:value-type="float" office:value="-17.3415914478148" calcext:value-type="float">
            <text:p>-17.3415914478148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8]/120" office:value-type="float" office:value="0.758333333333333" calcext:value-type="float">
            <text:p>0.758333333333333</text:p>
          </table:table-cell>
          <table:table-cell table:style-name="Default" office:value-type="float" office:value="23.523" calcext:value-type="float">
            <text:p>23.523</text:p>
          </table:table-cell>
          <table:table-cell table:style-name="Default" office:value-type="float" office:value="-26.305" calcext:value-type="float">
            <text:p>-26.305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2.41" calcext:value-type="float">
            <text:p>2.41</text:p>
          </table:table-cell>
          <table:table-cell table:formula="of:=[.C98]*2*PI()/360" office:value-type="float" office:value="0.410553799946626" calcext:value-type="float">
            <text:p>0.410553799946626</text:p>
          </table:table-cell>
          <table:table-cell table:formula="of:=[.D98]*2*PI()/360" office:value-type="float" office:value="-0.459108859737108" calcext:value-type="float">
            <text:p>-0.459108859737108</text:p>
          </table:table-cell>
          <table:table-cell table:formula="of:=[.E98]*2*PI()/360" office:value-type="float" office:value="0.804945851019785" calcext:value-type="float">
            <text:p>0.804945851019785</text:p>
          </table:table-cell>
          <table:table-cell table:formula="of:=[.F98]*2*PI()/360" office:value-type="float" office:value="0.0420624349730633" calcext:value-type="float">
            <text:p>0.042062434973063</text:p>
          </table:table-cell>
          <table:table-cell table:formula="of:=([.G99]-[.G98])/([.B98]-[.B99])" office:value-type="float" office:value="0.0439822971502553" calcext:value-type="float">
            <text:p>0.043982297150255</text:p>
          </table:table-cell>
          <table:table-cell table:formula="of:=([.H99]-[.H98])/([.B98]-[.B99])" office:value-type="float" office:value="0.00418879020478209" calcext:value-type="float">
            <text:p>0.004188790204782</text:p>
          </table:table-cell>
          <table:table-cell table:formula="of:=([.I99]-[.I98])/([.B98]-[.B99])" office:value-type="float" office:value="0.538259541315042" calcext:value-type="float">
            <text:p>0.538259541315042</text:p>
          </table:table-cell>
          <table:table-cell table:formula="of:=([.J99]-[.J98])/([.B98]-[.B99])" office:value-type="float" office:value="0.753982236861544" calcext:value-type="float">
            <text:p>0.753982236861544</text:p>
          </table:table-cell>
          <table:table-cell table:formula="of:=([.K99]-[.K98])/([.B98]-[.B99])" office:value-type="float" office:value="-4.77522083345607" calcext:value-type="float">
            <text:p>-4.77522083345607</text:p>
          </table:table-cell>
          <table:table-cell table:formula="of:=([.L99]-[.L98])/([.B98]-[.B99])" office:value-type="float" office:value="7.79114978090311" calcext:value-type="float">
            <text:p>7.79114978090311</text:p>
          </table:table-cell>
          <table:table-cell table:formula="of:=([.M99]-[.M98])/([.B98]-[.B99])" office:value-type="float" office:value="-24.881413816431" calcext:value-type="float">
            <text:p>-24.881413816431</text:p>
          </table:table-cell>
          <table:table-cell table:formula="of:=([.N99]-[.N98])/([.B98]-[.B99])" office:value-type="float" office:value="-15.8336269740934" calcext:value-type="float">
            <text:p>-15.8336269740934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9]/120" office:value-type="float" office:value="0.766666666666667" calcext:value-type="float">
            <text:p>0.766666666666667</text:p>
          </table:table-cell>
          <table:table-cell table:style-name="Default" office:value-type="float" office:value="23.502" calcext:value-type="float">
            <text:p>23.502</text:p>
          </table:table-cell>
          <table:table-cell table:style-name="Default" office:value-type="float" office:value="-26.307" calcext:value-type="float">
            <text:p>-26.307</text:p>
          </table:table-cell>
          <table:table-cell table:style-name="Default" office:value-type="float" office:value="45.863" calcext:value-type="float">
            <text:p>45.863</text:p>
          </table:table-cell>
          <table:table-cell table:style-name="Default" office:value-type="float" office:value="2.05" calcext:value-type="float">
            <text:p>2.05</text:p>
          </table:table-cell>
          <table:table-cell table:formula="of:=[.C99]*2*PI()/360" office:value-type="float" office:value="0.410187280803707" calcext:value-type="float">
            <text:p>0.410187280803707</text:p>
          </table:table-cell>
          <table:table-cell table:formula="of:=[.D99]*2*PI()/360" office:value-type="float" office:value="-0.459143766322148" calcext:value-type="float">
            <text:p>-0.459143766322148</text:p>
          </table:table-cell>
          <table:table-cell table:formula="of:=[.E99]*2*PI()/360" office:value-type="float" office:value="0.800460354842159" calcext:value-type="float">
            <text:p>0.800460354842159</text:p>
          </table:table-cell>
          <table:table-cell table:formula="of:=[.F99]*2*PI()/360" office:value-type="float" office:value="0.0357792496658837" calcext:value-type="float">
            <text:p>0.035779249665884</text:p>
          </table:table-cell>
          <table:table-cell table:formula="of:=([.G100]-[.G99])/([.B99]-[.B100])" office:value-type="float" office:value="0.0837758040957229" calcext:value-type="float">
            <text:p>0.083775804095723</text:p>
          </table:table-cell>
          <table:table-cell table:formula="of:=([.H100]-[.H99])/([.B99]-[.B100])" office:value-type="float" office:value="-0.0607374579694111" calcext:value-type="float">
            <text:p>-0.060737457969411</text:p>
          </table:table-cell>
          <table:table-cell table:formula="of:=([.I100]-[.I99])/([.B99]-[.B100])" office:value-type="float" office:value="0.745604656451969" calcext:value-type="float">
            <text:p>0.745604656451969</text:p>
          </table:table-cell>
          <table:table-cell table:formula="of:=([.J100]-[.J99])/([.B99]-[.B100])" office:value-type="float" office:value="0.885929128312324" calcext:value-type="float">
            <text:p>0.885929128312324</text:p>
          </table:table-cell>
          <table:table-cell table:formula="of:=([.K100]-[.K99])/([.B99]-[.B100])" office:value-type="float" office:value="-4.52389342117113" calcext:value-type="float">
            <text:p>-4.52389342117113</text:p>
          </table:table-cell>
          <table:table-cell table:formula="of:=([.L100]-[.L99])/([.B99]-[.B100])" office:value-type="float" office:value="8.79645943005013" calcext:value-type="float">
            <text:p>8.79645943005013</text:p>
          </table:table-cell>
          <table:table-cell table:formula="of:=([.M100]-[.M99])/([.B99]-[.B100])" office:value-type="float" office:value="-24.1274315795724" calcext:value-type="float">
            <text:p>-24.1274315795724</text:p>
          </table:table-cell>
          <table:table-cell table:formula="of:=([.N100]-[.N99])/([.B99]-[.B100])" office:value-type="float" office:value="-13.0690254389338" calcext:value-type="float">
            <text:p>-13.0690254389338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0]/120" office:value-type="float" office:value="0.775" calcext:value-type="float">
            <text:p>0.775</text:p>
          </table:table-cell>
          <table:table-cell table:style-name="Default" office:value-type="float" office:value="23.462" calcext:value-type="float">
            <text:p>23.462</text:p>
          </table:table-cell>
          <table:table-cell table:style-name="Default" office:value-type="float" office:value="-26.278" calcext:value-type="float">
            <text:p>-26.278</text:p>
          </table:table-cell>
          <table:table-cell table:style-name="Default" office:value-type="float" office:value="45.507" calcext:value-type="float">
            <text:p>45.507</text:p>
          </table:table-cell>
          <table:table-cell table:style-name="Default" office:value-type="float" office:value="1.627" calcext:value-type="float">
            <text:p>1.627</text:p>
          </table:table-cell>
          <table:table-cell table:formula="of:=[.C100]*2*PI()/360" office:value-type="float" office:value="0.40948914910291" calcext:value-type="float">
            <text:p>0.40948914910291</text:p>
          </table:table-cell>
          <table:table-cell table:formula="of:=[.D100]*2*PI()/360" office:value-type="float" office:value="-0.45863762083907" calcext:value-type="float">
            <text:p>-0.45863762083907</text:p>
          </table:table-cell>
          <table:table-cell table:formula="of:=[.E100]*2*PI()/360" office:value-type="float" office:value="0.79424698270506" calcext:value-type="float">
            <text:p>0.79424698270506</text:p>
          </table:table-cell>
          <table:table-cell table:formula="of:=[.F100]*2*PI()/360" office:value-type="float" office:value="0.0283965069299477" calcext:value-type="float">
            <text:p>0.028396506929948</text:p>
          </table:table-cell>
          <table:table-cell table:formula="of:=([.G101]-[.G100])/([.B100]-[.B101])" office:value-type="float" office:value="0.121474915938816" calcext:value-type="float">
            <text:p>0.121474915938816</text:p>
          </table:table-cell>
          <table:table-cell table:formula="of:=([.H101]-[.H100])/([.B100]-[.B101])" office:value-type="float" office:value="-0.134041286553162" calcext:value-type="float">
            <text:p>-0.134041286553162</text:p>
          </table:table-cell>
          <table:table-cell table:formula="of:=([.I101]-[.I100])/([.B100]-[.B101])" office:value-type="float" office:value="0.946666586281738" calcext:value-type="float">
            <text:p>0.946666586281738</text:p>
          </table:table-cell>
          <table:table-cell table:formula="of:=([.J101]-[.J100])/([.B100]-[.B101])" office:value-type="float" office:value="0.994837673636772" calcext:value-type="float">
            <text:p>0.994837673636772</text:p>
          </table:table-cell>
          <table:table-cell table:formula="of:=([.K101]-[.K100])/([.B100]-[.B101])" office:value-type="float" office:value="-3.51858377201941" calcext:value-type="float">
            <text:p>-3.51858377201941</text:p>
          </table:table-cell>
          <table:table-cell table:formula="of:=([.L101]-[.L100])/([.B100]-[.B101])" office:value-type="float" office:value="9.55044166691292" calcext:value-type="float">
            <text:p>9.55044166691292</text:p>
          </table:table-cell>
          <table:table-cell table:formula="of:=([.M101]-[.M100])/([.B100]-[.B101])" office:value-type="float" office:value="-22.8707945181318" calcext:value-type="float">
            <text:p>-22.8707945181318</text:p>
          </table:table-cell>
          <table:table-cell table:formula="of:=([.N101]-[.N100])/([.B100]-[.B101])" office:value-type="float" office:value="-10.0530964914873" calcext:value-type="float">
            <text:p>-10.0530964914873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1]/120" office:value-type="float" office:value="0.783333333333333" calcext:value-type="float">
            <text:p>0.783333333333333</text:p>
          </table:table-cell>
          <table:table-cell table:style-name="Default" office:value-type="float" office:value="23.404" calcext:value-type="float">
            <text:p>23.404</text:p>
          </table:table-cell>
          <table:table-cell table:style-name="Default" office:value-type="float" office:value="-26.214" calcext:value-type="float">
            <text:p>-26.214</text:p>
          </table:table-cell>
          <table:table-cell table:style-name="Default" office:value-type="float" office:value="45.055" calcext:value-type="float">
            <text:p>45.055</text:p>
          </table:table-cell>
          <table:table-cell table:style-name="Default" office:value-type="float" office:value="1.152" calcext:value-type="float">
            <text:p>1.152</text:p>
          </table:table-cell>
          <table:table-cell table:formula="of:=[.C101]*2*PI()/360" office:value-type="float" office:value="0.408476858136753" calcext:value-type="float">
            <text:p>0.408476858136753</text:p>
          </table:table-cell>
          <table:table-cell table:formula="of:=[.D101]*2*PI()/360" office:value-type="float" office:value="-0.457520610117794" calcext:value-type="float">
            <text:p>-0.457520610117794</text:p>
          </table:table-cell>
          <table:table-cell table:formula="of:=[.E101]*2*PI()/360" office:value-type="float" office:value="0.786358094486045" calcext:value-type="float">
            <text:p>0.786358094486045</text:p>
          </table:table-cell>
          <table:table-cell table:formula="of:=[.F101]*2*PI()/360" office:value-type="float" office:value="0.0201061929829747" calcext:value-type="float">
            <text:p>0.020106192982975</text:p>
          </table:table-cell>
          <table:table-cell table:formula="of:=([.G102]-[.G101])/([.B101]-[.B102])" office:value-type="float" office:value="0.150796447372311" calcext:value-type="float">
            <text:p>0.150796447372311</text:p>
          </table:table-cell>
          <table:table-cell table:formula="of:=([.H102]-[.H101])/([.B101]-[.B102])" office:value-type="float" office:value="-0.213628300444103" calcext:value-type="float">
            <text:p>-0.213628300444103</text:p>
          </table:table-cell>
          <table:table-cell table:formula="of:=([.I102]-[.I101])/([.B101]-[.B102])" office:value-type="float" office:value="1.1372565405995" calcext:value-type="float">
            <text:p>1.1372565405995</text:p>
          </table:table-cell>
          <table:table-cell table:formula="of:=([.J102]-[.J101])/([.B101]-[.B102])" office:value-type="float" office:value="1.0786134777325" calcext:value-type="float">
            <text:p>1.0786134777325</text:p>
          </table:table-cell>
          <table:table-cell table:formula="of:=([.K102]-[.K101])/([.B101]-[.B102])" office:value-type="float" office:value="-1.50796447372212" calcext:value-type="float">
            <text:p>-1.50796447372212</text:p>
          </table:table-cell>
          <table:table-cell table:formula="of:=([.L102]-[.L101])/([.B101]-[.B102])" office:value-type="float" office:value="11.3097335529237" calcext:value-type="float">
            <text:p>11.3097335529237</text:p>
          </table:table-cell>
          <table:table-cell table:formula="of:=([.M102]-[.M101])/([.B101]-[.B102])" office:value-type="float" office:value="-21.6141574566954" calcext:value-type="float">
            <text:p>-21.6141574566954</text:p>
          </table:table-cell>
          <table:table-cell table:formula="of:=([.N102]-[.N101])/([.B101]-[.B102])" office:value-type="float" office:value="-6.28318530717783" calcext:value-type="float">
            <text:p>-6.28318530717783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2]/120" office:value-type="float" office:value="0.791666666666667" calcext:value-type="float">
            <text:p>0.791666666666667</text:p>
          </table:table-cell>
          <table:table-cell table:style-name="Default" office:value-type="float" office:value="23.332" calcext:value-type="float">
            <text:p>23.332</text:p>
          </table:table-cell>
          <table:table-cell table:style-name="Default" office:value-type="float" office:value="-26.112" calcext:value-type="float">
            <text:p>-26.112</text:p>
          </table:table-cell>
          <table:table-cell table:style-name="Default" office:value-type="float" office:value="44.512" calcext:value-type="float">
            <text:p>44.512</text:p>
          </table:table-cell>
          <table:table-cell table:style-name="Default" office:value-type="float" office:value="0.637" calcext:value-type="float">
            <text:p>0.637</text:p>
          </table:table-cell>
          <table:table-cell table:formula="of:=[.C102]*2*PI()/360" office:value-type="float" office:value="0.407220221075317" calcext:value-type="float">
            <text:p>0.407220221075317</text:p>
          </table:table-cell>
          <table:table-cell table:formula="of:=[.D102]*2*PI()/360" office:value-type="float" office:value="-0.455740374280759" calcext:value-type="float">
            <text:p>-0.455740374280759</text:p>
          </table:table-cell>
          <table:table-cell table:formula="of:=[.E102]*2*PI()/360" office:value-type="float" office:value="0.776880956647716" calcext:value-type="float">
            <text:p>0.776880956647716</text:p>
          </table:table-cell>
          <table:table-cell table:formula="of:=[.F102]*2*PI()/360" office:value-type="float" office:value="0.0111177473352039" calcext:value-type="float">
            <text:p>0.011117747335204</text:p>
          </table:table-cell>
          <table:table-cell table:formula="of:=([.G103]-[.G102])/([.B102]-[.B103])" office:value-type="float" office:value="0.163362817986661" calcext:value-type="float">
            <text:p>0.163362817986661</text:p>
          </table:table-cell>
          <table:table-cell table:formula="of:=([.H103]-[.H102])/([.B102]-[.B103])" office:value-type="float" office:value="-0.3078760800518" calcext:value-type="float">
            <text:p>-0.3078760800518</text:p>
          </table:table-cell>
          <table:table-cell table:formula="of:=([.I103]-[.I102])/([.B102]-[.B103])" office:value-type="float" office:value="1.3173745194053" calcext:value-type="float">
            <text:p>1.3173745194053</text:p>
          </table:table-cell>
          <table:table-cell table:formula="of:=([.J103]-[.J102])/([.B102]-[.B103])" office:value-type="float" office:value="1.13097335529231" calcext:value-type="float">
            <text:p>1.13097335529231</text:p>
          </table:table-cell>
          <table:table-cell table:formula="of:=([.K103]-[.K102])/([.B102]-[.B103])" office:value-type="float" office:value="0.251327412285463" calcext:value-type="float">
            <text:p>0.251327412285463</text:p>
          </table:table-cell>
          <table:table-cell table:formula="of:=([.L103]-[.L102])/([.B102]-[.B103])" office:value-type="float" office:value="11.5610609652095" calcext:value-type="float">
            <text:p>11.5610609652095</text:p>
          </table:table-cell>
          <table:table-cell table:formula="of:=([.M103]-[.M102])/([.B102]-[.B103])" office:value-type="float" office:value="-21.8654848689875" calcext:value-type="float">
            <text:p>-21.8654848689875</text:p>
          </table:table-cell>
          <table:table-cell table:formula="of:=([.N103]-[.N102])/([.B102]-[.B103])" office:value-type="float" office:value="-2.26194671058649" calcext:value-type="float">
            <text:p>-2.26194671058649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3]/120" office:value-type="float" office:value="0.8" calcext:value-type="float">
            <text:p>0.8</text:p>
          </table:table-cell>
          <table:table-cell table:style-name="Default" office:value-type="float" office:value="23.254" calcext:value-type="float">
            <text:p>23.254</text:p>
          </table:table-cell>
          <table:table-cell table:style-name="Default" office:value-type="float" office:value="-25.965" calcext:value-type="float">
            <text:p>-25.965</text:p>
          </table:table-cell>
          <table:table-cell table:style-name="Default" office:value-type="float" office:value="43.883" calcext:value-type="float">
            <text:p>43.883</text:p>
          </table:table-cell>
          <table:table-cell table:style-name="Default" office:value-type="float" office:value="0.097" calcext:value-type="float">
            <text:p>0.097</text:p>
          </table:table-cell>
          <table:table-cell table:formula="of:=[.C103]*2*PI()/360" office:value-type="float" office:value="0.405858864258761" calcext:value-type="float">
            <text:p>0.405858864258761</text:p>
          </table:table-cell>
          <table:table-cell table:formula="of:=[.D103]*2*PI()/360" office:value-type="float" office:value="-0.453174740280328" calcext:value-type="float">
            <text:p>-0.453174740280328</text:p>
          </table:table-cell>
          <table:table-cell table:formula="of:=[.E103]*2*PI()/360" office:value-type="float" office:value="0.765902835652672" calcext:value-type="float">
            <text:p>0.765902835652672</text:p>
          </table:table-cell>
          <table:table-cell table:formula="of:=[.F103]*2*PI()/360" office:value-type="float" office:value="0.0016929693744345" calcext:value-type="float">
            <text:p>0.001692969374435</text:p>
          </table:table-cell>
          <table:table-cell table:formula="of:=([.G104]-[.G103])/([.B103]-[.B104])" office:value-type="float" office:value="0.161268422884283" calcext:value-type="float">
            <text:p>0.161268422884283</text:p>
          </table:table-cell>
          <table:table-cell table:formula="of:=([.H104]-[.H103])/([.B103]-[.B104])" office:value-type="float" office:value="-0.40421825476188" calcext:value-type="float">
            <text:p>-0.40421825476188</text:p>
          </table:table-cell>
          <table:table-cell table:formula="of:=([.I104]-[.I103])/([.B103]-[.B104])" office:value-type="float" office:value="1.49958689331353" calcext:value-type="float">
            <text:p>1.49958689331353</text:p>
          </table:table-cell>
          <table:table-cell table:formula="of:=([.J104]-[.J103])/([.B103]-[.B104])" office:value-type="float" office:value="1.14982291121387" calcext:value-type="float">
            <text:p>1.14982291121387</text:p>
          </table:table-cell>
          <table:table-cell table:formula="of:=([.K104]-[.K103])/([.B103]-[.B104])" office:value-type="float" office:value="2.5132741228733" calcext:value-type="float">
            <text:p>2.5132741228733</text:p>
          </table:table-cell>
          <table:table-cell table:formula="of:=([.L104]-[.L103])/([.B103]-[.B104])" office:value-type="float" office:value="13.0690254389347" calcext:value-type="float">
            <text:p>13.0690254389347</text:p>
          </table:table-cell>
          <table:table-cell table:formula="of:=([.M104]-[.M103])/([.B103]-[.B104])" office:value-type="float" office:value="-20.860175219838" calcext:value-type="float">
            <text:p>-20.860175219838</text:p>
          </table:table-cell>
          <table:table-cell table:formula="of:=([.N104]-[.N103])/([.B103]-[.B104])" office:value-type="float" office:value="1.50796447372315" calcext:value-type="float">
            <text:p>1.50796447372315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4]/120" office:value-type="float" office:value="0.808333333333333" calcext:value-type="float">
            <text:p>0.808333333333333</text:p>
          </table:table-cell>
          <table:table-cell table:style-name="Default" office:value-type="float" office:value="23.177" calcext:value-type="float">
            <text:p>23.177</text:p>
          </table:table-cell>
          <table:table-cell table:style-name="Default" office:value-type="float" office:value="-25.772" calcext:value-type="float">
            <text:p>-25.772</text:p>
          </table:table-cell>
          <table:table-cell table:style-name="Default" office:value-type="float" office:value="43.167" calcext:value-type="float">
            <text:p>43.167</text:p>
          </table:table-cell>
          <table:table-cell table:style-name="Default" office:value-type="float" office:value="-0.452" calcext:value-type="float">
            <text:p>-0.452</text:p>
          </table:table-cell>
          <table:table-cell table:formula="of:=[.C104]*2*PI()/360" office:value-type="float" office:value="0.404514960734726" calcext:value-type="float">
            <text:p>0.404514960734726</text:p>
          </table:table-cell>
          <table:table-cell table:formula="of:=[.D104]*2*PI()/360" office:value-type="float" office:value="-0.449806254823979" calcext:value-type="float">
            <text:p>-0.449806254823979</text:p>
          </table:table-cell>
          <table:table-cell table:formula="of:=[.E104]*2*PI()/360" office:value-type="float" office:value="0.753406278208392" calcext:value-type="float">
            <text:p>0.753406278208392</text:p>
          </table:table-cell>
          <table:table-cell table:formula="of:=[.F104]*2*PI()/360" office:value-type="float" office:value="-0.00788888821901437" calcext:value-type="float">
            <text:p>-0.007888888219014</text:p>
          </table:table-cell>
          <table:table-cell table:formula="of:=([.G105]-[.G104])/([.B104]-[.B105])" office:value-type="float" office:value="0.140324471860339" calcext:value-type="float">
            <text:p>0.140324471860339</text:p>
          </table:table-cell>
          <table:table-cell table:formula="of:=([.H105]-[.H104])/([.B104]-[.B105])" office:value-type="float" office:value="-0.513126800086336" calcext:value-type="float">
            <text:p>-0.513126800086336</text:p>
          </table:table-cell>
          <table:table-cell table:formula="of:=([.I105]-[.I104])/([.B104]-[.B105])" office:value-type="float" office:value="1.67342168681218" calcext:value-type="float">
            <text:p>1.67342168681218</text:p>
          </table:table-cell>
          <table:table-cell table:formula="of:=([.J105]-[.J104])/([.B104]-[.B105])" office:value-type="float" office:value="1.13725654059951" calcext:value-type="float">
            <text:p>1.13725654059951</text:p>
          </table:table-cell>
          <table:table-cell table:formula="of:=([.K105]-[.K104])/([.B104]-[.B105])" office:value-type="float" office:value="3.51858377202022" calcext:value-type="float">
            <text:p>3.51858377202022</text:p>
          </table:table-cell>
          <table:table-cell table:formula="of:=([.L105]-[.L104])/([.B104]-[.B105])" office:value-type="float" office:value="12.8176980266466" calcext:value-type="float">
            <text:p>12.8176980266466</text:p>
          </table:table-cell>
          <table:table-cell table:formula="of:=([.M105]-[.M104])/([.B104]-[.B105])" office:value-type="float" office:value="-21.1115026321229" calcext:value-type="float">
            <text:p>-21.1115026321229</text:p>
          </table:table-cell>
          <table:table-cell table:formula="of:=([.N105]-[.N104])/([.B104]-[.B105])" office:value-type="float" office:value="4.27256600888213" calcext:value-type="float">
            <text:p>4.27256600888213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5]/120" office:value-type="float" office:value="0.816666666666667" calcext:value-type="float">
            <text:p>0.816666666666667</text:p>
          </table:table-cell>
          <table:table-cell table:style-name="Default" office:value-type="float" office:value="23.11" calcext:value-type="float">
            <text:p>23.11</text:p>
          </table:table-cell>
          <table:table-cell table:style-name="Default" office:value-type="float" office:value="-25.527" calcext:value-type="float">
            <text:p>-25.527</text:p>
          </table:table-cell>
          <table:table-cell table:style-name="Default" office:value-type="float" office:value="42.368" calcext:value-type="float">
            <text:p>42.368</text:p>
          </table:table-cell>
          <table:table-cell table:style-name="Default" office:value-type="float" office:value="-0.995" calcext:value-type="float">
            <text:p>-0.995</text:p>
          </table:table-cell>
          <table:table-cell table:formula="of:=[.C105]*2*PI()/360" office:value-type="float" office:value="0.40334559013589" calcext:value-type="float">
            <text:p>0.40334559013589</text:p>
          </table:table-cell>
          <table:table-cell table:formula="of:=[.D105]*2*PI()/360" office:value-type="float" office:value="-0.445530198156593" calcext:value-type="float">
            <text:p>-0.445530198156593</text:p>
          </table:table-cell>
          <table:table-cell table:formula="of:=[.E105]*2*PI()/360" office:value-type="float" office:value="0.739461097484958" calcext:value-type="float">
            <text:p>0.739461097484958</text:p>
          </table:table-cell>
          <table:table-cell table:formula="of:=[.F105]*2*PI()/360" office:value-type="float" office:value="-0.0173660260573436" calcext:value-type="float">
            <text:p>-0.017366026057344</text:p>
          </table:table-cell>
          <table:table-cell table:formula="of:=([.G106]-[.G105])/([.B105]-[.B106])" office:value-type="float" office:value="0.111002940426837" calcext:value-type="float">
            <text:p>0.111002940426837</text:p>
          </table:table-cell>
          <table:table-cell table:formula="of:=([.H106]-[.H105])/([.B105]-[.B106])" office:value-type="float" office:value="-0.619940950308391" calcext:value-type="float">
            <text:p>-0.619940950308391</text:p>
          </table:table-cell>
          <table:table-cell table:formula="of:=([.I106]-[.I105])/([.B105]-[.B106])" office:value-type="float" office:value="1.8493508754132" calcext:value-type="float">
            <text:p>1.8493508754132</text:p>
          </table:table-cell>
          <table:table-cell table:formula="of:=([.J106]-[.J105])/([.B105]-[.B106])" office:value-type="float" office:value="1.10165182385882" calcext:value-type="float">
            <text:p>1.10165182385882</text:p>
          </table:table-cell>
          <table:table-cell table:formula="of:=([.K106]-[.K105])/([.B105]-[.B106])" office:value-type="float" office:value="6.03185789489201" calcext:value-type="float">
            <text:p>6.03185789489201</text:p>
          </table:table-cell>
          <table:table-cell table:formula="of:=([.L106]-[.L105])/([.B105]-[.B106])" office:value-type="float" office:value="12.5663706143573" calcext:value-type="float">
            <text:p>12.5663706143573</text:p>
          </table:table-cell>
          <table:table-cell table:formula="of:=([.M106]-[.M105])/([.B105]-[.B106])" office:value-type="float" office:value="-20.1061929829719" calcext:value-type="float">
            <text:p>-20.1061929829719</text:p>
          </table:table-cell>
          <table:table-cell table:formula="of:=([.N106]-[.N105])/([.B105]-[.B106])" office:value-type="float" office:value="6.53451271946852" calcext:value-type="float">
            <text:p>6.53451271946852</text:p>
          </table:table-cell>
          <table:table-cell table:number-columns-repeated="100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6]/120" office:value-type="float" office:value="0.825" calcext:value-type="float">
            <text:p>0.825</text:p>
          </table:table-cell>
          <table:table-cell table:style-name="Default" office:value-type="float" office:value="23.057" calcext:value-type="float">
            <text:p>23.057</text:p>
          </table:table-cell>
          <table:table-cell table:style-name="Default" office:value-type="float" office:value="-25.231" calcext:value-type="float">
            <text:p>-25.231</text:p>
          </table:table-cell>
          <table:table-cell table:style-name="Default" office:value-type="float" office:value="41.485" calcext:value-type="float">
            <text:p>41.485</text:p>
          </table:table-cell>
          <table:table-cell table:style-name="Default" office:value-type="float" office:value="-1.521" calcext:value-type="float">
            <text:p>-1.521</text:p>
          </table:table-cell>
          <table:table-cell table:formula="of:=[.C106]*2*PI()/360" office:value-type="float" office:value="0.402420565632333" calcext:value-type="float">
            <text:p>0.402420565632333</text:p>
          </table:table-cell>
          <table:table-cell table:formula="of:=[.D106]*2*PI()/360" office:value-type="float" office:value="-0.440364023570689" calcext:value-type="float">
            <text:p>-0.440364023570689</text:p>
          </table:table-cell>
          <table:table-cell table:formula="of:=[.E106]*2*PI()/360" office:value-type="float" office:value="0.724049840189848" calcext:value-type="float">
            <text:p>0.724049840189848</text:p>
          </table:table-cell>
          <table:table-cell table:formula="of:=[.F106]*2*PI()/360" office:value-type="float" office:value="-0.0265464579228337" calcext:value-type="float">
            <text:p>-0.026546457922834</text:p>
          </table:table-cell>
          <table:table-cell table:formula="of:=([.G107]-[.G106])/([.B106]-[.B107])" office:value-type="float" office:value="0.0607374579694036" calcext:value-type="float">
            <text:p>0.060737457969404</text:p>
          </table:table-cell>
          <table:table-cell table:formula="of:=([.H107]-[.H106])/([.B106]-[.B107])" office:value-type="float" office:value="-0.724660705428035" calcext:value-type="float">
            <text:p>-0.724660705428035</text:p>
          </table:table-cell>
          <table:table-cell table:formula="of:=([.I107]-[.I106])/([.B106]-[.B107])" office:value-type="float" office:value="2.01690248360463" calcext:value-type="float">
            <text:p>2.01690248360463</text:p>
          </table:table-cell>
          <table:table-cell table:formula="of:=([.J107]-[.J106])/([.B106]-[.B107])" office:value-type="float" office:value="1.04719755119659" calcext:value-type="float">
            <text:p>1.04719755119659</text:p>
          </table:table-cell>
          <table:table-cell table:formula="of:=([.K107]-[.K106])/([.B106]-[.B107])" office:value-type="float" office:value="7.53982236861569" calcext:value-type="float">
            <text:p>7.53982236861569</text:p>
          </table:table-cell>
          <table:table-cell table:formula="of:=([.L107]-[.L106])/([.B106]-[.B107])" office:value-type="float" office:value="12.3150432020745" calcext:value-type="float">
            <text:p>12.3150432020745</text:p>
          </table:table-cell>
          <table:table-cell table:formula="of:=([.M107]-[.M106])/([.B106]-[.B107])" office:value-type="float" office:value="-18.8495559215407" calcext:value-type="float">
            <text:p>-18.8495559215407</text:p>
          </table:table-cell>
          <table:table-cell table:formula="of:=([.N107]-[.N106])/([.B106]-[.B107])" office:value-type="float" office:value="7.03716754403935" calcext:value-type="float">
            <text:p>7.0371675440393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7]/120" office:value-type="float" office:value="0.833333333333333" calcext:value-type="float">
            <text:p>0.833333333333333</text:p>
          </table:table-cell>
          <table:table-cell table:style-name="Default" office:value-type="float" office:value="23.028" calcext:value-type="float">
            <text:p>23.028</text:p>
          </table:table-cell>
          <table:table-cell table:style-name="Default" office:value-type="float" office:value="-24.885" calcext:value-type="float">
            <text:p>-24.885</text:p>
          </table:table-cell>
          <table:table-cell table:style-name="Default" office:value-type="float" office:value="40.522" calcext:value-type="float">
            <text:p>40.522</text:p>
          </table:table-cell>
          <table:table-cell table:style-name="Default" office:value-type="float" office:value="-2.021" calcext:value-type="float">
            <text:p>-2.021</text:p>
          </table:table-cell>
          <table:table-cell table:formula="of:=[.C107]*2*PI()/360" office:value-type="float" office:value="0.401914420149254" calcext:value-type="float">
            <text:p>0.401914420149254</text:p>
          </table:table-cell>
          <table:table-cell table:formula="of:=[.D107]*2*PI()/360" office:value-type="float" office:value="-0.434325184358789" calcext:value-type="float">
            <text:p>-0.434325184358789</text:p>
          </table:table-cell>
          <table:table-cell table:formula="of:=[.E107]*2*PI()/360" office:value-type="float" office:value="0.707242319493142" calcext:value-type="float">
            <text:p>0.707242319493142</text:p>
          </table:table-cell>
          <table:table-cell table:formula="of:=[.F107]*2*PI()/360" office:value-type="float" office:value="-0.0352731041828054" calcext:value-type="float">
            <text:p>-0.035273104182805</text:p>
          </table:table-cell>
          <table:table-cell table:formula="of:=([.G108]-[.G107])/([.B107]-[.B108])" office:value-type="float" office:value="-0.0020943951023944" calcext:value-type="float">
            <text:p>-0.002094395102394</text:p>
          </table:table-cell>
          <table:table-cell table:formula="of:=([.H108]-[.H107])/([.B107]-[.B108])" office:value-type="float" office:value="-0.827286065445323" calcext:value-type="float">
            <text:p>-0.827286065445323</text:p>
          </table:table-cell>
          <table:table-cell table:formula="of:=([.I108]-[.I107])/([.B107]-[.B108])" office:value-type="float" office:value="2.17398211628414" calcext:value-type="float">
            <text:p>2.17398211628414</text:p>
          </table:table-cell>
          <table:table-cell table:formula="of:=([.J108]-[.J107])/([.B107]-[.B108])" office:value-type="float" office:value="0.988554488329592" calcext:value-type="float">
            <text:p>0.988554488329592</text:p>
          </table:table-cell>
          <table:table-cell table:formula="of:=([.K108]-[.K107])/([.B107]-[.B108])" office:value-type="float" office:value="8.54513201776361" calcext:value-type="float">
            <text:p>8.54513201776361</text:p>
          </table:table-cell>
          <table:table-cell table:formula="of:=([.L108]-[.L107])/([.B107]-[.B108])" office:value-type="float" office:value="12.063715789783" calcext:value-type="float">
            <text:p>12.063715789783</text:p>
          </table:table-cell>
          <table:table-cell table:formula="of:=([.M108]-[.M107])/([.B107]-[.B108])" office:value-type="float" office:value="-17.0902640355305" calcext:value-type="float">
            <text:p>-17.0902640355305</text:p>
          </table:table-cell>
          <table:table-cell table:formula="of:=([.N108]-[.N107])/([.B107]-[.B108])" office:value-type="float" office:value="7.03716754404103" calcext:value-type="float">
            <text:p>7.03716754404103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8]/120" office:value-type="float" office:value="0.841666666666667" calcext:value-type="float">
            <text:p>0.841666666666667</text:p>
          </table:table-cell>
          <table:table-cell table:style-name="Default" office:value-type="float" office:value="23.029" calcext:value-type="float">
            <text:p>23.029</text:p>
          </table:table-cell>
          <table:table-cell table:style-name="Default" office:value-type="float" office:value="-24.49" calcext:value-type="float">
            <text:p>-24.49</text:p>
          </table:table-cell>
          <table:table-cell table:style-name="Default" office:value-type="float" office:value="39.484" calcext:value-type="float">
            <text:p>39.484</text:p>
          </table:table-cell>
          <table:table-cell table:style-name="Default" office:value-type="float" office:value="-2.493" calcext:value-type="float">
            <text:p>-2.493</text:p>
          </table:table-cell>
          <table:table-cell table:formula="of:=[.C108]*2*PI()/360" office:value-type="float" office:value="0.401931873441774" calcext:value-type="float">
            <text:p>0.401931873441774</text:p>
          </table:table-cell>
          <table:table-cell table:formula="of:=[.D108]*2*PI()/360" office:value-type="float" office:value="-0.427431133813411" calcext:value-type="float">
            <text:p>-0.427431133813411</text:p>
          </table:table-cell>
          <table:table-cell table:formula="of:=[.E108]*2*PI()/360" office:value-type="float" office:value="0.689125801857441" calcext:value-type="float">
            <text:p>0.689125801857441</text:p>
          </table:table-cell>
          <table:table-cell table:formula="of:=[.F108]*2*PI()/360" office:value-type="float" office:value="-0.0435110582522186" calcext:value-type="float">
            <text:p>-0.043511058252219</text:p>
          </table:table-cell>
          <table:table-cell table:formula="of:=([.G109]-[.G108])/([.B108]-[.B109])" office:value-type="float" office:value="-0.0733038285837575" calcext:value-type="float">
            <text:p>-0.073303828583758</text:p>
          </table:table-cell>
          <table:table-cell table:formula="of:=([.H109]-[.H108])/([.B108]-[.B109])" office:value-type="float" office:value="-0.927817030360182" calcext:value-type="float">
            <text:p>-0.927817030360182</text:p>
          </table:table-cell>
          <table:table-cell table:formula="of:=([.I109]-[.I108])/([.B108]-[.B109])" office:value-type="float" office:value="2.31640098324689" calcext:value-type="float">
            <text:p>2.31640098324689</text:p>
          </table:table-cell>
          <table:table-cell table:formula="of:=([.J109]-[.J108])/([.B108]-[.B109])" office:value-type="float" office:value="0.929911425462584" calcext:value-type="float">
            <text:p>0.929911425462584</text:p>
          </table:table-cell>
          <table:table-cell table:formula="of:=([.K109]-[.K108])/([.B108]-[.B109])" office:value-type="float" office:value="8.79645943005174" calcext:value-type="float">
            <text:p>8.79645943005174</text:p>
          </table:table-cell>
          <table:table-cell table:formula="of:=([.L109]-[.L108])/([.B108]-[.B109])" office:value-type="float" office:value="11.5610609652115" calcext:value-type="float">
            <text:p>11.5610609652115</text:p>
          </table:table-cell>
          <table:table-cell table:formula="of:=([.M109]-[.M108])/([.B108]-[.B109])" office:value-type="float" office:value="-14.3256625003657" calcext:value-type="float">
            <text:p>-14.3256625003657</text:p>
          </table:table-cell>
          <table:table-cell table:formula="of:=([.N109]-[.N108])/([.B108]-[.B109])" office:value-type="float" office:value="5.52920307031855" calcext:value-type="float">
            <text:p>5.52920307031855</text:p>
          </table:table-cell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9]/120" office:value-type="float" office:value="0.85" calcext:value-type="float">
            <text:p>0.85</text:p>
          </table:table-cell>
          <table:table-cell table:style-name="Default" office:value-type="float" office:value="23.064" calcext:value-type="float">
            <text:p>23.064</text:p>
          </table:table-cell>
          <table:table-cell table:style-name="Default" office:value-type="float" office:value="-24.047" calcext:value-type="float">
            <text:p>-24.047</text:p>
          </table:table-cell>
          <table:table-cell table:style-name="Default" office:value-type="float" office:value="38.378" calcext:value-type="float">
            <text:p>38.378</text:p>
          </table:table-cell>
          <table:table-cell table:style-name="Default" office:value-type="float" office:value="-2.937" calcext:value-type="float">
            <text:p>-2.937</text:p>
          </table:table-cell>
          <table:table-cell table:formula="of:=[.C109]*2*PI()/360" office:value-type="float" office:value="0.402542738679972" calcext:value-type="float">
            <text:p>0.402542738679972</text:p>
          </table:table-cell>
          <table:table-cell table:formula="of:=[.D109]*2*PI()/360" office:value-type="float" office:value="-0.419699325227076" calcext:value-type="float">
            <text:p>-0.419699325227076</text:p>
          </table:table-cell>
          <table:table-cell table:formula="of:=[.E109]*2*PI()/360" office:value-type="float" office:value="0.669822460330384" calcext:value-type="float">
            <text:p>0.669822460330384</text:p>
          </table:table-cell>
          <table:table-cell table:formula="of:=[.F109]*2*PI()/360" office:value-type="float" office:value="-0.0512603201310735" calcext:value-type="float">
            <text:p>-0.051260320131074</text:p>
          </table:table-cell>
          <table:table-cell table:formula="of:=([.G110]-[.G109])/([.B109]-[.B110])" office:value-type="float" office:value="-0.146607657167522" calcext:value-type="float">
            <text:p>-0.146607657167522</text:p>
          </table:table-cell>
          <table:table-cell table:formula="of:=([.H110]-[.H109])/([.B109]-[.B110])" office:value-type="float" office:value="-1.02415920507028" calcext:value-type="float">
            <text:p>-1.02415920507028</text:p>
          </table:table-cell>
          <table:table-cell table:formula="of:=([.I110]-[.I109])/([.B109]-[.B110])" office:value-type="float" office:value="2.43578150408327" calcext:value-type="float">
            <text:p>2.43578150408327</text:p>
          </table:table-cell>
          <table:table-cell table:formula="of:=([.J110]-[.J109])/([.B109]-[.B110])" office:value-type="float" office:value="0.883834733209929" calcext:value-type="float">
            <text:p>0.883834733209929</text:p>
          </table:table-cell>
          <table:table-cell table:formula="of:=([.K110]-[.K109])/([.B109]-[.B110])" office:value-type="float" office:value="8.79645943005218" calcext:value-type="float">
            <text:p>8.79645943005218</text:p>
          </table:table-cell>
          <table:table-cell table:formula="of:=([.L110]-[.L109])/([.B109]-[.B110])" office:value-type="float" office:value="12.3150432020701" calcext:value-type="float">
            <text:p>12.3150432020701</text:p>
          </table:table-cell>
          <table:table-cell table:formula="of:=([.M110]-[.M109])/([.B109]-[.B110])" office:value-type="float" office:value="-11.5610609652115" calcext:value-type="float">
            <text:p>-11.5610609652115</text:p>
          </table:table-cell>
          <table:table-cell table:formula="of:=([.N110]-[.N109])/([.B109]-[.B110])" office:value-type="float" office:value="5.02654824574453" calcext:value-type="float">
            <text:p>5.02654824574453</text:p>
          </table:table-cell>
          <table:table-cell table:number-columns-repeated="100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0]/120" office:value-type="float" office:value="0.858333333333333" calcext:value-type="float">
            <text:p>0.858333333333333</text:p>
          </table:table-cell>
          <table:table-cell table:style-name="Default" office:value-type="float" office:value="23.134" calcext:value-type="float">
            <text:p>23.134</text:p>
          </table:table-cell>
          <table:table-cell table:style-name="Default" office:value-type="float" office:value="-23.558" calcext:value-type="float">
            <text:p>-23.558</text:p>
          </table:table-cell>
          <table:table-cell table:style-name="Default" office:value-type="float" office:value="37.215" calcext:value-type="float">
            <text:p>37.215</text:p>
          </table:table-cell>
          <table:table-cell table:style-name="Default" office:value-type="float" office:value="-3.359" calcext:value-type="float">
            <text:p>-3.359</text:p>
          </table:table-cell>
          <table:table-cell table:formula="of:=[.C110]*2*PI()/360" office:value-type="float" office:value="0.403764469156368" calcext:value-type="float">
            <text:p>0.403764469156368</text:p>
          </table:table-cell>
          <table:table-cell table:formula="of:=[.D110]*2*PI()/360" office:value-type="float" office:value="-0.411164665184824" calcext:value-type="float">
            <text:p>-0.411164665184824</text:p>
          </table:table-cell>
          <table:table-cell table:formula="of:=[.E110]*2*PI()/360" office:value-type="float" office:value="0.64952428112969" calcext:value-type="float">
            <text:p>0.64952428112969</text:p>
          </table:table-cell>
          <table:table-cell table:formula="of:=[.F110]*2*PI()/360" office:value-type="float" office:value="-0.0586256095744895" calcext:value-type="float">
            <text:p>-0.05862560957449</text:p>
          </table:table-cell>
          <table:table-cell table:formula="of:=([.G111]-[.G110])/([.B110]-[.B111])" office:value-type="float" office:value="-0.21991148575129" calcext:value-type="float">
            <text:p>-0.21991148575129</text:p>
          </table:table-cell>
          <table:table-cell table:formula="of:=([.H111]-[.H110])/([.B110]-[.B111])" office:value-type="float" office:value="-1.12678456508753" calcext:value-type="float">
            <text:p>-1.12678456508753</text:p>
          </table:table-cell>
          <table:table-cell table:formula="of:=([.I111]-[.I110])/([.B110]-[.B111])" office:value-type="float" office:value="2.53212367879337" calcext:value-type="float">
            <text:p>2.53212367879337</text:p>
          </table:table-cell>
          <table:table-cell table:formula="of:=([.J111]-[.J110])/([.B110]-[.B111])" office:value-type="float" office:value="0.841946831162058" calcext:value-type="float">
            <text:p>0.841946831162058</text:p>
          </table:table-cell>
          <table:table-cell table:formula="of:=([.K111]-[.K110])/([.B110]-[.B111])" office:value-type="float" office:value="10.8070787283482" calcext:value-type="float">
            <text:p>10.8070787283482</text:p>
          </table:table-cell>
          <table:table-cell table:formula="of:=([.L111]-[.L110])/([.B110]-[.B111])" office:value-type="float" office:value="11.812388377499" calcext:value-type="float">
            <text:p>11.812388377499</text:p>
          </table:table-cell>
          <table:table-cell table:formula="of:=([.M111]-[.M110])/([.B110]-[.B111])" office:value-type="float" office:value="-8.04247719319052" calcext:value-type="float">
            <text:p>-8.04247719319052</text:p>
          </table:table-cell>
          <table:table-cell table:formula="of:=([.N111]-[.N110])/([.B110]-[.B111])" office:value-type="float" office:value="3.76991118430675" calcext:value-type="float">
            <text:p>3.76991118430675</text:p>
          </table:table-cell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1]/120" office:value-type="float" office:value="0.866666666666667" calcext:value-type="float">
            <text:p>0.866666666666667</text:p>
          </table:table-cell>
          <table:table-cell table:style-name="Default" office:value-type="float" office:value="23.239" calcext:value-type="float">
            <text:p>23.239</text:p>
          </table:table-cell>
          <table:table-cell table:style-name="Default" office:value-type="float" office:value="-23.02" calcext:value-type="float">
            <text:p>-23.02</text:p>
          </table:table-cell>
          <table:table-cell table:style-name="Default" office:value-type="float" office:value="36.006" calcext:value-type="float">
            <text:p>36.006</text:p>
          </table:table-cell>
          <table:table-cell table:style-name="Default" office:value-type="float" office:value="-3.761" calcext:value-type="float">
            <text:p>-3.761</text:p>
          </table:table-cell>
          <table:table-cell table:formula="of:=[.C111]*2*PI()/360" office:value-type="float" office:value="0.405597064870962" calcext:value-type="float">
            <text:p>0.405597064870962</text:p>
          </table:table-cell>
          <table:table-cell table:formula="of:=[.D111]*2*PI()/360" office:value-type="float" office:value="-0.401774793809095" calcext:value-type="float">
            <text:p>-0.401774793809095</text:p>
          </table:table-cell>
          <table:table-cell table:formula="of:=[.E111]*2*PI()/360" office:value-type="float" office:value="0.628423250473078" calcext:value-type="float">
            <text:p>0.628423250473078</text:p>
          </table:table-cell>
          <table:table-cell table:formula="of:=[.F111]*2*PI()/360" office:value-type="float" office:value="-0.0656418331675067" calcext:value-type="float">
            <text:p>-0.065641833167507</text:p>
          </table:table-cell>
          <table:table-cell table:formula="of:=([.G112]-[.G111])/([.B111]-[.B112])" office:value-type="float" office:value="-0.309970475154192" calcext:value-type="float">
            <text:p>-0.309970475154192</text:p>
          </table:table-cell>
          <table:table-cell table:formula="of:=([.H112]-[.H111])/([.B111]-[.B112])" office:value-type="float" office:value="-1.22522113490002" calcext:value-type="float">
            <text:p>-1.22522113490002</text:p>
          </table:table-cell>
          <table:table-cell table:formula="of:=([.I112]-[.I111])/([.B111]-[.B112])" office:value-type="float" office:value="2.59914432206996" calcext:value-type="float">
            <text:p>2.59914432206996</text:p>
          </table:table-cell>
          <table:table-cell table:formula="of:=([.J112]-[.J111])/([.B111]-[.B112])" office:value-type="float" office:value="0.810530904626168" calcext:value-type="float">
            <text:p>0.810530904626168</text:p>
          </table:table-cell>
          <table:table-cell table:formula="of:=([.K112]-[.K111])/([.B111]-[.B112])" office:value-type="float" office:value="13.3203528512213" calcext:value-type="float">
            <text:p>13.3203528512213</text:p>
          </table:table-cell>
          <table:table-cell table:formula="of:=([.L112]-[.L111])/([.B111]-[.B112])" office:value-type="float" office:value="10.3044239037749" calcext:value-type="float">
            <text:p>10.3044239037749</text:p>
          </table:table-cell>
          <table:table-cell table:formula="of:=([.M112]-[.M111])/([.B111]-[.B112])" office:value-type="float" office:value="-4.52389342117032" calcext:value-type="float">
            <text:p>-4.52389342117032</text:p>
          </table:table-cell>
          <table:table-cell table:formula="of:=([.N112]-[.N111])/([.B111]-[.B112])" office:value-type="float" office:value="2.5132741228717" calcext:value-type="float">
            <text:p>2.5132741228717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2]/120" office:value-type="float" office:value="0.875" calcext:value-type="float">
            <text:p>0.875</text:p>
          </table:table-cell>
          <table:table-cell table:style-name="Default" office:value-type="float" office:value="23.387" calcext:value-type="float">
            <text:p>23.387</text:p>
          </table:table-cell>
          <table:table-cell table:style-name="Default" office:value-type="float" office:value="-22.435" calcext:value-type="float">
            <text:p>-22.435</text:p>
          </table:table-cell>
          <table:table-cell table:style-name="Default" office:value-type="float" office:value="34.765" calcext:value-type="float">
            <text:p>34.765</text:p>
          </table:table-cell>
          <table:table-cell table:style-name="Default" office:value-type="float" office:value="-4.148" calcext:value-type="float">
            <text:p>-4.148</text:p>
          </table:table-cell>
          <table:table-cell table:formula="of:=[.C112]*2*PI()/360" office:value-type="float" office:value="0.408180152163914" calcext:value-type="float">
            <text:p>0.408180152163914</text:p>
          </table:table-cell>
          <table:table-cell table:formula="of:=[.D112]*2*PI()/360" office:value-type="float" office:value="-0.391564617684928" calcext:value-type="float">
            <text:p>-0.391564617684928</text:p>
          </table:table-cell>
          <table:table-cell table:formula="of:=[.E112]*2*PI()/360" office:value-type="float" office:value="0.606763714455829" calcext:value-type="float">
            <text:p>0.606763714455829</text:p>
          </table:table-cell>
          <table:table-cell table:formula="of:=[.F112]*2*PI()/360" office:value-type="float" office:value="-0.0723962573727248" calcext:value-type="float">
            <text:p>-0.072396257372725</text:p>
          </table:table-cell>
          <table:table-cell table:formula="of:=([.G113]-[.G112])/([.B112]-[.B113])" office:value-type="float" office:value="-0.420973415581036" calcext:value-type="float">
            <text:p>-0.420973415581036</text:p>
          </table:table-cell>
          <table:table-cell table:formula="of:=([.H113]-[.H112])/([.B112]-[.B113])" office:value-type="float" office:value="-1.31109133409814" calcext:value-type="float">
            <text:p>-1.31109133409814</text:p>
          </table:table-cell>
          <table:table-cell table:formula="of:=([.I113]-[.I112])/([.B112]-[.B113])" office:value-type="float" office:value="2.63684343391304" calcext:value-type="float">
            <text:p>2.63684343391304</text:p>
          </table:table-cell>
          <table:table-cell table:formula="of:=([.J113]-[.J112])/([.B112]-[.B113])" office:value-type="float" office:value="0.789586953602238" calcext:value-type="float">
            <text:p>0.789586953602238</text:p>
          </table:table-cell>
          <table:table-cell table:formula="of:=([.K113]-[.K112])/([.B112]-[.B113])" office:value-type="float" office:value="16.0849543863794" calcext:value-type="float">
            <text:p>16.0849543863794</text:p>
          </table:table-cell>
          <table:table-cell table:formula="of:=([.L113]-[.L112])/([.B112]-[.B113])" office:value-type="float" office:value="8.29380460547486" calcext:value-type="float">
            <text:p>8.29380460547486</text:p>
          </table:table-cell>
          <table:table-cell table:formula="of:=([.M113]-[.M112])/([.B112]-[.B113])" office:value-type="float" office:value="-1.50796447371816" calcext:value-type="float">
            <text:p>-1.50796447371816</text:p>
          </table:table-cell>
          <table:table-cell table:formula="of:=([.N113]-[.N112])/([.B112]-[.B113])" office:value-type="float" office:value="1.50796447372441" calcext:value-type="float">
            <text:p>1.5079644737244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3]/120" office:value-type="float" office:value="0.883333333333333" calcext:value-type="float">
            <text:p>0.883333333333333</text:p>
          </table:table-cell>
          <table:table-cell table:style-name="Default" office:value-type="float" office:value="23.588" calcext:value-type="float">
            <text:p>23.588</text:p>
          </table:table-cell>
          <table:table-cell table:style-name="Default" office:value-type="float" office:value="-21.809" calcext:value-type="float">
            <text:p>-21.809</text:p>
          </table:table-cell>
          <table:table-cell table:style-name="Default" office:value-type="float" office:value="33.506" calcext:value-type="float">
            <text:p>33.506</text:p>
          </table:table-cell>
          <table:table-cell table:style-name="Default" office:value-type="float" office:value="-4.525" calcext:value-type="float">
            <text:p>-4.525</text:p>
          </table:table-cell>
          <table:table-cell table:formula="of:=[.C113]*2*PI()/360" office:value-type="float" office:value="0.411688263960422" calcext:value-type="float">
            <text:p>0.411688263960422</text:p>
          </table:table-cell>
          <table:table-cell table:formula="of:=[.D113]*2*PI()/360" office:value-type="float" office:value="-0.380638856567443" calcext:value-type="float">
            <text:p>-0.380638856567443</text:p>
          </table:table-cell>
          <table:table-cell table:formula="of:=[.E113]*2*PI()/360" office:value-type="float" office:value="0.58479001917322" calcext:value-type="float">
            <text:p>0.58479001917322</text:p>
          </table:table-cell>
          <table:table-cell table:formula="of:=[.F113]*2*PI()/360" office:value-type="float" office:value="-0.0789761486527434" calcext:value-type="float">
            <text:p>-0.078976148652743</text:p>
          </table:table-cell>
          <table:table-cell table:formula="of:=([.G114]-[.G113])/([.B113]-[.B114])" office:value-type="float" office:value="-0.555014702134197" calcext:value-type="float">
            <text:p>-0.555014702134197</text:p>
          </table:table-cell>
          <table:table-cell table:formula="of:=([.H114]-[.H113])/([.B113]-[.B114])" office:value-type="float" office:value="-1.3802063724771" calcext:value-type="float">
            <text:p>-1.3802063724771</text:p>
          </table:table-cell>
          <table:table-cell table:formula="of:=([.I114]-[.I113])/([.B113]-[.B114])" office:value-type="float" office:value="2.64940980452736" calcext:value-type="float">
            <text:p>2.64940980452736</text:p>
          </table:table-cell>
          <table:table-cell table:formula="of:=([.J114]-[.J113])/([.B113]-[.B114])" office:value-type="float" office:value="0.777020582987868" calcext:value-type="float">
            <text:p>0.777020582987868</text:p>
          </table:table-cell>
          <table:table-cell table:formula="of:=([.K114]-[.K113])/([.B113]-[.B114])" office:value-type="float" office:value="19.1008833338249" calcext:value-type="float">
            <text:p>19.1008833338249</text:p>
          </table:table-cell>
          <table:table-cell table:formula="of:=([.L114]-[.L113])/([.B113]-[.B114])" office:value-type="float" office:value="5.78053048260752" calcext:value-type="float">
            <text:p>5.78053048260752</text:p>
          </table:table-cell>
          <table:table-cell table:formula="of:=([.M114]-[.M113])/([.B113]-[.B114])" office:value-type="float" office:value="1.75929188600467" calcext:value-type="float">
            <text:p>1.75929188600467</text:p>
          </table:table-cell>
          <table:table-cell table:formula="of:=([.N114]-[.N113])/([.B113]-[.B114])" office:value-type="float" office:value="1.00530964914746" calcext:value-type="float">
            <text:p>1.00530964914746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4]/120" office:value-type="float" office:value="0.891666666666667" calcext:value-type="float">
            <text:p>0.891666666666667</text:p>
          </table:table-cell>
          <table:table-cell table:style-name="Default" office:value-type="float" office:value="23.853" calcext:value-type="float">
            <text:p>23.853</text:p>
          </table:table-cell>
          <table:table-cell table:style-name="Default" office:value-type="float" office:value="-21.15" calcext:value-type="float">
            <text:p>-21.15</text:p>
          </table:table-cell>
          <table:table-cell table:style-name="Default" office:value-type="float" office:value="32.241" calcext:value-type="float">
            <text:p>32.241</text:p>
          </table:table-cell>
          <table:table-cell table:style-name="Default" office:value-type="float" office:value="-4.896" calcext:value-type="float">
            <text:p>-4.896</text:p>
          </table:table-cell>
          <table:table-cell table:formula="of:=[.C114]*2*PI()/360" office:value-type="float" office:value="0.416313386478207" calcext:value-type="float">
            <text:p>0.416313386478207</text:p>
          </table:table-cell>
          <table:table-cell table:formula="of:=[.D114]*2*PI()/360" office:value-type="float" office:value="-0.369137136796801" calcext:value-type="float">
            <text:p>-0.369137136796801</text:p>
          </table:table-cell>
          <table:table-cell table:formula="of:=[.E114]*2*PI()/360" office:value-type="float" office:value="0.562711604135492" calcext:value-type="float">
            <text:p>0.562711604135492</text:p>
          </table:table-cell>
          <table:table-cell table:formula="of:=[.F114]*2*PI()/360" office:value-type="float" office:value="-0.0854513201776424" calcext:value-type="float">
            <text:p>-0.085451320177642</text:p>
          </table:table-cell>
          <table:table-cell table:formula="of:=([.G115]-[.G114])/([.B114]-[.B115])" office:value-type="float" office:value="-0.714188729916072" calcext:value-type="float">
            <text:p>-0.714188729916072</text:p>
          </table:table-cell>
          <table:table-cell table:formula="of:=([.H115]-[.H114])/([.B114]-[.B115])" office:value-type="float" office:value="-1.42837745983216" calcext:value-type="float">
            <text:p>-1.42837745983216</text:p>
          </table:table-cell>
          <table:table-cell table:formula="of:=([.I115]-[.I114])/([.B114]-[.B115])" office:value-type="float" office:value="2.63474903881066" calcext:value-type="float">
            <text:p>2.63474903881066</text:p>
          </table:table-cell>
          <table:table-cell table:formula="of:=([.J115]-[.J114])/([.B114]-[.B115])" office:value-type="float" office:value="0.768643002578305" calcext:value-type="float">
            <text:p>0.768643002578305</text:p>
          </table:table-cell>
          <table:table-cell table:formula="of:=([.K115]-[.K114])/([.B114]-[.B115])" office:value-type="float" office:value="20.8601752198371" calcext:value-type="float">
            <text:p>20.8601752198371</text:p>
          </table:table-cell>
          <table:table-cell table:formula="of:=([.L115]-[.L114])/([.B114]-[.B115])" office:value-type="float" office:value="3.26725635973367" calcext:value-type="float">
            <text:p>3.26725635973367</text:p>
          </table:table-cell>
          <table:table-cell table:formula="of:=([.M115]-[.M114])/([.B114]-[.B115])" office:value-type="float" office:value="4.52389342117032" calcext:value-type="float">
            <text:p>4.52389342117032</text:p>
          </table:table-cell>
          <table:table-cell table:formula="of:=([.N115]-[.N114])/([.B114]-[.B115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5]/120" office:value-type="float" office:value="0.9" calcext:value-type="float">
            <text:p>0.9</text:p>
          </table:table-cell>
          <table:table-cell table:style-name="Default" office:value-type="float" office:value="24.194" calcext:value-type="float">
            <text:p>24.194</text:p>
          </table:table-cell>
          <table:table-cell table:style-name="Default" office:value-type="float" office:value="-20.468" calcext:value-type="float">
            <text:p>-20.468</text:p>
          </table:table-cell>
          <table:table-cell table:style-name="Default" office:value-type="float" office:value="30.983" calcext:value-type="float">
            <text:p>30.983</text:p>
          </table:table-cell>
          <table:table-cell table:style-name="Default" office:value-type="float" office:value="-5.263" calcext:value-type="float">
            <text:p>-5.263</text:p>
          </table:table-cell>
          <table:table-cell table:formula="of:=[.C115]*2*PI()/360" office:value-type="float" office:value="0.422264959227508" calcext:value-type="float">
            <text:p>0.422264959227508</text:p>
          </table:table-cell>
          <table:table-cell table:formula="of:=[.D115]*2*PI()/360" office:value-type="float" office:value="-0.357233991298199" calcext:value-type="float">
            <text:p>-0.357233991298199</text:p>
          </table:table-cell>
          <table:table-cell table:formula="of:=[.E115]*2*PI()/360" office:value-type="float" office:value="0.540755362145403" calcext:value-type="float">
            <text:p>0.540755362145403</text:p>
          </table:table-cell>
          <table:table-cell table:formula="of:=[.F115]*2*PI()/360" office:value-type="float" office:value="-0.0918566785324616" calcext:value-type="float">
            <text:p>-0.091856678532462</text:p>
          </table:table-cell>
          <table:table-cell table:formula="of:=([.G116]-[.G115])/([.B115]-[.B116])" office:value-type="float" office:value="-0.888023523414715" calcext:value-type="float">
            <text:p>-0.888023523414715</text:p>
          </table:table-cell>
          <table:table-cell table:formula="of:=([.H116]-[.H115])/([.B115]-[.B116])" office:value-type="float" office:value="-1.45560459616328" calcext:value-type="float">
            <text:p>-1.45560459616328</text:p>
          </table:table-cell>
          <table:table-cell table:formula="of:=([.I116]-[.I115])/([.B115]-[.B116])" office:value-type="float" office:value="2.59704992696757" calcext:value-type="float">
            <text:p>2.59704992696757</text:p>
          </table:table-cell>
          <table:table-cell table:formula="of:=([.J116]-[.J115])/([.B115]-[.B116])" office:value-type="float" office:value="0.768643002578307" calcext:value-type="float">
            <text:p>0.768643002578307</text:p>
          </table:table-cell>
          <table:table-cell table:formula="of:=([.K116]-[.K115])/([.B115]-[.B116])" office:value-type="float" office:value="21.6141574566991" calcext:value-type="float">
            <text:p>21.6141574566991</text:p>
          </table:table-cell>
          <table:table-cell table:formula="of:=([.L116]-[.L115])/([.B115]-[.B116])" office:value-type="float" office:value="1.50796447372317" calcext:value-type="float">
            <text:p>1.50796447372317</text:p>
          </table:table-cell>
          <table:table-cell table:formula="of:=([.M116]-[.M115])/([.B115]-[.B116])" office:value-type="float" office:value="6.5345127194666" calcext:value-type="float">
            <text:p>6.5345127194666</text:p>
          </table:table-cell>
          <table:table-cell table:formula="of:=([.N116]-[.N115])/([.B115]-[.B116])" office:value-type="float" office:value="-0.251327412286929" calcext:value-type="float">
            <text:p>-0.251327412286929</text:p>
          </table:table-cell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6]/120" office:value-type="float" office:value="0.908333333333333" calcext:value-type="float">
            <text:p>0.908333333333333</text:p>
          </table:table-cell>
          <table:table-cell table:style-name="Default" office:value-type="float" office:value="24.618" calcext:value-type="float">
            <text:p>24.618</text:p>
          </table:table-cell>
          <table:table-cell table:style-name="Default" office:value-type="float" office:value="-19.773" calcext:value-type="float">
            <text:p>-19.773</text:p>
          </table:table-cell>
          <table:table-cell table:style-name="Default" office:value-type="float" office:value="29.743" calcext:value-type="float">
            <text:p>29.743</text:p>
          </table:table-cell>
          <table:table-cell table:style-name="Default" office:value-type="float" office:value="-5.63" calcext:value-type="float">
            <text:p>-5.63</text:p>
          </table:table-cell>
          <table:table-cell table:formula="of:=[.C116]*2*PI()/360" office:value-type="float" office:value="0.429665155255964" calcext:value-type="float">
            <text:p>0.429665155255964</text:p>
          </table:table-cell>
          <table:table-cell table:formula="of:=[.D116]*2*PI()/360" office:value-type="float" office:value="-0.345103952996839" calcext:value-type="float">
            <text:p>-0.345103952996839</text:p>
          </table:table-cell>
          <table:table-cell table:formula="of:=[.E116]*2*PI()/360" office:value-type="float" office:value="0.519113279420673" calcext:value-type="float">
            <text:p>0.519113279420673</text:p>
          </table:table-cell>
          <table:table-cell table:formula="of:=[.F116]*2*PI()/360" office:value-type="float" office:value="-0.0982620368872808" calcext:value-type="float">
            <text:p>-0.098262036887281</text:p>
          </table:table-cell>
          <table:table-cell table:formula="of:=([.G117]-[.G116])/([.B116]-[.B117])" office:value-type="float" office:value="-1.06814150222054" calcext:value-type="float">
            <text:p>-1.06814150222054</text:p>
          </table:table-cell>
          <table:table-cell table:formula="of:=([.H117]-[.H116])/([.B116]-[.B117])" office:value-type="float" office:value="-1.46817096677764" calcext:value-type="float">
            <text:p>-1.46817096677764</text:p>
          </table:table-cell>
          <table:table-cell table:formula="of:=([.I117]-[.I116])/([.B116]-[.B117])" office:value-type="float" office:value="2.54259565430535" calcext:value-type="float">
            <text:p>2.54259565430535</text:p>
          </table:table-cell>
          <table:table-cell table:formula="of:=([.J117]-[.J116])/([.B116]-[.B117])" office:value-type="float" office:value="0.770737397680698" calcext:value-type="float">
            <text:p>0.770737397680698</text:p>
          </table:table-cell>
          <table:table-cell table:formula="of:=([.K117]-[.K116])/([.B116]-[.B117])" office:value-type="float" office:value="21.6141574566948" calcext:value-type="float">
            <text:p>21.6141574566948</text:p>
          </table:table-cell>
          <table:table-cell table:formula="of:=([.L117]-[.L116])/([.B116]-[.B117])" office:value-type="float" office:value="0.502654824571513" calcext:value-type="float">
            <text:p>0.502654824571513</text:p>
          </table:table-cell>
          <table:table-cell table:formula="of:=([.M117]-[.M116])/([.B116]-[.B117])" office:value-type="float" office:value="9.04778684234218" calcext:value-type="float">
            <text:p>9.04778684234218</text:p>
          </table:table-cell>
          <table:table-cell table:formula="of:=([.N117]-[.N116])/([.B116]-[.B117])" office:value-type="float" office:value="0.251327412288368" calcext:value-type="float">
            <text:p>0.251327412288368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7]/120" office:value-type="float" office:value="0.916666666666667" calcext:value-type="float">
            <text:p>0.916666666666667</text:p>
          </table:table-cell>
          <table:table-cell table:style-name="Default" office:value-type="float" office:value="25.128" calcext:value-type="float">
            <text:p>25.128</text:p>
          </table:table-cell>
          <table:table-cell table:style-name="Default" office:value-type="float" office:value="-19.072" calcext:value-type="float">
            <text:p>-19.072</text:p>
          </table:table-cell>
          <table:table-cell table:style-name="Default" office:value-type="float" office:value="28.529" calcext:value-type="float">
            <text:p>28.529</text:p>
          </table:table-cell>
          <table:table-cell table:style-name="Default" office:value-type="float" office:value="-5.998" calcext:value-type="float">
            <text:p>-5.998</text:p>
          </table:table-cell>
          <table:table-cell table:formula="of:=[.C117]*2*PI()/360" office:value-type="float" office:value="0.438566334441135" calcext:value-type="float">
            <text:p>0.438566334441135</text:p>
          </table:table-cell>
          <table:table-cell table:formula="of:=[.D117]*2*PI()/360" office:value-type="float" office:value="-0.332869194940358" calcext:value-type="float">
            <text:p>-0.332869194940358</text:p>
          </table:table-cell>
          <table:table-cell table:formula="of:=[.E117]*2*PI()/360" office:value-type="float" office:value="0.497924982301462" calcext:value-type="float">
            <text:p>0.497924982301462</text:p>
          </table:table-cell>
          <table:table-cell table:formula="of:=[.F117]*2*PI()/360" office:value-type="float" office:value="-0.10468484853462" calcext:value-type="float">
            <text:p>-0.10468484853462</text:p>
          </table:table-cell>
          <table:table-cell table:formula="of:=([.G118]-[.G117])/([.B117]-[.B118])" office:value-type="float" office:value="-1.24825948102633" calcext:value-type="float">
            <text:p>-1.24825948102633</text:p>
          </table:table-cell>
          <table:table-cell table:formula="of:=([.H118]-[.H117])/([.B117]-[.B118])" office:value-type="float" office:value="-1.4723597569824" calcext:value-type="float">
            <text:p>-1.4723597569824</text:p>
          </table:table-cell>
          <table:table-cell table:formula="of:=([.I118]-[.I117])/([.B117]-[.B118])" office:value-type="float" office:value="2.46719743061916" calcext:value-type="float">
            <text:p>2.46719743061916</text:p>
          </table:table-cell>
          <table:table-cell table:formula="of:=([.J118]-[.J117])/([.B117]-[.B118])" office:value-type="float" office:value="0.768643002578295" calcext:value-type="float">
            <text:p>0.768643002578295</text:p>
          </table:table-cell>
          <table:table-cell table:formula="of:=([.K118]-[.K117])/([.B117]-[.B118])" office:value-type="float" office:value="20.1061929829769" calcext:value-type="float">
            <text:p>20.1061929829769</text:p>
          </table:table-cell>
          <table:table-cell table:formula="of:=([.L118]-[.L117])/([.B117]-[.B118])" office:value-type="float" office:value="0.00000000000237143638059931" calcext:value-type="float">
            <text:p>2.37143638059931E-12</text:p>
          </table:table-cell>
          <table:table-cell table:formula="of:=([.M118]-[.M117])/([.B117]-[.B118])" office:value-type="float" office:value="11.8123883774948" calcext:value-type="float">
            <text:p>11.8123883774948</text:p>
          </table:table-cell>
          <table:table-cell table:formula="of:=([.N118]-[.N117])/([.B117]-[.B118])" office:value-type="float" office:value="-0.753982236862815" calcext:value-type="float">
            <text:p>-0.753982236862815</text:p>
          </table:table-cell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8]/120" office:value-type="float" office:value="0.925" calcext:value-type="float">
            <text:p>0.925</text:p>
          </table:table-cell>
          <table:table-cell table:style-name="Default" office:value-type="float" office:value="25.724" calcext:value-type="float">
            <text:p>25.724</text:p>
          </table:table-cell>
          <table:table-cell table:style-name="Default" office:value-type="float" office:value="-18.369" calcext:value-type="float">
            <text:p>-18.369</text:p>
          </table:table-cell>
          <table:table-cell table:style-name="Default" office:value-type="float" office:value="27.351" calcext:value-type="float">
            <text:p>27.351</text:p>
          </table:table-cell>
          <table:table-cell table:style-name="Default" office:value-type="float" office:value="-6.365" calcext:value-type="float">
            <text:p>-6.365</text:p>
          </table:table-cell>
          <table:table-cell table:formula="of:=[.C118]*2*PI()/360" office:value-type="float" office:value="0.448968496783021" calcext:value-type="float">
            <text:p>0.448968496783021</text:p>
          </table:table-cell>
          <table:table-cell table:formula="of:=[.D118]*2*PI()/360" office:value-type="float" office:value="-0.320599530298838" calcext:value-type="float">
            <text:p>-0.320599530298838</text:p>
          </table:table-cell>
          <table:table-cell table:formula="of:=[.E118]*2*PI()/360" office:value-type="float" office:value="0.477365003712969" calcext:value-type="float">
            <text:p>0.477365003712969</text:p>
          </table:table-cell>
          <table:table-cell table:formula="of:=[.F118]*2*PI()/360" office:value-type="float" office:value="-0.111090206889439" calcext:value-type="float">
            <text:p>-0.111090206889439</text:p>
          </table:table-cell>
          <table:table-cell table:formula="of:=([.G119]-[.G118])/([.B118]-[.B119])" office:value-type="float" office:value="-1.41581108921781" calcext:value-type="float">
            <text:p>-1.41581108921781</text:p>
          </table:table-cell>
          <table:table-cell table:formula="of:=([.H119]-[.H118])/([.B118]-[.B119])" office:value-type="float" office:value="-1.47235975698242" calcext:value-type="float">
            <text:p>-1.47235975698242</text:p>
          </table:table-cell>
          <table:table-cell table:formula="of:=([.I119]-[.I118])/([.B118]-[.B119])" office:value-type="float" office:value="2.36876086080671" calcext:value-type="float">
            <text:p>2.36876086080671</text:p>
          </table:table-cell>
          <table:table-cell table:formula="of:=([.J119]-[.J118])/([.B118]-[.B119])" office:value-type="float" office:value="0.774926187885485" calcext:value-type="float">
            <text:p>0.774926187885485</text:p>
          </table:table-cell>
          <table:table-cell table:formula="of:=([.K119]-[.K118])/([.B118]-[.B119])" office:value-type="float" office:value="17.0902640355288" calcext:value-type="float">
            <text:p>17.0902640355288</text:p>
          </table:table-cell>
          <table:table-cell table:formula="of:=([.L119]-[.L118])/([.B118]-[.B119])" office:value-type="float" office:value="-0.251327412287329" calcext:value-type="float">
            <text:p>-0.251327412287329</text:p>
          </table:table-cell>
          <table:table-cell table:formula="of:=([.M119]-[.M118])/([.B118]-[.B119])" office:value-type="float" office:value="14.8283173249428" calcext:value-type="float">
            <text:p>14.8283173249428</text:p>
          </table:table-cell>
          <table:table-cell table:formula="of:=([.N119]-[.N118])/([.B118]-[.B119])" office:value-type="float" office:value="-1.00530964914852" calcext:value-type="float">
            <text:p>-1.00530964914852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9]/120" office:value-type="float" office:value="0.933333333333333" calcext:value-type="float">
            <text:p>0.933333333333333</text:p>
          </table:table-cell>
          <table:table-cell table:style-name="Default" office:value-type="float" office:value="26.4" calcext:value-type="float">
            <text:p>26.4</text:p>
          </table:table-cell>
          <table:table-cell table:style-name="Default" office:value-type="float" office:value="-17.666" calcext:value-type="float">
            <text:p>-17.666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-6.735" calcext:value-type="float">
            <text:p>-6.735</text:p>
          </table:table-cell>
          <table:table-cell table:formula="of:=[.C119]*2*PI()/360" office:value-type="float" office:value="0.460766922526503" calcext:value-type="float">
            <text:p>0.460766922526503</text:p>
          </table:table-cell>
          <table:table-cell table:formula="of:=[.D119]*2*PI()/360" office:value-type="float" office:value="-0.308329865657318" calcext:value-type="float">
            <text:p>-0.308329865657318</text:p>
          </table:table-cell>
          <table:table-cell table:formula="of:=[.E119]*2*PI()/360" office:value-type="float" office:value="0.457625329872913" calcext:value-type="float">
            <text:p>0.457625329872913</text:p>
          </table:table-cell>
          <table:table-cell table:formula="of:=[.F119]*2*PI()/360" office:value-type="float" office:value="-0.117547925121818" calcext:value-type="float">
            <text:p>-0.117547925121818</text:p>
          </table:table-cell>
          <table:table-cell table:formula="of:=([.G120]-[.G119])/([.B119]-[.B120])" office:value-type="float" office:value="-1.55822995618054" calcext:value-type="float">
            <text:p>-1.55822995618054</text:p>
          </table:table-cell>
          <table:table-cell table:formula="of:=([.H120]-[.H119])/([.B119]-[.B120])" office:value-type="float" office:value="-1.47026536188003" calcext:value-type="float">
            <text:p>-1.47026536188003</text:p>
          </table:table-cell>
          <table:table-cell table:formula="of:=([.I120]-[.I119])/([.B119]-[.B120])" office:value-type="float" office:value="2.24519154976552" calcext:value-type="float">
            <text:p>2.24519154976552</text:p>
          </table:table-cell>
          <table:table-cell table:formula="of:=([.J120]-[.J119])/([.B119]-[.B120])" office:value-type="float" office:value="0.783303768295056" calcext:value-type="float">
            <text:p>0.783303768295056</text:p>
          </table:table-cell>
          <table:table-cell table:formula="of:=([.K120]-[.K119])/([.B119]-[.B120])" office:value-type="float" office:value="13.3203528512197" calcext:value-type="float">
            <text:p>13.3203528512197</text:p>
          </table:table-cell>
          <table:table-cell table:formula="of:=([.L120]-[.L119])/([.B119]-[.B120])" office:value-type="float" office:value="0.251327412287329" calcext:value-type="float">
            <text:p>0.251327412287329</text:p>
          </table:table-cell>
          <table:table-cell table:formula="of:=([.M120]-[.M119])/([.B119]-[.B120])" office:value-type="float" office:value="18.8495559215393" calcext:value-type="float">
            <text:p>18.8495559215393</text:p>
          </table:table-cell>
          <table:table-cell table:formula="of:=([.N120]-[.N119])/([.B119]-[.B120])" office:value-type="float" office:value="-2.76460153515923" calcext:value-type="float">
            <text:p>-2.76460153515923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0]/120" office:value-type="float" office:value="0.941666666666667" calcext:value-type="float">
            <text:p>0.941666666666667</text:p>
          </table:table-cell>
          <table:table-cell table:style-name="Default" office:value-type="float" office:value="27.144" calcext:value-type="float">
            <text:p>27.144</text:p>
          </table:table-cell>
          <table:table-cell table:style-name="Default" office:value-type="float" office:value="-16.964" calcext:value-type="float">
            <text:p>-16.964</text:p>
          </table:table-cell>
          <table:table-cell table:style-name="Default" office:value-type="float" office:value="25.148" calcext:value-type="float">
            <text:p>25.148</text:p>
          </table:table-cell>
          <table:table-cell table:style-name="Default" office:value-type="float" office:value="-7.109" calcext:value-type="float">
            <text:p>-7.109</text:p>
          </table:table-cell>
          <table:table-cell table:formula="of:=[.C120]*2*PI()/360" office:value-type="float" office:value="0.473752172161341" calcext:value-type="float">
            <text:p>0.473752172161341</text:p>
          </table:table-cell>
          <table:table-cell table:formula="of:=[.D120]*2*PI()/360" office:value-type="float" office:value="-0.296077654308318" calcext:value-type="float">
            <text:p>-0.296077654308318</text:p>
          </table:table-cell>
          <table:table-cell table:formula="of:=[.E120]*2*PI()/360" office:value-type="float" office:value="0.438915400291534" calcext:value-type="float">
            <text:p>0.438915400291534</text:p>
          </table:table-cell>
          <table:table-cell table:formula="of:=[.F120]*2*PI()/360" office:value-type="float" office:value="-0.124075456524277" calcext:value-type="float">
            <text:p>-0.124075456524277</text:p>
          </table:table-cell>
          <table:table-cell table:formula="of:=([.G121]-[.G120])/([.B120]-[.B121])" office:value-type="float" office:value="-1.66923289660737" calcext:value-type="float">
            <text:p>-1.66923289660737</text:p>
          </table:table-cell>
          <table:table-cell table:formula="of:=([.H121]-[.H120])/([.B120]-[.B121])" office:value-type="float" office:value="-1.47235975698242" calcext:value-type="float">
            <text:p>-1.47235975698242</text:p>
          </table:table-cell>
          <table:table-cell table:formula="of:=([.I121]-[.I120])/([.B120]-[.B121])" office:value-type="float" office:value="2.08811191708602" calcext:value-type="float">
            <text:p>2.08811191708602</text:p>
          </table:table-cell>
          <table:table-cell table:formula="of:=([.J121]-[.J120])/([.B120]-[.B121])" office:value-type="float" office:value="0.806342114421383" calcext:value-type="float">
            <text:p>0.806342114421383</text:p>
          </table:table-cell>
          <table:table-cell table:formula="of:=([.K121]-[.K120])/([.B120]-[.B121])" office:value-type="float" office:value="10.3044239037737" calcext:value-type="float">
            <text:p>10.3044239037737</text:p>
          </table:table-cell>
          <table:table-cell table:formula="of:=([.L121]-[.L120])/([.B120]-[.B121])" office:value-type="float" office:value="-0.00000000000157207580286923" calcext:value-type="float">
            <text:p>-1.57207580286923E-12</text:p>
          </table:table-cell>
          <table:table-cell table:formula="of:=([.M121]-[.M120])/([.B120]-[.B121])" office:value-type="float" office:value="22.1168122812761" calcext:value-type="float">
            <text:p>22.1168122812761</text:p>
          </table:table-cell>
          <table:table-cell table:formula="of:=([.N121]-[.N120])/([.B120]-[.B121])" office:value-type="float" office:value="-4.77522083345511" calcext:value-type="float">
            <text:p>-4.77522083345511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1]/120" office:value-type="float" office:value="0.95" calcext:value-type="float">
            <text:p>0.95</text:p>
          </table:table-cell>
          <table:table-cell table:style-name="Default" office:value-type="float" office:value="27.941" calcext:value-type="float">
            <text:p>27.941</text:p>
          </table:table-cell>
          <table:table-cell table:style-name="Default" office:value-type="float" office:value="-16.261" calcext:value-type="float">
            <text:p>-16.261</text:p>
          </table:table-cell>
          <table:table-cell table:style-name="Default" office:value-type="float" office:value="24.151" calcext:value-type="float">
            <text:p>24.151</text:p>
          </table:table-cell>
          <table:table-cell table:style-name="Default" office:value-type="float" office:value="-7.494" calcext:value-type="float">
            <text:p>-7.494</text:p>
          </table:table-cell>
          <table:table-cell table:formula="of:=[.C121]*2*PI()/360" office:value-type="float" office:value="0.487662446299736" calcext:value-type="float">
            <text:p>0.487662446299736</text:p>
          </table:table-cell>
          <table:table-cell table:formula="of:=[.D121]*2*PI()/360" office:value-type="float" office:value="-0.283807989666798" calcext:value-type="float">
            <text:p>-0.283807989666798</text:p>
          </table:table-cell>
          <table:table-cell table:formula="of:=[.E121]*2*PI()/360" office:value-type="float" office:value="0.421514467649151" calcext:value-type="float">
            <text:p>0.421514467649151</text:p>
          </table:table-cell>
          <table:table-cell table:formula="of:=[.F121]*2*PI()/360" office:value-type="float" office:value="-0.130794974144455" calcext:value-type="float">
            <text:p>-0.130794974144455</text:p>
          </table:table-cell>
          <table:table-cell table:formula="of:=([.G122]-[.G121])/([.B121]-[.B122])" office:value-type="float" office:value="-1.75510309580549" calcext:value-type="float">
            <text:p>-1.75510309580549</text:p>
          </table:table-cell>
          <table:table-cell table:formula="of:=([.H122]-[.H121])/([.B121]-[.B122])" office:value-type="float" office:value="-1.47235975698241" calcext:value-type="float">
            <text:p>-1.47235975698241</text:p>
          </table:table-cell>
          <table:table-cell table:formula="of:=([.I122]-[.I121])/([.B121]-[.B122])" office:value-type="float" office:value="1.90380514807539" calcext:value-type="float">
            <text:p>1.90380514807539</text:p>
          </table:table-cell>
          <table:table-cell table:formula="of:=([.J122]-[.J121])/([.B121]-[.B122])" office:value-type="float" office:value="0.846135621366842" calcext:value-type="float">
            <text:p>0.846135621366842</text:p>
          </table:table-cell>
          <table:table-cell table:formula="of:=([.K122]-[.K121])/([.B121]-[.B122])" office:value-type="float" office:value="8.54513201776549" calcext:value-type="float">
            <text:p>8.54513201776549</text:p>
          </table:table-cell>
          <table:table-cell table:formula="of:=([.L122]-[.L121])/([.B121]-[.B122])" office:value-type="float" office:value="-1.00530964914776" calcext:value-type="float">
            <text:p>-1.00530964914776</text:p>
          </table:table-cell>
          <table:table-cell table:formula="of:=([.M122]-[.M121])/([.B121]-[.B122])" office:value-type="float" office:value="24.8814138164263" calcext:value-type="float">
            <text:p>24.8814138164263</text:p>
          </table:table-cell>
          <table:table-cell table:formula="of:=([.N122]-[.N121])/([.B121]-[.B122])" office:value-type="float" office:value="-6.53451271946823" calcext:value-type="float">
            <text:p>-6.53451271946823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2]/120" office:value-type="float" office:value="0.958333333333333" calcext:value-type="float">
            <text:p>0.958333333333333</text:p>
          </table:table-cell>
          <table:table-cell table:style-name="Default" office:value-type="float" office:value="28.779" calcext:value-type="float">
            <text:p>28.779</text:p>
          </table:table-cell>
          <table:table-cell table:style-name="Default" office:value-type="float" office:value="-15.558" calcext:value-type="float">
            <text:p>-15.558</text:p>
          </table:table-cell>
          <table:table-cell table:style-name="Default" office:value-type="float" office:value="23.242" calcext:value-type="float">
            <text:p>23.242</text:p>
          </table:table-cell>
          <table:table-cell table:style-name="Default" office:value-type="float" office:value="-7.898" calcext:value-type="float">
            <text:p>-7.898</text:p>
          </table:table-cell>
          <table:table-cell table:formula="of:=[.C122]*2*PI()/360" office:value-type="float" office:value="0.502288305431448" calcext:value-type="float">
            <text:p>0.502288305431448</text:p>
          </table:table-cell>
          <table:table-cell table:formula="of:=[.D122]*2*PI()/360" office:value-type="float" office:value="-0.271538325025278" calcext:value-type="float">
            <text:p>-0.271538325025278</text:p>
          </table:table-cell>
          <table:table-cell table:formula="of:=[.E122]*2*PI()/360" office:value-type="float" office:value="0.405649424748522" calcext:value-type="float">
            <text:p>0.405649424748522</text:p>
          </table:table-cell>
          <table:table-cell table:formula="of:=[.F122]*2*PI()/360" office:value-type="float" office:value="-0.137846104322512" calcext:value-type="float">
            <text:p>-0.137846104322512</text:p>
          </table:table-cell>
          <table:table-cell table:formula="of:=([.G123]-[.G122])/([.B122]-[.B123])" office:value-type="float" office:value="-1.82631252928687" calcext:value-type="float">
            <text:p>-1.82631252928687</text:p>
          </table:table-cell>
          <table:table-cell table:formula="of:=([.H123]-[.H122])/([.B122]-[.B123])" office:value-type="float" office:value="-1.46398217657284" calcext:value-type="float">
            <text:p>-1.46398217657284</text:p>
          </table:table-cell>
          <table:table-cell table:formula="of:=([.I123]-[.I122])/([.B122]-[.B123])" office:value-type="float" office:value="1.6964600329385" calcext:value-type="float">
            <text:p>1.6964600329385</text:p>
          </table:table-cell>
          <table:table-cell table:formula="of:=([.J123]-[.J122])/([.B122]-[.B123])" office:value-type="float" office:value="0.900589894029078" calcext:value-type="float">
            <text:p>0.900589894029078</text:p>
          </table:table-cell>
          <table:table-cell table:formula="of:=([.K123]-[.K122])/([.B122]-[.B123])" office:value-type="float" office:value="7.79114978090322" calcext:value-type="float">
            <text:p>7.79114978090322</text:p>
          </table:table-cell>
          <table:table-cell table:formula="of:=([.L123]-[.L122])/([.B122]-[.B123])" office:value-type="float" office:value="-2.51327412287089" calcext:value-type="float">
            <text:p>-2.51327412287089</text:p>
          </table:table-cell>
          <table:table-cell table:formula="of:=([.M123]-[.M122])/([.B122]-[.B123])" office:value-type="float" office:value="26.389378290156" calcext:value-type="float">
            <text:p>26.389378290156</text:p>
          </table:table-cell>
          <table:table-cell table:formula="of:=([.N123]-[.N122])/([.B122]-[.B123])" office:value-type="float" office:value="-8.04247719318975" calcext:value-type="float">
            <text:p>-8.04247719318975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3]/120" office:value-type="float" office:value="0.966666666666667" calcext:value-type="float">
            <text:p>0.966666666666667</text:p>
          </table:table-cell>
          <table:table-cell table:style-name="Default" office:value-type="float" office:value="29.651" calcext:value-type="float">
            <text:p>29.651</text:p>
          </table:table-cell>
          <table:table-cell table:style-name="Default" office:value-type="float" office:value="-14.859" calcext:value-type="float">
            <text:p>-14.859</text:p>
          </table:table-cell>
          <table:table-cell table:style-name="Default" office:value-type="float" office:value="22.432" calcext:value-type="float">
            <text:p>22.432</text:p>
          </table:table-cell>
          <table:table-cell table:style-name="Default" office:value-type="float" office:value="-8.328" calcext:value-type="float">
            <text:p>-8.328</text:p>
          </table:table-cell>
          <table:table-cell table:formula="of:=[.C123]*2*PI()/360" office:value-type="float" office:value="0.517507576508839" calcext:value-type="float">
            <text:p>0.517507576508839</text:p>
          </table:table-cell>
          <table:table-cell table:formula="of:=[.D123]*2*PI()/360" office:value-type="float" office:value="-0.259338473553837" calcext:value-type="float">
            <text:p>-0.259338473553837</text:p>
          </table:table-cell>
          <table:table-cell table:formula="of:=[.E123]*2*PI()/360" office:value-type="float" office:value="0.391512257807368" calcext:value-type="float">
            <text:p>0.391512257807368</text:p>
          </table:table-cell>
          <table:table-cell table:formula="of:=[.F123]*2*PI()/360" office:value-type="float" office:value="-0.145351020106088" calcext:value-type="float">
            <text:p>-0.145351020106088</text:p>
          </table:table-cell>
          <table:table-cell table:formula="of:=([.G124]-[.G123])/([.B123]-[.B124])" office:value-type="float" office:value="-1.89123877746106" calcext:value-type="float">
            <text:p>-1.89123877746106</text:p>
          </table:table-cell>
          <table:table-cell table:formula="of:=([.H124]-[.H123])/([.B123]-[.B124])" office:value-type="float" office:value="-1.44303822554892" calcext:value-type="float">
            <text:p>-1.44303822554892</text:p>
          </table:table-cell>
          <table:table-cell table:formula="of:=([.I124]-[.I123])/([.B123]-[.B124])" office:value-type="float" office:value="1.4765485471872" calcext:value-type="float">
            <text:p>1.4765485471872</text:p>
          </table:table-cell>
          <table:table-cell table:formula="of:=([.J124]-[.J123])/([.B123]-[.B124])" office:value-type="float" office:value="0.967610537305659" calcext:value-type="float">
            <text:p>0.967610537305659</text:p>
          </table:table-cell>
          <table:table-cell table:formula="of:=([.K124]-[.K123])/([.B123]-[.B124])" office:value-type="float" office:value="9.55044166691374" calcext:value-type="float">
            <text:p>9.55044166691374</text:p>
          </table:table-cell>
          <table:table-cell table:formula="of:=([.L124]-[.L123])/([.B123]-[.B124])" office:value-type="float" office:value="-4.52389342116994" calcext:value-type="float">
            <text:p>-4.52389342116994</text:p>
          </table:table-cell>
          <table:table-cell table:formula="of:=([.M124]-[.M123])/([.B123]-[.B124])" office:value-type="float" office:value="26.3893782901528" calcext:value-type="float">
            <text:p>26.3893782901528</text:p>
          </table:table-cell>
          <table:table-cell table:formula="of:=([.N124]-[.N123])/([.B123]-[.B124])" office:value-type="float" office:value="-8.29380460547749" calcext:value-type="float">
            <text:p>-8.29380460547749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4]/120" office:value-type="float" office:value="0.975" calcext:value-type="float">
            <text:p>0.975</text:p>
          </table:table-cell>
          <table:table-cell table:style-name="Default" office:value-type="float" office:value="30.554" calcext:value-type="float">
            <text:p>30.554</text:p>
          </table:table-cell>
          <table:table-cell table:style-name="Default" office:value-type="float" office:value="-14.17" calcext:value-type="float">
            <text:p>-14.17</text:p>
          </table:table-cell>
          <table:table-cell table:style-name="Default" office:value-type="float" office:value="21.727" calcext:value-type="float">
            <text:p>21.727</text:p>
          </table:table-cell>
          <table:table-cell table:style-name="Default" office:value-type="float" office:value="-8.79" calcext:value-type="float">
            <text:p>-8.79</text:p>
          </table:table-cell>
          <table:table-cell table:formula="of:=[.C124]*2*PI()/360" office:value-type="float" office:value="0.533267899654347" calcext:value-type="float">
            <text:p>0.533267899654347</text:p>
          </table:table-cell>
          <table:table-cell table:formula="of:=[.D124]*2*PI()/360" office:value-type="float" office:value="-0.247313155007596" calcext:value-type="float">
            <text:p>-0.247313155007596</text:p>
          </table:table-cell>
          <table:table-cell table:formula="of:=[.E124]*2*PI()/360" office:value-type="float" office:value="0.379207686580808" calcext:value-type="float">
            <text:p>0.379207686580808</text:p>
          </table:table-cell>
          <table:table-cell table:formula="of:=[.F124]*2*PI()/360" office:value-type="float" office:value="-0.153414441250302" calcext:value-type="float">
            <text:p>-0.153414441250302</text:p>
          </table:table-cell>
          <table:table-cell table:formula="of:=([.G125]-[.G124])/([.B124]-[.B125])" office:value-type="float" office:value="-1.97082579135201" calcext:value-type="float">
            <text:p>-1.97082579135201</text:p>
          </table:table-cell>
          <table:table-cell table:formula="of:=([.H125]-[.H124])/([.B124]-[.B125])" office:value-type="float" office:value="-1.40533911370584" calcext:value-type="float">
            <text:p>-1.40533911370584</text:p>
          </table:table-cell>
          <table:table-cell table:formula="of:=([.I125]-[.I124])/([.B124]-[.B125])" office:value-type="float" office:value="1.25663706143593" calcext:value-type="float">
            <text:p>1.25663706143593</text:p>
          </table:table-cell>
          <table:table-cell table:formula="of:=([.J125]-[.J124])/([.B124]-[.B125])" office:value-type="float" office:value="1.03672557568464" calcext:value-type="float">
            <text:p>1.03672557568464</text:p>
          </table:table-cell>
          <table:table-cell table:formula="of:=([.K125]-[.K124])/([.B124]-[.B125])" office:value-type="float" office:value="11.8123883774939" calcext:value-type="float">
            <text:p>11.8123883774939</text:p>
          </table:table-cell>
          <table:table-cell table:formula="of:=([.L125]-[.L124])/([.B124]-[.B125])" office:value-type="float" office:value="-7.53982236861722" calcext:value-type="float">
            <text:p>-7.53982236861722</text:p>
          </table:table-cell>
          <table:table-cell table:formula="of:=([.M125]-[.M124])/([.B124]-[.B125])" office:value-type="float" office:value="25.3840686410092" calcext:value-type="float">
            <text:p>25.3840686410092</text:p>
          </table:table-cell>
          <table:table-cell table:formula="of:=([.N125]-[.N124])/([.B124]-[.B125])" office:value-type="float" office:value="-8.54513201776222" calcext:value-type="float">
            <text:p>-8.54513201776222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5]/120" office:value-type="float" office:value="0.983333333333333" calcext:value-type="float">
            <text:p>0.983333333333333</text:p>
          </table:table-cell>
          <table:table-cell table:style-name="Default" office:value-type="float" office:value="31.495" calcext:value-type="float">
            <text:p>31.495</text:p>
          </table:table-cell>
          <table:table-cell table:style-name="Default" office:value-type="float" office:value="-13.499" calcext:value-type="float">
            <text:p>-13.499</text:p>
          </table:table-cell>
          <table:table-cell table:style-name="Default" office:value-type="float" office:value="21.127" calcext:value-type="float">
            <text:p>21.127</text:p>
          </table:table-cell>
          <table:table-cell table:style-name="Default" office:value-type="float" office:value="-9.285" calcext:value-type="float">
            <text:p>-9.285</text:p>
          </table:table-cell>
          <table:table-cell table:formula="of:=[.C125]*2*PI()/360" office:value-type="float" office:value="0.549691447915614" calcext:value-type="float">
            <text:p>0.549691447915614</text:p>
          </table:table-cell>
          <table:table-cell table:formula="of:=[.D125]*2*PI()/360" office:value-type="float" office:value="-0.235601995726715" calcext:value-type="float">
            <text:p>-0.235601995726715</text:p>
          </table:table-cell>
          <table:table-cell table:formula="of:=[.E125]*2*PI()/360" office:value-type="float" office:value="0.368735711068842" calcext:value-type="float">
            <text:p>0.368735711068842</text:p>
          </table:table-cell>
          <table:table-cell table:formula="of:=[.F125]*2*PI()/360" office:value-type="float" office:value="-0.162053821047673" calcext:value-type="float">
            <text:p>-0.162053821047673</text:p>
          </table:table-cell>
          <table:table-cell table:formula="of:=([.G126]-[.G125])/([.B125]-[.B126])" office:value-type="float" office:value="-2.06926236116446" calcext:value-type="float">
            <text:p>-2.06926236116446</text:p>
          </table:table-cell>
          <table:table-cell table:formula="of:=([.H126]-[.H125])/([.B125]-[.B126])" office:value-type="float" office:value="-1.34250726063403" calcext:value-type="float">
            <text:p>-1.34250726063403</text:p>
          </table:table-cell>
          <table:table-cell table:formula="of:=([.I126]-[.I125])/([.B125]-[.B126])" office:value-type="float" office:value="1.04510315609419" calcext:value-type="float">
            <text:p>1.04510315609419</text:p>
          </table:table-cell>
          <table:table-cell table:formula="of:=([.J126]-[.J125])/([.B125]-[.B126])" office:value-type="float" office:value="1.10793500916599" calcext:value-type="float">
            <text:p>1.10793500916599</text:p>
          </table:table-cell>
          <table:table-cell table:formula="of:=([.K126]-[.K125])/([.B125]-[.B126])" office:value-type="float" office:value="13.8230076757991" calcext:value-type="float">
            <text:p>13.8230076757991</text:p>
          </table:table-cell>
          <table:table-cell table:formula="of:=([.L126]-[.L125])/([.B125]-[.B126])" office:value-type="float" office:value="-9.04778684233641" calcext:value-type="float">
            <text:p>-9.04778684233641</text:p>
          </table:table-cell>
          <table:table-cell table:formula="of:=([.M126]-[.M125])/([.B125]-[.B126])" office:value-type="float" office:value="22.6194671058441" calcext:value-type="float">
            <text:p>22.6194671058441</text:p>
          </table:table-cell>
          <table:table-cell table:formula="of:=([.N126]-[.N125])/([.B125]-[.B126])" office:value-type="float" office:value="-8.7964594300534" calcext:value-type="float">
            <text:p>-8.7964594300534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6]/120" office:value-type="float" office:value="0.991666666666667" calcext:value-type="float">
            <text:p>0.991666666666667</text:p>
          </table:table-cell>
          <table:table-cell table:style-name="Default" office:value-type="float" office:value="32.483" calcext:value-type="float">
            <text:p>32.483</text:p>
          </table:table-cell>
          <table:table-cell table:style-name="Default" office:value-type="float" office:value="-12.858" calcext:value-type="float">
            <text:p>-12.858</text:p>
          </table:table-cell>
          <table:table-cell table:style-name="Default" office:value-type="float" office:value="20.628" calcext:value-type="float">
            <text:p>20.628</text:p>
          </table:table-cell>
          <table:table-cell table:style-name="Default" office:value-type="float" office:value="-9.814" calcext:value-type="float">
            <text:p>-9.814</text:p>
          </table:table-cell>
          <table:table-cell table:formula="of:=[.C126]*2*PI()/360" office:value-type="float" office:value="0.566935300925318" calcext:value-type="float">
            <text:p>0.566935300925318</text:p>
          </table:table-cell>
          <table:table-cell table:formula="of:=[.D126]*2*PI()/360" office:value-type="float" office:value="-0.224414435221431" calcext:value-type="float">
            <text:p>-0.224414435221431</text:p>
          </table:table-cell>
          <table:table-cell table:formula="of:=[.E126]*2*PI()/360" office:value-type="float" office:value="0.36002651810139" calcext:value-type="float">
            <text:p>0.36002651810139</text:p>
          </table:table-cell>
          <table:table-cell table:formula="of:=[.F126]*2*PI()/360" office:value-type="float" office:value="-0.171286612790723" calcext:value-type="float">
            <text:p>-0.171286612790723</text:p>
          </table:table-cell>
          <table:table-cell table:formula="of:=([.G127]-[.G126])/([.B126]-[.B127])" office:value-type="float" office:value="-2.18445409179612" calcext:value-type="float">
            <text:p>-2.18445409179612</text:p>
          </table:table-cell>
          <table:table-cell table:formula="of:=([.H127]-[.H126])/([.B126]-[.B127])" office:value-type="float" office:value="-1.26710903694789" calcext:value-type="float">
            <text:p>-1.26710903694789</text:p>
          </table:table-cell>
          <table:table-cell table:formula="of:=([.I127]-[.I126])/([.B126]-[.B127])" office:value-type="float" office:value="0.856607596878819" calcext:value-type="float">
            <text:p>0.856607596878819</text:p>
          </table:table-cell>
          <table:table-cell table:formula="of:=([.J127]-[.J126])/([.B126]-[.B127])" office:value-type="float" office:value="1.18123883774977" calcext:value-type="float">
            <text:p>1.18123883774977</text:p>
          </table:table-cell>
          <table:table-cell table:formula="of:=([.K127]-[.K126])/([.B126]-[.B127])" office:value-type="float" office:value="14.5769899126555" calcext:value-type="float">
            <text:p>14.5769899126555</text:p>
          </table:table-cell>
          <table:table-cell table:formula="of:=([.L127]-[.L126])/([.B126]-[.B127])" office:value-type="float" office:value="-11.0584061406365" calcext:value-type="float">
            <text:p>-11.0584061406365</text:p>
          </table:table-cell>
          <table:table-cell table:formula="of:=([.M127]-[.M126])/([.B126]-[.B127])" office:value-type="float" office:value="20.1061929829744" calcext:value-type="float">
            <text:p>20.1061929829744</text:p>
          </table:table-cell>
          <table:table-cell table:formula="of:=([.N127]-[.N126])/([.B126]-[.B127])" office:value-type="float" office:value="-8.04247719318935" calcext:value-type="float">
            <text:p>-8.04247719318935</text:p>
          </table:table-cell>
          <table:table-cell table:number-columns-repeated="100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7]/120" office:value-type="float" office:value="1" calcext:value-type="float">
            <text:p>1</text:p>
          </table:table-cell>
          <table:table-cell table:style-name="Default" office:value-type="float" office:value="33.526" calcext:value-type="float">
            <text:p>33.526</text:p>
          </table:table-cell>
          <table:table-cell table:style-name="Default" office:value-type="float" office:value="-12.253" calcext:value-type="float">
            <text:p>-12.253</text:p>
          </table:table-cell>
          <table:table-cell table:style-name="Default" office:value-type="float" office:value="20.219" calcext:value-type="float">
            <text:p>20.219</text:p>
          </table:table-cell>
          <table:table-cell table:style-name="Default" office:value-type="float" office:value="-10.378" calcext:value-type="float">
            <text:p>-10.378</text:p>
          </table:table-cell>
          <table:table-cell table:formula="of:=[.C127]*2*PI()/360" office:value-type="float" office:value="0.585139085023619" calcext:value-type="float">
            <text:p>0.585139085023619</text:p>
          </table:table-cell>
          <table:table-cell table:formula="of:=[.D127]*2*PI()/360" office:value-type="float" office:value="-0.213855193246865" calcext:value-type="float">
            <text:p>-0.213855193246865</text:p>
          </table:table-cell>
          <table:table-cell table:formula="of:=[.E127]*2*PI()/360" office:value-type="float" office:value="0.352888121460733" calcext:value-type="float">
            <text:p>0.352888121460733</text:p>
          </table:table-cell>
          <table:table-cell table:formula="of:=[.F127]*2*PI()/360" office:value-type="float" office:value="-0.181130269771972" calcext:value-type="float">
            <text:p>-0.181130269771972</text:p>
          </table:table-cell>
          <table:table-cell table:formula="of:=([.G128]-[.G127])/([.B127]-[.B128])" office:value-type="float" office:value="-2.30592900773491" calcext:value-type="float">
            <text:p>-2.30592900773491</text:p>
          </table:table-cell>
          <table:table-cell table:formula="of:=([.H128]-[.H127])/([.B127]-[.B128])" office:value-type="float" office:value="-1.17495565244259" calcext:value-type="float">
            <text:p>-1.17495565244259</text:p>
          </table:table-cell>
          <table:table-cell table:formula="of:=([.I128]-[.I127])/([.B127]-[.B128])" office:value-type="float" office:value="0.689055988687366" calcext:value-type="float">
            <text:p>0.689055988687366</text:p>
          </table:table-cell>
          <table:table-cell table:formula="of:=([.J128]-[.J127])/([.B127]-[.B128])" office:value-type="float" office:value="1.24825948102635" calcext:value-type="float">
            <text:p>1.24825948102635</text:p>
          </table:table-cell>
          <table:table-cell table:formula="of:=([.K128]-[.K127])/([.B127]-[.B128])" office:value-type="float" office:value="13.5716802635062" calcext:value-type="float">
            <text:p>13.5716802635062</text:p>
          </table:table-cell>
          <table:table-cell table:formula="of:=([.L128]-[.L127])/([.B127]-[.B128])" office:value-type="float" office:value="-10.5557513160615" calcext:value-type="float">
            <text:p>-10.5557513160615</text:p>
          </table:table-cell>
          <table:table-cell table:formula="of:=([.M128]-[.M127])/([.B127]-[.B128])" office:value-type="float" office:value="16.8389366232415" calcext:value-type="float">
            <text:p>16.8389366232415</text:p>
          </table:table-cell>
          <table:table-cell table:formula="of:=([.N128]-[.N127])/([.B127]-[.B128])" office:value-type="float" office:value="-6.53451271946737" calcext:value-type="float">
            <text:p>-6.53451271946737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8]/120" office:value-type="float" office:value="1.00833333333333" calcext:value-type="float">
            <text:p>1.00833333333333</text:p>
          </table:table-cell>
          <table:table-cell table:style-name="Default" office:value-type="float" office:value="34.627" calcext:value-type="float">
            <text:p>34.627</text:p>
          </table:table-cell>
          <table:table-cell table:style-name="Default" office:value-type="float" office:value="-11.692" calcext:value-type="float">
            <text:p>-11.692</text:p>
          </table:table-cell>
          <table:table-cell table:style-name="Default" office:value-type="float" office:value="19.89" calcext:value-type="float">
            <text:p>19.89</text:p>
          </table:table-cell>
          <table:table-cell table:style-name="Default" office:value-type="float" office:value="-10.974" calcext:value-type="float">
            <text:p>-10.974</text:p>
          </table:table-cell>
          <table:table-cell table:formula="of:=[.C128]*2*PI()/360" office:value-type="float" office:value="0.604355160088077" calcext:value-type="float">
            <text:p>0.604355160088077</text:p>
          </table:table-cell>
          <table:table-cell table:formula="of:=[.D128]*2*PI()/360" office:value-type="float" office:value="-0.204063896143177" calcext:value-type="float">
            <text:p>-0.204063896143177</text:p>
          </table:table-cell>
          <table:table-cell table:formula="of:=[.E128]*2*PI()/360" office:value-type="float" office:value="0.347145988221672" calcext:value-type="float">
            <text:p>0.347145988221672</text:p>
          </table:table-cell>
          <table:table-cell table:formula="of:=[.F128]*2*PI()/360" office:value-type="float" office:value="-0.191532432113858" calcext:value-type="float">
            <text:p>-0.191532432113858</text:p>
          </table:table-cell>
          <table:table-cell table:formula="of:=([.G129]-[.G128])/([.B128]-[.B129])" office:value-type="float" office:value="-2.41902634326413" calcext:value-type="float">
            <text:p>-2.41902634326413</text:p>
          </table:table-cell>
          <table:table-cell table:formula="of:=([.H129]-[.H128])/([.B128]-[.B129])" office:value-type="float" office:value="-1.08699105814207" calcext:value-type="float">
            <text:p>-1.08699105814207</text:p>
          </table:table-cell>
          <table:table-cell table:formula="of:=([.I129]-[.I128])/([.B128]-[.B129])" office:value-type="float" office:value="0.548731516827021" calcext:value-type="float">
            <text:p>0.548731516827021</text:p>
          </table:table-cell>
          <table:table-cell table:formula="of:=([.J129]-[.J128])/([.B128]-[.B129])" office:value-type="float" office:value="1.30271375368857" calcext:value-type="float">
            <text:p>1.30271375368857</text:p>
          </table:table-cell>
          <table:table-cell table:formula="of:=([.K129]-[.K128])/([.B128]-[.B129])" office:value-type="float" office:value="11.0584061406393" calcext:value-type="float">
            <text:p>11.0584061406393</text:p>
          </table:table-cell>
          <table:table-cell table:formula="of:=([.L129]-[.L128])/([.B128]-[.B129])" office:value-type="float" office:value="-8.29380460547707" calcext:value-type="float">
            <text:p>-8.29380460547707</text:p>
          </table:table-cell>
          <table:table-cell table:formula="of:=([.M129]-[.M128])/([.B128]-[.B129])" office:value-type="float" office:value="12.8176980266474" calcext:value-type="float">
            <text:p>12.8176980266474</text:p>
          </table:table-cell>
          <table:table-cell table:formula="of:=([.N129]-[.N128])/([.B128]-[.B129])" office:value-type="float" office:value="-4.27256600888179" calcext:value-type="float">
            <text:p>-4.27256600888179</text:p>
          </table:table-cell>
          <table:table-cell table:number-columns-repeated="100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9]/120" office:value-type="float" office:value="1.01666666666667" calcext:value-type="float">
            <text:p>1.01666666666667</text:p>
          </table:table-cell>
          <table:table-cell table:style-name="Default" office:value-type="float" office:value="35.782" calcext:value-type="float">
            <text:p>35.782</text:p>
          </table:table-cell>
          <table:table-cell table:style-name="Default" office:value-type="float" office:value="-11.173" calcext:value-type="float">
            <text:p>-11.173</text:p>
          </table:table-cell>
          <table:table-cell table:style-name="Default" office:value-type="float" office:value="19.628" calcext:value-type="float">
            <text:p>19.628</text:p>
          </table:table-cell>
          <table:table-cell table:style-name="Default" office:value-type="float" office:value="-11.596" calcext:value-type="float">
            <text:p>-11.596</text:p>
          </table:table-cell>
          <table:table-cell table:formula="of:=[.C129]*2*PI()/360" office:value-type="float" office:value="0.624513712948611" calcext:value-type="float">
            <text:p>0.624513712948611</text:p>
          </table:table-cell>
          <table:table-cell table:formula="of:=[.D129]*2*PI()/360" office:value-type="float" office:value="-0.195005637325326" calcext:value-type="float">
            <text:p>-0.195005637325326</text:p>
          </table:table-cell>
          <table:table-cell table:formula="of:=[.E129]*2*PI()/360" office:value-type="float" office:value="0.342573225581447" calcext:value-type="float">
            <text:p>0.342573225581447</text:p>
          </table:table-cell>
          <table:table-cell table:formula="of:=[.F129]*2*PI()/360" office:value-type="float" office:value="-0.202388380061262" calcext:value-type="float">
            <text:p>-0.202388380061262</text:p>
          </table:table-cell>
          <table:table-cell table:formula="of:=([.G130]-[.G129])/([.B129]-[.B130])" office:value-type="float" office:value="-2.51117972776946" calcext:value-type="float">
            <text:p>-2.51117972776946</text:p>
          </table:table-cell>
          <table:table-cell table:formula="of:=([.H130]-[.H129])/([.B129]-[.B130])" office:value-type="float" office:value="-1.0178760197631" calcext:value-type="float">
            <text:p>-1.0178760197631</text:p>
          </table:table-cell>
          <table:table-cell table:formula="of:=([.I130]-[.I129])/([.B129]-[.B130])" office:value-type="float" office:value="0.44191736660496" calcext:value-type="float">
            <text:p>0.44191736660496</text:p>
          </table:table-cell>
          <table:table-cell table:formula="of:=([.J130]-[.J129])/([.B129]-[.B130])" office:value-type="float" office:value="1.33831847042926" calcext:value-type="float">
            <text:p>1.33831847042926</text:p>
          </table:table-cell>
          <table:table-cell table:formula="of:=([.K130]-[.K129])/([.B129]-[.B130])" office:value-type="float" office:value="8.29380460546804" calcext:value-type="float">
            <text:p>8.29380460546804</text:p>
          </table:table-cell>
          <table:table-cell table:formula="of:=([.L130]-[.L129])/([.B129]-[.B130])" office:value-type="float" office:value="-5.52920307032195" calcext:value-type="float">
            <text:p>-5.52920307032195</text:p>
          </table:table-cell>
          <table:table-cell table:formula="of:=([.M130]-[.M129])/([.B129]-[.B130])" office:value-type="float" office:value="10.0530964914871" calcext:value-type="float">
            <text:p>10.0530964914871</text:p>
          </table:table-cell>
          <table:table-cell table:formula="of:=([.N130]-[.N129])/([.B129]-[.B130])" office:value-type="float" office:value="-1.75929188600618" calcext:value-type="float">
            <text:p>-1.75929188600618</text:p>
          </table:table-cell>
          <table:table-cell table:number-columns-repeated="100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0]/120" office:value-type="float" office:value="1.025" calcext:value-type="float">
            <text:p>1.025</text:p>
          </table:table-cell>
          <table:table-cell table:style-name="Default" office:value-type="float" office:value="36.981" calcext:value-type="float">
            <text:p>36.981</text:p>
          </table:table-cell>
          <table:table-cell table:style-name="Default" office:value-type="float" office:value="-10.687" calcext:value-type="float">
            <text:p>-10.687</text:p>
          </table:table-cell>
          <table:table-cell table:style-name="Default" office:value-type="float" office:value="19.417" calcext:value-type="float">
            <text:p>19.417</text:p>
          </table:table-cell>
          <table:table-cell table:style-name="Default" office:value-type="float" office:value="-12.235" calcext:value-type="float">
            <text:p>-12.235</text:p>
          </table:table-cell>
          <table:table-cell table:formula="of:=[.C130]*2*PI()/360" office:value-type="float" office:value="0.645440210680023" calcext:value-type="float">
            <text:p>0.645440210680023</text:p>
          </table:table-cell>
          <table:table-cell table:formula="of:=[.D130]*2*PI()/360" office:value-type="float" office:value="-0.186523337160634" calcext:value-type="float">
            <text:p>-0.186523337160634</text:p>
          </table:table-cell>
          <table:table-cell table:formula="of:=[.E130]*2*PI()/360" office:value-type="float" office:value="0.338890580859739" calcext:value-type="float">
            <text:p>0.338890580859739</text:p>
          </table:table-cell>
          <table:table-cell table:formula="of:=[.F130]*2*PI()/360" office:value-type="float" office:value="-0.213541033981506" calcext:value-type="float">
            <text:p>-0.213541033981506</text:p>
          </table:table-cell>
          <table:table-cell table:formula="of:=([.G131]-[.G130])/([.B130]-[.B131])" office:value-type="float" office:value="-2.58029476614836" calcext:value-type="float">
            <text:p>-2.58029476614836</text:p>
          </table:table-cell>
          <table:table-cell table:formula="of:=([.H131]-[.H130])/([.B130]-[.B131])" office:value-type="float" office:value="-0.971799327510415" calcext:value-type="float">
            <text:p>-0.971799327510415</text:p>
          </table:table-cell>
          <table:table-cell table:formula="of:=([.I131]-[.I130])/([.B130]-[.B131])" office:value-type="float" office:value="0.358141562509234" calcext:value-type="float">
            <text:p>0.358141562509234</text:p>
          </table:table-cell>
          <table:table-cell table:formula="of:=([.J131]-[.J130])/([.B130]-[.B131])" office:value-type="float" office:value="1.35297923614597" calcext:value-type="float">
            <text:p>1.35297923614597</text:p>
          </table:table-cell>
          <table:table-cell table:formula="of:=([.K131]-[.K130])/([.B130]-[.B131])" office:value-type="float" office:value="3.76991118431569" calcext:value-type="float">
            <text:p>3.76991118431569</text:p>
          </table:table-cell>
          <table:table-cell table:formula="of:=([.L131]-[.L130])/([.B130]-[.B131])" office:value-type="float" office:value="-2.01061929829307" calcext:value-type="float">
            <text:p>-2.01061929829307</text:p>
          </table:table-cell>
          <table:table-cell table:formula="of:=([.M131]-[.M130])/([.B130]-[.B131])" office:value-type="float" office:value="8.79645943005116" calcext:value-type="float">
            <text:p>8.79645943005116</text:p>
          </table:table-cell>
          <table:table-cell table:formula="of:=([.N131]-[.N130])/([.B130]-[.B131])" office:value-type="float" office:value="-0.502654824578987" calcext:value-type="float">
            <text:p>-0.502654824578987</text:p>
          </table:table-cell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1]/120" office:value-type="float" office:value="1.03333333333333" calcext:value-type="float">
            <text:p>1.03333333333333</text:p>
          </table:table-cell>
          <table:table-cell table:style-name="Default" office:value-type="float" office:value="38.213" calcext:value-type="float">
            <text:p>38.213</text:p>
          </table:table-cell>
          <table:table-cell table:style-name="Default" office:value-type="float" office:value="-10.223" calcext:value-type="float">
            <text:p>-10.223</text:p>
          </table:table-cell>
          <table:table-cell table:style-name="Default" office:value-type="float" office:value="19.246" calcext:value-type="float">
            <text:p>19.246</text:p>
          </table:table-cell>
          <table:table-cell table:style-name="Default" office:value-type="float" office:value="-12.881" calcext:value-type="float">
            <text:p>-12.881</text:p>
          </table:table-cell>
          <table:table-cell table:formula="of:=[.C131]*2*PI()/360" office:value-type="float" office:value="0.666942667064593" calcext:value-type="float">
            <text:p>0.666942667064593</text:p>
          </table:table-cell>
          <table:table-cell table:formula="of:=[.D131]*2*PI()/360" office:value-type="float" office:value="-0.17842500943138" calcext:value-type="float">
            <text:p>-0.17842500943138</text:p>
          </table:table-cell>
          <table:table-cell table:formula="of:=[.E131]*2*PI()/360" office:value-type="float" office:value="0.335906067838829" calcext:value-type="float">
            <text:p>0.335906067838829</text:p>
          </table:table-cell>
          <table:table-cell table:formula="of:=[.F131]*2*PI()/360" office:value-type="float" office:value="-0.22481586094939" calcext:value-type="float">
            <text:p>-0.22481586094939</text:p>
          </table:table-cell>
          <table:table-cell table:formula="of:=([.G132]-[.G131])/([.B131]-[.B132])" office:value-type="float" office:value="-2.61171069268432" calcext:value-type="float">
            <text:p>-2.61171069268432</text:p>
          </table:table-cell>
          <table:table-cell table:formula="of:=([.H132]-[.H131])/([.B131]-[.B132])" office:value-type="float" office:value="-0.955044166691306" calcext:value-type="float">
            <text:p>-0.955044166691306</text:p>
          </table:table-cell>
          <table:table-cell table:formula="of:=([.I132]-[.I131])/([.B131]-[.B132])" office:value-type="float" office:value="0.284837733925472" calcext:value-type="float">
            <text:p>0.284837733925472</text:p>
          </table:table-cell>
          <table:table-cell table:formula="of:=([.J132]-[.J131])/([.B131]-[.B132])" office:value-type="float" office:value="1.3571680263508" calcext:value-type="float">
            <text:p>1.3571680263508</text:p>
          </table:table-cell>
          <table:table-cell table:formula="of:=([.K132]-[.K131])/([.B131]-[.B132])" office:value-type="float" office:value="0.251327412286529" calcext:value-type="float">
            <text:p>0.251327412286529</text:p>
          </table:table-cell>
          <table:table-cell table:formula="of:=([.L132]-[.L131])/([.B131]-[.B132])" office:value-type="float" office:value="0.753982236860787" calcext:value-type="float">
            <text:p>0.753982236860787</text:p>
          </table:table-cell>
          <table:table-cell table:formula="of:=([.M132]-[.M131])/([.B131]-[.B132])" office:value-type="float" office:value="8.29380460547707" calcext:value-type="float">
            <text:p>8.29380460547707</text:p>
          </table:table-cell>
          <table:table-cell table:formula="of:=([.N132]-[.N131])/([.B131]-[.B132])" office:value-type="float" office:value="0.502654824575057" calcext:value-type="float">
            <text:p>0.502654824575057</text:p>
          </table:table-cell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2]/120" office:value-type="float" office:value="1.04166666666667" calcext:value-type="float">
            <text:p>1.04166666666667</text:p>
          </table:table-cell>
          <table:table-cell table:style-name="Default" office:value-type="float" office:value="39.46" calcext:value-type="float">
            <text:p>39.46</text:p>
          </table:table-cell>
          <table:table-cell table:style-name="Default" office:value-type="float" office:value="-9.767" calcext:value-type="float">
            <text:p>-9.767</text:p>
          </table:table-cell>
          <table:table-cell table:style-name="Default" office:value-type="float" office:value="19.11" calcext:value-type="float">
            <text:p>19.11</text:p>
          </table:table-cell>
          <table:table-cell table:style-name="Default" office:value-type="float" office:value="-13.529" calcext:value-type="float">
            <text:p>-13.529</text:p>
          </table:table-cell>
          <table:table-cell table:formula="of:=[.C132]*2*PI()/360" office:value-type="float" office:value="0.688706922836962" calcext:value-type="float">
            <text:p>0.688706922836962</text:p>
          </table:table-cell>
          <table:table-cell table:formula="of:=[.D132]*2*PI()/360" office:value-type="float" office:value="-0.170466308042286" calcext:value-type="float">
            <text:p>-0.170466308042286</text:p>
          </table:table-cell>
          <table:table-cell table:formula="of:=[.E132]*2*PI()/360" office:value-type="float" office:value="0.333532420056116" calcext:value-type="float">
            <text:p>0.333532420056116</text:p>
          </table:table-cell>
          <table:table-cell table:formula="of:=[.F132]*2*PI()/360" office:value-type="float" office:value="-0.236125594502313" calcext:value-type="float">
            <text:p>-0.236125594502313</text:p>
          </table:table-cell>
          <table:table-cell table:formula="of:=([.G133]-[.G132])/([.B132]-[.B133])" office:value-type="float" office:value="-2.61380508778671" calcext:value-type="float">
            <text:p>-2.61380508778671</text:p>
          </table:table-cell>
          <table:table-cell table:formula="of:=([.H133]-[.H132])/([.B132]-[.B133])" office:value-type="float" office:value="-0.961327351998479" calcext:value-type="float">
            <text:p>-0.961327351998479</text:p>
          </table:table-cell>
          <table:table-cell table:formula="of:=([.I133]-[.I132])/([.B132]-[.B133])" office:value-type="float" office:value="0.215722695546497" calcext:value-type="float">
            <text:p>0.215722695546497</text:p>
          </table:table-cell>
          <table:table-cell table:formula="of:=([.J133]-[.J132])/([.B132]-[.B133])" office:value-type="float" office:value="1.35297923614601" calcext:value-type="float">
            <text:p>1.35297923614601</text:p>
          </table:table-cell>
          <table:table-cell table:formula="of:=([.K133]-[.K132])/([.B132]-[.B133])" office:value-type="float" office:value="-4.02123859659406" calcext:value-type="float">
            <text:p>-4.02123859659406</text:p>
          </table:table-cell>
          <table:table-cell table:formula="of:=([.L133]-[.L132])/([.B132]-[.B133])" office:value-type="float" office:value="2.26194671058476" calcext:value-type="float">
            <text:p>2.26194671058476</text:p>
          </table:table-cell>
          <table:table-cell table:formula="of:=([.M133]-[.M132])/([.B132]-[.B133])" office:value-type="float" office:value="8.29380460547628" calcext:value-type="float">
            <text:p>8.29380460547628</text:p>
          </table:table-cell>
          <table:table-cell table:formula="of:=([.N133]-[.N132])/([.B132]-[.B133])" office:value-type="float" office:value="0.502654824573858" calcext:value-type="float">
            <text:p>0.502654824573858</text:p>
          </table:table-cell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3]/120" office:value-type="float" office:value="1.05" calcext:value-type="float">
            <text:p>1.05</text:p>
          </table:table-cell>
          <table:table-cell table:style-name="Default" office:value-type="float" office:value="40.708" calcext:value-type="float">
            <text:p>40.708</text:p>
          </table:table-cell>
          <table:table-cell table:style-name="Default" office:value-type="float" office:value="-9.308" calcext:value-type="float">
            <text:p>-9.308</text:p>
          </table:table-cell>
          <table:table-cell table:style-name="Default" office:value-type="float" office:value="19.007" calcext:value-type="float">
            <text:p>19.007</text:p>
          </table:table-cell>
          <table:table-cell table:style-name="Default" office:value-type="float" office:value="-14.175" calcext:value-type="float">
            <text:p>-14.175</text:p>
          </table:table-cell>
          <table:table-cell table:formula="of:=[.C133]*2*PI()/360" office:value-type="float" office:value="0.710488631901852" calcext:value-type="float">
            <text:p>0.710488631901852</text:p>
          </table:table-cell>
          <table:table-cell table:formula="of:=[.D133]*2*PI()/360" office:value-type="float" office:value="-0.162455246775632" calcext:value-type="float">
            <text:p>-0.162455246775632</text:p>
          </table:table-cell>
          <table:table-cell table:formula="of:=[.E133]*2*PI()/360" office:value-type="float" office:value="0.331734730926562" calcext:value-type="float">
            <text:p>0.331734730926562</text:p>
          </table:table-cell>
          <table:table-cell table:formula="of:=[.F133]*2*PI()/360" office:value-type="float" office:value="-0.247400421470196" calcext:value-type="float">
            <text:p>-0.247400421470196</text:p>
          </table:table-cell>
          <table:table-cell table:formula="of:=([.G134]-[.G133])/([.B133]-[.B134])" office:value-type="float" office:value="-2.58029476614843" calcext:value-type="float">
            <text:p>-2.58029476614843</text:p>
          </table:table-cell>
          <table:table-cell table:formula="of:=([.H134]-[.H133])/([.B133]-[.B134])" office:value-type="float" office:value="-0.980176907920018" calcext:value-type="float">
            <text:p>-0.980176907920018</text:p>
          </table:table-cell>
          <table:table-cell table:formula="of:=([.I134]-[.I133])/([.B133]-[.B134])" office:value-type="float" office:value="0.146607657167528" calcext:value-type="float">
            <text:p>0.146607657167528</text:p>
          </table:table-cell>
          <table:table-cell table:formula="of:=([.J134]-[.J133])/([.B133]-[.B134])" office:value-type="float" office:value="1.34879044594122" calcext:value-type="float">
            <text:p>1.34879044594122</text:p>
          </table:table-cell>
          <table:table-cell table:formula="of:=([.K134]-[.K133])/([.B133]-[.B134])" office:value-type="float" office:value="-7.79114978090164" calcext:value-type="float">
            <text:p>-7.79114978090164</text:p>
          </table:table-cell>
          <table:table-cell table:formula="of:=([.L134]-[.L133])/([.B133]-[.B134])" office:value-type="float" office:value="3.76991118430794" calcext:value-type="float">
            <text:p>3.76991118430794</text:p>
          </table:table-cell>
          <table:table-cell table:formula="of:=([.M134]-[.M133])/([.B133]-[.B134])" office:value-type="float" office:value="6.53451271946737" calcext:value-type="float">
            <text:p>6.53451271946737</text:p>
          </table:table-cell>
          <table:table-cell table:formula="of:=([.N134]-[.N133])/([.B133]-[.B134])" office:value-type="float" office:value="0.753982236861213" calcext:value-type="float">
            <text:p>0.753982236861213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4]/120" office:value-type="float" office:value="1.05833333333333" calcext:value-type="float">
            <text:p>1.05833333333333</text:p>
          </table:table-cell>
          <table:table-cell table:style-name="Default" office:value-type="float" office:value="41.94" calcext:value-type="float">
            <text:p>41.94</text:p>
          </table:table-cell>
          <table:table-cell table:style-name="Default" office:value-type="float" office:value="-8.84" calcext:value-type="float">
            <text:p>-8.84</text:p>
          </table:table-cell>
          <table:table-cell table:style-name="Default" office:value-type="float" office:value="18.937" calcext:value-type="float">
            <text:p>18.937</text:p>
          </table:table-cell>
          <table:table-cell table:style-name="Default" office:value-type="float" office:value="-14.819" calcext:value-type="float">
            <text:p>-14.819</text:p>
          </table:table-cell>
          <table:table-cell table:formula="of:=[.C134]*2*PI()/360" office:value-type="float" office:value="0.731991088286422" calcext:value-type="float">
            <text:p>0.731991088286422</text:p>
          </table:table-cell>
          <table:table-cell table:formula="of:=[.D134]*2*PI()/360" office:value-type="float" office:value="-0.154287105876299" calcext:value-type="float">
            <text:p>-0.154287105876299</text:p>
          </table:table-cell>
          <table:table-cell table:formula="of:=[.E134]*2*PI()/360" office:value-type="float" office:value="0.330513000450166" calcext:value-type="float">
            <text:p>0.330513000450166</text:p>
          </table:table-cell>
          <table:table-cell table:formula="of:=[.F134]*2*PI()/360" office:value-type="float" office:value="-0.25864034185304" calcext:value-type="float">
            <text:p>-0.25864034185304</text:p>
          </table:table-cell>
          <table:table-cell table:formula="of:=([.G135]-[.G134])/([.B134]-[.B135])" office:value-type="float" office:value="-2.51536851797425" calcext:value-type="float">
            <text:p>-2.51536851797425</text:p>
          </table:table-cell>
          <table:table-cell table:formula="of:=([.H135]-[.H134])/([.B134]-[.B135])" office:value-type="float" office:value="-1.01159283445592" calcext:value-type="float">
            <text:p>-1.01159283445592</text:p>
          </table:table-cell>
          <table:table-cell table:formula="of:=([.I135]-[.I134])/([.B134]-[.B135])" office:value-type="float" office:value="0.0921533845053005" calcext:value-type="float">
            <text:p>0.092153384505301</text:p>
          </table:table-cell>
          <table:table-cell table:formula="of:=([.J135]-[.J134])/([.B134]-[.B135])" office:value-type="float" office:value="1.34250726063405" calcext:value-type="float">
            <text:p>1.34250726063405</text:p>
          </table:table-cell>
          <table:table-cell table:formula="of:=([.K135]-[.K134])/([.B134]-[.B135])" office:value-type="float" office:value="-10.3044239037781" calcext:value-type="float">
            <text:p>-10.3044239037781</text:p>
          </table:table-cell>
          <table:table-cell table:formula="of:=([.L135]-[.L134])/([.B134]-[.B135])" office:value-type="float" office:value="3.51858377202023" calcext:value-type="float">
            <text:p>3.51858377202023</text:p>
          </table:table-cell>
          <table:table-cell table:formula="of:=([.M135]-[.M134])/([.B134]-[.B135])" office:value-type="float" office:value="4.77522083345606" calcext:value-type="float">
            <text:p>4.77522083345606</text:p>
          </table:table-cell>
          <table:table-cell table:formula="of:=([.N135]-[.N134])/([.B134]-[.B135])" office:value-type="float" office:value="0.753982236862785" calcext:value-type="float">
            <text:p>0.753982236862785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5]/120" office:value-type="float" office:value="1.06666666666667" calcext:value-type="float">
            <text:p>1.06666666666667</text:p>
          </table:table-cell>
          <table:table-cell table:style-name="Default" office:value-type="float" office:value="43.141" calcext:value-type="float">
            <text:p>43.141</text:p>
          </table:table-cell>
          <table:table-cell table:style-name="Default" office:value-type="float" office:value="-8.357" calcext:value-type="float">
            <text:p>-8.357</text:p>
          </table:table-cell>
          <table:table-cell table:style-name="Default" office:value-type="float" office:value="18.893" calcext:value-type="float">
            <text:p>18.893</text:p>
          </table:table-cell>
          <table:table-cell table:style-name="Default" office:value-type="float" office:value="-15.46" calcext:value-type="float">
            <text:p>-15.46</text:p>
          </table:table-cell>
          <table:table-cell table:formula="of:=[.C135]*2*PI()/360" office:value-type="float" office:value="0.752952492602874" calcext:value-type="float">
            <text:p>0.752952492602874</text:p>
          </table:table-cell>
          <table:table-cell table:formula="of:=[.D135]*2*PI()/360" office:value-type="float" office:value="-0.145857165589166" calcext:value-type="float">
            <text:p>-0.145857165589166</text:p>
          </table:table-cell>
          <table:table-cell table:formula="of:=[.E135]*2*PI()/360" office:value-type="float" office:value="0.329745055579289" calcext:value-type="float">
            <text:p>0.329745055579289</text:p>
          </table:table-cell>
          <table:table-cell table:formula="of:=[.F135]*2*PI()/360" office:value-type="float" office:value="-0.269827902358323" calcext:value-type="float">
            <text:p>-0.269827902358323</text:p>
          </table:table-cell>
          <table:table-cell table:formula="of:=([.G136]-[.G135])/([.B135]-[.B136])" office:value-type="float" office:value="-2.4294983187761" calcext:value-type="float">
            <text:p>-2.4294983187761</text:p>
          </table:table-cell>
          <table:table-cell table:formula="of:=([.H136]-[.H135])/([.B135]-[.B136])" office:value-type="float" office:value="-1.04091436588942" calcext:value-type="float">
            <text:p>-1.04091436588942</text:p>
          </table:table-cell>
          <table:table-cell table:formula="of:=([.I136]-[.I135])/([.B135]-[.B136])" office:value-type="float" office:value="0.0523598775598335" calcext:value-type="float">
            <text:p>0.052359877559834</text:p>
          </table:table-cell>
          <table:table-cell table:formula="of:=([.J136]-[.J135])/([.B135]-[.B136])" office:value-type="float" office:value="1.33622407532686" calcext:value-type="float">
            <text:p>1.33622407532686</text:p>
          </table:table-cell>
          <table:table-cell table:formula="of:=([.K136]-[.K135])/([.B135]-[.B136])" office:value-type="float" office:value="-11.5610609652075" calcext:value-type="float">
            <text:p>-11.5610609652075</text:p>
          </table:table-cell>
          <table:table-cell table:formula="of:=([.L136]-[.L135])/([.B135]-[.B136])" office:value-type="float" office:value="3.26725635973407" calcext:value-type="float">
            <text:p>3.26725635973407</text:p>
          </table:table-cell>
          <table:table-cell table:formula="of:=([.M136]-[.M135])/([.B135]-[.B136])" office:value-type="float" office:value="2.01061929829784" calcext:value-type="float">
            <text:p>2.01061929829784</text:p>
          </table:table-cell>
          <table:table-cell table:formula="of:=([.N136]-[.N135])/([.B135]-[.B136])" office:value-type="float" office:value="1.25663706143504" calcext:value-type="float">
            <text:p>1.25663706143504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6]/120" office:value-type="float" office:value="1.075" calcext:value-type="float">
            <text:p>1.075</text:p>
          </table:table-cell>
          <table:table-cell table:style-name="Default" office:value-type="float" office:value="44.301" calcext:value-type="float">
            <text:p>44.301</text:p>
          </table:table-cell>
          <table:table-cell table:style-name="Default" office:value-type="float" office:value="-7.86" calcext:value-type="float">
            <text:p>-7.86</text:p>
          </table:table-cell>
          <table:table-cell table:style-name="Default" office:value-type="float" office:value="18.868" calcext:value-type="float">
            <text:p>18.868</text:p>
          </table:table-cell>
          <table:table-cell table:style-name="Default" office:value-type="float" office:value="-16.098" calcext:value-type="float">
            <text:p>-16.098</text:p>
          </table:table-cell>
          <table:table-cell table:formula="of:=[.C136]*2*PI()/360" office:value-type="float" office:value="0.773198311926008" calcext:value-type="float">
            <text:p>0.773198311926008</text:p>
          </table:table-cell>
          <table:table-cell table:formula="of:=[.D136]*2*PI()/360" office:value-type="float" office:value="-0.137182879206754" calcext:value-type="float">
            <text:p>-0.137182879206754</text:p>
          </table:table-cell>
          <table:table-cell table:formula="of:=[.E136]*2*PI()/360" office:value-type="float" office:value="0.32930872326629" calcext:value-type="float">
            <text:p>0.32930872326629</text:p>
          </table:table-cell>
          <table:table-cell table:formula="of:=[.F136]*2*PI()/360" office:value-type="float" office:value="-0.280963102986047" calcext:value-type="float">
            <text:p>-0.280963102986047</text:p>
          </table:table-cell>
          <table:table-cell table:formula="of:=([.G137]-[.G136])/([.B136]-[.B137])" office:value-type="float" office:value="-2.33315614406603" calcext:value-type="float">
            <text:p>-2.33315614406603</text:p>
          </table:table-cell>
          <table:table-cell table:formula="of:=([.H137]-[.H136])/([.B136]-[.B137])" office:value-type="float" office:value="-1.06814150222054" calcext:value-type="float">
            <text:p>-1.06814150222054</text:p>
          </table:table-cell>
          <table:table-cell table:formula="of:=([.I137]-[.I136])/([.B136]-[.B137])" office:value-type="float" office:value="0.0356047167406849" calcext:value-type="float">
            <text:p>0.035604716740685</text:p>
          </table:table-cell>
          <table:table-cell table:formula="of:=([.J137]-[.J136])/([.B136]-[.B137])" office:value-type="float" office:value="1.3257520998149" calcext:value-type="float">
            <text:p>1.3257520998149</text:p>
          </table:table-cell>
          <table:table-cell table:formula="of:=([.K137]-[.K136])/([.B136]-[.B137])" office:value-type="float" office:value="-11.5610609652108" calcext:value-type="float">
            <text:p>-11.5610609652108</text:p>
          </table:table-cell>
          <table:table-cell table:formula="of:=([.L137]-[.L136])/([.B136]-[.B137])" office:value-type="float" office:value="1.7592918860097" calcext:value-type="float">
            <text:p>1.7592918860097</text:p>
          </table:table-cell>
          <table:table-cell table:formula="of:=([.M137]-[.M136])/([.B136]-[.B137])" office:value-type="float" office:value="-1.50796447372238" calcext:value-type="float">
            <text:p>-1.50796447372238</text:p>
          </table:table-cell>
          <table:table-cell table:formula="of:=([.N137]-[.N136])/([.B136]-[.B137])" office:value-type="float" office:value="3.26725635973367" calcext:value-type="float">
            <text:p>3.26725635973367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7]/120" office:value-type="float" office:value="1.08333333333333" calcext:value-type="float">
            <text:p>1.08333333333333</text:p>
          </table:table-cell>
          <table:table-cell table:style-name="Default" office:value-type="float" office:value="45.415" calcext:value-type="float">
            <text:p>45.415</text:p>
          </table:table-cell>
          <table:table-cell table:style-name="Default" office:value-type="float" office:value="-7.35" calcext:value-type="float">
            <text:p>-7.35</text:p>
          </table:table-cell>
          <table:table-cell table:style-name="Default" office:value-type="float" office:value="18.851" calcext:value-type="float">
            <text:p>18.851</text:p>
          </table:table-cell>
          <table:table-cell table:style-name="Default" office:value-type="float" office:value="-16.731" calcext:value-type="float">
            <text:p>-16.731</text:p>
          </table:table-cell>
          <table:table-cell table:formula="of:=[.C137]*2*PI()/360" office:value-type="float" office:value="0.792641279793225" calcext:value-type="float">
            <text:p>0.792641279793225</text:p>
          </table:table-cell>
          <table:table-cell table:formula="of:=[.D137]*2*PI()/360" office:value-type="float" office:value="-0.128281700021583" calcext:value-type="float">
            <text:p>-0.128281700021583</text:p>
          </table:table-cell>
          <table:table-cell table:formula="of:=[.E137]*2*PI()/360" office:value-type="float" office:value="0.329012017293451" calcext:value-type="float">
            <text:p>0.329012017293451</text:p>
          </table:table-cell>
          <table:table-cell table:formula="of:=[.F137]*2*PI()/360" office:value-type="float" office:value="-0.292011037151171" calcext:value-type="float">
            <text:p>-0.292011037151171</text:p>
          </table:table-cell>
          <table:table-cell table:formula="of:=([.G138]-[.G137])/([.B137]-[.B138])" office:value-type="float" office:value="-2.23681396935595" calcext:value-type="float">
            <text:p>-2.23681396935595</text:p>
          </table:table-cell>
          <table:table-cell table:formula="of:=([.H138]-[.H137])/([.B137]-[.B138])" office:value-type="float" office:value="-1.08280226793728" calcext:value-type="float">
            <text:p>-1.08280226793728</text:p>
          </table:table-cell>
          <table:table-cell table:formula="of:=([.I138]-[.I137])/([.B137]-[.B138])" office:value-type="float" office:value="0.048171087355038" calcext:value-type="float">
            <text:p>0.048171087355038</text:p>
          </table:table-cell>
          <table:table-cell table:formula="of:=([.J138]-[.J137])/([.B137]-[.B138])" office:value-type="float" office:value="1.29852496348379" calcext:value-type="float">
            <text:p>1.29852496348379</text:p>
          </table:table-cell>
          <table:table-cell table:formula="of:=([.K138]-[.K137])/([.B137]-[.B138])" office:value-type="float" office:value="-10.5557513160699" calcext:value-type="float">
            <text:p>-10.5557513160699</text:p>
          </table:table-cell>
          <table:table-cell table:formula="of:=([.L138]-[.L137])/([.B137]-[.B138])" office:value-type="float" office:value="1.00530964914545" calcext:value-type="float">
            <text:p>1.00530964914545</text:p>
          </table:table-cell>
          <table:table-cell table:formula="of:=([.M138]-[.M137])/([.B137]-[.B138])" office:value-type="float" office:value="-3.76991118430889" calcext:value-type="float">
            <text:p>-3.76991118430889</text:p>
          </table:table-cell>
          <table:table-cell table:formula="of:=([.N138]-[.N137])/([.B137]-[.B138])" office:value-type="float" office:value="4.27256600888544" calcext:value-type="float">
            <text:p>4.27256600888544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8]/120" office:value-type="float" office:value="1.09166666666667" calcext:value-type="float">
            <text:p>1.09166666666667</text:p>
          </table:table-cell>
          <table:table-cell table:style-name="Default" office:value-type="float" office:value="46.483" calcext:value-type="float">
            <text:p>46.483</text:p>
          </table:table-cell>
          <table:table-cell table:style-name="Default" office:value-type="float" office:value="-6.833" calcext:value-type="float">
            <text:p>-6.833</text:p>
          </table:table-cell>
          <table:table-cell table:style-name="Default" office:value-type="float" office:value="18.828" calcext:value-type="float">
            <text:p>18.828</text:p>
          </table:table-cell>
          <table:table-cell table:style-name="Default" office:value-type="float" office:value="-17.351" calcext:value-type="float">
            <text:p>-17.351</text:p>
          </table:table-cell>
          <table:table-cell table:formula="of:=[.C138]*2*PI()/360" office:value-type="float" office:value="0.811281396204524" calcext:value-type="float">
            <text:p>0.811281396204524</text:p>
          </table:table-cell>
          <table:table-cell table:formula="of:=[.D138]*2*PI()/360" office:value-type="float" office:value="-0.119258347788773" calcext:value-type="float">
            <text:p>-0.119258347788773</text:p>
          </table:table-cell>
          <table:table-cell table:formula="of:=[.E138]*2*PI()/360" office:value-type="float" office:value="0.328610591565492" calcext:value-type="float">
            <text:p>0.328610591565492</text:p>
          </table:table-cell>
          <table:table-cell table:formula="of:=[.F138]*2*PI()/360" office:value-type="float" office:value="-0.302832078513536" calcext:value-type="float">
            <text:p>-0.302832078513536</text:p>
          </table:table-cell>
          <table:table-cell table:formula="of:=([.G139]-[.G138])/([.B138]-[.B139])" office:value-type="float" office:value="-2.14884937505536" calcext:value-type="float">
            <text:p>-2.14884937505536</text:p>
          </table:table-cell>
          <table:table-cell table:formula="of:=([.H139]-[.H138])/([.B138]-[.B139])" office:value-type="float" office:value="-1.09117984834683" calcext:value-type="float">
            <text:p>-1.09117984834683</text:p>
          </table:table-cell>
          <table:table-cell table:formula="of:=([.I139]-[.I138])/([.B138]-[.B139])" office:value-type="float" office:value="0.0795870138909453" calcext:value-type="float">
            <text:p>0.079587013890945</text:p>
          </table:table-cell>
          <table:table-cell table:formula="of:=([.J139]-[.J138])/([.B138]-[.B139])" office:value-type="float" office:value="1.26292024674307" calcext:value-type="float">
            <text:p>1.26292024674307</text:p>
          </table:table-cell>
          <table:table-cell table:formula="of:=([.K139]-[.K138])/([.B138]-[.B139])" office:value-type="float" office:value="-10.5557513160543" calcext:value-type="float">
            <text:p>-10.5557513160543</text:p>
          </table:table-cell>
          <table:table-cell table:formula="of:=([.L139]-[.L138])/([.B138]-[.B139])" office:value-type="float" office:value="-0.753982236858102" calcext:value-type="float">
            <text:p>-0.753982236858102</text:p>
          </table:table-cell>
          <table:table-cell table:formula="of:=([.M139]-[.M138])/([.B138]-[.B139])" office:value-type="float" office:value="-6.03185789489121" calcext:value-type="float">
            <text:p>-6.03185789489121</text:p>
          </table:table-cell>
          <table:table-cell table:formula="of:=([.N139]-[.N138])/([.B138]-[.B139])" office:value-type="float" office:value="6.03185789488933" calcext:value-type="float">
            <text:p>6.03185789488933</text:p>
          </table:table-cell>
          <table:table-cell table:number-columns-repeated="100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9]/120" office:value-type="float" office:value="1.1" calcext:value-type="float">
            <text:p>1.1</text:p>
          </table:table-cell>
          <table:table-cell table:style-name="Default" office:value-type="float" office:value="47.509" calcext:value-type="float">
            <text:p>47.509</text:p>
          </table:table-cell>
          <table:table-cell table:style-name="Default" office:value-type="float" office:value="-6.312" calcext:value-type="float">
            <text:p>-6.312</text:p>
          </table:table-cell>
          <table:table-cell table:style-name="Default" office:value-type="float" office:value="18.79" calcext:value-type="float">
            <text:p>18.79</text:p>
          </table:table-cell>
          <table:table-cell table:style-name="Default" office:value-type="float" office:value="-17.954" calcext:value-type="float">
            <text:p>-17.954</text:p>
          </table:table-cell>
          <table:table-cell table:formula="of:=[.C139]*2*PI()/360" office:value-type="float" office:value="0.829188474329986" calcext:value-type="float">
            <text:p>0.829188474329986</text:p>
          </table:table-cell>
          <table:table-cell table:formula="of:=[.D139]*2*PI()/360" office:value-type="float" office:value="-0.110165182385882" calcext:value-type="float">
            <text:p>-0.110165182385882</text:p>
          </table:table-cell>
          <table:table-cell table:formula="of:=[.E139]*2*PI()/360" office:value-type="float" office:value="0.327947366449734" calcext:value-type="float">
            <text:p>0.327947366449734</text:p>
          </table:table-cell>
          <table:table-cell table:formula="of:=[.F139]*2*PI()/360" office:value-type="float" office:value="-0.313356413903062" calcext:value-type="float">
            <text:p>-0.313356413903062</text:p>
          </table:table-cell>
          <table:table-cell table:formula="of:=([.G140]-[.G139])/([.B139]-[.B140])" office:value-type="float" office:value="-2.06088478075491" calcext:value-type="float">
            <text:p>-2.06088478075491</text:p>
          </table:table-cell>
          <table:table-cell table:formula="of:=([.H140]-[.H139])/([.B139]-[.B140])" office:value-type="float" office:value="-1.08489666303968" calcext:value-type="float">
            <text:p>-1.08489666303968</text:p>
          </table:table-cell>
          <table:table-cell table:formula="of:=([.I140]-[.I139])/([.B139]-[.B140])" office:value-type="float" office:value="0.129852496348373" calcext:value-type="float">
            <text:p>0.129852496348373</text:p>
          </table:table-cell>
          <table:table-cell table:formula="of:=([.J140]-[.J139])/([.B139]-[.B140])" office:value-type="float" office:value="1.21265476428566" calcext:value-type="float">
            <text:p>1.21265476428566</text:p>
          </table:table-cell>
          <table:table-cell table:formula="of:=([.K140]-[.K139])/([.B139]-[.B140])" office:value-type="float" office:value="-10.0530964914883" calcext:value-type="float">
            <text:p>-10.0530964914883</text:p>
          </table:table-cell>
          <table:table-cell table:formula="of:=([.L140]-[.L139])/([.B139]-[.B140])" office:value-type="float" office:value="-2.76460153515902" calcext:value-type="float">
            <text:p>-2.76460153515902</text:p>
          </table:table-cell>
          <table:table-cell table:formula="of:=([.M140]-[.M139])/([.B139]-[.B140])" office:value-type="float" office:value="-8.04247719319054" calcext:value-type="float">
            <text:p>-8.04247719319054</text:p>
          </table:table-cell>
          <table:table-cell table:formula="of:=([.N140]-[.N139])/([.B139]-[.B140])" office:value-type="float" office:value="6.7858401317531" calcext:value-type="float">
            <text:p>6.7858401317531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0]/120" office:value-type="float" office:value="1.10833333333333" calcext:value-type="float">
            <text:p>1.10833333333333</text:p>
          </table:table-cell>
          <table:table-cell table:style-name="Default" office:value-type="float" office:value="48.493" calcext:value-type="float">
            <text:p>48.493</text:p>
          </table:table-cell>
          <table:table-cell table:style-name="Default" office:value-type="float" office:value="-5.794" calcext:value-type="float">
            <text:p>-5.794</text:p>
          </table:table-cell>
          <table:table-cell table:style-name="Default" office:value-type="float" office:value="18.728" calcext:value-type="float">
            <text:p>18.728</text:p>
          </table:table-cell>
          <table:table-cell table:style-name="Default" office:value-type="float" office:value="-18.533" calcext:value-type="float">
            <text:p>-18.533</text:p>
          </table:table-cell>
          <table:table-cell table:formula="of:=[.C140]*2*PI()/360" office:value-type="float" office:value="0.84636251416961" calcext:value-type="float">
            <text:p>0.84636251416961</text:p>
          </table:table-cell>
          <table:table-cell table:formula="of:=[.D140]*2*PI()/360" office:value-type="float" office:value="-0.101124376860551" calcext:value-type="float">
            <text:p>-0.101124376860551</text:p>
          </table:table-cell>
          <table:table-cell table:formula="of:=[.E140]*2*PI()/360" office:value-type="float" office:value="0.326865262313498" calcext:value-type="float">
            <text:p>0.326865262313498</text:p>
          </table:table-cell>
          <table:table-cell table:formula="of:=[.F140]*2*PI()/360" office:value-type="float" office:value="-0.323461870272109" calcext:value-type="float">
            <text:p>-0.323461870272109</text:p>
          </table:table-cell>
          <table:table-cell table:formula="of:=([.G141]-[.G140])/([.B140]-[.B141])" office:value-type="float" office:value="-1.97710897665917" calcext:value-type="float">
            <text:p>-1.97710897665917</text:p>
          </table:table-cell>
          <table:table-cell table:formula="of:=([.H141]-[.H140])/([.B140]-[.B141])" office:value-type="float" office:value="-1.06185831691335" calcext:value-type="float">
            <text:p>-1.06185831691335</text:p>
          </table:table-cell>
          <table:table-cell table:formula="of:=([.I141]-[.I140])/([.B140]-[.B141])" office:value-type="float" office:value="0.196873139624961" calcext:value-type="float">
            <text:p>0.196873139624961</text:p>
          </table:table-cell>
          <table:table-cell table:formula="of:=([.J141]-[.J140])/([.B140]-[.B141])" office:value-type="float" office:value="1.15610609652105" calcext:value-type="float">
            <text:p>1.15610609652105</text:p>
          </table:table-cell>
          <table:table-cell table:formula="of:=([.K141]-[.K140])/([.B140]-[.B141])" office:value-type="float" office:value="-9.29911425462242" calcext:value-type="float">
            <text:p>-9.29911425462242</text:p>
          </table:table-cell>
          <table:table-cell table:formula="of:=([.L141]-[.L140])/([.B140]-[.B141])" office:value-type="float" office:value="-4.52389342116933" calcext:value-type="float">
            <text:p>-4.52389342116933</text:p>
          </table:table-cell>
          <table:table-cell table:formula="of:=([.M141]-[.M140])/([.B140]-[.B141])" office:value-type="float" office:value="-9.2991142546264" calcext:value-type="float">
            <text:p>-9.2991142546264</text:p>
          </table:table-cell>
          <table:table-cell table:formula="of:=([.N141]-[.N140])/([.B140]-[.B141])" office:value-type="float" office:value="7.53982236861669" calcext:value-type="float">
            <text:p>7.53982236861669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1]/120" office:value-type="float" office:value="1.11666666666667" calcext:value-type="float">
            <text:p>1.11666666666667</text:p>
          </table:table-cell>
          <table:table-cell table:style-name="Default" office:value-type="float" office:value="49.437" calcext:value-type="float">
            <text:p>49.437</text:p>
          </table:table-cell>
          <table:table-cell table:style-name="Default" office:value-type="float" office:value="-5.287" calcext:value-type="float">
            <text:p>-5.287</text:p>
          </table:table-cell>
          <table:table-cell table:style-name="Default" office:value-type="float" office:value="18.634" calcext:value-type="float">
            <text:p>18.634</text:p>
          </table:table-cell>
          <table:table-cell table:style-name="Default" office:value-type="float" office:value="-19.085" calcext:value-type="float">
            <text:p>-19.085</text:p>
          </table:table-cell>
          <table:table-cell table:formula="of:=[.C141]*2*PI()/360" office:value-type="float" office:value="0.862838422308437" calcext:value-type="float">
            <text:p>0.862838422308437</text:p>
          </table:table-cell>
          <table:table-cell table:formula="of:=[.D141]*2*PI()/360" office:value-type="float" office:value="-0.0922755575529402" calcext:value-type="float">
            <text:p>-0.09227555755294</text:p>
          </table:table-cell>
          <table:table-cell table:formula="of:=[.E141]*2*PI()/360" office:value-type="float" office:value="0.325224652816623" calcext:value-type="float">
            <text:p>0.325224652816623</text:p>
          </table:table-cell>
          <table:table-cell table:formula="of:=[.F141]*2*PI()/360" office:value-type="float" office:value="-0.333096087743118" calcext:value-type="float">
            <text:p>-0.333096087743118</text:p>
          </table:table-cell>
          <table:table-cell table:formula="of:=([.G142]-[.G141])/([.B141]-[.B142])" office:value-type="float" office:value="-1.89961635787065" calcext:value-type="float">
            <text:p>-1.89961635787065</text:p>
          </table:table-cell>
          <table:table-cell table:formula="of:=([.H142]-[.H141])/([.B141]-[.B142])" office:value-type="float" office:value="-1.02415920507028" calcext:value-type="float">
            <text:p>-1.02415920507028</text:p>
          </table:table-cell>
          <table:table-cell table:formula="of:=([.I142]-[.I141])/([.B141]-[.B142])" office:value-type="float" office:value="0.274365758413514" calcext:value-type="float">
            <text:p>0.274365758413514</text:p>
          </table:table-cell>
          <table:table-cell table:formula="of:=([.J142]-[.J141])/([.B141]-[.B142])" office:value-type="float" office:value="1.09327424344925" calcext:value-type="float">
            <text:p>1.09327424344925</text:p>
          </table:table-cell>
          <table:table-cell table:formula="of:=([.K142]-[.K141])/([.B141]-[.B142])" office:value-type="float" office:value="-8.04247719319134" calcext:value-type="float">
            <text:p>-8.04247719319134</text:p>
          </table:table-cell>
          <table:table-cell table:formula="of:=([.L142]-[.L141])/([.B141]-[.B142])" office:value-type="float" office:value="-7.79114978090262" calcext:value-type="float">
            <text:p>-7.79114978090262</text:p>
          </table:table-cell>
          <table:table-cell table:formula="of:=([.M142]-[.M141])/([.B141]-[.B142])" office:value-type="float" office:value="-10.0530964914868" calcext:value-type="float">
            <text:p>-10.0530964914868</text:p>
          </table:table-cell>
          <table:table-cell table:formula="of:=([.N142]-[.N141])/([.B141]-[.B142])" office:value-type="float" office:value="7.28849495632773" calcext:value-type="float">
            <text:p>7.28849495632773</text:p>
          </table:table-cell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2]/120" office:value-type="float" office:value="1.125" calcext:value-type="float">
            <text:p>1.125</text:p>
          </table:table-cell>
          <table:table-cell table:style-name="Default" office:value-type="float" office:value="50.344" calcext:value-type="float">
            <text:p>50.344</text:p>
          </table:table-cell>
          <table:table-cell table:style-name="Default" office:value-type="float" office:value="-4.798" calcext:value-type="float">
            <text:p>-4.798</text:p>
          </table:table-cell>
          <table:table-cell table:style-name="Default" office:value-type="float" office:value="18.503" calcext:value-type="float">
            <text:p>18.503</text:p>
          </table:table-cell>
          <table:table-cell table:style-name="Default" office:value-type="float" office:value="-19.607" calcext:value-type="float">
            <text:p>-19.607</text:p>
          </table:table-cell>
          <table:table-cell table:formula="of:=[.C142]*2*PI()/360" office:value-type="float" office:value="0.878668558624025" calcext:value-type="float">
            <text:p>0.878668558624025</text:p>
          </table:table-cell>
          <table:table-cell table:formula="of:=[.D142]*2*PI()/360" office:value-type="float" office:value="-0.0837408975106879" calcext:value-type="float">
            <text:p>-0.083740897510688</text:p>
          </table:table-cell>
          <table:table-cell table:formula="of:=[.E142]*2*PI()/360" office:value-type="float" office:value="0.322938271496511" calcext:value-type="float">
            <text:p>0.322938271496511</text:p>
          </table:table-cell>
          <table:table-cell table:formula="of:=[.F142]*2*PI()/360" office:value-type="float" office:value="-0.342206706438528" calcext:value-type="float">
            <text:p>-0.342206706438528</text:p>
          </table:table-cell>
          <table:table-cell table:formula="of:=([.G143]-[.G142])/([.B142]-[.B143])" office:value-type="float" office:value="-1.83259571459406" calcext:value-type="float">
            <text:p>-1.83259571459406</text:p>
          </table:table-cell>
          <table:table-cell table:formula="of:=([.H143]-[.H142])/([.B142]-[.B143])" office:value-type="float" office:value="-0.959232956896088" calcext:value-type="float">
            <text:p>-0.959232956896088</text:p>
          </table:table-cell>
          <table:table-cell table:formula="of:=([.I143]-[.I142])/([.B142]-[.B143])" office:value-type="float" office:value="0.358141562509237" calcext:value-type="float">
            <text:p>0.358141562509237</text:p>
          </table:table-cell>
          <table:table-cell table:formula="of:=([.J143]-[.J142])/([.B142]-[.B143])" office:value-type="float" office:value="1.03253678547985" calcext:value-type="float">
            <text:p>1.03253678547985</text:p>
          </table:table-cell>
          <table:table-cell table:formula="of:=([.K143]-[.K142])/([.B142]-[.B143])" office:value-type="float" office:value="-6.03185789489269" calcext:value-type="float">
            <text:p>-6.03185789489269</text:p>
          </table:table-cell>
          <table:table-cell table:formula="of:=([.L143]-[.L142])/([.B142]-[.B143])" office:value-type="float" office:value="-10.807078728349" calcext:value-type="float">
            <text:p>-10.807078728349</text:p>
          </table:table-cell>
          <table:table-cell table:formula="of:=([.M143]-[.M142])/([.B142]-[.B143])" office:value-type="float" office:value="-10.0530964914884" calcext:value-type="float">
            <text:p>-10.0530964914884</text:p>
          </table:table-cell>
          <table:table-cell table:formula="of:=([.N143]-[.N142])/([.B142]-[.B143])" office:value-type="float" office:value="7.03716754404124" calcext:value-type="float">
            <text:p>7.03716754404124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3]/120" office:value-type="float" office:value="1.13333333333333" calcext:value-type="float">
            <text:p>1.13333333333333</text:p>
          </table:table-cell>
          <table:table-cell table:style-name="Default" office:value-type="float" office:value="51.219" calcext:value-type="float">
            <text:p>51.219</text:p>
          </table:table-cell>
          <table:table-cell table:style-name="Default" office:value-type="float" office:value="-4.34" calcext:value-type="float">
            <text:p>-4.34</text:p>
          </table:table-cell>
          <table:table-cell table:style-name="Default" office:value-type="float" office:value="18.332" calcext:value-type="float">
            <text:p>18.332</text:p>
          </table:table-cell>
          <table:table-cell table:style-name="Default" office:value-type="float" office:value="-20.1" calcext:value-type="float">
            <text:p>-20.1</text:p>
          </table:table-cell>
          <table:table-cell table:formula="of:=[.C143]*2*PI()/360" office:value-type="float" office:value="0.893940189578976" calcext:value-type="float">
            <text:p>0.893940189578976</text:p>
          </table:table-cell>
          <table:table-cell table:formula="of:=[.D143]*2*PI()/360" office:value-type="float" office:value="-0.0757472895365539" calcext:value-type="float">
            <text:p>-0.075747289536554</text:p>
          </table:table-cell>
          <table:table-cell table:formula="of:=[.E143]*2*PI()/360" office:value-type="float" office:value="0.3199537584756" calcext:value-type="float">
            <text:p>0.3199537584756</text:p>
          </table:table-cell>
          <table:table-cell table:formula="of:=[.F143]*2*PI()/360" office:value-type="float" office:value="-0.35081117965086" calcext:value-type="float">
            <text:p>-0.35081117965086</text:p>
          </table:table-cell>
          <table:table-cell table:formula="of:=([.G144]-[.G143])/([.B143]-[.B144])" office:value-type="float" office:value="-1.78233023213662" calcext:value-type="float">
            <text:p>-1.78233023213662</text:p>
          </table:table-cell>
          <table:table-cell table:formula="of:=([.H144]-[.H143])/([.B143]-[.B144])" office:value-type="float" office:value="-0.86917396749318" calcext:value-type="float">
            <text:p>-0.86917396749318</text:p>
          </table:table-cell>
          <table:table-cell table:formula="of:=([.I144]-[.I143])/([.B143]-[.B144])" office:value-type="float" office:value="0.441917366604973" calcext:value-type="float">
            <text:p>0.441917366604973</text:p>
          </table:table-cell>
          <table:table-cell table:formula="of:=([.J144]-[.J143])/([.B143]-[.B144])" office:value-type="float" office:value="0.973893722612839" calcext:value-type="float">
            <text:p>0.973893722612839</text:p>
          </table:table-cell>
          <table:table-cell table:formula="of:=([.K144]-[.K143])/([.B143]-[.B144])" office:value-type="float" office:value="-5.52920307031966" calcext:value-type="float">
            <text:p>-5.52920307031966</text:p>
          </table:table-cell>
          <table:table-cell table:formula="of:=([.L144]-[.L143])/([.B143]-[.B144])" office:value-type="float" office:value="-13.3203528512212" calcext:value-type="float">
            <text:p>-13.3203528512212</text:p>
          </table:table-cell>
          <table:table-cell table:formula="of:=([.M144]-[.M143])/([.B143]-[.B144])" office:value-type="float" office:value="-9.299114254624" calcext:value-type="float">
            <text:p>-9.299114254624</text:p>
          </table:table-cell>
          <table:table-cell table:formula="of:=([.N144]-[.N143])/([.B143]-[.B144])" office:value-type="float" office:value="7.03716754404123" calcext:value-type="float">
            <text:p>7.03716754404123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4]/120" office:value-type="float" office:value="1.14166666666667" calcext:value-type="float">
            <text:p>1.14166666666667</text:p>
          </table:table-cell>
          <table:table-cell table:style-name="Default" office:value-type="float" office:value="52.07" calcext:value-type="float">
            <text:p>52.07</text:p>
          </table:table-cell>
          <table:table-cell table:style-name="Default" office:value-type="float" office:value="-3.925" calcext:value-type="float">
            <text:p>-3.925</text:p>
          </table:table-cell>
          <table:table-cell table:style-name="Default" office:value-type="float" office:value="18.121" calcext:value-type="float">
            <text:p>18.121</text:p>
          </table:table-cell>
          <table:table-cell table:style-name="Default" office:value-type="float" office:value="-20.565" calcext:value-type="float">
            <text:p>-20.565</text:p>
          </table:table-cell>
          <table:table-cell table:formula="of:=[.C144]*2*PI()/360" office:value-type="float" office:value="0.908792941513447" calcext:value-type="float">
            <text:p>0.908792941513447</text:p>
          </table:table-cell>
          <table:table-cell table:formula="of:=[.D144]*2*PI()/360" office:value-type="float" office:value="-0.0685041731407774" calcext:value-type="float">
            <text:p>-0.068504173140778</text:p>
          </table:table-cell>
          <table:table-cell table:formula="of:=[.E144]*2*PI()/360" office:value-type="float" office:value="0.316271113753892" calcext:value-type="float">
            <text:p>0.316271113753892</text:p>
          </table:table-cell>
          <table:table-cell table:formula="of:=[.F144]*2*PI()/360" office:value-type="float" office:value="-0.358926960672634" calcext:value-type="float">
            <text:p>-0.358926960672634</text:p>
          </table:table-cell>
          <table:table-cell table:formula="of:=([.G145]-[.G144])/([.B144]-[.B145])" office:value-type="float" office:value="-1.73625353988396" calcext:value-type="float">
            <text:p>-1.73625353988396</text:p>
          </table:table-cell>
          <table:table-cell table:formula="of:=([.H145]-[.H144])/([.B144]-[.B145])" office:value-type="float" office:value="-0.758171027066337" calcext:value-type="float">
            <text:p>-0.758171027066337</text:p>
          </table:table-cell>
          <table:table-cell table:formula="of:=([.I145]-[.I144])/([.B144]-[.B145])" office:value-type="float" office:value="0.519409985393506" calcext:value-type="float">
            <text:p>0.519409985393506</text:p>
          </table:table-cell>
          <table:table-cell table:formula="of:=([.J145]-[.J144])/([.B144]-[.B145])" office:value-type="float" office:value="0.915250659745829" calcext:value-type="float">
            <text:p>0.915250659745829</text:p>
          </table:table-cell>
          <table:table-cell table:formula="of:=([.K145]-[.K144])/([.B144]-[.B145])" office:value-type="float" office:value="-5.02654824574881" calcext:value-type="float">
            <text:p>-5.02654824574881</text:p>
          </table:table-cell>
          <table:table-cell table:formula="of:=([.L145]-[.L144])/([.B144]-[.B145])" office:value-type="float" office:value="-14.8283173249456" calcext:value-type="float">
            <text:p>-14.8283173249456</text:p>
          </table:table-cell>
          <table:table-cell table:formula="of:=([.M145]-[.M144])/([.B144]-[.B145])" office:value-type="float" office:value="-8.04247719318867" calcext:value-type="float">
            <text:p>-8.04247719318867</text:p>
          </table:table-cell>
          <table:table-cell table:formula="of:=([.N145]-[.N144])/([.B144]-[.B145])" office:value-type="float" office:value="7.79114978090434" calcext:value-type="float">
            <text:p>7.79114978090434</text:p>
          </table:table-cell>
          <table:table-cell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5]/120" office:value-type="float" office:value="1.15" calcext:value-type="float">
            <text:p>1.15</text:p>
          </table:table-cell>
          <table:table-cell table:style-name="Default" office:value-type="float" office:value="52.899" calcext:value-type="float">
            <text:p>52.899</text:p>
          </table:table-cell>
          <table:table-cell table:style-name="Default" office:value-type="float" office:value="-3.563" calcext:value-type="float">
            <text:p>-3.563</text:p>
          </table:table-cell>
          <table:table-cell table:style-name="Default" office:value-type="float" office:value="17.873" calcext:value-type="float">
            <text:p>17.873</text:p>
          </table:table-cell>
          <table:table-cell table:style-name="Default" office:value-type="float" office:value="-21.002" calcext:value-type="float">
            <text:p>-21.002</text:p>
          </table:table-cell>
          <table:table-cell table:formula="of:=[.C145]*2*PI()/360" office:value-type="float" office:value="0.92326172101248" calcext:value-type="float">
            <text:p>0.92326172101248</text:p>
          </table:table-cell>
          <table:table-cell table:formula="of:=[.D145]*2*PI()/360" office:value-type="float" office:value="-0.062186081248558" calcext:value-type="float">
            <text:p>-0.062186081248558</text:p>
          </table:table-cell>
          <table:table-cell table:formula="of:=[.E145]*2*PI()/360" office:value-type="float" office:value="0.311942697208947" calcext:value-type="float">
            <text:p>0.311942697208947</text:p>
          </table:table-cell>
          <table:table-cell table:formula="of:=[.F145]*2*PI()/360" office:value-type="float" office:value="-0.366554049503849" calcext:value-type="float">
            <text:p>-0.366554049503849</text:p>
          </table:table-cell>
          <table:table-cell table:formula="of:=([.G146]-[.G145])/([.B145]-[.B146])" office:value-type="float" office:value="-1.69436563783605" calcext:value-type="float">
            <text:p>-1.69436563783605</text:p>
          </table:table-cell>
          <table:table-cell table:formula="of:=([.H146]-[.H145])/([.B145]-[.B146])" office:value-type="float" office:value="-0.634601716025125" calcext:value-type="float">
            <text:p>-0.634601716025125</text:p>
          </table:table-cell>
          <table:table-cell table:formula="of:=([.I146]-[.I145])/([.B145]-[.B146])" office:value-type="float" office:value="0.586430628670078" calcext:value-type="float">
            <text:p>0.586430628670078</text:p>
          </table:table-cell>
          <table:table-cell table:formula="of:=([.J146]-[.J145])/([.B145]-[.B146])" office:value-type="float" office:value="0.850324411571626" calcext:value-type="float">
            <text:p>0.850324411571626</text:p>
          </table:table-cell>
          <table:table-cell table:formula="of:=([.K146]-[.K145])/([.B145]-[.B146])" office:value-type="float" office:value="-5.5292030703109" calcext:value-type="float">
            <text:p>-5.5292030703109</text:p>
          </table:table-cell>
          <table:table-cell table:formula="of:=([.L146]-[.L145])/([.B145]-[.B146])" office:value-type="float" office:value="-15.0796447372289" calcext:value-type="float">
            <text:p>-15.0796447372289</text:p>
          </table:table-cell>
          <table:table-cell table:formula="of:=([.M146]-[.M145])/([.B145]-[.B146])" office:value-type="float" office:value="-7.28849495633104" calcext:value-type="float">
            <text:p>-7.28849495633104</text:p>
          </table:table-cell>
          <table:table-cell table:formula="of:=([.N146]-[.N145])/([.B145]-[.B146])" office:value-type="float" office:value="9.55044166691234" calcext:value-type="float">
            <text:p>9.55044166691234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6]/120" office:value-type="float" office:value="1.15833333333333" calcext:value-type="float">
            <text:p>1.15833333333333</text:p>
          </table:table-cell>
          <table:table-cell table:style-name="Default" office:value-type="float" office:value="53.708" calcext:value-type="float">
            <text:p>53.708</text:p>
          </table:table-cell>
          <table:table-cell table:style-name="Default" office:value-type="float" office:value="-3.26" calcext:value-type="float">
            <text:p>-3.26</text:p>
          </table:table-cell>
          <table:table-cell table:style-name="Default" office:value-type="float" office:value="17.593" calcext:value-type="float">
            <text:p>17.593</text:p>
          </table:table-cell>
          <table:table-cell table:style-name="Default" office:value-type="float" office:value="-21.408" calcext:value-type="float">
            <text:p>-21.408</text:p>
          </table:table-cell>
          <table:table-cell table:formula="of:=[.C146]*2*PI()/360" office:value-type="float" office:value="0.937381434661114" calcext:value-type="float">
            <text:p>0.937381434661114</text:p>
          </table:table-cell>
          <table:table-cell table:formula="of:=[.D146]*2*PI()/360" office:value-type="float" office:value="-0.0568977336150151" calcext:value-type="float">
            <text:p>-0.056897733615015</text:p>
          </table:table-cell>
          <table:table-cell table:formula="of:=[.E146]*2*PI()/360" office:value-type="float" office:value="0.307055775303362" calcext:value-type="float">
            <text:p>0.307055775303362</text:p>
          </table:table-cell>
          <table:table-cell table:formula="of:=[.F146]*2*PI()/360" office:value-type="float" office:value="-0.373640086266946" calcext:value-type="float">
            <text:p>-0.373640086266946</text:p>
          </table:table-cell>
          <table:table-cell table:formula="of:=([.G147]-[.G146])/([.B146]-[.B147])" office:value-type="float" office:value="-1.64828894558346" calcext:value-type="float">
            <text:p>-1.64828894558346</text:p>
          </table:table-cell>
          <table:table-cell table:formula="of:=([.H147]-[.H146])/([.B146]-[.B147])" office:value-type="float" office:value="-0.508938009881547" calcext:value-type="float">
            <text:p>-0.508938009881547</text:p>
          </table:table-cell>
          <table:table-cell table:formula="of:=([.I147]-[.I146])/([.B146]-[.B147])" office:value-type="float" office:value="0.647168086639505" calcext:value-type="float">
            <text:p>0.647168086639505</text:p>
          </table:table-cell>
          <table:table-cell table:formula="of:=([.J147]-[.J146])/([.B146]-[.B147])" office:value-type="float" office:value="0.770737397680688" calcext:value-type="float">
            <text:p>0.770737397680688</text:p>
          </table:table-cell>
          <table:table-cell table:formula="of:=([.K147]-[.K146])/([.B146]-[.B147])" office:value-type="float" office:value="-6.28318530718082" calcext:value-type="float">
            <text:p>-6.28318530718082</text:p>
          </table:table-cell>
          <table:table-cell table:formula="of:=([.L147]-[.L146])/([.B146]-[.B147])" office:value-type="float" office:value="-15.3309721495182" calcext:value-type="float">
            <text:p>-15.3309721495182</text:p>
          </table:table-cell>
          <table:table-cell table:formula="of:=([.M147]-[.M146])/([.B146]-[.B147])" office:value-type="float" office:value="-6.7858401317531" calcext:value-type="float">
            <text:p>-6.7858401317531</text:p>
          </table:table-cell>
          <table:table-cell table:formula="of:=([.N147]-[.N146])/([.B146]-[.B147])" office:value-type="float" office:value="10.8070787283472" calcext:value-type="float">
            <text:p>10.8070787283472</text:p>
          </table:table-cell>
          <table:table-cell table:number-columns-repeated="100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7]/120" office:value-type="float" office:value="1.16666666666667" calcext:value-type="float">
            <text:p>1.16666666666667</text:p>
          </table:table-cell>
          <table:table-cell table:style-name="Default" office:value-type="float" office:value="54.495" calcext:value-type="float">
            <text:p>54.495</text:p>
          </table:table-cell>
          <table:table-cell table:style-name="Default" office:value-type="float" office:value="-3.017" calcext:value-type="float">
            <text:p>-3.017</text:p>
          </table:table-cell>
          <table:table-cell table:style-name="Default" office:value-type="float" office:value="17.284" calcext:value-type="float">
            <text:p>17.284</text:p>
          </table:table-cell>
          <table:table-cell table:style-name="Default" office:value-type="float" office:value="-21.776" calcext:value-type="float">
            <text:p>-21.776</text:p>
          </table:table-cell>
          <table:table-cell table:formula="of:=[.C147]*2*PI()/360" office:value-type="float" office:value="0.95111717587431" calcext:value-type="float">
            <text:p>0.95111717587431</text:p>
          </table:table-cell>
          <table:table-cell table:formula="of:=[.D147]*2*PI()/360" office:value-type="float" office:value="-0.0526565835326689" calcext:value-type="float">
            <text:p>-0.052656583532669</text:p>
          </table:table-cell>
          <table:table-cell table:formula="of:=[.E147]*2*PI()/360" office:value-type="float" office:value="0.3016627079147" calcext:value-type="float">
            <text:p>0.3016627079147</text:p>
          </table:table-cell>
          <table:table-cell table:formula="of:=[.F147]*2*PI()/360" office:value-type="float" office:value="-0.380062897914285" calcext:value-type="float">
            <text:p>-0.380062897914285</text:p>
          </table:table-cell>
          <table:table-cell table:formula="of:=([.G148]-[.G147])/([.B147]-[.B148])" office:value-type="float" office:value="-1.59592906802362" calcext:value-type="float">
            <text:p>-1.59592906802362</text:p>
          </table:table-cell>
          <table:table-cell table:formula="of:=([.H148]-[.H147])/([.B147]-[.B148])" office:value-type="float" office:value="-0.381179908635563" calcext:value-type="float">
            <text:p>-0.381179908635563</text:p>
          </table:table-cell>
          <table:table-cell table:formula="of:=([.I148]-[.I147])/([.B147]-[.B148])" office:value-type="float" office:value="0.703716754404114" calcext:value-type="float">
            <text:p>0.703716754404114</text:p>
          </table:table-cell>
          <table:table-cell table:formula="of:=([.J148]-[.J147])/([.B147]-[.B148])" office:value-type="float" office:value="0.680678408277795" calcext:value-type="float">
            <text:p>0.680678408277795</text:p>
          </table:table-cell>
          <table:table-cell table:formula="of:=([.K148]-[.K147])/([.B147]-[.B148])" office:value-type="float" office:value="-6.7858401317539" calcext:value-type="float">
            <text:p>-6.7858401317539</text:p>
          </table:table-cell>
          <table:table-cell table:formula="of:=([.L148]-[.L147])/([.B147]-[.B148])" office:value-type="float" office:value="-15.0796447372311" calcext:value-type="float">
            <text:p>-15.0796447372311</text:p>
          </table:table-cell>
          <table:table-cell table:formula="of:=([.M148]-[.M147])/([.B147]-[.B148])" office:value-type="float" office:value="-5.52920307031804" calcext:value-type="float">
            <text:p>-5.52920307031804</text:p>
          </table:table-cell>
          <table:table-cell table:formula="of:=([.N148]-[.N147])/([.B147]-[.B148])" office:value-type="float" office:value="12.3150432020736" calcext:value-type="float">
            <text:p>12.3150432020736</text:p>
          </table:table-cell>
          <table:table-cell table:number-columns-repeated="100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8]/120" office:value-type="float" office:value="1.175" calcext:value-type="float">
            <text:p>1.175</text:p>
          </table:table-cell>
          <table:table-cell table:style-name="Default" office:value-type="float" office:value="55.257" calcext:value-type="float">
            <text:p>55.257</text:p>
          </table:table-cell>
          <table:table-cell table:style-name="Default" office:value-type="float" office:value="-2.835" calcext:value-type="float">
            <text:p>-2.835</text:p>
          </table:table-cell>
          <table:table-cell table:style-name="Default" office:value-type="float" office:value="16.948" calcext:value-type="float">
            <text:p>16.948</text:p>
          </table:table-cell>
          <table:table-cell table:style-name="Default" office:value-type="float" office:value="-22.101" calcext:value-type="float">
            <text:p>-22.101</text:p>
          </table:table-cell>
          <table:table-cell table:formula="of:=[.C148]*2*PI()/360" office:value-type="float" office:value="0.964416584774507" calcext:value-type="float">
            <text:p>0.964416584774507</text:p>
          </table:table-cell>
          <table:table-cell table:formula="of:=[.D148]*2*PI()/360" office:value-type="float" office:value="-0.0494800842940392" calcext:value-type="float">
            <text:p>-0.049480084294039</text:p>
          </table:table-cell>
          <table:table-cell table:formula="of:=[.E148]*2*PI()/360" office:value-type="float" office:value="0.295798401627999" calcext:value-type="float">
            <text:p>0.295798401627999</text:p>
          </table:table-cell>
          <table:table-cell table:formula="of:=[.F148]*2*PI()/360" office:value-type="float" office:value="-0.385735217983267" calcext:value-type="float">
            <text:p>-0.385735217983267</text:p>
          </table:table-cell>
          <table:table-cell table:formula="of:=([.G149]-[.G148])/([.B148]-[.B149])" office:value-type="float" office:value="-1.539380400259" calcext:value-type="float">
            <text:p>-1.539380400259</text:p>
          </table:table-cell>
          <table:table-cell table:formula="of:=([.H149]-[.H148])/([.B148]-[.B149])" office:value-type="float" office:value="-0.255516202491971" calcext:value-type="float">
            <text:p>-0.255516202491971</text:p>
          </table:table-cell>
          <table:table-cell table:formula="of:=([.I149]-[.I148])/([.B148]-[.B149])" office:value-type="float" office:value="0.749793446656764" calcext:value-type="float">
            <text:p>0.749793446656764</text:p>
          </table:table-cell>
          <table:table-cell table:formula="of:=([.J149]-[.J148])/([.B148]-[.B149])" office:value-type="float" office:value="0.578053048260516" calcext:value-type="float">
            <text:p>0.578053048260516</text:p>
          </table:table-cell>
          <table:table-cell table:formula="of:=([.K149]-[.K148])/([.B148]-[.B149])" office:value-type="float" office:value="-7.79114978090322" calcext:value-type="float">
            <text:p>-7.79114978090322</text:p>
          </table:table-cell>
          <table:table-cell table:formula="of:=([.L149]-[.L148])/([.B148]-[.B149])" office:value-type="float" office:value="-15.079644737231" calcext:value-type="float">
            <text:p>-15.079644737231</text:p>
          </table:table-cell>
          <table:table-cell table:formula="of:=([.M149]-[.M148])/([.B148]-[.B149])" office:value-type="float" office:value="-3.51858377202181" calcext:value-type="float">
            <text:p>-3.51858377202181</text:p>
          </table:table-cell>
          <table:table-cell table:formula="of:=([.N149]-[.N148])/([.B148]-[.B149])" office:value-type="float" office:value="12.3150432020703" calcext:value-type="float">
            <text:p>12.3150432020703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9]/120" office:value-type="float" office:value="1.18333333333333" calcext:value-type="float">
            <text:p>1.18333333333333</text:p>
          </table:table-cell>
          <table:table-cell table:style-name="Default" office:value-type="float" office:value="55.992" calcext:value-type="float">
            <text:p>55.992</text:p>
          </table:table-cell>
          <table:table-cell table:style-name="Default" office:value-type="float" office:value="-2.713" calcext:value-type="float">
            <text:p>-2.713</text:p>
          </table:table-cell>
          <table:table-cell table:style-name="Default" office:value-type="float" office:value="16.59" calcext:value-type="float">
            <text:p>16.59</text:p>
          </table:table-cell>
          <table:table-cell table:style-name="Default" office:value-type="float" office:value="-22.377" calcext:value-type="float">
            <text:p>-22.377</text:p>
          </table:table-cell>
          <table:table-cell table:formula="of:=[.C149]*2*PI()/360" office:value-type="float" office:value="0.977244754776665" calcext:value-type="float">
            <text:p>0.977244754776665</text:p>
          </table:table-cell>
          <table:table-cell table:formula="of:=[.D149]*2*PI()/360" office:value-type="float" office:value="-0.0473507826066062" calcext:value-type="float">
            <text:p>-0.047350782606606</text:p>
          </table:table-cell>
          <table:table-cell table:formula="of:=[.E149]*2*PI()/360" office:value-type="float" office:value="0.289550122905859" calcext:value-type="float">
            <text:p>0.289550122905859</text:p>
          </table:table-cell>
          <table:table-cell table:formula="of:=[.F149]*2*PI()/360" office:value-type="float" office:value="-0.390552326718771" calcext:value-type="float">
            <text:p>-0.390552326718771</text:p>
          </table:table-cell>
          <table:table-cell table:formula="of:=([.G150]-[.G149])/([.B149]-[.B150])" office:value-type="float" office:value="-1.47445415208481" calcext:value-type="float">
            <text:p>-1.47445415208481</text:p>
          </table:table-cell>
          <table:table-cell table:formula="of:=([.H150]-[.H149])/([.B149]-[.B150])" office:value-type="float" office:value="-0.12985249634838" calcext:value-type="float">
            <text:p>-0.12985249634838</text:p>
          </table:table-cell>
          <table:table-cell table:formula="of:=([.I150]-[.I149])/([.B149]-[.B150])" office:value-type="float" office:value="0.779114978090279" calcext:value-type="float">
            <text:p>0.779114978090279</text:p>
          </table:table-cell>
          <table:table-cell table:formula="of:=([.J150]-[.J149])/([.B149]-[.B150])" office:value-type="float" office:value="0.475427688243263" calcext:value-type="float">
            <text:p>0.475427688243263</text:p>
          </table:table-cell>
          <table:table-cell table:formula="of:=([.K150]-[.K149])/([.B149]-[.B150])" office:value-type="float" office:value="-8.79645943004776" calcext:value-type="float">
            <text:p>-8.79645943004776</text:p>
          </table:table-cell>
          <table:table-cell table:formula="of:=([.L150]-[.L149])/([.B149]-[.B150])" office:value-type="float" office:value="-15.5822995618056" calcext:value-type="float">
            <text:p>-15.5822995618056</text:p>
          </table:table-cell>
          <table:table-cell table:formula="of:=([.M150]-[.M149])/([.B149]-[.B150])" office:value-type="float" office:value="-0.753982236860387" calcext:value-type="float">
            <text:p>-0.753982236860387</text:p>
          </table:table-cell>
          <table:table-cell table:formula="of:=([.N150]-[.N149])/([.B149]-[.B150])" office:value-type="float" office:value="11.3097335529242" calcext:value-type="float">
            <text:p>11.3097335529242</text:p>
          </table:table-cell>
          <table:table-cell table:number-columns-repeated="100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0]/120" office:value-type="float" office:value="1.19166666666667" calcext:value-type="float">
            <text:p>1.19166666666667</text:p>
          </table:table-cell>
          <table:table-cell table:style-name="Default" office:value-type="float" office:value="56.696" calcext:value-type="float">
            <text:p>56.696</text:p>
          </table:table-cell>
          <table:table-cell table:style-name="Default" office:value-type="float" office:value="-2.651" calcext:value-type="float">
            <text:p>-2.651</text:p>
          </table:table-cell>
          <table:table-cell table:style-name="Default" office:value-type="float" office:value="16.218" calcext:value-type="float">
            <text:p>16.218</text:p>
          </table:table-cell>
          <table:table-cell table:style-name="Default" office:value-type="float" office:value="-22.604" calcext:value-type="float">
            <text:p>-22.604</text:p>
          </table:table-cell>
          <table:table-cell table:formula="of:=[.C150]*2*PI()/360" office:value-type="float" office:value="0.989531872710705" calcext:value-type="float">
            <text:p>0.989531872710705</text:p>
          </table:table-cell>
          <table:table-cell table:formula="of:=[.D150]*2*PI()/360" office:value-type="float" office:value="-0.0462686784703697" calcext:value-type="float">
            <text:p>-0.04626867847037</text:p>
          </table:table-cell>
          <table:table-cell table:formula="of:=[.E150]*2*PI()/360" office:value-type="float" office:value="0.28305749808844" calcext:value-type="float">
            <text:p>0.28305749808844</text:p>
          </table:table-cell>
          <table:table-cell table:formula="of:=[.F150]*2*PI()/360" office:value-type="float" office:value="-0.394514224120798" calcext:value-type="float">
            <text:p>-0.394514224120798</text:p>
          </table:table-cell>
          <table:table-cell table:formula="of:=([.G151]-[.G150])/([.B150]-[.B151])" office:value-type="float" office:value="-1.40115032350108" calcext:value-type="float">
            <text:p>-1.40115032350108</text:p>
          </table:table-cell>
          <table:table-cell table:formula="of:=([.H151]-[.H150])/([.B150]-[.B151])" office:value-type="float" office:value="-0" calcext:value-type="float">
            <text:p>0</text:p>
          </table:table-cell>
          <table:table-cell table:formula="of:=([.I151]-[.I150])/([.B150]-[.B151])" office:value-type="float" office:value="0.785398163397449" calcext:value-type="float">
            <text:p>0.785398163397449</text:p>
          </table:table-cell>
          <table:table-cell table:formula="of:=([.J151]-[.J150])/([.B150]-[.B151])" office:value-type="float" office:value="0.381179908635562" calcext:value-type="float">
            <text:p>0.381179908635562</text:p>
          </table:table-cell>
          <table:table-cell table:formula="of:=([.K151]-[.K150])/([.B150]-[.B151])" office:value-type="float" office:value="-10.3044239037797" calcext:value-type="float">
            <text:p>-10.3044239037797</text:p>
          </table:table-cell>
          <table:table-cell table:formula="of:=([.L151]-[.L150])/([.B150]-[.B151])" office:value-type="float" office:value="-16.0849543863799" calcext:value-type="float">
            <text:p>-16.0849543863799</text:p>
          </table:table-cell>
          <table:table-cell table:formula="of:=([.M151]-[.M150])/([.B150]-[.B151])" office:value-type="float" office:value="2.26194671058516" calcext:value-type="float">
            <text:p>2.26194671058516</text:p>
          </table:table-cell>
          <table:table-cell table:formula="of:=([.N151]-[.N150])/([.B150]-[.B151])" office:value-type="float" office:value="10.3044239037749" calcext:value-type="float">
            <text:p>10.3044239037749</text:p>
          </table:table-cell>
          <table:table-cell table:number-columns-repeated="100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1]/120" office:value-type="float" office:value="1.2" calcext:value-type="float">
            <text:p>1.2</text:p>
          </table:table-cell>
          <table:table-cell table:style-name="Default" office:value-type="float" office:value="57.365" calcext:value-type="float">
            <text:p>57.365</text:p>
          </table:table-cell>
          <table:table-cell table:style-name="Default" office:value-type="float" office:value="-2.651" calcext:value-type="float">
            <text:p>-2.651</text:p>
          </table:table-cell>
          <table:table-cell table:style-name="Default" office:value-type="float" office:value="15.843" calcext:value-type="float">
            <text:p>15.843</text:p>
          </table:table-cell>
          <table:table-cell table:style-name="Default" office:value-type="float" office:value="-22.786" calcext:value-type="float">
            <text:p>-22.786</text:p>
          </table:table-cell>
          <table:table-cell table:formula="of:=[.C151]*2*PI()/360" office:value-type="float" office:value="1.00120812540655" calcext:value-type="float">
            <text:p>1.00120812540655</text:p>
          </table:table-cell>
          <table:table-cell table:formula="of:=[.D151]*2*PI()/360" office:value-type="float" office:value="-0.0462686784703697" calcext:value-type="float">
            <text:p>-0.04626867847037</text:p>
          </table:table-cell>
          <table:table-cell table:formula="of:=[.E151]*2*PI()/360" office:value-type="float" office:value="0.276512513393462" calcext:value-type="float">
            <text:p>0.276512513393462</text:p>
          </table:table-cell>
          <table:table-cell table:formula="of:=[.F151]*2*PI()/360" office:value-type="float" office:value="-0.397690723359428" calcext:value-type="float">
            <text:p>-0.397690723359428</text:p>
          </table:table-cell>
          <table:table-cell table:formula="of:=([.G152]-[.G151])/([.B151]-[.B152])" office:value-type="float" office:value="-1.31528012430291" calcext:value-type="float">
            <text:p>-1.31528012430291</text:p>
          </table:table-cell>
          <table:table-cell table:formula="of:=([.H152]-[.H151])/([.B151]-[.B152])" office:value-type="float" office:value="0.134041286553165" calcext:value-type="float">
            <text:p>0.134041286553165</text:p>
          </table:table-cell>
          <table:table-cell table:formula="of:=([.I152]-[.I151])/([.B151]-[.B152])" office:value-type="float" office:value="0.766548607475906" calcext:value-type="float">
            <text:p>0.766548607475906</text:p>
          </table:table-cell>
          <table:table-cell table:formula="of:=([.J152]-[.J151])/([.B151]-[.B152])" office:value-type="float" office:value="0.295309709437438" calcext:value-type="float">
            <text:p>0.295309709437438</text:p>
          </table:table-cell>
          <table:table-cell table:formula="of:=([.K152]-[.K151])/([.B151]-[.B152])" office:value-type="float" office:value="-11.3097335529194" calcext:value-type="float">
            <text:p>-11.3097335529194</text:p>
          </table:table-cell>
          <table:table-cell table:formula="of:=([.L152]-[.L151])/([.B151]-[.B152])" office:value-type="float" office:value="-16.5876092109543" calcext:value-type="float">
            <text:p>-16.5876092109543</text:p>
          </table:table-cell>
          <table:table-cell table:formula="of:=([.M152]-[.M151])/([.B151]-[.B152])" office:value-type="float" office:value="5.0265482457418" calcext:value-type="float">
            <text:p>5.0265482457418</text:p>
          </table:table-cell>
          <table:table-cell table:formula="of:=([.N152]-[.N151])/([.B151]-[.B152])" office:value-type="float" office:value="8.29380460547628" calcext:value-type="float">
            <text:p>8.29380460547628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2]/120" office:value-type="float" office:value="1.20833333333333" calcext:value-type="float">
            <text:p>1.20833333333333</text:p>
          </table:table-cell>
          <table:table-cell table:style-name="Default" office:value-type="float" office:value="57.993" calcext:value-type="float">
            <text:p>57.993</text:p>
          </table:table-cell>
          <table:table-cell table:style-name="Default" office:value-type="float" office:value="-2.715" calcext:value-type="float">
            <text:p>-2.715</text:p>
          </table:table-cell>
          <table:table-cell table:style-name="Default" office:value-type="float" office:value="15.477" calcext:value-type="float">
            <text:p>15.477</text:p>
          </table:table-cell>
          <table:table-cell table:style-name="Default" office:value-type="float" office:value="-22.927" calcext:value-type="float">
            <text:p>-22.927</text:p>
          </table:table-cell>
          <table:table-cell table:formula="of:=[.C152]*2*PI()/360" office:value-type="float" office:value="1.01216879310907" calcext:value-type="float">
            <text:p>1.01216879310907</text:p>
          </table:table-cell>
          <table:table-cell table:formula="of:=[.D152]*2*PI()/360" office:value-type="float" office:value="-0.047385689191646" calcext:value-type="float">
            <text:p>-0.047385689191646</text:p>
          </table:table-cell>
          <table:table-cell table:formula="of:=[.E152]*2*PI()/360" office:value-type="float" office:value="0.270124608331162" calcext:value-type="float">
            <text:p>0.270124608331162</text:p>
          </table:table-cell>
          <table:table-cell table:formula="of:=[.F152]*2*PI()/360" office:value-type="float" office:value="-0.40015163760474" calcext:value-type="float">
            <text:p>-0.40015163760474</text:p>
          </table:table-cell>
          <table:table-cell table:formula="of:=([.G153]-[.G152])/([.B152]-[.B153])" office:value-type="float" office:value="-1.22103234469525" calcext:value-type="float">
            <text:p>-1.22103234469525</text:p>
          </table:table-cell>
          <table:table-cell table:formula="of:=([.H153]-[.H152])/([.B152]-[.B153])" office:value-type="float" office:value="0.272271363311117" calcext:value-type="float">
            <text:p>0.272271363311117</text:p>
          </table:table-cell>
          <table:table-cell table:formula="of:=([.I153]-[.I152])/([.B152]-[.B153])" office:value-type="float" office:value="0.724660705428058" calcext:value-type="float">
            <text:p>0.724660705428058</text:p>
          </table:table-cell>
          <table:table-cell table:formula="of:=([.J153]-[.J152])/([.B152]-[.B153])" office:value-type="float" office:value="0.226194671058469" calcext:value-type="float">
            <text:p>0.226194671058469</text:p>
          </table:table-cell>
          <table:table-cell table:formula="of:=([.K153]-[.K152])/([.B152]-[.B153])" office:value-type="float" office:value="-13.0690254389383" calcext:value-type="float">
            <text:p>-13.0690254389383</text:p>
          </table:table-cell>
          <table:table-cell table:formula="of:=([.L153]-[.L152])/([.B152]-[.B153])" office:value-type="float" office:value="-16.83893662324" calcext:value-type="float">
            <text:p>-16.83893662324</text:p>
          </table:table-cell>
          <table:table-cell table:formula="of:=([.M153]-[.M152])/([.B152]-[.B153])" office:value-type="float" office:value="7.28849495633228" calcext:value-type="float">
            <text:p>7.28849495633228</text:p>
          </table:table-cell>
          <table:table-cell table:formula="of:=([.N153]-[.N152])/([.B152]-[.B153])" office:value-type="float" office:value="6.53451271946792" calcext:value-type="float">
            <text:p>6.53451271946792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3]/120" office:value-type="float" office:value="1.21666666666667" calcext:value-type="float">
            <text:p>1.21666666666667</text:p>
          </table:table-cell>
          <table:table-cell table:style-name="Default" office:value-type="float" office:value="58.576" calcext:value-type="float">
            <text:p>58.576</text:p>
          </table:table-cell>
          <table:table-cell table:style-name="Default" office:value-type="float" office:value="-2.845" calcext:value-type="float">
            <text:p>-2.845</text:p>
          </table:table-cell>
          <table:table-cell table:style-name="Default" office:value-type="float" office:value="15.131" calcext:value-type="float">
            <text:p>15.131</text:p>
          </table:table-cell>
          <table:table-cell table:style-name="Default" office:value-type="float" office:value="-23.035" calcext:value-type="float">
            <text:p>-23.035</text:p>
          </table:table-cell>
          <table:table-cell table:formula="of:=[.C153]*2*PI()/360" office:value-type="float" office:value="1.0223440626482" calcext:value-type="float">
            <text:p>1.0223440626482</text:p>
          </table:table-cell>
          <table:table-cell table:formula="of:=[.D153]*2*PI()/360" office:value-type="float" office:value="-0.0496546172192387" calcext:value-type="float">
            <text:p>-0.049654617219239</text:p>
          </table:table-cell>
          <table:table-cell table:formula="of:=[.E153]*2*PI()/360" office:value-type="float" office:value="0.264085769119262" calcext:value-type="float">
            <text:p>0.264085769119262</text:p>
          </table:table-cell>
          <table:table-cell table:formula="of:=[.F153]*2*PI()/360" office:value-type="float" office:value="-0.402036593196894" calcext:value-type="float">
            <text:p>-0.402036593196894</text:p>
          </table:table-cell>
          <table:table-cell table:formula="of:=([.G154]-[.G153])/([.B153]-[.B154])" office:value-type="float" office:value="-1.11212379937077" calcext:value-type="float">
            <text:p>-1.11212379937077</text:p>
          </table:table-cell>
          <table:table-cell table:formula="of:=([.H154]-[.H153])/([.B153]-[.B154])" office:value-type="float" office:value="0.412595835171449" calcext:value-type="float">
            <text:p>0.412595835171449</text:p>
          </table:table-cell>
          <table:table-cell table:formula="of:=([.I154]-[.I153])/([.B153]-[.B154])" office:value-type="float" office:value="0.663923247458622" calcext:value-type="float">
            <text:p>0.663923247458622</text:p>
          </table:table-cell>
          <table:table-cell table:formula="of:=([.J154]-[.J153])/([.B153]-[.B154])" office:value-type="float" office:value="0.171740398396237" calcext:value-type="float">
            <text:p>0.171740398396237</text:p>
          </table:table-cell>
          <table:table-cell table:formula="of:=([.K154]-[.K153])/([.B153]-[.B154])" office:value-type="float" office:value="-14.0743350880801" calcext:value-type="float">
            <text:p>-14.0743350880801</text:p>
          </table:table-cell>
          <table:table-cell table:formula="of:=([.L154]-[.L153])/([.B153]-[.B154])" office:value-type="float" office:value="-16.0849543863808" calcext:value-type="float">
            <text:p>-16.0849543863808</text:p>
          </table:table-cell>
          <table:table-cell table:formula="of:=([.M154]-[.M153])/([.B153]-[.B154])" office:value-type="float" office:value="9.0477868423351" calcext:value-type="float">
            <text:p>9.0477868423351</text:p>
          </table:table-cell>
          <table:table-cell table:formula="of:=([.N154]-[.N153])/([.B153]-[.B154])" office:value-type="float" office:value="4.77522083345539" calcext:value-type="float">
            <text:p>4.77522083345539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4]/120" office:value-type="float" office:value="1.225" calcext:value-type="float">
            <text:p>1.225</text:p>
          </table:table-cell>
          <table:table-cell table:style-name="Default" office:value-type="float" office:value="59.107" calcext:value-type="float">
            <text:p>59.107</text:p>
          </table:table-cell>
          <table:table-cell table:style-name="Default" office:value-type="float" office:value="-3.042" calcext:value-type="float">
            <text:p>-3.042</text:p>
          </table:table-cell>
          <table:table-cell table:style-name="Default" office:value-type="float" office:value="14.814" calcext:value-type="float">
            <text:p>14.814</text:p>
          </table:table-cell>
          <table:table-cell table:style-name="Default" office:value-type="float" office:value="-23.117" calcext:value-type="float">
            <text:p>-23.117</text:p>
          </table:table-cell>
          <table:table-cell table:formula="of:=[.C154]*2*PI()/360" office:value-type="float" office:value="1.03161176097629" calcext:value-type="float">
            <text:p>1.03161176097629</text:p>
          </table:table-cell>
          <table:table-cell table:formula="of:=[.D154]*2*PI()/360" office:value-type="float" office:value="-0.0530929158456675" calcext:value-type="float">
            <text:p>-0.053092915845668</text:p>
          </table:table-cell>
          <table:table-cell table:formula="of:=[.E154]*2*PI()/360" office:value-type="float" office:value="0.25855307539044" calcext:value-type="float">
            <text:p>0.25855307539044</text:p>
          </table:table-cell>
          <table:table-cell table:formula="of:=[.F154]*2*PI()/360" office:value-type="float" office:value="-0.403467763183529" calcext:value-type="float">
            <text:p>-0.403467763183529</text:p>
          </table:table-cell>
          <table:table-cell table:formula="of:=([.G155]-[.G154])/([.B154]-[.B155])" office:value-type="float" office:value="-0.994837673636763" calcext:value-type="float">
            <text:p>-0.994837673636763</text:p>
          </table:table-cell>
          <table:table-cell table:formula="of:=([.H155]-[.H154])/([.B154]-[.B155])" office:value-type="float" office:value="0.546637121724626" calcext:value-type="float">
            <text:p>0.546637121724626</text:p>
          </table:table-cell>
          <table:table-cell table:formula="of:=([.I155]-[.I154])/([.B154]-[.B155])" office:value-type="float" office:value="0.588525023772495" calcext:value-type="float">
            <text:p>0.588525023772495</text:p>
          </table:table-cell>
          <table:table-cell table:formula="of:=([.J155]-[.J154])/([.B154]-[.B155])" office:value-type="float" office:value="0.131946891450774" calcext:value-type="float">
            <text:p>0.131946891450774</text:p>
          </table:table-cell>
          <table:table-cell table:formula="of:=([.K155]-[.K154])/([.B154]-[.B155])" office:value-type="float" office:value="-15.5822995618064" calcext:value-type="float">
            <text:p>-15.5822995618064</text:p>
          </table:table-cell>
          <table:table-cell table:formula="of:=([.L155]-[.L154])/([.B154]-[.B155])" office:value-type="float" office:value="-16.0849543863799" calcext:value-type="float">
            <text:p>-16.0849543863799</text:p>
          </table:table-cell>
          <table:table-cell table:formula="of:=([.M155]-[.M154])/([.B154]-[.B155])" office:value-type="float" office:value="11.3097335529242" calcext:value-type="float">
            <text:p>11.3097335529242</text:p>
          </table:table-cell>
          <table:table-cell table:formula="of:=([.N155]-[.N154])/([.B154]-[.B155])" office:value-type="float" office:value="3.01592894744556" calcext:value-type="float">
            <text:p>3.01592894744556</text:p>
          </table:table-cell>
          <table:table-cell table:number-columns-repeated="100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5]/120" office:value-type="float" office:value="1.23333333333333" calcext:value-type="float">
            <text:p>1.23333333333333</text:p>
          </table:table-cell>
          <table:table-cell table:style-name="Default" office:value-type="float" office:value="59.582" calcext:value-type="float">
            <text:p>59.582</text:p>
          </table:table-cell>
          <table:table-cell table:style-name="Default" office:value-type="float" office:value="-3.303" calcext:value-type="float">
            <text:p>-3.303</text:p>
          </table:table-cell>
          <table:table-cell table:style-name="Default" office:value-type="float" office:value="14.533" calcext:value-type="float">
            <text:p>14.533</text:p>
          </table:table-cell>
          <table:table-cell table:style-name="Default" office:value-type="float" office:value="-23.18" calcext:value-type="float">
            <text:p>-23.18</text:p>
          </table:table-cell>
          <table:table-cell table:formula="of:=[.C155]*2*PI()/360" office:value-type="float" office:value="1.03990207492326" calcext:value-type="float">
            <text:p>1.03990207492326</text:p>
          </table:table-cell>
          <table:table-cell table:formula="of:=[.D155]*2*PI()/360" office:value-type="float" office:value="-0.0576482251933727" calcext:value-type="float">
            <text:p>-0.057648225193373</text:p>
          </table:table-cell>
          <table:table-cell table:formula="of:=[.E155]*2*PI()/360" office:value-type="float" office:value="0.253648700192336" calcext:value-type="float">
            <text:p>0.253648700192336</text:p>
          </table:table-cell>
          <table:table-cell table:formula="of:=[.F155]*2*PI()/360" office:value-type="float" office:value="-0.404567320612286" calcext:value-type="float">
            <text:p>-0.404567320612286</text:p>
          </table:table-cell>
          <table:table-cell table:formula="of:=([.G156]-[.G155])/([.B155]-[.B156])" office:value-type="float" office:value="-0.864985177288376" calcext:value-type="float">
            <text:p>-0.864985177288376</text:p>
          </table:table-cell>
          <table:table-cell table:formula="of:=([.H156]-[.H155])/([.B155]-[.B156])" office:value-type="float" office:value="0.680678408277791" calcext:value-type="float">
            <text:p>0.680678408277791</text:p>
          </table:table-cell>
          <table:table-cell table:formula="of:=([.I156]-[.I155])/([.B155]-[.B156])" office:value-type="float" office:value="0.494277244164793" calcext:value-type="float">
            <text:p>0.494277244164793</text:p>
          </table:table-cell>
          <table:table-cell table:formula="of:=([.J156]-[.J155])/([.B155]-[.B156])" office:value-type="float" office:value="0.106814150222061" calcext:value-type="float">
            <text:p>0.106814150222061</text:p>
          </table:table-cell>
          <table:table-cell table:formula="of:=([.K156]-[.K155])/([.B155]-[.B156])" office:value-type="float" office:value="-16.0849543863763" calcext:value-type="float">
            <text:p>-16.0849543863763</text:p>
          </table:table-cell>
          <table:table-cell table:formula="of:=([.L156]-[.L155])/([.B155]-[.B156])" office:value-type="float" office:value="-14.828317324944" calcext:value-type="float">
            <text:p>-14.828317324944</text:p>
          </table:table-cell>
          <table:table-cell table:formula="of:=([.M156]-[.M155])/([.B155]-[.B156])" office:value-type="float" office:value="12.3150432020716" calcext:value-type="float">
            <text:p>12.3150432020716</text:p>
          </table:table-cell>
          <table:table-cell table:formula="of:=([.N156]-[.N155])/([.B155]-[.B156])" office:value-type="float" office:value="1.50796447372398" calcext:value-type="float">
            <text:p>1.50796447372398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6]/120" office:value-type="float" office:value="1.24166666666667" calcext:value-type="float">
            <text:p>1.24166666666667</text:p>
          </table:table-cell>
          <table:table-cell table:style-name="Default" office:value-type="float" office:value="59.995" calcext:value-type="float">
            <text:p>59.995</text:p>
          </table:table-cell>
          <table:table-cell table:style-name="Default" office:value-type="float" office:value="-3.628" calcext:value-type="float">
            <text:p>-3.628</text:p>
          </table:table-cell>
          <table:table-cell table:style-name="Default" office:value-type="float" office:value="14.297" calcext:value-type="float">
            <text:p>14.297</text:p>
          </table:table-cell>
          <table:table-cell table:style-name="Default" office:value-type="float" office:value="-23.231" calcext:value-type="float">
            <text:p>-23.231</text:p>
          </table:table-cell>
          <table:table-cell table:formula="of:=[.C156]*2*PI()/360" office:value-type="float" office:value="1.047110284734" calcext:value-type="float">
            <text:p>1.047110284734</text:p>
          </table:table-cell>
          <table:table-cell table:formula="of:=[.D156]*2*PI()/360" office:value-type="float" office:value="-0.0633205452623543" calcext:value-type="float">
            <text:p>-0.063320545262354</text:p>
          </table:table-cell>
          <table:table-cell table:formula="of:=[.E156]*2*PI()/360" office:value-type="float" office:value="0.249529723157629" calcext:value-type="float">
            <text:p>0.249529723157629</text:p>
          </table:table-cell>
          <table:table-cell table:formula="of:=[.F156]*2*PI()/360" office:value-type="float" office:value="-0.405457438530803" calcext:value-type="float">
            <text:p>-0.405457438530803</text:p>
          </table:table-cell>
          <table:table-cell table:formula="of:=([.G157]-[.G156])/([.B156]-[.B157])" office:value-type="float" office:value="-0.730943890735241" calcext:value-type="float">
            <text:p>-0.730943890735241</text:p>
          </table:table-cell>
          <table:table-cell table:formula="of:=([.H157]-[.H156])/([.B156]-[.B157])" office:value-type="float" office:value="0.80424771931899" calcext:value-type="float">
            <text:p>0.80424771931899</text:p>
          </table:table-cell>
          <table:table-cell table:formula="of:=([.I157]-[.I156])/([.B156]-[.B157])" office:value-type="float" office:value="0.391651884147531" calcext:value-type="float">
            <text:p>0.391651884147531</text:p>
          </table:table-cell>
          <table:table-cell table:formula="of:=([.J157]-[.J156])/([.B156]-[.B157])" office:value-type="float" office:value="0.0942477796076949" calcext:value-type="float">
            <text:p>0.094247779607695</text:p>
          </table:table-cell>
          <table:table-cell table:formula="of:=([.K157]-[.K156])/([.B156]-[.B157])" office:value-type="float" office:value="-17.5929188601051" calcext:value-type="float">
            <text:p>-17.5929188601051</text:p>
          </table:table-cell>
          <table:table-cell table:formula="of:=([.L157]-[.L156])/([.B156]-[.B157])" office:value-type="float" office:value="-13.8230076757951" calcext:value-type="float">
            <text:p>-13.8230076757951</text:p>
          </table:table-cell>
          <table:table-cell table:formula="of:=([.M157]-[.M156])/([.B156]-[.B157])" office:value-type="float" office:value="13.8230076757959" calcext:value-type="float">
            <text:p>13.8230076757959</text:p>
          </table:table-cell>
          <table:table-cell table:formula="of:=([.N157]-[.N156])/([.B156]-[.B157])" office:value-type="float" office:value="1.25663706143665" calcext:value-type="float">
            <text:p>1.2566370614366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7]/120" office:value-type="float" office:value="1.25" calcext:value-type="float">
            <text:p>1.25</text:p>
          </table:table-cell>
          <table:table-cell table:style-name="Default" office:value-type="float" office:value="60.344" calcext:value-type="float">
            <text:p>60.344</text:p>
          </table:table-cell>
          <table:table-cell table:style-name="Default" office:value-type="float" office:value="-4.012" calcext:value-type="float">
            <text:p>-4.012</text:p>
          </table:table-cell>
          <table:table-cell table:style-name="Default" office:value-type="float" office:value="14.11" calcext:value-type="float">
            <text:p>14.11</text:p>
          </table:table-cell>
          <table:table-cell table:style-name="Default" office:value-type="float" office:value="-23.276" calcext:value-type="float">
            <text:p>-23.276</text:p>
          </table:table-cell>
          <table:table-cell table:formula="of:=[.C157]*2*PI()/360" office:value-type="float" office:value="1.05320148382346" calcext:value-type="float">
            <text:p>1.05320148382346</text:p>
          </table:table-cell>
          <table:table-cell table:formula="of:=[.D157]*2*PI()/360" office:value-type="float" office:value="-0.0700226095900125" calcext:value-type="float">
            <text:p>-0.070022609590013</text:p>
          </table:table-cell>
          <table:table-cell table:formula="of:=[.E157]*2*PI()/360" office:value-type="float" office:value="0.2462659574564" calcext:value-type="float">
            <text:p>0.2462659574564</text:p>
          </table:table-cell>
          <table:table-cell table:formula="of:=[.F157]*2*PI()/360" office:value-type="float" office:value="-0.4062428366942" calcext:value-type="float">
            <text:p>-0.4062428366942</text:p>
          </table:table-cell>
          <table:table-cell table:formula="of:=([.G158]-[.G157])/([.B157]-[.B158])" office:value-type="float" office:value="-0.584336233567699" calcext:value-type="float">
            <text:p>-0.584336233567699</text:p>
          </table:table-cell>
          <table:table-cell table:formula="of:=([.H158]-[.H157])/([.B157]-[.B158])" office:value-type="float" office:value="0.919439449950616" calcext:value-type="float">
            <text:p>0.919439449950616</text:p>
          </table:table-cell>
          <table:table-cell table:formula="of:=([.I158]-[.I157])/([.B157]-[.B158])" office:value-type="float" office:value="0.276460153515898" calcext:value-type="float">
            <text:p>0.276460153515898</text:p>
          </table:table-cell>
          <table:table-cell table:formula="of:=([.J158]-[.J157])/([.B157]-[.B158])" office:value-type="float" office:value="0.0837758040957229" calcext:value-type="float">
            <text:p>0.083775804095723</text:p>
          </table:table-cell>
          <table:table-cell table:formula="of:=([.K158]-[.K157])/([.B157]-[.B158])" office:value-type="float" office:value="-17.8442462723884" calcext:value-type="float">
            <text:p>-17.8442462723884</text:p>
          </table:table-cell>
          <table:table-cell table:formula="of:=([.L158]-[.L157])/([.B157]-[.B158])" office:value-type="float" office:value="-12.5663706143595" calcext:value-type="float">
            <text:p>-12.5663706143595</text:p>
          </table:table-cell>
          <table:table-cell table:formula="of:=([.M158]-[.M157])/([.B157]-[.B158])" office:value-type="float" office:value="14.5769899126559" calcext:value-type="float">
            <text:p>14.5769899126559</text:p>
          </table:table-cell>
          <table:table-cell table:formula="of:=([.N158]-[.N157])/([.B157]-[.B158])" office:value-type="float" office:value="1.25663706143585" calcext:value-type="float">
            <text:p>1.25663706143585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8]/120" office:value-type="float" office:value="1.25833333333333" calcext:value-type="float">
            <text:p>1.25833333333333</text:p>
          </table:table-cell>
          <table:table-cell table:style-name="Default" office:value-type="float" office:value="60.623" calcext:value-type="float">
            <text:p>60.623</text:p>
          </table:table-cell>
          <table:table-cell table:style-name="Default" office:value-type="float" office:value="-4.451" calcext:value-type="float">
            <text:p>-4.451</text:p>
          </table:table-cell>
          <table:table-cell table:style-name="Default" office:value-type="float" office:value="13.978" calcext:value-type="float">
            <text:p>13.978</text:p>
          </table:table-cell>
          <table:table-cell table:style-name="Default" office:value-type="float" office:value="-23.316" calcext:value-type="float">
            <text:p>-23.316</text:p>
          </table:table-cell>
          <table:table-cell table:formula="of:=[.C158]*2*PI()/360" office:value-type="float" office:value="1.05807095243652" calcext:value-type="float">
            <text:p>1.05807095243652</text:p>
          </table:table-cell>
          <table:table-cell table:formula="of:=[.D158]*2*PI()/360" office:value-type="float" office:value="-0.0776846050062676" calcext:value-type="float">
            <text:p>-0.077684605006268</text:p>
          </table:table-cell>
          <table:table-cell table:formula="of:=[.E158]*2*PI()/360" office:value-type="float" office:value="0.243962122843767" calcext:value-type="float">
            <text:p>0.243962122843767</text:p>
          </table:table-cell>
          <table:table-cell table:formula="of:=[.F158]*2*PI()/360" office:value-type="float" office:value="-0.406940968394998" calcext:value-type="float">
            <text:p>-0.406940968394998</text:p>
          </table:table-cell>
          <table:table-cell table:formula="of:=([.G159]-[.G158])/([.B158]-[.B159])" office:value-type="float" office:value="-0.435634181297796" calcext:value-type="float">
            <text:p>-0.435634181297796</text:p>
          </table:table-cell>
          <table:table-cell table:formula="of:=([.H159]-[.H158])/([.B158]-[.B159])" office:value-type="float" office:value="1.02415920507028" calcext:value-type="float">
            <text:p>1.02415920507028</text:p>
          </table:table-cell>
          <table:table-cell table:formula="of:=([.I159]-[.I158])/([.B158]-[.B159])" office:value-type="float" office:value="0.154985237577099" calcext:value-type="float">
            <text:p>0.154985237577099</text:p>
          </table:table-cell>
          <table:table-cell table:formula="of:=([.J159]-[.J158])/([.B158]-[.B159])" office:value-type="float" office:value="0.0733038285837575" calcext:value-type="float">
            <text:p>0.073303828583758</text:p>
          </table:table-cell>
          <table:table-cell table:formula="of:=([.K159]-[.K158])/([.B158]-[.B159])" office:value-type="float" office:value="-18.8495559215409" calcext:value-type="float">
            <text:p>-18.8495559215409</text:p>
          </table:table-cell>
          <table:table-cell table:formula="of:=([.L159]-[.L158])/([.B158]-[.B159])" office:value-type="float" office:value="-10.5557513160615" calcext:value-type="float">
            <text:p>-10.5557513160615</text:p>
          </table:table-cell>
          <table:table-cell table:formula="of:=([.M159]-[.M158])/([.B158]-[.B159])" office:value-type="float" office:value="14.3256625003698" calcext:value-type="float">
            <text:p>14.3256625003698</text:p>
          </table:table-cell>
          <table:table-cell table:formula="of:=([.N159]-[.N158])/([.B158]-[.B159])" office:value-type="float" office:value="1.75929188600971" calcext:value-type="float">
            <text:p>1.75929188600971</text:p>
          </table:table-cell>
          <table:table-cell table:number-columns-repeated="100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9]/120" office:value-type="float" office:value="1.26666666666667" calcext:value-type="float">
            <text:p>1.26666666666667</text:p>
          </table:table-cell>
          <table:table-cell table:style-name="Default" office:value-type="float" office:value="60.831" calcext:value-type="float">
            <text:p>60.831</text:p>
          </table:table-cell>
          <table:table-cell table:style-name="Default" office:value-type="float" office:value="-4.94" calcext:value-type="float">
            <text:p>-4.94</text:p>
          </table:table-cell>
          <table:table-cell table:style-name="Default" office:value-type="float" office:value="13.904" calcext:value-type="float">
            <text:p>13.904</text:p>
          </table:table-cell>
          <table:table-cell table:style-name="Default" office:value-type="float" office:value="-23.351" calcext:value-type="float">
            <text:p>-23.351</text:p>
          </table:table-cell>
          <table:table-cell table:formula="of:=[.C159]*2*PI()/360" office:value-type="float" office:value="1.06170123728067" calcext:value-type="float">
            <text:p>1.06170123728067</text:p>
          </table:table-cell>
          <table:table-cell table:formula="of:=[.D159]*2*PI()/360" office:value-type="float" office:value="-0.0862192650485199" calcext:value-type="float">
            <text:p>-0.08621926504852</text:p>
          </table:table-cell>
          <table:table-cell table:formula="of:=[.E159]*2*PI()/360" office:value-type="float" office:value="0.242670579197292" calcext:value-type="float">
            <text:p>0.242670579197292</text:p>
          </table:table-cell>
          <table:table-cell table:formula="of:=[.F159]*2*PI()/360" office:value-type="float" office:value="-0.407551833633196" calcext:value-type="float">
            <text:p>-0.407551833633196</text:p>
          </table:table-cell>
          <table:table-cell table:formula="of:=([.G160]-[.G159])/([.B159]-[.B160])" office:value-type="float" office:value="-0.278554548618289" calcext:value-type="float">
            <text:p>-0.278554548618289</text:p>
          </table:table-cell>
          <table:table-cell table:formula="of:=([.H160]-[.H159])/([.B159]-[.B160])" office:value-type="float" office:value="1.11212379937079" calcext:value-type="float">
            <text:p>1.11212379937079</text:p>
          </table:table-cell>
          <table:table-cell table:formula="of:=([.I160]-[.I159])/([.B159]-[.B160])" office:value-type="float" office:value="0.0356047167406849" calcext:value-type="float">
            <text:p>0.035604716740685</text:p>
          </table:table-cell>
          <table:table-cell table:formula="of:=([.J160]-[.J159])/([.B159]-[.B160])" office:value-type="float" office:value="0.05864306286701" calcext:value-type="float">
            <text:p>0.05864306286701</text:p>
          </table:table-cell>
          <table:table-cell table:formula="of:=([.K160]-[.K159])/([.B159]-[.B160])" office:value-type="float" office:value="-19.1008833338278" calcext:value-type="float">
            <text:p>-19.1008833338278</text:p>
          </table:table-cell>
          <table:table-cell table:formula="of:=([.L160]-[.L159])/([.B159]-[.B160])" office:value-type="float" office:value="-8.79645943004774" calcext:value-type="float">
            <text:p>-8.79645943004774</text:p>
          </table:table-cell>
          <table:table-cell table:formula="of:=([.M160]-[.M159])/([.B159]-[.B160])" office:value-type="float" office:value="12.3150432020721" calcext:value-type="float">
            <text:p>12.3150432020721</text:p>
          </table:table-cell>
          <table:table-cell table:formula="of:=([.N160]-[.N159])/([.B159]-[.B160])" office:value-type="float" office:value="3.51858377201951" calcext:value-type="float">
            <text:p>3.51858377201951</text:p>
          </table:table-cell>
          <table:table-cell table:number-columns-repeated="100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60]/120" office:value-type="float" office:value="1.275" calcext:value-type="float">
            <text:p>1.275</text:p>
          </table:table-cell>
          <table:table-cell table:style-name="Default" office:value-type="float" office:value="60.964" calcext:value-type="float">
            <text:p>60.964</text:p>
          </table:table-cell>
          <table:table-cell table:style-name="Default" office:value-type="float" office:value="-5.471" calcext:value-type="float">
            <text:p>-5.471</text:p>
          </table:table-cell>
          <table:table-cell table:style-name="Default" office:value-type="float" office:value="13.887" calcext:value-type="float">
            <text:p>13.887</text:p>
          </table:table-cell>
          <table:table-cell table:style-name="Default" office:value-type="float" office:value="-23.379" calcext:value-type="float">
            <text:p>-23.379</text:p>
          </table:table-cell>
          <table:table-cell table:formula="of:=[.C160]*2*PI()/360" office:value-type="float" office:value="1.06402252518582" calcext:value-type="float">
            <text:p>1.06402252518582</text:p>
          </table:table-cell>
          <table:table-cell table:formula="of:=[.D160]*2*PI()/360" office:value-type="float" office:value="-0.0954869633766098" calcext:value-type="float">
            <text:p>-0.09548696337661</text:p>
          </table:table-cell>
          <table:table-cell table:formula="of:=[.E160]*2*PI()/360" office:value-type="float" office:value="0.242373873224453" calcext:value-type="float">
            <text:p>0.242373873224453</text:p>
          </table:table-cell>
          <table:table-cell table:formula="of:=[.F160]*2*PI()/360" office:value-type="float" office:value="-0.408040525823754" calcext:value-type="float">
            <text:p>-0.408040525823754</text:p>
          </table:table-cell>
          <table:table-cell table:formula="of:=([.G161]-[.G160])/([.B160]-[.B161])" office:value-type="float" office:value="-0.119380520836391" calcext:value-type="float">
            <text:p>-0.119380520836391</text:p>
          </table:table-cell>
          <table:table-cell table:formula="of:=([.H161]-[.H160])/([.B160]-[.B161])" office:value-type="float" office:value="1.18542762795452" calcext:value-type="float">
            <text:p>1.18542762795452</text:p>
          </table:table-cell>
          <table:table-cell table:formula="of:=([.I161]-[.I160])/([.B160]-[.B161])" office:value-type="float" office:value="-0.0670206432765825" calcext:value-type="float">
            <text:p>-0.067020643276583</text:p>
          </table:table-cell>
          <table:table-cell table:formula="of:=([.J161]-[.J160])/([.B160]-[.B161])" office:value-type="float" office:value="0.0293215314335142" calcext:value-type="float">
            <text:p>0.029321531433514</text:p>
          </table:table-cell>
          <table:table-cell table:formula="of:=([.K161]-[.K160])/([.B160]-[.B161])" office:value-type="float" office:value="-20.357520395256" calcext:value-type="float">
            <text:p>-20.357520395256</text:p>
          </table:table-cell>
          <table:table-cell table:formula="of:=([.L161]-[.L160])/([.B160]-[.B161])" office:value-type="float" office:value="-6.7858401317579" calcext:value-type="float">
            <text:p>-6.7858401317579</text:p>
          </table:table-cell>
          <table:table-cell table:formula="of:=([.M161]-[.M160])/([.B160]-[.B161])" office:value-type="float" office:value="9.80176907919981" calcext:value-type="float">
            <text:p>9.80176907919981</text:p>
          </table:table-cell>
          <table:table-cell table:formula="of:=([.N161]-[.N160])/([.B160]-[.B161])" office:value-type="float" office:value="5.27787565803289" calcext:value-type="float">
            <text:p>5.27787565803289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61]/120" office:value-type="float" office:value="1.28333333333333" calcext:value-type="float">
            <text:p>1.28333333333333</text:p>
          </table:table-cell>
          <table:table-cell table:style-name="Default" office:value-type="float" office:value="61.021" calcext:value-type="float">
            <text:p>61.021</text:p>
          </table:table-cell>
          <table:table-cell table:style-name="Default" office:value-type="float" office:value="-6.037" calcext:value-type="float">
            <text:p>-6.037</text:p>
          </table:table-cell>
          <table:table-cell table:style-name="Default" office:value-type="float" office:value="13.919" calcext:value-type="float">
            <text:p>13.919</text:p>
          </table:table-cell>
          <table:table-cell table:style-name="Default" office:value-type="float" office:value="-23.393" calcext:value-type="float">
            <text:p>-23.393</text:p>
          </table:table-cell>
          <table:table-cell table:formula="of:=[.C161]*2*PI()/360" office:value-type="float" office:value="1.06501736285946" calcext:value-type="float">
            <text:p>1.06501736285946</text:p>
          </table:table-cell>
          <table:table-cell table:formula="of:=[.D161]*2*PI()/360" office:value-type="float" office:value="-0.105365526942898" calcext:value-type="float">
            <text:p>-0.105365526942898</text:p>
          </table:table-cell>
          <table:table-cell table:formula="of:=[.E161]*2*PI()/360" office:value-type="float" office:value="0.242932378585091" calcext:value-type="float">
            <text:p>0.242932378585091</text:p>
          </table:table-cell>
          <table:table-cell table:formula="of:=[.F161]*2*PI()/360" office:value-type="float" office:value="-0.408284871919034" calcext:value-type="float">
            <text:p>-0.408284871919034</text:p>
          </table:table-cell>
          <table:table-cell table:formula="of:=([.G162]-[.G161])/([.B161]-[.B162])" office:value-type="float" office:value="0.0502654824574124" calcext:value-type="float">
            <text:p>0.050265482457413</text:p>
          </table:table-cell>
          <table:table-cell table:formula="of:=([.H162]-[.H161])/([.B161]-[.B162])" office:value-type="float" office:value="1.24197629571917" calcext:value-type="float">
            <text:p>1.24197629571917</text:p>
          </table:table-cell>
          <table:table-cell table:formula="of:=([.I162]-[.I161])/([.B161]-[.B162])" office:value-type="float" office:value="-0.148702052269916" calcext:value-type="float">
            <text:p>-0.148702052269916</text:p>
          </table:table-cell>
          <table:table-cell table:formula="of:=([.J162]-[.J161])/([.B161]-[.B162])" office:value-type="float" office:value="-0.0146607657167608" calcext:value-type="float">
            <text:p>-0.014660765716761</text:p>
          </table:table-cell>
          <table:table-cell table:formula="of:=([.K162]-[.K161])/([.B161]-[.B162])" office:value-type="float" office:value="-21.3628300444158" calcext:value-type="float">
            <text:p>-21.3628300444158</text:p>
          </table:table-cell>
          <table:table-cell table:formula="of:=([.L162]-[.L161])/([.B161]-[.B162])" office:value-type="float" office:value="-4.27256600888182" calcext:value-type="float">
            <text:p>-4.27256600888182</text:p>
          </table:table-cell>
          <table:table-cell table:formula="of:=([.M162]-[.M161])/([.B161]-[.B162])" office:value-type="float" office:value="6.03185789489271" calcext:value-type="float">
            <text:p>6.03185789489271</text:p>
          </table:table-cell>
          <table:table-cell table:formula="of:=([.N162]-[.N161])/([.B161]-[.B162])" office:value-type="float" office:value="8.04247719318815" calcext:value-type="float">
            <text:p>8.04247719318815</text:p>
          </table:table-cell>
          <table:table-cell table:number-columns-repeated="100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2]/120" office:value-type="float" office:value="1.29166666666667" calcext:value-type="float">
            <text:p>1.29166666666667</text:p>
          </table:table-cell>
          <table:table-cell table:style-name="Default" office:value-type="float" office:value="60.997" calcext:value-type="float">
            <text:p>60.997</text:p>
          </table:table-cell>
          <table:table-cell table:style-name="Default" office:value-type="float" office:value="-6.63" calcext:value-type="float">
            <text:p>-6.63</text:p>
          </table:table-cell>
          <table:table-cell table:style-name="Default" office:value-type="float" office:value="13.99" calcext:value-type="float">
            <text:p>13.99</text:p>
          </table:table-cell>
          <table:table-cell table:style-name="Default" office:value-type="float" office:value="-23.386" calcext:value-type="float">
            <text:p>-23.386</text:p>
          </table:table-cell>
          <table:table-cell table:formula="of:=[.C162]*2*PI()/360" office:value-type="float" office:value="1.06459848383898" calcext:value-type="float">
            <text:p>1.06459848383898</text:p>
          </table:table-cell>
          <table:table-cell table:formula="of:=[.D162]*2*PI()/360" office:value-type="float" office:value="-0.115715329407224" calcext:value-type="float">
            <text:p>-0.115715329407224</text:p>
          </table:table-cell>
          <table:table-cell table:formula="of:=[.E162]*2*PI()/360" office:value-type="float" office:value="0.244171562354007" calcext:value-type="float">
            <text:p>0.244171562354007</text:p>
          </table:table-cell>
          <table:table-cell table:formula="of:=[.F162]*2*PI()/360" office:value-type="float" office:value="-0.408162698871394" calcext:value-type="float">
            <text:p>-0.408162698871394</text:p>
          </table:table-cell>
          <table:table-cell table:formula="of:=([.G163]-[.G162])/([.B162]-[.B163])" office:value-type="float" office:value="0.228289066160877" calcext:value-type="float">
            <text:p>0.228289066160877</text:p>
          </table:table-cell>
          <table:table-cell table:formula="of:=([.H163]-[.H162])/([.B162]-[.B163])" office:value-type="float" office:value="1.27758101245985" calcext:value-type="float">
            <text:p>1.27758101245985</text:p>
          </table:table-cell>
          <table:table-cell table:formula="of:=([.I163]-[.I162])/([.B162]-[.B163])" office:value-type="float" office:value="-0.198967534727355" calcext:value-type="float">
            <text:p>-0.198967534727355</text:p>
          </table:table-cell>
          <table:table-cell table:formula="of:=([.J163]-[.J162])/([.B162]-[.B163])" office:value-type="float" office:value="-0.0816814089933285" calcext:value-type="float">
            <text:p>-0.081681408993329</text:p>
          </table:table-cell>
          <table:table-cell table:formula="of:=([.K163]-[.K162])/([.B162]-[.B163])" office:value-type="float" office:value="-22.3681396935555" calcext:value-type="float">
            <text:p>-22.3681396935555</text:p>
          </table:table-cell>
          <table:table-cell table:formula="of:=([.L163]-[.L162])/([.B162]-[.B163])" office:value-type="float" office:value="-1.00530964914913" calcext:value-type="float">
            <text:p>-1.00530964914913</text:p>
          </table:table-cell>
          <table:table-cell table:formula="of:=([.M163]-[.M162])/([.B162]-[.B163])" office:value-type="float" office:value="4.02123859659448" calcext:value-type="float">
            <text:p>4.02123859659448</text:p>
          </table:table-cell>
          <table:table-cell table:formula="of:=([.N163]-[.N162])/([.B162]-[.B163])" office:value-type="float" office:value="9.80176907920185" calcext:value-type="float">
            <text:p>9.80176907920185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3]/120" office:value-type="float" office:value="1.3" calcext:value-type="float">
            <text:p>1.3</text:p>
          </table:table-cell>
          <table:table-cell table:style-name="Default" office:value-type="float" office:value="60.888" calcext:value-type="float">
            <text:p>60.888</text:p>
          </table:table-cell>
          <table:table-cell table:style-name="Default" office:value-type="float" office:value="-7.24" calcext:value-type="float">
            <text:p>-7.24</text:p>
          </table:table-cell>
          <table:table-cell table:style-name="Default" office:value-type="float" office:value="14.085" calcext:value-type="float">
            <text:p>14.085</text:p>
          </table:table-cell>
          <table:table-cell table:style-name="Default" office:value-type="float" office:value="-23.347" calcext:value-type="float">
            <text:p>-23.347</text:p>
          </table:table-cell>
          <table:table-cell table:formula="of:=[.C163]*2*PI()/360" office:value-type="float" office:value="1.06269607495431" calcext:value-type="float">
            <text:p>1.06269607495431</text:p>
          </table:table-cell>
          <table:table-cell table:formula="of:=[.D163]*2*PI()/360" office:value-type="float" office:value="-0.126361837844389" calcext:value-type="float">
            <text:p>-0.126361837844389</text:p>
          </table:table-cell>
          <table:table-cell table:formula="of:=[.E163]*2*PI()/360" office:value-type="float" office:value="0.245829625143401" calcext:value-type="float">
            <text:p>0.245829625143401</text:p>
          </table:table-cell>
          <table:table-cell table:formula="of:=[.F163]*2*PI()/360" office:value-type="float" office:value="-0.407482020463116" calcext:value-type="float">
            <text:p>-0.407482020463116</text:p>
          </table:table-cell>
          <table:table-cell table:formula="of:=([.G164]-[.G163])/([.B163]-[.B164])" office:value-type="float" office:value="0.414690230273839" calcext:value-type="float">
            <text:p>0.414690230273839</text:p>
          </table:table-cell>
          <table:table-cell table:formula="of:=([.H164]-[.H163])/([.B163]-[.B164])" office:value-type="float" office:value="1.28595859286943" calcext:value-type="float">
            <text:p>1.28595859286943</text:p>
          </table:table-cell>
          <table:table-cell table:formula="of:=([.I164]-[.I163])/([.B163]-[.B164])" office:value-type="float" office:value="-0.232477856365642" calcext:value-type="float">
            <text:p>-0.232477856365642</text:p>
          </table:table-cell>
          <table:table-cell table:formula="of:=([.J164]-[.J163])/([.B163]-[.B164])" office:value-type="float" office:value="-0.163362817986677" calcext:value-type="float">
            <text:p>-0.163362817986677</text:p>
          </table:table-cell>
          <table:table-cell table:formula="of:=([.K164]-[.K163])/([.B163]-[.B164])" office:value-type="float" office:value="-23.3734493427113" calcext:value-type="float">
            <text:p>-23.3734493427113</text:p>
          </table:table-cell>
          <table:table-cell table:formula="of:=([.L164]-[.L163])/([.B163]-[.B164])" office:value-type="float" office:value="1.00530964914894" calcext:value-type="float">
            <text:p>1.00530964914894</text:p>
          </table:table-cell>
          <table:table-cell table:formula="of:=([.M164]-[.M163])/([.B163]-[.B164])" office:value-type="float" office:value="1.25663706143625" calcext:value-type="float">
            <text:p>1.25663706143625</text:p>
          </table:table-cell>
          <table:table-cell table:formula="of:=([.N164]-[.N163])/([.B163]-[.B164])" office:value-type="float" office:value="12.0637157897846" calcext:value-type="float">
            <text:p>12.0637157897846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4]/120" office:value-type="float" office:value="1.30833333333333" calcext:value-type="float">
            <text:p>1.30833333333333</text:p>
          </table:table-cell>
          <table:table-cell table:style-name="Default" office:value-type="float" office:value="60.69" calcext:value-type="float">
            <text:p>60.69</text:p>
          </table:table-cell>
          <table:table-cell table:style-name="Default" office:value-type="float" office:value="-7.854" calcext:value-type="float">
            <text:p>-7.854</text:p>
          </table:table-cell>
          <table:table-cell table:style-name="Default" office:value-type="float" office:value="14.196" calcext:value-type="float">
            <text:p>14.196</text:p>
          </table:table-cell>
          <table:table-cell table:style-name="Default" office:value-type="float" office:value="-23.269" calcext:value-type="float">
            <text:p>-23.269</text:p>
          </table:table-cell>
          <table:table-cell table:formula="of:=[.C164]*2*PI()/360" office:value-type="float" office:value="1.05924032303536" calcext:value-type="float">
            <text:p>1.05924032303536</text:p>
          </table:table-cell>
          <table:table-cell table:formula="of:=[.D164]*2*PI()/360" office:value-type="float" office:value="-0.137078159451635" calcext:value-type="float">
            <text:p>-0.137078159451635</text:p>
          </table:table-cell>
          <table:table-cell table:formula="of:=[.E164]*2*PI()/360" office:value-type="float" office:value="0.247766940613115" calcext:value-type="float">
            <text:p>0.247766940613115</text:p>
          </table:table-cell>
          <table:table-cell table:formula="of:=[.F164]*2*PI()/360" office:value-type="float" office:value="-0.406120663646561" calcext:value-type="float">
            <text:p>-0.406120663646561</text:p>
          </table:table-cell>
          <table:table-cell table:formula="of:=([.G165]-[.G164])/([.B164]-[.B165])" office:value-type="float" office:value="0.609468974796432" calcext:value-type="float">
            <text:p>0.609468974796432</text:p>
          </table:table-cell>
          <table:table-cell table:formula="of:=([.H165]-[.H164])/([.B164]-[.B165])" office:value-type="float" office:value="1.27758101245985" calcext:value-type="float">
            <text:p>1.27758101245985</text:p>
          </table:table-cell>
          <table:table-cell table:formula="of:=([.I165]-[.I164])/([.B164]-[.B165])" office:value-type="float" office:value="-0.242949831877611" calcext:value-type="float">
            <text:p>-0.242949831877611</text:p>
          </table:table-cell>
          <table:table-cell table:formula="of:=([.J165]-[.J164])/([.B164]-[.B165])" office:value-type="float" office:value="-0.263893782901548" calcext:value-type="float">
            <text:p>-0.263893782901548</text:p>
          </table:table-cell>
          <table:table-cell table:formula="of:=([.K165]-[.K164])/([.B164]-[.B165])" office:value-type="float" office:value="-23.6247767549946" calcext:value-type="float">
            <text:p>-23.6247767549946</text:p>
          </table:table-cell>
          <table:table-cell table:formula="of:=([.L165]-[.L164])/([.B164]-[.B165])" office:value-type="float" office:value="3.5185837720206" calcext:value-type="float">
            <text:p>3.5185837720206</text:p>
          </table:table-cell>
          <table:table-cell table:formula="of:=([.M165]-[.M164])/([.B164]-[.B165])" office:value-type="float" office:value="0.50265482457466" calcext:value-type="float">
            <text:p>0.50265482457466</text:p>
          </table:table-cell>
          <table:table-cell table:formula="of:=([.N165]-[.N164])/([.B164]-[.B165])" office:value-type="float" office:value="12.817698026645" calcext:value-type="float">
            <text:p>12.817698026645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5]/120" office:value-type="float" office:value="1.31666666666667" calcext:value-type="float">
            <text:p>1.31666666666667</text:p>
          </table:table-cell>
          <table:table-cell table:style-name="Default" office:value-type="float" office:value="60.399" calcext:value-type="float">
            <text:p>60.399</text:p>
          </table:table-cell>
          <table:table-cell table:style-name="Default" office:value-type="float" office:value="-8.464" calcext:value-type="float">
            <text:p>-8.464</text:p>
          </table:table-cell>
          <table:table-cell table:style-name="Default" office:value-type="float" office:value="14.312" calcext:value-type="float">
            <text:p>14.312</text:p>
          </table:table-cell>
          <table:table-cell table:style-name="Default" office:value-type="float" office:value="-23.143" calcext:value-type="float">
            <text:p>-23.143</text:p>
          </table:table-cell>
          <table:table-cell table:formula="of:=[.C165]*2*PI()/360" office:value-type="float" office:value="1.05416141491206" calcext:value-type="float">
            <text:p>1.05416141491206</text:p>
          </table:table-cell>
          <table:table-cell table:formula="of:=[.D165]*2*PI()/360" office:value-type="float" office:value="-0.1477246678888" calcext:value-type="float">
            <text:p>-0.1477246678888</text:p>
          </table:table-cell>
          <table:table-cell table:formula="of:=[.E165]*2*PI()/360" office:value-type="float" office:value="0.249791522545428" calcext:value-type="float">
            <text:p>0.249791522545428</text:p>
          </table:table-cell>
          <table:table-cell table:formula="of:=[.F165]*2*PI()/360" office:value-type="float" office:value="-0.403921548789048" calcext:value-type="float">
            <text:p>-0.403921548789048</text:p>
          </table:table-cell>
          <table:table-cell table:formula="of:=([.G166]-[.G165])/([.B165]-[.B166])" office:value-type="float" office:value="0.806342114421386" calcext:value-type="float">
            <text:p>0.806342114421386</text:p>
          </table:table-cell>
          <table:table-cell table:formula="of:=([.H166]-[.H165])/([.B165]-[.B166])" office:value-type="float" office:value="1.24825948102635" calcext:value-type="float">
            <text:p>1.24825948102635</text:p>
          </table:table-cell>
          <table:table-cell table:formula="of:=([.I166]-[.I165])/([.B165]-[.B166])" office:value-type="float" office:value="-0.2471386220824" calcext:value-type="float">
            <text:p>-0.2471386220824</text:p>
          </table:table-cell>
          <table:table-cell table:formula="of:=([.J166]-[.J165])/([.B165]-[.B166])" office:value-type="float" office:value="-0.37070793312359" calcext:value-type="float">
            <text:p>-0.37070793312359</text:p>
          </table:table-cell>
          <table:table-cell table:formula="of:=([.K166]-[.K165])/([.B165]-[.B166])" office:value-type="float" office:value="-24.3787589918574" calcext:value-type="float">
            <text:p>-24.3787589918574</text:p>
          </table:table-cell>
          <table:table-cell table:formula="of:=([.L166]-[.L165])/([.B165]-[.B166])" office:value-type="float" office:value="4.52389342116954" calcext:value-type="float">
            <text:p>4.52389342116954</text:p>
          </table:table-cell>
          <table:table-cell table:formula="of:=([.M166]-[.M165])/([.B165]-[.B166])" office:value-type="float" office:value="0.251327412287329" calcext:value-type="float">
            <text:p>0.251327412287329</text:p>
          </table:table-cell>
          <table:table-cell table:formula="of:=([.N166]-[.N165])/([.B165]-[.B166])" office:value-type="float" office:value="14.5769899126571" calcext:value-type="float">
            <text:p>14.5769899126571</text:p>
          </table:table-cell>
          <table:table-cell table:number-columns-repeated="100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6]/120" office:value-type="float" office:value="1.325" calcext:value-type="float">
            <text:p>1.325</text:p>
          </table:table-cell>
          <table:table-cell table:style-name="Default" office:value-type="float" office:value="60.014" calcext:value-type="float">
            <text:p>60.014</text:p>
          </table:table-cell>
          <table:table-cell table:style-name="Default" office:value-type="float" office:value="-9.06" calcext:value-type="float">
            <text:p>-9.06</text:p>
          </table:table-cell>
          <table:table-cell table:style-name="Default" office:value-type="float" office:value="14.43" calcext:value-type="float">
            <text:p>14.43</text:p>
          </table:table-cell>
          <table:table-cell table:style-name="Default" office:value-type="float" office:value="-22.966" calcext:value-type="float">
            <text:p>-22.966</text:p>
          </table:table-cell>
          <table:table-cell table:formula="of:=[.C166]*2*PI()/360" office:value-type="float" office:value="1.04744189729188" calcext:value-type="float">
            <text:p>1.04744189729188</text:p>
          </table:table-cell>
          <table:table-cell table:formula="of:=[.D166]*2*PI()/360" office:value-type="float" office:value="-0.158126830230686" calcext:value-type="float">
            <text:p>-0.158126830230686</text:p>
          </table:table-cell>
          <table:table-cell table:formula="of:=[.E166]*2*PI()/360" office:value-type="float" office:value="0.251851011062782" calcext:value-type="float">
            <text:p>0.251851011062782</text:p>
          </table:table-cell>
          <table:table-cell table:formula="of:=[.F166]*2*PI()/360" office:value-type="float" office:value="-0.400832316013018" calcext:value-type="float">
            <text:p>-0.400832316013018</text:p>
          </table:table-cell>
          <table:table-cell table:formula="of:=([.G167]-[.G166])/([.B166]-[.B167])" office:value-type="float" office:value="1.00949843935353" calcext:value-type="float">
            <text:p>1.00949843935353</text:p>
          </table:table-cell>
          <table:table-cell table:formula="of:=([.H167]-[.H166])/([.B166]-[.B167])" office:value-type="float" office:value="1.21056036918327" calcext:value-type="float">
            <text:p>1.21056036918327</text:p>
          </table:table-cell>
          <table:table-cell table:formula="of:=([.I167]-[.I166])/([.B166]-[.B167])" office:value-type="float" office:value="-0.249233017184794" calcext:value-type="float">
            <text:p>-0.249233017184794</text:p>
          </table:table-cell>
          <table:table-cell table:formula="of:=([.J167]-[.J166])/([.B166]-[.B167])" office:value-type="float" office:value="-0.492182849062399" calcext:value-type="float">
            <text:p>-0.492182849062399</text:p>
          </table:table-cell>
          <table:table-cell table:formula="of:=([.K167]-[.K166])/([.B166]-[.B167])" office:value-type="float" office:value="-23.8761041672811" calcext:value-type="float">
            <text:p>-23.8761041672811</text:p>
          </table:table-cell>
          <table:table-cell table:formula="of:=([.L167]-[.L166])/([.B166]-[.B167])" office:value-type="float" office:value="5.52920307031803" calcext:value-type="float">
            <text:p>5.52920307031803</text:p>
          </table:table-cell>
          <table:table-cell table:formula="of:=([.M167]-[.M166])/([.B166]-[.B167])" office:value-type="float" office:value="1.50796447372238" calcext:value-type="float">
            <text:p>1.50796447372238</text:p>
          </table:table-cell>
          <table:table-cell table:formula="of:=([.N167]-[.N166])/([.B166]-[.B167])" office:value-type="float" office:value="15.0796447372318" calcext:value-type="float">
            <text:p>15.0796447372318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7]/120" office:value-type="float" office:value="1.33333333333333" calcext:value-type="float">
            <text:p>1.33333333333333</text:p>
          </table:table-cell>
          <table:table-cell table:style-name="Default" office:value-type="float" office:value="59.532" calcext:value-type="float">
            <text:p>59.532</text:p>
          </table:table-cell>
          <table:table-cell table:style-name="Default" office:value-type="float" office:value="-9.638" calcext:value-type="float">
            <text:p>-9.638</text:p>
          </table:table-cell>
          <table:table-cell table:style-name="Default" office:value-type="float" office:value="14.549" calcext:value-type="float">
            <text:p>14.549</text:p>
          </table:table-cell>
          <table:table-cell table:style-name="Default" office:value-type="float" office:value="-22.731" calcext:value-type="float">
            <text:p>-22.731</text:p>
          </table:table-cell>
          <table:table-cell table:formula="of:=[.C167]*2*PI()/360" office:value-type="float" office:value="1.03902941029726" calcext:value-type="float">
            <text:p>1.03902941029726</text:p>
          </table:table-cell>
          <table:table-cell table:formula="of:=[.D167]*2*PI()/360" office:value-type="float" office:value="-0.168214833307213" calcext:value-type="float">
            <text:p>-0.168214833307213</text:p>
          </table:table-cell>
          <table:table-cell table:formula="of:=[.E167]*2*PI()/360" office:value-type="float" office:value="0.253927952872655" calcext:value-type="float">
            <text:p>0.253927952872655</text:p>
          </table:table-cell>
          <table:table-cell table:formula="of:=[.F167]*2*PI()/360" office:value-type="float" office:value="-0.396730792270831" calcext:value-type="float">
            <text:p>-0.396730792270831</text:p>
          </table:table-cell>
          <table:table-cell table:formula="of:=([.G168]-[.G167])/([.B167]-[.B168])" office:value-type="float" office:value="1.20846597408087" calcext:value-type="float">
            <text:p>1.20846597408087</text:p>
          </table:table-cell>
          <table:table-cell table:formula="of:=([.H168]-[.H167])/([.B167]-[.B168])" office:value-type="float" office:value="1.16448367693062" calcext:value-type="float">
            <text:p>1.16448367693062</text:p>
          </table:table-cell>
          <table:table-cell table:formula="of:=([.I168]-[.I167])/([.B167]-[.B168])" office:value-type="float" office:value="-0.261799387799147" calcext:value-type="float">
            <text:p>-0.261799387799147</text:p>
          </table:table-cell>
          <table:table-cell table:formula="of:=([.J168]-[.J167])/([.B167]-[.B168])" office:value-type="float" office:value="-0.617846555205996" calcext:value-type="float">
            <text:p>-0.617846555205996</text:p>
          </table:table-cell>
          <table:table-cell table:formula="of:=([.K168]-[.K167])/([.B167]-[.B168])" office:value-type="float" office:value="-24.3787589918529" calcext:value-type="float">
            <text:p>-24.3787589918529</text:p>
          </table:table-cell>
          <table:table-cell table:formula="of:=([.L168]-[.L167])/([.B167]-[.B168])" office:value-type="float" office:value="7.2884949563313" calcext:value-type="float">
            <text:p>7.2884949563313</text:p>
          </table:table-cell>
          <table:table-cell table:formula="of:=([.M168]-[.M167])/([.B167]-[.B168])" office:value-type="float" office:value="3.01592894744624" calcext:value-type="float">
            <text:p>3.01592894744624</text:p>
          </table:table-cell>
          <table:table-cell table:formula="of:=([.N168]-[.N167])/([.B167]-[.B168])" office:value-type="float" office:value="15.8336269740906" calcext:value-type="float">
            <text:p>15.8336269740906</text:p>
          </table:table-cell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8]/120" office:value-type="float" office:value="1.34166666666667" calcext:value-type="float">
            <text:p>1.34166666666667</text:p>
          </table:table-cell>
          <table:table-cell table:style-name="Default" office:value-type="float" office:value="58.955" calcext:value-type="float">
            <text:p>58.955</text:p>
          </table:table-cell>
          <table:table-cell table:style-name="Default" office:value-type="float" office:value="-10.194" calcext:value-type="float">
            <text:p>-10.194</text:p>
          </table:table-cell>
          <table:table-cell table:style-name="Default" office:value-type="float" office:value="14.674" calcext:value-type="float">
            <text:p>14.674</text:p>
          </table:table-cell>
          <table:table-cell table:style-name="Default" office:value-type="float" office:value="-22.436" calcext:value-type="float">
            <text:p>-22.436</text:p>
          </table:table-cell>
          <table:table-cell table:formula="of:=[.C168]*2*PI()/360" office:value-type="float" office:value="1.02895886051326" calcext:value-type="float">
            <text:p>1.02895886051326</text:p>
          </table:table-cell>
          <table:table-cell table:formula="of:=[.D168]*2*PI()/360" office:value-type="float" office:value="-0.177918863948302" calcext:value-type="float">
            <text:p>-0.177918863948302</text:p>
          </table:table-cell>
          <table:table-cell table:formula="of:=[.E168]*2*PI()/360" office:value-type="float" office:value="0.256109614437648" calcext:value-type="float">
            <text:p>0.256109614437648</text:p>
          </table:table-cell>
          <table:table-cell table:formula="of:=[.F168]*2*PI()/360" office:value-type="float" office:value="-0.391582070977448" calcext:value-type="float">
            <text:p>-0.391582070977448</text:p>
          </table:table-cell>
          <table:table-cell table:formula="of:=([.G169]-[.G168])/([.B168]-[.B169])" office:value-type="float" office:value="1.41162229901298" calcext:value-type="float">
            <text:p>1.41162229901298</text:p>
          </table:table-cell>
          <table:table-cell table:formula="of:=([.H169]-[.H168])/([.B168]-[.B169])" office:value-type="float" office:value="1.10374621896119" calcext:value-type="float">
            <text:p>1.10374621896119</text:p>
          </table:table-cell>
          <table:table-cell table:formula="of:=([.I169]-[.I168])/([.B168]-[.B169])" office:value-type="float" office:value="-0.286932129027866" calcext:value-type="float">
            <text:p>-0.286932129027866</text:p>
          </table:table-cell>
          <table:table-cell table:formula="of:=([.J169]-[.J168])/([.B168]-[.B169])" office:value-type="float" office:value="-0.749793446656751" calcext:value-type="float">
            <text:p>-0.749793446656751</text:p>
          </table:table-cell>
          <table:table-cell table:formula="of:=([.K169]-[.K168])/([.B168]-[.B169])" office:value-type="float" office:value="-24.8814138164343" calcext:value-type="float">
            <text:p>-24.8814138164343</text:p>
          </table:table-cell>
          <table:table-cell table:formula="of:=([.L169]-[.L168])/([.B168]-[.B169])" office:value-type="float" office:value="7.79114978089986" calcext:value-type="float">
            <text:p>7.79114978089986</text:p>
          </table:table-cell>
          <table:table-cell table:formula="of:=([.M169]-[.M168])/([.B168]-[.B169])" office:value-type="float" office:value="4.52389342116873" calcext:value-type="float">
            <text:p>4.52389342116873</text:p>
          </table:table-cell>
          <table:table-cell table:formula="of:=([.N169]-[.N168])/([.B168]-[.B169])" office:value-type="float" office:value="16.8389366232426" calcext:value-type="float">
            <text:p>16.8389366232426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9]/120" office:value-type="float" office:value="1.35" calcext:value-type="float">
            <text:p>1.35</text:p>
          </table:table-cell>
          <table:table-cell table:style-name="Default" office:value-type="float" office:value="58.281" calcext:value-type="float">
            <text:p>58.281</text:p>
          </table:table-cell>
          <table:table-cell table:style-name="Default" office:value-type="float" office:value="-10.721" calcext:value-type="float">
            <text:p>-10.721</text:p>
          </table:table-cell>
          <table:table-cell table:style-name="Default" office:value-type="float" office:value="14.811" calcext:value-type="float">
            <text:p>14.811</text:p>
          </table:table-cell>
          <table:table-cell table:style-name="Default" office:value-type="float" office:value="-22.078" calcext:value-type="float">
            <text:p>-22.078</text:p>
          </table:table-cell>
          <table:table-cell table:formula="of:=[.C169]*2*PI()/360" office:value-type="float" office:value="1.01719534135482" calcext:value-type="float">
            <text:p>1.01719534135482</text:p>
          </table:table-cell>
          <table:table-cell table:formula="of:=[.D169]*2*PI()/360" office:value-type="float" office:value="-0.187116749106312" calcext:value-type="float">
            <text:p>-0.187116749106312</text:p>
          </table:table-cell>
          <table:table-cell table:formula="of:=[.E169]*2*PI()/360" office:value-type="float" office:value="0.25850071551288" calcext:value-type="float">
            <text:p>0.25850071551288</text:p>
          </table:table-cell>
          <table:table-cell table:formula="of:=[.F169]*2*PI()/360" office:value-type="float" office:value="-0.385333792255308" calcext:value-type="float">
            <text:p>-0.385333792255308</text:p>
          </table:table-cell>
          <table:table-cell table:formula="of:=([.G170]-[.G169])/([.B169]-[.B170])" office:value-type="float" office:value="1.61896741414994" calcext:value-type="float">
            <text:p>1.61896741414994</text:p>
          </table:table-cell>
          <table:table-cell table:formula="of:=([.H170]-[.H169])/([.B169]-[.B170])" office:value-type="float" office:value="1.03881997078703" calcext:value-type="float">
            <text:p>1.03881997078703</text:p>
          </table:table-cell>
          <table:table-cell table:formula="of:=([.I170]-[.I169])/([.B169]-[.B170])" office:value-type="float" office:value="-0.32463124087094" calcext:value-type="float">
            <text:p>-0.32463124087094</text:p>
          </table:table-cell>
          <table:table-cell table:formula="of:=([.J170]-[.J169])/([.B169]-[.B170])" office:value-type="float" office:value="-0.890117918517109" calcext:value-type="float">
            <text:p>-0.890117918517109</text:p>
          </table:table-cell>
          <table:table-cell table:formula="of:=([.K170]-[.K169])/([.B169]-[.B170])" office:value-type="float" office:value="-24.3787589918606" calcext:value-type="float">
            <text:p>-24.3787589918606</text:p>
          </table:table-cell>
          <table:table-cell table:formula="of:=([.L170]-[.L169])/([.B169]-[.B170])" office:value-type="float" office:value="8.29380460547669" calcext:value-type="float">
            <text:p>8.29380460547669</text:p>
          </table:table-cell>
          <table:table-cell table:formula="of:=([.M170]-[.M169])/([.B169]-[.B170])" office:value-type="float" office:value="6.78584013175469" calcext:value-type="float">
            <text:p>6.78584013175469</text:p>
          </table:table-cell>
          <table:table-cell table:formula="of:=([.N170]-[.N169])/([.B169]-[.B170])" office:value-type="float" office:value="16.5876092109541" calcext:value-type="float">
            <text:p>16.5876092109541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70]/120" office:value-type="float" office:value="1.35833333333333" calcext:value-type="float">
            <text:p>1.35833333333333</text:p>
          </table:table-cell>
          <table:table-cell table:style-name="Default" office:value-type="float" office:value="57.508" calcext:value-type="float">
            <text:p>57.508</text:p>
          </table:table-cell>
          <table:table-cell table:style-name="Default" office:value-type="float" office:value="-11.217" calcext:value-type="float">
            <text:p>-11.217</text:p>
          </table:table-cell>
          <table:table-cell table:style-name="Default" office:value-type="float" office:value="14.966" calcext:value-type="float">
            <text:p>14.966</text:p>
          </table:table-cell>
          <table:table-cell table:style-name="Default" office:value-type="float" office:value="-21.653" calcext:value-type="float">
            <text:p>-21.653</text:p>
          </table:table-cell>
          <table:table-cell table:formula="of:=[.C170]*2*PI()/360" office:value-type="float" office:value="1.0037039462369" calcext:value-type="float">
            <text:p>1.0037039462369</text:p>
          </table:table-cell>
          <table:table-cell table:formula="of:=[.D170]*2*PI()/360" office:value-type="float" office:value="-0.195773582196204" calcext:value-type="float">
            <text:p>-0.195773582196204</text:p>
          </table:table-cell>
          <table:table-cell table:formula="of:=[.E170]*2*PI()/360" office:value-type="float" office:value="0.261205975853471" calcext:value-type="float">
            <text:p>0.261205975853471</text:p>
          </table:table-cell>
          <table:table-cell table:formula="of:=[.F170]*2*PI()/360" office:value-type="float" office:value="-0.377916142934332" calcext:value-type="float">
            <text:p>-0.377916142934332</text:p>
          </table:table-cell>
          <table:table-cell table:formula="of:=([.G171]-[.G170])/([.B170]-[.B171])" office:value-type="float" office:value="1.82212373908211" calcext:value-type="float">
            <text:p>1.82212373908211</text:p>
          </table:table-cell>
          <table:table-cell table:formula="of:=([.H171]-[.H170])/([.B170]-[.B171])" office:value-type="float" office:value="0.969704932408053" calcext:value-type="float">
            <text:p>0.969704932408053</text:p>
          </table:table-cell>
          <table:table-cell table:formula="of:=([.I171]-[.I170])/([.B170]-[.B171])" office:value-type="float" office:value="-0.381179908635562" calcext:value-type="float">
            <text:p>-0.381179908635562</text:p>
          </table:table-cell>
          <table:table-cell table:formula="of:=([.J171]-[.J170])/([.B170]-[.B171])" office:value-type="float" office:value="-1.02834799527506" calcext:value-type="float">
            <text:p>-1.02834799527506</text:p>
          </table:table-cell>
          <table:table-cell table:formula="of:=([.K171]-[.K170])/([.B170]-[.B171])" office:value-type="float" office:value="-23.1221219304167" calcext:value-type="float">
            <text:p>-23.1221219304167</text:p>
          </table:table-cell>
          <table:table-cell table:formula="of:=([.L171]-[.L170])/([.B170]-[.B171])" office:value-type="float" office:value="7.79114978090282" calcext:value-type="float">
            <text:p>7.79114978090282</text:p>
          </table:table-cell>
          <table:table-cell table:formula="of:=([.M171]-[.M170])/([.B170]-[.B171])" office:value-type="float" office:value="8.29380460547788" calcext:value-type="float">
            <text:p>8.29380460547788</text:p>
          </table:table-cell>
          <table:table-cell table:formula="of:=([.N171]-[.N170])/([.B170]-[.B171])" office:value-type="float" office:value="15.3309721495191" calcext:value-type="float">
            <text:p>15.330972149519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71]/120" office:value-type="float" office:value="1.36666666666667" calcext:value-type="float">
            <text:p>1.36666666666667</text:p>
          </table:table-cell>
          <table:table-cell table:style-name="Default" office:value-type="float" office:value="56.638" calcext:value-type="float">
            <text:p>56.638</text:p>
          </table:table-cell>
          <table:table-cell table:style-name="Default" office:value-type="float" office:value="-11.68" calcext:value-type="float">
            <text:p>-11.68</text:p>
          </table:table-cell>
          <table:table-cell table:style-name="Default" office:value-type="float" office:value="15.148" calcext:value-type="float">
            <text:p>15.148</text:p>
          </table:table-cell>
          <table:table-cell table:style-name="Default" office:value-type="float" office:value="-21.162" calcext:value-type="float">
            <text:p>-21.162</text:p>
          </table:table-cell>
          <table:table-cell table:formula="of:=[.C171]*2*PI()/360" office:value-type="float" office:value="0.988519581744548" calcext:value-type="float">
            <text:p>0.988519581744548</text:p>
          </table:table-cell>
          <table:table-cell table:formula="of:=[.D171]*2*PI()/360" office:value-type="float" office:value="-0.203854456632938" calcext:value-type="float">
            <text:p>-0.203854456632938</text:p>
          </table:table-cell>
          <table:table-cell table:formula="of:=[.E171]*2*PI()/360" office:value-type="float" office:value="0.264382475092101" calcext:value-type="float">
            <text:p>0.264382475092101</text:p>
          </table:table-cell>
          <table:table-cell table:formula="of:=[.F171]*2*PI()/360" office:value-type="float" office:value="-0.36934657630704" calcext:value-type="float">
            <text:p>-0.36934657630704</text:p>
          </table:table-cell>
          <table:table-cell table:formula="of:=([.G172]-[.G171])/([.B171]-[.B172])" office:value-type="float" office:value="2.01480808850224" calcext:value-type="float">
            <text:p>2.01480808850224</text:p>
          </table:table-cell>
          <table:table-cell table:formula="of:=([.H172]-[.H171])/([.B171]-[.B172])" office:value-type="float" office:value="0.904778684233863" calcext:value-type="float">
            <text:p>0.904778684233863</text:p>
          </table:table-cell>
          <table:table-cell table:formula="of:=([.I172]-[.I171])/([.B171]-[.B172])" office:value-type="float" office:value="-0.450294947014544" calcext:value-type="float">
            <text:p>-0.450294947014544</text:p>
          </table:table-cell>
          <table:table-cell table:formula="of:=([.J172]-[.J171])/([.B171]-[.B172])" office:value-type="float" office:value="-1.15610609652105" calcext:value-type="float">
            <text:p>-1.15610609652105</text:p>
          </table:table-cell>
          <table:table-cell table:formula="of:=([.K172]-[.K171])/([.B171]-[.B172])" office:value-type="float" office:value="-21.3628300444126" calcext:value-type="float">
            <text:p>-21.3628300444126</text:p>
          </table:table-cell>
          <table:table-cell table:formula="of:=([.L172]-[.L171])/([.B171]-[.B172])" office:value-type="float" office:value="6.28318530717924" calcext:value-type="float">
            <text:p>6.28318530717924</text:p>
          </table:table-cell>
          <table:table-cell table:formula="of:=([.M172]-[.M171])/([.B171]-[.B172])" office:value-type="float" office:value="10.0530964914868" calcext:value-type="float">
            <text:p>10.0530964914868</text:p>
          </table:table-cell>
          <table:table-cell table:formula="of:=([.N172]-[.N171])/([.B171]-[.B172])" office:value-type="float" office:value="12.8176980266458" calcext:value-type="float">
            <text:p>12.8176980266458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2]/120" office:value-type="float" office:value="1.375" calcext:value-type="float">
            <text:p>1.375</text:p>
          </table:table-cell>
          <table:table-cell table:style-name="Default" office:value-type="float" office:value="55.676" calcext:value-type="float">
            <text:p>55.676</text:p>
          </table:table-cell>
          <table:table-cell table:style-name="Default" office:value-type="float" office:value="-12.112" calcext:value-type="float">
            <text:p>-12.112</text:p>
          </table:table-cell>
          <table:table-cell table:style-name="Default" office:value-type="float" office:value="15.363" calcext:value-type="float">
            <text:p>15.363</text:p>
          </table:table-cell>
          <table:table-cell table:style-name="Default" office:value-type="float" office:value="-20.61" calcext:value-type="float">
            <text:p>-20.61</text:p>
          </table:table-cell>
          <table:table-cell table:formula="of:=[.C172]*2*PI()/360" office:value-type="float" office:value="0.971729514340363" calcext:value-type="float">
            <text:p>0.971729514340363</text:p>
          </table:table-cell>
          <table:table-cell table:formula="of:=[.D172]*2*PI()/360" office:value-type="float" office:value="-0.211394279001553" calcext:value-type="float">
            <text:p>-0.211394279001553</text:p>
          </table:table-cell>
          <table:table-cell table:formula="of:=[.E172]*2*PI()/360" office:value-type="float" office:value="0.268134932983889" calcext:value-type="float">
            <text:p>0.268134932983889</text:p>
          </table:table-cell>
          <table:table-cell table:formula="of:=[.F172]*2*PI()/360" office:value-type="float" office:value="-0.359712358836031" calcext:value-type="float">
            <text:p>-0.359712358836031</text:p>
          </table:table-cell>
          <table:table-cell table:formula="of:=([.G173]-[.G172])/([.B172]-[.B173])" office:value-type="float" office:value="2.19283167220568" calcext:value-type="float">
            <text:p>2.19283167220568</text:p>
          </table:table-cell>
          <table:table-cell table:formula="of:=([.H173]-[.H172])/([.B172]-[.B173])" office:value-type="float" office:value="0.852418806674037" calcext:value-type="float">
            <text:p>0.852418806674037</text:p>
          </table:table-cell>
          <table:table-cell table:formula="of:=([.I173]-[.I172])/([.B172]-[.B173])" office:value-type="float" office:value="-0.534070751110267" calcext:value-type="float">
            <text:p>-0.534070751110267</text:p>
          </table:table-cell>
          <table:table-cell table:formula="of:=([.J173]-[.J172])/([.B172]-[.B173])" office:value-type="float" office:value="-1.2629202467431" calcext:value-type="float">
            <text:p>-1.2629202467431</text:p>
          </table:table-cell>
          <table:table-cell table:formula="of:=([.K173]-[.K172])/([.B172]-[.B173])" office:value-type="float" office:value="-18.0955736846797" calcext:value-type="float">
            <text:p>-18.0955736846797</text:p>
          </table:table-cell>
          <table:table-cell table:formula="of:=([.L173]-[.L172])/([.B172]-[.B173])" office:value-type="float" office:value="6.0318578948935" calcext:value-type="float">
            <text:p>6.0318578948935</text:p>
          </table:table-cell>
          <table:table-cell table:formula="of:=([.M173]-[.M172])/([.B172]-[.B173])" office:value-type="float" office:value="11.0584061406361" calcext:value-type="float">
            <text:p>11.0584061406361</text:p>
          </table:table-cell>
          <table:table-cell table:formula="of:=([.N173]-[.N172])/([.B172]-[.B173])" office:value-type="float" office:value="10.8070787283496" calcext:value-type="float">
            <text:p>10.8070787283496</text:p>
          </table:table-cell>
          <table:table-cell table:number-columns-repeated="100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3]/120" office:value-type="float" office:value="1.38333333333333" calcext:value-type="float">
            <text:p>1.38333333333333</text:p>
          </table:table-cell>
          <table:table-cell table:style-name="Default" office:value-type="float" office:value="54.629" calcext:value-type="float">
            <text:p>54.629</text:p>
          </table:table-cell>
          <table:table-cell table:style-name="Default" office:value-type="float" office:value="-12.519" calcext:value-type="float">
            <text:p>-12.519</text:p>
          </table:table-cell>
          <table:table-cell table:style-name="Default" office:value-type="float" office:value="15.618" calcext:value-type="float">
            <text:p>15.618</text:p>
          </table:table-cell>
          <table:table-cell table:style-name="Default" office:value-type="float" office:value="-20.007" calcext:value-type="float">
            <text:p>-20.007</text:p>
          </table:table-cell>
          <table:table-cell table:formula="of:=[.C173]*2*PI()/360" office:value-type="float" office:value="0.953455917071982" calcext:value-type="float">
            <text:p>0.953455917071982</text:p>
          </table:table-cell>
          <table:table-cell table:formula="of:=[.D173]*2*PI()/360" office:value-type="float" office:value="-0.21849776905717" calcext:value-type="float">
            <text:p>-0.21849776905717</text:p>
          </table:table-cell>
          <table:table-cell table:formula="of:=[.E173]*2*PI()/360" office:value-type="float" office:value="0.272585522576474" calcext:value-type="float">
            <text:p>0.272585522576474</text:p>
          </table:table-cell>
          <table:table-cell table:formula="of:=[.F173]*2*PI()/360" office:value-type="float" office:value="-0.349188023446505" calcext:value-type="float">
            <text:p>-0.349188023446505</text:p>
          </table:table-cell>
          <table:table-cell table:formula="of:=([.G174]-[.G173])/([.B173]-[.B174])" office:value-type="float" office:value="2.34362811957801" calcext:value-type="float">
            <text:p>2.34362811957801</text:p>
          </table:table-cell>
          <table:table-cell table:formula="of:=([.H174]-[.H173])/([.B173]-[.B174])" office:value-type="float" office:value="0.802153324216591" calcext:value-type="float">
            <text:p>0.802153324216591</text:p>
          </table:table-cell>
          <table:table-cell table:formula="of:=([.I174]-[.I173])/([.B173]-[.B174])" office:value-type="float" office:value="-0.626224135615567" calcext:value-type="float">
            <text:p>-0.626224135615567</text:p>
          </table:table-cell>
          <table:table-cell table:formula="of:=([.J174]-[.J173])/([.B173]-[.B174])" office:value-type="float" office:value="-1.35297923614601" calcext:value-type="float">
            <text:p>-1.35297923614601</text:p>
          </table:table-cell>
          <table:table-cell table:formula="of:=([.K174]-[.K173])/([.B173]-[.B174])" office:value-type="float" office:value="-15.5822995618" calcext:value-type="float">
            <text:p>-15.5822995618</text:p>
          </table:table-cell>
          <table:table-cell table:formula="of:=([.L174]-[.L173])/([.B173]-[.B174])" office:value-type="float" office:value="5.52920307031686" calcext:value-type="float">
            <text:p>5.52920307031686</text:p>
          </table:table-cell>
          <table:table-cell table:formula="of:=([.M174]-[.M173])/([.B173]-[.B174])" office:value-type="float" office:value="12.0637157897846" calcext:value-type="float">
            <text:p>12.0637157897846</text:p>
          </table:table-cell>
          <table:table-cell table:formula="of:=([.N174]-[.N173])/([.B173]-[.B174])" office:value-type="float" office:value="8.29380460547628" calcext:value-type="float">
            <text:p>8.29380460547628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4]/120" office:value-type="float" office:value="1.39166666666667" calcext:value-type="float">
            <text:p>1.39166666666667</text:p>
          </table:table-cell>
          <table:table-cell table:style-name="Default" office:value-type="float" office:value="53.51" calcext:value-type="float">
            <text:p>53.51</text:p>
          </table:table-cell>
          <table:table-cell table:style-name="Default" office:value-type="float" office:value="-12.902" calcext:value-type="float">
            <text:p>-12.902</text:p>
          </table:table-cell>
          <table:table-cell table:style-name="Default" office:value-type="float" office:value="15.917" calcext:value-type="float">
            <text:p>15.917</text:p>
          </table:table-cell>
          <table:table-cell table:style-name="Default" office:value-type="float" office:value="-19.361" calcext:value-type="float">
            <text:p>-19.361</text:p>
          </table:table-cell>
          <table:table-cell table:formula="of:=[.C174]*2*PI()/360" office:value-type="float" office:value="0.933925682742166" calcext:value-type="float">
            <text:p>0.933925682742166</text:p>
          </table:table-cell>
          <table:table-cell table:formula="of:=[.D174]*2*PI()/360" office:value-type="float" office:value="-0.225182380092308" calcext:value-type="float">
            <text:p>-0.225182380092308</text:p>
          </table:table-cell>
          <table:table-cell table:formula="of:=[.E174]*2*PI()/360" office:value-type="float" office:value="0.277804057039937" calcext:value-type="float">
            <text:p>0.277804057039937</text:p>
          </table:table-cell>
          <table:table-cell table:formula="of:=[.F174]*2*PI()/360" office:value-type="float" office:value="-0.337913196478622" calcext:value-type="float">
            <text:p>-0.337913196478622</text:p>
          </table:table-cell>
          <table:table-cell table:formula="of:=([.G175]-[.G174])/([.B174]-[.B175])" office:value-type="float" office:value="2.47348061592635" calcext:value-type="float">
            <text:p>2.47348061592635</text:p>
          </table:table-cell>
          <table:table-cell table:formula="of:=([.H175]-[.H174])/([.B174]-[.B175])" office:value-type="float" office:value="0.75607663196395" calcext:value-type="float">
            <text:p>0.75607663196395</text:p>
          </table:table-cell>
          <table:table-cell table:formula="of:=([.I175]-[.I174])/([.B174]-[.B175])" office:value-type="float" office:value="-0.726755100530439" calcext:value-type="float">
            <text:p>-0.726755100530439</text:p>
          </table:table-cell>
          <table:table-cell table:formula="of:=([.J175]-[.J174])/([.B174]-[.B175])" office:value-type="float" office:value="-1.42209427452498" calcext:value-type="float">
            <text:p>-1.42209427452498</text:p>
          </table:table-cell>
          <table:table-cell table:formula="of:=([.K175]-[.K174])/([.B174]-[.B175])" office:value-type="float" office:value="-11.8123883774938" calcext:value-type="float">
            <text:p>-11.8123883774938</text:p>
          </table:table-cell>
          <table:table-cell table:formula="of:=([.L175]-[.L174])/([.B174]-[.B175])" office:value-type="float" office:value="5.27787565803419" calcext:value-type="float">
            <text:p>5.27787565803419</text:p>
          </table:table-cell>
          <table:table-cell table:formula="of:=([.M175]-[.M174])/([.B174]-[.B175])" office:value-type="float" office:value="12.5663706143574" calcext:value-type="float">
            <text:p>12.5663706143574</text:p>
          </table:table-cell>
          <table:table-cell table:formula="of:=([.N175]-[.N174])/([.B174]-[.B175])" office:value-type="float" office:value="6.28318530717453" calcext:value-type="float">
            <text:p>6.28318530717453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5]/120" office:value-type="float" office:value="1.4" calcext:value-type="float">
            <text:p>1.4</text:p>
          </table:table-cell>
          <table:table-cell table:style-name="Default" office:value-type="float" office:value="52.329" calcext:value-type="float">
            <text:p>52.329</text:p>
          </table:table-cell>
          <table:table-cell table:style-name="Default" office:value-type="float" office:value="-13.263" calcext:value-type="float">
            <text:p>-13.263</text:p>
          </table:table-cell>
          <table:table-cell table:style-name="Default" office:value-type="float" office:value="16.264" calcext:value-type="float">
            <text:p>16.264</text:p>
          </table:table-cell>
          <table:table-cell table:style-name="Default" office:value-type="float" office:value="-18.682" calcext:value-type="float">
            <text:p>-18.682</text:p>
          </table:table-cell>
          <table:table-cell table:formula="of:=[.C175]*2*PI()/360" office:value-type="float" office:value="0.913313344276113" calcext:value-type="float">
            <text:p>0.913313344276113</text:p>
          </table:table-cell>
          <table:table-cell table:formula="of:=[.D175]*2*PI()/360" office:value-type="float" office:value="-0.231483018692008" calcext:value-type="float">
            <text:p>-0.231483018692008</text:p>
          </table:table-cell>
          <table:table-cell table:formula="of:=[.E175]*2*PI()/360" office:value-type="float" office:value="0.283860349544358" calcext:value-type="float">
            <text:p>0.283860349544358</text:p>
          </table:table-cell>
          <table:table-cell table:formula="of:=[.F175]*2*PI()/360" office:value-type="float" office:value="-0.326062410857581" calcext:value-type="float">
            <text:p>-0.326062410857581</text:p>
          </table:table-cell>
          <table:table-cell table:formula="of:=([.G176]-[.G175])/([.B175]-[.B176])" office:value-type="float" office:value="2.57191718573879" calcext:value-type="float">
            <text:p>2.57191718573879</text:p>
          </table:table-cell>
          <table:table-cell table:formula="of:=([.H176]-[.H175])/([.B175]-[.B176])" office:value-type="float" office:value="0.712094334813666" calcext:value-type="float">
            <text:p>0.712094334813666</text:p>
          </table:table-cell>
          <table:table-cell table:formula="of:=([.I176]-[.I175])/([.B175]-[.B176])" office:value-type="float" office:value="-0.831474855650084" calcext:value-type="float">
            <text:p>-0.831474855650084</text:p>
          </table:table-cell>
          <table:table-cell table:formula="of:=([.J176]-[.J175])/([.B175]-[.B176])" office:value-type="float" office:value="-1.47445415208477" calcext:value-type="float">
            <text:p>-1.47445415208477</text:p>
          </table:table-cell>
          <table:table-cell table:formula="of:=([.K176]-[.K175])/([.B175]-[.B176])" office:value-type="float" office:value="-8.29380460548269" calcext:value-type="float">
            <text:p>-8.29380460548269</text:p>
          </table:table-cell>
          <table:table-cell table:formula="of:=([.L176]-[.L175])/([.B175]-[.B176])" office:value-type="float" office:value="5.52920307031523" calcext:value-type="float">
            <text:p>5.52920307031523</text:p>
          </table:table-cell>
          <table:table-cell table:formula="of:=([.M176]-[.M175])/([.B175]-[.B176])" office:value-type="float" office:value="12.5663706143608" calcext:value-type="float">
            <text:p>12.5663706143608</text:p>
          </table:table-cell>
          <table:table-cell table:formula="of:=([.N176]-[.N175])/([.B175]-[.B176])" office:value-type="float" office:value="4.52389342117491" calcext:value-type="float">
            <text:p>4.52389342117491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6]/120" office:value-type="float" office:value="1.40833333333333" calcext:value-type="float">
            <text:p>1.40833333333333</text:p>
          </table:table-cell>
          <table:table-cell table:style-name="Default" office:value-type="float" office:value="51.101" calcext:value-type="float">
            <text:p>51.101</text:p>
          </table:table-cell>
          <table:table-cell table:style-name="Default" office:value-type="float" office:value="-13.603" calcext:value-type="float">
            <text:p>-13.603</text:p>
          </table:table-cell>
          <table:table-cell table:style-name="Default" office:value-type="float" office:value="16.661" calcext:value-type="float">
            <text:p>16.661</text:p>
          </table:table-cell>
          <table:table-cell table:style-name="Default" office:value-type="float" office:value="-17.978" calcext:value-type="float">
            <text:p>-17.978</text:p>
          </table:table-cell>
          <table:table-cell table:formula="of:=[.C176]*2*PI()/360" office:value-type="float" office:value="0.891880701061622" calcext:value-type="float">
            <text:p>0.891880701061622</text:p>
          </table:table-cell>
          <table:table-cell table:formula="of:=[.D176]*2*PI()/360" office:value-type="float" office:value="-0.237417138148789" calcext:value-type="float">
            <text:p>-0.237417138148789</text:p>
          </table:table-cell>
          <table:table-cell table:formula="of:=[.E176]*2*PI()/360" office:value-type="float" office:value="0.290789306674775" calcext:value-type="float">
            <text:p>0.290789306674775</text:p>
          </table:table-cell>
          <table:table-cell table:formula="of:=[.F176]*2*PI()/360" office:value-type="float" office:value="-0.313775292923541" calcext:value-type="float">
            <text:p>-0.313775292923541</text:p>
          </table:table-cell>
          <table:table-cell table:formula="of:=([.G177]-[.G176])/([.B176]-[.B177])" office:value-type="float" office:value="2.64103222411782" calcext:value-type="float">
            <text:p>2.64103222411782</text:p>
          </table:table-cell>
          <table:table-cell table:formula="of:=([.H177]-[.H176])/([.B176]-[.B177])" office:value-type="float" office:value="0.666017642561038" calcext:value-type="float">
            <text:p>0.666017642561038</text:p>
          </table:table-cell>
          <table:table-cell table:formula="of:=([.I177]-[.I176])/([.B176]-[.B177])" office:value-type="float" office:value="-0.936194610769759" calcext:value-type="float">
            <text:p>-0.936194610769759</text:p>
          </table:table-cell>
          <table:table-cell table:formula="of:=([.J177]-[.J176])/([.B176]-[.B177])" office:value-type="float" office:value="-1.51215326392789" calcext:value-type="float">
            <text:p>-1.51215326392789</text:p>
          </table:table-cell>
          <table:table-cell table:formula="of:=([.K177]-[.K176])/([.B176]-[.B177])" office:value-type="float" office:value="-6.28318530718247" calcext:value-type="float">
            <text:p>-6.28318530718247</text:p>
          </table:table-cell>
          <table:table-cell table:formula="of:=([.L177]-[.L176])/([.B176]-[.B177])" office:value-type="float" office:value="6.53451271946656" calcext:value-type="float">
            <text:p>6.53451271946656</text:p>
          </table:table-cell>
          <table:table-cell table:formula="of:=([.M177]-[.M176])/([.B176]-[.B177])" office:value-type="float" office:value="11.8123883774981" calcext:value-type="float">
            <text:p>11.8123883774981</text:p>
          </table:table-cell>
          <table:table-cell table:formula="of:=([.N177]-[.N176])/([.B176]-[.B177])" office:value-type="float" office:value="3.76991118430836" calcext:value-type="float">
            <text:p>3.76991118430836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7]/120" office:value-type="float" office:value="1.41666666666667" calcext:value-type="float">
            <text:p>1.41666666666667</text:p>
          </table:table-cell>
          <table:table-cell table:style-name="Default" office:value-type="float" office:value="49.84" calcext:value-type="float">
            <text:p>49.84</text:p>
          </table:table-cell>
          <table:table-cell table:style-name="Default" office:value-type="float" office:value="-13.921" calcext:value-type="float">
            <text:p>-13.921</text:p>
          </table:table-cell>
          <table:table-cell table:style-name="Default" office:value-type="float" office:value="17.108" calcext:value-type="float">
            <text:p>17.108</text:p>
          </table:table-cell>
          <table:table-cell table:style-name="Default" office:value-type="float" office:value="-17.256" calcext:value-type="float">
            <text:p>-17.256</text:p>
          </table:table-cell>
          <table:table-cell table:formula="of:=[.C177]*2*PI()/360" office:value-type="float" office:value="0.869872099193974" calcext:value-type="float">
            <text:p>0.869872099193974</text:p>
          </table:table-cell>
          <table:table-cell table:formula="of:=[.D177]*2*PI()/360" office:value-type="float" office:value="-0.242967285170131" calcext:value-type="float">
            <text:p>-0.242967285170131</text:p>
          </table:table-cell>
          <table:table-cell table:formula="of:=[.E177]*2*PI()/360" office:value-type="float" office:value="0.29859092843119" calcext:value-type="float">
            <text:p>0.29859092843119</text:p>
          </table:table-cell>
          <table:table-cell table:formula="of:=[.F177]*2*PI()/360" office:value-type="float" office:value="-0.301174015724141" calcext:value-type="float">
            <text:p>-0.301174015724141</text:p>
          </table:table-cell>
          <table:table-cell table:formula="of:=([.G178]-[.G177])/([.B177]-[.B178])" office:value-type="float" office:value="2.69339210167767" calcext:value-type="float">
            <text:p>2.69339210167767</text:p>
          </table:table-cell>
          <table:table-cell table:formula="of:=([.H178]-[.H177])/([.B177]-[.B178])" office:value-type="float" office:value="0.611563369898817" calcext:value-type="float">
            <text:p>0.611563369898817</text:p>
          </table:table-cell>
          <table:table-cell table:formula="of:=([.I178]-[.I177])/([.B177]-[.B178])" office:value-type="float" office:value="-1.03463118058224" calcext:value-type="float">
            <text:p>-1.03463118058224</text:p>
          </table:table-cell>
          <table:table-cell table:formula="of:=([.J178]-[.J177])/([.B177]-[.B178])" office:value-type="float" office:value="-1.5435691904638" calcext:value-type="float">
            <text:p>-1.5435691904638</text:p>
          </table:table-cell>
          <table:table-cell table:formula="of:=([.K178]-[.K177])/([.B177]-[.B178])" office:value-type="float" office:value="-5.78053048260456" calcext:value-type="float">
            <text:p>-5.78053048260456</text:p>
          </table:table-cell>
          <table:table-cell table:formula="of:=([.L178]-[.L177])/([.B177]-[.B178])" office:value-type="float" office:value="7.03716754404083" calcext:value-type="float">
            <text:p>7.03716754404083</text:p>
          </table:table-cell>
          <table:table-cell table:formula="of:=([.M178]-[.M177])/([.B177]-[.B178])" office:value-type="float" office:value="10.5557513160622" calcext:value-type="float">
            <text:p>10.5557513160622</text:p>
          </table:table-cell>
          <table:table-cell table:formula="of:=([.N178]-[.N177])/([.B177]-[.B178])" office:value-type="float" office:value="3.01592894744554" calcext:value-type="float">
            <text:p>3.01592894744554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8]/120" office:value-type="float" office:value="1.425" calcext:value-type="float">
            <text:p>1.425</text:p>
          </table:table-cell>
          <table:table-cell table:style-name="Default" office:value-type="float" office:value="48.554" calcext:value-type="float">
            <text:p>48.554</text:p>
          </table:table-cell>
          <table:table-cell table:style-name="Default" office:value-type="float" office:value="-14.213" calcext:value-type="float">
            <text:p>-14.213</text:p>
          </table:table-cell>
          <table:table-cell table:style-name="Default" office:value-type="float" office:value="17.602" calcext:value-type="float">
            <text:p>17.602</text:p>
          </table:table-cell>
          <table:table-cell table:style-name="Default" office:value-type="float" office:value="-16.519" calcext:value-type="float">
            <text:p>-16.519</text:p>
          </table:table-cell>
          <table:table-cell table:formula="of:=[.C178]*2*PI()/360" office:value-type="float" office:value="0.847427165013327" calcext:value-type="float">
            <text:p>0.847427165013327</text:p>
          </table:table-cell>
          <table:table-cell table:formula="of:=[.D178]*2*PI()/360" office:value-type="float" office:value="-0.248063646585954" calcext:value-type="float">
            <text:p>-0.248063646585954</text:p>
          </table:table-cell>
          <table:table-cell table:formula="of:=[.E178]*2*PI()/360" office:value-type="float" office:value="0.307212854936042" calcext:value-type="float">
            <text:p>0.307212854936042</text:p>
          </table:table-cell>
          <table:table-cell table:formula="of:=[.F178]*2*PI()/360" office:value-type="float" office:value="-0.288310939136943" calcext:value-type="float">
            <text:p>-0.288310939136943</text:p>
          </table:table-cell>
          <table:table-cell table:formula="of:=([.G179]-[.G178])/([.B178]-[.B179])" office:value-type="float" office:value="2.74156318903271" calcext:value-type="float">
            <text:p>2.74156318903271</text:p>
          </table:table-cell>
          <table:table-cell table:formula="of:=([.H179]-[.H178])/([.B178]-[.B179])" office:value-type="float" office:value="0.55292030703181" calcext:value-type="float">
            <text:p>0.55292030703181</text:p>
          </table:table-cell>
          <table:table-cell table:formula="of:=([.I179]-[.I178])/([.B178]-[.B179])" office:value-type="float" office:value="-1.12259577488276" calcext:value-type="float">
            <text:p>-1.12259577488276</text:p>
          </table:table-cell>
          <table:table-cell table:formula="of:=([.J179]-[.J178])/([.B178]-[.B179])" office:value-type="float" office:value="-1.56870193169251" calcext:value-type="float">
            <text:p>-1.56870193169251</text:p>
          </table:table-cell>
          <table:table-cell table:formula="of:=([.K179]-[.K178])/([.B178]-[.B179])" office:value-type="float" office:value="-6.53451271946415" calcext:value-type="float">
            <text:p>-6.53451271946415</text:p>
          </table:table-cell>
          <table:table-cell table:formula="of:=([.L179]-[.L178])/([.B178]-[.B179])" office:value-type="float" office:value="9.04778684233987" calcext:value-type="float">
            <text:p>9.04778684233987</text:p>
          </table:table-cell>
          <table:table-cell table:formula="of:=([.M179]-[.M178])/([.B178]-[.B179])" office:value-type="float" office:value="8.79645943005013" calcext:value-type="float">
            <text:p>8.79645943005013</text:p>
          </table:table-cell>
          <table:table-cell table:formula="of:=([.N179]-[.N178])/([.B178]-[.B179])" office:value-type="float" office:value="1.7592918860097" calcext:value-type="float">
            <text:p>1.7592918860097</text:p>
          </table:table-cell>
          <table:table-cell table:number-columns-repeated="100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9]/120" office:value-type="float" office:value="1.43333333333333" calcext:value-type="float">
            <text:p>1.43333333333333</text:p>
          </table:table-cell>
          <table:table-cell table:style-name="Default" office:value-type="float" office:value="47.245" calcext:value-type="float">
            <text:p>47.245</text:p>
          </table:table-cell>
          <table:table-cell table:style-name="Default" office:value-type="float" office:value="-14.477" calcext:value-type="float">
            <text:p>-14.477</text:p>
          </table:table-cell>
          <table:table-cell table:style-name="Default" office:value-type="float" office:value="18.138" calcext:value-type="float">
            <text:p>18.138</text:p>
          </table:table-cell>
          <table:table-cell table:style-name="Default" office:value-type="float" office:value="-15.77" calcext:value-type="float">
            <text:p>-15.77</text:p>
          </table:table-cell>
          <table:table-cell table:formula="of:=[.C179]*2*PI()/360" office:value-type="float" office:value="0.824580805104721" calcext:value-type="float">
            <text:p>0.824580805104721</text:p>
          </table:table-cell>
          <table:table-cell table:formula="of:=[.D179]*2*PI()/360" office:value-type="float" office:value="-0.252671315811219" calcext:value-type="float">
            <text:p>-0.252671315811219</text:p>
          </table:table-cell>
          <table:table-cell table:formula="of:=[.E179]*2*PI()/360" office:value-type="float" office:value="0.316567819726732" calcext:value-type="float">
            <text:p>0.316567819726732</text:p>
          </table:table-cell>
          <table:table-cell table:formula="of:=[.F179]*2*PI()/360" office:value-type="float" office:value="-0.275238423039506" calcext:value-type="float">
            <text:p>-0.275238423039506</text:p>
          </table:table-cell>
          <table:table-cell table:formula="of:=([.G180]-[.G179])/([.B179]-[.B180])" office:value-type="float" office:value="2.79601746169491" calcext:value-type="float">
            <text:p>2.79601746169491</text:p>
          </table:table-cell>
          <table:table-cell table:formula="of:=([.H180]-[.H179])/([.B179]-[.B180])" office:value-type="float" office:value="0.477522083345645" calcext:value-type="float">
            <text:p>0.477522083345645</text:p>
          </table:table-cell>
          <table:table-cell table:formula="of:=([.I180]-[.I179])/([.B179]-[.B180])" office:value-type="float" office:value="-1.19589960346651" calcext:value-type="float">
            <text:p>-1.19589960346651</text:p>
          </table:table-cell>
          <table:table-cell table:formula="of:=([.J180]-[.J179])/([.B179]-[.B180])" office:value-type="float" office:value="-1.58336269740926" calcext:value-type="float">
            <text:p>-1.58336269740926</text:p>
          </table:table-cell>
          <table:table-cell table:formula="of:=([.K180]-[.K179])/([.B179]-[.B180])" office:value-type="float" office:value="-4.7752208334601" calcext:value-type="float">
            <text:p>-4.7752208334601</text:p>
          </table:table-cell>
          <table:table-cell table:formula="of:=([.L180]-[.L179])/([.B179]-[.B180])" office:value-type="float" office:value="9.04778684233747" calcext:value-type="float">
            <text:p>9.04778684233747</text:p>
          </table:table-cell>
          <table:table-cell table:formula="of:=([.M180]-[.M179])/([.B179]-[.B180])" office:value-type="float" office:value="7.03716754404203" calcext:value-type="float">
            <text:p>7.03716754404203</text:p>
          </table:table-cell>
          <table:table-cell table:formula="of:=([.N180]-[.N179])/([.B179]-[.B180])" office:value-type="float" office:value="1.5079644737236" calcext:value-type="float">
            <text:p>1.5079644737236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80]/120" office:value-type="float" office:value="1.44166666666667" calcext:value-type="float">
            <text:p>1.44166666666667</text:p>
          </table:table-cell>
          <table:table-cell table:style-name="Default" office:value-type="float" office:value="45.91" calcext:value-type="float">
            <text:p>45.91</text:p>
          </table:table-cell>
          <table:table-cell table:style-name="Default" office:value-type="float" office:value="-14.705" calcext:value-type="float">
            <text:p>-14.705</text:p>
          </table:table-cell>
          <table:table-cell table:style-name="Default" office:value-type="float" office:value="18.709" calcext:value-type="float">
            <text:p>18.709</text:p>
          </table:table-cell>
          <table:table-cell table:style-name="Default" office:value-type="float" office:value="-15.014" calcext:value-type="float">
            <text:p>-15.014</text:p>
          </table:table-cell>
          <table:table-cell table:formula="of:=[.C180]*2*PI()/360" office:value-type="float" office:value="0.801280659590597" calcext:value-type="float">
            <text:p>0.801280659590597</text:p>
          </table:table-cell>
          <table:table-cell table:formula="of:=[.D180]*2*PI()/360" office:value-type="float" office:value="-0.256650666505766" calcext:value-type="float">
            <text:p>-0.256650666505766</text:p>
          </table:table-cell>
          <table:table-cell table:formula="of:=[.E180]*2*PI()/360" office:value-type="float" office:value="0.326533649755619" calcext:value-type="float">
            <text:p>0.326533649755619</text:p>
          </table:table-cell>
          <table:table-cell table:formula="of:=[.F180]*2*PI()/360" office:value-type="float" office:value="-0.262043733894429" calcext:value-type="float">
            <text:p>-0.262043733894429</text:p>
          </table:table-cell>
          <table:table-cell table:formula="of:=([.G181]-[.G180])/([.B180]-[.B181])" office:value-type="float" office:value="2.83581096864041" calcext:value-type="float">
            <text:p>2.83581096864041</text:p>
          </table:table-cell>
          <table:table-cell table:formula="of:=([.H181]-[.H180])/([.B180]-[.B181])" office:value-type="float" office:value="0.402123859659499" calcext:value-type="float">
            <text:p>0.402123859659499</text:p>
          </table:table-cell>
          <table:table-cell table:formula="of:=([.I181]-[.I180])/([.B180]-[.B181])" office:value-type="float" office:value="-1.25454266633353" calcext:value-type="float">
            <text:p>-1.25454266633353</text:p>
          </table:table-cell>
          <table:table-cell table:formula="of:=([.J181]-[.J180])/([.B180]-[.B181])" office:value-type="float" office:value="-1.59592906802362" calcext:value-type="float">
            <text:p>-1.59592906802362</text:p>
          </table:table-cell>
          <table:table-cell table:formula="of:=([.K181]-[.K180])/([.B180]-[.B181])" office:value-type="float" office:value="-2.01061929829223" calcext:value-type="float">
            <text:p>-2.01061929829223</text:p>
          </table:table-cell>
          <table:table-cell table:formula="of:=([.L181]-[.L180])/([.B180]-[.B181])" office:value-type="float" office:value="7.53982236861669" calcext:value-type="float">
            <text:p>7.53982236861669</text:p>
          </table:table-cell>
          <table:table-cell table:formula="of:=([.M181]-[.M180])/([.B180]-[.B181])" office:value-type="float" office:value="7.28849495632776" calcext:value-type="float">
            <text:p>7.28849495632776</text:p>
          </table:table-cell>
          <table:table-cell table:formula="of:=([.N181]-[.N180])/([.B180]-[.B181])" office:value-type="float" office:value="0.502654824574657" calcext:value-type="float">
            <text:p>0.502654824574657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81]/120" office:value-type="float" office:value="1.45" calcext:value-type="float">
            <text:p>1.45</text:p>
          </table:table-cell>
          <table:table-cell table:style-name="Default" office:value-type="float" office:value="44.556" calcext:value-type="float">
            <text:p>44.556</text:p>
          </table:table-cell>
          <table:table-cell table:style-name="Default" office:value-type="float" office:value="-14.897" calcext:value-type="float">
            <text:p>-14.897</text:p>
          </table:table-cell>
          <table:table-cell table:style-name="Default" office:value-type="float" office:value="19.308" calcext:value-type="float">
            <text:p>19.308</text:p>
          </table:table-cell>
          <table:table-cell table:style-name="Default" office:value-type="float" office:value="-14.252" calcext:value-type="float">
            <text:p>-14.252</text:p>
          </table:table-cell>
          <table:table-cell table:formula="of:=[.C181]*2*PI()/360" office:value-type="float" office:value="0.777648901518593" calcext:value-type="float">
            <text:p>0.777648901518593</text:p>
          </table:table-cell>
          <table:table-cell table:formula="of:=[.D181]*2*PI()/360" office:value-type="float" office:value="-0.260001698669595" calcext:value-type="float">
            <text:p>-0.260001698669595</text:p>
          </table:table-cell>
          <table:table-cell table:formula="of:=[.E181]*2*PI()/360" office:value-type="float" office:value="0.336988171975065" calcext:value-type="float">
            <text:p>0.336988171975065</text:p>
          </table:table-cell>
          <table:table-cell table:formula="of:=[.F181]*2*PI()/360" office:value-type="float" office:value="-0.248744324994232" calcext:value-type="float">
            <text:p>-0.248744324994232</text:p>
          </table:table-cell>
          <table:table-cell table:formula="of:=([.G182]-[.G181])/([.B181]-[.B182])" office:value-type="float" office:value="2.85256612945951" calcext:value-type="float">
            <text:p>2.85256612945951</text:p>
          </table:table-cell>
          <table:table-cell table:formula="of:=([.H182]-[.H181])/([.B181]-[.B182])" office:value-type="float" office:value="0.339292006587694" calcext:value-type="float">
            <text:p>0.339292006587694</text:p>
          </table:table-cell>
          <table:table-cell table:formula="of:=([.I182]-[.I181])/([.B181]-[.B182])" office:value-type="float" office:value="-1.31528012430293" calcext:value-type="float">
            <text:p>-1.31528012430293</text:p>
          </table:table-cell>
          <table:table-cell table:formula="of:=([.J182]-[.J181])/([.B181]-[.B182])" office:value-type="float" office:value="-1.60011785822841" calcext:value-type="float">
            <text:p>-1.60011785822841</text:p>
          </table:table-cell>
          <table:table-cell table:formula="of:=([.K182]-[.K181])/([.B181]-[.B182])" office:value-type="float" office:value="1.50796447371918" calcext:value-type="float">
            <text:p>1.50796447371918</text:p>
          </table:table-cell>
          <table:table-cell table:formula="of:=([.L182]-[.L181])/([.B181]-[.B182])" office:value-type="float" office:value="4.52389342116874" calcext:value-type="float">
            <text:p>4.52389342116874</text:p>
          </table:table-cell>
          <table:table-cell table:formula="of:=([.M182]-[.M181])/([.B181]-[.B182])" office:value-type="float" office:value="7.28849495632936" calcext:value-type="float">
            <text:p>7.28849495632936</text:p>
          </table:table-cell>
          <table:table-cell table:formula="of:=([.N182]-[.N181])/([.B181]-[.B182])" office:value-type="float" office:value="-1.00530964914934" calcext:value-type="float">
            <text:p>-1.00530964914934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2]/120" office:value-type="float" office:value="1.45833333333333" calcext:value-type="float">
            <text:p>1.45833333333333</text:p>
          </table:table-cell>
          <table:table-cell table:style-name="Default" office:value-type="float" office:value="43.194" calcext:value-type="float">
            <text:p>43.194</text:p>
          </table:table-cell>
          <table:table-cell table:style-name="Default" office:value-type="float" office:value="-15.059" calcext:value-type="float">
            <text:p>-15.059</text:p>
          </table:table-cell>
          <table:table-cell table:style-name="Default" office:value-type="float" office:value="19.936" calcext:value-type="float">
            <text:p>19.936</text:p>
          </table:table-cell>
          <table:table-cell table:style-name="Default" office:value-type="float" office:value="-13.488" calcext:value-type="float">
            <text:p>-13.488</text:p>
          </table:table-cell>
          <table:table-cell table:formula="of:=[.C182]*2*PI()/360" office:value-type="float" office:value="0.753877517106431" calcext:value-type="float">
            <text:p>0.753877517106431</text:p>
          </table:table-cell>
          <table:table-cell table:formula="of:=[.D182]*2*PI()/360" office:value-type="float" office:value="-0.262829132057826" calcext:value-type="float">
            <text:p>-0.262829132057826</text:p>
          </table:table-cell>
          <table:table-cell table:formula="of:=[.E182]*2*PI()/360" office:value-type="float" office:value="0.347948839677589" calcext:value-type="float">
            <text:p>0.347948839677589</text:p>
          </table:table-cell>
          <table:table-cell table:formula="of:=[.F182]*2*PI()/360" office:value-type="float" office:value="-0.235410009508995" calcext:value-type="float">
            <text:p>-0.235410009508995</text:p>
          </table:table-cell>
          <table:table-cell table:formula="of:=([.G183]-[.G182])/([.B182]-[.B183])" office:value-type="float" office:value="2.83999975884519" calcext:value-type="float">
            <text:p>2.83999975884519</text:p>
          </table:table-cell>
          <table:table-cell table:formula="of:=([.H183]-[.H182])/([.B182]-[.B183])" office:value-type="float" office:value="0.301592894744621" calcext:value-type="float">
            <text:p>0.301592894744621</text:p>
          </table:table-cell>
          <table:table-cell table:formula="of:=([.I183]-[.I182])/([.B182]-[.B183])" office:value-type="float" office:value="-1.37601758227234" calcext:value-type="float">
            <text:p>-1.37601758227234</text:p>
          </table:table-cell>
          <table:table-cell table:formula="of:=([.J183]-[.J182])/([.B182]-[.B183])" office:value-type="float" office:value="-1.59174027781883" calcext:value-type="float">
            <text:p>-1.59174027781883</text:p>
          </table:table-cell>
          <table:table-cell table:formula="of:=([.K183]-[.K182])/([.B182]-[.B183])" office:value-type="float" office:value="5.52920307032539" calcext:value-type="float">
            <text:p>5.52920307032539</text:p>
          </table:table-cell>
          <table:table-cell table:formula="of:=([.L183]-[.L182])/([.B182]-[.B183])" office:value-type="float" office:value="0.753982236862132" calcext:value-type="float">
            <text:p>0.753982236862132</text:p>
          </table:table-cell>
          <table:table-cell table:formula="of:=([.M183]-[.M182])/([.B182]-[.B183])" office:value-type="float" office:value="7.03716754403665" calcext:value-type="float">
            <text:p>7.03716754403665</text:p>
          </table:table-cell>
          <table:table-cell table:formula="of:=([.N183]-[.N182])/([.B182]-[.B183])" office:value-type="float" office:value="-2.5132741228763" calcext:value-type="float">
            <text:p>-2.5132741228763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3]/120" office:value-type="float" office:value="1.46666666666667" calcext:value-type="float">
            <text:p>1.46666666666667</text:p>
          </table:table-cell>
          <table:table-cell table:style-name="Default" office:value-type="float" office:value="41.838" calcext:value-type="float">
            <text:p>41.838</text:p>
          </table:table-cell>
          <table:table-cell table:style-name="Default" office:value-type="float" office:value="-15.203" calcext:value-type="float">
            <text:p>-15.203</text:p>
          </table:table-cell>
          <table:table-cell table:style-name="Default" office:value-type="float" office:value="20.593" calcext:value-type="float">
            <text:p>20.593</text:p>
          </table:table-cell>
          <table:table-cell table:style-name="Default" office:value-type="float" office:value="-12.728" calcext:value-type="float">
            <text:p>-12.728</text:p>
          </table:table-cell>
          <table:table-cell table:formula="of:=[.C183]*2*PI()/360" office:value-type="float" office:value="0.730210852449388" calcext:value-type="float">
            <text:p>0.730210852449388</text:p>
          </table:table-cell>
          <table:table-cell table:formula="of:=[.D183]*2*PI()/360" office:value-type="float" office:value="-0.265342406180698" calcext:value-type="float">
            <text:p>-0.265342406180698</text:p>
          </table:table-cell>
          <table:table-cell table:formula="of:=[.E183]*2*PI()/360" office:value-type="float" office:value="0.359415652863192" calcext:value-type="float">
            <text:p>0.359415652863192</text:p>
          </table:table-cell>
          <table:table-cell table:formula="of:=[.F183]*2*PI()/360" office:value-type="float" office:value="-0.222145507193838" calcext:value-type="float">
            <text:p>-0.222145507193838</text:p>
          </table:table-cell>
          <table:table-cell table:formula="of:=([.G184]-[.G183])/([.B183]-[.B184])" office:value-type="float" office:value="2.79392306659248" calcext:value-type="float">
            <text:p>2.79392306659248</text:p>
          </table:table-cell>
          <table:table-cell table:formula="of:=([.H184]-[.H183])/([.B183]-[.B184])" office:value-type="float" office:value="0.295309709437437" calcext:value-type="float">
            <text:p>0.295309709437437</text:p>
          </table:table-cell>
          <table:table-cell table:formula="of:=([.I184]-[.I183])/([.B183]-[.B184])" office:value-type="float" office:value="-1.43466064513931" calcext:value-type="float">
            <text:p>-1.43466064513931</text:p>
          </table:table-cell>
          <table:table-cell table:formula="of:=([.J184]-[.J183])/([.B183]-[.B184])" office:value-type="float" office:value="-1.57079632679486" calcext:value-type="float">
            <text:p>-1.57079632679486</text:p>
          </table:table-cell>
          <table:table-cell table:formula="of:=([.K184]-[.K183])/([.B183]-[.B184])" office:value-type="float" office:value="11.3097335529182" calcext:value-type="float">
            <text:p>11.3097335529182</text:p>
          </table:table-cell>
          <table:table-cell table:formula="of:=([.L184]-[.L183])/([.B183]-[.B184])" office:value-type="float" office:value="-3.51858377202187" calcext:value-type="float">
            <text:p>-3.51858377202187</text:p>
          </table:table-cell>
          <table:table-cell table:formula="of:=([.M184]-[.M183])/([.B183]-[.B184])" office:value-type="float" office:value="6.53451271947098" calcext:value-type="float">
            <text:p>6.53451271947098</text:p>
          </table:table-cell>
          <table:table-cell table:formula="of:=([.N184]-[.N183])/([.B183]-[.B184])" office:value-type="float" office:value="-3.5185837720159" calcext:value-type="float">
            <text:p>-3.5185837720159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4]/120" office:value-type="float" office:value="1.475" calcext:value-type="float">
            <text:p>1.475</text:p>
          </table:table-cell>
          <table:table-cell table:style-name="Default" office:value-type="float" office:value="40.504" calcext:value-type="float">
            <text:p>40.504</text:p>
          </table:table-cell>
          <table:table-cell table:style-name="Default" office:value-type="float" office:value="-15.344" calcext:value-type="float">
            <text:p>-15.344</text:p>
          </table:table-cell>
          <table:table-cell table:style-name="Default" office:value-type="float" office:value="21.278" calcext:value-type="float">
            <text:p>21.278</text:p>
          </table:table-cell>
          <table:table-cell table:style-name="Default" office:value-type="float" office:value="-11.978" calcext:value-type="float">
            <text:p>-11.978</text:p>
          </table:table-cell>
          <table:table-cell table:formula="of:=[.C184]*2*PI()/360" office:value-type="float" office:value="0.706928160227783" calcext:value-type="float">
            <text:p>0.706928160227783</text:p>
          </table:table-cell>
          <table:table-cell table:formula="of:=[.D184]*2*PI()/360" office:value-type="float" office:value="-0.26780332042601" calcext:value-type="float">
            <text:p>-0.26780332042601</text:p>
          </table:table-cell>
          <table:table-cell table:formula="of:=[.E184]*2*PI()/360" office:value-type="float" office:value="0.371371158239353" calcext:value-type="float">
            <text:p>0.371371158239353</text:p>
          </table:table-cell>
          <table:table-cell table:formula="of:=[.F184]*2*PI()/360" office:value-type="float" office:value="-0.209055537803881" calcext:value-type="float">
            <text:p>-0.209055537803881</text:p>
          </table:table-cell>
          <table:table-cell table:formula="of:=([.G185]-[.G184])/([.B184]-[.B185])" office:value-type="float" office:value="2.69967528698482" calcext:value-type="float">
            <text:p>2.69967528698482</text:p>
          </table:table-cell>
          <table:table-cell table:formula="of:=([.H185]-[.H184])/([.B184]-[.B185])" office:value-type="float" office:value="0.324631240870953" calcext:value-type="float">
            <text:p>0.324631240870953</text:p>
          </table:table-cell>
          <table:table-cell table:formula="of:=([.I185]-[.I184])/([.B184]-[.B185])" office:value-type="float" office:value="-1.48911491780157" calcext:value-type="float">
            <text:p>-1.48911491780157</text:p>
          </table:table-cell>
          <table:table-cell table:formula="of:=([.J185]-[.J184])/([.B184]-[.B185])" office:value-type="float" office:value="-1.5414747953614" calcext:value-type="float">
            <text:p>-1.5414747953614</text:p>
          </table:table-cell>
          <table:table-cell table:formula="of:=([.K185]-[.K184])/([.B184]-[.B185])" office:value-type="float" office:value="17.3415914478122" calcext:value-type="float">
            <text:p>17.3415914478122</text:p>
          </table:table-cell>
          <table:table-cell table:formula="of:=([.L185]-[.L184])/([.B184]-[.B185])" office:value-type="float" office:value="-7.79114978090162" calcext:value-type="float">
            <text:p>-7.79114978090162</text:p>
          </table:table-cell>
          <table:table-cell table:formula="of:=([.M185]-[.M184])/([.B184]-[.B185])" office:value-type="float" office:value="6.03185789489192" calcext:value-type="float">
            <text:p>6.03185789489192</text:p>
          </table:table-cell>
          <table:table-cell table:formula="of:=([.N185]-[.N184])/([.B184]-[.B185])" office:value-type="float" office:value="-4.02123859659489" calcext:value-type="float">
            <text:p>-4.02123859659489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5]/120" office:value-type="float" office:value="1.48333333333333" calcext:value-type="float">
            <text:p>1.48333333333333</text:p>
          </table:table-cell>
          <table:table-cell table:style-name="Default" office:value-type="float" office:value="39.215" calcext:value-type="float">
            <text:p>39.215</text:p>
          </table:table-cell>
          <table:table-cell table:style-name="Default" office:value-type="float" office:value="-15.499" calcext:value-type="float">
            <text:p>-15.499</text:p>
          </table:table-cell>
          <table:table-cell table:style-name="Default" office:value-type="float" office:value="21.989" calcext:value-type="float">
            <text:p>21.989</text:p>
          </table:table-cell>
          <table:table-cell table:style-name="Default" office:value-type="float" office:value="-11.242" calcext:value-type="float">
            <text:p>-11.242</text:p>
          </table:table-cell>
          <table:table-cell table:formula="of:=[.C185]*2*PI()/360" office:value-type="float" office:value="0.684430866169576" calcext:value-type="float">
            <text:p>0.684430866169576</text:p>
          </table:table-cell>
          <table:table-cell table:formula="of:=[.D185]*2*PI()/360" office:value-type="float" office:value="-0.270508580766601" calcext:value-type="float">
            <text:p>-0.270508580766601</text:p>
          </table:table-cell>
          <table:table-cell table:formula="of:=[.E185]*2*PI()/360" office:value-type="float" office:value="0.383780449221033" calcext:value-type="float">
            <text:p>0.383780449221033</text:p>
          </table:table-cell>
          <table:table-cell table:formula="of:=[.F185]*2*PI()/360" office:value-type="float" office:value="-0.196209914509203" calcext:value-type="float">
            <text:p>-0.196209914509203</text:p>
          </table:table-cell>
          <table:table-cell table:formula="of:=([.G186]-[.G185])/([.B185]-[.B186])" office:value-type="float" office:value="2.55516202491972" calcext:value-type="float">
            <text:p>2.55516202491972</text:p>
          </table:table-cell>
          <table:table-cell table:formula="of:=([.H186]-[.H185])/([.B185]-[.B186])" office:value-type="float" office:value="0.389557489045133" calcext:value-type="float">
            <text:p>0.389557489045133</text:p>
          </table:table-cell>
          <table:table-cell table:formula="of:=([.I186]-[.I185])/([.B185]-[.B186])" office:value-type="float" office:value="-1.539380400259" calcext:value-type="float">
            <text:p>-1.539380400259</text:p>
          </table:table-cell>
          <table:table-cell table:formula="of:=([.J186]-[.J185])/([.B185]-[.B186])" office:value-type="float" office:value="-1.50796447372311" calcext:value-type="float">
            <text:p>-1.50796447372311</text:p>
          </table:table-cell>
          <table:table-cell table:formula="of:=([.K186]-[.K185])/([.B185]-[.B186])" office:value-type="float" office:value="22.1168122812754" calcext:value-type="float">
            <text:p>22.1168122812754</text:p>
          </table:table-cell>
          <table:table-cell table:formula="of:=([.L186]-[.L185])/([.B185]-[.B186])" office:value-type="float" office:value="-11.5610609652108" calcext:value-type="float">
            <text:p>-11.5610609652108</text:p>
          </table:table-cell>
          <table:table-cell table:formula="of:=([.M186]-[.M185])/([.B185]-[.B186])" office:value-type="float" office:value="5.2778756580307" calcext:value-type="float">
            <text:p>5.2778756580307</text:p>
          </table:table-cell>
          <table:table-cell table:formula="of:=([.N186]-[.N185])/([.B185]-[.B186])" office:value-type="float" office:value="-4.52389342116912" calcext:value-type="float">
            <text:p>-4.52389342116912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6]/120" office:value-type="float" office:value="1.49166666666667" calcext:value-type="float">
            <text:p>1.49166666666667</text:p>
          </table:table-cell>
          <table:table-cell table:style-name="Default" office:value-type="float" office:value="37.995" calcext:value-type="float">
            <text:p>37.995</text:p>
          </table:table-cell>
          <table:table-cell table:style-name="Default" office:value-type="float" office:value="-15.685" calcext:value-type="float">
            <text:p>-15.685</text:p>
          </table:table-cell>
          <table:table-cell table:style-name="Default" office:value-type="float" office:value="22.724" calcext:value-type="float">
            <text:p>22.724</text:p>
          </table:table-cell>
          <table:table-cell table:style-name="Default" office:value-type="float" office:value="-10.522" calcext:value-type="float">
            <text:p>-10.522</text:p>
          </table:table-cell>
          <table:table-cell table:formula="of:=[.C186]*2*PI()/360" office:value-type="float" office:value="0.663137849295245" calcext:value-type="float">
            <text:p>0.663137849295245</text:p>
          </table:table-cell>
          <table:table-cell table:formula="of:=[.D186]*2*PI()/360" office:value-type="float" office:value="-0.273754893175311" calcext:value-type="float">
            <text:p>-0.273754893175311</text:p>
          </table:table-cell>
          <table:table-cell table:formula="of:=[.E186]*2*PI()/360" office:value-type="float" office:value="0.396608619223191" calcext:value-type="float">
            <text:p>0.396608619223191</text:p>
          </table:table-cell>
          <table:table-cell table:formula="of:=[.F186]*2*PI()/360" office:value-type="float" office:value="-0.183643543894843" calcext:value-type="float">
            <text:p>-0.183643543894843</text:p>
          </table:table-cell>
          <table:table-cell table:formula="of:=([.G187]-[.G186])/([.B186]-[.B187])" office:value-type="float" office:value="2.37085525590909" calcext:value-type="float">
            <text:p>2.37085525590909</text:p>
          </table:table-cell>
          <table:table-cell table:formula="of:=([.H187]-[.H186])/([.B186]-[.B187])" office:value-type="float" office:value="0.485899663755222" calcext:value-type="float">
            <text:p>0.485899663755222</text:p>
          </table:table-cell>
          <table:table-cell table:formula="of:=([.I187]-[.I186])/([.B186]-[.B187])" office:value-type="float" office:value="-1.58336269740926" calcext:value-type="float">
            <text:p>-1.58336269740926</text:p>
          </table:table-cell>
          <table:table-cell table:formula="of:=([.J187]-[.J186])/([.B186]-[.B187])" office:value-type="float" office:value="-1.47026536188003" calcext:value-type="float">
            <text:p>-1.47026536188003</text:p>
          </table:table-cell>
          <table:table-cell table:formula="of:=([.K187]-[.K186])/([.B186]-[.B187])" office:value-type="float" office:value="24.6300864041423" calcext:value-type="float">
            <text:p>24.6300864041423</text:p>
          </table:table-cell>
          <table:table-cell table:formula="of:=([.L187]-[.L186])/([.B186]-[.B187])" office:value-type="float" office:value="-13.3203528512213" calcext:value-type="float">
            <text:p>-13.3203528512213</text:p>
          </table:table-cell>
          <table:table-cell table:formula="of:=([.M187]-[.M186])/([.B186]-[.B187])" office:value-type="float" office:value="4.27256600888301" calcext:value-type="float">
            <text:p>4.27256600888301</text:p>
          </table:table-cell>
          <table:table-cell table:formula="of:=([.N187]-[.N186])/([.B186]-[.B187])" office:value-type="float" office:value="-4.02123859659529" calcext:value-type="float">
            <text:p>-4.02123859659529</text:p>
          </table:table-cell>
          <table:table-cell table:number-columns-repeated="100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7]/120" office:value-type="float" office:value="1.5" calcext:value-type="float">
            <text:p>1.5</text:p>
          </table:table-cell>
          <table:table-cell table:style-name="Default" office:value-type="float" office:value="36.863" calcext:value-type="float">
            <text:p>36.863</text:p>
          </table:table-cell>
          <table:table-cell table:style-name="Default" office:value-type="float" office:value="-15.917" calcext:value-type="float">
            <text:p>-15.917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-9.82" calcext:value-type="float">
            <text:p>-9.82</text:p>
          </table:table-cell>
          <table:table-cell table:formula="of:=[.C187]*2*PI()/360" office:value-type="float" office:value="0.64338072216267" calcext:value-type="float">
            <text:p>0.64338072216267</text:p>
          </table:table-cell>
          <table:table-cell table:formula="of:=[.D187]*2*PI()/360" office:value-type="float" office:value="-0.277804057039937" calcext:value-type="float">
            <text:p>-0.277804057039937</text:p>
          </table:table-cell>
          <table:table-cell table:formula="of:=[.E187]*2*PI()/360" office:value-type="float" office:value="0.409803308368269" calcext:value-type="float">
            <text:p>0.409803308368269</text:p>
          </table:table-cell>
          <table:table-cell table:formula="of:=[.F187]*2*PI()/360" office:value-type="float" office:value="-0.171391332545843" calcext:value-type="float">
            <text:p>-0.171391332545843</text:p>
          </table:table-cell>
          <table:table-cell table:formula="of:=([.G188]-[.G187])/([.B187]-[.B188])" office:value-type="float" office:value="2.16560453587458" calcext:value-type="float">
            <text:p>2.16560453587458</text:p>
          </table:table-cell>
          <table:table-cell table:formula="of:=([.H188]-[.H187])/([.B187]-[.B188])" office:value-type="float" office:value="0.596902604182066" calcext:value-type="float">
            <text:p>0.596902604182066</text:p>
          </table:table-cell>
          <table:table-cell table:formula="of:=([.I188]-[.I187])/([.B187]-[.B188])" office:value-type="float" office:value="-1.61896741414995" calcext:value-type="float">
            <text:p>-1.61896741414995</text:p>
          </table:table-cell>
          <table:table-cell table:formula="of:=([.J188]-[.J187])/([.B187]-[.B188])" office:value-type="float" office:value="-1.43675504024174" calcext:value-type="float">
            <text:p>-1.43675504024174</text:p>
          </table:table-cell>
          <table:table-cell table:formula="of:=([.K188]-[.K187])/([.B187]-[.B188])" office:value-type="float" office:value="24.1274315795692" calcext:value-type="float">
            <text:p>24.1274315795692</text:p>
          </table:table-cell>
          <table:table-cell table:formula="of:=([.L188]-[.L187])/([.B187]-[.B188])" office:value-type="float" office:value="-12.5663706143585" calcext:value-type="float">
            <text:p>-12.5663706143585</text:p>
          </table:table-cell>
          <table:table-cell table:formula="of:=([.M188]-[.M187])/([.B187]-[.B188])" office:value-type="float" office:value="4.02123859659406" calcext:value-type="float">
            <text:p>4.02123859659406</text:p>
          </table:table-cell>
          <table:table-cell table:formula="of:=([.N188]-[.N187])/([.B187]-[.B188])" office:value-type="float" office:value="-3.5185837720202" calcext:value-type="float">
            <text:p>-3.5185837720202</text:p>
          </table:table-cell>
          <table:table-cell table:number-columns-repeated="100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8]/120" office:value-type="float" office:value="1.50833333333333" calcext:value-type="float">
            <text:p>1.50833333333333</text:p>
          </table:table-cell>
          <table:table-cell table:style-name="Default" office:value-type="float" office:value="35.829" calcext:value-type="float">
            <text:p>35.829</text:p>
          </table:table-cell>
          <table:table-cell table:style-name="Default" office:value-type="float" office:value="-16.202" calcext:value-type="float">
            <text:p>-16.202</text:p>
          </table:table-cell>
          <table:table-cell table:style-name="Default" office:value-type="float" office:value="24.253" calcext:value-type="float">
            <text:p>24.253</text:p>
          </table:table-cell>
          <table:table-cell table:style-name="Default" office:value-type="float" office:value="-9.134" calcext:value-type="float">
            <text:p>-9.134</text:p>
          </table:table-cell>
          <table:table-cell table:formula="of:=[.C188]*2*PI()/360" office:value-type="float" office:value="0.625334017697048" calcext:value-type="float">
            <text:p>0.625334017697048</text:p>
          </table:table-cell>
          <table:table-cell table:formula="of:=[.D188]*2*PI()/360" office:value-type="float" office:value="-0.282778245408121" calcext:value-type="float">
            <text:p>-0.282778245408121</text:p>
          </table:table-cell>
          <table:table-cell table:formula="of:=[.E188]*2*PI()/360" office:value-type="float" office:value="0.423294703486185" calcext:value-type="float">
            <text:p>0.423294703486185</text:p>
          </table:table-cell>
          <table:table-cell table:formula="of:=[.F188]*2*PI()/360" office:value-type="float" office:value="-0.159418373877162" calcext:value-type="float">
            <text:p>-0.159418373877162</text:p>
          </table:table-cell>
          <table:table-cell table:formula="of:=([.G189]-[.G188])/([.B188]-[.B189])" office:value-type="float" office:value="1.96454260604483" calcext:value-type="float">
            <text:p>1.96454260604483</text:p>
          </table:table-cell>
          <table:table-cell table:formula="of:=([.H189]-[.H188])/([.B188]-[.B189])" office:value-type="float" office:value="0.701622359301719" calcext:value-type="float">
            <text:p>0.701622359301719</text:p>
          </table:table-cell>
          <table:table-cell table:formula="of:=([.I189]-[.I188])/([.B188]-[.B189])" office:value-type="float" office:value="-1.65247773578823" calcext:value-type="float">
            <text:p>-1.65247773578823</text:p>
          </table:table-cell>
          <table:table-cell table:formula="of:=([.J189]-[.J188])/([.B188]-[.B189])" office:value-type="float" office:value="-1.40743350880823" calcext:value-type="float">
            <text:p>-1.40743350880823</text:p>
          </table:table-cell>
          <table:table-cell table:formula="of:=([.K189]-[.K188])/([.B188]-[.B189])" office:value-type="float" office:value="18.8495559215409" calcext:value-type="float">
            <text:p>18.8495559215409</text:p>
          </table:table-cell>
          <table:table-cell table:formula="of:=([.L189]-[.L188])/([.B188]-[.B189])" office:value-type="float" office:value="-9.2991142546256" calcext:value-type="float">
            <text:p>-9.2991142546256</text:p>
          </table:table-cell>
          <table:table-cell table:formula="of:=([.M189]-[.M188])/([.B188]-[.B189])" office:value-type="float" office:value="3.76991118430916" calcext:value-type="float">
            <text:p>3.76991118430916</text:p>
          </table:table-cell>
          <table:table-cell table:formula="of:=([.N189]-[.N188])/([.B188]-[.B189])" office:value-type="float" office:value="-2.76460153515944" calcext:value-type="float">
            <text:p>-2.7646015351594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9]/120" office:value-type="float" office:value="1.51666666666667" calcext:value-type="float">
            <text:p>1.51666666666667</text:p>
          </table:table-cell>
          <table:table-cell table:style-name="Default" office:value-type="float" office:value="34.891" calcext:value-type="float">
            <text:p>34.891</text:p>
          </table:table-cell>
          <table:table-cell table:style-name="Default" office:value-type="float" office:value="-16.537" calcext:value-type="float">
            <text:p>-16.537</text:p>
          </table:table-cell>
          <table:table-cell table:style-name="Default" office:value-type="float" office:value="25.042" calcext:value-type="float">
            <text:p>25.042</text:p>
          </table:table-cell>
          <table:table-cell table:style-name="Default" office:value-type="float" office:value="-8.462" calcext:value-type="float">
            <text:p>-8.462</text:p>
          </table:table-cell>
          <table:table-cell table:formula="of:=[.C189]*2*PI()/360" office:value-type="float" office:value="0.608962829313341" calcext:value-type="float">
            <text:p>0.608962829313341</text:p>
          </table:table-cell>
          <table:table-cell table:formula="of:=[.D189]*2*PI()/360" office:value-type="float" office:value="-0.288625098402302" calcext:value-type="float">
            <text:p>-0.288625098402302</text:p>
          </table:table-cell>
          <table:table-cell table:formula="of:=[.E189]*2*PI()/360" office:value-type="float" office:value="0.43706535128442" calcext:value-type="float">
            <text:p>0.43706535128442</text:p>
          </table:table-cell>
          <table:table-cell table:formula="of:=[.F189]*2*PI()/360" office:value-type="float" office:value="-0.14768976130376" calcext:value-type="float">
            <text:p>-0.14768976130376</text:p>
          </table:table-cell>
          <table:table-cell table:formula="of:=([.G190]-[.G189])/([.B189]-[.B190])" office:value-type="float" office:value="1.80746297336533" calcext:value-type="float">
            <text:p>1.80746297336533</text:p>
          </table:table-cell>
          <table:table-cell table:formula="of:=([.H190]-[.H189])/([.B189]-[.B190])" office:value-type="float" office:value="0.779114978090266" calcext:value-type="float">
            <text:p>0.779114978090266</text:p>
          </table:table-cell>
          <table:table-cell table:formula="of:=([.I190]-[.I189])/([.B189]-[.B190])" office:value-type="float" office:value="-1.68389366232414" calcext:value-type="float">
            <text:p>-1.68389366232414</text:p>
          </table:table-cell>
          <table:table-cell table:formula="of:=([.J190]-[.J189])/([.B189]-[.B190])" office:value-type="float" office:value="-1.38439516268191" calcext:value-type="float">
            <text:p>-1.38439516268191</text:p>
          </table:table-cell>
          <table:table-cell table:formula="of:=([.K190]-[.K189])/([.B189]-[.B190])" office:value-type="float" office:value="11.8123883775028" calcext:value-type="float">
            <text:p>11.8123883775028</text:p>
          </table:table-cell>
          <table:table-cell table:formula="of:=([.L190]-[.L189])/([.B189]-[.B190])" office:value-type="float" office:value="-5.02654824574236" calcext:value-type="float">
            <text:p>-5.02654824574236</text:p>
          </table:table-cell>
          <table:table-cell table:formula="of:=([.M190]-[.M189])/([.B189]-[.B190])" office:value-type="float" office:value="4.52389342116243" calcext:value-type="float">
            <text:p>4.52389342116243</text:p>
          </table:table-cell>
          <table:table-cell table:formula="of:=([.N190]-[.N189])/([.B189]-[.B190])" office:value-type="float" office:value="-1.75929188601447" calcext:value-type="float">
            <text:p>-1.75929188601447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90]/120" office:value-type="float" office:value="1.525" calcext:value-type="float">
            <text:p>1.525</text:p>
          </table:table-cell>
          <table:table-cell table:style-name="Default" office:value-type="float" office:value="34.028" calcext:value-type="float">
            <text:p>34.028</text:p>
          </table:table-cell>
          <table:table-cell table:style-name="Default" office:value-type="float" office:value="-16.909" calcext:value-type="float">
            <text:p>-16.909</text:p>
          </table:table-cell>
          <table:table-cell table:style-name="Default" office:value-type="float" office:value="25.846" calcext:value-type="float">
            <text:p>25.846</text:p>
          </table:table-cell>
          <table:table-cell table:style-name="Default" office:value-type="float" office:value="-7.801" calcext:value-type="float">
            <text:p>-7.801</text:p>
          </table:table-cell>
          <table:table-cell table:formula="of:=[.C190]*2*PI()/360" office:value-type="float" office:value="0.59390063786863" calcext:value-type="float">
            <text:p>0.59390063786863</text:p>
          </table:table-cell>
          <table:table-cell table:formula="of:=[.D190]*2*PI()/360" office:value-type="float" office:value="-0.295117723219721" calcext:value-type="float">
            <text:p>-0.295117723219721</text:p>
          </table:table-cell>
          <table:table-cell table:formula="of:=[.E190]*2*PI()/360" office:value-type="float" office:value="0.451097798470454" calcext:value-type="float">
            <text:p>0.451097798470454</text:p>
          </table:table-cell>
          <table:table-cell table:formula="of:=[.F190]*2*PI()/360" office:value-type="float" office:value="-0.136153134948078" calcext:value-type="float">
            <text:p>-0.136153134948078</text:p>
          </table:table-cell>
          <table:table-cell table:formula="of:=([.G191]-[.G190])/([.B190]-[.B191])" office:value-type="float" office:value="1.7090264035528" calcext:value-type="float">
            <text:p>1.7090264035528</text:p>
          </table:table-cell>
          <table:table-cell table:formula="of:=([.H191]-[.H190])/([.B190]-[.B191])" office:value-type="float" office:value="0.821002880138119" calcext:value-type="float">
            <text:p>0.821002880138119</text:p>
          </table:table-cell>
          <table:table-cell table:formula="of:=([.I191]-[.I190])/([.B190]-[.B191])" office:value-type="float" office:value="-1.72159277416716" calcext:value-type="float">
            <text:p>-1.72159277416716</text:p>
          </table:table-cell>
          <table:table-cell table:formula="of:=([.J191]-[.J190])/([.B190]-[.B191])" office:value-type="float" office:value="-1.36973439696512" calcext:value-type="float">
            <text:p>-1.36973439696512</text:p>
          </table:table-cell>
          <table:table-cell table:formula="of:=([.K191]-[.K190])/([.B190]-[.B191])" office:value-type="float" office:value="6.78584013174666" calcext:value-type="float">
            <text:p>6.78584013174666</text:p>
          </table:table-cell>
          <table:table-cell table:formula="of:=([.L191]-[.L190])/([.B190]-[.B191])" office:value-type="float" office:value="-2.01061929829961" calcext:value-type="float">
            <text:p>-2.01061929829961</text:p>
          </table:table-cell>
          <table:table-cell table:formula="of:=([.M191]-[.M190])/([.B190]-[.B191])" office:value-type="float" office:value="5.02654824575035" calcext:value-type="float">
            <text:p>5.02654824575035</text:p>
          </table:table-cell>
          <table:table-cell table:formula="of:=([.N191]-[.N190])/([.B190]-[.B191])" office:value-type="float" office:value="-0.753982236857196" calcext:value-type="float">
            <text:p>-0.753982236857196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91]/120" office:value-type="float" office:value="1.53333333333333" calcext:value-type="float">
            <text:p>1.53333333333333</text:p>
          </table:table-cell>
          <table:table-cell table:style-name="Default" office:value-type="float" office:value="33.212" calcext:value-type="float">
            <text:p>33.212</text:p>
          </table:table-cell>
          <table:table-cell table:style-name="Default" office:value-type="float" office:value="-17.301" calcext:value-type="float">
            <text:p>-17.301</text:p>
          </table:table-cell>
          <table:table-cell table:style-name="Default" office:value-type="float" office:value="26.668" calcext:value-type="float">
            <text:p>26.668</text:p>
          </table:table-cell>
          <table:table-cell table:style-name="Default" office:value-type="float" office:value="-7.147" calcext:value-type="float">
            <text:p>-7.147</text:p>
          </table:table-cell>
          <table:table-cell table:formula="of:=[.C191]*2*PI()/360" office:value-type="float" office:value="0.579658751172357" calcext:value-type="float">
            <text:p>0.579658751172357</text:p>
          </table:table-cell>
          <table:table-cell table:formula="of:=[.D191]*2*PI()/360" office:value-type="float" office:value="-0.301959413887539" calcext:value-type="float">
            <text:p>-0.301959413887539</text:p>
          </table:table-cell>
          <table:table-cell table:formula="of:=[.E191]*2*PI()/360" office:value-type="float" office:value="0.465444404921848" calcext:value-type="float">
            <text:p>0.465444404921848</text:p>
          </table:table-cell>
          <table:table-cell table:formula="of:=[.F191]*2*PI()/360" office:value-type="float" office:value="-0.124738681640035" calcext:value-type="float">
            <text:p>-0.124738681640035</text:p>
          </table:table-cell>
          <table:table-cell table:formula="of:=([.G192]-[.G191])/([.B191]-[.B192])" office:value-type="float" office:value="1.65247773578825" calcext:value-type="float">
            <text:p>1.65247773578825</text:p>
          </table:table-cell>
          <table:table-cell table:formula="of:=([.H192]-[.H191])/([.B191]-[.B192])" office:value-type="float" office:value="0.837758040957282" calcext:value-type="float">
            <text:p>0.837758040957282</text:p>
          </table:table-cell>
          <table:table-cell table:formula="of:=([.I192]-[.I191])/([.B191]-[.B192])" office:value-type="float" office:value="-1.76348067621508" calcext:value-type="float">
            <text:p>-1.76348067621508</text:p>
          </table:table-cell>
          <table:table-cell table:formula="of:=([.J192]-[.J191])/([.B191]-[.B192])" office:value-type="float" office:value="-1.36345121165798" calcext:value-type="float">
            <text:p>-1.36345121165798</text:p>
          </table:table-cell>
          <table:table-cell table:formula="of:=([.K192]-[.K191])/([.B191]-[.B192])" office:value-type="float" office:value="5.52920307031963" calcext:value-type="float">
            <text:p>5.52920307031963</text:p>
          </table:table-cell>
          <table:table-cell table:formula="of:=([.L192]-[.L191])/([.B191]-[.B192])" office:value-type="float" office:value="-1.25663706143584" calcext:value-type="float">
            <text:p>-1.25663706143584</text:p>
          </table:table-cell>
          <table:table-cell table:formula="of:=([.M192]-[.M191])/([.B191]-[.B192])" office:value-type="float" office:value="4.77522083345447" calcext:value-type="float">
            <text:p>4.77522083345447</text:p>
          </table:table-cell>
          <table:table-cell table:formula="of:=([.N192]-[.N191])/([.B191]-[.B192])" office:value-type="float" office:value="-1.00530964914852" calcext:value-type="float">
            <text:p>-1.00530964914852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2]/120" office:value-type="float" office:value="1.54166666666667" calcext:value-type="float">
            <text:p>1.54166666666667</text:p>
          </table:table-cell>
          <table:table-cell table:style-name="Default" office:value-type="float" office:value="32.423" calcext:value-type="float">
            <text:p>32.423</text:p>
          </table:table-cell>
          <table:table-cell table:style-name="Default" office:value-type="float" office:value="-17.701" calcext:value-type="float">
            <text:p>-17.701</text:p>
          </table:table-cell>
          <table:table-cell table:style-name="Default" office:value-type="float" office:value="27.51" calcext:value-type="float">
            <text:p>27.51</text:p>
          </table:table-cell>
          <table:table-cell table:style-name="Default" office:value-type="float" office:value="-6.496" calcext:value-type="float">
            <text:p>-6.496</text:p>
          </table:table-cell>
          <table:table-cell table:formula="of:=[.C192]*2*PI()/360" office:value-type="float" office:value="0.565888103374121" calcext:value-type="float">
            <text:p>0.565888103374121</text:p>
          </table:table-cell>
          <table:table-cell table:formula="of:=[.D192]*2*PI()/360" office:value-type="float" office:value="-0.308940730895516" calcext:value-type="float">
            <text:p>-0.308940730895516</text:p>
          </table:table-cell>
          <table:table-cell table:formula="of:=[.E192]*2*PI()/360" office:value-type="float" office:value="0.48014007722364" calcext:value-type="float">
            <text:p>0.48014007722364</text:p>
          </table:table-cell>
          <table:table-cell table:formula="of:=[.F192]*2*PI()/360" office:value-type="float" office:value="-0.113376588209552" calcext:value-type="float">
            <text:p>-0.113376588209552</text:p>
          </table:table-cell>
          <table:table-cell table:formula="of:=([.G193]-[.G192])/([.B192]-[.B193])" office:value-type="float" office:value="1.60640104353558" calcext:value-type="float">
            <text:p>1.60640104353558</text:p>
          </table:table-cell>
          <table:table-cell table:formula="of:=([.H193]-[.H192])/([.B192]-[.B193])" office:value-type="float" office:value="0.848230016469248" calcext:value-type="float">
            <text:p>0.848230016469248</text:p>
          </table:table-cell>
          <table:table-cell table:formula="of:=([.I193]-[.I192])/([.B192]-[.B193])" office:value-type="float" office:value="-1.80327418316054" calcext:value-type="float">
            <text:p>-1.80327418316054</text:p>
          </table:table-cell>
          <table:table-cell table:formula="of:=([.J193]-[.J192])/([.B192]-[.B193])" office:value-type="float" office:value="-1.3550736312484" calcext:value-type="float">
            <text:p>-1.3550736312484</text:p>
          </table:table-cell>
          <table:table-cell table:formula="of:=([.K193]-[.K192])/([.B192]-[.B193])" office:value-type="float" office:value="7.79114978090322" calcext:value-type="float">
            <text:p>7.79114978090322</text:p>
          </table:table-cell>
          <table:table-cell table:formula="of:=([.L193]-[.L192])/([.B192]-[.B193])" office:value-type="float" office:value="-1.50796447372319" calcext:value-type="float">
            <text:p>-1.50796447372319</text:p>
          </table:table-cell>
          <table:table-cell table:formula="of:=([.M193]-[.M192])/([.B192]-[.B193])" office:value-type="float" office:value="4.77522083345924" calcext:value-type="float">
            <text:p>4.77522083345924</text:p>
          </table:table-cell>
          <table:table-cell table:formula="of:=([.N193]-[.N192])/([.B192]-[.B193])" office:value-type="float" office:value="-1.5079644737236" calcext:value-type="float">
            <text:p>-1.5079644737236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3]/120" office:value-type="float" office:value="1.55" calcext:value-type="float">
            <text:p>1.55</text:p>
          </table:table-cell>
          <table:table-cell table:style-name="Default" office:value-type="float" office:value="31.656" calcext:value-type="float">
            <text:p>31.656</text:p>
          </table:table-cell>
          <table:table-cell table:style-name="Default" office:value-type="float" office:value="-18.106" calcext:value-type="float">
            <text:p>-18.106</text:p>
          </table:table-cell>
          <table:table-cell table:style-name="Default" office:value-type="float" office:value="28.371" calcext:value-type="float">
            <text:p>28.371</text:p>
          </table:table-cell>
          <table:table-cell table:style-name="Default" office:value-type="float" office:value="-5.849" calcext:value-type="float">
            <text:p>-5.849</text:p>
          </table:table-cell>
          <table:table-cell table:formula="of:=[.C193]*2*PI()/360" office:value-type="float" office:value="0.552501428011325" calcext:value-type="float">
            <text:p>0.552501428011325</text:p>
          </table:table-cell>
          <table:table-cell table:formula="of:=[.D193]*2*PI()/360" office:value-type="float" office:value="-0.316009314366093" calcext:value-type="float">
            <text:p>-0.316009314366093</text:p>
          </table:table-cell>
          <table:table-cell table:formula="of:=[.E193]*2*PI()/360" office:value-type="float" office:value="0.495167362083311" calcext:value-type="float">
            <text:p>0.495167362083311</text:p>
          </table:table-cell>
          <table:table-cell table:formula="of:=[.F193]*2*PI()/360" office:value-type="float" office:value="-0.102084307949148" calcext:value-type="float">
            <text:p>-0.102084307949148</text:p>
          </table:table-cell>
          <table:table-cell table:formula="of:=([.G194]-[.G193])/([.B193]-[.B194])" office:value-type="float" office:value="1.54147479536139" calcext:value-type="float">
            <text:p>1.54147479536139</text:p>
          </table:table-cell>
          <table:table-cell table:formula="of:=([.H194]-[.H193])/([.B193]-[.B194])" office:value-type="float" office:value="0.860796387083608" calcext:value-type="float">
            <text:p>0.860796387083608</text:p>
          </table:table-cell>
          <table:table-cell table:formula="of:=([.I194]-[.I193])/([.B193]-[.B194])" office:value-type="float" office:value="-1.84306769010603" calcext:value-type="float">
            <text:p>-1.84306769010603</text:p>
          </table:table-cell>
          <table:table-cell table:formula="of:=([.J194]-[.J193])/([.B193]-[.B194])" office:value-type="float" office:value="-1.34250726063404" calcext:value-type="float">
            <text:p>-1.34250726063404</text:p>
          </table:table-cell>
          <table:table-cell table:formula="of:=([.K194]-[.K193])/([.B193]-[.B194])" office:value-type="float" office:value="12.0637157897838" calcext:value-type="float">
            <text:p>12.0637157897838</text:p>
          </table:table-cell>
          <table:table-cell table:formula="of:=([.L194]-[.L193])/([.B193]-[.B194])" office:value-type="float" office:value="-2.51327412287169" calcext:value-type="float">
            <text:p>-2.51327412287169</text:p>
          </table:table-cell>
          <table:table-cell table:formula="of:=([.M194]-[.M193])/([.B193]-[.B194])" office:value-type="float" office:value="3.76991118430516" calcext:value-type="float">
            <text:p>3.76991118430516</text:p>
          </table:table-cell>
          <table:table-cell table:formula="of:=([.N194]-[.N193])/([.B193]-[.B194])" office:value-type="float" office:value="-2.26194671058436" calcext:value-type="float">
            <text:p>-2.26194671058436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4]/120" office:value-type="float" office:value="1.55833333333333" calcext:value-type="float">
            <text:p>1.55833333333333</text:p>
          </table:table-cell>
          <table:table-cell table:style-name="Default" office:value-type="float" office:value="30.92" calcext:value-type="float">
            <text:p>30.92</text:p>
          </table:table-cell>
          <table:table-cell table:style-name="Default" office:value-type="float" office:value="-18.517" calcext:value-type="float">
            <text:p>-18.517</text:p>
          </table:table-cell>
          <table:table-cell table:style-name="Default" office:value-type="float" office:value="29.251" calcext:value-type="float">
            <text:p>29.251</text:p>
          </table:table-cell>
          <table:table-cell table:style-name="Default" office:value-type="float" office:value="-5.208" calcext:value-type="float">
            <text:p>-5.208</text:p>
          </table:table-cell>
          <table:table-cell table:formula="of:=[.C194]*2*PI()/360" office:value-type="float" office:value="0.539655804716647" calcext:value-type="float">
            <text:p>0.539655804716647</text:p>
          </table:table-cell>
          <table:table-cell table:formula="of:=[.D194]*2*PI()/360" office:value-type="float" office:value="-0.32318261759179" calcext:value-type="float">
            <text:p>-0.32318261759179</text:p>
          </table:table-cell>
          <table:table-cell table:formula="of:=[.E194]*2*PI()/360" office:value-type="float" office:value="0.510526259500861" calcext:value-type="float">
            <text:p>0.510526259500861</text:p>
          </table:table-cell>
          <table:table-cell table:formula="of:=[.F194]*2*PI()/360" office:value-type="float" office:value="-0.0908967474438647" calcext:value-type="float">
            <text:p>-0.090896747443865</text:p>
          </table:table-cell>
          <table:table-cell table:formula="of:=([.G195]-[.G194])/([.B194]-[.B195])" office:value-type="float" office:value="1.44094383044652" calcext:value-type="float">
            <text:p>1.44094383044652</text:p>
          </table:table-cell>
          <table:table-cell table:formula="of:=([.H195]-[.H194])/([.B194]-[.B195])" office:value-type="float" office:value="0.881740338107538" calcext:value-type="float">
            <text:p>0.881740338107538</text:p>
          </table:table-cell>
          <table:table-cell table:formula="of:=([.I195]-[.I194])/([.B194]-[.B195])" office:value-type="float" office:value="-1.87448361664191" calcext:value-type="float">
            <text:p>-1.87448361664191</text:p>
          </table:table-cell>
          <table:table-cell table:formula="of:=([.J195]-[.J194])/([.B194]-[.B195])" office:value-type="float" office:value="-1.3236577047125" calcext:value-type="float">
            <text:p>-1.3236577047125</text:p>
          </table:table-cell>
          <table:table-cell table:formula="of:=([.K195]-[.K194])/([.B194]-[.B195])" office:value-type="float" office:value="15.8336269740914" calcext:value-type="float">
            <text:p>15.8336269740914</text:p>
          </table:table-cell>
          <table:table-cell table:formula="of:=([.L195]-[.L194])/([.B194]-[.B195])" office:value-type="float" office:value="-3.01592894744556" calcext:value-type="float">
            <text:p>-3.01592894744556</text:p>
          </table:table-cell>
          <table:table-cell table:formula="of:=([.M195]-[.M194])/([.B194]-[.B195])" office:value-type="float" office:value="3.01592894744794" calcext:value-type="float">
            <text:p>3.01592894744794</text:p>
          </table:table-cell>
          <table:table-cell table:formula="of:=([.N195]-[.N194])/([.B194]-[.B195])" office:value-type="float" office:value="-3.26725635973327" calcext:value-type="float">
            <text:p>-3.26725635973327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5]/120" office:value-type="float" office:value="1.56666666666667" calcext:value-type="float">
            <text:p>1.56666666666667</text:p>
          </table:table-cell>
          <table:table-cell table:style-name="Default" office:value-type="float" office:value="30.232" calcext:value-type="float">
            <text:p>30.232</text:p>
          </table:table-cell>
          <table:table-cell table:style-name="Default" office:value-type="float" office:value="-18.938" calcext:value-type="float">
            <text:p>-18.938</text:p>
          </table:table-cell>
          <table:table-cell table:style-name="Default" office:value-type="float" office:value="30.146" calcext:value-type="float">
            <text:p>30.146</text:p>
          </table:table-cell>
          <table:table-cell table:style-name="Default" office:value-type="float" office:value="-4.576" calcext:value-type="float">
            <text:p>-4.576</text:p>
          </table:table-cell>
          <table:table-cell table:formula="of:=[.C195]*2*PI()/360" office:value-type="float" office:value="0.527647939462926" calcext:value-type="float">
            <text:p>0.527647939462926</text:p>
          </table:table-cell>
          <table:table-cell table:formula="of:=[.D195]*2*PI()/360" office:value-type="float" office:value="-0.330530453742686" calcext:value-type="float">
            <text:p>-0.330530453742686</text:p>
          </table:table-cell>
          <table:table-cell table:formula="of:=[.E195]*2*PI()/360" office:value-type="float" office:value="0.526146956306211" calcext:value-type="float">
            <text:p>0.526146956306211</text:p>
          </table:table-cell>
          <table:table-cell table:formula="of:=[.F195]*2*PI()/360" office:value-type="float" office:value="-0.0798662665712605" calcext:value-type="float">
            <text:p>-0.079866266571261</text:p>
          </table:table-cell>
          <table:table-cell table:formula="of:=([.G196]-[.G195])/([.B195]-[.B196])" office:value-type="float" office:value="1.30899693899576" calcext:value-type="float">
            <text:p>1.30899693899576</text:p>
          </table:table-cell>
          <table:table-cell table:formula="of:=([.H196]-[.H195])/([.B195]-[.B196])" office:value-type="float" office:value="0.906873079336251" calcext:value-type="float">
            <text:p>0.906873079336251</text:p>
          </table:table-cell>
          <table:table-cell table:formula="of:=([.I196]-[.I195])/([.B195]-[.B196])" office:value-type="float" office:value="-1.89961635787064" calcext:value-type="float">
            <text:p>-1.89961635787064</text:p>
          </table:table-cell>
          <table:table-cell table:formula="of:=([.J196]-[.J195])/([.B195]-[.B196])" office:value-type="float" office:value="-1.29643056838139" calcext:value-type="float">
            <text:p>-1.29643056838139</text:p>
          </table:table-cell>
          <table:table-cell table:formula="of:=([.K196]-[.K195])/([.B195]-[.B196])" office:value-type="float" office:value="19.1008833338275" calcext:value-type="float">
            <text:p>19.1008833338275</text:p>
          </table:table-cell>
          <table:table-cell table:formula="of:=([.L196]-[.L195])/([.B195]-[.B196])" office:value-type="float" office:value="-3.01592894744716" calcext:value-type="float">
            <text:p>-3.01592894744716</text:p>
          </table:table-cell>
          <table:table-cell table:formula="of:=([.M196]-[.M195])/([.B195]-[.B196])" office:value-type="float" office:value="2.51327412287011" calcext:value-type="float">
            <text:p>2.51327412287011</text:p>
          </table:table-cell>
          <table:table-cell table:formula="of:=([.N196]-[.N195])/([.B195]-[.B196])" office:value-type="float" office:value="-4.02123859659507" calcext:value-type="float">
            <text:p>-4.02123859659507</text:p>
          </table:table-cell>
          <table:table-cell table:number-columns-repeated="100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6]/120" office:value-type="float" office:value="1.575" calcext:value-type="float">
            <text:p>1.575</text:p>
          </table:table-cell>
          <table:table-cell table:style-name="Default" office:value-type="float" office:value="29.607" calcext:value-type="float">
            <text:p>29.607</text:p>
          </table:table-cell>
          <table:table-cell table:style-name="Default" office:value-type="float" office:value="-19.371" calcext:value-type="float">
            <text:p>-19.371</text:p>
          </table:table-cell>
          <table:table-cell table:style-name="Default" office:value-type="float" office:value="31.053" calcext:value-type="float">
            <text:p>31.053</text:p>
          </table:table-cell>
          <table:table-cell table:style-name="Default" office:value-type="float" office:value="-3.957" calcext:value-type="float">
            <text:p>-3.957</text:p>
          </table:table-cell>
          <table:table-cell table:formula="of:=[.C196]*2*PI()/360" office:value-type="float" office:value="0.516739631637961" calcext:value-type="float">
            <text:p>0.516739631637961</text:p>
          </table:table-cell>
          <table:table-cell table:formula="of:=[.D196]*2*PI()/360" office:value-type="float" office:value="-0.338087729403821" calcext:value-type="float">
            <text:p>-0.338087729403821</text:p>
          </table:table-cell>
          <table:table-cell table:formula="of:=[.E196]*2*PI()/360" office:value-type="float" office:value="0.541977092621799" calcext:value-type="float">
            <text:p>0.541977092621799</text:p>
          </table:table-cell>
          <table:table-cell table:formula="of:=[.F196]*2*PI()/360" office:value-type="float" office:value="-0.0690626785014156" calcext:value-type="float">
            <text:p>-0.069062678501416</text:p>
          </table:table-cell>
          <table:table-cell table:formula="of:=([.G197]-[.G196])/([.B196]-[.B197])" office:value-type="float" office:value="1.14982291121387" calcext:value-type="float">
            <text:p>1.14982291121387</text:p>
          </table:table-cell>
          <table:table-cell table:formula="of:=([.H197]-[.H196])/([.B196]-[.B197])" office:value-type="float" office:value="0.932005820564977" calcext:value-type="float">
            <text:p>0.932005820564977</text:p>
          </table:table-cell>
          <table:table-cell table:formula="of:=([.I197]-[.I196])/([.B196]-[.B197])" office:value-type="float" office:value="-1.92056030889456" calcext:value-type="float">
            <text:p>-1.92056030889456</text:p>
          </table:table-cell>
          <table:table-cell table:formula="of:=([.J197]-[.J196])/([.B196]-[.B197])" office:value-type="float" office:value="-1.2629202467431" calcext:value-type="float">
            <text:p>-1.2629202467431</text:p>
          </table:table-cell>
          <table:table-cell table:formula="of:=([.K197]-[.K196])/([.B196]-[.B197])" office:value-type="float" office:value="21.1115026321245" calcext:value-type="float">
            <text:p>21.1115026321245</text:p>
          </table:table-cell>
          <table:table-cell table:formula="of:=([.L197]-[.L196])/([.B196]-[.B197])" office:value-type="float" office:value="-1.7592918860105" calcext:value-type="float">
            <text:p>-1.7592918860105</text:p>
          </table:table-cell>
          <table:table-cell table:formula="of:=([.M197]-[.M196])/([.B196]-[.B197])" office:value-type="float" office:value="1.7592918860121" calcext:value-type="float">
            <text:p>1.7592918860121</text:p>
          </table:table-cell>
          <table:table-cell table:formula="of:=([.N197]-[.N196])/([.B196]-[.B197])" office:value-type="float" office:value="-4.27256600888221" calcext:value-type="float">
            <text:p>-4.27256600888221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7]/120" office:value-type="float" office:value="1.58333333333333" calcext:value-type="float">
            <text:p>1.58333333333333</text:p>
          </table:table-cell>
          <table:table-cell table:style-name="Default" office:value-type="float" office:value="29.058" calcext:value-type="float">
            <text:p>29.058</text:p>
          </table:table-cell>
          <table:table-cell table:style-name="Default" office:value-type="float" office:value="-19.816" calcext:value-type="float">
            <text:p>-19.816</text:p>
          </table:table-cell>
          <table:table-cell table:style-name="Default" office:value-type="float" office:value="31.97" calcext:value-type="float">
            <text:p>31.97</text:p>
          </table:table-cell>
          <table:table-cell table:style-name="Default" office:value-type="float" office:value="-3.354" calcext:value-type="float">
            <text:p>-3.354</text:p>
          </table:table-cell>
          <table:table-cell table:formula="of:=[.C197]*2*PI()/360" office:value-type="float" office:value="0.507157774044512" calcext:value-type="float">
            <text:p>0.507157774044512</text:p>
          </table:table-cell>
          <table:table-cell table:formula="of:=[.D197]*2*PI()/360" office:value-type="float" office:value="-0.345854444575196" calcext:value-type="float">
            <text:p>-0.345854444575196</text:p>
          </table:table-cell>
          <table:table-cell table:formula="of:=[.E197]*2*PI()/360" office:value-type="float" office:value="0.557981761862587" calcext:value-type="float">
            <text:p>0.557981761862587</text:p>
          </table:table-cell>
          <table:table-cell table:formula="of:=[.F197]*2*PI()/360" office:value-type="float" office:value="-0.0585383431118898" calcext:value-type="float">
            <text:p>-0.05853834311189</text:p>
          </table:table-cell>
          <table:table-cell table:formula="of:=([.G198]-[.G197])/([.B197]-[.B198])" office:value-type="float" office:value="0.973893722612832" calcext:value-type="float">
            <text:p>0.973893722612832</text:p>
          </table:table-cell>
          <table:table-cell table:formula="of:=([.H198]-[.H197])/([.B197]-[.B198])" office:value-type="float" office:value="0.946666586281731" calcext:value-type="float">
            <text:p>0.946666586281731</text:p>
          </table:table-cell>
          <table:table-cell table:formula="of:=([.I198]-[.I197])/([.B197]-[.B198])" office:value-type="float" office:value="-1.93522107461132" calcext:value-type="float">
            <text:p>-1.93522107461132</text:p>
          </table:table-cell>
          <table:table-cell table:formula="of:=([.J198]-[.J197])/([.B197]-[.B198])" office:value-type="float" office:value="-1.22731553000242" calcext:value-type="float">
            <text:p>-1.22731553000242</text:p>
          </table:table-cell>
          <table:table-cell table:formula="of:=([.K198]-[.K197])/([.B197]-[.B198])" office:value-type="float" office:value="21.6141574566993" calcext:value-type="float">
            <text:p>21.6141574566993</text:p>
          </table:table-cell>
          <table:table-cell table:formula="of:=([.L198]-[.L197])/([.B197]-[.B198])" office:value-type="float" office:value="0.00000000000382360809680905" calcext:value-type="float">
            <text:p>3.82360809680905E-12</text:p>
          </table:table-cell>
          <table:table-cell table:formula="of:=([.M198]-[.M197])/([.B197]-[.B198])" office:value-type="float" office:value="1.50796447371614" calcext:value-type="float">
            <text:p>1.50796447371614</text:p>
          </table:table-cell>
          <table:table-cell table:formula="of:=([.N198]-[.N197])/([.B197]-[.B198])" office:value-type="float" office:value="-3.26725635973722" calcext:value-type="float">
            <text:p>-3.26725635973722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8]/120" office:value-type="float" office:value="1.59166666666667" calcext:value-type="float">
            <text:p>1.59166666666667</text:p>
          </table:table-cell>
          <table:table-cell table:style-name="Default" office:value-type="float" office:value="28.593" calcext:value-type="float">
            <text:p>28.593</text:p>
          </table:table-cell>
          <table:table-cell table:style-name="Default" office:value-type="float" office:value="-20.268" calcext:value-type="float">
            <text:p>-20.268</text:p>
          </table:table-cell>
          <table:table-cell table:style-name="Default" office:value-type="float" office:value="32.894" calcext:value-type="float">
            <text:p>32.894</text:p>
          </table:table-cell>
          <table:table-cell table:style-name="Default" office:value-type="float" office:value="-2.768" calcext:value-type="float">
            <text:p>-2.768</text:p>
          </table:table-cell>
          <table:table-cell table:formula="of:=[.C198]*2*PI()/360" office:value-type="float" office:value="0.499041993022739" calcext:value-type="float">
            <text:p>0.499041993022739</text:p>
          </table:table-cell>
          <table:table-cell table:formula="of:=[.D198]*2*PI()/360" office:value-type="float" office:value="-0.353743332794211" calcext:value-type="float">
            <text:p>-0.353743332794211</text:p>
          </table:table-cell>
          <table:table-cell table:formula="of:=[.E198]*2*PI()/360" office:value-type="float" office:value="0.574108604151015" calcext:value-type="float">
            <text:p>0.574108604151015</text:p>
          </table:table-cell>
          <table:table-cell table:formula="of:=[.F198]*2*PI()/360" office:value-type="float" office:value="-0.048310713695203" calcext:value-type="float">
            <text:p>-0.048310713695203</text:p>
          </table:table-cell>
          <table:table-cell table:formula="of:=([.G199]-[.G198])/([.B198]-[.B199])" office:value-type="float" office:value="0.793775743807005" calcext:value-type="float">
            <text:p>0.793775743807005</text:p>
          </table:table-cell>
          <table:table-cell table:formula="of:=([.H199]-[.H198])/([.B198]-[.B199])" office:value-type="float" office:value="0.9466665862817" calcext:value-type="float">
            <text:p>0.9466665862817</text:p>
          </table:table-cell>
          <table:table-cell table:formula="of:=([.I199]-[.I198])/([.B198]-[.B199])" office:value-type="float" office:value="-1.94778744522563" calcext:value-type="float">
            <text:p>-1.94778744522563</text:p>
          </table:table-cell>
          <table:table-cell table:formula="of:=([.J199]-[.J198])/([.B198]-[.B199])" office:value-type="float" office:value="-1.20008839367127" calcext:value-type="float">
            <text:p>-1.20008839367127</text:p>
          </table:table-cell>
          <table:table-cell table:formula="of:=([.K199]-[.K198])/([.B198]-[.B199])" office:value-type="float" office:value="21.6141574566952" calcext:value-type="float">
            <text:p>21.6141574566952</text:p>
          </table:table-cell>
          <table:table-cell table:formula="of:=([.L199]-[.L198])/([.B198]-[.B199])" office:value-type="float" office:value="3.01592894744245" calcext:value-type="float">
            <text:p>3.01592894744245</text:p>
          </table:table-cell>
          <table:table-cell table:formula="of:=([.M199]-[.M198])/([.B198]-[.B199])" office:value-type="float" office:value="0.251327412294356" calcext:value-type="float">
            <text:p>0.251327412294356</text:p>
          </table:table-cell>
          <table:table-cell table:formula="of:=([.N199]-[.N198])/([.B198]-[.B199])" office:value-type="float" office:value="-2.01061929829359" calcext:value-type="float">
            <text:p>-2.01061929829359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9]/120" office:value-type="float" office:value="1.6" calcext:value-type="float">
            <text:p>1.6</text:p>
          </table:table-cell>
          <table:table-cell table:style-name="Default" office:value-type="float" office:value="28.214" calcext:value-type="float">
            <text:p>28.214</text:p>
          </table:table-cell>
          <table:table-cell table:style-name="Default" office:value-type="float" office:value="-20.72" calcext:value-type="float">
            <text:p>-20.72</text:p>
          </table:table-cell>
          <table:table-cell table:style-name="Default" office:value-type="float" office:value="33.824" calcext:value-type="float">
            <text:p>33.824</text:p>
          </table:table-cell>
          <table:table-cell table:style-name="Default" office:value-type="float" office:value="-2.195" calcext:value-type="float">
            <text:p>-2.195</text:p>
          </table:table-cell>
          <table:table-cell table:formula="of:=[.C199]*2*PI()/360" office:value-type="float" office:value="0.49242719515768" calcext:value-type="float">
            <text:p>0.49242719515768</text:p>
          </table:table-cell>
          <table:table-cell table:formula="of:=[.D199]*2*PI()/360" office:value-type="float" office:value="-0.361632221013225" calcext:value-type="float">
            <text:p>-0.361632221013225</text:p>
          </table:table-cell>
          <table:table-cell table:formula="of:=[.E199]*2*PI()/360" office:value-type="float" office:value="0.590340166194562" calcext:value-type="float">
            <text:p>0.590340166194562</text:p>
          </table:table-cell>
          <table:table-cell table:formula="of:=[.F199]*2*PI()/360" office:value-type="float" office:value="-0.0383099770812755" calcext:value-type="float">
            <text:p>-0.038309977081276</text:p>
          </table:table-cell>
          <table:table-cell table:formula="of:=([.G200]-[.G199])/([.B199]-[.B200])" office:value-type="float" office:value="0.613657765001208" calcext:value-type="float">
            <text:p>0.613657765001208</text:p>
          </table:table-cell>
          <table:table-cell table:formula="of:=([.H200]-[.H199])/([.B199]-[.B200])" office:value-type="float" office:value="0.921533845053012" calcext:value-type="float">
            <text:p>0.921533845053012</text:p>
          </table:table-cell>
          <table:table-cell table:formula="of:=([.I200]-[.I199])/([.B199]-[.B200])" office:value-type="float" office:value="-1.94988184032808" calcext:value-type="float">
            <text:p>-1.94988184032808</text:p>
          </table:table-cell>
          <table:table-cell table:formula="of:=([.J200]-[.J199])/([.B199]-[.B200])" office:value-type="float" office:value="-1.18333323285216" calcext:value-type="float">
            <text:p>-1.18333323285216</text:p>
          </table:table-cell>
          <table:table-cell table:formula="of:=([.K200]-[.K199])/([.B199]-[.B200])" office:value-type="float" office:value="21.3628300444102" calcext:value-type="float">
            <text:p>21.3628300444102</text:p>
          </table:table-cell>
          <table:table-cell table:formula="of:=([.L200]-[.L199])/([.B199]-[.B200])" office:value-type="float" office:value="5.52920307031884" calcext:value-type="float">
            <text:p>5.52920307031884</text:p>
          </table:table-cell>
          <table:table-cell table:formula="of:=([.M200]-[.M199])/([.B199]-[.B200])" office:value-type="float" office:value="-1.00530964914931" calcext:value-type="float">
            <text:p>-1.00530964914931</text:p>
          </table:table-cell>
          <table:table-cell table:formula="of:=([.N200]-[.N199])/([.B199]-[.B200])" office:value-type="float" office:value="-0.251327412287222" calcext:value-type="float">
            <text:p>-0.251327412287222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00]/120" office:value-type="float" office:value="1.60833333333333" calcext:value-type="float">
            <text:p>1.60833333333333</text:p>
          </table:table-cell>
          <table:table-cell table:style-name="Default" office:value-type="float" office:value="27.921" calcext:value-type="float">
            <text:p>27.921</text:p>
          </table:table-cell>
          <table:table-cell table:style-name="Default" office:value-type="float" office:value="-21.16" calcext:value-type="float">
            <text:p>-21.16</text:p>
          </table:table-cell>
          <table:table-cell table:style-name="Default" office:value-type="float" office:value="34.755" calcext:value-type="float">
            <text:p>34.755</text:p>
          </table:table-cell>
          <table:table-cell table:style-name="Default" office:value-type="float" office:value="-1.63" calcext:value-type="float">
            <text:p>-1.63</text:p>
          </table:table-cell>
          <table:table-cell table:formula="of:=[.C200]*2*PI()/360" office:value-type="float" office:value="0.487313380449337" calcext:value-type="float">
            <text:p>0.487313380449337</text:p>
          </table:table-cell>
          <table:table-cell table:formula="of:=[.D200]*2*PI()/360" office:value-type="float" office:value="-0.369311669722" calcext:value-type="float">
            <text:p>-0.369311669722</text:p>
          </table:table-cell>
          <table:table-cell table:formula="of:=[.E200]*2*PI()/360" office:value-type="float" office:value="0.606589181530629" calcext:value-type="float">
            <text:p>0.606589181530629</text:p>
          </table:table-cell>
          <table:table-cell table:formula="of:=[.F200]*2*PI()/360" office:value-type="float" office:value="-0.0284488668075076" calcext:value-type="float">
            <text:p>-0.028448866807508</text:p>
          </table:table-cell>
          <table:table-cell table:formula="of:=([.G201]-[.G200])/([.B200]-[.B201])" office:value-type="float" office:value="0.43563418129779" calcext:value-type="float">
            <text:p>0.43563418129779</text:p>
          </table:table-cell>
          <table:table-cell table:formula="of:=([.H201]-[.H200])/([.B200]-[.B201])" office:value-type="float" office:value="0.875457152800355" calcext:value-type="float">
            <text:p>0.875457152800355</text:p>
          </table:table-cell>
          <table:table-cell table:formula="of:=([.I201]-[.I200])/([.B200]-[.B201])" office:value-type="float" office:value="-1.9415042599185" calcext:value-type="float">
            <text:p>-1.9415042599185</text:p>
          </table:table-cell>
          <table:table-cell table:formula="of:=([.J201]-[.J200])/([.B200]-[.B201])" office:value-type="float" office:value="-1.18123883774977" calcext:value-type="float">
            <text:p>-1.18123883774977</text:p>
          </table:table-cell>
          <table:table-cell table:formula="of:=([.K201]-[.K200])/([.B200]-[.B201])" office:value-type="float" office:value="20.6088478075498" calcext:value-type="float">
            <text:p>20.6088478075498</text:p>
          </table:table-cell>
          <table:table-cell table:formula="of:=([.L201]-[.L200])/([.B200]-[.B201])" office:value-type="float" office:value="7.53982236861429" calcext:value-type="float">
            <text:p>7.53982236861429</text:p>
          </table:table-cell>
          <table:table-cell table:formula="of:=([.M201]-[.M200])/([.B200]-[.B201])" office:value-type="float" office:value="-2.51327412287329" calcext:value-type="float">
            <text:p>-2.51327412287329</text:p>
          </table:table-cell>
          <table:table-cell table:formula="of:=([.N201]-[.N200])/([.B200]-[.B201])" office:value-type="float" office:value="2.01061929829748" calcext:value-type="float">
            <text:p>2.01061929829748</text:p>
          </table:table-cell>
          <table:table-cell table:number-columns-repeated="100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01]/120" office:value-type="float" office:value="1.61666666666667" calcext:value-type="float">
            <text:p>1.61666666666667</text:p>
          </table:table-cell>
          <table:table-cell table:style-name="Default" office:value-type="float" office:value="27.713" calcext:value-type="float">
            <text:p>27.713</text:p>
          </table:table-cell>
          <table:table-cell table:style-name="Default" office:value-type="float" office:value="-21.578" calcext:value-type="float">
            <text:p>-21.578</text:p>
          </table:table-cell>
          <table:table-cell table:style-name="Default" office:value-type="float" office:value="35.682" calcext:value-type="float">
            <text:p>35.682</text:p>
          </table:table-cell>
          <table:table-cell table:style-name="Default" office:value-type="float" office:value="-1.066" calcext:value-type="float">
            <text:p>-1.066</text:p>
          </table:table-cell>
          <table:table-cell table:formula="of:=[.C201]*2*PI()/360" office:value-type="float" office:value="0.483683095605189" calcext:value-type="float">
            <text:p>0.483683095605189</text:p>
          </table:table-cell>
          <table:table-cell table:formula="of:=[.D201]*2*PI()/360" office:value-type="float" office:value="-0.376607145995336" calcext:value-type="float">
            <text:p>-0.376607145995336</text:p>
          </table:table-cell>
          <table:table-cell table:formula="of:=[.E201]*2*PI()/360" office:value-type="float" office:value="0.622768383696617" calcext:value-type="float">
            <text:p>0.622768383696617</text:p>
          </table:table-cell>
          <table:table-cell table:formula="of:=[.F201]*2*PI()/360" office:value-type="float" office:value="-0.0186052098262596" calcext:value-type="float">
            <text:p>-0.01860520982626</text:p>
          </table:table-cell>
          <table:table-cell table:formula="of:=([.G202]-[.G201])/([.B201]-[.B202])" office:value-type="float" office:value="0.263893782901542" calcext:value-type="float">
            <text:p>0.263893782901542</text:p>
          </table:table-cell>
          <table:table-cell table:formula="of:=([.H202]-[.H201])/([.B201]-[.B202])" office:value-type="float" office:value="0.812625299728569" calcext:value-type="float">
            <text:p>0.812625299728569</text:p>
          </table:table-cell>
          <table:table-cell table:formula="of:=([.I202]-[.I201])/([.B201]-[.B202])" office:value-type="float" office:value="-1.92056030889456" calcext:value-type="float">
            <text:p>-1.92056030889456</text:p>
          </table:table-cell>
          <table:table-cell table:formula="of:=([.J202]-[.J201])/([.B201]-[.B202])" office:value-type="float" office:value="-1.19799399856891" calcext:value-type="float">
            <text:p>-1.19799399856891</text:p>
          </table:table-cell>
          <table:table-cell table:formula="of:=([.K202]-[.K201])/([.B201]-[.B202])" office:value-type="float" office:value="18.3469010969647" calcext:value-type="float">
            <text:p>18.3469010969647</text:p>
          </table:table-cell>
          <table:table-cell table:formula="of:=([.L202]-[.L201])/([.B201]-[.B202])" office:value-type="float" office:value="6.03185789489431" calcext:value-type="float">
            <text:p>6.03185789489431</text:p>
          </table:table-cell>
          <table:table-cell table:formula="of:=([.M202]-[.M201])/([.B201]-[.B202])" office:value-type="float" office:value="-5.78053048260299" calcext:value-type="float">
            <text:p>-5.78053048260299</text:p>
          </table:table-cell>
          <table:table-cell table:formula="of:=([.N202]-[.N201])/([.B201]-[.B202])" office:value-type="float" office:value="2.01061929829754" calcext:value-type="float">
            <text:p>2.01061929829754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2]/120" office:value-type="float" office:value="1.625" calcext:value-type="float">
            <text:p>1.625</text:p>
          </table:table-cell>
          <table:table-cell table:style-name="Default" office:value-type="float" office:value="27.587" calcext:value-type="float">
            <text:p>27.587</text:p>
          </table:table-cell>
          <table:table-cell table:style-name="Default" office:value-type="float" office:value="-21.966" calcext:value-type="float">
            <text:p>-21.966</text:p>
          </table:table-cell>
          <table:table-cell table:style-name="Default" office:value-type="float" office:value="36.599" calcext:value-type="float">
            <text:p>36.599</text:p>
          </table:table-cell>
          <table:table-cell table:style-name="Default" office:value-type="float" office:value="-0.494" calcext:value-type="float">
            <text:p>-0.494</text:p>
          </table:table-cell>
          <table:table-cell table:formula="of:=[.C202]*2*PI()/360" office:value-type="float" office:value="0.481483980747676" calcext:value-type="float">
            <text:p>0.481483980747676</text:p>
          </table:table-cell>
          <table:table-cell table:formula="of:=[.D202]*2*PI()/360" office:value-type="float" office:value="-0.383379023493074" calcext:value-type="float">
            <text:p>-0.383379023493074</text:p>
          </table:table-cell>
          <table:table-cell table:formula="of:=[.E202]*2*PI()/360" office:value-type="float" office:value="0.638773052937405" calcext:value-type="float">
            <text:p>0.638773052937405</text:p>
          </table:table-cell>
          <table:table-cell table:formula="of:=[.F202]*2*PI()/360" office:value-type="float" office:value="-0.00862192650485199" calcext:value-type="float">
            <text:p>-0.008621926504852</text:p>
          </table:table-cell>
          <table:table-cell table:formula="of:=([.G203]-[.G202])/([.B202]-[.B203])" office:value-type="float" office:value="0.111002940426837" calcext:value-type="float">
            <text:p>0.111002940426837</text:p>
          </table:table-cell>
          <table:table-cell table:formula="of:=([.H203]-[.H202])/([.B202]-[.B203])" office:value-type="float" office:value="0.762359817271117" calcext:value-type="float">
            <text:p>0.762359817271117</text:p>
          </table:table-cell>
          <table:table-cell table:formula="of:=([.I203]-[.I202])/([.B202]-[.B203])" office:value-type="float" office:value="-1.87238922153953" calcext:value-type="float">
            <text:p>-1.87238922153953</text:p>
          </table:table-cell>
          <table:table-cell table:formula="of:=([.J203]-[.J202])/([.B202]-[.B203])" office:value-type="float" office:value="-1.21474915938806" calcext:value-type="float">
            <text:p>-1.21474915938806</text:p>
          </table:table-cell>
          <table:table-cell table:formula="of:=([.K203]-[.K202])/([.B202]-[.B203])" office:value-type="float" office:value="10.5557513160614" calcext:value-type="float">
            <text:p>10.5557513160614</text:p>
          </table:table-cell>
          <table:table-cell table:formula="of:=([.L203]-[.L202])/([.B202]-[.B203])" office:value-type="float" office:value="4.02123859659327" calcext:value-type="float">
            <text:p>4.02123859659327</text:p>
          </table:table-cell>
          <table:table-cell table:formula="of:=([.M203]-[.M202])/([.B202]-[.B203])" office:value-type="float" office:value="-8.79645943005253" calcext:value-type="float">
            <text:p>-8.79645943005253</text:p>
          </table:table-cell>
          <table:table-cell table:formula="of:=([.N203]-[.N202])/([.B202]-[.B203])" office:value-type="float" office:value="1.25663706143595" calcext:value-type="float">
            <text:p>1.25663706143595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3]/120" office:value-type="float" office:value="1.63333333333333" calcext:value-type="float">
            <text:p>1.63333333333333</text:p>
          </table:table-cell>
          <table:table-cell table:style-name="Default" office:value-type="float" office:value="27.534" calcext:value-type="float">
            <text:p>27.534</text:p>
          </table:table-cell>
          <table:table-cell table:style-name="Default" office:value-type="float" office:value="-22.33" calcext:value-type="float">
            <text:p>-22.33</text:p>
          </table:table-cell>
          <table:table-cell table:style-name="Default" office:value-type="float" office:value="37.493" calcext:value-type="float">
            <text:p>37.493</text:p>
          </table:table-cell>
          <table:table-cell table:style-name="Default" office:value-type="float" office:value="0.086" calcext:value-type="float">
            <text:p>0.086</text:p>
          </table:table-cell>
          <table:table-cell table:formula="of:=[.C203]*2*PI()/360" office:value-type="float" office:value="0.480558956244119" calcext:value-type="float">
            <text:p>0.480558956244119</text:p>
          </table:table-cell>
          <table:table-cell table:formula="of:=[.D203]*2*PI()/360" office:value-type="float" office:value="-0.389732021970334" calcext:value-type="float">
            <text:p>-0.389732021970334</text:p>
          </table:table-cell>
          <table:table-cell table:formula="of:=[.E203]*2*PI()/360" office:value-type="float" office:value="0.654376296450234" calcext:value-type="float">
            <text:p>0.654376296450234</text:p>
          </table:table-cell>
          <table:table-cell table:formula="of:=[.F203]*2*PI()/360" office:value-type="float" office:value="0.00150098315671512" calcext:value-type="float">
            <text:p>0.001500983156715</text:p>
          </table:table-cell>
          <table:table-cell table:formula="of:=([.G204]-[.G203])/([.B203]-[.B204])" office:value-type="float" office:value="0.0230383461263251" calcext:value-type="float">
            <text:p>0.023038346126325</text:p>
          </table:table-cell>
          <table:table-cell table:formula="of:=([.H204]-[.H203])/([.B203]-[.B204])" office:value-type="float" office:value="0.72884949563284" calcext:value-type="float">
            <text:p>0.72884949563284</text:p>
          </table:table-cell>
          <table:table-cell table:formula="of:=([.I204]-[.I203])/([.B203]-[.B204])" office:value-type="float" office:value="-1.79908539295576" calcext:value-type="float">
            <text:p>-1.79908539295576</text:p>
          </table:table-cell>
          <table:table-cell table:formula="of:=([.J204]-[.J203])/([.B203]-[.B204])" office:value-type="float" office:value="-1.22522113490002" calcext:value-type="float">
            <text:p>-1.22522113490002</text:p>
          </table:table-cell>
          <table:table-cell table:formula="of:=([.K204]-[.K203])/([.B203]-[.B204])" office:value-type="float" office:value="-3.01592894744636" calcext:value-type="float">
            <text:p>-3.01592894744636</text:p>
          </table:table-cell>
          <table:table-cell table:formula="of:=([.L204]-[.L203])/([.B203]-[.B204])" office:value-type="float" office:value="1.25663706143664" calcext:value-type="float">
            <text:p>1.25663706143664</text:p>
          </table:table-cell>
          <table:table-cell table:formula="of:=([.M204]-[.M203])/([.B203]-[.B204])" office:value-type="float" office:value="-10.8070787283496" calcext:value-type="float">
            <text:p>-10.8070787283496</text:p>
          </table:table-cell>
          <table:table-cell table:formula="of:=([.N204]-[.N203])/([.B203]-[.B204])" office:value-type="float" office:value="-1.75929188601039" calcext:value-type="float">
            <text:p>-1.75929188601039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4]/120" office:value-type="float" office:value="1.64166666666667" calcext:value-type="float">
            <text:p>1.64166666666667</text:p>
          </table:table-cell>
          <table:table-cell table:style-name="Default" office:value-type="float" office:value="27.523" calcext:value-type="float">
            <text:p>27.523</text:p>
          </table:table-cell>
          <table:table-cell table:style-name="Default" office:value-type="float" office:value="-22.678" calcext:value-type="float">
            <text:p>-22.678</text:p>
          </table:table-cell>
          <table:table-cell table:style-name="Default" office:value-type="float" office:value="38.352" calcext:value-type="float">
            <text:p>38.352</text:p>
          </table:table-cell>
          <table:table-cell table:style-name="Default" office:value-type="float" office:value="0.671" calcext:value-type="float">
            <text:p>0.671</text:p>
          </table:table-cell>
          <table:table-cell table:formula="of:=[.C204]*2*PI()/360" office:value-type="float" office:value="0.480366970026399" calcext:value-type="float">
            <text:p>0.480366970026399</text:p>
          </table:table-cell>
          <table:table-cell table:formula="of:=[.D204]*2*PI()/360" office:value-type="float" office:value="-0.395805767767274" calcext:value-type="float">
            <text:p>-0.395805767767274</text:p>
          </table:table-cell>
          <table:table-cell table:formula="of:=[.E204]*2*PI()/360" office:value-type="float" office:value="0.669368674724865" calcext:value-type="float">
            <text:p>0.669368674724865</text:p>
          </table:table-cell>
          <table:table-cell table:formula="of:=[.F204]*2*PI()/360" office:value-type="float" office:value="0.011711159280882" calcext:value-type="float">
            <text:p>0.011711159280882</text:p>
          </table:table-cell>
          <table:table-cell table:formula="of:=([.G205]-[.G204])/([.B204]-[.B205])" office:value-type="float" office:value="0.0481710873550447" calcext:value-type="float">
            <text:p>0.048171087355045</text:p>
          </table:table-cell>
          <table:table-cell table:formula="of:=([.H205]-[.H204])/([.B204]-[.B205])" office:value-type="float" office:value="0.718377520120868" calcext:value-type="float">
            <text:p>0.718377520120868</text:p>
          </table:table-cell>
          <table:table-cell table:formula="of:=([.I205]-[.I204])/([.B204]-[.B205])" office:value-type="float" office:value="-1.70902640355285" calcext:value-type="float">
            <text:p>-1.70902640355285</text:p>
          </table:table-cell>
          <table:table-cell table:formula="of:=([.J205]-[.J204])/([.B204]-[.B205])" office:value-type="float" office:value="-1.21056036918327" calcext:value-type="float">
            <text:p>-1.21056036918327</text:p>
          </table:table-cell>
          <table:table-cell table:formula="of:=([.K205]-[.K204])/([.B204]-[.B205])" office:value-type="float" office:value="-21.6141574566984" calcext:value-type="float">
            <text:p>-21.6141574566984</text:p>
          </table:table-cell>
          <table:table-cell table:formula="of:=([.L205]-[.L204])/([.B204]-[.B205])" office:value-type="float" office:value="0.00000000000229150032282633" calcext:value-type="float">
            <text:p>2.29150032282633E-12</text:p>
          </table:table-cell>
          <table:table-cell table:formula="of:=([.M205]-[.M204])/([.B204]-[.B205])" office:value-type="float" office:value="-12.3150432020755" calcext:value-type="float">
            <text:p>-12.3150432020755</text:p>
          </table:table-cell>
          <table:table-cell table:formula="of:=([.N205]-[.N204])/([.B204]-[.B205])" office:value-type="float" office:value="-4.02123859659875" calcext:value-type="float">
            <text:p>-4.02123859659875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5]/120" office:value-type="float" office:value="1.65" calcext:value-type="float">
            <text:p>1.65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-23.021" calcext:value-type="float">
            <text:p>-23.021</text:p>
          </table:table-cell>
          <table:table-cell table:style-name="Default" office:value-type="float" office:value="39.168" calcext:value-type="float">
            <text:p>39.168</text:p>
          </table:table-cell>
          <table:table-cell table:style-name="Default" office:value-type="float" office:value="1.249" calcext:value-type="float">
            <text:p>1.249</text:p>
          </table:table-cell>
          <table:table-cell table:formula="of:=[.C205]*2*PI()/360" office:value-type="float" office:value="0.479965544298441" calcext:value-type="float">
            <text:p>0.479965544298441</text:p>
          </table:table-cell>
          <table:table-cell table:formula="of:=[.D205]*2*PI()/360" office:value-type="float" office:value="-0.401792247101615" calcext:value-type="float">
            <text:p>-0.401792247101615</text:p>
          </table:table-cell>
          <table:table-cell table:formula="of:=[.E205]*2*PI()/360" office:value-type="float" office:value="0.683610561421139" calcext:value-type="float">
            <text:p>0.683610561421139</text:p>
          </table:table-cell>
          <table:table-cell table:formula="of:=[.F205]*2*PI()/360" office:value-type="float" office:value="0.0217991623574092" calcext:value-type="float">
            <text:p>0.021799162357409</text:p>
          </table:table-cell>
          <table:table-cell table:formula="of:=([.G206]-[.G205])/([.B205]-[.B206])" office:value-type="float" office:value="0.228289066160864" calcext:value-type="float">
            <text:p>0.228289066160864</text:p>
          </table:table-cell>
          <table:table-cell table:formula="of:=([.H206]-[.H205])/([.B205]-[.B206])" office:value-type="float" office:value="0.718377520120849" calcext:value-type="float">
            <text:p>0.718377520120849</text:p>
          </table:table-cell>
          <table:table-cell table:formula="of:=([.I206]-[.I205])/([.B205]-[.B206])" office:value-type="float" office:value="-1.60640104353555" calcext:value-type="float">
            <text:p>-1.60640104353555</text:p>
          </table:table-cell>
          <table:table-cell table:formula="of:=([.J206]-[.J205])/([.B205]-[.B206])" office:value-type="float" office:value="-1.17705004754495" calcext:value-type="float">
            <text:p>-1.17705004754495</text:p>
          </table:table-cell>
          <table:table-cell table:formula="of:=([.K206]-[.K205])/([.B205]-[.B206])" office:value-type="float" office:value="-30.1592894744603" calcext:value-type="float">
            <text:p>-30.1592894744603</text:p>
          </table:table-cell>
          <table:table-cell table:formula="of:=([.L206]-[.L205])/([.B205]-[.B206])" office:value-type="float" office:value="-0.00000000000309086090055636" calcext:value-type="float">
            <text:p>-3.09086090055636E-12</text:p>
          </table:table-cell>
          <table:table-cell table:formula="of:=([.M206]-[.M205])/([.B205]-[.B206])" office:value-type="float" office:value="-15.8336269740874" calcext:value-type="float">
            <text:p>-15.8336269740874</text:p>
          </table:table-cell>
          <table:table-cell table:formula="of:=([.N206]-[.N205])/([.B205]-[.B206])" office:value-type="float" office:value="-5.0265482457397" calcext:value-type="float">
            <text:p>-5.026548245739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6]/120" office:value-type="float" office:value="1.65833333333333" calcext:value-type="float">
            <text:p>1.65833333333333</text:p>
          </table:table-cell>
          <table:table-cell table:style-name="Default" office:value-type="float" office:value="27.391" calcext:value-type="float">
            <text:p>27.391</text:p>
          </table:table-cell>
          <table:table-cell table:style-name="Default" office:value-type="float" office:value="-23.364" calcext:value-type="float">
            <text:p>-23.364</text:p>
          </table:table-cell>
          <table:table-cell table:style-name="Default" office:value-type="float" office:value="39.935" calcext:value-type="float">
            <text:p>39.935</text:p>
          </table:table-cell>
          <table:table-cell table:style-name="Default" office:value-type="float" office:value="1.811" calcext:value-type="float">
            <text:p>1.811</text:p>
          </table:table-cell>
          <table:table-cell table:formula="of:=[.C206]*2*PI()/360" office:value-type="float" office:value="0.478063135413767" calcext:value-type="float">
            <text:p>0.478063135413767</text:p>
          </table:table-cell>
          <table:table-cell table:formula="of:=[.D206]*2*PI()/360" office:value-type="float" office:value="-0.407778726435955" calcext:value-type="float">
            <text:p>-0.407778726435955</text:p>
          </table:table-cell>
          <table:table-cell table:formula="of:=[.E206]*2*PI()/360" office:value-type="float" office:value="0.696997236783936" calcext:value-type="float">
            <text:p>0.696997236783936</text:p>
          </table:table-cell>
          <table:table-cell table:formula="of:=[.F206]*2*PI()/360" office:value-type="float" office:value="0.0316079127536173" calcext:value-type="float">
            <text:p>0.031607912753617</text:p>
          </table:table-cell>
          <table:table-cell table:formula="of:=([.G207]-[.G206])/([.B206]-[.B207])" office:value-type="float" office:value="0.479616478448039" calcext:value-type="float">
            <text:p>0.479616478448039</text:p>
          </table:table-cell>
          <table:table-cell table:formula="of:=([.H207]-[.H206])/([.B206]-[.B207])" office:value-type="float" office:value="0.718377520120874" calcext:value-type="float">
            <text:p>0.718377520120874</text:p>
          </table:table-cell>
          <table:table-cell table:formula="of:=([.I207]-[.I206])/([.B206]-[.B207])" office:value-type="float" office:value="-1.47445415208482" calcext:value-type="float">
            <text:p>-1.47445415208482</text:p>
          </table:table-cell>
          <table:table-cell table:formula="of:=([.J207]-[.J206])/([.B206]-[.B207])" office:value-type="float" office:value="-1.13516214549712" calcext:value-type="float">
            <text:p>-1.13516214549712</text:p>
          </table:table-cell>
          <table:table-cell table:formula="of:=([.K207]-[.K206])/([.B206]-[.B207])" office:value-type="float" office:value="-22.8707945181334" calcext:value-type="float">
            <text:p>-22.8707945181334</text:p>
          </table:table-cell>
          <table:table-cell table:formula="of:=([.L207]-[.L206])/([.B206]-[.B207])" office:value-type="float" office:value="0.251327412288927" calcext:value-type="float">
            <text:p>0.251327412288927</text:p>
          </table:table-cell>
          <table:table-cell table:formula="of:=([.M207]-[.M206])/([.B206]-[.B207])" office:value-type="float" office:value="-19.1008833338291" calcext:value-type="float">
            <text:p>-19.1008833338291</text:p>
          </table:table-cell>
          <table:table-cell table:formula="of:=([.N207]-[.N206])/([.B206]-[.B207])" office:value-type="float" office:value="-4.77522083345658" calcext:value-type="float">
            <text:p>-4.77522083345658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7]/120" office:value-type="float" office:value="1.66666666666667" calcext:value-type="float">
            <text:p>1.66666666666667</text:p>
          </table:table-cell>
          <table:table-cell table:style-name="Default" office:value-type="float" office:value="27.162" calcext:value-type="float">
            <text:p>27.162</text:p>
          </table:table-cell>
          <table:table-cell table:style-name="Default" office:value-type="float" office:value="-23.707" calcext:value-type="float">
            <text:p>-23.707</text:p>
          </table:table-cell>
          <table:table-cell table:style-name="Default" office:value-type="float" office:value="40.639" calcext:value-type="float">
            <text:p>40.639</text:p>
          </table:table-cell>
          <table:table-cell table:style-name="Default" office:value-type="float" office:value="2.353" calcext:value-type="float">
            <text:p>2.353</text:p>
          </table:table-cell>
          <table:table-cell table:formula="of:=[.C207]*2*PI()/360" office:value-type="float" office:value="0.4740663314267" calcext:value-type="float">
            <text:p>0.4740663314267</text:p>
          </table:table-cell>
          <table:table-cell table:formula="of:=[.D207]*2*PI()/360" office:value-type="float" office:value="-0.413765205770296" calcext:value-type="float">
            <text:p>-0.413765205770296</text:p>
          </table:table-cell>
          <table:table-cell table:formula="of:=[.E207]*2*PI()/360" office:value-type="float" office:value="0.709284354717976" calcext:value-type="float">
            <text:p>0.709284354717976</text:p>
          </table:table-cell>
          <table:table-cell table:formula="of:=[.F207]*2*PI()/360" office:value-type="float" office:value="0.0410675972994266" calcext:value-type="float">
            <text:p>0.041067597299427</text:p>
          </table:table-cell>
          <table:table-cell table:formula="of:=([.G208]-[.G207])/([.B207]-[.B208])" office:value-type="float" office:value="0.670206432765816" calcext:value-type="float">
            <text:p>0.670206432765816</text:p>
          </table:table-cell>
          <table:table-cell table:formula="of:=([.H208]-[.H207])/([.B207]-[.B208])" office:value-type="float" office:value="0.716283125018467" calcext:value-type="float">
            <text:p>0.716283125018467</text:p>
          </table:table-cell>
          <table:table-cell table:formula="of:=([.I208]-[.I207])/([.B207]-[.B208])" office:value-type="float" office:value="-1.31528012430291" calcext:value-type="float">
            <text:p>-1.31528012430291</text:p>
          </table:table-cell>
          <table:table-cell table:formula="of:=([.J208]-[.J207])/([.B207]-[.B208])" office:value-type="float" office:value="-1.09536863855165" calcext:value-type="float">
            <text:p>-1.09536863855165</text:p>
          </table:table-cell>
          <table:table-cell table:formula="of:=([.K208]-[.K207])/([.B207]-[.B208])" office:value-type="float" office:value="-5.27787565803233" calcext:value-type="float">
            <text:p>-5.27787565803233</text:p>
          </table:table-cell>
          <table:table-cell table:formula="of:=([.L208]-[.L207])/([.B207]-[.B208])" office:value-type="float" office:value="0.502654824572259" calcext:value-type="float">
            <text:p>0.502654824572259</text:p>
          </table:table-cell>
          <table:table-cell table:formula="of:=([.M208]-[.M207])/([.B207]-[.B208])" office:value-type="float" office:value="-22.116812281269" calcext:value-type="float">
            <text:p>-22.116812281269</text:p>
          </table:table-cell>
          <table:table-cell table:formula="of:=([.N208]-[.N207])/([.B207]-[.B208])" office:value-type="float" office:value="-6.0318578948924" calcext:value-type="float">
            <text:p>-6.0318578948924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8]/120" office:value-type="float" office:value="1.675" calcext:value-type="float">
            <text:p>1.675</text:p>
          </table:table-cell>
          <table:table-cell table:style-name="Default" office:value-type="float" office:value="26.842" calcext:value-type="float">
            <text:p>26.842</text:p>
          </table:table-cell>
          <table:table-cell table:style-name="Default" office:value-type="float" office:value="-24.049" calcext:value-type="float">
            <text:p>-24.049</text:p>
          </table:table-cell>
          <table:table-cell table:style-name="Default" office:value-type="float" office:value="41.267" calcext:value-type="float">
            <text:p>41.267</text:p>
          </table:table-cell>
          <table:table-cell table:style-name="Default" office:value-type="float" office:value="2.876" calcext:value-type="float">
            <text:p>2.876</text:p>
          </table:table-cell>
          <table:table-cell table:formula="of:=[.C208]*2*PI()/360" office:value-type="float" office:value="0.468481277820318" calcext:value-type="float">
            <text:p>0.468481277820318</text:p>
          </table:table-cell>
          <table:table-cell table:formula="of:=[.D208]*2*PI()/360" office:value-type="float" office:value="-0.419734231812116" calcext:value-type="float">
            <text:p>-0.419734231812116</text:p>
          </table:table-cell>
          <table:table-cell table:formula="of:=[.E208]*2*PI()/360" office:value-type="float" office:value="0.7202450224205" calcext:value-type="float">
            <text:p>0.7202450224205</text:p>
          </table:table-cell>
          <table:table-cell table:formula="of:=[.F208]*2*PI()/360" office:value-type="float" office:value="0.0501956692873569" calcext:value-type="float">
            <text:p>0.050195669287357</text:p>
          </table:table-cell>
          <table:table-cell table:formula="of:=([.G209]-[.G208])/([.B208]-[.B209])" office:value-type="float" office:value="0.714188729916086" calcext:value-type="float">
            <text:p>0.714188729916086</text:p>
          </table:table-cell>
          <table:table-cell table:formula="of:=([.H209]-[.H208])/([.B208]-[.B209])" office:value-type="float" office:value="0.712094334813698" calcext:value-type="float">
            <text:p>0.712094334813698</text:p>
          </table:table-cell>
          <table:table-cell table:formula="of:=([.I209]-[.I208])/([.B208]-[.B209])" office:value-type="float" office:value="-1.13097335529234" calcext:value-type="float">
            <text:p>-1.13097335529234</text:p>
          </table:table-cell>
          <table:table-cell table:formula="of:=([.J209]-[.J208])/([.B208]-[.B209])" office:value-type="float" office:value="-1.04510315609421" calcext:value-type="float">
            <text:p>-1.04510315609421</text:p>
          </table:table-cell>
          <table:table-cell table:formula="of:=([.K209]-[.K208])/([.B208]-[.B209])" office:value-type="float" office:value="9.04778684233987" calcext:value-type="float">
            <text:p>9.04778684233987</text:p>
          </table:table-cell>
          <table:table-cell table:formula="of:=([.L209]-[.L208])/([.B208]-[.B209])" office:value-type="float" office:value="0.251327412288927" calcext:value-type="float">
            <text:p>0.251327412288927</text:p>
          </table:table-cell>
          <table:table-cell table:formula="of:=([.M209]-[.M208])/([.B208]-[.B209])" office:value-type="float" office:value="-21.1115026321261" calcext:value-type="float">
            <text:p>-21.1115026321261</text:p>
          </table:table-cell>
          <table:table-cell table:formula="of:=([.N209]-[.N208])/([.B208]-[.B209])" office:value-type="float" office:value="-8.79645943005155" calcext:value-type="float">
            <text:p>-8.79645943005155</text:p>
          </table:table-cell>
          <table:table-cell table:number-columns-repeated="100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9]/120" office:value-type="float" office:value="1.68333333333333" calcext:value-type="float">
            <text:p>1.68333333333333</text:p>
          </table:table-cell>
          <table:table-cell table:style-name="Default" office:value-type="float" office:value="26.501" calcext:value-type="float">
            <text:p>26.501</text:p>
          </table:table-cell>
          <table:table-cell table:style-name="Default" office:value-type="float" office:value="-24.389" calcext:value-type="float">
            <text:p>-24.389</text:p>
          </table:table-cell>
          <table:table-cell table:style-name="Default" office:value-type="float" office:value="41.807" calcext:value-type="float">
            <text:p>41.807</text:p>
          </table:table-cell>
          <table:table-cell table:style-name="Default" office:value-type="float" office:value="3.375" calcext:value-type="float">
            <text:p>3.375</text:p>
          </table:table-cell>
          <table:table-cell table:formula="of:=[.C209]*2*PI()/360" office:value-type="float" office:value="0.462529705071017" calcext:value-type="float">
            <text:p>0.462529705071017</text:p>
          </table:table-cell>
          <table:table-cell table:formula="of:=[.D209]*2*PI()/360" office:value-type="float" office:value="-0.425668351268897" calcext:value-type="float">
            <text:p>-0.425668351268897</text:p>
          </table:table-cell>
          <table:table-cell table:formula="of:=[.E209]*2*PI()/360" office:value-type="float" office:value="0.729669800381269" calcext:value-type="float">
            <text:p>0.729669800381269</text:p>
          </table:table-cell>
          <table:table-cell table:formula="of:=[.F209]*2*PI()/360" office:value-type="float" office:value="0.0589048622548086" calcext:value-type="float">
            <text:p>0.058904862254809</text:p>
          </table:table-cell>
          <table:table-cell table:formula="of:=([.G210]-[.G209])/([.B209]-[.B210])" office:value-type="float" office:value="0.63879050622992" calcext:value-type="float">
            <text:p>0.63879050622992</text:p>
          </table:table-cell>
          <table:table-cell table:formula="of:=([.H210]-[.H209])/([.B209]-[.B210])" office:value-type="float" office:value="0.70999993971129" calcext:value-type="float">
            <text:p>0.70999993971129</text:p>
          </table:table-cell>
          <table:table-cell table:formula="of:=([.I210]-[.I209])/([.B209]-[.B210])" office:value-type="float" office:value="-0.955044166691289" calcext:value-type="float">
            <text:p>-0.955044166691289</text:p>
          </table:table-cell>
          <table:table-cell table:formula="of:=([.J210]-[.J209])/([.B209]-[.B210])" office:value-type="float" office:value="-0.971799327510446" calcext:value-type="float">
            <text:p>-0.971799327510446</text:p>
          </table:table-cell>
          <table:table-cell table:formula="of:=([.K210]-[.K209])/([.B209]-[.B210])" office:value-type="float" office:value="16.8389366232399" calcext:value-type="float">
            <text:p>16.8389366232399</text:p>
          </table:table-cell>
          <table:table-cell table:formula="of:=([.L210]-[.L209])/([.B209]-[.B210])" office:value-type="float" office:value="-0" calcext:value-type="float">
            <text:p>0</text:p>
          </table:table-cell>
          <table:table-cell table:formula="of:=([.M210]-[.M209])/([.B209]-[.B210])" office:value-type="float" office:value="-18.3469010969615" calcext:value-type="float">
            <text:p>-18.3469010969615</text:p>
          </table:table-cell>
          <table:table-cell table:formula="of:=([.N210]-[.N209])/([.B209]-[.B210])" office:value-type="float" office:value="-13.571680263508" calcext:value-type="float">
            <text:p>-13.571680263508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10]/120" office:value-type="float" office:value="1.69166666666667" calcext:value-type="float">
            <text:p>1.69166666666667</text:p>
          </table:table-cell>
          <table:table-cell table:style-name="Default" office:value-type="float" office:value="26.196" calcext:value-type="float">
            <text:p>26.196</text:p>
          </table:table-cell>
          <table:table-cell table:style-name="Default" office:value-type="float" office:value="-24.728" calcext:value-type="float">
            <text:p>-24.728</text:p>
          </table:table-cell>
          <table:table-cell table:style-name="Default" office:value-type="float" office:value="42.263" calcext:value-type="float">
            <text:p>42.263</text:p>
          </table:table-cell>
          <table:table-cell table:style-name="Default" office:value-type="float" office:value="3.839" calcext:value-type="float">
            <text:p>3.839</text:p>
          </table:table-cell>
          <table:table-cell table:formula="of:=[.C210]*2*PI()/360" office:value-type="float" office:value="0.457206450852435" calcext:value-type="float">
            <text:p>0.457206450852435</text:p>
          </table:table-cell>
          <table:table-cell table:formula="of:=[.D210]*2*PI()/360" office:value-type="float" office:value="-0.431585017433158" calcext:value-type="float">
            <text:p>-0.431585017433158</text:p>
          </table:table-cell>
          <table:table-cell table:formula="of:=[.E210]*2*PI()/360" office:value-type="float" office:value="0.737628501770363" calcext:value-type="float">
            <text:p>0.737628501770363</text:p>
          </table:table-cell>
          <table:table-cell table:formula="of:=[.F210]*2*PI()/360" office:value-type="float" office:value="0.0670031899840623" calcext:value-type="float">
            <text:p>0.067003189984062</text:p>
          </table:table-cell>
          <table:table-cell table:formula="of:=([.G211]-[.G210])/([.B210]-[.B211])" office:value-type="float" office:value="0.498466034369589" calcext:value-type="float">
            <text:p>0.498466034369589</text:p>
          </table:table-cell>
          <table:table-cell table:formula="of:=([.H211]-[.H210])/([.B210]-[.B211])" office:value-type="float" office:value="0.70999993971129" calcext:value-type="float">
            <text:p>0.70999993971129</text:p>
          </table:table-cell>
          <table:table-cell table:formula="of:=([.I211]-[.I210])/([.B210]-[.B211])" office:value-type="float" office:value="-0.802153324216611" calcext:value-type="float">
            <text:p>-0.802153324216611</text:p>
          </table:table-cell>
          <table:table-cell table:formula="of:=([.J211]-[.J210])/([.B210]-[.B211])" office:value-type="float" office:value="-0.858701991981213" calcext:value-type="float">
            <text:p>-0.858701991981213</text:p>
          </table:table-cell>
          <table:table-cell table:formula="of:=([.K211]-[.K210])/([.B210]-[.B211])" office:value-type="float" office:value="19.352210746114" calcext:value-type="float">
            <text:p>19.352210746114</text:p>
          </table:table-cell>
          <table:table-cell table:formula="of:=([.L211]-[.L210])/([.B210]-[.B211])" office:value-type="float" office:value="-0.000000000000799360577730116" calcext:value-type="float">
            <text:p>-7.99360577730116E-13</text:p>
          </table:table-cell>
          <table:table-cell table:formula="of:=([.M211]-[.M210])/([.B210]-[.B211])" office:value-type="float" office:value="-16.0849543863811" calcext:value-type="float">
            <text:p>-16.0849543863811</text:p>
          </table:table-cell>
          <table:table-cell table:formula="of:=([.N211]-[.N210])/([.B210]-[.B211])" office:value-type="float" office:value="-17.5929188601027" calcext:value-type="float">
            <text:p>-17.5929188601027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11]/120" office:value-type="float" office:value="1.7" calcext:value-type="float">
            <text:p>1.7</text:p>
          </table:table-cell>
          <table:table-cell table:style-name="Default" office:value-type="float" office:value="25.958" calcext:value-type="float">
            <text:p>25.958</text:p>
          </table:table-cell>
          <table:table-cell table:style-name="Default" office:value-type="float" office:value="-25.067" calcext:value-type="float">
            <text:p>-25.067</text:p>
          </table:table-cell>
          <table:table-cell table:style-name="Default" office:value-type="float" office:value="42.646" calcext:value-type="float">
            <text:p>42.646</text:p>
          </table:table-cell>
          <table:table-cell table:style-name="Default" office:value-type="float" office:value="4.249" calcext:value-type="float">
            <text:p>4.249</text:p>
          </table:table-cell>
          <table:table-cell table:formula="of:=[.C211]*2*PI()/360" office:value-type="float" office:value="0.453052567232688" calcext:value-type="float">
            <text:p>0.453052567232688</text:p>
          </table:table-cell>
          <table:table-cell table:formula="of:=[.D211]*2*PI()/360" office:value-type="float" office:value="-0.437501683597419" calcext:value-type="float">
            <text:p>-0.437501683597419</text:p>
          </table:table-cell>
          <table:table-cell table:formula="of:=[.E211]*2*PI()/360" office:value-type="float" office:value="0.744313112805502" calcext:value-type="float">
            <text:p>0.744313112805502</text:p>
          </table:table-cell>
          <table:table-cell table:formula="of:=[.F211]*2*PI()/360" office:value-type="float" office:value="0.0741590399172391" calcext:value-type="float">
            <text:p>0.074159039917239</text:p>
          </table:table-cell>
          <table:table-cell table:formula="of:=([.G212]-[.G211])/([.B211]-[.B212])" office:value-type="float" office:value="0.337197611485306" calcext:value-type="float">
            <text:p>0.337197611485306</text:p>
          </table:table-cell>
          <table:table-cell table:formula="of:=([.H212]-[.H211])/([.B211]-[.B212])" office:value-type="float" office:value="0.709999939711297" calcext:value-type="float">
            <text:p>0.709999939711297</text:p>
          </table:table-cell>
          <table:table-cell table:formula="of:=([.I212]-[.I211])/([.B211]-[.B212])" office:value-type="float" office:value="-0.668112037663435" calcext:value-type="float">
            <text:p>-0.668112037663435</text:p>
          </table:table-cell>
          <table:table-cell table:formula="of:=([.J212]-[.J211])/([.B211]-[.B212])" office:value-type="float" office:value="-0.712094334813691" calcext:value-type="float">
            <text:p>-0.712094334813691</text:p>
          </table:table-cell>
          <table:table-cell table:formula="of:=([.K212]-[.K211])/([.B211]-[.B212])" office:value-type="float" office:value="16.8389366232407" calcext:value-type="float">
            <text:p>16.8389366232407</text:p>
          </table:table-cell>
          <table:table-cell table:formula="of:=([.L212]-[.L211])/([.B211]-[.B212])" office:value-type="float" office:value="1.00530964914853" calcext:value-type="float">
            <text:p>1.00530964914853</text:p>
          </table:table-cell>
          <table:table-cell table:formula="of:=([.M212]-[.M211])/([.B211]-[.B212])" office:value-type="float" office:value="-14.0743350880824" calcext:value-type="float">
            <text:p>-14.0743350880824</text:p>
          </table:table-cell>
          <table:table-cell table:formula="of:=([.N212]-[.N211])/([.B211]-[.B212])" office:value-type="float" office:value="-20.3575203952625" calcext:value-type="float">
            <text:p>-20.3575203952625</text:p>
          </table:table-cell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2]/120" office:value-type="float" office:value="1.70833333333333" calcext:value-type="float">
            <text:p>1.70833333333333</text:p>
          </table:table-cell>
          <table:table-cell table:style-name="Default" office:value-type="float" office:value="25.797" calcext:value-type="float">
            <text:p>25.797</text:p>
          </table:table-cell>
          <table:table-cell table:style-name="Default" office:value-type="float" office:value="-25.406" calcext:value-type="float">
            <text:p>-25.406</text:p>
          </table:table-cell>
          <table:table-cell table:style-name="Default" office:value-type="float" office:value="42.965" calcext:value-type="float">
            <text:p>42.965</text:p>
          </table:table-cell>
          <table:table-cell table:style-name="Default" office:value-type="float" office:value="4.589" calcext:value-type="float">
            <text:p>4.589</text:p>
          </table:table-cell>
          <table:table-cell table:formula="of:=[.C212]*2*PI()/360" office:value-type="float" office:value="0.450242587136977" calcext:value-type="float">
            <text:p>0.450242587136977</text:p>
          </table:table-cell>
          <table:table-cell table:formula="of:=[.D212]*2*PI()/360" office:value-type="float" office:value="-0.443418349761679" calcext:value-type="float">
            <text:p>-0.443418349761679</text:p>
          </table:table-cell>
          <table:table-cell table:formula="of:=[.E212]*2*PI()/360" office:value-type="float" office:value="0.749880713119364" calcext:value-type="float">
            <text:p>0.749880713119364</text:p>
          </table:table-cell>
          <table:table-cell table:formula="of:=[.F212]*2*PI()/360" office:value-type="float" office:value="0.0800931593740198" calcext:value-type="float">
            <text:p>0.08009315937402</text:p>
          </table:table-cell>
          <table:table-cell table:formula="of:=([.G213]-[.G212])/([.B212]-[.B213])" office:value-type="float" office:value="0.196873139624967" calcext:value-type="float">
            <text:p>0.196873139624967</text:p>
          </table:table-cell>
          <table:table-cell table:formula="of:=([.H213]-[.H212])/([.B212]-[.B213])" office:value-type="float" office:value="0.701622359301726" calcext:value-type="float">
            <text:p>0.701622359301726</text:p>
          </table:table-cell>
          <table:table-cell table:formula="of:=([.I213]-[.I212])/([.B212]-[.B213])" office:value-type="float" office:value="-0.550825911929415" calcext:value-type="float">
            <text:p>-0.550825911929415</text:p>
          </table:table-cell>
          <table:table-cell table:formula="of:=([.J213]-[.J212])/([.B212]-[.B213])" office:value-type="float" office:value="-0.542448331519838" calcext:value-type="float">
            <text:p>-0.542448331519838</text:p>
          </table:table-cell>
          <table:table-cell table:formula="of:=([.K213]-[.K212])/([.B212]-[.B213])" office:value-type="float" office:value="11.8123883775" calcext:value-type="float">
            <text:p>11.8123883775</text:p>
          </table:table-cell>
          <table:table-cell table:formula="of:=([.L213]-[.L212])/([.B212]-[.B213])" office:value-type="float" office:value="2.76460153516039" calcext:value-type="float">
            <text:p>2.76460153516039</text:p>
          </table:table-cell>
          <table:table-cell table:formula="of:=([.M213]-[.M212])/([.B212]-[.B213])" office:value-type="float" office:value="-14.3256625003736" calcext:value-type="float">
            <text:p>-14.3256625003736</text:p>
          </table:table-cell>
          <table:table-cell table:formula="of:=([.N213]-[.N212])/([.B212]-[.B213])" office:value-type="float" office:value="-21.8654848689862" calcext:value-type="float">
            <text:p>-21.8654848689862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3]/120" office:value-type="float" office:value="1.71666666666667" calcext:value-type="float">
            <text:p>1.71666666666667</text:p>
          </table:table-cell>
          <table:table-cell table:style-name="Default" office:value-type="float" office:value="25.703" calcext:value-type="float">
            <text:p>25.703</text:p>
          </table:table-cell>
          <table:table-cell table:style-name="Default" office:value-type="float" office:value="-25.741" calcext:value-type="float">
            <text:p>-25.741</text:p>
          </table:table-cell>
          <table:table-cell table:style-name="Default" office:value-type="float" office:value="43.228" calcext:value-type="float">
            <text:p>43.228</text:p>
          </table:table-cell>
          <table:table-cell table:style-name="Default" office:value-type="float" office:value="4.848" calcext:value-type="float">
            <text:p>4.848</text:p>
          </table:table-cell>
          <table:table-cell table:formula="of:=[.C213]*2*PI()/360" office:value-type="float" office:value="0.448601977640102" calcext:value-type="float">
            <text:p>0.448601977640102</text:p>
          </table:table-cell>
          <table:table-cell table:formula="of:=[.D213]*2*PI()/360" office:value-type="float" office:value="-0.44926520275586" calcext:value-type="float">
            <text:p>-0.44926520275586</text:p>
          </table:table-cell>
          <table:table-cell table:formula="of:=[.E213]*2*PI()/360" office:value-type="float" office:value="0.754470929052109" calcext:value-type="float">
            <text:p>0.754470929052109</text:p>
          </table:table-cell>
          <table:table-cell table:formula="of:=[.F213]*2*PI()/360" office:value-type="float" office:value="0.0846135621366851" calcext:value-type="float">
            <text:p>0.084613562136685</text:p>
          </table:table-cell>
          <table:table-cell table:formula="of:=([.G214]-[.G213])/([.B213]-[.B214])" office:value-type="float" office:value="0.0984365698124678" calcext:value-type="float">
            <text:p>0.098436569812468</text:p>
          </table:table-cell>
          <table:table-cell table:formula="of:=([.H214]-[.H213])/([.B213]-[.B214])" office:value-type="float" office:value="0.678584013175389" calcext:value-type="float">
            <text:p>0.678584013175389</text:p>
          </table:table-cell>
          <table:table-cell table:formula="of:=([.I214]-[.I213])/([.B213]-[.B214])" office:value-type="float" office:value="-0.431445391092969" calcext:value-type="float">
            <text:p>-0.431445391092969</text:p>
          </table:table-cell>
          <table:table-cell table:formula="of:=([.J214]-[.J213])/([.B213]-[.B214])" office:value-type="float" office:value="-0.36023595761162" calcext:value-type="float">
            <text:p>-0.36023595761162</text:p>
          </table:table-cell>
          <table:table-cell table:formula="of:=([.K214]-[.K213])/([.B213]-[.B214])" office:value-type="float" office:value="6.53451271946448" calcext:value-type="float">
            <text:p>6.53451271946448</text:p>
          </table:table-cell>
          <table:table-cell table:formula="of:=([.L214]-[.L213])/([.B213]-[.B214])" office:value-type="float" office:value="4.77522083345537" calcext:value-type="float">
            <text:p>4.77522083345537</text:p>
          </table:table-cell>
          <table:table-cell table:formula="of:=([.M214]-[.M213])/([.B213]-[.B214])" office:value-type="float" office:value="-15.8336269740896" calcext:value-type="float">
            <text:p>-15.8336269740896</text:p>
          </table:table-cell>
          <table:table-cell table:formula="of:=([.N214]-[.N213])/([.B213]-[.B214])" office:value-type="float" office:value="-21.8654848689829" calcext:value-type="float">
            <text:p>-21.8654848689829</text:p>
          </table:table-cell>
          <table:table-cell table:number-columns-repeated="100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4]/120" office:value-type="float" office:value="1.725" calcext:value-type="float">
            <text:p>1.725</text:p>
          </table:table-cell>
          <table:table-cell table:style-name="Default" office:value-type="float" office:value="25.656" calcext:value-type="float">
            <text:p>25.656</text:p>
          </table:table-cell>
          <table:table-cell table:style-name="Default" office:value-type="float" office:value="-26.065" calcext:value-type="float">
            <text:p>-26.065</text:p>
          </table:table-cell>
          <table:table-cell table:style-name="Default" office:value-type="float" office:value="43.434" calcext:value-type="float">
            <text:p>43.434</text:p>
          </table:table-cell>
          <table:table-cell table:style-name="Default" office:value-type="float" office:value="5.02" calcext:value-type="float">
            <text:p>5.02</text:p>
          </table:table-cell>
          <table:table-cell table:formula="of:=[.C214]*2*PI()/360" office:value-type="float" office:value="0.447781672891665" calcext:value-type="float">
            <text:p>0.447781672891665</text:p>
          </table:table-cell>
          <table:table-cell table:formula="of:=[.D214]*2*PI()/360" office:value-type="float" office:value="-0.454920069532322" calcext:value-type="float">
            <text:p>-0.454920069532322</text:p>
          </table:table-cell>
          <table:table-cell table:formula="of:=[.E214]*2*PI()/360" office:value-type="float" office:value="0.758066307311217" calcext:value-type="float">
            <text:p>0.758066307311217</text:p>
          </table:table-cell>
          <table:table-cell table:formula="of:=[.F214]*2*PI()/360" office:value-type="float" office:value="0.0876155284501153" calcext:value-type="float">
            <text:p>0.087615528450115</text:p>
          </table:table-cell>
          <table:table-cell table:formula="of:=([.G215]-[.G214])/([.B214]-[.B215])" office:value-type="float" office:value="0.0439822971502625" calcext:value-type="float">
            <text:p>0.043982297150263</text:p>
          </table:table-cell>
          <table:table-cell table:formula="of:=([.H215]-[.H214])/([.B214]-[.B215])" office:value-type="float" office:value="0.638790506229927" calcext:value-type="float">
            <text:p>0.638790506229927</text:p>
          </table:table-cell>
          <table:table-cell table:formula="of:=([.I215]-[.I214])/([.B214]-[.B215])" office:value-type="float" office:value="-0.29949849964222" calcext:value-type="float">
            <text:p>-0.29949849964222</text:p>
          </table:table-cell>
          <table:table-cell table:formula="of:=([.J215]-[.J214])/([.B214]-[.B215])" office:value-type="float" office:value="-0.178023583703424" calcext:value-type="float">
            <text:p>-0.178023583703424</text:p>
          </table:table-cell>
          <table:table-cell table:formula="of:=([.K215]-[.K214])/([.B214]-[.B215])" office:value-type="float" office:value="1.50796447372398" calcext:value-type="float">
            <text:p>1.50796447372398</text:p>
          </table:table-cell>
          <table:table-cell table:formula="of:=([.L215]-[.L214])/([.B214]-[.B215])" office:value-type="float" office:value="7.03716754404282" calcext:value-type="float">
            <text:p>7.03716754404282</text:p>
          </table:table-cell>
          <table:table-cell table:formula="of:=([.M215]-[.M214])/([.B214]-[.B215])" office:value-type="float" office:value="-17.3415914478121" calcext:value-type="float">
            <text:p>-17.3415914478121</text:p>
          </table:table-cell>
          <table:table-cell table:formula="of:=([.N215]-[.N214])/([.B214]-[.B215])" office:value-type="float" office:value="-22.1168122812726" calcext:value-type="float">
            <text:p>-22.1168122812726</text:p>
          </table:table-cell>
          <table:table-cell table:number-columns-repeated="100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5]/120" office:value-type="float" office:value="1.73333333333333" calcext:value-type="float">
            <text:p>1.73333333333333</text:p>
          </table:table-cell>
          <table:table-cell table:style-name="Default" office:value-type="float" office:value="25.635" calcext:value-type="float">
            <text:p>25.635</text:p>
          </table:table-cell>
          <table:table-cell table:style-name="Default" office:value-type="float" office:value="-26.37" calcext:value-type="float">
            <text:p>-26.37</text:p>
          </table:table-cell>
          <table:table-cell table:style-name="Default" office:value-type="float" office:value="43.577" calcext:value-type="float">
            <text:p>43.577</text:p>
          </table:table-cell>
          <table:table-cell table:style-name="Default" office:value-type="float" office:value="5.105" calcext:value-type="float">
            <text:p>5.105</text:p>
          </table:table-cell>
          <table:table-cell table:formula="of:=[.C215]*2*PI()/360" office:value-type="float" office:value="0.447415153748746" calcext:value-type="float">
            <text:p>0.447415153748746</text:p>
          </table:table-cell>
          <table:table-cell table:formula="of:=[.D215]*2*PI()/360" office:value-type="float" office:value="-0.460243323750905" calcext:value-type="float">
            <text:p>-0.460243323750905</text:p>
          </table:table-cell>
          <table:table-cell table:formula="of:=[.E215]*2*PI()/360" office:value-type="float" office:value="0.760562128141569" calcext:value-type="float">
            <text:p>0.760562128141569</text:p>
          </table:table-cell>
          <table:table-cell table:formula="of:=[.F215]*2*PI()/360" office:value-type="float" office:value="0.0890990583143105" calcext:value-type="float">
            <text:p>0.089099058314311</text:p>
          </table:table-cell>
          <table:table-cell table:formula="of:=([.G216]-[.G215])/([.B215]-[.B216])" office:value-type="float" office:value="0.0314159265358961" calcext:value-type="float">
            <text:p>0.031415926535896</text:p>
          </table:table-cell>
          <table:table-cell table:formula="of:=([.H216]-[.H215])/([.B215]-[.B216])" office:value-type="float" office:value="0.580147443362904" calcext:value-type="float">
            <text:p>0.580147443362904</text:p>
          </table:table-cell>
          <table:table-cell table:formula="of:=([.I216]-[.I215])/([.B215]-[.B216])" office:value-type="float" office:value="-0.154985237577119" calcext:value-type="float">
            <text:p>-0.154985237577119</text:p>
          </table:table-cell>
          <table:table-cell table:formula="of:=([.J216]-[.J215])/([.B215]-[.B216])" office:value-type="float" office:value="0.00628318530717988" calcext:value-type="float">
            <text:p>0.00628318530718</text:p>
          </table:table-cell>
          <table:table-cell table:formula="of:=([.K216]-[.K215])/([.B215]-[.B216])" office:value-type="float" office:value="-2.01061929829704" calcext:value-type="float">
            <text:p>-2.01061929829704</text:p>
          </table:table-cell>
          <table:table-cell table:formula="of:=([.L216]-[.L215])/([.B215]-[.B216])" office:value-type="float" office:value="9.04778684233588" calcext:value-type="float">
            <text:p>9.04778684233588</text:p>
          </table:table-cell>
          <table:table-cell table:formula="of:=([.M216]-[.M215])/([.B215]-[.B216])" office:value-type="float" office:value="-17.5929188601067" calcext:value-type="float">
            <text:p>-17.5929188601067</text:p>
          </table:table-cell>
          <table:table-cell table:formula="of:=([.N216]-[.N215])/([.B215]-[.B216])" office:value-type="float" office:value="-22.3681396935595" calcext:value-type="float">
            <text:p>-22.3681396935595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6]/120" office:value-type="float" office:value="1.74166666666667" calcext:value-type="float">
            <text:p>1.74166666666667</text:p>
          </table:table-cell>
          <table:table-cell table:style-name="Default" office:value-type="float" office:value="25.62" calcext:value-type="float">
            <text:p>25.62</text:p>
          </table:table-cell>
          <table:table-cell table:style-name="Default" office:value-type="float" office:value="-26.647" calcext:value-type="float">
            <text:p>-26.647</text:p>
          </table:table-cell>
          <table:table-cell table:style-name="Default" office:value-type="float" office:value="43.651" calcext:value-type="float">
            <text:p>43.651</text:p>
          </table:table-cell>
          <table:table-cell table:style-name="Default" office:value-type="float" office:value="5.102" calcext:value-type="float">
            <text:p>5.102</text:p>
          </table:table-cell>
          <table:table-cell table:formula="of:=[.C216]*2*PI()/360" office:value-type="float" office:value="0.447153354360947" calcext:value-type="float">
            <text:p>0.447153354360947</text:p>
          </table:table-cell>
          <table:table-cell table:formula="of:=[.D216]*2*PI()/360" office:value-type="float" office:value="-0.465077885778929" calcext:value-type="float">
            <text:p>-0.465077885778929</text:p>
          </table:table-cell>
          <table:table-cell table:formula="of:=[.E216]*2*PI()/360" office:value-type="float" office:value="0.761853671788045" calcext:value-type="float">
            <text:p>0.761853671788045</text:p>
          </table:table-cell>
          <table:table-cell table:formula="of:=[.F216]*2*PI()/360" office:value-type="float" office:value="0.0890466984367507" calcext:value-type="float">
            <text:p>0.089046698436751</text:p>
          </table:table-cell>
          <table:table-cell table:formula="of:=([.G217]-[.G216])/([.B216]-[.B217])" office:value-type="float" office:value="0.048171087355038" calcext:value-type="float">
            <text:p>0.048171087355038</text:p>
          </table:table-cell>
          <table:table-cell table:formula="of:=([.H217]-[.H216])/([.B216]-[.B217])" office:value-type="float" office:value="0.504749219676772" calcext:value-type="float">
            <text:p>0.504749219676772</text:p>
          </table:table-cell>
          <table:table-cell table:formula="of:=([.I217]-[.I216])/([.B216]-[.B217])" office:value-type="float" office:value="-0.0083775804095643" calcext:value-type="float">
            <text:p>-0.008377580409564</text:p>
          </table:table-cell>
          <table:table-cell table:formula="of:=([.J217]-[.J216])/([.B216]-[.B217])" office:value-type="float" office:value="0.192684349420175" calcext:value-type="float">
            <text:p>0.192684349420175</text:p>
          </table:table-cell>
          <table:table-cell table:formula="of:=([.K217]-[.K216])/([.B216]-[.B217])" office:value-type="float" office:value="-4.52389342117033" calcext:value-type="float">
            <text:p>-4.52389342117033</text:p>
          </table:table-cell>
          <table:table-cell table:formula="of:=([.L217]-[.L216])/([.B216]-[.B217])" office:value-type="float" office:value="10.05309649149" calcext:value-type="float">
            <text:p>10.05309649149</text:p>
          </table:table-cell>
          <table:table-cell table:formula="of:=([.M217]-[.M216])/([.B216]-[.B217])" office:value-type="float" office:value="-17.0902640355272" calcext:value-type="float">
            <text:p>-17.0902640355272</text:p>
          </table:table-cell>
          <table:table-cell table:formula="of:=([.N217]-[.N216])/([.B216]-[.B217])" office:value-type="float" office:value="-22.6194671058465" calcext:value-type="float">
            <text:p>-22.6194671058465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7]/120" office:value-type="float" office:value="1.75" calcext:value-type="float">
            <text:p>1.75</text:p>
          </table:table-cell>
          <table:table-cell table:style-name="Default" office:value-type="float" office:value="25.597" calcext:value-type="float">
            <text:p>25.597</text:p>
          </table:table-cell>
          <table:table-cell table:style-name="Default" office:value-type="float" office:value="-26.888" calcext:value-type="float">
            <text:p>-26.888</text:p>
          </table:table-cell>
          <table:table-cell table:style-name="Default" office:value-type="float" office:value="43.655" calcext:value-type="float">
            <text:p>43.655</text:p>
          </table:table-cell>
          <table:table-cell table:style-name="Default" office:value-type="float" office:value="5.01" calcext:value-type="float">
            <text:p>5.01</text:p>
          </table:table-cell>
          <table:table-cell table:formula="of:=[.C217]*2*PI()/360" office:value-type="float" office:value="0.446751928632989" calcext:value-type="float">
            <text:p>0.446751928632989</text:p>
          </table:table-cell>
          <table:table-cell table:formula="of:=[.D217]*2*PI()/360" office:value-type="float" office:value="-0.469284129276235" calcext:value-type="float">
            <text:p>-0.469284129276235</text:p>
          </table:table-cell>
          <table:table-cell table:formula="of:=[.E217]*2*PI()/360" office:value-type="float" office:value="0.761923484958125" calcext:value-type="float">
            <text:p>0.761923484958125</text:p>
          </table:table-cell>
          <table:table-cell table:formula="of:=[.F217]*2*PI()/360" office:value-type="float" office:value="0.0874409955249159" calcext:value-type="float">
            <text:p>0.087440995524916</text:p>
          </table:table-cell>
          <table:table-cell table:formula="of:=([.G218]-[.G217])/([.B217]-[.B218])" office:value-type="float" office:value="0.085870199198124" calcext:value-type="float">
            <text:p>0.085870199198124</text:p>
          </table:table-cell>
          <table:table-cell table:formula="of:=([.H218]-[.H217])/([.B217]-[.B218])" office:value-type="float" office:value="0.420973415581022" calcext:value-type="float">
            <text:p>0.420973415581022</text:p>
          </table:table-cell>
          <table:table-cell table:formula="of:=([.I218]-[.I217])/([.B217]-[.B218])" office:value-type="float" office:value="0.134041286553162" calcext:value-type="float">
            <text:p>0.134041286553162</text:p>
          </table:table-cell>
          <table:table-cell table:formula="of:=([.J218]-[.J217])/([.B217]-[.B218])" office:value-type="float" office:value="0.381179908635562" calcext:value-type="float">
            <text:p>0.381179908635562</text:p>
          </table:table-cell>
          <table:table-cell table:formula="of:=([.K218]-[.K217])/([.B217]-[.B218])" office:value-type="float" office:value="-4.52389342116953" calcext:value-type="float">
            <text:p>-4.52389342116953</text:p>
          </table:table-cell>
          <table:table-cell table:formula="of:=([.L218]-[.L217])/([.B217]-[.B218])" office:value-type="float" office:value="10.3044239037733" calcext:value-type="float">
            <text:p>10.3044239037733</text:p>
          </table:table-cell>
          <table:table-cell table:formula="of:=([.M218]-[.M217])/([.B217]-[.B218])" office:value-type="float" office:value="-16.336281798666" calcext:value-type="float">
            <text:p>-16.336281798666</text:p>
          </table:table-cell>
          <table:table-cell table:formula="of:=([.N218]-[.N217])/([.B217]-[.B218])" office:value-type="float" office:value="-22.6194671058471" calcext:value-type="float">
            <text:p>-22.6194671058471</text:p>
          </table:table-cell>
          <table:table-cell table:number-columns-repeated="100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8]/120" office:value-type="float" office:value="1.75833333333333" calcext:value-type="float">
            <text:p>1.75833333333333</text:p>
          </table:table-cell>
          <table:table-cell table:style-name="Default" office:value-type="float" office:value="25.556" calcext:value-type="float">
            <text:p>25.556</text:p>
          </table:table-cell>
          <table:table-cell table:style-name="Default" office:value-type="float" office:value="-27.089" calcext:value-type="float">
            <text:p>-27.089</text:p>
          </table:table-cell>
          <table:table-cell table:style-name="Default" office:value-type="float" office:value="43.591" calcext:value-type="float">
            <text:p>43.591</text:p>
          </table:table-cell>
          <table:table-cell table:style-name="Default" office:value-type="float" office:value="4.828" calcext:value-type="float">
            <text:p>4.828</text:p>
          </table:table-cell>
          <table:table-cell table:formula="of:=[.C218]*2*PI()/360" office:value-type="float" office:value="0.446036343639671" calcext:value-type="float">
            <text:p>0.446036343639671</text:p>
          </table:table-cell>
          <table:table-cell table:formula="of:=[.D218]*2*PI()/360" office:value-type="float" office:value="-0.472792241072744" calcext:value-type="float">
            <text:p>-0.472792241072744</text:p>
          </table:table-cell>
          <table:table-cell table:formula="of:=[.E218]*2*PI()/360" office:value-type="float" office:value="0.760806474236848" calcext:value-type="float">
            <text:p>0.760806474236848</text:p>
          </table:table-cell>
          <table:table-cell table:formula="of:=[.F218]*2*PI()/360" office:value-type="float" office:value="0.0842644962862862" calcext:value-type="float">
            <text:p>0.084264496286286</text:p>
          </table:table-cell>
          <table:table-cell table:formula="of:=([.G219]-[.G218])/([.B218]-[.B219])" office:value-type="float" office:value="0.123569311041203" calcext:value-type="float">
            <text:p>0.123569311041203</text:p>
          </table:table-cell>
          <table:table-cell table:formula="of:=([.H219]-[.H218])/([.B218]-[.B219])" office:value-type="float" office:value="0.335103216382912" calcext:value-type="float">
            <text:p>0.335103216382912</text:p>
          </table:table-cell>
          <table:table-cell table:formula="of:=([.I219]-[.I218])/([.B218]-[.B219])" office:value-type="float" office:value="0.270176968208712" calcext:value-type="float">
            <text:p>0.270176968208712</text:p>
          </table:table-cell>
          <table:table-cell table:formula="of:=([.J219]-[.J218])/([.B218]-[.B219])" office:value-type="float" office:value="0.569675467850953" calcext:value-type="float">
            <text:p>0.569675467850953</text:p>
          </table:table-cell>
          <table:table-cell table:formula="of:=([.K219]-[.K218])/([.B218]-[.B219])" office:value-type="float" office:value="-4.2725660088814" calcext:value-type="float">
            <text:p>-4.2725660088814</text:p>
          </table:table-cell>
          <table:table-cell table:formula="of:=([.L219]-[.L218])/([.B218]-[.B219])" office:value-type="float" office:value="10.0530964914868" calcext:value-type="float">
            <text:p>10.0530964914868</text:p>
          </table:table-cell>
          <table:table-cell table:formula="of:=([.M219]-[.M218])/([.B218]-[.B219])" office:value-type="float" office:value="-16.0849543863843" calcext:value-type="float">
            <text:p>-16.0849543863843</text:p>
          </table:table-cell>
          <table:table-cell table:formula="of:=([.N219]-[.N218])/([.B218]-[.B219])" office:value-type="float" office:value="-21.3628300444104" calcext:value-type="float">
            <text:p>-21.3628300444104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9]/120" office:value-type="float" office:value="1.76666666666667" calcext:value-type="float">
            <text:p>1.76666666666667</text:p>
          </table:table-cell>
          <table:table-cell table:style-name="Default" office:value-type="float" office:value="25.497" calcext:value-type="float">
            <text:p>25.497</text:p>
          </table:table-cell>
          <table:table-cell table:style-name="Default" office:value-type="float" office:value="-27.249" calcext:value-type="float">
            <text:p>-27.249</text:p>
          </table:table-cell>
          <table:table-cell table:style-name="Default" office:value-type="float" office:value="43.462" calcext:value-type="float">
            <text:p>43.462</text:p>
          </table:table-cell>
          <table:table-cell table:style-name="Default" office:value-type="float" office:value="4.556" calcext:value-type="float">
            <text:p>4.556</text:p>
          </table:table-cell>
          <table:table-cell table:formula="of:=[.C219]*2*PI()/360" office:value-type="float" office:value="0.445006599380994" calcext:value-type="float">
            <text:p>0.445006599380994</text:p>
          </table:table-cell>
          <table:table-cell table:formula="of:=[.D219]*2*PI()/360" office:value-type="float" office:value="-0.475584767875935" calcext:value-type="float">
            <text:p>-0.475584767875935</text:p>
          </table:table-cell>
          <table:table-cell table:formula="of:=[.E219]*2*PI()/360" office:value-type="float" office:value="0.758554999501776" calcext:value-type="float">
            <text:p>0.758554999501776</text:p>
          </table:table-cell>
          <table:table-cell table:formula="of:=[.F219]*2*PI()/360" office:value-type="float" office:value="0.0795172007208616" calcext:value-type="float">
            <text:p>0.079517200720862</text:p>
          </table:table-cell>
          <table:table-cell table:formula="of:=([.G220]-[.G219])/([.B219]-[.B220])" office:value-type="float" office:value="0.159174027781882" calcext:value-type="float">
            <text:p>0.159174027781882</text:p>
          </table:table-cell>
          <table:table-cell table:formula="of:=([.H220]-[.H219])/([.B219]-[.B220])" office:value-type="float" office:value="0.251327412287189" calcext:value-type="float">
            <text:p>0.251327412287189</text:p>
          </table:table-cell>
          <table:table-cell table:formula="of:=([.I220]-[.I219])/([.B219]-[.B220])" office:value-type="float" office:value="0.404218254761914" calcext:value-type="float">
            <text:p>0.404218254761914</text:p>
          </table:table-cell>
          <table:table-cell table:formula="of:=([.J220]-[.J219])/([.B219]-[.B220])" office:value-type="float" office:value="0.747699051554373" calcext:value-type="float">
            <text:p>0.747699051554373</text:p>
          </table:table-cell>
          <table:table-cell table:formula="of:=([.K220]-[.K219])/([.B219]-[.B220])" office:value-type="float" office:value="-4.02123859659506" calcext:value-type="float">
            <text:p>-4.02123859659506</text:p>
          </table:table-cell>
          <table:table-cell table:formula="of:=([.L220]-[.L219])/([.B219]-[.B220])" office:value-type="float" office:value="10.5557513160628" calcext:value-type="float">
            <text:p>10.5557513160628</text:p>
          </table:table-cell>
          <table:table-cell table:formula="of:=([.M220]-[.M219])/([.B219]-[.B220])" office:value-type="float" office:value="-17.5929188600969" calcext:value-type="float">
            <text:p>-17.5929188600969</text:p>
          </table:table-cell>
          <table:table-cell table:formula="of:=([.N220]-[.N219])/([.B219]-[.B220])" office:value-type="float" office:value="-18.3469010969616" calcext:value-type="float">
            <text:p>-18.3469010969616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20]/120" office:value-type="float" office:value="1.775" calcext:value-type="float">
            <text:p>1.775</text:p>
          </table:table-cell>
          <table:table-cell table:style-name="Default" office:value-type="float" office:value="25.421" calcext:value-type="float">
            <text:p>25.421</text:p>
          </table:table-cell>
          <table:table-cell table:style-name="Default" office:value-type="float" office:value="-27.369" calcext:value-type="float">
            <text:p>-27.369</text:p>
          </table:table-cell>
          <table:table-cell table:style-name="Default" office:value-type="float" office:value="43.269" calcext:value-type="float">
            <text:p>43.269</text:p>
          </table:table-cell>
          <table:table-cell table:style-name="Default" office:value-type="float" office:value="4.199" calcext:value-type="float">
            <text:p>4.199</text:p>
          </table:table-cell>
          <table:table-cell table:formula="of:=[.C220]*2*PI()/360" office:value-type="float" office:value="0.443680149149478" calcext:value-type="float">
            <text:p>0.443680149149478</text:p>
          </table:table-cell>
          <table:table-cell table:formula="of:=[.D220]*2*PI()/360" office:value-type="float" office:value="-0.477679162978328" calcext:value-type="float">
            <text:p>-0.477679162978328</text:p>
          </table:table-cell>
          <table:table-cell table:formula="of:=[.E220]*2*PI()/360" office:value-type="float" office:value="0.755186514045426" calcext:value-type="float">
            <text:p>0.755186514045426</text:p>
          </table:table-cell>
          <table:table-cell table:formula="of:=[.F220]*2*PI()/360" office:value-type="float" office:value="0.0732863752912419" calcext:value-type="float">
            <text:p>0.073286375291242</text:p>
          </table:table-cell>
          <table:table-cell table:formula="of:=([.G221]-[.G220])/([.B220]-[.B221])" office:value-type="float" office:value="0.192684349420174" calcext:value-type="float">
            <text:p>0.192684349420174</text:p>
          </table:table-cell>
          <table:table-cell table:formula="of:=([.H221]-[.H220])/([.B220]-[.B221])" office:value-type="float" office:value="0.163362817986666" calcext:value-type="float">
            <text:p>0.163362817986666</text:p>
          </table:table-cell>
          <table:table-cell table:formula="of:=([.I221]-[.I220])/([.B220]-[.B221])" office:value-type="float" office:value="0.550825911929387" calcext:value-type="float">
            <text:p>0.550825911929387</text:p>
          </table:table-cell>
          <table:table-cell table:formula="of:=([.J221]-[.J220])/([.B220]-[.B221])" office:value-type="float" office:value="0.900589894029052" calcext:value-type="float">
            <text:p>0.900589894029052</text:p>
          </table:table-cell>
          <table:table-cell table:formula="of:=([.K221]-[.K220])/([.B220]-[.B221])" office:value-type="float" office:value="-4.52389342116843" calcext:value-type="float">
            <text:p>-4.52389342116843</text:p>
          </table:table-cell>
          <table:table-cell table:formula="of:=([.L221]-[.L220])/([.B220]-[.B221])" office:value-type="float" office:value="11.0584061406345" calcext:value-type="float">
            <text:p>11.0584061406345</text:p>
          </table:table-cell>
          <table:table-cell table:formula="of:=([.M221]-[.M220])/([.B220]-[.B221])" office:value-type="float" office:value="-20.608847807551" calcext:value-type="float">
            <text:p>-20.608847807551</text:p>
          </table:table-cell>
          <table:table-cell table:formula="of:=([.N221]-[.N220])/([.B220]-[.B221])" office:value-type="float" office:value="-13.8230076757979" calcext:value-type="float">
            <text:p>-13.8230076757979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21]/120" office:value-type="float" office:value="1.78333333333333" calcext:value-type="float">
            <text:p>1.78333333333333</text:p>
          </table:table-cell>
          <table:table-cell table:style-name="Default" office:value-type="float" office:value="25.329" calcext:value-type="float">
            <text:p>25.329</text:p>
          </table:table-cell>
          <table:table-cell table:style-name="Default" office:value-type="float" office:value="-27.447" calcext:value-type="float">
            <text:p>-27.447</text:p>
          </table:table-cell>
          <table:table-cell table:style-name="Default" office:value-type="float" office:value="43.006" calcext:value-type="float">
            <text:p>43.006</text:p>
          </table:table-cell>
          <table:table-cell table:style-name="Default" office:value-type="float" office:value="3.769" calcext:value-type="float">
            <text:p>3.769</text:p>
          </table:table-cell>
          <table:table-cell table:formula="of:=[.C221]*2*PI()/360" office:value-type="float" office:value="0.442074446237644" calcext:value-type="float">
            <text:p>0.442074446237644</text:p>
          </table:table-cell>
          <table:table-cell table:formula="of:=[.D221]*2*PI()/360" office:value-type="float" office:value="-0.479040519794884" calcext:value-type="float">
            <text:p>-0.479040519794884</text:p>
          </table:table-cell>
          <table:table-cell table:formula="of:=[.E221]*2*PI()/360" office:value-type="float" office:value="0.750596298112681" calcext:value-type="float">
            <text:p>0.750596298112681</text:p>
          </table:table-cell>
          <table:table-cell table:formula="of:=[.F221]*2*PI()/360" office:value-type="float" office:value="0.0657814595076663" calcext:value-type="float">
            <text:p>0.065781459507666</text:p>
          </table:table-cell>
          <table:table-cell table:formula="of:=([.G222]-[.G221])/([.B221]-[.B222])" office:value-type="float" office:value="0.230383461263245" calcext:value-type="float">
            <text:p>0.230383461263245</text:p>
          </table:table-cell>
          <table:table-cell table:formula="of:=([.H222]-[.H221])/([.B221]-[.B222])" office:value-type="float" office:value="0.0712094334813765" calcext:value-type="float">
            <text:p>0.071209433481377</text:p>
          </table:table-cell>
          <table:table-cell table:formula="of:=([.I222]-[.I221])/([.B221]-[.B222])" office:value-type="float" office:value="0.72256631032565" calcext:value-type="float">
            <text:p>0.72256631032565</text:p>
          </table:table-cell>
          <table:table-cell table:formula="of:=([.J222]-[.J221])/([.B221]-[.B222])" office:value-type="float" office:value="1.0157816246607" calcext:value-type="float">
            <text:p>1.0157816246607</text:p>
          </table:table-cell>
          <table:table-cell table:formula="of:=([.K222]-[.K221])/([.B221]-[.B222])" office:value-type="float" office:value="-5.78053048260698" calcext:value-type="float">
            <text:p>-5.78053048260698</text:p>
          </table:table-cell>
          <table:table-cell table:formula="of:=([.L222]-[.L221])/([.B221]-[.B222])" office:value-type="float" office:value="13.0690254389347" calcext:value-type="float">
            <text:p>13.0690254389347</text:p>
          </table:table-cell>
          <table:table-cell table:formula="of:=([.M222]-[.M221])/([.B221]-[.B222])" office:value-type="float" office:value="-25.3840686410051" calcext:value-type="float">
            <text:p>-25.3840686410051</text:p>
          </table:table-cell>
          <table:table-cell table:formula="of:=([.N222]-[.N221])/([.B221]-[.B222])" office:value-type="float" office:value="-7.53982236861538" calcext:value-type="float">
            <text:p>-7.53982236861538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2]/120" office:value-type="float" office:value="1.79166666666667" calcext:value-type="float">
            <text:p>1.79166666666667</text:p>
          </table:table-cell>
          <table:table-cell table:style-name="Default" office:value-type="float" office:value="25.219" calcext:value-type="float">
            <text:p>25.219</text:p>
          </table:table-cell>
          <table:table-cell table:style-name="Default" office:value-type="float" office:value="-27.481" calcext:value-type="float">
            <text:p>-27.481</text:p>
          </table:table-cell>
          <table:table-cell table:style-name="Default" office:value-type="float" office:value="42.661" calcext:value-type="float">
            <text:p>42.661</text:p>
          </table:table-cell>
          <table:table-cell table:style-name="Default" office:value-type="float" office:value="3.284" calcext:value-type="float">
            <text:p>3.284</text:p>
          </table:table-cell>
          <table:table-cell table:formula="of:=[.C222]*2*PI()/360" office:value-type="float" office:value="0.44015458406045" calcext:value-type="float">
            <text:p>0.44015458406045</text:p>
          </table:table-cell>
          <table:table-cell table:formula="of:=[.D222]*2*PI()/360" office:value-type="float" office:value="-0.479633931740562" calcext:value-type="float">
            <text:p>-0.479633931740562</text:p>
          </table:table-cell>
          <table:table-cell table:formula="of:=[.E222]*2*PI()/360" office:value-type="float" office:value="0.744574912193301" calcext:value-type="float">
            <text:p>0.744574912193301</text:p>
          </table:table-cell>
          <table:table-cell table:formula="of:=[.F222]*2*PI()/360" office:value-type="float" office:value="0.0573166126354938" calcext:value-type="float">
            <text:p>0.057316612635494</text:p>
          </table:table-cell>
          <table:table-cell table:formula="of:=([.G223]-[.G222])/([.B222]-[.B223])" office:value-type="float" office:value="0.278554548618303" calcext:value-type="float">
            <text:p>0.278554548618303</text:p>
          </table:table-cell>
          <table:table-cell table:formula="of:=([.H223]-[.H222])/([.B222]-[.B223])" office:value-type="float" office:value="-0.0376991118430793" calcext:value-type="float">
            <text:p>-0.037699111843079</text:p>
          </table:table-cell>
          <table:table-cell table:formula="of:=([.I223]-[.I222])/([.B222]-[.B223])" office:value-type="float" office:value="0.934100215667358" calcext:value-type="float">
            <text:p>0.934100215667358</text:p>
          </table:table-cell>
          <table:table-cell table:formula="of:=([.J223]-[.J222])/([.B222]-[.B223])" office:value-type="float" office:value="1.0786134777325" calcext:value-type="float">
            <text:p>1.0786134777325</text:p>
          </table:table-cell>
          <table:table-cell table:formula="of:=([.K223]-[.K222])/([.B222]-[.B223])" office:value-type="float" office:value="-7.03716754404043" calcext:value-type="float">
            <text:p>-7.03716754404043</text:p>
          </table:table-cell>
          <table:table-cell table:formula="of:=([.L223]-[.L222])/([.B222]-[.B223])" office:value-type="float" office:value="14.5769899126571" calcext:value-type="float">
            <text:p>14.5769899126571</text:p>
          </table:table-cell>
          <table:table-cell table:formula="of:=([.M223]-[.M222])/([.B222]-[.B223])" office:value-type="float" office:value="-30.4106168867517" calcext:value-type="float">
            <text:p>-30.4106168867517</text:p>
          </table:table-cell>
          <table:table-cell table:formula="of:=([.N223]-[.N222])/([.B222]-[.B223])" office:value-type="float" office:value="-1.25663706143595" calcext:value-type="float">
            <text:p>-1.25663706143595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3]/120" office:value-type="float" office:value="1.8" calcext:value-type="float">
            <text:p>1.8</text:p>
          </table:table-cell>
          <table:table-cell table:style-name="Default" office:value-type="float" office:value="25.086" calcext:value-type="float">
            <text:p>25.086</text:p>
          </table:table-cell>
          <table:table-cell table:style-name="Default" office:value-type="float" office:value="-27.463" calcext:value-type="float">
            <text:p>-27.463</text:p>
          </table:table-cell>
          <table:table-cell table:style-name="Default" office:value-type="float" office:value="42.215" calcext:value-type="float">
            <text:p>42.215</text:p>
          </table:table-cell>
          <table:table-cell table:style-name="Default" office:value-type="float" office:value="2.769" calcext:value-type="float">
            <text:p>2.769</text:p>
          </table:table-cell>
          <table:table-cell table:formula="of:=[.C223]*2*PI()/360" office:value-type="float" office:value="0.437833296155297" calcext:value-type="float">
            <text:p>0.437833296155297</text:p>
          </table:table-cell>
          <table:table-cell table:formula="of:=[.D223]*2*PI()/360" office:value-type="float" office:value="-0.479319772475203" calcext:value-type="float">
            <text:p>-0.479319772475203</text:p>
          </table:table-cell>
          <table:table-cell table:formula="of:=[.E223]*2*PI()/360" office:value-type="float" office:value="0.736790743729406" calcext:value-type="float">
            <text:p>0.736790743729406</text:p>
          </table:table-cell>
          <table:table-cell table:formula="of:=[.F223]*2*PI()/360" office:value-type="float" office:value="0.048328166987723" calcext:value-type="float">
            <text:p>0.048328166987723</text:p>
          </table:table-cell>
          <table:table-cell table:formula="of:=([.G224]-[.G223])/([.B223]-[.B224])" office:value-type="float" office:value="0.337197611485306" calcext:value-type="float">
            <text:p>0.337197611485306</text:p>
          </table:table-cell>
          <table:table-cell table:formula="of:=([.H224]-[.H223])/([.B223]-[.B224])" office:value-type="float" office:value="-0.159174027781888" calcext:value-type="float">
            <text:p>-0.159174027781888</text:p>
          </table:table-cell>
          <table:table-cell table:formula="of:=([.I224]-[.I223])/([.B223]-[.B224])" office:value-type="float" office:value="1.18752202305695" calcext:value-type="float">
            <text:p>1.18752202305695</text:p>
          </table:table-cell>
          <table:table-cell table:formula="of:=([.J224]-[.J223])/([.B223]-[.B224])" office:value-type="float" office:value="1.08908545324447" calcext:value-type="float">
            <text:p>1.08908545324447</text:p>
          </table:table-cell>
          <table:table-cell table:formula="of:=([.K224]-[.K223])/([.B223]-[.B224])" office:value-type="float" office:value="-7.28849495632855" calcext:value-type="float">
            <text:p>-7.28849495632855</text:p>
          </table:table-cell>
          <table:table-cell table:formula="of:=([.L224]-[.L223])/([.B223]-[.B224])" office:value-type="float" office:value="17.3415914478145" calcext:value-type="float">
            <text:p>17.3415914478145</text:p>
          </table:table-cell>
          <table:table-cell table:formula="of:=([.M224]-[.M223])/([.B223]-[.B224])" office:value-type="float" office:value="-31.1645991236113" calcext:value-type="float">
            <text:p>-31.1645991236113</text:p>
          </table:table-cell>
          <table:table-cell table:formula="of:=([.N224]-[.N223])/([.B223]-[.B224])" office:value-type="float" office:value="3.01592894744616" calcext:value-type="float">
            <text:p>3.01592894744616</text:p>
          </table:table-cell>
          <table:table-cell table:number-columns-repeated="100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4]/120" office:value-type="float" office:value="1.80833333333333" calcext:value-type="float">
            <text:p>1.80833333333333</text:p>
          </table:table-cell>
          <table:table-cell table:style-name="Default" office:value-type="float" office:value="24.925" calcext:value-type="float">
            <text:p>24.925</text:p>
          </table:table-cell>
          <table:table-cell table:style-name="Default" office:value-type="float" office:value="-27.387" calcext:value-type="float">
            <text:p>-27.387</text:p>
          </table:table-cell>
          <table:table-cell table:style-name="Default" office:value-type="float" office:value="41.648" calcext:value-type="float">
            <text:p>41.648</text:p>
          </table:table-cell>
          <table:table-cell table:style-name="Default" office:value-type="float" office:value="2.249" calcext:value-type="float">
            <text:p>2.249</text:p>
          </table:table-cell>
          <table:table-cell table:formula="of:=[.C224]*2*PI()/360" office:value-type="float" office:value="0.435023316059587" calcext:value-type="float">
            <text:p>0.435023316059587</text:p>
          </table:table-cell>
          <table:table-cell table:formula="of:=[.D224]*2*PI()/360" office:value-type="float" office:value="-0.477993322243687" calcext:value-type="float">
            <text:p>-0.477993322243687</text:p>
          </table:table-cell>
          <table:table-cell table:formula="of:=[.E224]*2*PI()/360" office:value-type="float" office:value="0.726894726870598" calcext:value-type="float">
            <text:p>0.726894726870598</text:p>
          </table:table-cell>
          <table:table-cell table:formula="of:=[.F224]*2*PI()/360" office:value-type="float" office:value="0.0392524548773525" calcext:value-type="float">
            <text:p>0.039252454877353</text:p>
          </table:table-cell>
          <table:table-cell table:formula="of:=([.G225]-[.G224])/([.B224]-[.B225])" office:value-type="float" office:value="0.39793506945471" calcext:value-type="float">
            <text:p>0.39793506945471</text:p>
          </table:table-cell>
          <table:table-cell table:formula="of:=([.H225]-[.H224])/([.B224]-[.B225])" office:value-type="float" office:value="-0.303687289847009" calcext:value-type="float">
            <text:p>-0.303687289847009</text:p>
          </table:table-cell>
          <table:table-cell table:formula="of:=([.I225]-[.I224])/([.B224]-[.B225])" office:value-type="float" office:value="1.44722701575371" calcext:value-type="float">
            <text:p>1.44722701575371</text:p>
          </table:table-cell>
          <table:table-cell table:formula="of:=([.J225]-[.J224])/([.B224]-[.B225])" office:value-type="float" office:value="1.06395271201575" calcext:value-type="float">
            <text:p>1.06395271201575</text:p>
          </table:table-cell>
          <table:table-cell table:formula="of:=([.K225]-[.K224])/([.B224]-[.B225])" office:value-type="float" office:value="-6.28318530717924" calcext:value-type="float">
            <text:p>-6.28318530717924</text:p>
          </table:table-cell>
          <table:table-cell table:formula="of:=([.L225]-[.L224])/([.B224]-[.B225])" office:value-type="float" office:value="18.0955736846789" calcext:value-type="float">
            <text:p>18.0955736846789</text:p>
          </table:table-cell>
          <table:table-cell table:formula="of:=([.M225]-[.M224])/([.B224]-[.B225])" office:value-type="float" office:value="-27.3946879393021" calcext:value-type="float">
            <text:p>-27.3946879393021</text:p>
          </table:table-cell>
          <table:table-cell table:formula="of:=([.N225]-[.N224])/([.B224]-[.B225])" office:value-type="float" office:value="4.27256600888213" calcext:value-type="float">
            <text:p>4.27256600888213</text:p>
          </table:table-cell>
          <table:table-cell table:number-columns-repeated="100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5]/120" office:value-type="float" office:value="1.81666666666667" calcext:value-type="float">
            <text:p>1.81666666666667</text:p>
          </table:table-cell>
          <table:table-cell table:style-name="Default" office:value-type="float" office:value="24.735" calcext:value-type="float">
            <text:p>24.735</text:p>
          </table:table-cell>
          <table:table-cell table:style-name="Default" office:value-type="float" office:value="-27.242" calcext:value-type="float">
            <text:p>-27.242</text:p>
          </table:table-cell>
          <table:table-cell table:style-name="Default" office:value-type="float" office:value="40.957" calcext:value-type="float">
            <text:p>40.957</text:p>
          </table:table-cell>
          <table:table-cell table:style-name="Default" office:value-type="float" office:value="1.741" calcext:value-type="float">
            <text:p>1.741</text:p>
          </table:table-cell>
          <table:table-cell table:formula="of:=[.C225]*2*PI()/360" office:value-type="float" office:value="0.431707190480797" calcext:value-type="float">
            <text:p>0.431707190480797</text:p>
          </table:table-cell>
          <table:table-cell table:formula="of:=[.D225]*2*PI()/360" office:value-type="float" office:value="-0.475462594828295" calcext:value-type="float">
            <text:p>-0.475462594828295</text:p>
          </table:table-cell>
          <table:table-cell table:formula="of:=[.E225]*2*PI()/360" office:value-type="float" office:value="0.714834501739318" calcext:value-type="float">
            <text:p>0.714834501739318</text:p>
          </table:table-cell>
          <table:table-cell table:formula="of:=[.F225]*2*PI()/360" office:value-type="float" office:value="0.0303861822772213" calcext:value-type="float">
            <text:p>0.030386182277221</text:p>
          </table:table-cell>
          <table:table-cell table:formula="of:=([.G226]-[.G225])/([.B225]-[.B226])" office:value-type="float" office:value="0.450294947014537" calcext:value-type="float">
            <text:p>0.450294947014537</text:p>
          </table:table-cell>
          <table:table-cell table:formula="of:=([.H226]-[.H225])/([.B225]-[.B226])" office:value-type="float" office:value="-0.454483737219333" calcext:value-type="float">
            <text:p>-0.454483737219333</text:p>
          </table:table-cell>
          <table:table-cell table:formula="of:=([.I226]-[.I225])/([.B225]-[.B226])" office:value-type="float" office:value="1.67551608191456" calcext:value-type="float">
            <text:p>1.67551608191456</text:p>
          </table:table-cell>
          <table:table-cell table:formula="of:=([.J226]-[.J225])/([.B225]-[.B226])" office:value-type="float" office:value="1.02834799527506" calcext:value-type="float">
            <text:p>1.02834799527506</text:p>
          </table:table-cell>
          <table:table-cell table:formula="of:=([.K226]-[.K225])/([.B225]-[.B226])" office:value-type="float" office:value="-3.76991118430754" calcext:value-type="float">
            <text:p>-3.76991118430754</text:p>
          </table:table-cell>
          <table:table-cell table:formula="of:=([.L226]-[.L225])/([.B225]-[.B226])" office:value-type="float" office:value="18.5982285092504" calcext:value-type="float">
            <text:p>18.5982285092504</text:p>
          </table:table-cell>
          <table:table-cell table:formula="of:=([.M226]-[.M225])/([.B225]-[.B226])" office:value-type="float" office:value="-22.8707945181334" calcext:value-type="float">
            <text:p>-22.8707945181334</text:p>
          </table:table-cell>
          <table:table-cell table:formula="of:=([.N226]-[.N225])/([.B225]-[.B226])" office:value-type="float" office:value="4.77522083345655" calcext:value-type="float">
            <text:p>4.77522083345655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6]/120" office:value-type="float" office:value="1.825" calcext:value-type="float">
            <text:p>1.825</text:p>
          </table:table-cell>
          <table:table-cell table:style-name="Default" office:value-type="float" office:value="24.52" calcext:value-type="float">
            <text:p>24.52</text:p>
          </table:table-cell>
          <table:table-cell table:style-name="Default" office:value-type="float" office:value="-27.025" calcext:value-type="float">
            <text:p>-27.025</text:p>
          </table:table-cell>
          <table:table-cell table:style-name="Default" office:value-type="float" office:value="40.157" calcext:value-type="float">
            <text:p>40.157</text:p>
          </table:table-cell>
          <table:table-cell table:style-name="Default" office:value-type="float" office:value="1.25" calcext:value-type="float">
            <text:p>1.25</text:p>
          </table:table-cell>
          <table:table-cell table:formula="of:=[.C226]*2*PI()/360" office:value-type="float" office:value="0.42795473258901" calcext:value-type="float">
            <text:p>0.42795473258901</text:p>
          </table:table-cell>
          <table:table-cell table:formula="of:=[.D226]*2*PI()/360" office:value-type="float" office:value="-0.471675230351468" calcext:value-type="float">
            <text:p>-0.471675230351468</text:p>
          </table:table-cell>
          <table:table-cell table:formula="of:=[.E226]*2*PI()/360" office:value-type="float" office:value="0.700871867723363" calcext:value-type="float">
            <text:p>0.700871867723363</text:p>
          </table:table-cell>
          <table:table-cell table:formula="of:=[.F226]*2*PI()/360" office:value-type="float" office:value="0.0218166156499291" calcext:value-type="float">
            <text:p>0.021816615649929</text:p>
          </table:table-cell>
          <table:table-cell table:formula="of:=([.G227]-[.G226])/([.B226]-[.B227])" office:value-type="float" office:value="0.481710873550433" calcext:value-type="float">
            <text:p>0.481710873550433</text:p>
          </table:table-cell>
          <table:table-cell table:formula="of:=([.H227]-[.H226])/([.B226]-[.B227])" office:value-type="float" office:value="-0.609468974796419" calcext:value-type="float">
            <text:p>-0.609468974796419</text:p>
          </table:table-cell>
          <table:table-cell table:formula="of:=([.I227]-[.I226])/([.B226]-[.B227])" office:value-type="float" office:value="1.86610603623234" calcext:value-type="float">
            <text:p>1.86610603623234</text:p>
          </table:table-cell>
          <table:table-cell table:formula="of:=([.J227]-[.J226])/([.B226]-[.B227])" office:value-type="float" office:value="0.988554488329592" calcext:value-type="float">
            <text:p>0.988554488329592</text:p>
          </table:table-cell>
          <table:table-cell table:formula="of:=([.K227]-[.K226])/([.B226]-[.B227])" office:value-type="float" office:value="-0.000000000000799360577730116" calcext:value-type="float">
            <text:p>-7.99360577730116E-13</text:p>
          </table:table-cell>
          <table:table-cell table:formula="of:=([.L227]-[.L226])/([.B226]-[.B227])" office:value-type="float" office:value="18.3469010969638" calcext:value-type="float">
            <text:p>18.3469010969638</text:p>
          </table:table-cell>
          <table:table-cell table:formula="of:=([.M227]-[.M226])/([.B226]-[.B227])" office:value-type="float" office:value="-19.6035381584005" calcext:value-type="float">
            <text:p>-19.6035381584005</text:p>
          </table:table-cell>
          <table:table-cell table:formula="of:=([.N227]-[.N226])/([.B226]-[.B227])" office:value-type="float" office:value="5.27787565803092" calcext:value-type="float">
            <text:p>5.27787565803092</text:p>
          </table:table-cell>
          <table:table-cell table:number-columns-repeated="100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7]/120" office:value-type="float" office:value="1.83333333333333" calcext:value-type="float">
            <text:p>1.83333333333333</text:p>
          </table:table-cell>
          <table:table-cell table:style-name="Default" office:value-type="float" office:value="24.29" calcext:value-type="float">
            <text:p>24.29</text:p>
          </table:table-cell>
          <table:table-cell table:style-name="Default" office:value-type="float" office:value="-26.734" calcext:value-type="float">
            <text:p>-26.734</text:p>
          </table:table-cell>
          <table:table-cell table:style-name="Default" office:value-type="float" office:value="39.266" calcext:value-type="float">
            <text:p>39.266</text:p>
          </table:table-cell>
          <table:table-cell table:style-name="Default" office:value-type="float" office:value="0.778" calcext:value-type="float">
            <text:p>0.778</text:p>
          </table:table-cell>
          <table:table-cell table:formula="of:=[.C227]*2*PI()/360" office:value-type="float" office:value="0.423940475309423" calcext:value-type="float">
            <text:p>0.423940475309423</text:p>
          </table:table-cell>
          <table:table-cell table:formula="of:=[.D227]*2*PI()/360" office:value-type="float" office:value="-0.466596322228164" calcext:value-type="float">
            <text:p>-0.466596322228164</text:p>
          </table:table-cell>
          <table:table-cell table:formula="of:=[.E227]*2*PI()/360" office:value-type="float" office:value="0.685320984088093" calcext:value-type="float">
            <text:p>0.685320984088093</text:p>
          </table:table-cell>
          <table:table-cell table:formula="of:=[.F227]*2*PI()/360" office:value-type="float" office:value="0.0135786615805159" calcext:value-type="float">
            <text:p>0.013578661580516</text:p>
          </table:table-cell>
          <table:table-cell table:formula="of:=([.G228]-[.G227])/([.B227]-[.B228])" office:value-type="float" office:value="0.48171087355044" calcext:value-type="float">
            <text:p>0.48171087355044</text:p>
          </table:table-cell>
          <table:table-cell table:formula="of:=([.H228]-[.H227])/([.B227]-[.B228])" office:value-type="float" office:value="-0.762359817271117" calcext:value-type="float">
            <text:p>-0.762359817271117</text:p>
          </table:table-cell>
          <table:table-cell table:formula="of:=([.I228]-[.I227])/([.B227]-[.B228])" office:value-type="float" office:value="2.02946885421901" calcext:value-type="float">
            <text:p>2.02946885421901</text:p>
          </table:table-cell>
          <table:table-cell table:formula="of:=([.J228]-[.J227])/([.B227]-[.B228])" office:value-type="float" office:value="0.944572191179334" calcext:value-type="float">
            <text:p>0.944572191179334</text:p>
          </table:table-cell>
          <table:table-cell table:formula="of:=([.K228]-[.K227])/([.B227]-[.B228])" office:value-type="float" office:value="3.26725635973514" calcext:value-type="float">
            <text:p>3.26725635973514</text:p>
          </table:table-cell>
          <table:table-cell table:formula="of:=([.L228]-[.L227])/([.B227]-[.B228])" office:value-type="float" office:value="17.0902640355283" calcext:value-type="float">
            <text:p>17.0902640355283</text:p>
          </table:table-cell>
          <table:table-cell table:formula="of:=([.M228]-[.M227])/([.B227]-[.B228])" office:value-type="float" office:value="-13.8230076757875" calcext:value-type="float">
            <text:p>-13.8230076757875</text:p>
          </table:table-cell>
          <table:table-cell table:formula="of:=([.N228]-[.N227])/([.B227]-[.B228])" office:value-type="float" office:value="4.02123859659786" calcext:value-type="float">
            <text:p>4.02123859659786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8]/120" office:value-type="float" office:value="1.84166666666667" calcext:value-type="float">
            <text:p>1.84166666666667</text:p>
          </table:table-cell>
          <table:table-cell table:style-name="Default" office:value-type="float" office:value="24.06" calcext:value-type="float">
            <text:p>24.06</text:p>
          </table:table-cell>
          <table:table-cell table:style-name="Default" office:value-type="float" office:value="-26.37" calcext:value-type="float">
            <text:p>-26.37</text:p>
          </table:table-cell>
          <table:table-cell table:style-name="Default" office:value-type="float" office:value="38.297" calcext:value-type="float">
            <text:p>38.297</text:p>
          </table:table-cell>
          <table:table-cell table:style-name="Default" office:value-type="float" office:value="0.327" calcext:value-type="float">
            <text:p>0.327</text:p>
          </table:table-cell>
          <table:table-cell table:formula="of:=[.C228]*2*PI()/360" office:value-type="float" office:value="0.419926218029836" calcext:value-type="float">
            <text:p>0.419926218029836</text:p>
          </table:table-cell>
          <table:table-cell table:formula="of:=[.D228]*2*PI()/360" office:value-type="float" office:value="-0.460243323750905" calcext:value-type="float">
            <text:p>-0.460243323750905</text:p>
          </table:table-cell>
          <table:table-cell table:formula="of:=[.E228]*2*PI()/360" office:value-type="float" office:value="0.668408743636268" calcext:value-type="float">
            <text:p>0.668408743636268</text:p>
          </table:table-cell>
          <table:table-cell table:formula="of:=[.F228]*2*PI()/360" office:value-type="float" office:value="0.00570722665402146" calcext:value-type="float">
            <text:p>0.005707226654021</text:p>
          </table:table-cell>
          <table:table-cell table:formula="of:=([.G229]-[.G228])/([.B228]-[.B229])" office:value-type="float" office:value="0.454483737219314" calcext:value-type="float">
            <text:p>0.454483737219314</text:p>
          </table:table-cell>
          <table:table-cell table:formula="of:=([.H229]-[.H228])/([.B228]-[.B229])" office:value-type="float" office:value="-0.904778684233852" calcext:value-type="float">
            <text:p>-0.904778684233852</text:p>
          </table:table-cell>
          <table:table-cell table:formula="of:=([.I229]-[.I228])/([.B228]-[.B229])" office:value-type="float" office:value="2.14466058485057" calcext:value-type="float">
            <text:p>2.14466058485057</text:p>
          </table:table-cell>
          <table:table-cell table:formula="of:=([.J229]-[.J228])/([.B228]-[.B229])" office:value-type="float" office:value="0.911061869541019" calcext:value-type="float">
            <text:p>0.911061869541019</text:p>
          </table:table-cell>
          <table:table-cell table:formula="of:=([.K229]-[.K228])/([.B228]-[.B229])" office:value-type="float" office:value="6.0318578948919" calcext:value-type="float">
            <text:p>6.0318578948919</text:p>
          </table:table-cell>
          <table:table-cell table:formula="of:=([.L229]-[.L228])/([.B228]-[.B229])" office:value-type="float" office:value="15.3309721495192" calcext:value-type="float">
            <text:p>15.3309721495192</text:p>
          </table:table-cell>
          <table:table-cell table:formula="of:=([.M229]-[.M228])/([.B228]-[.B229])" office:value-type="float" office:value="-8.04247719319803" calcext:value-type="float">
            <text:p>-8.04247719319803</text:p>
          </table:table-cell>
          <table:table-cell table:formula="of:=([.N229]-[.N228])/([.B228]-[.B229])" office:value-type="float" office:value="2.01061929829451" calcext:value-type="float">
            <text:p>2.01061929829451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9]/120" office:value-type="float" office:value="1.85" calcext:value-type="float">
            <text:p>1.85</text:p>
          </table:table-cell>
          <table:table-cell table:style-name="Default" office:value-type="float" office:value="23.843" calcext:value-type="float">
            <text:p>23.843</text:p>
          </table:table-cell>
          <table:table-cell table:style-name="Default" office:value-type="float" office:value="-25.938" calcext:value-type="float">
            <text:p>-25.938</text:p>
          </table:table-cell>
          <table:table-cell table:style-name="Default" office:value-type="float" office:value="37.273" calcext:value-type="float">
            <text:p>37.273</text:p>
          </table:table-cell>
          <table:table-cell table:style-name="Default" office:value-type="float" office:value="-0.108" calcext:value-type="float">
            <text:p>-0.108</text:p>
          </table:table-cell>
          <table:table-cell table:formula="of:=[.C229]*2*PI()/360" office:value-type="float" office:value="0.416138853553008" calcext:value-type="float">
            <text:p>0.416138853553008</text:p>
          </table:table-cell>
          <table:table-cell table:formula="of:=[.D229]*2*PI()/360" office:value-type="float" office:value="-0.452703501382289" calcext:value-type="float">
            <text:p>-0.452703501382289</text:p>
          </table:table-cell>
          <table:table-cell table:formula="of:=[.E229]*2*PI()/360" office:value-type="float" office:value="0.650536572095847" calcext:value-type="float">
            <text:p>0.650536572095847</text:p>
          </table:table-cell>
          <table:table-cell table:formula="of:=[.F229]*2*PI()/360" office:value-type="float" office:value="-0.00188495559215388" calcext:value-type="float">
            <text:p>-0.001884955592154</text:p>
          </table:table-cell>
          <table:table-cell table:formula="of:=([.G230]-[.G229])/([.B229]-[.B230])" office:value-type="float" office:value="0.40421825476188" calcext:value-type="float">
            <text:p>0.40421825476188</text:p>
          </table:table-cell>
          <table:table-cell table:formula="of:=([.H230]-[.H229])/([.B229]-[.B230])" office:value-type="float" office:value="-1.03253678547985" calcext:value-type="float">
            <text:p>-1.03253678547985</text:p>
          </table:table-cell>
          <table:table-cell table:formula="of:=([.I230]-[.I229])/([.B229]-[.B230])" office:value-type="float" office:value="2.21168122812723" calcext:value-type="float">
            <text:p>2.21168122812723</text:p>
          </table:table-cell>
          <table:table-cell table:formula="of:=([.J230]-[.J229])/([.B229]-[.B230])" office:value-type="float" office:value="0.894306708721898" calcext:value-type="float">
            <text:p>0.894306708721898</text:p>
          </table:table-cell>
          <table:table-cell table:formula="of:=([.K230]-[.K229])/([.B229]-[.B230])" office:value-type="float" office:value="9.04778684233667" calcext:value-type="float">
            <text:p>9.04778684233667</text:p>
          </table:table-cell>
          <table:table-cell table:formula="of:=([.L230]-[.L229])/([.B229]-[.B230])" office:value-type="float" office:value="13.8230076757951" calcext:value-type="float">
            <text:p>13.8230076757951</text:p>
          </table:table-cell>
          <table:table-cell table:formula="of:=([.M230]-[.M229])/([.B229]-[.B230])" office:value-type="float" office:value="-2.76460153515981" calcext:value-type="float">
            <text:p>-2.76460153515981</text:p>
          </table:table-cell>
          <table:table-cell table:formula="of:=([.N230]-[.N229])/([.B229]-[.B230])" office:value-type="float" office:value="1.00530964914875" calcext:value-type="float">
            <text:p>1.00530964914875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30]/120" office:value-type="float" office:value="1.85833333333333" calcext:value-type="float">
            <text:p>1.85833333333333</text:p>
          </table:table-cell>
          <table:table-cell table:style-name="Default" office:value-type="float" office:value="23.65" calcext:value-type="float">
            <text:p>23.65</text:p>
          </table:table-cell>
          <table:table-cell table:style-name="Default" office:value-type="float" office:value="-25.445" calcext:value-type="float">
            <text:p>-25.445</text:p>
          </table:table-cell>
          <table:table-cell table:style-name="Default" office:value-type="float" office:value="36.217" calcext:value-type="float">
            <text:p>36.217</text:p>
          </table:table-cell>
          <table:table-cell table:style-name="Default" office:value-type="float" office:value="-0.535" calcext:value-type="float">
            <text:p>-0.535</text:p>
          </table:table-cell>
          <table:table-cell table:formula="of:=[.C230]*2*PI()/360" office:value-type="float" office:value="0.412770368096659" calcext:value-type="float">
            <text:p>0.412770368096659</text:p>
          </table:table-cell>
          <table:table-cell table:formula="of:=[.D230]*2*PI()/360" office:value-type="float" office:value="-0.444099028169957" calcext:value-type="float">
            <text:p>-0.444099028169957</text:p>
          </table:table-cell>
          <table:table-cell table:formula="of:=[.E230]*2*PI()/360" office:value-type="float" office:value="0.632105895194786" calcext:value-type="float">
            <text:p>0.632105895194786</text:p>
          </table:table-cell>
          <table:table-cell table:formula="of:=[.F230]*2*PI()/360" office:value-type="float" office:value="-0.00933751149816966" calcext:value-type="float">
            <text:p>-0.00933751149817</text:p>
          </table:table-cell>
          <table:table-cell table:formula="of:=([.G231]-[.G230])/([.B230]-[.B231])" office:value-type="float" office:value="0.328820031075742" calcext:value-type="float">
            <text:p>0.328820031075742</text:p>
          </table:table-cell>
          <table:table-cell table:formula="of:=([.H231]-[.H230])/([.B230]-[.B231])" office:value-type="float" office:value="-1.14772851611147" calcext:value-type="float">
            <text:p>-1.14772851611147</text:p>
          </table:table-cell>
          <table:table-cell table:formula="of:=([.I231]-[.I230])/([.B230]-[.B231])" office:value-type="float" office:value="2.23471957425356" calcext:value-type="float">
            <text:p>2.23471957425356</text:p>
          </table:table-cell>
          <table:table-cell table:formula="of:=([.J231]-[.J230])/([.B230]-[.B231])" office:value-type="float" office:value="0.885929128312325" calcext:value-type="float">
            <text:p>0.885929128312325</text:p>
          </table:table-cell>
          <table:table-cell table:formula="of:=([.K231]-[.K230])/([.B230]-[.B231])" office:value-type="float" office:value="12.8176980266482" calcext:value-type="float">
            <text:p>12.8176980266482</text:p>
          </table:table-cell>
          <table:table-cell table:formula="of:=([.L231]-[.L230])/([.B230]-[.B231])" office:value-type="float" office:value="11.0584061406361" calcext:value-type="float">
            <text:p>11.0584061406361</text:p>
          </table:table-cell>
          <table:table-cell table:formula="of:=([.M231]-[.M230])/([.B230]-[.B231])" office:value-type="float" office:value="0.251327412289727" calcext:value-type="float">
            <text:p>0.251327412289727</text:p>
          </table:table-cell>
          <table:table-cell table:formula="of:=([.N231]-[.N230])/([.B230]-[.B231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31]/120" office:value-type="float" office:value="1.86666666666667" calcext:value-type="float">
            <text:p>1.86666666666667</text:p>
          </table:table-cell>
          <table:table-cell table:style-name="Default" office:value-type="float" office:value="23.493" calcext:value-type="float">
            <text:p>23.493</text:p>
          </table:table-cell>
          <table:table-cell table:style-name="Default" office:value-type="float" office:value="-24.897" calcext:value-type="float">
            <text:p>-24.897</text:p>
          </table:table-cell>
          <table:table-cell table:style-name="Default" office:value-type="float" office:value="35.15" calcext:value-type="float">
            <text:p>35.15</text:p>
          </table:table-cell>
          <table:table-cell table:style-name="Default" office:value-type="float" office:value="-0.958" calcext:value-type="float">
            <text:p>-0.958</text:p>
          </table:table-cell>
          <table:table-cell table:formula="of:=[.C231]*2*PI()/360" office:value-type="float" office:value="0.410030201171028" calcext:value-type="float">
            <text:p>0.410030201171028</text:p>
          </table:table-cell>
          <table:table-cell table:formula="of:=[.D231]*2*PI()/360" office:value-type="float" office:value="-0.434534623869028" calcext:value-type="float">
            <text:p>-0.434534623869028</text:p>
          </table:table-cell>
          <table:table-cell table:formula="of:=[.E231]*2*PI()/360" office:value-type="float" office:value="0.613483232076007" calcext:value-type="float">
            <text:p>0.613483232076007</text:p>
          </table:table-cell>
          <table:table-cell table:formula="of:=[.F231]*2*PI()/360" office:value-type="float" office:value="-0.0167202542341057" calcext:value-type="float">
            <text:p>-0.016720254234106</text:p>
          </table:table-cell>
          <table:table-cell table:formula="of:=([.G232]-[.G231])/([.B231]-[.B232])" office:value-type="float" office:value="0.222005880853674" calcext:value-type="float">
            <text:p>0.222005880853674</text:p>
          </table:table-cell>
          <table:table-cell table:formula="of:=([.H232]-[.H231])/([.B231]-[.B232])" office:value-type="float" office:value="-1.23988190061678" calcext:value-type="float">
            <text:p>-1.23988190061678</text:p>
          </table:table-cell>
          <table:table-cell table:formula="of:=([.I232]-[.I231])/([.B231]-[.B232])" office:value-type="float" office:value="2.23262517915114" calcext:value-type="float">
            <text:p>2.23262517915114</text:p>
          </table:table-cell>
          <table:table-cell table:formula="of:=([.J232]-[.J231])/([.B231]-[.B232])" office:value-type="float" office:value="0.885929128312325" calcext:value-type="float">
            <text:p>0.885929128312325</text:p>
          </table:table-cell>
          <table:table-cell table:formula="of:=([.K232]-[.K231])/([.B231]-[.B232])" office:value-type="float" office:value="16.3362817986668" calcext:value-type="float">
            <text:p>16.3362817986668</text:p>
          </table:table-cell>
          <table:table-cell table:formula="of:=([.L232]-[.L231])/([.B231]-[.B232])" office:value-type="float" office:value="8.04247719318895" calcext:value-type="float">
            <text:p>8.04247719318895</text:p>
          </table:table-cell>
          <table:table-cell table:formula="of:=([.M232]-[.M231])/([.B231]-[.B232])" office:value-type="float" office:value="1.50796447372077" calcext:value-type="float">
            <text:p>1.50796447372077</text:p>
          </table:table-cell>
          <table:table-cell table:formula="of:=([.N232]-[.N231])/([.B231]-[.B232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2]/120" office:value-type="float" office:value="1.875" calcext:value-type="float">
            <text:p>1.875</text:p>
          </table:table-cell>
          <table:table-cell table:style-name="Default" office:value-type="float" office:value="23.387" calcext:value-type="float">
            <text:p>23.387</text:p>
          </table:table-cell>
          <table:table-cell table:style-name="Default" office:value-type="float" office:value="-24.305" calcext:value-type="float">
            <text:p>-24.305</text:p>
          </table:table-cell>
          <table:table-cell table:style-name="Default" office:value-type="float" office:value="34.084" calcext:value-type="float">
            <text:p>34.084</text:p>
          </table:table-cell>
          <table:table-cell table:style-name="Default" office:value-type="float" office:value="-1.381" calcext:value-type="float">
            <text:p>-1.381</text:p>
          </table:table-cell>
          <table:table-cell table:formula="of:=[.C232]*2*PI()/360" office:value-type="float" office:value="0.408180152163914" calcext:value-type="float">
            <text:p>0.408180152163914</text:p>
          </table:table-cell>
          <table:table-cell table:formula="of:=[.D232]*2*PI()/360" office:value-type="float" office:value="-0.424202274697222" calcext:value-type="float">
            <text:p>-0.424202274697222</text:p>
          </table:table-cell>
          <table:table-cell table:formula="of:=[.E232]*2*PI()/360" office:value-type="float" office:value="0.594878022249747" calcext:value-type="float">
            <text:p>0.594878022249747</text:p>
          </table:table-cell>
          <table:table-cell table:formula="of:=[.F232]*2*PI()/360" office:value-type="float" office:value="-0.0241029969700417" calcext:value-type="float">
            <text:p>-0.024102996970042</text:p>
          </table:table-cell>
          <table:table-cell table:formula="of:=([.G233]-[.G232])/([.B232]-[.B233])" office:value-type="float" office:value="0.0858701991981173" calcext:value-type="float">
            <text:p>0.085870199198117</text:p>
          </table:table-cell>
          <table:table-cell table:formula="of:=([.H233]-[.H232])/([.B232]-[.B233])" office:value-type="float" office:value="-1.30690254389335" calcext:value-type="float">
            <text:p>-1.30690254389335</text:p>
          </table:table-cell>
          <table:table-cell table:formula="of:=([.I233]-[.I232])/([.B232]-[.B233])" office:value-type="float" office:value="2.2200588085368" calcext:value-type="float">
            <text:p>2.2200588085368</text:p>
          </table:table-cell>
          <table:table-cell table:formula="of:=([.J233]-[.J232])/([.B232]-[.B233])" office:value-type="float" office:value="0.885929128312325" calcext:value-type="float">
            <text:p>0.885929128312325</text:p>
          </table:table-cell>
          <table:table-cell table:formula="of:=([.K233]-[.K232])/([.B232]-[.B233])" office:value-type="float" office:value="19.6035381583989" calcext:value-type="float">
            <text:p>19.6035381583989</text:p>
          </table:table-cell>
          <table:table-cell table:formula="of:=([.L233]-[.L232])/([.B232]-[.B233])" office:value-type="float" office:value="4.52389342117114" calcext:value-type="float">
            <text:p>4.52389342117114</text:p>
          </table:table-cell>
          <table:table-cell table:formula="of:=([.M233]-[.M232])/([.B232]-[.B233])" office:value-type="float" office:value="2.76460153516141" calcext:value-type="float">
            <text:p>2.76460153516141</text:p>
          </table:table-cell>
          <table:table-cell table:formula="of:=([.N233]-[.N232])/([.B232]-[.B233])" office:value-type="float" office:value="-0.753982236861533" calcext:value-type="float">
            <text:p>-0.753982236861533</text:p>
          </table:table-cell>
          <table:table-cell table:number-columns-repeated="100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3]/120" office:value-type="float" office:value="1.88333333333333" calcext:value-type="float">
            <text:p>1.88333333333333</text:p>
          </table:table-cell>
          <table:table-cell table:style-name="Default" office:value-type="float" office:value="23.346" calcext:value-type="float">
            <text:p>23.346</text:p>
          </table:table-cell>
          <table:table-cell table:style-name="Default" office:value-type="float" office:value="-23.681" calcext:value-type="float">
            <text:p>-23.681</text:p>
          </table:table-cell>
          <table:table-cell table:style-name="Default" office:value-type="float" office:value="33.024" calcext:value-type="float">
            <text:p>33.024</text:p>
          </table:table-cell>
          <table:table-cell table:style-name="Default" office:value-type="float" office:value="-1.804" calcext:value-type="float">
            <text:p>-1.804</text:p>
          </table:table-cell>
          <table:table-cell table:formula="of:=[.C233]*2*PI()/360" office:value-type="float" office:value="0.407464567170596" calcext:value-type="float">
            <text:p>0.407464567170596</text:p>
          </table:table-cell>
          <table:table-cell table:formula="of:=[.D233]*2*PI()/360" office:value-type="float" office:value="-0.413311420164777" calcext:value-type="float">
            <text:p>-0.413311420164777</text:p>
          </table:table-cell>
          <table:table-cell table:formula="of:=[.E233]*2*PI()/360" office:value-type="float" office:value="0.576377532178607" calcext:value-type="float">
            <text:p>0.576377532178607</text:p>
          </table:table-cell>
          <table:table-cell table:formula="of:=[.F233]*2*PI()/360" office:value-type="float" office:value="-0.0314857397059777" calcext:value-type="float">
            <text:p>-0.031485739705978</text:p>
          </table:table-cell>
          <table:table-cell table:formula="of:=([.G234]-[.G233])/([.B233]-[.B234])" office:value-type="float" office:value="-0.0774926187885397" calcext:value-type="float">
            <text:p>-0.07749261878854</text:p>
          </table:table-cell>
          <table:table-cell table:formula="of:=([.H234]-[.H233])/([.B233]-[.B234])" office:value-type="float" office:value="-1.34460165573644" calcext:value-type="float">
            <text:p>-1.34460165573644</text:p>
          </table:table-cell>
          <table:table-cell table:formula="of:=([.I234]-[.I233])/([.B233]-[.B234])" office:value-type="float" office:value="2.19702046241046" calcext:value-type="float">
            <text:p>2.19702046241046</text:p>
          </table:table-cell>
          <table:table-cell table:formula="of:=([.J234]-[.J233])/([.B233]-[.B234])" office:value-type="float" office:value="0.892212313619504" calcext:value-type="float">
            <text:p>0.892212313619504</text:p>
          </table:table-cell>
          <table:table-cell table:formula="of:=([.K234]-[.K233])/([.B233]-[.B234])" office:value-type="float" office:value="22.1168122812738" calcext:value-type="float">
            <text:p>22.1168122812738</text:p>
          </table:table-cell>
          <table:table-cell table:formula="of:=([.L234]-[.L233])/([.B233]-[.B234])" office:value-type="float" office:value="1.50796447372237" calcext:value-type="float">
            <text:p>1.50796447372237</text:p>
          </table:table-cell>
          <table:table-cell table:formula="of:=([.M234]-[.M233])/([.B233]-[.B234])" office:value-type="float" office:value="2.26194671058201" calcext:value-type="float">
            <text:p>2.26194671058201</text:p>
          </table:table-cell>
          <table:table-cell table:formula="of:=([.N234]-[.N233])/([.B233]-[.B234])" office:value-type="float" office:value="-0.251327412287129" calcext:value-type="float">
            <text:p>-0.251327412287129</text:p>
          </table:table-cell>
          <table:table-cell table:number-columns-repeated="100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4]/120" office:value-type="float" office:value="1.89166666666667" calcext:value-type="float">
            <text:p>1.89166666666667</text:p>
          </table:table-cell>
          <table:table-cell table:style-name="Default" office:value-type="float" office:value="23.383" calcext:value-type="float">
            <text:p>23.383</text:p>
          </table:table-cell>
          <table:table-cell table:style-name="Default" office:value-type="float" office:value="-23.039" calcext:value-type="float">
            <text:p>-23.039</text:p>
          </table:table-cell>
          <table:table-cell table:style-name="Default" office:value-type="float" office:value="31.975" calcext:value-type="float">
            <text:p>31.975</text:p>
          </table:table-cell>
          <table:table-cell table:style-name="Default" office:value-type="float" office:value="-2.23" calcext:value-type="float">
            <text:p>-2.23</text:p>
          </table:table-cell>
          <table:table-cell table:formula="of:=[.C234]*2*PI()/360" office:value-type="float" office:value="0.408110338993834" calcext:value-type="float">
            <text:p>0.408110338993834</text:p>
          </table:table-cell>
          <table:table-cell table:formula="of:=[.D234]*2*PI()/360" office:value-type="float" office:value="-0.402106406366974" calcext:value-type="float">
            <text:p>-0.402106406366974</text:p>
          </table:table-cell>
          <table:table-cell table:formula="of:=[.E234]*2*PI()/360" office:value-type="float" office:value="0.558069028325187" calcext:value-type="float">
            <text:p>0.558069028325187</text:p>
          </table:table-cell>
          <table:table-cell table:formula="of:=[.F234]*2*PI()/360" office:value-type="float" office:value="-0.0389208423194735" calcext:value-type="float">
            <text:p>-0.038920842319474</text:p>
          </table:table-cell>
          <table:table-cell table:formula="of:=([.G235]-[.G234])/([.B234]-[.B235])" office:value-type="float" office:value="-0.261799387799154" calcext:value-type="float">
            <text:p>-0.261799387799154</text:p>
          </table:table-cell>
          <table:table-cell table:formula="of:=([.H235]-[.H234])/([.B234]-[.B235])" office:value-type="float" office:value="-1.3571680263508" calcext:value-type="float">
            <text:p>-1.3571680263508</text:p>
          </table:table-cell>
          <table:table-cell table:formula="of:=([.I235]-[.I234])/([.B234]-[.B235])" office:value-type="float" office:value="2.17817090648894" calcext:value-type="float">
            <text:p>2.17817090648894</text:p>
          </table:table-cell>
          <table:table-cell table:formula="of:=([.J235]-[.J234])/([.B234]-[.B235])" office:value-type="float" office:value="0.894306708721897" calcext:value-type="float">
            <text:p>0.894306708721897</text:p>
          </table:table-cell>
          <table:table-cell table:formula="of:=([.K235]-[.K234])/([.B234]-[.B235])" office:value-type="float" office:value="23.6247767549931" calcext:value-type="float">
            <text:p>23.6247767549931</text:p>
          </table:table-cell>
          <table:table-cell table:formula="of:=([.L235]-[.L234])/([.B234]-[.B235])" office:value-type="float" office:value="-0.753982236864704" calcext:value-type="float">
            <text:p>-0.753982236864704</text:p>
          </table:table-cell>
          <table:table-cell table:formula="of:=([.M235]-[.M234])/([.B234]-[.B235])" office:value-type="float" office:value="3.7699111843176" calcext:value-type="float">
            <text:p>3.7699111843176</text:p>
          </table:table-cell>
          <table:table-cell table:formula="of:=([.N235]-[.N234])/([.B234]-[.B235])" office:value-type="float" office:value="-0.753982236858815" calcext:value-type="float">
            <text:p>-0.753982236858815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5]/120" office:value-type="float" office:value="1.9" calcext:value-type="float">
            <text:p>1.9</text:p>
          </table:table-cell>
          <table:table-cell table:style-name="Default" office:value-type="float" office:value="23.508" calcext:value-type="float">
            <text:p>23.508</text:p>
          </table:table-cell>
          <table:table-cell table:style-name="Default" office:value-type="float" office:value="-22.391" calcext:value-type="float">
            <text:p>-22.391</text:p>
          </table:table-cell>
          <table:table-cell table:style-name="Default" office:value-type="float" office:value="30.935" calcext:value-type="float">
            <text:p>30.935</text:p>
          </table:table-cell>
          <table:table-cell table:style-name="Default" office:value-type="float" office:value="-2.657" calcext:value-type="float">
            <text:p>-2.657</text:p>
          </table:table-cell>
          <table:table-cell table:formula="of:=[.C235]*2*PI()/360" office:value-type="float" office:value="0.410292000558827" calcext:value-type="float">
            <text:p>0.410292000558827</text:p>
          </table:table-cell>
          <table:table-cell table:formula="of:=[.D235]*2*PI()/360" office:value-type="float" office:value="-0.39079667281405" calcext:value-type="float">
            <text:p>-0.39079667281405</text:p>
          </table:table-cell>
          <table:table-cell table:formula="of:=[.E235]*2*PI()/360" office:value-type="float" office:value="0.539917604104446" calcext:value-type="float">
            <text:p>0.539917604104446</text:p>
          </table:table-cell>
          <table:table-cell table:formula="of:=[.F235]*2*PI()/360" office:value-type="float" office:value="-0.0463733982254893" calcext:value-type="float">
            <text:p>-0.046373398225489</text:p>
          </table:table-cell>
          <table:table-cell table:formula="of:=([.G236]-[.G235])/([.B235]-[.B236])" office:value-type="float" office:value="-0.458672527424096" calcext:value-type="float">
            <text:p>-0.458672527424096</text:p>
          </table:table-cell>
          <table:table-cell table:formula="of:=([.H236]-[.H235])/([.B235]-[.B236])" office:value-type="float" office:value="-1.35088484104359" calcext:value-type="float">
            <text:p>-1.35088484104359</text:p>
          </table:table-cell>
          <table:table-cell table:formula="of:=([.I236]-[.I235])/([.B235]-[.B236])" office:value-type="float" office:value="2.14675497995296" calcext:value-type="float">
            <text:p>2.14675497995296</text:p>
          </table:table-cell>
          <table:table-cell table:formula="of:=([.J236]-[.J235])/([.B235]-[.B236])" office:value-type="float" office:value="0.900589894029054" calcext:value-type="float">
            <text:p>0.900589894029054</text:p>
          </table:table-cell>
          <table:table-cell table:formula="of:=([.K236]-[.K235])/([.B235]-[.B236])" office:value-type="float" office:value="23.6247767549962" calcext:value-type="float">
            <text:p>23.6247767549962</text:p>
          </table:table-cell>
          <table:table-cell table:formula="of:=([.L236]-[.L235])/([.B235]-[.B236])" office:value-type="float" office:value="-2.26194671058161" calcext:value-type="float">
            <text:p>-2.26194671058161</text:p>
          </table:table-cell>
          <table:table-cell table:formula="of:=([.M236]-[.M235])/([.B235]-[.B236])" office:value-type="float" office:value="4.52389342115852" calcext:value-type="float">
            <text:p>4.52389342115852</text:p>
          </table:table-cell>
          <table:table-cell table:formula="of:=([.N236]-[.N235])/([.B235]-[.B236])" office:value-type="float" office:value="-0.753982236864244" calcext:value-type="float">
            <text:p>-0.753982236864244</text:p>
          </table:table-cell>
          <table:table-cell table:number-columns-repeated="100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6]/120" office:value-type="float" office:value="1.90833333333333" calcext:value-type="float">
            <text:p>1.90833333333333</text:p>
          </table:table-cell>
          <table:table-cell table:style-name="Default" office:value-type="float" office:value="23.727" calcext:value-type="float">
            <text:p>23.727</text:p>
          </table:table-cell>
          <table:table-cell table:style-name="Default" office:value-type="float" office:value="-21.746" calcext:value-type="float">
            <text:p>-21.746</text:p>
          </table:table-cell>
          <table:table-cell table:style-name="Default" office:value-type="float" office:value="29.91" calcext:value-type="float">
            <text:p>29.91</text:p>
          </table:table-cell>
          <table:table-cell table:style-name="Default" office:value-type="float" office:value="-3.087" calcext:value-type="float">
            <text:p>-3.087</text:p>
          </table:table-cell>
          <table:table-cell table:formula="of:=[.C236]*2*PI()/360" office:value-type="float" office:value="0.414114271620695" calcext:value-type="float">
            <text:p>0.414114271620695</text:p>
          </table:table-cell>
          <table:table-cell table:formula="of:=[.D236]*2*PI()/360" office:value-type="float" office:value="-0.379539299138687" calcext:value-type="float">
            <text:p>-0.379539299138687</text:p>
          </table:table-cell>
          <table:table-cell table:formula="of:=[.E236]*2*PI()/360" office:value-type="float" office:value="0.522027979271504" calcext:value-type="float">
            <text:p>0.522027979271504</text:p>
          </table:table-cell>
          <table:table-cell table:formula="of:=[.F236]*2*PI()/360" office:value-type="float" office:value="-0.053878314009065" calcext:value-type="float">
            <text:p>-0.053878314009065</text:p>
          </table:table-cell>
          <table:table-cell table:formula="of:=([.G237]-[.G236])/([.B236]-[.B237])" office:value-type="float" office:value="-0.655545667049069" calcext:value-type="float">
            <text:p>-0.655545667049069</text:p>
          </table:table-cell>
          <table:table-cell table:formula="of:=([.H237]-[.H236])/([.B236]-[.B237])" office:value-type="float" office:value="-1.33203528512208" calcext:value-type="float">
            <text:p>-1.33203528512208</text:p>
          </table:table-cell>
          <table:table-cell table:formula="of:=([.I237]-[.I236])/([.B236]-[.B237])" office:value-type="float" office:value="2.10905586810997" calcext:value-type="float">
            <text:p>2.10905586810997</text:p>
          </table:table-cell>
          <table:table-cell table:formula="of:=([.J237]-[.J236])/([.B236]-[.B237])" office:value-type="float" office:value="0.906873079336256" calcext:value-type="float">
            <text:p>0.906873079336256</text:p>
          </table:table-cell>
          <table:table-cell table:formula="of:=([.K237]-[.K236])/([.B236]-[.B237])" office:value-type="float" office:value="22.8707945181342" calcext:value-type="float">
            <text:p>22.8707945181342</text:p>
          </table:table-cell>
          <table:table-cell table:formula="of:=([.L237]-[.L236])/([.B236]-[.B237])" office:value-type="float" office:value="-2.76460153515981" calcext:value-type="float">
            <text:p>-2.76460153515981</text:p>
          </table:table-cell>
          <table:table-cell table:formula="of:=([.M237]-[.M236])/([.B236]-[.B237])" office:value-type="float" office:value="7.03716754404445" calcext:value-type="float">
            <text:p>7.03716754404445</text:p>
          </table:table-cell>
          <table:table-cell table:formula="of:=([.N237]-[.N236])/([.B236]-[.B237])" office:value-type="float" office:value="-1.00530964914891" calcext:value-type="float">
            <text:p>-1.00530964914891</text:p>
          </table:table-cell>
          <table:table-cell table:number-columns-repeated="100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7]/120" office:value-type="float" office:value="1.91666666666667" calcext:value-type="float">
            <text:p>1.91666666666667</text:p>
          </table:table-cell>
          <table:table-cell table:style-name="Default" office:value-type="float" office:value="24.04" calcext:value-type="float">
            <text:p>24.04</text:p>
          </table:table-cell>
          <table:table-cell table:style-name="Default" office:value-type="float" office:value="-21.11" calcext:value-type="float">
            <text:p>-21.11</text:p>
          </table:table-cell>
          <table:table-cell table:style-name="Default" office:value-type="float" office:value="28.903" calcext:value-type="float">
            <text:p>28.903</text:p>
          </table:table-cell>
          <table:table-cell table:style-name="Default" office:value-type="float" office:value="-3.52" calcext:value-type="float">
            <text:p>-3.52</text:p>
          </table:table-cell>
          <table:table-cell table:formula="of:=[.C237]*2*PI()/360" office:value-type="float" office:value="0.419577152179437" calcext:value-type="float">
            <text:p>0.419577152179437</text:p>
          </table:table-cell>
          <table:table-cell table:formula="of:=[.D237]*2*PI()/360" office:value-type="float" office:value="-0.368439005096003" calcext:value-type="float">
            <text:p>-0.368439005096003</text:p>
          </table:table-cell>
          <table:table-cell table:formula="of:=[.E237]*2*PI()/360" office:value-type="float" office:value="0.504452513703921" calcext:value-type="float">
            <text:p>0.504452513703921</text:p>
          </table:table-cell>
          <table:table-cell table:formula="of:=[.F237]*2*PI()/360" office:value-type="float" office:value="-0.0614355896702004" calcext:value-type="float">
            <text:p>-0.0614355896702</text:p>
          </table:table-cell>
          <table:table-cell table:formula="of:=([.G238]-[.G237])/([.B237]-[.B238])" office:value-type="float" office:value="-0.846135621366853" calcext:value-type="float">
            <text:p>-0.846135621366853</text:p>
          </table:table-cell>
          <table:table-cell table:formula="of:=([.H238]-[.H237])/([.B237]-[.B238])" office:value-type="float" office:value="-1.30899693899574" calcext:value-type="float">
            <text:p>-1.30899693899574</text:p>
          </table:table-cell>
          <table:table-cell table:formula="of:=([.I238]-[.I237])/([.B237]-[.B238])" office:value-type="float" office:value="2.05041280524294" calcext:value-type="float">
            <text:p>2.05041280524294</text:p>
          </table:table-cell>
          <table:table-cell table:formula="of:=([.J238]-[.J237])/([.B237]-[.B238])" office:value-type="float" office:value="0.91525065974583" calcext:value-type="float">
            <text:p>0.91525065974583</text:p>
          </table:table-cell>
          <table:table-cell table:formula="of:=([.K238]-[.K237])/([.B237]-[.B238])" office:value-type="float" office:value="20.8601752198379" calcext:value-type="float">
            <text:p>20.8601752198379</text:p>
          </table:table-cell>
          <table:table-cell table:formula="of:=([.L238]-[.L237])/([.B237]-[.B238])" office:value-type="float" office:value="-1.7592918860089" calcext:value-type="float">
            <text:p>-1.7592918860089</text:p>
          </table:table-cell>
          <table:table-cell table:formula="of:=([.M238]-[.M237])/([.B237]-[.B238])" office:value-type="float" office:value="8.54513201776278" calcext:value-type="float">
            <text:p>8.54513201776278</text:p>
          </table:table-cell>
          <table:table-cell table:formula="of:=([.N238]-[.N237])/([.B237]-[.B238])" office:value-type="float" office:value="-1.25663706143586" calcext:value-type="float">
            <text:p>-1.25663706143586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8]/120" office:value-type="float" office:value="1.925" calcext:value-type="float">
            <text:p>1.925</text:p>
          </table:table-cell>
          <table:table-cell table:style-name="Default" office:value-type="float" office:value="24.444" calcext:value-type="float">
            <text:p>24.444</text:p>
          </table:table-cell>
          <table:table-cell table:style-name="Default" office:value-type="float" office:value="-20.485" calcext:value-type="float">
            <text:p>-20.485</text:p>
          </table:table-cell>
          <table:table-cell table:style-name="Default" office:value-type="float" office:value="27.924" calcext:value-type="float">
            <text:p>27.924</text:p>
          </table:table-cell>
          <table:table-cell table:style-name="Default" office:value-type="float" office:value="-3.957" calcext:value-type="float">
            <text:p>-3.957</text:p>
          </table:table-cell>
          <table:table-cell table:formula="of:=[.C238]*2*PI()/360" office:value-type="float" office:value="0.426628282357494" calcext:value-type="float">
            <text:p>0.426628282357494</text:p>
          </table:table-cell>
          <table:table-cell table:formula="of:=[.D238]*2*PI()/360" office:value-type="float" office:value="-0.357530697271038" calcext:value-type="float">
            <text:p>-0.357530697271038</text:p>
          </table:table-cell>
          <table:table-cell table:formula="of:=[.E238]*2*PI()/360" office:value-type="float" office:value="0.487365740326897" calcext:value-type="float">
            <text:p>0.487365740326897</text:p>
          </table:table-cell>
          <table:table-cell table:formula="of:=[.F238]*2*PI()/360" office:value-type="float" office:value="-0.0690626785014156" calcext:value-type="float">
            <text:p>-0.069062678501416</text:p>
          </table:table-cell>
          <table:table-cell table:formula="of:=([.G239]-[.G238])/([.B238]-[.B239])" office:value-type="float" office:value="-1.0199704148655" calcext:value-type="float">
            <text:p>-1.0199704148655</text:p>
          </table:table-cell>
          <table:table-cell table:formula="of:=([.H239]-[.H238])/([.B238]-[.B239])" office:value-type="float" office:value="-1.294336173279" calcext:value-type="float">
            <text:p>-1.294336173279</text:p>
          </table:table-cell>
          <table:table-cell table:formula="of:=([.I239]-[.I238])/([.B238]-[.B239])" office:value-type="float" office:value="1.97920337176158" calcext:value-type="float">
            <text:p>1.97920337176158</text:p>
          </table:table-cell>
          <table:table-cell table:formula="of:=([.J239]-[.J238])/([.B238]-[.B239])" office:value-type="float" office:value="0.925722635257796" calcext:value-type="float">
            <text:p>0.925722635257796</text:p>
          </table:table-cell>
          <table:table-cell table:formula="of:=([.K239]-[.K238])/([.B238]-[.B239])" office:value-type="float" office:value="18.5982285092496" calcext:value-type="float">
            <text:p>18.5982285092496</text:p>
          </table:table-cell>
          <table:table-cell table:formula="of:=([.L239]-[.L238])/([.B238]-[.B239])" office:value-type="float" office:value="-1.50796447372317" calcext:value-type="float">
            <text:p>-1.50796447372317</text:p>
          </table:table-cell>
          <table:table-cell table:formula="of:=([.M239]-[.M238])/([.B238]-[.B239])" office:value-type="float" office:value="11.309733552925" calcext:value-type="float">
            <text:p>11.309733552925</text:p>
          </table:table-cell>
          <table:table-cell table:formula="of:=([.N239]-[.N238])/([.B238]-[.B239])" office:value-type="float" office:value="-2.01061929829763" calcext:value-type="float">
            <text:p>-2.01061929829763</text:p>
          </table:table-cell>
          <table:table-cell table:number-columns-repeated="100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9]/120" office:value-type="float" office:value="1.93333333333333" calcext:value-type="float">
            <text:p>1.93333333333333</text:p>
          </table:table-cell>
          <table:table-cell table:style-name="Default" office:value-type="float" office:value="24.931" calcext:value-type="float">
            <text:p>24.931</text:p>
          </table:table-cell>
          <table:table-cell table:style-name="Default" office:value-type="float" office:value="-19.867" calcext:value-type="float">
            <text:p>-19.867</text:p>
          </table:table-cell>
          <table:table-cell table:style-name="Default" office:value-type="float" office:value="26.979" calcext:value-type="float">
            <text:p>26.979</text:p>
          </table:table-cell>
          <table:table-cell table:style-name="Default" office:value-type="float" office:value="-4.399" calcext:value-type="float">
            <text:p>-4.399</text:p>
          </table:table-cell>
          <table:table-cell table:formula="of:=[.C239]*2*PI()/360" office:value-type="float" office:value="0.435128035814706" calcext:value-type="float">
            <text:p>0.435128035814706</text:p>
          </table:table-cell>
          <table:table-cell table:formula="of:=[.D239]*2*PI()/360" office:value-type="float" office:value="-0.346744562493713" calcext:value-type="float">
            <text:p>-0.346744562493713</text:p>
          </table:table-cell>
          <table:table-cell table:formula="of:=[.E239]*2*PI()/360" office:value-type="float" office:value="0.47087237889555" calcext:value-type="float">
            <text:p>0.47087237889555</text:p>
          </table:table-cell>
          <table:table-cell table:formula="of:=[.F239]*2*PI()/360" office:value-type="float" office:value="-0.0767770337952306" calcext:value-type="float">
            <text:p>-0.076777033795231</text:p>
          </table:table-cell>
          <table:table-cell table:formula="of:=([.G240]-[.G239])/([.B239]-[.B240])" office:value-type="float" office:value="-1.17495565244258" calcext:value-type="float">
            <text:p>-1.17495565244258</text:p>
          </table:table-cell>
          <table:table-cell table:formula="of:=([.H240]-[.H239])/([.B239]-[.B240])" office:value-type="float" office:value="-1.28176980266464" calcext:value-type="float">
            <text:p>-1.28176980266464</text:p>
          </table:table-cell>
          <table:table-cell table:formula="of:=([.I240]-[.I239])/([.B239]-[.B240])" office:value-type="float" office:value="1.88495559215387" calcext:value-type="float">
            <text:p>1.88495559215387</text:p>
          </table:table-cell>
          <table:table-cell table:formula="of:=([.J240]-[.J239])/([.B239]-[.B240])" office:value-type="float" office:value="0.942477796076943" calcext:value-type="float">
            <text:p>0.942477796076943</text:p>
          </table:table-cell>
          <table:table-cell table:formula="of:=([.K240]-[.K239])/([.B239]-[.B240])" office:value-type="float" office:value="16.0849543863811" calcext:value-type="float">
            <text:p>16.0849543863811</text:p>
          </table:table-cell>
          <table:table-cell table:formula="of:=([.L240]-[.L239])/([.B239]-[.B240])" office:value-type="float" office:value="-1.507964473724" calcext:value-type="float">
            <text:p>-1.507964473724</text:p>
          </table:table-cell>
          <table:table-cell table:formula="of:=([.M240]-[.M239])/([.B239]-[.B240])" office:value-type="float" office:value="12.5663706143569" calcext:value-type="float">
            <text:p>12.5663706143569</text:p>
          </table:table-cell>
          <table:table-cell table:formula="of:=([.N240]-[.N239])/([.B239]-[.B240])" office:value-type="float" office:value="-3.26725635973309" calcext:value-type="float">
            <text:p>-3.26725635973309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40]/120" office:value-type="float" office:value="1.94166666666667" calcext:value-type="float">
            <text:p>1.94166666666667</text:p>
          </table:table-cell>
          <table:table-cell table:style-name="Default" office:value-type="float" office:value="25.492" calcext:value-type="float">
            <text:p>25.492</text:p>
          </table:table-cell>
          <table:table-cell table:style-name="Default" office:value-type="float" office:value="-19.255" calcext:value-type="float">
            <text:p>-19.255</text:p>
          </table:table-cell>
          <table:table-cell table:style-name="Default" office:value-type="float" office:value="26.079" calcext:value-type="float">
            <text:p>26.079</text:p>
          </table:table-cell>
          <table:table-cell table:style-name="Default" office:value-type="float" office:value="-4.849" calcext:value-type="float">
            <text:p>-4.849</text:p>
          </table:table-cell>
          <table:table-cell table:formula="of:=[.C240]*2*PI()/360" office:value-type="float" office:value="0.444919332918394" calcext:value-type="float">
            <text:p>0.444919332918394</text:p>
          </table:table-cell>
          <table:table-cell table:formula="of:=[.D240]*2*PI()/360" office:value-type="float" office:value="-0.336063147471508" calcext:value-type="float">
            <text:p>-0.336063147471508</text:p>
          </table:table-cell>
          <table:table-cell table:formula="of:=[.E240]*2*PI()/360" office:value-type="float" office:value="0.455164415627601" calcext:value-type="float">
            <text:p>0.455164415627601</text:p>
          </table:table-cell>
          <table:table-cell table:formula="of:=[.F240]*2*PI()/360" office:value-type="float" office:value="-0.0846310154292051" calcext:value-type="float">
            <text:p>-0.084631015429205</text:p>
          </table:table-cell>
          <table:table-cell table:formula="of:=([.G241]-[.G240])/([.B240]-[.B241])" office:value-type="float" office:value="-1.30899693899576" calcext:value-type="float">
            <text:p>-1.30899693899576</text:p>
          </table:table-cell>
          <table:table-cell table:formula="of:=([.H241]-[.H240])/([.B240]-[.B241])" office:value-type="float" office:value="-1.26920343205028" calcext:value-type="float">
            <text:p>-1.26920343205028</text:p>
          </table:table-cell>
          <table:table-cell table:formula="of:=([.I241]-[.I240])/([.B240]-[.B241])" office:value-type="float" office:value="1.78023583703423" calcext:value-type="float">
            <text:p>1.78023583703423</text:p>
          </table:table-cell>
          <table:table-cell table:formula="of:=([.J241]-[.J240])/([.B240]-[.B241])" office:value-type="float" office:value="0.969704932408052" calcext:value-type="float">
            <text:p>0.969704932408052</text:p>
          </table:table-cell>
          <table:table-cell table:formula="of:=([.K241]-[.K240])/([.B240]-[.B241])" office:value-type="float" office:value="14.3256625003674" calcext:value-type="float">
            <text:p>14.3256625003674</text:p>
          </table:table-cell>
          <table:table-cell table:formula="of:=([.L241]-[.L240])/([.B240]-[.B241])" office:value-type="float" office:value="-1.25663706143504" calcext:value-type="float">
            <text:p>-1.25663706143504</text:p>
          </table:table-cell>
          <table:table-cell table:formula="of:=([.M241]-[.M240])/([.B240]-[.B241])" office:value-type="float" office:value="14.3256625003706" calcext:value-type="float">
            <text:p>14.3256625003706</text:p>
          </table:table-cell>
          <table:table-cell table:formula="of:=([.N241]-[.N240])/([.B240]-[.B241])" office:value-type="float" office:value="-4.27256600888221" calcext:value-type="float">
            <text:p>-4.27256600888221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41]/120" office:value-type="float" office:value="1.95" calcext:value-type="float">
            <text:p>1.95</text:p>
          </table:table-cell>
          <table:table-cell table:style-name="Default" office:value-type="float" office:value="26.117" calcext:value-type="float">
            <text:p>26.117</text:p>
          </table:table-cell>
          <table:table-cell table:style-name="Default" office:value-type="float" office:value="-18.649" calcext:value-type="float">
            <text:p>-18.649</text:p>
          </table:table-cell>
          <table:table-cell table:style-name="Default" office:value-type="float" office:value="25.229" calcext:value-type="float">
            <text:p>25.229</text:p>
          </table:table-cell>
          <table:table-cell table:style-name="Default" office:value-type="float" office:value="-5.312" calcext:value-type="float">
            <text:p>-5.312</text:p>
          </table:table-cell>
          <table:table-cell table:formula="of:=[.C241]*2*PI()/360" office:value-type="float" office:value="0.455827640743359" calcext:value-type="float">
            <text:p>0.455827640743359</text:p>
          </table:table-cell>
          <table:table-cell table:formula="of:=[.D241]*2*PI()/360" office:value-type="float" office:value="-0.325486452204423" calcext:value-type="float">
            <text:p>-0.325486452204423</text:p>
          </table:table-cell>
          <table:table-cell table:formula="of:=[.E241]*2*PI()/360" office:value-type="float" office:value="0.440329116985649" calcext:value-type="float">
            <text:p>0.440329116985649</text:p>
          </table:table-cell>
          <table:table-cell table:formula="of:=[.F241]*2*PI()/360" office:value-type="float" office:value="-0.0927118898659388" calcext:value-type="float">
            <text:p>-0.092711889865939</text:p>
          </table:table-cell>
          <table:table-cell table:formula="of:=([.G242]-[.G241])/([.B241]-[.B242])" office:value-type="float" office:value="-1.42837745983215" calcext:value-type="float">
            <text:p>-1.42837745983215</text:p>
          </table:table-cell>
          <table:table-cell table:formula="of:=([.H242]-[.H241])/([.B241]-[.B242])" office:value-type="float" office:value="-1.25873145653832" calcext:value-type="float">
            <text:p>-1.25873145653832</text:p>
          </table:table-cell>
          <table:table-cell table:formula="of:=([.I242]-[.I241])/([.B241]-[.B242])" office:value-type="float" office:value="1.66085531619781" calcext:value-type="float">
            <text:p>1.66085531619781</text:p>
          </table:table-cell>
          <table:table-cell table:formula="of:=([.J242]-[.J241])/([.B241]-[.B242])" office:value-type="float" office:value="1.00530964914874" calcext:value-type="float">
            <text:p>1.00530964914874</text:p>
          </table:table-cell>
          <table:table-cell table:formula="of:=([.K242]-[.K241])/([.B241]-[.B242])" office:value-type="float" office:value="12.817698026649" calcext:value-type="float">
            <text:p>12.817698026649</text:p>
          </table:table-cell>
          <table:table-cell table:formula="of:=([.L242]-[.L241])/([.B241]-[.B242])" office:value-type="float" office:value="-1.7592918860113" calcext:value-type="float">
            <text:p>-1.7592918860113</text:p>
          </table:table-cell>
          <table:table-cell table:formula="of:=([.M242]-[.M241])/([.B241]-[.B242])" office:value-type="float" office:value="15.5822995618049" calcext:value-type="float">
            <text:p>15.5822995618049</text:p>
          </table:table-cell>
          <table:table-cell table:formula="of:=([.N242]-[.N241])/([.B241]-[.B242])" office:value-type="float" office:value="-5.02654824574377" calcext:value-type="float">
            <text:p>-5.02654824574377</text:p>
          </table:table-cell>
          <table:table-cell table:number-columns-repeated="100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2]/120" office:value-type="float" office:value="1.95833333333333" calcext:value-type="float">
            <text:p>1.95833333333333</text:p>
          </table:table-cell>
          <table:table-cell table:style-name="Default" office:value-type="float" office:value="26.799" calcext:value-type="float">
            <text:p>26.799</text:p>
          </table:table-cell>
          <table:table-cell table:style-name="Default" office:value-type="float" office:value="-18.048" calcext:value-type="float">
            <text:p>-18.048</text:p>
          </table:table-cell>
          <table:table-cell table:style-name="Default" office:value-type="float" office:value="24.436" calcext:value-type="float">
            <text:p>24.436</text:p>
          </table:table-cell>
          <table:table-cell table:style-name="Default" office:value-type="float" office:value="-5.792" calcext:value-type="float">
            <text:p>-5.792</text:p>
          </table:table-cell>
          <table:table-cell table:formula="of:=[.C242]*2*PI()/360" office:value-type="float" office:value="0.46773078624196" calcext:value-type="float">
            <text:p>0.46773078624196</text:p>
          </table:table-cell>
          <table:table-cell table:formula="of:=[.D242]*2*PI()/360" office:value-type="float" office:value="-0.314997023399937" calcext:value-type="float">
            <text:p>-0.314997023399937</text:p>
          </table:table-cell>
          <table:table-cell table:formula="of:=[.E242]*2*PI()/360" office:value-type="float" office:value="0.426488656017334" calcext:value-type="float">
            <text:p>0.426488656017334</text:p>
          </table:table-cell>
          <table:table-cell table:formula="of:=[.F242]*2*PI()/360" office:value-type="float" office:value="-0.101089470275512" calcext:value-type="float">
            <text:p>-0.101089470275512</text:p>
          </table:table-cell>
          <table:table-cell table:formula="of:=([.G243]-[.G242])/([.B242]-[.B243])" office:value-type="float" office:value="-1.53519161005423" calcext:value-type="float">
            <text:p>-1.53519161005423</text:p>
          </table:table-cell>
          <table:table-cell table:formula="of:=([.H243]-[.H242])/([.B242]-[.B243])" office:value-type="float" office:value="-1.24407069082156" calcext:value-type="float">
            <text:p>-1.24407069082156</text:p>
          </table:table-cell>
          <table:table-cell table:formula="of:=([.I243]-[.I242])/([.B242]-[.B243])" office:value-type="float" office:value="1.53100281984944" calcext:value-type="float">
            <text:p>1.53100281984944</text:p>
          </table:table-cell>
          <table:table-cell table:formula="of:=([.J243]-[.J242])/([.B242]-[.B243])" office:value-type="float" office:value="1.0471975511966" calcext:value-type="float">
            <text:p>1.0471975511966</text:p>
          </table:table-cell>
          <table:table-cell table:formula="of:=([.K243]-[.K242])/([.B242]-[.B243])" office:value-type="float" office:value="12.3150432020659" calcext:value-type="float">
            <text:p>12.3150432020659</text:p>
          </table:table-cell>
          <table:table-cell table:formula="of:=([.L243]-[.L242])/([.B242]-[.B243])" office:value-type="float" office:value="-2.26194671058748" calcext:value-type="float">
            <text:p>-2.26194671058748</text:p>
          </table:table-cell>
          <table:table-cell table:formula="of:=([.M243]-[.M242])/([.B242]-[.B243])" office:value-type="float" office:value="16.8389366232483" calcext:value-type="float">
            <text:p>16.8389366232483</text:p>
          </table:table-cell>
          <table:table-cell table:formula="of:=([.N243]-[.N242])/([.B242]-[.B243])" office:value-type="float" office:value="-6.28318530717634" calcext:value-type="float">
            <text:p>-6.28318530717634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3]/120" office:value-type="float" office:value="1.96666666666667" calcext:value-type="float">
            <text:p>1.96666666666667</text:p>
          </table:table-cell>
          <table:table-cell table:style-name="Default" office:value-type="float" office:value="27.532" calcext:value-type="float">
            <text:p>27.532</text:p>
          </table:table-cell>
          <table:table-cell table:style-name="Default" office:value-type="float" office:value="-17.454" calcext:value-type="float">
            <text:p>-17.454</text:p>
          </table:table-cell>
          <table:table-cell table:style-name="Default" office:value-type="float" office:value="23.705" calcext:value-type="float">
            <text:p>23.705</text:p>
          </table:table-cell>
          <table:table-cell table:style-name="Default" office:value-type="float" office:value="-6.292" calcext:value-type="float">
            <text:p>-6.292</text:p>
          </table:table-cell>
          <table:table-cell table:formula="of:=[.C243]*2*PI()/360" office:value-type="float" office:value="0.480524049659079" calcext:value-type="float">
            <text:p>0.480524049659079</text:p>
          </table:table-cell>
          <table:table-cell table:formula="of:=[.D243]*2*PI()/360" office:value-type="float" office:value="-0.30462976764309" calcext:value-type="float">
            <text:p>-0.30462976764309</text:p>
          </table:table-cell>
          <table:table-cell table:formula="of:=[.E243]*2*PI()/360" office:value-type="float" office:value="0.413730299185256" calcext:value-type="float">
            <text:p>0.413730299185256</text:p>
          </table:table-cell>
          <table:table-cell table:formula="of:=[.F243]*2*PI()/360" office:value-type="float" office:value="-0.109816116535483" calcext:value-type="float">
            <text:p>-0.109816116535483</text:p>
          </table:table-cell>
          <table:table-cell table:formula="of:=([.G244]-[.G243])/([.B243]-[.B244])" office:value-type="float" office:value="-1.63781697007144" calcext:value-type="float">
            <text:p>-1.63781697007144</text:p>
          </table:table-cell>
          <table:table-cell table:formula="of:=([.H244]-[.H243])/([.B243]-[.B244])" office:value-type="float" office:value="-1.22522113489999" calcext:value-type="float">
            <text:p>-1.22522113489999</text:p>
          </table:table-cell>
          <table:table-cell table:formula="of:=([.I244]-[.I243])/([.B243]-[.B244])" office:value-type="float" office:value="1.39067834798904" calcext:value-type="float">
            <text:p>1.39067834798904</text:p>
          </table:table-cell>
          <table:table-cell table:formula="of:=([.J244]-[.J243])/([.B243]-[.B244])" office:value-type="float" office:value="1.0995574287564" calcext:value-type="float">
            <text:p>1.0995574287564</text:p>
          </table:table-cell>
          <table:table-cell table:formula="of:=([.K244]-[.K243])/([.B243]-[.B244])" office:value-type="float" office:value="11.8123883775022" calcext:value-type="float">
            <text:p>11.8123883775022</text:p>
          </table:table-cell>
          <table:table-cell table:formula="of:=([.L244]-[.L243])/([.B243]-[.B244])" office:value-type="float" office:value="-2.76460153515585" calcext:value-type="float">
            <text:p>-2.76460153515585</text:p>
          </table:table-cell>
          <table:table-cell table:formula="of:=([.M244]-[.M243])/([.B243]-[.B244])" office:value-type="float" office:value="17.5929188600961" calcext:value-type="float">
            <text:p>17.5929188600961</text:p>
          </table:table-cell>
          <table:table-cell table:formula="of:=([.N244]-[.N243])/([.B243]-[.B244])" office:value-type="float" office:value="-7.28849495633148" calcext:value-type="float">
            <text:p>-7.28849495633148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4]/120" office:value-type="float" office:value="1.975" calcext:value-type="float">
            <text:p>1.975</text:p>
          </table:table-cell>
          <table:table-cell table:style-name="Default" office:value-type="float" office:value="28.314" calcext:value-type="float">
            <text:p>28.314</text:p>
          </table:table-cell>
          <table:table-cell table:style-name="Default" office:value-type="float" office:value="-16.869" calcext:value-type="float">
            <text:p>-16.869</text:p>
          </table:table-cell>
          <table:table-cell table:style-name="Default" office:value-type="float" office:value="23.041" calcext:value-type="float">
            <text:p>23.041</text:p>
          </table:table-cell>
          <table:table-cell table:style-name="Default" office:value-type="float" office:value="-6.817" calcext:value-type="float">
            <text:p>-6.817</text:p>
          </table:table-cell>
          <table:table-cell table:formula="of:=[.C244]*2*PI()/360" office:value-type="float" office:value="0.494172524409674" calcext:value-type="float">
            <text:p>0.494172524409674</text:p>
          </table:table-cell>
          <table:table-cell table:formula="of:=[.D244]*2*PI()/360" office:value-type="float" office:value="-0.294419591518923" calcext:value-type="float">
            <text:p>-0.294419591518923</text:p>
          </table:table-cell>
          <table:table-cell table:formula="of:=[.E244]*2*PI()/360" office:value-type="float" office:value="0.402141312952014" calcext:value-type="float">
            <text:p>0.402141312952014</text:p>
          </table:table-cell>
          <table:table-cell table:formula="of:=[.F244]*2*PI()/360" office:value-type="float" office:value="-0.118979095108453" calcext:value-type="float">
            <text:p>-0.118979095108453</text:p>
          </table:table-cell>
          <table:table-cell table:formula="of:=([.G245]-[.G244])/([.B244]-[.B245])" office:value-type="float" office:value="-1.73625353988396" calcext:value-type="float">
            <text:p>-1.73625353988396</text:p>
          </table:table-cell>
          <table:table-cell table:formula="of:=([.H245]-[.H244])/([.B244]-[.B245])" office:value-type="float" office:value="-1.2021827887737" calcext:value-type="float">
            <text:p>-1.2021827887737</text:p>
          </table:table-cell>
          <table:table-cell table:formula="of:=([.I245]-[.I244])/([.B244]-[.B245])" office:value-type="float" office:value="1.24407069082156" calcext:value-type="float">
            <text:p>1.24407069082156</text:p>
          </table:table-cell>
          <table:table-cell table:formula="of:=([.J245]-[.J244])/([.B244]-[.B245])" office:value-type="float" office:value="1.16029488672583" calcext:value-type="float">
            <text:p>1.16029488672583</text:p>
          </table:table-cell>
          <table:table-cell table:formula="of:=([.K245]-[.K244])/([.B244]-[.B245])" office:value-type="float" office:value="12.3150432020727" calcext:value-type="float">
            <text:p>12.3150432020727</text:p>
          </table:table-cell>
          <table:table-cell table:formula="of:=([.L245]-[.L244])/([.B244]-[.B245])" office:value-type="float" office:value="-3.01592894744554" calcext:value-type="float">
            <text:p>-3.01592894744554</text:p>
          </table:table-cell>
          <table:table-cell table:formula="of:=([.M245]-[.M244])/([.B244]-[.B245])" office:value-type="float" office:value="18.0955736846773" calcext:value-type="float">
            <text:p>18.0955736846773</text:p>
          </table:table-cell>
          <table:table-cell table:formula="of:=([.N245]-[.N244])/([.B244]-[.B245])" office:value-type="float" office:value="-7.53982236861549" calcext:value-type="float">
            <text:p>-7.53982236861549</text:p>
          </table:table-cell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5]/120" office:value-type="float" office:value="1.98333333333333" calcext:value-type="float">
            <text:p>1.98333333333333</text:p>
          </table:table-cell>
          <table:table-cell table:style-name="Default" office:value-type="float" office:value="29.143" calcext:value-type="float">
            <text:p>29.143</text:p>
          </table:table-cell>
          <table:table-cell table:style-name="Default" office:value-type="float" office:value="-16.295" calcext:value-type="float">
            <text:p>-16.295</text:p>
          </table:table-cell>
          <table:table-cell table:style-name="Default" office:value-type="float" office:value="22.447" calcext:value-type="float">
            <text:p>22.447</text:p>
          </table:table-cell>
          <table:table-cell table:style-name="Default" office:value-type="float" office:value="-7.371" calcext:value-type="float">
            <text:p>-7.371</text:p>
          </table:table-cell>
          <table:table-cell table:formula="of:=[.C245]*2*PI()/360" office:value-type="float" office:value="0.508641303908707" calcext:value-type="float">
            <text:p>0.508641303908707</text:p>
          </table:table-cell>
          <table:table-cell table:formula="of:=[.D245]*2*PI()/360" office:value-type="float" office:value="-0.284401401612476" calcext:value-type="float">
            <text:p>-0.284401401612476</text:p>
          </table:table-cell>
          <table:table-cell table:formula="of:=[.E245]*2*PI()/360" office:value-type="float" office:value="0.391774057195167" calcext:value-type="float">
            <text:p>0.391774057195167</text:p>
          </table:table-cell>
          <table:table-cell table:formula="of:=[.F245]*2*PI()/360" office:value-type="float" office:value="-0.128648219164502" calcext:value-type="float">
            <text:p>-0.128648219164502</text:p>
          </table:table-cell>
          <table:table-cell table:formula="of:=([.G246]-[.G245])/([.B245]-[.B246])" office:value-type="float" office:value="-1.83887889990123" calcext:value-type="float">
            <text:p>-1.83887889990123</text:p>
          </table:table-cell>
          <table:table-cell table:formula="of:=([.H246]-[.H245])/([.B245]-[.B246])" office:value-type="float" office:value="-1.17705004754498" calcext:value-type="float">
            <text:p>-1.17705004754498</text:p>
          </table:table-cell>
          <table:table-cell table:formula="of:=([.I246]-[.I245])/([.B245]-[.B246])" office:value-type="float" office:value="1.09327424344925" calcext:value-type="float">
            <text:p>1.09327424344925</text:p>
          </table:table-cell>
          <table:table-cell table:formula="of:=([.J246]-[.J245])/([.B245]-[.B246])" office:value-type="float" office:value="1.22312673979763" calcext:value-type="float">
            <text:p>1.22312673979763</text:p>
          </table:table-cell>
          <table:table-cell table:formula="of:=([.K246]-[.K245])/([.B245]-[.B246])" office:value-type="float" office:value="12.5663706143585" calcext:value-type="float">
            <text:p>12.5663706143585</text:p>
          </table:table-cell>
          <table:table-cell table:formula="of:=([.L246]-[.L245])/([.B245]-[.B246])" office:value-type="float" office:value="-3.01592894744637" calcext:value-type="float">
            <text:p>-3.01592894744637</text:p>
          </table:table-cell>
          <table:table-cell table:formula="of:=([.M246]-[.M245])/([.B245]-[.B246])" office:value-type="float" office:value="17.84424627239" calcext:value-type="float">
            <text:p>17.84424627239</text:p>
          </table:table-cell>
          <table:table-cell table:formula="of:=([.N246]-[.N245])/([.B245]-[.B246])" office:value-type="float" office:value="-7.79114978090322" calcext:value-type="float">
            <text:p>-7.79114978090322</text:p>
          </table:table-cell>
          <table:table-cell table:number-columns-repeated="100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6]/120" office:value-type="float" office:value="1.99166666666667" calcext:value-type="float">
            <text:p>1.99166666666667</text:p>
          </table:table-cell>
          <table:table-cell table:style-name="Default" office:value-type="float" office:value="30.021" calcext:value-type="float">
            <text:p>30.021</text:p>
          </table:table-cell>
          <table:table-cell table:style-name="Default" office:value-type="float" office:value="-15.733" calcext:value-type="float">
            <text:p>-15.733</text:p>
          </table:table-cell>
          <table:table-cell table:style-name="Default" office:value-type="float" office:value="21.925" calcext:value-type="float">
            <text:p>21.925</text:p>
          </table:table-cell>
          <table:table-cell table:style-name="Default" office:value-type="float" office:value="-7.955" calcext:value-type="float">
            <text:p>-7.955</text:p>
          </table:table-cell>
          <table:table-cell table:formula="of:=[.C246]*2*PI()/360" office:value-type="float" office:value="0.523965294741218" calcext:value-type="float">
            <text:p>0.523965294741218</text:p>
          </table:table-cell>
          <table:table-cell table:formula="of:=[.D246]*2*PI()/360" office:value-type="float" office:value="-0.274592651216268" calcext:value-type="float">
            <text:p>-0.274592651216268</text:p>
          </table:table-cell>
          <table:table-cell table:formula="of:=[.E246]*2*PI()/360" office:value-type="float" office:value="0.382663438499757" calcext:value-type="float">
            <text:p>0.382663438499757</text:p>
          </table:table-cell>
          <table:table-cell table:formula="of:=[.F246]*2*PI()/360" office:value-type="float" office:value="-0.138840941996149" calcext:value-type="float">
            <text:p>-0.138840941996149</text:p>
          </table:table-cell>
          <table:table-cell table:formula="of:=([.G247]-[.G246])/([.B246]-[.B247])" office:value-type="float" office:value="-1.94359865502089" calcext:value-type="float">
            <text:p>-1.94359865502089</text:p>
          </table:table-cell>
          <table:table-cell table:formula="of:=([.H247]-[.H246])/([.B246]-[.B247])" office:value-type="float" office:value="-1.15191730631626" calcext:value-type="float">
            <text:p>-1.15191730631626</text:p>
          </table:table-cell>
          <table:table-cell table:formula="of:=([.I247]-[.I246])/([.B246]-[.B247])" office:value-type="float" office:value="0.944572191179337" calcext:value-type="float">
            <text:p>0.944572191179337</text:p>
          </table:table-cell>
          <table:table-cell table:formula="of:=([.J247]-[.J246])/([.B246]-[.B247])" office:value-type="float" office:value="1.28805298797182" calcext:value-type="float">
            <text:p>1.28805298797182</text:p>
          </table:table-cell>
          <table:table-cell table:formula="of:=([.K247]-[.K246])/([.B246]-[.B247])" office:value-type="float" office:value="13.3203528512212" calcext:value-type="float">
            <text:p>13.3203528512212</text:p>
          </table:table-cell>
          <table:table-cell table:formula="of:=([.L247]-[.L246])/([.B246]-[.B247])" office:value-type="float" office:value="-2.51327412287249" calcext:value-type="float">
            <text:p>-2.51327412287249</text:p>
          </table:table-cell>
          <table:table-cell table:formula="of:=([.M247]-[.M246])/([.B246]-[.B247])" office:value-type="float" office:value="17.5929188601027" calcext:value-type="float">
            <text:p>17.5929188601027</text:p>
          </table:table-cell>
          <table:table-cell table:formula="of:=([.N247]-[.N246])/([.B246]-[.B247])" office:value-type="float" office:value="-7.28849495632776" calcext:value-type="float">
            <text:p>-7.28849495632776</text:p>
          </table:table-cell>
          <table:table-cell table:number-columns-repeated="100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7]/120" office:value-type="float" office:value="2" calcext:value-type="float">
            <text:p>2</text:p>
          </table:table-cell>
          <table:table-cell table:style-name="Default" office:value-type="float" office:value="30.949" calcext:value-type="float">
            <text:p>30.949</text:p>
          </table:table-cell>
          <table:table-cell table:style-name="Default" office:value-type="float" office:value="-15.183" calcext:value-type="float">
            <text:p>-15.183</text:p>
          </table:table-cell>
          <table:table-cell table:style-name="Default" office:value-type="float" office:value="21.474" calcext:value-type="float">
            <text:p>21.474</text:p>
          </table:table-cell>
          <table:table-cell table:style-name="Default" office:value-type="float" office:value="-8.57" calcext:value-type="float">
            <text:p>-8.57</text:p>
          </table:table-cell>
          <table:table-cell table:formula="of:=[.C247]*2*PI()/360" office:value-type="float" office:value="0.540161950199725" calcext:value-type="float">
            <text:p>0.540161950199725</text:p>
          </table:table-cell>
          <table:table-cell table:formula="of:=[.D247]*2*PI()/360" office:value-type="float" office:value="-0.264993340330299" calcext:value-type="float">
            <text:p>-0.264993340330299</text:p>
          </table:table-cell>
          <table:table-cell table:formula="of:=[.E247]*2*PI()/360" office:value-type="float" office:value="0.374792003573262" calcext:value-type="float">
            <text:p>0.374792003573262</text:p>
          </table:table-cell>
          <table:table-cell table:formula="of:=[.F247]*2*PI()/360" office:value-type="float" office:value="-0.149574716895914" calcext:value-type="float">
            <text:p>-0.149574716895914</text:p>
          </table:table-cell>
          <table:table-cell table:formula="of:=([.G248]-[.G247])/([.B247]-[.B248])" office:value-type="float" office:value="-2.05460159544773" calcext:value-type="float">
            <text:p>-2.05460159544773</text:p>
          </table:table-cell>
          <table:table-cell table:formula="of:=([.H248]-[.H247])/([.B247]-[.B248])" office:value-type="float" office:value="-1.13097335529233" calcext:value-type="float">
            <text:p>-1.13097335529233</text:p>
          </table:table-cell>
          <table:table-cell table:formula="of:=([.I248]-[.I247])/([.B247]-[.B248])" office:value-type="float" office:value="0.797964534011815" calcext:value-type="float">
            <text:p>0.797964534011815</text:p>
          </table:table-cell>
          <table:table-cell table:formula="of:=([.J248]-[.J247])/([.B247]-[.B248])" office:value-type="float" office:value="1.34879044594122" calcext:value-type="float">
            <text:p>1.34879044594122</text:p>
          </table:table-cell>
          <table:table-cell table:formula="of:=([.K248]-[.K247])/([.B247]-[.B248])" office:value-type="float" office:value="11.8123883774973" calcext:value-type="float">
            <text:p>11.8123883774973</text:p>
          </table:table-cell>
          <table:table-cell table:formula="of:=([.L248]-[.L247])/([.B247]-[.B248])" office:value-type="float" office:value="-2.01061929829703" calcext:value-type="float">
            <text:p>-2.01061929829703</text:p>
          </table:table-cell>
          <table:table-cell table:formula="of:=([.M248]-[.M247])/([.B247]-[.B248])" office:value-type="float" office:value="15.0796447372326" calcext:value-type="float">
            <text:p>15.0796447372326</text:p>
          </table:table-cell>
          <table:table-cell table:formula="of:=([.N248]-[.N247])/([.B247]-[.B248])" office:value-type="float" office:value="-6.28318530717962" calcext:value-type="float">
            <text:p>-6.28318530717962</text:p>
          </table:table-cell>
          <table:table-cell table:number-columns-repeated="100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8]/120" office:value-type="float" office:value="2.00833333333333" calcext:value-type="float">
            <text:p>2.00833333333333</text:p>
          </table:table-cell>
          <table:table-cell table:style-name="Default" office:value-type="float" office:value="31.93" calcext:value-type="float">
            <text:p>31.93</text:p>
          </table:table-cell>
          <table:table-cell table:style-name="Default" office:value-type="float" office:value="-14.643" calcext:value-type="float">
            <text:p>-14.643</text:p>
          </table:table-cell>
          <table:table-cell table:style-name="Default" office:value-type="float" office:value="21.093" calcext:value-type="float">
            <text:p>21.093</text:p>
          </table:table-cell>
          <table:table-cell table:style-name="Default" office:value-type="float" office:value="-9.214" calcext:value-type="float">
            <text:p>-9.214</text:p>
          </table:table-cell>
          <table:table-cell table:formula="of:=[.C248]*2*PI()/360" office:value-type="float" office:value="0.557283630161789" calcext:value-type="float">
            <text:p>0.557283630161789</text:p>
          </table:table-cell>
          <table:table-cell table:formula="of:=[.D248]*2*PI()/360" office:value-type="float" office:value="-0.25556856236953" calcext:value-type="float">
            <text:p>-0.25556856236953</text:p>
          </table:table-cell>
          <table:table-cell table:formula="of:=[.E248]*2*PI()/360" office:value-type="float" office:value="0.368142299123164" calcext:value-type="float">
            <text:p>0.368142299123164</text:p>
          </table:table-cell>
          <table:table-cell table:formula="of:=[.F248]*2*PI()/360" office:value-type="float" office:value="-0.160814637278758" calcext:value-type="float">
            <text:p>-0.160814637278758</text:p>
          </table:table-cell>
          <table:table-cell table:formula="of:=([.G249]-[.G248])/([.B248]-[.B249])" office:value-type="float" office:value="-2.15303816526021" calcext:value-type="float">
            <text:p>-2.15303816526021</text:p>
          </table:table-cell>
          <table:table-cell table:formula="of:=([.H249]-[.H248])/([.B248]-[.B249])" office:value-type="float" office:value="-1.11421819447318" calcext:value-type="float">
            <text:p>-1.11421819447318</text:p>
          </table:table-cell>
          <table:table-cell table:formula="of:=([.I249]-[.I248])/([.B248]-[.B249])" office:value-type="float" office:value="0.672300827868211" calcext:value-type="float">
            <text:p>0.672300827868211</text:p>
          </table:table-cell>
          <table:table-cell table:formula="of:=([.J249]-[.J248])/([.B248]-[.B249])" office:value-type="float" office:value="1.40115032350105" calcext:value-type="float">
            <text:p>1.40115032350105</text:p>
          </table:table-cell>
          <table:table-cell table:formula="of:=([.K249]-[.K248])/([.B248]-[.B249])" office:value-type="float" office:value="9.29911425462881" calcext:value-type="float">
            <text:p>9.29911425462881</text:p>
          </table:table-cell>
          <table:table-cell table:formula="of:=([.L249]-[.L248])/([.B248]-[.B249])" office:value-type="float" office:value="-0.251327412286529" calcext:value-type="float">
            <text:p>-0.251327412286529</text:p>
          </table:table-cell>
          <table:table-cell table:formula="of:=([.M249]-[.M248])/([.B248]-[.B249])" office:value-type="float" office:value="12.817698026645" calcext:value-type="float">
            <text:p>12.817698026645</text:p>
          </table:table-cell>
          <table:table-cell table:formula="of:=([.N249]-[.N248])/([.B248]-[.B249])" office:value-type="float" office:value="-5.52920307031846" calcext:value-type="float">
            <text:p>-5.52920307031846</text:p>
          </table:table-cell>
          <table:table-cell table:number-columns-repeated="100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9]/120" office:value-type="float" office:value="2.01666666666667" calcext:value-type="float">
            <text:p>2.01666666666667</text:p>
          </table:table-cell>
          <table:table-cell table:style-name="Default" office:value-type="float" office:value="32.958" calcext:value-type="float">
            <text:p>32.958</text:p>
          </table:table-cell>
          <table:table-cell table:style-name="Default" office:value-type="float" office:value="-14.111" calcext:value-type="float">
            <text:p>-14.111</text:p>
          </table:table-cell>
          <table:table-cell table:style-name="Default" office:value-type="float" office:value="20.772" calcext:value-type="float">
            <text:p>20.772</text:p>
          </table:table-cell>
          <table:table-cell table:style-name="Default" office:value-type="float" office:value="-9.883" calcext:value-type="float">
            <text:p>-9.883</text:p>
          </table:table-cell>
          <table:table-cell table:formula="of:=[.C249]*2*PI()/360" office:value-type="float" office:value="0.575225614872291" calcext:value-type="float">
            <text:p>0.575225614872291</text:p>
          </table:table-cell>
          <table:table-cell table:formula="of:=[.D249]*2*PI()/360" office:value-type="float" office:value="-0.24628341074892" calcext:value-type="float">
            <text:p>-0.24628341074892</text:p>
          </table:table-cell>
          <table:table-cell table:formula="of:=[.E249]*2*PI()/360" office:value-type="float" office:value="0.362539792224262" calcext:value-type="float">
            <text:p>0.362539792224262</text:p>
          </table:table-cell>
          <table:table-cell table:formula="of:=[.F249]*2*PI()/360" office:value-type="float" office:value="-0.1724908899746" calcext:value-type="float">
            <text:p>-0.1724908899746</text:p>
          </table:table-cell>
          <table:table-cell table:formula="of:=([.G250]-[.G249])/([.B249]-[.B250])" office:value-type="float" office:value="-2.23053078404878" calcext:value-type="float">
            <text:p>-2.23053078404878</text:p>
          </table:table-cell>
          <table:table-cell table:formula="of:=([.H250]-[.H249])/([.B249]-[.B250])" office:value-type="float" office:value="-1.1121237993708" calcext:value-type="float">
            <text:p>-1.1121237993708</text:p>
          </table:table-cell>
          <table:table-cell table:formula="of:=([.I250]-[.I249])/([.B249]-[.B250])" office:value-type="float" office:value="0.56548667764617" calcext:value-type="float">
            <text:p>0.56548667764617</text:p>
          </table:table-cell>
          <table:table-cell table:formula="of:=([.J250]-[.J249])/([.B249]-[.B250])" office:value-type="float" office:value="1.4472270157537" calcext:value-type="float">
            <text:p>1.4472270157537</text:p>
          </table:table-cell>
          <table:table-cell table:formula="of:=([.K250]-[.K249])/([.B249]-[.B250])" office:value-type="float" office:value="5.78053048259976" calcext:value-type="float">
            <text:p>5.78053048259976</text:p>
          </table:table-cell>
          <table:table-cell table:formula="of:=([.L250]-[.L249])/([.B249]-[.B250])" office:value-type="float" office:value="1.7592918860093" calcext:value-type="float">
            <text:p>1.7592918860093</text:p>
          </table:table-cell>
          <table:table-cell table:formula="of:=([.M250]-[.M249])/([.B249]-[.B250])" office:value-type="float" office:value="9.29911425462639" calcext:value-type="float">
            <text:p>9.29911425462639</text:p>
          </table:table-cell>
          <table:table-cell table:formula="of:=([.N250]-[.N249])/([.B249]-[.B250])" office:value-type="float" office:value="-3.76991118430756" calcext:value-type="float">
            <text:p>-3.76991118430756</text:p>
          </table:table-cell>
          <table:table-cell table:number-columns-repeated="100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50]/120" office:value-type="float" office:value="2.025" calcext:value-type="float">
            <text:p>2.025</text:p>
          </table:table-cell>
          <table:table-cell table:style-name="Default" office:value-type="float" office:value="34.023" calcext:value-type="float">
            <text:p>34.023</text:p>
          </table:table-cell>
          <table:table-cell table:style-name="Default" office:value-type="float" office:value="-13.58" calcext:value-type="float">
            <text:p>-13.58</text:p>
          </table:table-cell>
          <table:table-cell table:style-name="Default" office:value-type="float" office:value="20.502" calcext:value-type="float">
            <text:p>20.502</text:p>
          </table:table-cell>
          <table:table-cell table:style-name="Default" office:value-type="float" office:value="-10.574" calcext:value-type="float">
            <text:p>-10.574</text:p>
          </table:table-cell>
          <table:table-cell table:formula="of:=[.C250]*2*PI()/360" office:value-type="float" office:value="0.593813371406031" calcext:value-type="float">
            <text:p>0.593813371406031</text:p>
          </table:table-cell>
          <table:table-cell table:formula="of:=[.D250]*2*PI()/360" office:value-type="float" office:value="-0.23701571242083" calcext:value-type="float">
            <text:p>-0.23701571242083</text:p>
          </table:table-cell>
          <table:table-cell table:formula="of:=[.E250]*2*PI()/360" office:value-type="float" office:value="0.357827403243877" calcext:value-type="float">
            <text:p>0.357827403243877</text:p>
          </table:table-cell>
          <table:table-cell table:formula="of:=[.F250]*2*PI()/360" office:value-type="float" office:value="-0.18455111510588" calcext:value-type="float">
            <text:p>-0.18455111510588</text:p>
          </table:table-cell>
          <table:table-cell table:formula="of:=([.G251]-[.G250])/([.B250]-[.B251])" office:value-type="float" office:value="-2.27870187140378" calcext:value-type="float">
            <text:p>-2.27870187140378</text:p>
          </table:table-cell>
          <table:table-cell table:formula="of:=([.H251]-[.H250])/([.B250]-[.B251])" office:value-type="float" office:value="-1.12678456508754" calcext:value-type="float">
            <text:p>-1.12678456508754</text:p>
          </table:table-cell>
          <table:table-cell table:formula="of:=([.I251]-[.I250])/([.B250]-[.B251])" office:value-type="float" office:value="0.487994058857617" calcext:value-type="float">
            <text:p>0.487994058857617</text:p>
          </table:table-cell>
          <table:table-cell table:formula="of:=([.J251]-[.J250])/([.B250]-[.B251])" office:value-type="float" office:value="1.4786429422896" calcext:value-type="float">
            <text:p>1.4786429422896</text:p>
          </table:table-cell>
          <table:table-cell table:formula="of:=([.K251]-[.K250])/([.B250]-[.B251])" office:value-type="float" office:value="0.502654824579453" calcext:value-type="float">
            <text:p>0.502654824579453</text:p>
          </table:table-cell>
          <table:table-cell table:formula="of:=([.L251]-[.L250])/([.B250]-[.B251])" office:value-type="float" office:value="3.76991118430756" calcext:value-type="float">
            <text:p>3.76991118430756</text:p>
          </table:table-cell>
          <table:table-cell table:formula="of:=([.M251]-[.M250])/([.B250]-[.B251])" office:value-type="float" office:value="6.53451271946737" calcext:value-type="float">
            <text:p>6.53451271946737</text:p>
          </table:table-cell>
          <table:table-cell table:formula="of:=([.N251]-[.N250])/([.B250]-[.B251])" office:value-type="float" office:value="-1.50796447372357" calcext:value-type="float">
            <text:p>-1.50796447372357</text:p>
          </table:table-cell>
          <table:table-cell table:number-columns-repeated="100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51]/120" office:value-type="float" office:value="2.03333333333333" calcext:value-type="float">
            <text:p>2.03333333333333</text:p>
          </table:table-cell>
          <table:table-cell table:style-name="Default" office:value-type="float" office:value="35.111" calcext:value-type="float">
            <text:p>35.111</text:p>
          </table:table-cell>
          <table:table-cell table:style-name="Default" office:value-type="float" office:value="-13.042" calcext:value-type="float">
            <text:p>-13.042</text:p>
          </table:table-cell>
          <table:table-cell table:style-name="Default" office:value-type="float" office:value="20.269" calcext:value-type="float">
            <text:p>20.269</text:p>
          </table:table-cell>
          <table:table-cell table:style-name="Default" office:value-type="float" office:value="-11.28" calcext:value-type="float">
            <text:p>-11.28</text:p>
          </table:table-cell>
          <table:table-cell table:formula="of:=[.C251]*2*PI()/360" office:value-type="float" office:value="0.612802553667729" calcext:value-type="float">
            <text:p>0.612802553667729</text:p>
          </table:table-cell>
          <table:table-cell table:formula="of:=[.D251]*2*PI()/360" office:value-type="float" office:value="-0.2276258410451" calcext:value-type="float">
            <text:p>-0.2276258410451</text:p>
          </table:table-cell>
          <table:table-cell table:formula="of:=[.E251]*2*PI()/360" office:value-type="float" office:value="0.353760786086731" calcext:value-type="float">
            <text:p>0.353760786086731</text:p>
          </table:table-cell>
          <table:table-cell table:formula="of:=[.F251]*2*PI()/360" office:value-type="float" office:value="-0.19687313962496" calcext:value-type="float">
            <text:p>-0.19687313962496</text:p>
          </table:table-cell>
          <table:table-cell table:formula="of:=([.G252]-[.G251])/([.B251]-[.B252])" office:value-type="float" office:value="-2.28289066160861" calcext:value-type="float">
            <text:p>-2.28289066160861</text:p>
          </table:table-cell>
          <table:table-cell table:formula="of:=([.H252]-[.H251])/([.B251]-[.B252])" office:value-type="float" office:value="-1.15820049162344" calcext:value-type="float">
            <text:p>-1.15820049162344</text:p>
          </table:table-cell>
          <table:table-cell table:formula="of:=([.I252]-[.I251])/([.B251]-[.B252])" office:value-type="float" office:value="0.433539786195389" calcext:value-type="float">
            <text:p>0.433539786195389</text:p>
          </table:table-cell>
          <table:table-cell table:formula="of:=([.J252]-[.J251])/([.B251]-[.B252])" office:value-type="float" office:value="1.49120931290396" calcext:value-type="float">
            <text:p>1.49120931290396</text:p>
          </table:table-cell>
          <table:table-cell table:formula="of:=([.K252]-[.K251])/([.B251]-[.B252])" office:value-type="float" office:value="-3.76991118430913" calcext:value-type="float">
            <text:p>-3.76991118430913</text:p>
          </table:table-cell>
          <table:table-cell table:formula="of:=([.L252]-[.L251])/([.B251]-[.B252])" office:value-type="float" office:value="5.2778756580319" calcext:value-type="float">
            <text:p>5.2778756580319</text:p>
          </table:table-cell>
          <table:table-cell table:formula="of:=([.M252]-[.M251])/([.B251]-[.B252])" office:value-type="float" office:value="4.02123859659407" calcext:value-type="float">
            <text:p>4.02123859659407</text:p>
          </table:table-cell>
          <table:table-cell table:formula="of:=([.N252]-[.N251])/([.B251]-[.B252])" office:value-type="float" office:value="-0.251327412286529" calcext:value-type="float">
            <text:p>-0.251327412286529</text:p>
          </table:table-cell>
          <table:table-cell table:number-columns-repeated="100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2]/120" office:value-type="float" office:value="2.04166666666667" calcext:value-type="float">
            <text:p>2.04166666666667</text:p>
          </table:table-cell>
          <table:table-cell table:style-name="Default" office:value-type="float" office:value="36.201" calcext:value-type="float">
            <text:p>36.201</text:p>
          </table:table-cell>
          <table:table-cell table:style-name="Default" office:value-type="float" office:value="-12.489" calcext:value-type="float">
            <text:p>-12.489</text:p>
          </table:table-cell>
          <table:table-cell table:style-name="Default" office:value-type="float" office:value="20.062" calcext:value-type="float">
            <text:p>20.062</text:p>
          </table:table-cell>
          <table:table-cell table:style-name="Default" office:value-type="float" office:value="-11.992" calcext:value-type="float">
            <text:p>-11.992</text:p>
          </table:table-cell>
          <table:table-cell table:formula="of:=[.C252]*2*PI()/360" office:value-type="float" office:value="0.631826642514467" calcext:value-type="float">
            <text:p>0.631826642514467</text:p>
          </table:table-cell>
          <table:table-cell table:formula="of:=[.D252]*2*PI()/360" office:value-type="float" office:value="-0.217974170281572" calcext:value-type="float">
            <text:p>-0.217974170281572</text:p>
          </table:table-cell>
          <table:table-cell table:formula="of:=[.E252]*2*PI()/360" office:value-type="float" office:value="0.350147954535102" calcext:value-type="float">
            <text:p>0.350147954535102</text:p>
          </table:table-cell>
          <table:table-cell table:formula="of:=[.F252]*2*PI()/360" office:value-type="float" office:value="-0.20929988389916" calcext:value-type="float">
            <text:p>-0.20929988389916</text:p>
          </table:table-cell>
          <table:table-cell table:formula="of:=([.G253]-[.G252])/([.B252]-[.B253])" office:value-type="float" office:value="-2.2514747350727" calcext:value-type="float">
            <text:p>-2.2514747350727</text:p>
          </table:table-cell>
          <table:table-cell table:formula="of:=([.H253]-[.H252])/([.B252]-[.B253])" office:value-type="float" office:value="-1.2021827887737" calcext:value-type="float">
            <text:p>-1.2021827887737</text:p>
          </table:table-cell>
          <table:table-cell table:formula="of:=([.I253]-[.I252])/([.B252]-[.B253])" office:value-type="float" office:value="0.400029464557105" calcext:value-type="float">
            <text:p>0.400029464557105</text:p>
          </table:table-cell>
          <table:table-cell table:formula="of:=([.J253]-[.J252])/([.B252]-[.B253])" office:value-type="float" office:value="1.49330370800635" calcext:value-type="float">
            <text:p>1.49330370800635</text:p>
          </table:table-cell>
          <table:table-cell table:formula="of:=([.K253]-[.K252])/([.B252]-[.B253])" office:value-type="float" office:value="-5.78053048260616" calcext:value-type="float">
            <text:p>-5.78053048260616</text:p>
          </table:table-cell>
          <table:table-cell table:formula="of:=([.L253]-[.L252])/([.B252]-[.B253])" office:value-type="float" office:value="6.28318530717884" calcext:value-type="float">
            <text:p>6.28318530717884</text:p>
          </table:table-cell>
          <table:table-cell table:formula="of:=([.M253]-[.M252])/([.B252]-[.B253])" office:value-type="float" office:value="2.01061929829784" calcext:value-type="float">
            <text:p>2.01061929829784</text:p>
          </table:table-cell>
          <table:table-cell table:formula="of:=([.N253]-[.N252])/([.B252]-[.B253])" office:value-type="float" office:value="1.7592918860101" calcext:value-type="float">
            <text:p>1.7592918860101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3]/120" office:value-type="float" office:value="2.05" calcext:value-type="float">
            <text:p>2.05</text:p>
          </table:table-cell>
          <table:table-cell table:style-name="Default" office:value-type="float" office:value="37.276" calcext:value-type="float">
            <text:p>37.276</text:p>
          </table:table-cell>
          <table:table-cell table:style-name="Default" office:value-type="float" office:value="-11.915" calcext:value-type="float">
            <text:p>-11.915</text:p>
          </table:table-cell>
          <table:table-cell table:style-name="Default" office:value-type="float" office:value="19.871" calcext:value-type="float">
            <text:p>19.871</text:p>
          </table:table-cell>
          <table:table-cell table:style-name="Default" office:value-type="float" office:value="-12.705" calcext:value-type="float">
            <text:p>-12.705</text:p>
          </table:table-cell>
          <table:table-cell table:formula="of:=[.C253]*2*PI()/360" office:value-type="float" office:value="0.650588931973406" calcext:value-type="float">
            <text:p>0.650588931973406</text:p>
          </table:table-cell>
          <table:table-cell table:formula="of:=[.D253]*2*PI()/360" office:value-type="float" office:value="-0.207955980375124" calcext:value-type="float">
            <text:p>-0.207955980375124</text:p>
          </table:table-cell>
          <table:table-cell table:formula="of:=[.E253]*2*PI()/360" office:value-type="float" office:value="0.346814375663793" calcext:value-type="float">
            <text:p>0.346814375663793</text:p>
          </table:table-cell>
          <table:table-cell table:formula="of:=[.F253]*2*PI()/360" office:value-type="float" office:value="-0.22174408146588" calcext:value-type="float">
            <text:p>-0.22174408146588</text:p>
          </table:table-cell>
          <table:table-cell table:formula="of:=([.G254]-[.G253])/([.B253]-[.B254])" office:value-type="float" office:value="-2.20330364771765" calcext:value-type="float">
            <text:p>-2.20330364771765</text:p>
          </table:table-cell>
          <table:table-cell table:formula="of:=([.H254]-[.H253])/([.B253]-[.B254])" office:value-type="float" office:value="-1.25454266633353" calcext:value-type="float">
            <text:p>-1.25454266633353</text:p>
          </table:table-cell>
          <table:table-cell table:formula="of:=([.I254]-[.I253])/([.B253]-[.B254])" office:value-type="float" office:value="0.383274303737956" calcext:value-type="float">
            <text:p>0.383274303737956</text:p>
          </table:table-cell>
          <table:table-cell table:formula="of:=([.J254]-[.J253])/([.B253]-[.B254])" office:value-type="float" office:value="1.4786429422896" calcext:value-type="float">
            <text:p>1.4786429422896</text:p>
          </table:table-cell>
          <table:table-cell table:formula="of:=([.K254]-[.K253])/([.B253]-[.B254])" office:value-type="float" office:value="-7.53982236863041" calcext:value-type="float">
            <text:p>-7.53982236863041</text:p>
          </table:table-cell>
          <table:table-cell table:formula="of:=([.L254]-[.L253])/([.B253]-[.B254])" office:value-type="float" office:value="5.52920307031054" calcext:value-type="float">
            <text:p>5.52920307031054</text:p>
          </table:table-cell>
          <table:table-cell table:formula="of:=([.M254]-[.M253])/([.B253]-[.B254])" office:value-type="float" office:value="1.00530964915172" calcext:value-type="float">
            <text:p>1.00530964915172</text:p>
          </table:table-cell>
          <table:table-cell table:formula="of:=([.N254]-[.N253])/([.B253]-[.B254])" office:value-type="float" office:value="3.01592894745527" calcext:value-type="float">
            <text:p>3.01592894745527</text:p>
          </table:table-cell>
          <table:table-cell table:number-columns-repeated="100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4]/120" office:value-type="float" office:value="2.05833333333333" calcext:value-type="float">
            <text:p>2.05833333333333</text:p>
          </table:table-cell>
          <table:table-cell table:style-name="Default" office:value-type="float" office:value="38.328" calcext:value-type="float">
            <text:p>38.328</text:p>
          </table:table-cell>
          <table:table-cell table:style-name="Default" office:value-type="float" office:value="-11.316" calcext:value-type="float">
            <text:p>-11.316</text:p>
          </table:table-cell>
          <table:table-cell table:style-name="Default" office:value-type="float" office:value="19.688" calcext:value-type="float">
            <text:p>19.688</text:p>
          </table:table-cell>
          <table:table-cell table:style-name="Default" office:value-type="float" office:value="-13.411" calcext:value-type="float">
            <text:p>-13.411</text:p>
          </table:table-cell>
          <table:table-cell table:formula="of:=[.C254]*2*PI()/360" office:value-type="float" office:value="0.668949795704387" calcext:value-type="float">
            <text:p>0.668949795704387</text:p>
          </table:table-cell>
          <table:table-cell table:formula="of:=[.D254]*2*PI()/360" office:value-type="float" office:value="-0.197501458155678" calcext:value-type="float">
            <text:p>-0.197501458155678</text:p>
          </table:table-cell>
          <table:table-cell table:formula="of:=[.E254]*2*PI()/360" office:value-type="float" office:value="0.343620423132644" calcext:value-type="float">
            <text:p>0.343620423132644</text:p>
          </table:table-cell>
          <table:table-cell table:formula="of:=[.F254]*2*PI()/360" office:value-type="float" office:value="-0.234066105984959" calcext:value-type="float">
            <text:p>-0.234066105984959</text:p>
          </table:table-cell>
          <table:table-cell table:formula="of:=([.G255]-[.G254])/([.B254]-[.B255])" office:value-type="float" office:value="-2.14047179464573" calcext:value-type="float">
            <text:p>-2.14047179464573</text:p>
          </table:table-cell>
          <table:table-cell table:formula="of:=([.H255]-[.H254])/([.B254]-[.B255])" office:value-type="float" office:value="-1.30061935858611" calcext:value-type="float">
            <text:p>-1.30061935858611</text:p>
          </table:table-cell>
          <table:table-cell table:formula="of:=([.I255]-[.I254])/([.B254]-[.B255])" office:value-type="float" office:value="0.374896723328359" calcext:value-type="float">
            <text:p>0.374896723328359</text:p>
          </table:table-cell>
          <table:table-cell table:formula="of:=([.J255]-[.J254])/([.B254]-[.B255])" office:value-type="float" office:value="1.45351020106081" calcext:value-type="float">
            <text:p>1.45351020106081</text:p>
          </table:table-cell>
          <table:table-cell table:formula="of:=([.K255]-[.K254])/([.B254]-[.B255])" office:value-type="float" office:value="-7.28849495631285" calcext:value-type="float">
            <text:p>-7.28849495631285</text:p>
          </table:table-cell>
          <table:table-cell table:formula="of:=([.L255]-[.L254])/([.B254]-[.B255])" office:value-type="float" office:value="4.52389342117719" calcext:value-type="float">
            <text:p>4.52389342117719</text:p>
          </table:table-cell>
          <table:table-cell table:formula="of:=([.M255]-[.M254])/([.B254]-[.B255])" office:value-type="float" office:value="0.502654824571433" calcext:value-type="float">
            <text:p>0.502654824571433</text:p>
          </table:table-cell>
          <table:table-cell table:formula="of:=([.N255]-[.N254])/([.B254]-[.B255])" office:value-type="float" office:value="4.02123859658535" calcext:value-type="float">
            <text:p>4.02123859658535</text:p>
          </table:table-cell>
          <table:table-cell table:number-columns-repeated="100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5]/120" office:value-type="float" office:value="2.06666666666667" calcext:value-type="float">
            <text:p>2.06666666666667</text:p>
          </table:table-cell>
          <table:table-cell table:style-name="Default" office:value-type="float" office:value="39.35" calcext:value-type="float">
            <text:p>39.35</text:p>
          </table:table-cell>
          <table:table-cell table:style-name="Default" office:value-type="float" office:value="-10.695" calcext:value-type="float">
            <text:p>-10.695</text:p>
          </table:table-cell>
          <table:table-cell table:style-name="Default" office:value-type="float" office:value="19.509" calcext:value-type="float">
            <text:p>19.509</text:p>
          </table:table-cell>
          <table:table-cell table:style-name="Default" office:value-type="float" office:value="-14.105" calcext:value-type="float">
            <text:p>-14.105</text:p>
          </table:table-cell>
          <table:table-cell table:formula="of:=[.C255]*2*PI()/360" office:value-type="float" office:value="0.686787060659769" calcext:value-type="float">
            <text:p>0.686787060659769</text:p>
          </table:table-cell>
          <table:table-cell table:formula="of:=[.D255]*2*PI()/360" office:value-type="float" office:value="-0.186662963500794" calcext:value-type="float">
            <text:p>-0.186662963500794</text:p>
          </table:table-cell>
          <table:table-cell table:formula="of:=[.E255]*2*PI()/360" office:value-type="float" office:value="0.340496283771574" calcext:value-type="float">
            <text:p>0.340496283771574</text:p>
          </table:table-cell>
          <table:table-cell table:formula="of:=[.F255]*2*PI()/360" office:value-type="float" office:value="-0.2461786909938" calcext:value-type="float">
            <text:p>-0.2461786909938</text:p>
          </table:table-cell>
          <table:table-cell table:formula="of:=([.G256]-[.G255])/([.B255]-[.B256])" office:value-type="float" office:value="-2.07973433667645" calcext:value-type="float">
            <text:p>-2.07973433667645</text:p>
          </table:table-cell>
          <table:table-cell table:formula="of:=([.H256]-[.H255])/([.B255]-[.B256])" office:value-type="float" office:value="-1.33831847042926" calcext:value-type="float">
            <text:p>-1.33831847042926</text:p>
          </table:table-cell>
          <table:table-cell table:formula="of:=([.I256]-[.I255])/([.B255]-[.B256])" office:value-type="float" office:value="0.370707933123596" calcext:value-type="float">
            <text:p>0.370707933123596</text:p>
          </table:table-cell>
          <table:table-cell table:formula="of:=([.J256]-[.J255])/([.B255]-[.B256])" office:value-type="float" office:value="1.41999987942259" calcext:value-type="float">
            <text:p>1.41999987942259</text:p>
          </table:table-cell>
          <table:table-cell table:formula="of:=([.K256]-[.K255])/([.B255]-[.B256])" office:value-type="float" office:value="-7.79114978090324" calcext:value-type="float">
            <text:p>-7.79114978090324</text:p>
          </table:table-cell>
          <table:table-cell table:formula="of:=([.L256]-[.L255])/([.B255]-[.B256])" office:value-type="float" office:value="2.76460153515824" calcext:value-type="float">
            <text:p>2.76460153515824</text:p>
          </table:table-cell>
          <table:table-cell table:formula="of:=([.M256]-[.M255])/([.B255]-[.B256])" office:value-type="float" office:value="-0.753982236861986" calcext:value-type="float">
            <text:p>-0.753982236861986</text:p>
          </table:table-cell>
          <table:table-cell table:formula="of:=([.N256]-[.N255])/([.B255]-[.B256])" office:value-type="float" office:value="4.27256600888301" calcext:value-type="float">
            <text:p>4.27256600888301</text:p>
          </table:table-cell>
          <table:table-cell table:number-columns-repeated="100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6]/120" office:value-type="float" office:value="2.075" calcext:value-type="float">
            <text:p>2.075</text:p>
          </table:table-cell>
          <table:table-cell table:style-name="Default" office:value-type="float" office:value="40.343" calcext:value-type="float">
            <text:p>40.343</text:p>
          </table:table-cell>
          <table:table-cell table:style-name="Default" office:value-type="float" office:value="-10.056" calcext:value-type="float">
            <text:p>-10.056</text:p>
          </table:table-cell>
          <table:table-cell table:style-name="Default" office:value-type="float" office:value="19.332" calcext:value-type="float">
            <text:p>19.332</text:p>
          </table:table-cell>
          <table:table-cell table:style-name="Default" office:value-type="float" office:value="-14.783" calcext:value-type="float">
            <text:p>-14.783</text:p>
          </table:table-cell>
          <table:table-cell table:formula="of:=[.C256]*2*PI()/360" office:value-type="float" office:value="0.704118180132072" calcext:value-type="float">
            <text:p>0.704118180132072</text:p>
          </table:table-cell>
          <table:table-cell table:formula="of:=[.D256]*2*PI()/360" office:value-type="float" office:value="-0.17551030958055" calcext:value-type="float">
            <text:p>-0.17551030958055</text:p>
          </table:table-cell>
          <table:table-cell table:formula="of:=[.E256]*2*PI()/360" office:value-type="float" office:value="0.337407050995544" calcext:value-type="float">
            <text:p>0.337407050995544</text:p>
          </table:table-cell>
          <table:table-cell table:formula="of:=[.F256]*2*PI()/360" office:value-type="float" office:value="-0.258012023322322" calcext:value-type="float">
            <text:p>-0.258012023322322</text:p>
          </table:table-cell>
          <table:table-cell table:formula="of:=([.G257]-[.G256])/([.B256]-[.B257])" office:value-type="float" office:value="-2.01480808850226" calcext:value-type="float">
            <text:p>-2.01480808850226</text:p>
          </table:table-cell>
          <table:table-cell table:formula="of:=([.H257]-[.H256])/([.B256]-[.B257])" office:value-type="float" office:value="-1.36135681655558" calcext:value-type="float">
            <text:p>-1.36135681655558</text:p>
          </table:table-cell>
          <table:table-cell table:formula="of:=([.I257]-[.I256])/([.B256]-[.B257])" office:value-type="float" office:value="0.37699111843078" calcext:value-type="float">
            <text:p>0.37699111843078</text:p>
          </table:table-cell>
          <table:table-cell table:formula="of:=([.J257]-[.J256])/([.B256]-[.B257])" office:value-type="float" office:value="1.3843951626819" calcext:value-type="float">
            <text:p>1.3843951626819</text:p>
          </table:table-cell>
          <table:table-cell table:formula="of:=([.K257]-[.K256])/([.B256]-[.B257])" office:value-type="float" office:value="-6.53451271946577" calcext:value-type="float">
            <text:p>-6.53451271946577</text:p>
          </table:table-cell>
          <table:table-cell table:formula="of:=([.L257]-[.L256])/([.B256]-[.B257])" office:value-type="float" office:value="1.50796447372397" calcext:value-type="float">
            <text:p>1.50796447372397</text:p>
          </table:table-cell>
          <table:table-cell table:formula="of:=([.M257]-[.M256])/([.B256]-[.B257])" office:value-type="float" office:value="-2.51327412287169" calcext:value-type="float">
            <text:p>-2.51327412287169</text:p>
          </table:table-cell>
          <table:table-cell table:formula="of:=([.N257]-[.N256])/([.B256]-[.B257])" office:value-type="float" office:value="4.77522083345605" calcext:value-type="float">
            <text:p>4.77522083345605</text:p>
          </table:table-cell>
          <table:table-cell table:number-columns-repeated="100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7]/120" office:value-type="float" office:value="2.08333333333333" calcext:value-type="float">
            <text:p>2.08333333333333</text:p>
          </table:table-cell>
          <table:table-cell table:style-name="Default" office:value-type="float" office:value="41.305" calcext:value-type="float">
            <text:p>41.305</text:p>
          </table:table-cell>
          <table:table-cell table:style-name="Default" office:value-type="float" office:value="-9.406" calcext:value-type="float">
            <text:p>-9.406</text:p>
          </table:table-cell>
          <table:table-cell table:style-name="Default" office:value-type="float" office:value="19.152" calcext:value-type="float">
            <text:p>19.152</text:p>
          </table:table-cell>
          <table:table-cell table:style-name="Default" office:value-type="float" office:value="-15.444" calcext:value-type="float">
            <text:p>-15.444</text:p>
          </table:table-cell>
          <table:table-cell table:formula="of:=[.C257]*2*PI()/360" office:value-type="float" office:value="0.720908247536258" calcext:value-type="float">
            <text:p>0.720908247536258</text:p>
          </table:table-cell>
          <table:table-cell table:formula="of:=[.D257]*2*PI()/360" office:value-type="float" office:value="-0.164165669442587" calcext:value-type="float">
            <text:p>-0.164165669442587</text:p>
          </table:table-cell>
          <table:table-cell table:formula="of:=[.E257]*2*PI()/360" office:value-type="float" office:value="0.334265458341954" calcext:value-type="float">
            <text:p>0.334265458341954</text:p>
          </table:table-cell>
          <table:table-cell table:formula="of:=[.F257]*2*PI()/360" office:value-type="float" office:value="-0.269548649678004" calcext:value-type="float">
            <text:p>-0.269548649678004</text:p>
          </table:table-cell>
          <table:table-cell table:formula="of:=([.G258]-[.G257])/([.B257]-[.B258])" office:value-type="float" office:value="-1.96035381584004" calcext:value-type="float">
            <text:p>-1.96035381584004</text:p>
          </table:table-cell>
          <table:table-cell table:formula="of:=([.H258]-[.H257])/([.B257]-[.B258])" office:value-type="float" office:value="-1.37392318716994" calcext:value-type="float">
            <text:p>-1.37392318716994</text:p>
          </table:table-cell>
          <table:table-cell table:formula="of:=([.I258]-[.I257])/([.B257]-[.B258])" office:value-type="float" office:value="0.39793506945471" calcext:value-type="float">
            <text:p>0.39793506945471</text:p>
          </table:table-cell>
          <table:table-cell table:formula="of:=([.J258]-[.J257])/([.B257]-[.B258])" office:value-type="float" office:value="1.34460165573644" calcext:value-type="float">
            <text:p>1.34460165573644</text:p>
          </table:table-cell>
          <table:table-cell table:formula="of:=([.K258]-[.K257])/([.B257]-[.B258])" office:value-type="float" office:value="-5.2778756580331" calcext:value-type="float">
            <text:p>-5.2778756580331</text:p>
          </table:table-cell>
          <table:table-cell table:formula="of:=([.L258]-[.L257])/([.B257]-[.B258])" office:value-type="float" office:value="-1.00530964914931" calcext:value-type="float">
            <text:p>-1.00530964914931</text:p>
          </table:table-cell>
          <table:table-cell table:formula="of:=([.M258]-[.M257])/([.B257]-[.B258])" office:value-type="float" office:value="-3.26725635973289" calcext:value-type="float">
            <text:p>-3.26725635973289</text:p>
          </table:table-cell>
          <table:table-cell table:formula="of:=([.N258]-[.N257])/([.B257]-[.B258])" office:value-type="float" office:value="4.77522083345607" calcext:value-type="float">
            <text:p>4.77522083345607</text:p>
          </table:table-cell>
          <table:table-cell table:number-columns-repeated="100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8]/120" office:value-type="float" office:value="2.09166666666667" calcext:value-type="float">
            <text:p>2.09166666666667</text:p>
          </table:table-cell>
          <table:table-cell table:style-name="Default" office:value-type="float" office:value="42.241" calcext:value-type="float">
            <text:p>42.241</text:p>
          </table:table-cell>
          <table:table-cell table:style-name="Default" office:value-type="float" office:value="-8.75" calcext:value-type="float">
            <text:p>-8.75</text:p>
          </table:table-cell>
          <table:table-cell table:style-name="Default" office:value-type="float" office:value="18.962" calcext:value-type="float">
            <text:p>18.962</text:p>
          </table:table-cell>
          <table:table-cell table:style-name="Default" office:value-type="float" office:value="-16.086" calcext:value-type="float">
            <text:p>-16.086</text:p>
          </table:table-cell>
          <table:table-cell table:formula="of:=[.C258]*2*PI()/360" office:value-type="float" office:value="0.737244529334925" calcext:value-type="float">
            <text:p>0.737244529334925</text:p>
          </table:table-cell>
          <table:table-cell table:formula="of:=[.D258]*2*PI()/360" office:value-type="float" office:value="-0.152716309549504" calcext:value-type="float">
            <text:p>-0.152716309549504</text:p>
          </table:table-cell>
          <table:table-cell table:formula="of:=[.E258]*2*PI()/360" office:value-type="float" office:value="0.330949332763165" calcext:value-type="float">
            <text:p>0.330949332763165</text:p>
          </table:table-cell>
          <table:table-cell table:formula="of:=[.F258]*2*PI()/360" office:value-type="float" office:value="-0.280753663475808" calcext:value-type="float">
            <text:p>-0.280753663475808</text:p>
          </table:table-cell>
          <table:table-cell table:formula="of:=([.G259]-[.G258])/([.B258]-[.B259])" office:value-type="float" office:value="-1.91637151868977" calcext:value-type="float">
            <text:p>-1.91637151868977</text:p>
          </table:table-cell>
          <table:table-cell table:formula="of:=([.H259]-[.H258])/([.B258]-[.B259])" office:value-type="float" office:value="-1.36554560676037" calcext:value-type="float">
            <text:p>-1.36554560676037</text:p>
          </table:table-cell>
          <table:table-cell table:formula="of:=([.I259]-[.I258])/([.B258]-[.B259])" office:value-type="float" office:value="0.425162205785818" calcext:value-type="float">
            <text:p>0.425162205785818</text:p>
          </table:table-cell>
          <table:table-cell table:formula="of:=([.J259]-[.J258])/([.B258]-[.B259])" office:value-type="float" office:value="1.30480814879097" calcext:value-type="float">
            <text:p>1.30480814879097</text:p>
          </table:table-cell>
          <table:table-cell table:formula="of:=([.K259]-[.K258])/([.B258]-[.B259])" office:value-type="float" office:value="-3.76991118430596" calcext:value-type="float">
            <text:p>-3.76991118430596</text:p>
          </table:table-cell>
          <table:table-cell table:formula="of:=([.L259]-[.L258])/([.B258]-[.B259])" office:value-type="float" office:value="-2.26194671058436" calcext:value-type="float">
            <text:p>-2.26194671058436</text:p>
          </table:table-cell>
          <table:table-cell table:formula="of:=([.M259]-[.M258])/([.B258]-[.B259])" office:value-type="float" office:value="-3.01592894744636" calcext:value-type="float">
            <text:p>-3.01592894744636</text:p>
          </table:table-cell>
          <table:table-cell table:formula="of:=([.N259]-[.N258])/([.B258]-[.B259])" office:value-type="float" office:value="5.0265482457434" calcext:value-type="float">
            <text:p>5.0265482457434</text:p>
          </table:table-cell>
          <table:table-cell table:number-columns-repeated="100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9]/120" office:value-type="float" office:value="2.1" calcext:value-type="float">
            <text:p>2.1</text:p>
          </table:table-cell>
          <table:table-cell table:style-name="Default" office:value-type="float" office:value="43.156" calcext:value-type="float">
            <text:p>43.156</text:p>
          </table:table-cell>
          <table:table-cell table:style-name="Default" office:value-type="float" office:value="-8.098" calcext:value-type="float">
            <text:p>-8.098</text:p>
          </table:table-cell>
          <table:table-cell table:style-name="Default" office:value-type="float" office:value="18.759" calcext:value-type="float">
            <text:p>18.759</text:p>
          </table:table-cell>
          <table:table-cell table:style-name="Default" office:value-type="float" office:value="-16.709" calcext:value-type="float">
            <text:p>-16.709</text:p>
          </table:table-cell>
          <table:table-cell table:formula="of:=[.C259]*2*PI()/360" office:value-type="float" office:value="0.753214291990673" calcext:value-type="float">
            <text:p>0.753214291990673</text:p>
          </table:table-cell>
          <table:table-cell table:formula="of:=[.D259]*2*PI()/360" office:value-type="float" office:value="-0.141336762826501" calcext:value-type="float">
            <text:p>-0.141336762826501</text:p>
          </table:table-cell>
          <table:table-cell table:formula="of:=[.E259]*2*PI()/360" office:value-type="float" office:value="0.327406314381616" calcext:value-type="float">
            <text:p>0.327406314381616</text:p>
          </table:table-cell>
          <table:table-cell table:formula="of:=[.F259]*2*PI()/360" office:value-type="float" office:value="-0.291627064715732" calcext:value-type="float">
            <text:p>-0.291627064715732</text:p>
          </table:table-cell>
          <table:table-cell table:formula="of:=([.G260]-[.G259])/([.B259]-[.B260])" office:value-type="float" office:value="-1.88495559215389" calcext:value-type="float">
            <text:p>-1.88495559215389</text:p>
          </table:table-cell>
          <table:table-cell table:formula="of:=([.H260]-[.H259])/([.B259]-[.B260])" office:value-type="float" office:value="-1.34669605083883" calcext:value-type="float">
            <text:p>-1.34669605083883</text:p>
          </table:table-cell>
          <table:table-cell table:formula="of:=([.I260]-[.I259])/([.B259]-[.B260])" office:value-type="float" office:value="0.450294947014537" calcext:value-type="float">
            <text:p>0.450294947014537</text:p>
          </table:table-cell>
          <table:table-cell table:formula="of:=([.J260]-[.J259])/([.B259]-[.B260])" office:value-type="float" office:value="1.26292024674311" calcext:value-type="float">
            <text:p>1.26292024674311</text:p>
          </table:table-cell>
          <table:table-cell table:formula="of:=([.K260]-[.K259])/([.B259]-[.B260])" office:value-type="float" office:value="-3.01592894744634" calcext:value-type="float">
            <text:p>-3.01592894744634</text:p>
          </table:table-cell>
          <table:table-cell table:formula="of:=([.L260]-[.L259])/([.B259]-[.B260])" office:value-type="float" office:value="-4.02123859659489" calcext:value-type="float">
            <text:p>-4.02123859659489</text:p>
          </table:table-cell>
          <table:table-cell table:formula="of:=([.M260]-[.M259])/([.B259]-[.B260])" office:value-type="float" office:value="-3.26725635973449" calcext:value-type="float">
            <text:p>-3.26725635973449</text:p>
          </table:table-cell>
          <table:table-cell table:formula="of:=([.N260]-[.N259])/([.B259]-[.B260])" office:value-type="float" office:value="4.77522083345764" calcext:value-type="float">
            <text:p>4.77522083345764</text:p>
          </table:table-cell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60]/120" office:value-type="float" office:value="2.10833333333333" calcext:value-type="float">
            <text:p>2.10833333333333</text:p>
          </table:table-cell>
          <table:table-cell table:style-name="Default" office:value-type="float" office:value="44.056" calcext:value-type="float">
            <text:p>44.056</text:p>
          </table:table-cell>
          <table:table-cell table:style-name="Default" office:value-type="float" office:value="-7.455" calcext:value-type="float">
            <text:p>-7.455</text:p>
          </table:table-cell>
          <table:table-cell table:style-name="Default" office:value-type="float" office:value="18.544" calcext:value-type="float">
            <text:p>18.544</text:p>
          </table:table-cell>
          <table:table-cell table:style-name="Default" office:value-type="float" office:value="-17.312" calcext:value-type="float">
            <text:p>-17.312</text:p>
          </table:table-cell>
          <table:table-cell table:formula="of:=[.C260]*2*PI()/360" office:value-type="float" office:value="0.768922255258622" calcext:value-type="float">
            <text:p>0.768922255258622</text:p>
          </table:table-cell>
          <table:table-cell table:formula="of:=[.D260]*2*PI()/360" office:value-type="float" office:value="-0.130114295736177" calcext:value-type="float">
            <text:p>-0.130114295736177</text:p>
          </table:table-cell>
          <table:table-cell table:formula="of:=[.E260]*2*PI()/360" office:value-type="float" office:value="0.323653856489828" calcext:value-type="float">
            <text:p>0.323653856489828</text:p>
          </table:table-cell>
          <table:table-cell table:formula="of:=[.F260]*2*PI()/360" office:value-type="float" office:value="-0.302151400105258" calcext:value-type="float">
            <text:p>-0.302151400105258</text:p>
          </table:table-cell>
          <table:table-cell table:formula="of:=([.G261]-[.G260])/([.B260]-[.B261])" office:value-type="float" office:value="-1.85982285092517" calcext:value-type="float">
            <text:p>-1.85982285092517</text:p>
          </table:table-cell>
          <table:table-cell table:formula="of:=([.H261]-[.H260])/([.B260]-[.B261])" office:value-type="float" office:value="-1.31318572920054" calcext:value-type="float">
            <text:p>-1.31318572920054</text:p>
          </table:table-cell>
          <table:table-cell table:formula="of:=([.I261]-[.I260])/([.B260]-[.B261])" office:value-type="float" office:value="0.477522083345658" calcext:value-type="float">
            <text:p>0.477522083345658</text:p>
          </table:table-cell>
          <table:table-cell table:formula="of:=([.J261]-[.J260])/([.B260]-[.B261])" office:value-type="float" office:value="1.22312673979763" calcext:value-type="float">
            <text:p>1.22312673979763</text:p>
          </table:table-cell>
          <table:table-cell table:formula="of:=([.K261]-[.K260])/([.B260]-[.B261])" office:value-type="float" office:value="-2.51327412287171" calcext:value-type="float">
            <text:p>-2.51327412287171</text:p>
          </table:table-cell>
          <table:table-cell table:formula="of:=([.L261]-[.L260])/([.B260]-[.B261])" office:value-type="float" office:value="-5.52920307031824" calcext:value-type="float">
            <text:p>-5.52920307031824</text:p>
          </table:table-cell>
          <table:table-cell table:formula="of:=([.M261]-[.M260])/([.B260]-[.B261])" office:value-type="float" office:value="-3.01592894744475" calcext:value-type="float">
            <text:p>-3.01592894744475</text:p>
          </table:table-cell>
          <table:table-cell table:formula="of:=([.N261]-[.N260])/([.B260]-[.B261])" office:value-type="float" office:value="4.77522083345607" calcext:value-type="float">
            <text:p>4.77522083345607</text:p>
          </table:table-cell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61]/120" office:value-type="float" office:value="2.11666666666667" calcext:value-type="float">
            <text:p>2.11666666666667</text:p>
          </table:table-cell>
          <table:table-cell table:style-name="Default" office:value-type="float" office:value="44.944" calcext:value-type="float">
            <text:p>44.944</text:p>
          </table:table-cell>
          <table:table-cell table:style-name="Default" office:value-type="float" office:value="-6.828" calcext:value-type="float">
            <text:p>-6.828</text:p>
          </table:table-cell>
          <table:table-cell table:style-name="Default" office:value-type="float" office:value="18.316" calcext:value-type="float">
            <text:p>18.316</text:p>
          </table:table-cell>
          <table:table-cell table:style-name="Default" office:value-type="float" office:value="-17.896" calcext:value-type="float">
            <text:p>-17.896</text:p>
          </table:table-cell>
          <table:table-cell table:formula="of:=[.C261]*2*PI()/360" office:value-type="float" office:value="0.784420779016331" calcext:value-type="float">
            <text:p>0.784420779016331</text:p>
          </table:table-cell>
          <table:table-cell table:formula="of:=[.D261]*2*PI()/360" office:value-type="float" office:value="-0.119171081326173" calcext:value-type="float">
            <text:p>-0.119171081326173</text:p>
          </table:table-cell>
          <table:table-cell table:formula="of:=[.E261]*2*PI()/360" office:value-type="float" office:value="0.319674505795281" calcext:value-type="float">
            <text:p>0.319674505795281</text:p>
          </table:table-cell>
          <table:table-cell table:formula="of:=[.F261]*2*PI()/360" office:value-type="float" office:value="-0.312344122936905" calcext:value-type="float">
            <text:p>-0.312344122936905</text:p>
          </table:table-cell>
          <table:table-cell table:formula="of:=([.G262]-[.G261])/([.B261]-[.B262])" office:value-type="float" office:value="-1.83887889990123" calcext:value-type="float">
            <text:p>-1.83887889990123</text:p>
          </table:table-cell>
          <table:table-cell table:formula="of:=([.H262]-[.H261])/([.B261]-[.B262])" office:value-type="float" office:value="-1.26710903694789" calcext:value-type="float">
            <text:p>-1.26710903694789</text:p>
          </table:table-cell>
          <table:table-cell table:formula="of:=([.I262]-[.I261])/([.B261]-[.B262])" office:value-type="float" office:value="0.502654824574364" calcext:value-type="float">
            <text:p>0.502654824574364</text:p>
          </table:table-cell>
          <table:table-cell table:formula="of:=([.J262]-[.J261])/([.B261]-[.B262])" office:value-type="float" office:value="1.18333323285216" calcext:value-type="float">
            <text:p>1.18333323285216</text:p>
          </table:table-cell>
          <table:table-cell table:formula="of:=([.K262]-[.K261])/([.B261]-[.B262])" office:value-type="float" office:value="-2.51327412287169" calcext:value-type="float">
            <text:p>-2.51327412287169</text:p>
          </table:table-cell>
          <table:table-cell table:formula="of:=([.L262]-[.L261])/([.B261]-[.B262])" office:value-type="float" office:value="-7.28849495632816" calcext:value-type="float">
            <text:p>-7.28849495632816</text:p>
          </table:table-cell>
          <table:table-cell table:formula="of:=([.M262]-[.M261])/([.B261]-[.B262])" office:value-type="float" office:value="-2.76460153515903" calcext:value-type="float">
            <text:p>-2.76460153515903</text:p>
          </table:table-cell>
          <table:table-cell table:formula="of:=([.N262]-[.N261])/([.B261]-[.B262])" office:value-type="float" office:value="4.52389342116954" calcext:value-type="float">
            <text:p>4.52389342116954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2]/120" office:value-type="float" office:value="2.125" calcext:value-type="float">
            <text:p>2.125</text:p>
          </table:table-cell>
          <table:table-cell table:style-name="Default" office:value-type="float" office:value="45.822" calcext:value-type="float">
            <text:p>45.822</text:p>
          </table:table-cell>
          <table:table-cell table:style-name="Default" office:value-type="float" office:value="-6.223" calcext:value-type="float">
            <text:p>-6.223</text:p>
          </table:table-cell>
          <table:table-cell table:style-name="Default" office:value-type="float" office:value="18.076" calcext:value-type="float">
            <text:p>18.076</text:p>
          </table:table-cell>
          <table:table-cell table:style-name="Default" office:value-type="float" office:value="-18.461" calcext:value-type="float">
            <text:p>-18.461</text:p>
          </table:table-cell>
          <table:table-cell table:formula="of:=[.C262]*2*PI()/360" office:value-type="float" office:value="0.799744769848842" calcext:value-type="float">
            <text:p>0.799744769848842</text:p>
          </table:table-cell>
          <table:table-cell table:formula="of:=[.D262]*2*PI()/360" office:value-type="float" office:value="-0.108611839351607" calcext:value-type="float">
            <text:p>-0.108611839351607</text:p>
          </table:table-cell>
          <table:table-cell table:formula="of:=[.E262]*2*PI()/360" office:value-type="float" office:value="0.315485715590495" calcext:value-type="float">
            <text:p>0.315485715590495</text:p>
          </table:table-cell>
          <table:table-cell table:formula="of:=[.F262]*2*PI()/360" office:value-type="float" office:value="-0.322205233210673" calcext:value-type="float">
            <text:p>-0.322205233210673</text:p>
          </table:table-cell>
          <table:table-cell table:formula="of:=([.G263]-[.G262])/([.B262]-[.B263])" office:value-type="float" office:value="-1.8179349488773" calcext:value-type="float">
            <text:p>-1.8179349488773</text:p>
          </table:table-cell>
          <table:table-cell table:formula="of:=([.H263]-[.H262])/([.B262]-[.B263])" office:value-type="float" office:value="-1.20637157897849" calcext:value-type="float">
            <text:p>-1.20637157897849</text:p>
          </table:table-cell>
          <table:table-cell table:formula="of:=([.I263]-[.I262])/([.B262]-[.B263])" office:value-type="float" office:value="0.525693170700689" calcext:value-type="float">
            <text:p>0.525693170700689</text:p>
          </table:table-cell>
          <table:table-cell table:formula="of:=([.J263]-[.J262])/([.B262]-[.B263])" office:value-type="float" office:value="1.14563412100908" calcext:value-type="float">
            <text:p>1.14563412100908</text:p>
          </table:table-cell>
          <table:table-cell table:formula="of:=([.K263]-[.K262])/([.B262]-[.B263])" office:value-type="float" office:value="-2.51327412287329" calcext:value-type="float">
            <text:p>-2.51327412287329</text:p>
          </table:table-cell>
          <table:table-cell table:formula="of:=([.L263]-[.L262])/([.B262]-[.B263])" office:value-type="float" office:value="-8.29380460547729" calcext:value-type="float">
            <text:p>-8.29380460547729</text:p>
          </table:table-cell>
          <table:table-cell table:formula="of:=([.M263]-[.M262])/([.B262]-[.B263])" office:value-type="float" office:value="-2.51327412287249" calcext:value-type="float">
            <text:p>-2.51327412287249</text:p>
          </table:table-cell>
          <table:table-cell table:formula="of:=([.N263]-[.N262])/([.B262]-[.B263])" office:value-type="float" office:value="4.52389342116872" calcext:value-type="float">
            <text:p>4.52389342116872</text:p>
          </table:table-cell>
          <table:table-cell table:number-columns-repeated="100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3]/120" office:value-type="float" office:value="2.13333333333333" calcext:value-type="float">
            <text:p>2.13333333333333</text:p>
          </table:table-cell>
          <table:table-cell table:style-name="Default" office:value-type="float" office:value="46.69" calcext:value-type="float">
            <text:p>46.69</text:p>
          </table:table-cell>
          <table:table-cell table:style-name="Default" office:value-type="float" office:value="-5.647" calcext:value-type="float">
            <text:p>-5.647</text:p>
          </table:table-cell>
          <table:table-cell table:style-name="Default" office:value-type="float" office:value="17.825" calcext:value-type="float">
            <text:p>17.825</text:p>
          </table:table-cell>
          <table:table-cell table:style-name="Default" office:value-type="float" office:value="-19.008" calcext:value-type="float">
            <text:p>-19.008</text:p>
          </table:table-cell>
          <table:table-cell table:formula="of:=[.C263]*2*PI()/360" office:value-type="float" office:value="0.814894227756152" calcext:value-type="float">
            <text:p>0.814894227756152</text:p>
          </table:table-cell>
          <table:table-cell table:formula="of:=[.D263]*2*PI()/360" office:value-type="float" office:value="-0.0985587428601198" calcext:value-type="float">
            <text:p>-0.09855874286012</text:p>
          </table:table-cell>
          <table:table-cell table:formula="of:=[.E263]*2*PI()/360" office:value-type="float" office:value="0.311104939167989" calcext:value-type="float">
            <text:p>0.311104939167989</text:p>
          </table:table-cell>
          <table:table-cell table:formula="of:=[.F263]*2*PI()/360" office:value-type="float" office:value="-0.331752184219082" calcext:value-type="float">
            <text:p>-0.331752184219082</text:p>
          </table:table-cell>
          <table:table-cell table:formula="of:=([.G264]-[.G263])/([.B263]-[.B264])" office:value-type="float" office:value="-1.79699099785336" calcext:value-type="float">
            <text:p>-1.79699099785336</text:p>
          </table:table-cell>
          <table:table-cell table:formula="of:=([.H264]-[.H263])/([.B263]-[.B264])" office:value-type="float" office:value="-1.13725654059951" calcext:value-type="float">
            <text:p>-1.13725654059951</text:p>
          </table:table-cell>
          <table:table-cell table:formula="of:=([.I264]-[.I263])/([.B263]-[.B264])" office:value-type="float" office:value="0.546637121724627" calcext:value-type="float">
            <text:p>0.546637121724627</text:p>
          </table:table-cell>
          <table:table-cell table:formula="of:=([.J264]-[.J263])/([.B263]-[.B264])" office:value-type="float" office:value="1.10793500916601" calcext:value-type="float">
            <text:p>1.10793500916601</text:p>
          </table:table-cell>
          <table:table-cell table:formula="of:=([.K264]-[.K263])/([.B263]-[.B264])" office:value-type="float" office:value="-3.2672563597313" calcext:value-type="float">
            <text:p>-3.2672563597313</text:p>
          </table:table-cell>
          <table:table-cell table:formula="of:=([.L264]-[.L263])/([.B263]-[.B264])" office:value-type="float" office:value="-9.55044166691313" calcext:value-type="float">
            <text:p>-9.55044166691313</text:p>
          </table:table-cell>
          <table:table-cell table:formula="of:=([.M264]-[.M263])/([.B263]-[.B264])" office:value-type="float" office:value="-3.51858377202022" calcext:value-type="float">
            <text:p>-3.51858377202022</text:p>
          </table:table-cell>
          <table:table-cell table:formula="of:=([.N264]-[.N263])/([.B263]-[.B264])" office:value-type="float" office:value="5.52920307031886" calcext:value-type="float">
            <text:p>5.52920307031886</text:p>
          </table:table-cell>
          <table:table-cell table:number-columns-repeated="100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4]/120" office:value-type="float" office:value="2.14166666666667" calcext:value-type="float">
            <text:p>2.14166666666667</text:p>
          </table:table-cell>
          <table:table-cell table:style-name="Default" office:value-type="float" office:value="47.548" calcext:value-type="float">
            <text:p>47.548</text:p>
          </table:table-cell>
          <table:table-cell table:style-name="Default" office:value-type="float" office:value="-5.104" calcext:value-type="float">
            <text:p>-5.104</text:p>
          </table:table-cell>
          <table:table-cell table:style-name="Default" office:value-type="float" office:value="17.564" calcext:value-type="float">
            <text:p>17.564</text:p>
          </table:table-cell>
          <table:table-cell table:style-name="Default" office:value-type="float" office:value="-19.537" calcext:value-type="float">
            <text:p>-19.537</text:p>
          </table:table-cell>
          <table:table-cell table:formula="of:=[.C264]*2*PI()/360" office:value-type="float" office:value="0.829869152738264" calcext:value-type="float">
            <text:p>0.829869152738264</text:p>
          </table:table-cell>
          <table:table-cell table:formula="of:=[.D264]*2*PI()/360" office:value-type="float" office:value="-0.0890816050217906" calcext:value-type="float">
            <text:p>-0.089081605021791</text:p>
          </table:table-cell>
          <table:table-cell table:formula="of:=[.E264]*2*PI()/360" office:value-type="float" office:value="0.306549629820284" calcext:value-type="float">
            <text:p>0.306549629820284</text:p>
          </table:table-cell>
          <table:table-cell table:formula="of:=[.F264]*2*PI()/360" office:value-type="float" office:value="-0.340984975962132" calcext:value-type="float">
            <text:p>-0.340984975962132</text:p>
          </table:table-cell>
          <table:table-cell table:formula="of:=([.G265]-[.G264])/([.B264]-[.B265])" office:value-type="float" office:value="-1.76976386152227" calcext:value-type="float">
            <text:p>-1.76976386152227</text:p>
          </table:table-cell>
          <table:table-cell table:formula="of:=([.H265]-[.H264])/([.B264]-[.B265])" office:value-type="float" office:value="-1.05766952670857" calcext:value-type="float">
            <text:p>-1.05766952670857</text:p>
          </table:table-cell>
          <table:table-cell table:formula="of:=([.I265]-[.I264])/([.B264]-[.B265])" office:value-type="float" office:value="0.575958653158128" calcext:value-type="float">
            <text:p>0.575958653158128</text:p>
          </table:table-cell>
          <table:table-cell table:formula="of:=([.J265]-[.J264])/([.B264]-[.B265])" office:value-type="float" office:value="1.06185831691335" calcext:value-type="float">
            <text:p>1.06185831691335</text:p>
          </table:table-cell>
          <table:table-cell table:formula="of:=([.K265]-[.K264])/([.B264]-[.B265])" office:value-type="float" office:value="-3.5185837720226" calcext:value-type="float">
            <text:p>-3.5185837720226</text:p>
          </table:table-cell>
          <table:table-cell table:formula="of:=([.L265]-[.L264])/([.B264]-[.B265])" office:value-type="float" office:value="-9.55044166691272" calcext:value-type="float">
            <text:p>-9.55044166691272</text:p>
          </table:table-cell>
          <table:table-cell table:formula="of:=([.M265]-[.M264])/([.B264]-[.B265])" office:value-type="float" office:value="-3.26725635973369" calcext:value-type="float">
            <text:p>-3.26725635973369</text:p>
          </table:table-cell>
          <table:table-cell table:formula="of:=([.N265]-[.N264])/([.B264]-[.B265])" office:value-type="float" office:value="6.53451271946657" calcext:value-type="float">
            <text:p>6.53451271946657</text:p>
          </table:table-cell>
          <table:table-cell table:number-columns-repeated="100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5]/120" office:value-type="float" office:value="2.15" calcext:value-type="float">
            <text:p>2.15</text:p>
          </table:table-cell>
          <table:table-cell table:style-name="Default" office:value-type="float" office:value="48.393" calcext:value-type="float">
            <text:p>48.393</text:p>
          </table:table-cell>
          <table:table-cell table:style-name="Default" office:value-type="float" office:value="-4.599" calcext:value-type="float">
            <text:p>-4.599</text:p>
          </table:table-cell>
          <table:table-cell table:style-name="Default" office:value-type="float" office:value="17.289" calcext:value-type="float">
            <text:p>17.289</text:p>
          </table:table-cell>
          <table:table-cell table:style-name="Default" office:value-type="float" office:value="-20.044" calcext:value-type="float">
            <text:p>-20.044</text:p>
          </table:table-cell>
          <table:table-cell table:formula="of:=[.C265]*2*PI()/360" office:value-type="float" office:value="0.844617184917616" calcext:value-type="float">
            <text:p>0.844617184917616</text:p>
          </table:table-cell>
          <table:table-cell table:formula="of:=[.D265]*2*PI()/360" office:value-type="float" office:value="-0.0802676922992192" calcext:value-type="float">
            <text:p>-0.080267692299219</text:p>
          </table:table-cell>
          <table:table-cell table:formula="of:=[.E265]*2*PI()/360" office:value-type="float" office:value="0.3017499743773" calcext:value-type="float">
            <text:p>0.3017499743773</text:p>
          </table:table-cell>
          <table:table-cell table:formula="of:=[.F265]*2*PI()/360" office:value-type="float" office:value="-0.349833795269743" calcext:value-type="float">
            <text:p>-0.349833795269743</text:p>
          </table:table-cell>
          <table:table-cell table:formula="of:=([.G266]-[.G265])/([.B265]-[.B266])" office:value-type="float" office:value="-1.74044233008874" calcext:value-type="float">
            <text:p>-1.74044233008874</text:p>
          </table:table-cell>
          <table:table-cell table:formula="of:=([.H266]-[.H265])/([.B265]-[.B266])" office:value-type="float" office:value="-0.978082512817628" calcext:value-type="float">
            <text:p>-0.978082512817628</text:p>
          </table:table-cell>
          <table:table-cell table:formula="of:=([.I266]-[.I265])/([.B265]-[.B266])" office:value-type="float" office:value="0.603185789489242" calcext:value-type="float">
            <text:p>0.603185789489242</text:p>
          </table:table-cell>
          <table:table-cell table:formula="of:=([.J266]-[.J265])/([.B265]-[.B266])" office:value-type="float" office:value="1.00740404425113" calcext:value-type="float">
            <text:p>1.00740404425113</text:p>
          </table:table-cell>
          <table:table-cell table:formula="of:=([.K266]-[.K265])/([.B265]-[.B266])" office:value-type="float" office:value="-5.0265482457434" calcext:value-type="float">
            <text:p>-5.0265482457434</text:p>
          </table:table-cell>
          <table:table-cell table:formula="of:=([.L266]-[.L265])/([.B265]-[.B266])" office:value-type="float" office:value="-9.55044166691352" calcext:value-type="float">
            <text:p>-9.55044166691352</text:p>
          </table:table-cell>
          <table:table-cell table:formula="of:=([.M266]-[.M265])/([.B265]-[.B266])" office:value-type="float" office:value="-4.02123859659567" calcext:value-type="float">
            <text:p>-4.02123859659567</text:p>
          </table:table-cell>
          <table:table-cell table:formula="of:=([.N266]-[.N265])/([.B265]-[.B266])" office:value-type="float" office:value="8.04247719318895" calcext:value-type="float">
            <text:p>8.04247719318895</text:p>
          </table:table-cell>
          <table:table-cell table:number-columns-repeated="100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6]/120" office:value-type="float" office:value="2.15833333333333" calcext:value-type="float">
            <text:p>2.15833333333333</text:p>
          </table:table-cell>
          <table:table-cell table:style-name="Default" office:value-type="float" office:value="49.224" calcext:value-type="float">
            <text:p>49.224</text:p>
          </table:table-cell>
          <table:table-cell table:style-name="Default" office:value-type="float" office:value="-4.132" calcext:value-type="float">
            <text:p>-4.132</text:p>
          </table:table-cell>
          <table:table-cell table:style-name="Default" office:value-type="float" office:value="17.001" calcext:value-type="float">
            <text:p>17.001</text:p>
          </table:table-cell>
          <table:table-cell table:style-name="Default" office:value-type="float" office:value="-20.525" calcext:value-type="float">
            <text:p>-20.525</text:p>
          </table:table-cell>
          <table:table-cell table:formula="of:=[.C266]*2*PI()/360" office:value-type="float" office:value="0.859120871001689" calcext:value-type="float">
            <text:p>0.859120871001689</text:p>
          </table:table-cell>
          <table:table-cell table:formula="of:=[.D266]*2*PI()/360" office:value-type="float" office:value="-0.0721170046924057" calcext:value-type="float">
            <text:p>-0.072117004692406</text:p>
          </table:table-cell>
          <table:table-cell table:formula="of:=[.E266]*2*PI()/360" office:value-type="float" office:value="0.296723426131556" calcext:value-type="float">
            <text:p>0.296723426131556</text:p>
          </table:table-cell>
          <table:table-cell table:formula="of:=[.F266]*2*PI()/360" office:value-type="float" office:value="-0.358228828971836" calcext:value-type="float">
            <text:p>-0.358228828971836</text:p>
          </table:table-cell>
          <table:table-cell table:formula="of:=([.G267]-[.G266])/([.B266]-[.B267])" office:value-type="float" office:value="-1.69855442804088" calcext:value-type="float">
            <text:p>-1.69855442804088</text:p>
          </table:table-cell>
          <table:table-cell table:formula="of:=([.H267]-[.H266])/([.B266]-[.B267])" office:value-type="float" office:value="-0.898495498926682" calcext:value-type="float">
            <text:p>-0.898495498926682</text:p>
          </table:table-cell>
          <table:table-cell table:formula="of:=([.I267]-[.I266])/([.B266]-[.B267])" office:value-type="float" office:value="0.636696111127539" calcext:value-type="float">
            <text:p>0.636696111127539</text:p>
          </table:table-cell>
          <table:table-cell table:formula="of:=([.J267]-[.J266])/([.B266]-[.B267])" office:value-type="float" office:value="0.940383400974555" calcext:value-type="float">
            <text:p>0.940383400974555</text:p>
          </table:table-cell>
          <table:table-cell table:formula="of:=([.K267]-[.K266])/([.B266]-[.B267])" office:value-type="float" office:value="-6.53451271946577" calcext:value-type="float">
            <text:p>-6.53451271946577</text:p>
          </table:table-cell>
          <table:table-cell table:formula="of:=([.L267]-[.L266])/([.B266]-[.B267])" office:value-type="float" office:value="-10.5557513160612" calcext:value-type="float">
            <text:p>-10.5557513160612</text:p>
          </table:table-cell>
          <table:table-cell table:formula="of:=([.M267]-[.M266])/([.B266]-[.B267])" office:value-type="float" office:value="-3.26725635973289" calcext:value-type="float">
            <text:p>-3.26725635973289</text:p>
          </table:table-cell>
          <table:table-cell table:formula="of:=([.N267]-[.N266])/([.B266]-[.B267])" office:value-type="float" office:value="8.79645943005253" calcext:value-type="float">
            <text:p>8.79645943005253</text:p>
          </table:table-cell>
          <table:table-cell table:number-columns-repeated="100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7]/120" office:value-type="float" office:value="2.16666666666667" calcext:value-type="float">
            <text:p>2.16666666666667</text:p>
          </table:table-cell>
          <table:table-cell table:style-name="Default" office:value-type="float" office:value="50.035" calcext:value-type="float">
            <text:p>50.035</text:p>
          </table:table-cell>
          <table:table-cell table:style-name="Default" office:value-type="float" office:value="-3.703" calcext:value-type="float">
            <text:p>-3.703</text:p>
          </table:table-cell>
          <table:table-cell table:style-name="Default" office:value-type="float" office:value="16.697" calcext:value-type="float">
            <text:p>16.697</text:p>
          </table:table-cell>
          <table:table-cell table:style-name="Default" office:value-type="float" office:value="-20.974" calcext:value-type="float">
            <text:p>-20.974</text:p>
          </table:table-cell>
          <table:table-cell table:formula="of:=[.C267]*2*PI()/360" office:value-type="float" office:value="0.873275491235363" calcext:value-type="float">
            <text:p>0.873275491235363</text:p>
          </table:table-cell>
          <table:table-cell table:formula="of:=[.D267]*2*PI()/360" office:value-type="float" office:value="-0.06462954220135" calcext:value-type="float">
            <text:p>-0.06462954220135</text:p>
          </table:table-cell>
          <table:table-cell table:formula="of:=[.E267]*2*PI()/360" office:value-type="float" office:value="0.291417625205493" calcext:value-type="float">
            <text:p>0.291417625205493</text:p>
          </table:table-cell>
          <table:table-cell table:formula="of:=[.F267]*2*PI()/360" office:value-type="float" office:value="-0.366065357313291" calcext:value-type="float">
            <text:p>-0.366065357313291</text:p>
          </table:table-cell>
          <table:table-cell table:formula="of:=([.G268]-[.G267])/([.B267]-[.B268])" office:value-type="float" office:value="-1.64410015537867" calcext:value-type="float">
            <text:p>-1.64410015537867</text:p>
          </table:table-cell>
          <table:table-cell table:formula="of:=([.H268]-[.H267])/([.B267]-[.B268])" office:value-type="float" office:value="-0.810530904626172" calcext:value-type="float">
            <text:p>-0.810530904626172</text:p>
          </table:table-cell>
          <table:table-cell table:formula="of:=([.I268]-[.I267])/([.B267]-[.B268])" office:value-type="float" office:value="0.663923247458647" calcext:value-type="float">
            <text:p>0.663923247458647</text:p>
          </table:table-cell>
          <table:table-cell table:formula="of:=([.J268]-[.J267])/([.B267]-[.B268])" office:value-type="float" office:value="0.867079572390784" calcext:value-type="float">
            <text:p>0.867079572390784</text:p>
          </table:table-cell>
          <table:table-cell table:formula="of:=([.K268]-[.K267])/([.B267]-[.B268])" office:value-type="float" office:value="-8.04247719318975" calcext:value-type="float">
            <text:p>-8.04247719318975</text:p>
          </table:table-cell>
          <table:table-cell table:formula="of:=([.L268]-[.L267])/([.B267]-[.B268])" office:value-type="float" office:value="-11.0584061406365" calcext:value-type="float">
            <text:p>-11.0584061406365</text:p>
          </table:table-cell>
          <table:table-cell table:formula="of:=([.M268]-[.M267])/([.B267]-[.B268])" office:value-type="float" office:value="-2.5132741228709" calcext:value-type="float">
            <text:p>-2.5132741228709</text:p>
          </table:table-cell>
          <table:table-cell table:formula="of:=([.N268]-[.N267])/([.B267]-[.B268])" office:value-type="float" office:value="9.04778684233907" calcext:value-type="float">
            <text:p>9.04778684233907</text:p>
          </table:table-cell>
          <table:table-cell table:number-columns-repeated="100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8]/120" office:value-type="float" office:value="2.175" calcext:value-type="float">
            <text:p>2.175</text:p>
          </table:table-cell>
          <table:table-cell table:style-name="Default" office:value-type="float" office:value="50.82" calcext:value-type="float">
            <text:p>50.82</text:p>
          </table:table-cell>
          <table:table-cell table:style-name="Default" office:value-type="float" office:value="-3.316" calcext:value-type="float">
            <text:p>-3.316</text:p>
          </table:table-cell>
          <table:table-cell table:style-name="Default" office:value-type="float" office:value="16.38" calcext:value-type="float">
            <text:p>16.38</text:p>
          </table:table-cell>
          <table:table-cell table:style-name="Default" office:value-type="float" office:value="-21.388" calcext:value-type="float">
            <text:p>-21.388</text:p>
          </table:table-cell>
          <table:table-cell table:formula="of:=[.C268]*2*PI()/360" office:value-type="float" office:value="0.886976325863518" calcext:value-type="float">
            <text:p>0.886976325863518</text:p>
          </table:table-cell>
          <table:table-cell table:formula="of:=[.D268]*2*PI()/360" office:value-type="float" office:value="-0.057875117996132" calcext:value-type="float">
            <text:p>-0.057875117996132</text:p>
          </table:table-cell>
          <table:table-cell table:formula="of:=[.E268]*2*PI()/360" office:value-type="float" office:value="0.285884931476671" calcext:value-type="float">
            <text:p>0.285884931476671</text:p>
          </table:table-cell>
          <table:table-cell table:formula="of:=[.F268]*2*PI()/360" office:value-type="float" office:value="-0.373291020416547" calcext:value-type="float">
            <text:p>-0.373291020416547</text:p>
          </table:table-cell>
          <table:table-cell table:formula="of:=([.G269]-[.G268])/([.B268]-[.B269])" office:value-type="float" office:value="-1.57707951210209" calcext:value-type="float">
            <text:p>-1.57707951210209</text:p>
          </table:table-cell>
          <table:table-cell table:formula="of:=([.H269]-[.H268])/([.B268]-[.B269])" office:value-type="float" office:value="-0.718377520120868" calcext:value-type="float">
            <text:p>-0.718377520120868</text:p>
          </table:table-cell>
          <table:table-cell table:formula="of:=([.I269]-[.I268])/([.B268]-[.B269])" office:value-type="float" office:value="0.684867198482571" calcext:value-type="float">
            <text:p>0.684867198482571</text:p>
          </table:table-cell>
          <table:table-cell table:formula="of:=([.J269]-[.J268])/([.B268]-[.B269])" office:value-type="float" office:value="0.791681348704625" calcext:value-type="float">
            <text:p>0.791681348704625</text:p>
          </table:table-cell>
          <table:table-cell table:formula="of:=([.K269]-[.K268])/([.B268]-[.B269])" office:value-type="float" office:value="-9.80176907921141" calcext:value-type="float">
            <text:p>-9.80176907921141</text:p>
          </table:table-cell>
          <table:table-cell table:formula="of:=([.L269]-[.L268])/([.B268]-[.B269])" office:value-type="float" office:value="-11.5610609652145" calcext:value-type="float">
            <text:p>-11.5610609652145</text:p>
          </table:table-cell>
          <table:table-cell table:formula="of:=([.M269]-[.M268])/([.B268]-[.B269])" office:value-type="float" office:value="-1.50796447371952" calcext:value-type="float">
            <text:p>-1.50796447371952</text:p>
          </table:table-cell>
          <table:table-cell table:formula="of:=([.N269]-[.N268])/([.B268]-[.B269])" office:value-type="float" office:value="9.55044166691588" calcext:value-type="float">
            <text:p>9.55044166691588</text:p>
          </table:table-cell>
          <table:table-cell table:number-columns-repeated="100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9]/120" office:value-type="float" office:value="2.18333333333333" calcext:value-type="float">
            <text:p>2.18333333333333</text:p>
          </table:table-cell>
          <table:table-cell table:style-name="Default" office:value-type="float" office:value="51.573" calcext:value-type="float">
            <text:p>51.573</text:p>
          </table:table-cell>
          <table:table-cell table:style-name="Default" office:value-type="float" office:value="-2.973" calcext:value-type="float">
            <text:p>-2.973</text:p>
          </table:table-cell>
          <table:table-cell table:style-name="Default" office:value-type="float" office:value="16.053" calcext:value-type="float">
            <text:p>16.053</text:p>
          </table:table-cell>
          <table:table-cell table:style-name="Default" office:value-type="float" office:value="-21.766" calcext:value-type="float">
            <text:p>-21.766</text:p>
          </table:table-cell>
          <table:table-cell table:formula="of:=[.C269]*2*PI()/360" office:value-type="float" office:value="0.900118655131036" calcext:value-type="float">
            <text:p>0.900118655131036</text:p>
          </table:table-cell>
          <table:table-cell table:formula="of:=[.D269]*2*PI()/360" office:value-type="float" office:value="-0.0518886386617914" calcext:value-type="float">
            <text:p>-0.051888638661792</text:p>
          </table:table-cell>
          <table:table-cell table:formula="of:=[.E269]*2*PI()/360" office:value-type="float" office:value="0.28017770482265" calcext:value-type="float">
            <text:p>0.28017770482265</text:p>
          </table:table-cell>
          <table:table-cell table:formula="of:=[.F269]*2*PI()/360" office:value-type="float" office:value="-0.379888364989086" calcext:value-type="float">
            <text:p>-0.379888364989086</text:p>
          </table:table-cell>
          <table:table-cell table:formula="of:=([.G270]-[.G269])/([.B269]-[.B270])" office:value-type="float" office:value="-1.49539810310866" calcext:value-type="float">
            <text:p>-1.49539810310866</text:p>
          </table:table-cell>
          <table:table-cell table:formula="of:=([.H270]-[.H269])/([.B269]-[.B270])" office:value-type="float" office:value="-0.622035345410747" calcext:value-type="float">
            <text:p>-0.622035345410747</text:p>
          </table:table-cell>
          <table:table-cell table:formula="of:=([.I270]-[.I269])/([.B269]-[.B270])" office:value-type="float" office:value="0.6974335690969" calcext:value-type="float">
            <text:p>0.6974335690969</text:p>
          </table:table-cell>
          <table:table-cell table:formula="of:=([.J270]-[.J269])/([.B269]-[.B270])" office:value-type="float" office:value="0.71209433481366" calcext:value-type="float">
            <text:p>0.71209433481366</text:p>
          </table:table-cell>
          <table:table-cell table:formula="of:=([.K270]-[.K269])/([.B269]-[.B270])" office:value-type="float" office:value="-11.3097335529109" calcext:value-type="float">
            <text:p>-11.3097335529109</text:p>
          </table:table-cell>
          <table:table-cell table:formula="of:=([.L270]-[.L269])/([.B269]-[.B270])" office:value-type="float" office:value="-12.8176980266416" calcext:value-type="float">
            <text:p>-12.8176980266416</text:p>
          </table:table-cell>
          <table:table-cell table:formula="of:=([.M270]-[.M269])/([.B269]-[.B270])" office:value-type="float" office:value="0.502654824569381" calcext:value-type="float">
            <text:p>0.502654824569381</text:p>
          </table:table-cell>
          <table:table-cell table:formula="of:=([.N270]-[.N269])/([.B269]-[.B270])" office:value-type="float" office:value="9.55044166691026" calcext:value-type="float">
            <text:p>9.55044166691026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70]/120" office:value-type="float" office:value="2.19166666666667" calcext:value-type="float">
            <text:p>2.19166666666667</text:p>
          </table:table-cell>
          <table:table-cell table:style-name="Default" office:value-type="float" office:value="52.287" calcext:value-type="float">
            <text:p>52.287</text:p>
          </table:table-cell>
          <table:table-cell table:style-name="Default" office:value-type="float" office:value="-2.676" calcext:value-type="float">
            <text:p>-2.676</text:p>
          </table:table-cell>
          <table:table-cell table:style-name="Default" office:value-type="float" office:value="15.72" calcext:value-type="float">
            <text:p>15.72</text:p>
          </table:table-cell>
          <table:table-cell table:style-name="Default" office:value-type="float" office:value="-22.106" calcext:value-type="float">
            <text:p>-22.106</text:p>
          </table:table-cell>
          <table:table-cell table:formula="of:=[.C270]*2*PI()/360" office:value-type="float" office:value="0.912580305990275" calcext:value-type="float">
            <text:p>0.912580305990275</text:p>
          </table:table-cell>
          <table:table-cell table:formula="of:=[.D270]*2*PI()/360" office:value-type="float" office:value="-0.0467050107833683" calcext:value-type="float">
            <text:p>-0.046705010783368</text:p>
          </table:table-cell>
          <table:table-cell table:formula="of:=[.E270]*2*PI()/360" office:value-type="float" office:value="0.274365758413509" calcext:value-type="float">
            <text:p>0.274365758413509</text:p>
          </table:table-cell>
          <table:table-cell table:formula="of:=[.F270]*2*PI()/360" office:value-type="float" office:value="-0.385822484445866" calcext:value-type="float">
            <text:p>-0.385822484445866</text:p>
          </table:table-cell>
          <table:table-cell table:formula="of:=([.G271]-[.G270])/([.B270]-[.B271])" office:value-type="float" office:value="-1.40115032350106" calcext:value-type="float">
            <text:p>-1.40115032350106</text:p>
          </table:table-cell>
          <table:table-cell table:formula="of:=([.H271]-[.H270])/([.B270]-[.B271])" office:value-type="float" office:value="-0.515221195188729" calcext:value-type="float">
            <text:p>-0.515221195188729</text:p>
          </table:table-cell>
          <table:table-cell table:formula="of:=([.I271]-[.I270])/([.B270]-[.B271])" office:value-type="float" office:value="0.693244778892155" calcext:value-type="float">
            <text:p>0.693244778892155</text:p>
          </table:table-cell>
          <table:table-cell table:formula="of:=([.J271]-[.J270])/([.B270]-[.B271])" office:value-type="float" office:value="0.632507320922737" calcext:value-type="float">
            <text:p>0.632507320922737</text:p>
          </table:table-cell>
          <table:table-cell table:formula="of:=([.K271]-[.K270])/([.B270]-[.B271])" office:value-type="float" office:value="-12.0637157897886" calcext:value-type="float">
            <text:p>-12.0637157897886</text:p>
          </table:table-cell>
          <table:table-cell table:formula="of:=([.L271]-[.L270])/([.B270]-[.B271])" office:value-type="float" office:value="-12.8176980266465" calcext:value-type="float">
            <text:p>-12.8176980266465</text:p>
          </table:table-cell>
          <table:table-cell table:formula="of:=([.M271]-[.M270])/([.B270]-[.B271])" office:value-type="float" office:value="2.01061929829863" calcext:value-type="float">
            <text:p>2.01061929829863</text:p>
          </table:table-cell>
          <table:table-cell table:formula="of:=([.N271]-[.N270])/([.B270]-[.B271])" office:value-type="float" office:value="9.55044166691132" calcext:value-type="float">
            <text:p>9.55044166691132</text:p>
          </table:table-cell>
          <table:table-cell table:number-columns-repeated="100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71]/120" office:value-type="float" office:value="2.2" calcext:value-type="float">
            <text:p>2.2</text:p>
          </table:table-cell>
          <table:table-cell table:style-name="Default" office:value-type="float" office:value="52.956" calcext:value-type="float">
            <text:p>52.956</text:p>
          </table:table-cell>
          <table:table-cell table:style-name="Default" office:value-type="float" office:value="-2.43" calcext:value-type="float">
            <text:p>-2.43</text:p>
          </table:table-cell>
          <table:table-cell table:style-name="Default" office:value-type="float" office:value="15.389" calcext:value-type="float">
            <text:p>15.389</text:p>
          </table:table-cell>
          <table:table-cell table:style-name="Default" office:value-type="float" office:value="-22.408" calcext:value-type="float">
            <text:p>-22.408</text:p>
          </table:table-cell>
          <table:table-cell table:formula="of:=[.C271]*2*PI()/360" office:value-type="float" office:value="0.924256558686117" calcext:value-type="float">
            <text:p>0.924256558686117</text:p>
          </table:table-cell>
          <table:table-cell table:formula="of:=[.D271]*2*PI()/360" office:value-type="float" office:value="-0.0424115008234622" calcext:value-type="float">
            <text:p>-0.042411500823462</text:p>
          </table:table-cell>
          <table:table-cell table:formula="of:=[.E271]*2*PI()/360" office:value-type="float" office:value="0.268588718589407" calcext:value-type="float">
            <text:p>0.268588718589407</text:p>
          </table:table-cell>
          <table:table-cell table:formula="of:=[.F271]*2*PI()/360" office:value-type="float" office:value="-0.391093378786889" calcext:value-type="float">
            <text:p>-0.391093378786889</text:p>
          </table:table-cell>
          <table:table-cell table:formula="of:=([.G272]-[.G271])/([.B271]-[.B272])" office:value-type="float" office:value="-1.30061935858616" calcext:value-type="float">
            <text:p>-1.30061935858616</text:p>
          </table:table-cell>
          <table:table-cell table:formula="of:=([.H272]-[.H271])/([.B271]-[.B272])" office:value-type="float" office:value="-0.408407044966675" calcext:value-type="float">
            <text:p>-0.408407044966675</text:p>
          </table:table-cell>
          <table:table-cell table:formula="of:=([.I272]-[.I271])/([.B271]-[.B272])" office:value-type="float" office:value="0.676489618073" calcext:value-type="float">
            <text:p>0.676489618073</text:p>
          </table:table-cell>
          <table:table-cell table:formula="of:=([.J272]-[.J271])/([.B271]-[.B272])" office:value-type="float" office:value="0.55292030703181" calcext:value-type="float">
            <text:p>0.55292030703181</text:p>
          </table:table-cell>
          <table:table-cell table:formula="of:=([.K272]-[.K271])/([.B271]-[.B272])" office:value-type="float" office:value="-12.5663706143553" calcext:value-type="float">
            <text:p>-12.5663706143553</text:p>
          </table:table-cell>
          <table:table-cell table:formula="of:=([.L272]-[.L271])/([.B271]-[.B272])" office:value-type="float" office:value="-14.0743350880825" calcext:value-type="float">
            <text:p>-14.0743350880825</text:p>
          </table:table-cell>
          <table:table-cell table:formula="of:=([.M272]-[.M271])/([.B271]-[.B272])" office:value-type="float" office:value="4.02123859659407" calcext:value-type="float">
            <text:p>4.02123859659407</text:p>
          </table:table-cell>
          <table:table-cell table:formula="of:=([.N272]-[.N271])/([.B271]-[.B272])" office:value-type="float" office:value="9.04778684233987" calcext:value-type="float">
            <text:p>9.04778684233987</text:p>
          </table:table-cell>
          <table:table-cell table:number-columns-repeated="100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72]/120" office:value-type="float" office:value="2.20833333333333" calcext:value-type="float">
            <text:p>2.20833333333333</text:p>
          </table:table-cell>
          <table:table-cell table:style-name="Default" office:value-type="float" office:value="53.577" calcext:value-type="float">
            <text:p>53.577</text:p>
          </table:table-cell>
          <table:table-cell table:style-name="Default" office:value-type="float" office:value="-2.235" calcext:value-type="float">
            <text:p>-2.235</text:p>
          </table:table-cell>
          <table:table-cell table:style-name="Default" office:value-type="float" office:value="15.066" calcext:value-type="float">
            <text:p>15.066</text:p>
          </table:table-cell>
          <table:table-cell table:style-name="Default" office:value-type="float" office:value="-22.672" calcext:value-type="float">
            <text:p>-22.672</text:p>
          </table:table-cell>
          <table:table-cell table:formula="of:=[.C272]*2*PI()/360" office:value-type="float" office:value="0.935095053341002" calcext:value-type="float">
            <text:p>0.935095053341002</text:p>
          </table:table-cell>
          <table:table-cell table:formula="of:=[.D272]*2*PI()/360" office:value-type="float" office:value="-0.0390081087820733" calcext:value-type="float">
            <text:p>-0.039008108782073</text:p>
          </table:table-cell>
          <table:table-cell table:formula="of:=[.E272]*2*PI()/360" office:value-type="float" office:value="0.262951305105466" calcext:value-type="float">
            <text:p>0.262951305105466</text:p>
          </table:table-cell>
          <table:table-cell table:formula="of:=[.F272]*2*PI()/360" office:value-type="float" office:value="-0.395701048012154" calcext:value-type="float">
            <text:p>-0.395701048012154</text:p>
          </table:table-cell>
          <table:table-cell table:formula="of:=([.G273]-[.G272])/([.B272]-[.B273])" office:value-type="float" office:value="-1.19589960346653" calcext:value-type="float">
            <text:p>-1.19589960346653</text:p>
          </table:table-cell>
          <table:table-cell table:formula="of:=([.H273]-[.H272])/([.B272]-[.B273])" office:value-type="float" office:value="-0.291120919232655" calcext:value-type="float">
            <text:p>-0.291120919232655</text:p>
          </table:table-cell>
          <table:table-cell table:formula="of:=([.I273]-[.I272])/([.B272]-[.B273])" office:value-type="float" office:value="0.642979296434716" calcext:value-type="float">
            <text:p>0.642979296434716</text:p>
          </table:table-cell>
          <table:table-cell table:formula="of:=([.J273]-[.J272])/([.B272]-[.B273])" office:value-type="float" office:value="0.477522083345645" calcext:value-type="float">
            <text:p>0.477522083345645</text:p>
          </table:table-cell>
          <table:table-cell table:formula="of:=([.K273]-[.K272])/([.B272]-[.B273])" office:value-type="float" office:value="-13.0690254389347" calcext:value-type="float">
            <text:p>-13.0690254389347</text:p>
          </table:table-cell>
          <table:table-cell table:formula="of:=([.L273]-[.L272])/([.B272]-[.B273])" office:value-type="float" office:value="-14.828317324944" calcext:value-type="float">
            <text:p>-14.828317324944</text:p>
          </table:table-cell>
          <table:table-cell table:formula="of:=([.M273]-[.M272])/([.B272]-[.B273])" office:value-type="float" office:value="6.28318530718004" calcext:value-type="float">
            <text:p>6.28318530718004</text:p>
          </table:table-cell>
          <table:table-cell table:formula="of:=([.N273]-[.N272])/([.B272]-[.B273])" office:value-type="float" office:value="9.04778684233747" calcext:value-type="float">
            <text:p>9.04778684233747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3]/120" office:value-type="float" office:value="2.21666666666667" calcext:value-type="float">
            <text:p>2.21666666666667</text:p>
          </table:table-cell>
          <table:table-cell table:style-name="Default" office:value-type="float" office:value="54.148" calcext:value-type="float">
            <text:p>54.148</text:p>
          </table:table-cell>
          <table:table-cell table:style-name="Default" office:value-type="float" office:value="-2.096" calcext:value-type="float">
            <text:p>-2.096</text:p>
          </table:table-cell>
          <table:table-cell table:style-name="Default" office:value-type="float" office:value="14.759" calcext:value-type="float">
            <text:p>14.759</text:p>
          </table:table-cell>
          <table:table-cell table:style-name="Default" office:value-type="float" office:value="-22.9" calcext:value-type="float">
            <text:p>-22.9</text:p>
          </table:table-cell>
          <table:table-cell table:formula="of:=[.C273]*2*PI()/360" office:value-type="float" office:value="0.94506088336989" calcext:value-type="float">
            <text:p>0.94506088336989</text:p>
          </table:table-cell>
          <table:table-cell table:formula="of:=[.D273]*2*PI()/360" office:value-type="float" office:value="-0.0365821011218011" calcext:value-type="float">
            <text:p>-0.036582101121801</text:p>
          </table:table-cell>
          <table:table-cell table:formula="of:=[.E273]*2*PI()/360" office:value-type="float" office:value="0.257593144301843" calcext:value-type="float">
            <text:p>0.257593144301843</text:p>
          </table:table-cell>
          <table:table-cell table:formula="of:=[.F273]*2*PI()/360" office:value-type="float" office:value="-0.399680398706701" calcext:value-type="float">
            <text:p>-0.399680398706701</text:p>
          </table:table-cell>
          <table:table-cell table:formula="of:=([.G274]-[.G273])/([.B273]-[.B274])" office:value-type="float" office:value="-1.08699105814208" calcext:value-type="float">
            <text:p>-1.08699105814208</text:p>
          </table:table-cell>
          <table:table-cell table:formula="of:=([.H274]-[.H273])/([.B273]-[.B274])" office:value-type="float" office:value="-0.167551608191456" calcext:value-type="float">
            <text:p>-0.167551608191456</text:p>
          </table:table-cell>
          <table:table-cell table:formula="of:=([.I274]-[.I273])/([.B273]-[.B274])" office:value-type="float" office:value="0.590619418874882" calcext:value-type="float">
            <text:p>0.590619418874882</text:p>
          </table:table-cell>
          <table:table-cell table:formula="of:=([.J274]-[.J273])/([.B273]-[.B274])" office:value-type="float" office:value="0.402123859659499" calcext:value-type="float">
            <text:p>0.402123859659499</text:p>
          </table:table-cell>
          <table:table-cell table:formula="of:=([.K274]-[.K273])/([.B273]-[.B274])" office:value-type="float" office:value="-13.0690254389363" calcext:value-type="float">
            <text:p>-13.0690254389363</text:p>
          </table:table-cell>
          <table:table-cell table:formula="of:=([.L274]-[.L273])/([.B273]-[.B274])" office:value-type="float" office:value="-16.0849543863798" calcext:value-type="float">
            <text:p>-16.0849543863798</text:p>
          </table:table-cell>
          <table:table-cell table:formula="of:=([.M274]-[.M273])/([.B273]-[.B274])" office:value-type="float" office:value="7.53982236861509" calcext:value-type="float">
            <text:p>7.53982236861509</text:p>
          </table:table-cell>
          <table:table-cell table:formula="of:=([.N274]-[.N273])/([.B273]-[.B274])" office:value-type="float" office:value="8.29380460547708" calcext:value-type="float">
            <text:p>8.29380460547708</text:p>
          </table:table-cell>
          <table:table-cell table:number-columns-repeated="100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4]/120" office:value-type="float" office:value="2.225" calcext:value-type="float">
            <text:p>2.225</text:p>
          </table:table-cell>
          <table:table-cell table:style-name="Default" office:value-type="float" office:value="54.667" calcext:value-type="float">
            <text:p>54.667</text:p>
          </table:table-cell>
          <table:table-cell table:style-name="Default" office:value-type="float" office:value="-2.016" calcext:value-type="float">
            <text:p>-2.016</text:p>
          </table:table-cell>
          <table:table-cell table:style-name="Default" office:value-type="float" office:value="14.477" calcext:value-type="float">
            <text:p>14.477</text:p>
          </table:table-cell>
          <table:table-cell table:style-name="Default" office:value-type="float" office:value="-23.092" calcext:value-type="float">
            <text:p>-23.092</text:p>
          </table:table-cell>
          <table:table-cell table:formula="of:=[.C274]*2*PI()/360" office:value-type="float" office:value="0.95411914218774" calcext:value-type="float">
            <text:p>0.95411914218774</text:p>
          </table:table-cell>
          <table:table-cell table:formula="of:=[.D274]*2*PI()/360" office:value-type="float" office:value="-0.0351858377202057" calcext:value-type="float">
            <text:p>-0.035185837720206</text:p>
          </table:table-cell>
          <table:table-cell table:formula="of:=[.E274]*2*PI()/360" office:value-type="float" office:value="0.252671315811219" calcext:value-type="float">
            <text:p>0.252671315811219</text:p>
          </table:table-cell>
          <table:table-cell table:formula="of:=[.F274]*2*PI()/360" office:value-type="float" office:value="-0.403031430870531" calcext:value-type="float">
            <text:p>-0.403031430870531</text:p>
          </table:table-cell>
          <table:table-cell table:formula="of:=([.G275]-[.G274])/([.B274]-[.B275])" office:value-type="float" office:value="-0.978082512817607" calcext:value-type="float">
            <text:p>-0.978082512817607</text:p>
          </table:table-cell>
          <table:table-cell table:formula="of:=([.H275]-[.H274])/([.B274]-[.B275])" office:value-type="float" office:value="-0.0335103216382913" calcext:value-type="float">
            <text:p>-0.033510321638291</text:p>
          </table:table-cell>
          <table:table-cell table:formula="of:=([.I275]-[.I274])/([.B274]-[.B275])" office:value-type="float" office:value="0.52778756580309" calcext:value-type="float">
            <text:p>0.52778756580309</text:p>
          </table:table-cell>
          <table:table-cell table:formula="of:=([.J275]-[.J274])/([.B274]-[.B275])" office:value-type="float" office:value="0.333008821280524" calcext:value-type="float">
            <text:p>0.333008821280524</text:p>
          </table:table-cell>
          <table:table-cell table:formula="of:=([.K275]-[.K274])/([.B274]-[.B275])" office:value-type="float" office:value="-12.5663706143553" calcext:value-type="float">
            <text:p>-12.5663706143553</text:p>
          </table:table-cell>
          <table:table-cell table:formula="of:=([.L275]-[.L274])/([.B274]-[.B275])" office:value-type="float" office:value="-16.5876092109542" calcext:value-type="float">
            <text:p>-16.5876092109542</text:p>
          </table:table-cell>
          <table:table-cell table:formula="of:=([.M275]-[.M274])/([.B274]-[.B275])" office:value-type="float" office:value="8.54513201776441" calcext:value-type="float">
            <text:p>8.54513201776441</text:p>
          </table:table-cell>
          <table:table-cell table:formula="of:=([.N275]-[.N274])/([.B274]-[.B275])" office:value-type="float" office:value="8.04247719319134" calcext:value-type="float">
            <text:p>8.04247719319134</text:p>
          </table:table-cell>
          <table:table-cell table:number-columns-repeated="100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5]/120" office:value-type="float" office:value="2.23333333333333" calcext:value-type="float">
            <text:p>2.23333333333333</text:p>
          </table:table-cell>
          <table:table-cell table:style-name="Default" office:value-type="float" office:value="55.134" calcext:value-type="float">
            <text:p>55.13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14.225" calcext:value-type="float">
            <text:p>14.225</text:p>
          </table:table-cell>
          <table:table-cell table:style-name="Default" office:value-type="float" office:value="-23.251" calcext:value-type="float">
            <text:p>-23.251</text:p>
          </table:table-cell>
          <table:table-cell table:formula="of:=[.C275]*2*PI()/360" office:value-type="float" office:value="0.962269829794553" calcext:value-type="float">
            <text:p>0.962269829794553</text:p>
          </table:table-cell>
          <table:table-cell table:formula="of:=[.D275]*2*PI()/360" office:value-type="float" office:value="-0.0349065850398866" calcext:value-type="float">
            <text:p>-0.034906585039887</text:p>
          </table:table-cell>
          <table:table-cell table:formula="of:=[.E275]*2*PI()/360" office:value-type="float" office:value="0.248273086096193" calcext:value-type="float">
            <text:p>0.248273086096193</text:p>
          </table:table-cell>
          <table:table-cell table:formula="of:=[.F275]*2*PI()/360" office:value-type="float" office:value="-0.405806504381202" calcext:value-type="float">
            <text:p>-0.405806504381202</text:p>
          </table:table-cell>
          <table:table-cell table:formula="of:=([.G276]-[.G275])/([.B275]-[.B276])" office:value-type="float" office:value="-0.87336275769798" calcext:value-type="float">
            <text:p>-0.87336275769798</text:p>
          </table:table-cell>
          <table:table-cell table:formula="of:=([.H276]-[.H275])/([.B275]-[.B276])" office:value-type="float" office:value="0.104719755119659" calcext:value-type="float">
            <text:p>0.104719755119659</text:p>
          </table:table-cell>
          <table:table-cell table:formula="of:=([.I276]-[.I275])/([.B275]-[.B276])" office:value-type="float" office:value="0.45657813232172" calcext:value-type="float">
            <text:p>0.45657813232172</text:p>
          </table:table-cell>
          <table:table-cell table:formula="of:=([.J276]-[.J275])/([.B275]-[.B276])" office:value-type="float" office:value="0.26598817800393" calcext:value-type="float">
            <text:p>0.26598817800393</text:p>
          </table:table-cell>
          <table:table-cell table:formula="of:=([.K276]-[.K275])/([.B275]-[.B276])" office:value-type="float" office:value="-12.8176980266498" calcext:value-type="float">
            <text:p>-12.8176980266498</text:p>
          </table:table-cell>
          <table:table-cell table:formula="of:=([.L276]-[.L275])/([.B275]-[.B276])" office:value-type="float" office:value="-17.5929188601031" calcext:value-type="float">
            <text:p>-17.5929188601031</text:p>
          </table:table-cell>
          <table:table-cell table:formula="of:=([.M276]-[.M275])/([.B275]-[.B276])" office:value-type="float" office:value="9.80176907920065" calcext:value-type="float">
            <text:p>9.80176907920065</text:p>
          </table:table-cell>
          <table:table-cell table:formula="of:=([.N276]-[.N275])/([.B275]-[.B276])" office:value-type="float" office:value="6.53451271946577" calcext:value-type="float">
            <text:p>6.53451271946577</text:p>
          </table:table-cell>
          <table:table-cell table:number-columns-repeated="1005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6]/120" office:value-type="float" office:value="2.24166666666667" calcext:value-type="float">
            <text:p>2.24166666666667</text:p>
          </table:table-cell>
          <table:table-cell table:style-name="Default" office:value-type="float" office:value="55.551" calcext:value-type="float">
            <text:p>55.551</text:p>
          </table:table-cell>
          <table:table-cell table:style-name="Default" office:value-type="float" office:value="-2.05" calcext:value-type="float">
            <text:p>-2.05</text:p>
          </table:table-cell>
          <table:table-cell table:style-name="Default" office:value-type="float" office:value="14.007" calcext:value-type="float">
            <text:p>14.007</text:p>
          </table:table-cell>
          <table:table-cell table:style-name="Default" office:value-type="float" office:value="-23.378" calcext:value-type="float">
            <text:p>-23.378</text:p>
          </table:table-cell>
          <table:table-cell table:formula="of:=[.C276]*2*PI()/360" office:value-type="float" office:value="0.96954785277537" calcext:value-type="float">
            <text:p>0.96954785277537</text:p>
          </table:table-cell>
          <table:table-cell table:formula="of:=[.D276]*2*PI()/360" office:value-type="float" office:value="-0.0357792496658837" calcext:value-type="float">
            <text:p>-0.035779249665884</text:p>
          </table:table-cell>
          <table:table-cell table:formula="of:=[.E276]*2*PI()/360" office:value-type="float" office:value="0.244468268326846" calcext:value-type="float">
            <text:p>0.244468268326846</text:p>
          </table:table-cell>
          <table:table-cell table:formula="of:=[.F276]*2*PI()/360" office:value-type="float" office:value="-0.408023072531234" calcext:value-type="float">
            <text:p>-0.408023072531234</text:p>
          </table:table-cell>
          <table:table-cell table:formula="of:=([.G277]-[.G276])/([.B276]-[.B277])" office:value-type="float" office:value="-0.766548607475899" calcext:value-type="float">
            <text:p>-0.766548607475899</text:p>
          </table:table-cell>
          <table:table-cell table:formula="of:=([.H277]-[.H276])/([.B276]-[.B277])" office:value-type="float" office:value="0.251327412287185" calcext:value-type="float">
            <text:p>0.251327412287185</text:p>
          </table:table-cell>
          <table:table-cell table:formula="of:=([.I277]-[.I276])/([.B276]-[.B277])" office:value-type="float" office:value="0.374896723328382" calcext:value-type="float">
            <text:p>0.374896723328382</text:p>
          </table:table-cell>
          <table:table-cell table:formula="of:=([.J277]-[.J276])/([.B276]-[.B277])" office:value-type="float" office:value="0.211533905341715" calcext:value-type="float">
            <text:p>0.211533905341715</text:p>
          </table:table-cell>
          <table:table-cell table:formula="of:=([.K277]-[.K276])/([.B276]-[.B277])" office:value-type="float" office:value="-12.0637157897838" calcext:value-type="float">
            <text:p>-12.0637157897838</text:p>
          </table:table-cell>
          <table:table-cell table:formula="of:=([.L277]-[.L276])/([.B276]-[.B277])" office:value-type="float" office:value="-18.0955736846774" calcext:value-type="float">
            <text:p>-18.0955736846774</text:p>
          </table:table-cell>
          <table:table-cell table:formula="of:=([.M277]-[.M276])/([.B276]-[.B277])" office:value-type="float" office:value="11.5610609652108" calcext:value-type="float">
            <text:p>11.5610609652108</text:p>
          </table:table-cell>
          <table:table-cell table:formula="of:=([.N277]-[.N276])/([.B276]-[.B277])" office:value-type="float" office:value="5.02654824574339" calcext:value-type="float">
            <text:p>5.02654824574339</text:p>
          </table:table-cell>
          <table:table-cell table:number-columns-repeated="100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7]/120" office:value-type="float" office:value="2.25" calcext:value-type="float">
            <text:p>2.25</text:p>
          </table:table-cell>
          <table:table-cell table:style-name="Default" office:value-type="float" office:value="55.917" calcext:value-type="float">
            <text:p>55.917</text:p>
          </table:table-cell>
          <table:table-cell table:style-name="Default" office:value-type="float" office:value="-2.17" calcext:value-type="float">
            <text:p>-2.17</text:p>
          </table:table-cell>
          <table:table-cell table:style-name="Default" office:value-type="float" office:value="13.828" calcext:value-type="float">
            <text:p>13.828</text:p>
          </table:table-cell>
          <table:table-cell table:style-name="Default" office:value-type="float" office:value="-23.479" calcext:value-type="float">
            <text:p>-23.479</text:p>
          </table:table-cell>
          <table:table-cell table:formula="of:=[.C277]*2*PI()/360" office:value-type="float" office:value="0.975935757837669" calcext:value-type="float">
            <text:p>0.975935757837669</text:p>
          </table:table-cell>
          <table:table-cell table:formula="of:=[.D277]*2*PI()/360" office:value-type="float" office:value="-0.0378736447682769" calcext:value-type="float">
            <text:p>-0.037873644768277</text:p>
          </table:table-cell>
          <table:table-cell table:formula="of:=[.E277]*2*PI()/360" office:value-type="float" office:value="0.241344128965776" calcext:value-type="float">
            <text:p>0.241344128965776</text:p>
          </table:table-cell>
          <table:table-cell table:formula="of:=[.F277]*2*PI()/360" office:value-type="float" office:value="-0.409785855075749" calcext:value-type="float">
            <text:p>-0.409785855075749</text:p>
          </table:table-cell>
          <table:table-cell table:formula="of:=([.G278]-[.G277])/([.B277]-[.B278])" office:value-type="float" office:value="-0.666017642561034" calcext:value-type="float">
            <text:p>-0.666017642561034</text:p>
          </table:table-cell>
          <table:table-cell table:formula="of:=([.H278]-[.H277])/([.B277]-[.B278])" office:value-type="float" office:value="0.402123859659496" calcext:value-type="float">
            <text:p>0.402123859659496</text:p>
          </table:table-cell>
          <table:table-cell table:formula="of:=([.I278]-[.I277])/([.B277]-[.B278])" office:value-type="float" office:value="0.278554548618293" calcext:value-type="float">
            <text:p>0.278554548618293</text:p>
          </table:table-cell>
          <table:table-cell table:formula="of:=([.J278]-[.J277])/([.B277]-[.B278])" office:value-type="float" office:value="0.169646003293854" calcext:value-type="float">
            <text:p>0.169646003293854</text:p>
          </table:table-cell>
          <table:table-cell table:formula="of:=([.K278]-[.K277])/([.B277]-[.B278])" office:value-type="float" office:value="-12.0637157897822" calcext:value-type="float">
            <text:p>-12.0637157897822</text:p>
          </table:table-cell>
          <table:table-cell table:formula="of:=([.L278]-[.L277])/([.B277]-[.B278])" office:value-type="float" office:value="-18.5982285092515" calcext:value-type="float">
            <text:p>-18.5982285092515</text:p>
          </table:table-cell>
          <table:table-cell table:formula="of:=([.M278]-[.M277])/([.B277]-[.B278])" office:value-type="float" office:value="12.315043202072" calcext:value-type="float">
            <text:p>12.315043202072</text:p>
          </table:table-cell>
          <table:table-cell table:formula="of:=([.N278]-[.N277])/([.B277]-[.B278])" office:value-type="float" office:value="4.272566008883" calcext:value-type="float">
            <text:p>4.272566008883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8]/120" office:value-type="float" office:value="2.25833333333333" calcext:value-type="float">
            <text:p>2.25833333333333</text:p>
          </table:table-cell>
          <table:table-cell table:style-name="Default" office:value-type="float" office:value="56.235" calcext:value-type="float">
            <text:p>56.235</text:p>
          </table:table-cell>
          <table:table-cell table:style-name="Default" office:value-type="float" office:value="-2.362" calcext:value-type="float">
            <text:p>-2.362</text:p>
          </table:table-cell>
          <table:table-cell table:style-name="Default" office:value-type="float" office:value="13.695" calcext:value-type="float">
            <text:p>13.695</text:p>
          </table:table-cell>
          <table:table-cell table:style-name="Default" office:value-type="float" office:value="-23.56" calcext:value-type="float">
            <text:p>-23.56</text:p>
          </table:table-cell>
          <table:table-cell table:formula="of:=[.C278]*2*PI()/360" office:value-type="float" office:value="0.981485904859011" calcext:value-type="float">
            <text:p>0.981485904859011</text:p>
          </table:table-cell>
          <table:table-cell table:formula="of:=[.D278]*2*PI()/360" office:value-type="float" office:value="-0.0412246769321061" calcext:value-type="float">
            <text:p>-0.041224676932106</text:p>
          </table:table-cell>
          <table:table-cell table:formula="of:=[.E278]*2*PI()/360" office:value-type="float" office:value="0.239022841060623" calcext:value-type="float">
            <text:p>0.239022841060623</text:p>
          </table:table-cell>
          <table:table-cell table:formula="of:=[.F278]*2*PI()/360" office:value-type="float" office:value="-0.411199571769864" calcext:value-type="float">
            <text:p>-0.411199571769864</text:p>
          </table:table-cell>
          <table:table-cell table:formula="of:=([.G279]-[.G278])/([.B278]-[.B279])" office:value-type="float" office:value="-0.565486677646183" calcext:value-type="float">
            <text:p>-0.565486677646183</text:p>
          </table:table-cell>
          <table:table-cell table:formula="of:=([.H279]-[.H278])/([.B278]-[.B279])" office:value-type="float" office:value="0.557109097236591" calcext:value-type="float">
            <text:p>0.557109097236591</text:p>
          </table:table-cell>
          <table:table-cell table:formula="of:=([.I279]-[.I278])/([.B278]-[.B279])" office:value-type="float" office:value="0.175929188601027" calcext:value-type="float">
            <text:p>0.175929188601027</text:p>
          </table:table-cell>
          <table:table-cell table:formula="of:=([.J279]-[.J278])/([.B278]-[.B279])" office:value-type="float" office:value="0.134041286553162" calcext:value-type="float">
            <text:p>0.134041286553162</text:p>
          </table:table-cell>
          <table:table-cell table:formula="of:=([.K279]-[.K278])/([.B278]-[.B279])" office:value-type="float" office:value="-12.3150432020735" calcext:value-type="float">
            <text:p>-12.3150432020735</text:p>
          </table:table-cell>
          <table:table-cell table:formula="of:=([.L279]-[.L278])/([.B278]-[.B279])" office:value-type="float" office:value="-18.0955736846775" calcext:value-type="float">
            <text:p>-18.0955736846775</text:p>
          </table:table-cell>
          <table:table-cell table:formula="of:=([.M279]-[.M278])/([.B278]-[.B279])" office:value-type="float" office:value="13.0690254389331" calcext:value-type="float">
            <text:p>13.0690254389331</text:p>
          </table:table-cell>
          <table:table-cell table:formula="of:=([.N279]-[.N278])/([.B278]-[.B279])" office:value-type="float" office:value="3.76991118430674" calcext:value-type="float">
            <text:p>3.76991118430674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9]/120" office:value-type="float" office:value="2.26666666666667" calcext:value-type="float">
            <text:p>2.26666666666667</text:p>
          </table:table-cell>
          <table:table-cell table:style-name="Default" office:value-type="float" office:value="56.505" calcext:value-type="float">
            <text:p>56.505</text:p>
          </table:table-cell>
          <table:table-cell table:style-name="Default" office:value-type="float" office:value="-2.628" calcext:value-type="float">
            <text:p>-2.628</text:p>
          </table:table-cell>
          <table:table-cell table:style-name="Default" office:value-type="float" office:value="13.611" calcext:value-type="float">
            <text:p>13.611</text:p>
          </table:table-cell>
          <table:table-cell table:style-name="Default" office:value-type="float" office:value="-23.624" calcext:value-type="float">
            <text:p>-23.624</text:p>
          </table:table-cell>
          <table:table-cell table:formula="of:=[.C279]*2*PI()/360" office:value-type="float" office:value="0.986198293839396" calcext:value-type="float">
            <text:p>0.986198293839396</text:p>
          </table:table-cell>
          <table:table-cell table:formula="of:=[.D279]*2*PI()/360" office:value-type="float" office:value="-0.045867252742411" calcext:value-type="float">
            <text:p>-0.045867252742411</text:p>
          </table:table-cell>
          <table:table-cell table:formula="of:=[.E279]*2*PI()/360" office:value-type="float" office:value="0.237556764488948" calcext:value-type="float">
            <text:p>0.237556764488948</text:p>
          </table:table-cell>
          <table:table-cell table:formula="of:=[.F279]*2*PI()/360" office:value-type="float" office:value="-0.41231658249114" calcext:value-type="float">
            <text:p>-0.41231658249114</text:p>
          </table:table-cell>
          <table:table-cell table:formula="of:=([.G280]-[.G279])/([.B279]-[.B280])" office:value-type="float" office:value="-0.462861317628904" calcext:value-type="float">
            <text:p>-0.462861317628904</text:p>
          </table:table-cell>
          <table:table-cell table:formula="of:=([.H280]-[.H279])/([.B279]-[.B280])" office:value-type="float" office:value="0.707905544608903" calcext:value-type="float">
            <text:p>0.707905544608903</text:p>
          </table:table-cell>
          <table:table-cell table:formula="of:=([.I280]-[.I279])/([.B279]-[.B280])" office:value-type="float" office:value="0.0670206432765843" calcext:value-type="float">
            <text:p>0.067020643276584</text:p>
          </table:table-cell>
          <table:table-cell table:formula="of:=([.J280]-[.J279])/([.B279]-[.B280])" office:value-type="float" office:value="0.102625360017273" calcext:value-type="float">
            <text:p>0.102625360017273</text:p>
          </table:table-cell>
          <table:table-cell table:formula="of:=([.K280]-[.K279])/([.B279]-[.B280])" office:value-type="float" office:value="-11.8123883775005" calcext:value-type="float">
            <text:p>-11.8123883775005</text:p>
          </table:table-cell>
          <table:table-cell table:formula="of:=([.L280]-[.L279])/([.B279]-[.B280])" office:value-type="float" office:value="-16.5876092109542" calcext:value-type="float">
            <text:p>-16.5876092109542</text:p>
          </table:table-cell>
          <table:table-cell table:formula="of:=([.M280]-[.M279])/([.B279]-[.B280])" office:value-type="float" office:value="12.063715789785" calcext:value-type="float">
            <text:p>12.063715789785</text:p>
          </table:table-cell>
          <table:table-cell table:formula="of:=([.N280]-[.N279])/([.B279]-[.B280])" office:value-type="float" office:value="3.51858377202261" calcext:value-type="float">
            <text:p>3.51858377202261</text:p>
          </table:table-cell>
          <table:table-cell table:number-columns-repeated="100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80]/120" office:value-type="float" office:value="2.275" calcext:value-type="float">
            <text:p>2.275</text:p>
          </table:table-cell>
          <table:table-cell table:style-name="Default" office:value-type="float" office:value="56.726" calcext:value-type="float">
            <text:p>56.726</text:p>
          </table:table-cell>
          <table:table-cell table:style-name="Default" office:value-type="float" office:value="-2.966" calcext:value-type="float">
            <text:p>-2.966</text:p>
          </table:table-cell>
          <table:table-cell table:style-name="Default" office:value-type="float" office:value="13.579" calcext:value-type="float">
            <text:p>13.579</text:p>
          </table:table-cell>
          <table:table-cell table:style-name="Default" office:value-type="float" office:value="-23.673" calcext:value-type="float">
            <text:p>-23.673</text:p>
          </table:table-cell>
          <table:table-cell table:formula="of:=[.C280]*2*PI()/360" office:value-type="float" office:value="0.990055471486303" calcext:value-type="float">
            <text:p>0.990055471486303</text:p>
          </table:table-cell>
          <table:table-cell table:formula="of:=[.D280]*2*PI()/360" office:value-type="float" office:value="-0.0517664656141518" calcext:value-type="float">
            <text:p>-0.051766465614152</text:p>
          </table:table-cell>
          <table:table-cell table:formula="of:=[.E280]*2*PI()/360" office:value-type="float" office:value="0.23699825912831" calcext:value-type="float">
            <text:p>0.23699825912831</text:p>
          </table:table-cell>
          <table:table-cell table:formula="of:=[.F280]*2*PI()/360" office:value-type="float" office:value="-0.413171793824618" calcext:value-type="float">
            <text:p>-0.413171793824618</text:p>
          </table:table-cell>
          <table:table-cell table:formula="of:=([.G281]-[.G280])/([.B280]-[.B281])" office:value-type="float" office:value="-0.3644247478164" calcext:value-type="float">
            <text:p>-0.3644247478164</text:p>
          </table:table-cell>
          <table:table-cell table:formula="of:=([.H281]-[.H280])/([.B280]-[.B281])" office:value-type="float" office:value="0.846135621366854" calcext:value-type="float">
            <text:p>0.846135621366854</text:p>
          </table:table-cell>
          <table:table-cell table:formula="of:=([.I281]-[.I280])/([.B280]-[.B281])" office:value-type="float" office:value="-0.0335103216382905" calcext:value-type="float">
            <text:p>-0.033510321638291</text:p>
          </table:table-cell>
          <table:table-cell table:formula="of:=([.J281]-[.J280])/([.B280]-[.B281])" office:value-type="float" office:value="0.0733038285837509" calcext:value-type="float">
            <text:p>0.073303828583751</text:p>
          </table:table-cell>
          <table:table-cell table:formula="of:=([.K281]-[.K280])/([.B280]-[.B281])" office:value-type="float" office:value="-13.0690254389315" calcext:value-type="float">
            <text:p>-13.0690254389315</text:p>
          </table:table-cell>
          <table:table-cell table:formula="of:=([.L281]-[.L280])/([.B280]-[.B281])" office:value-type="float" office:value="-14.8283173249439" calcext:value-type="float">
            <text:p>-14.8283173249439</text:p>
          </table:table-cell>
          <table:table-cell table:formula="of:=([.M281]-[.M280])/([.B280]-[.B281])" office:value-type="float" office:value="11.0584061406357" calcext:value-type="float">
            <text:p>11.0584061406357</text:p>
          </table:table-cell>
          <table:table-cell table:formula="of:=([.N281]-[.N280])/([.B280]-[.B281])" office:value-type="float" office:value="4.52389342116634" calcext:value-type="float">
            <text:p>4.52389342116634</text:p>
          </table:table-cell>
          <table:table-cell table:number-columns-repeated="100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81]/120" office:value-type="float" office:value="2.28333333333333" calcext:value-type="float">
            <text:p>2.28333333333333</text:p>
          </table:table-cell>
          <table:table-cell table:style-name="Default" office:value-type="float" office:value="56.9" calcext:value-type="float">
            <text:p>56.9</text:p>
          </table:table-cell>
          <table:table-cell table:style-name="Default" office:value-type="float" office:value="-3.37" calcext:value-type="float">
            <text:p>-3.37</text:p>
          </table:table-cell>
          <table:table-cell table:style-name="Default" office:value-type="float" office:value="13.595" calcext:value-type="float">
            <text:p>13.595</text:p>
          </table:table-cell>
          <table:table-cell table:style-name="Default" office:value-type="float" office:value="-23.708" calcext:value-type="float">
            <text:p>-23.708</text:p>
          </table:table-cell>
          <table:table-cell table:formula="of:=[.C281]*2*PI()/360" office:value-type="float" office:value="0.993092344384773" calcext:value-type="float">
            <text:p>0.993092344384773</text:p>
          </table:table-cell>
          <table:table-cell table:formula="of:=[.D281]*2*PI()/360" office:value-type="float" office:value="-0.0588175957922089" calcext:value-type="float">
            <text:p>-0.058817595792209</text:p>
          </table:table-cell>
          <table:table-cell table:formula="of:=[.E281]*2*PI()/360" office:value-type="float" office:value="0.237277511808629" calcext:value-type="float">
            <text:p>0.237277511808629</text:p>
          </table:table-cell>
          <table:table-cell table:formula="of:=[.F281]*2*PI()/360" office:value-type="float" office:value="-0.413782659062816" calcext:value-type="float">
            <text:p>-0.413782659062816</text:p>
          </table:table-cell>
          <table:table-cell table:formula="of:=([.G282]-[.G281])/([.B281]-[.B282])" office:value-type="float" office:value="-0.255516202491971" calcext:value-type="float">
            <text:p>-0.255516202491971</text:p>
          </table:table-cell>
          <table:table-cell table:formula="of:=([.H282]-[.H281])/([.B281]-[.B282])" office:value-type="float" office:value="0.969704932408053" calcext:value-type="float">
            <text:p>0.969704932408053</text:p>
          </table:table-cell>
          <table:table-cell table:formula="of:=([.I282]-[.I281])/([.B281]-[.B282])" office:value-type="float" office:value="-0.125663706143588" calcext:value-type="float">
            <text:p>-0.125663706143588</text:p>
          </table:table-cell>
          <table:table-cell table:formula="of:=([.J282]-[.J281])/([.B281]-[.B282])" office:value-type="float" office:value="0.0356047167406982" calcext:value-type="float">
            <text:p>0.035604716740698</text:p>
          </table:table-cell>
          <table:table-cell table:formula="of:=([.K282]-[.K281])/([.B281]-[.B282])" office:value-type="float" office:value="-14.0743350880809" calcext:value-type="float">
            <text:p>-14.0743350880809</text:p>
          </table:table-cell>
          <table:table-cell table:formula="of:=([.L282]-[.L281])/([.B281]-[.B282])" office:value-type="float" office:value="-12.0637157897848" calcext:value-type="float">
            <text:p>-12.0637157897848</text:p>
          </table:table-cell>
          <table:table-cell table:formula="of:=([.M282]-[.M281])/([.B281]-[.B282])" office:value-type="float" office:value="8.29380460547788" calcext:value-type="float">
            <text:p>8.29380460547788</text:p>
          </table:table-cell>
          <table:table-cell table:formula="of:=([.N282]-[.N281])/([.B281]-[.B282])" office:value-type="float" office:value="5.78053048260698" calcext:value-type="float">
            <text:p>5.78053048260698</text:p>
          </table:table-cell>
          <table:table-cell table:number-columns-repeated="100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82]/120" office:value-type="float" office:value="2.29166666666667" calcext:value-type="float">
            <text:p>2.29166666666667</text:p>
          </table:table-cell>
          <table:table-cell table:style-name="Default" office:value-type="float" office:value="57.022" calcext:value-type="float">
            <text:p>57.022</text:p>
          </table:table-cell>
          <table:table-cell table:style-name="Default" office:value-type="float" office:value="-3.833" calcext:value-type="float">
            <text:p>-3.833</text:p>
          </table:table-cell>
          <table:table-cell table:style-name="Default" office:value-type="float" office:value="13.655" calcext:value-type="float">
            <text:p>13.655</text:p>
          </table:table-cell>
          <table:table-cell table:style-name="Default" office:value-type="float" office:value="-23.725" calcext:value-type="float">
            <text:p>-23.725</text:p>
          </table:table-cell>
          <table:table-cell table:formula="of:=[.C282]*2*PI()/360" office:value-type="float" office:value="0.995221646072207" calcext:value-type="float">
            <text:p>0.995221646072207</text:p>
          </table:table-cell>
          <table:table-cell table:formula="of:=[.D282]*2*PI()/360" office:value-type="float" office:value="-0.0668984702289427" calcext:value-type="float">
            <text:p>-0.066898470228943</text:p>
          </table:table-cell>
          <table:table-cell table:formula="of:=[.E282]*2*PI()/360" office:value-type="float" office:value="0.238324709359826" calcext:value-type="float">
            <text:p>0.238324709359826</text:p>
          </table:table-cell>
          <table:table-cell table:formula="of:=[.F282]*2*PI()/360" office:value-type="float" office:value="-0.414079365035655" calcext:value-type="float">
            <text:p>-0.414079365035655</text:p>
          </table:table-cell>
          <table:table-cell table:formula="of:=([.G283]-[.G282])/([.B282]-[.B283])" office:value-type="float" office:value="-0.138230076757964" calcext:value-type="float">
            <text:p>-0.138230076757964</text:p>
          </table:table-cell>
          <table:table-cell table:formula="of:=([.H283]-[.H282])/([.B282]-[.B283])" office:value-type="float" office:value="1.07023589732293" calcext:value-type="float">
            <text:p>1.07023589732293</text:p>
          </table:table-cell>
          <table:table-cell table:formula="of:=([.I283]-[.I282])/([.B282]-[.B283])" office:value-type="float" office:value="-0.19477874452257" calcext:value-type="float">
            <text:p>-0.19477874452257</text:p>
          </table:table-cell>
          <table:table-cell table:formula="of:=([.J283]-[.J282])/([.B282]-[.B283])" office:value-type="float" office:value="-0.0125663706143598" calcext:value-type="float">
            <text:p>-0.01256637061436</text:p>
          </table:table-cell>
          <table:table-cell table:formula="of:=([.K283]-[.K282])/([.B282]-[.B283])" office:value-type="float" office:value="-15.582299561808" calcext:value-type="float">
            <text:p>-15.582299561808</text:p>
          </table:table-cell>
          <table:table-cell table:formula="of:=([.L283]-[.L282])/([.B282]-[.B283])" office:value-type="float" office:value="-9.04778684233866" calcext:value-type="float">
            <text:p>-9.04778684233866</text:p>
          </table:table-cell>
          <table:table-cell table:formula="of:=([.M283]-[.M282])/([.B282]-[.B283])" office:value-type="float" office:value="6.53451271946697" calcext:value-type="float">
            <text:p>6.53451271946697</text:p>
          </table:table-cell>
          <table:table-cell table:formula="of:=([.N283]-[.N282])/([.B282]-[.B283])" office:value-type="float" office:value="7.28849495632936" calcext:value-type="float">
            <text:p>7.28849495632936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3]/120" office:value-type="float" office:value="2.3" calcext:value-type="float">
            <text:p>2.3</text:p>
          </table:table-cell>
          <table:table-cell table:style-name="Default" office:value-type="float" office:value="57.088" calcext:value-type="float">
            <text:p>57.088</text:p>
          </table:table-cell>
          <table:table-cell table:style-name="Default" office:value-type="float" office:value="-4.344" calcext:value-type="float">
            <text:p>-4.344</text:p>
          </table:table-cell>
          <table:table-cell table:style-name="Default" office:value-type="float" office:value="13.748" calcext:value-type="float">
            <text:p>13.748</text:p>
          </table:table-cell>
          <table:table-cell table:style-name="Default" office:value-type="float" office:value="-23.719" calcext:value-type="float">
            <text:p>-23.719</text:p>
          </table:table-cell>
          <table:table-cell table:formula="of:=[.C283]*2*PI()/360" office:value-type="float" office:value="0.996373563378523" calcext:value-type="float">
            <text:p>0.996373563378523</text:p>
          </table:table-cell>
          <table:table-cell table:formula="of:=[.D283]*2*PI()/360" office:value-type="float" office:value="-0.0758171027066337" calcext:value-type="float">
            <text:p>-0.075817102706634</text:p>
          </table:table-cell>
          <table:table-cell table:formula="of:=[.E283]*2*PI()/360" office:value-type="float" office:value="0.23994786556418" calcext:value-type="float">
            <text:p>0.23994786556418</text:p>
          </table:table-cell>
          <table:table-cell table:formula="of:=[.F283]*2*PI()/360" office:value-type="float" office:value="-0.413974645280535" calcext:value-type="float">
            <text:p>-0.413974645280535</text:p>
          </table:table-cell>
          <table:table-cell table:formula="of:=([.G284]-[.G283])/([.B283]-[.B284])" office:value-type="float" office:value="-0.0083775804095643" calcext:value-type="float">
            <text:p>-0.008377580409564</text:p>
          </table:table-cell>
          <table:table-cell table:formula="of:=([.H284]-[.H283])/([.B283]-[.B284])" office:value-type="float" office:value="1.14563412100908" calcext:value-type="float">
            <text:p>1.14563412100908</text:p>
          </table:table-cell>
          <table:table-cell table:formula="of:=([.I284]-[.I283])/([.B283]-[.B284])" office:value-type="float" office:value="-0.249233017184794" calcext:value-type="float">
            <text:p>-0.249233017184794</text:p>
          </table:table-cell>
          <table:table-cell table:formula="of:=([.J284]-[.J283])/([.B283]-[.B284])" office:value-type="float" office:value="-0.0733038285837709" calcext:value-type="float">
            <text:p>-0.073303828583771</text:p>
          </table:table-cell>
          <table:table-cell table:formula="of:=([.K284]-[.K283])/([.B283]-[.B284])" office:value-type="float" office:value="-17.3415914478145" calcext:value-type="float">
            <text:p>-17.3415914478145</text:p>
          </table:table-cell>
          <table:table-cell table:formula="of:=([.L284]-[.L283])/([.B283]-[.B284])" office:value-type="float" office:value="-5.78053048259774" calcext:value-type="float">
            <text:p>-5.78053048259774</text:p>
          </table:table-cell>
          <table:table-cell table:formula="of:=([.M284]-[.M283])/([.B283]-[.B284])" office:value-type="float" office:value="3.76991118430575" calcext:value-type="float">
            <text:p>3.76991118430575</text:p>
          </table:table-cell>
          <table:table-cell table:formula="of:=([.N284]-[.N283])/([.B283]-[.B284])" office:value-type="float" office:value="9.04778684233652" calcext:value-type="float">
            <text:p>9.04778684233652</text:p>
          </table:table-cell>
          <table:table-cell table:number-columns-repeated="100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4]/120" office:value-type="float" office:value="2.30833333333333" calcext:value-type="float">
            <text:p>2.30833333333333</text:p>
          </table:table-cell>
          <table:table-cell table:style-name="Default" office:value-type="float" office:value="57.092" calcext:value-type="float">
            <text:p>57.092</text:p>
          </table:table-cell>
          <table:table-cell table:style-name="Default" office:value-type="float" office:value="-4.891" calcext:value-type="float">
            <text:p>-4.891</text:p>
          </table:table-cell>
          <table:table-cell table:style-name="Default" office:value-type="float" office:value="13.867" calcext:value-type="float">
            <text:p>13.867</text:p>
          </table:table-cell>
          <table:table-cell table:style-name="Default" office:value-type="float" office:value="-23.684" calcext:value-type="float">
            <text:p>-23.684</text:p>
          </table:table-cell>
          <table:table-cell table:formula="of:=[.C284]*2*PI()/360" office:value-type="float" office:value="0.996443376548603" calcext:value-type="float">
            <text:p>0.996443376548603</text:p>
          </table:table-cell>
          <table:table-cell table:formula="of:=[.D284]*2*PI()/360" office:value-type="float" office:value="-0.0853640537150427" calcext:value-type="float">
            <text:p>-0.085364053715043</text:p>
          </table:table-cell>
          <table:table-cell table:formula="of:=[.E284]*2*PI()/360" office:value-type="float" office:value="0.242024807374054" calcext:value-type="float">
            <text:p>0.242024807374054</text:p>
          </table:table-cell>
          <table:table-cell table:formula="of:=[.F284]*2*PI()/360" office:value-type="float" office:value="-0.413363780042337" calcext:value-type="float">
            <text:p>-0.413363780042337</text:p>
          </table:table-cell>
          <table:table-cell table:formula="of:=([.G285]-[.G284])/([.B284]-[.B285])" office:value-type="float" office:value="0.136135681655556" calcext:value-type="float">
            <text:p>0.136135681655556</text:p>
          </table:table-cell>
          <table:table-cell table:formula="of:=([.H285]-[.H284])/([.B284]-[.B285])" office:value-type="float" office:value="1.19380520836406" calcext:value-type="float">
            <text:p>1.19380520836406</text:p>
          </table:table-cell>
          <table:table-cell table:formula="of:=([.I285]-[.I284])/([.B284]-[.B285])" office:value-type="float" office:value="-0.280648943720675" calcext:value-type="float">
            <text:p>-0.280648943720675</text:p>
          </table:table-cell>
          <table:table-cell table:formula="of:=([.J285]-[.J284])/([.B284]-[.B285])" office:value-type="float" office:value="-0.148702052269908" calcext:value-type="float">
            <text:p>-0.148702052269908</text:p>
          </table:table-cell>
          <table:table-cell table:formula="of:=([.K285]-[.K284])/([.B284]-[.B285])" office:value-type="float" office:value="-18.8495559215376" calcext:value-type="float">
            <text:p>-18.8495559215376</text:p>
          </table:table-cell>
          <table:table-cell table:formula="of:=([.L285]-[.L284])/([.B284]-[.B285])" office:value-type="float" office:value="-2.7646015351663" calcext:value-type="float">
            <text:p>-2.7646015351663</text:p>
          </table:table-cell>
          <table:table-cell table:formula="of:=([.M285]-[.M284])/([.B284]-[.B285])" office:value-type="float" office:value="2.26194671058604" calcext:value-type="float">
            <text:p>2.26194671058604</text:p>
          </table:table-cell>
          <table:table-cell table:formula="of:=([.N285]-[.N284])/([.B284]-[.B285])" office:value-type="float" office:value="10.5557513160618" calcext:value-type="float">
            <text:p>10.5557513160618</text:p>
          </table:table-cell>
          <table:table-cell table:number-columns-repeated="100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5]/120" office:value-type="float" office:value="2.31666666666667" calcext:value-type="float">
            <text:p>2.31666666666667</text:p>
          </table:table-cell>
          <table:table-cell table:style-name="Default" office:value-type="float" office:value="57.027" calcext:value-type="float">
            <text:p>57.027</text:p>
          </table:table-cell>
          <table:table-cell table:style-name="Default" office:value-type="float" office:value="-5.461" calcext:value-type="float">
            <text:p>-5.461</text:p>
          </table:table-cell>
          <table:table-cell table:style-name="Default" office:value-type="float" office:value="14.001" calcext:value-type="float">
            <text:p>14.001</text:p>
          </table:table-cell>
          <table:table-cell table:style-name="Default" office:value-type="float" office:value="-23.613" calcext:value-type="float">
            <text:p>-23.613</text:p>
          </table:table-cell>
          <table:table-cell table:formula="of:=[.C285]*2*PI()/360" office:value-type="float" office:value="0.995308912534806" calcext:value-type="float">
            <text:p>0.995308912534806</text:p>
          </table:table-cell>
          <table:table-cell table:formula="of:=[.D285]*2*PI()/360" office:value-type="float" office:value="-0.0953124304514103" calcext:value-type="float">
            <text:p>-0.09531243045141</text:p>
          </table:table-cell>
          <table:table-cell table:formula="of:=[.E285]*2*PI()/360" office:value-type="float" office:value="0.244363548571726" calcext:value-type="float">
            <text:p>0.244363548571726</text:p>
          </table:table-cell>
          <table:table-cell table:formula="of:=[.F285]*2*PI()/360" office:value-type="float" office:value="-0.412124596273421" calcext:value-type="float">
            <text:p>-0.412124596273421</text:p>
          </table:table-cell>
          <table:table-cell table:formula="of:=([.G286]-[.G285])/([.B285]-[.B286])" office:value-type="float" office:value="0.293215314335043" calcext:value-type="float">
            <text:p>0.293215314335043</text:p>
          </table:table-cell>
          <table:table-cell table:formula="of:=([.H286]-[.H285])/([.B285]-[.B286])" office:value-type="float" office:value="1.21684355449045" calcext:value-type="float">
            <text:p>1.21684355449045</text:p>
          </table:table-cell>
          <table:table-cell table:formula="of:=([.I286]-[.I285])/([.B285]-[.B286])" office:value-type="float" office:value="-0.299498499642227" calcext:value-type="float">
            <text:p>-0.299498499642227</text:p>
          </table:table-cell>
          <table:table-cell table:formula="of:=([.J286]-[.J285])/([.B285]-[.B286])" office:value-type="float" office:value="-0.236666646570428" calcext:value-type="float">
            <text:p>-0.236666646570428</text:p>
          </table:table-cell>
          <table:table-cell table:formula="of:=([.K286]-[.K285])/([.B285]-[.B286])" office:value-type="float" office:value="-20.1061929829736" calcext:value-type="float">
            <text:p>-20.1061929829736</text:p>
          </table:table-cell>
          <table:table-cell table:formula="of:=([.L286]-[.L285])/([.B285]-[.B286])" office:value-type="float" office:value="-0" calcext:value-type="float">
            <text:p>0</text:p>
          </table:table-cell>
          <table:table-cell table:formula="of:=([.M286]-[.M285])/([.B285]-[.B286])" office:value-type="float" office:value="1.75929188601051" calcext:value-type="float">
            <text:p>1.75929188601051</text:p>
          </table:table-cell>
          <table:table-cell table:formula="of:=([.N286]-[.N285])/([.B285]-[.B286])" office:value-type="float" office:value="12.0637157897862" calcext:value-type="float">
            <text:p>12.0637157897862</text:p>
          </table:table-cell>
          <table:table-cell table:number-columns-repeated="1005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6]/120" office:value-type="float" office:value="2.325" calcext:value-type="float">
            <text:p>2.325</text:p>
          </table:table-cell>
          <table:table-cell table:style-name="Default" office:value-type="float" office:value="56.887" calcext:value-type="float">
            <text:p>56.887</text:p>
          </table:table-cell>
          <table:table-cell table:style-name="Default" office:value-type="float" office:value="-6.042" calcext:value-type="float">
            <text:p>-6.042</text:p>
          </table:table-cell>
          <table:table-cell table:style-name="Default" office:value-type="float" office:value="14.144" calcext:value-type="float">
            <text:p>14.144</text:p>
          </table:table-cell>
          <table:table-cell table:style-name="Default" office:value-type="float" office:value="-23.5" calcext:value-type="float">
            <text:p>-23.5</text:p>
          </table:table-cell>
          <table:table-cell table:formula="of:=[.C286]*2*PI()/360" office:value-type="float" office:value="0.992865451582014" calcext:value-type="float">
            <text:p>0.992865451582014</text:p>
          </table:table-cell>
          <table:table-cell table:formula="of:=[.D286]*2*PI()/360" office:value-type="float" office:value="-0.105452793405497" calcext:value-type="float">
            <text:p>-0.105452793405497</text:p>
          </table:table-cell>
          <table:table-cell table:formula="of:=[.E286]*2*PI()/360" office:value-type="float" office:value="0.246859369402078" calcext:value-type="float">
            <text:p>0.246859369402078</text:p>
          </table:table-cell>
          <table:table-cell table:formula="of:=[.F286]*2*PI()/360" office:value-type="float" office:value="-0.410152374218667" calcext:value-type="float">
            <text:p>-0.410152374218667</text:p>
          </table:table-cell>
          <table:table-cell table:formula="of:=([.G287]-[.G286])/([.B286]-[.B287])" office:value-type="float" office:value="0.460766922526489" calcext:value-type="float">
            <text:p>0.460766922526489</text:p>
          </table:table-cell>
          <table:table-cell table:formula="of:=([.H287]-[.H286])/([.B286]-[.B287])" office:value-type="float" office:value="1.21684355449045" calcext:value-type="float">
            <text:p>1.21684355449045</text:p>
          </table:table-cell>
          <table:table-cell table:formula="of:=([.I287]-[.I286])/([.B286]-[.B287])" office:value-type="float" office:value="-0.314159265358981" calcext:value-type="float">
            <text:p>-0.314159265358981</text:p>
          </table:table-cell>
          <table:table-cell table:formula="of:=([.J287]-[.J286])/([.B286]-[.B287])" office:value-type="float" office:value="-0.337197611485313" calcext:value-type="float">
            <text:p>-0.337197611485313</text:p>
          </table:table-cell>
          <table:table-cell table:formula="of:=([.K287]-[.K286])/([.B286]-[.B287])" office:value-type="float" office:value="-20.1061929829784" calcext:value-type="float">
            <text:p>-20.1061929829784</text:p>
          </table:table-cell>
          <table:table-cell table:formula="of:=([.L287]-[.L286])/([.B286]-[.B287])" office:value-type="float" office:value="2.5132741228719" calcext:value-type="float">
            <text:p>2.5132741228719</text:p>
          </table:table-cell>
          <table:table-cell table:formula="of:=([.M287]-[.M286])/([.B286]-[.B287])" office:value-type="float" office:value="1.75929188601051" calcext:value-type="float">
            <text:p>1.75929188601051</text:p>
          </table:table-cell>
          <table:table-cell table:formula="of:=([.N287]-[.N286])/([.B286]-[.B287])" office:value-type="float" office:value="13.3203528512197" calcext:value-type="float">
            <text:p>13.3203528512197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7]/120" office:value-type="float" office:value="2.33333333333333" calcext:value-type="float">
            <text:p>2.33333333333333</text:p>
          </table:table-cell>
          <table:table-cell table:style-name="Default" office:value-type="float" office:value="56.667" calcext:value-type="float">
            <text:p>56.667</text:p>
          </table:table-cell>
          <table:table-cell table:style-name="Default" office:value-type="float" office:value="-6.623" calcext:value-type="float">
            <text:p>-6.623</text:p>
          </table:table-cell>
          <table:table-cell table:style-name="Default" office:value-type="float" office:value="14.294" calcext:value-type="float">
            <text:p>14.294</text:p>
          </table:table-cell>
          <table:table-cell table:style-name="Default" office:value-type="float" office:value="-23.339" calcext:value-type="float">
            <text:p>-23.339</text:p>
          </table:table-cell>
          <table:table-cell table:formula="of:=[.C287]*2*PI()/360" office:value-type="float" office:value="0.989025727227627" calcext:value-type="float">
            <text:p>0.989025727227627</text:p>
          </table:table-cell>
          <table:table-cell table:formula="of:=[.D287]*2*PI()/360" office:value-type="float" office:value="-0.115593156359584" calcext:value-type="float">
            <text:p>-0.115593156359584</text:p>
          </table:table-cell>
          <table:table-cell table:formula="of:=[.E287]*2*PI()/360" office:value-type="float" office:value="0.249477363280069" calcext:value-type="float">
            <text:p>0.249477363280069</text:p>
          </table:table-cell>
          <table:table-cell table:formula="of:=[.F287]*2*PI()/360" office:value-type="float" office:value="-0.407342394122957" calcext:value-type="float">
            <text:p>-0.407342394122957</text:p>
          </table:table-cell>
          <table:table-cell table:formula="of:=([.G288]-[.G287])/([.B287]-[.B288])" office:value-type="float" office:value="0.628318530717975" calcext:value-type="float">
            <text:p>0.628318530717975</text:p>
          </table:table-cell>
          <table:table-cell table:formula="of:=([.H288]-[.H287])/([.B287]-[.B288])" office:value-type="float" office:value="1.19589960346652" calcext:value-type="float">
            <text:p>1.19589960346652</text:p>
          </table:table-cell>
          <table:table-cell table:formula="of:=([.I288]-[.I287])/([.B287]-[.B288])" office:value-type="float" office:value="-0.328820031075735" calcext:value-type="float">
            <text:p>-0.328820031075735</text:p>
          </table:table-cell>
          <table:table-cell table:formula="of:=([.J288]-[.J287])/([.B287]-[.B288])" office:value-type="float" office:value="-0.448200551912143" calcext:value-type="float">
            <text:p>-0.448200551912143</text:p>
          </table:table-cell>
          <table:table-cell table:formula="of:=([.K288]-[.K287])/([.B287]-[.B288])" office:value-type="float" office:value="-20.8601752198348" calcext:value-type="float">
            <text:p>-20.8601752198348</text:p>
          </table:table-cell>
          <table:table-cell table:formula="of:=([.L288]-[.L287])/([.B287]-[.B288])" office:value-type="float" office:value="4.02123859659526" calcext:value-type="float">
            <text:p>4.02123859659526</text:p>
          </table:table-cell>
          <table:table-cell table:formula="of:=([.M288]-[.M287])/([.B287]-[.B288])" office:value-type="float" office:value="2.26194671058437" calcext:value-type="float">
            <text:p>2.26194671058437</text:p>
          </table:table-cell>
          <table:table-cell table:formula="of:=([.N288]-[.N287])/([.B287]-[.B288])" office:value-type="float" office:value="14.3256625003706" calcext:value-type="float">
            <text:p>14.3256625003706</text:p>
          </table:table-cell>
          <table:table-cell table:number-columns-repeated="100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8]/120" office:value-type="float" office:value="2.34166666666667" calcext:value-type="float">
            <text:p>2.34166666666667</text:p>
          </table:table-cell>
          <table:table-cell table:style-name="Default" office:value-type="float" office:value="56.367" calcext:value-type="float">
            <text:p>56.367</text:p>
          </table:table-cell>
          <table:table-cell table:style-name="Default" office:value-type="float" office:value="-7.194" calcext:value-type="float">
            <text:p>-7.194</text:p>
          </table:table-cell>
          <table:table-cell table:style-name="Default" office:value-type="float" office:value="14.451" calcext:value-type="float">
            <text:p>14.451</text:p>
          </table:table-cell>
          <table:table-cell table:style-name="Default" office:value-type="float" office:value="-23.125" calcext:value-type="float">
            <text:p>-23.125</text:p>
          </table:table-cell>
          <table:table-cell table:formula="of:=[.C288]*2*PI()/360" office:value-type="float" office:value="0.983789739471644" calcext:value-type="float">
            <text:p>0.983789739471644</text:p>
          </table:table-cell>
          <table:table-cell table:formula="of:=[.D288]*2*PI()/360" office:value-type="float" office:value="-0.125558986388472" calcext:value-type="float">
            <text:p>-0.125558986388472</text:p>
          </table:table-cell>
          <table:table-cell table:formula="of:=[.E288]*2*PI()/360" office:value-type="float" office:value="0.252217530205701" calcext:value-type="float">
            <text:p>0.252217530205701</text:p>
          </table:table-cell>
          <table:table-cell table:formula="of:=[.F288]*2*PI()/360" office:value-type="float" office:value="-0.403607389523689" calcext:value-type="float">
            <text:p>-0.403607389523689</text:p>
          </table:table-cell>
          <table:table-cell table:formula="of:=([.G289]-[.G288])/([.B288]-[.B289])" office:value-type="float" office:value="0.802153324216597" calcext:value-type="float">
            <text:p>0.802153324216597</text:p>
          </table:table-cell>
          <table:table-cell table:formula="of:=([.H289]-[.H288])/([.B288]-[.B289])" office:value-type="float" office:value="1.16238928182823" calcext:value-type="float">
            <text:p>1.16238928182823</text:p>
          </table:table-cell>
          <table:table-cell table:formula="of:=([.I289]-[.I288])/([.B288]-[.B289])" office:value-type="float" office:value="-0.347669586997271" calcext:value-type="float">
            <text:p>-0.347669586997271</text:p>
          </table:table-cell>
          <table:table-cell table:formula="of:=([.J289]-[.J288])/([.B288]-[.B289])" office:value-type="float" office:value="-0.567581072748564" calcext:value-type="float">
            <text:p>-0.567581072748564</text:p>
          </table:table-cell>
          <table:table-cell table:formula="of:=([.K289]-[.K288])/([.B288]-[.B289])" office:value-type="float" office:value="-20.6088478075498" calcext:value-type="float">
            <text:p>-20.6088478075498</text:p>
          </table:table-cell>
          <table:table-cell table:formula="of:=([.L289]-[.L288])/([.B288]-[.B289])" office:value-type="float" office:value="6.03185789489192" calcext:value-type="float">
            <text:p>6.03185789489192</text:p>
          </table:table-cell>
          <table:table-cell table:formula="of:=([.M289]-[.M288])/([.B288]-[.B289])" office:value-type="float" office:value="2.01061929829704" calcext:value-type="float">
            <text:p>2.01061929829704</text:p>
          </table:table-cell>
          <table:table-cell table:formula="of:=([.N289]-[.N288])/([.B288]-[.B289])" office:value-type="float" office:value="15.5822995618032" calcext:value-type="float">
            <text:p>15.5822995618032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9]/120" office:value-type="float" office:value="2.35" calcext:value-type="float">
            <text:p>2.35</text:p>
          </table:table-cell>
          <table:table-cell table:style-name="Default" office:value-type="float" office:value="55.984" calcext:value-type="float">
            <text:p>55.984</text:p>
          </table:table-cell>
          <table:table-cell table:style-name="Default" office:value-type="float" office:value="-7.749" calcext:value-type="float">
            <text:p>-7.749</text:p>
          </table:table-cell>
          <table:table-cell table:style-name="Default" office:value-type="float" office:value="14.617" calcext:value-type="float">
            <text:p>14.617</text:p>
          </table:table-cell>
          <table:table-cell table:style-name="Default" office:value-type="float" office:value="-22.854" calcext:value-type="float">
            <text:p>-22.854</text:p>
          </table:table-cell>
          <table:table-cell table:formula="of:=[.C289]*2*PI()/360" office:value-type="float" office:value="0.977105128436505" calcext:value-type="float">
            <text:p>0.977105128436505</text:p>
          </table:table-cell>
          <table:table-cell table:formula="of:=[.D289]*2*PI()/360" office:value-type="float" office:value="-0.135245563737041" calcext:value-type="float">
            <text:p>-0.135245563737041</text:p>
          </table:table-cell>
          <table:table-cell table:formula="of:=[.E289]*2*PI()/360" office:value-type="float" office:value="0.255114776764011" calcext:value-type="float">
            <text:p>0.255114776764011</text:p>
          </table:table-cell>
          <table:table-cell table:formula="of:=[.F289]*2*PI()/360" office:value-type="float" office:value="-0.398877547250784" calcext:value-type="float">
            <text:p>-0.398877547250784</text:p>
          </table:table-cell>
          <table:table-cell table:formula="of:=([.G290]-[.G289])/([.B289]-[.B290])" office:value-type="float" office:value="0.973893722612845" calcext:value-type="float">
            <text:p>0.973893722612845</text:p>
          </table:table-cell>
          <table:table-cell table:formula="of:=([.H290]-[.H289])/([.B289]-[.B290])" office:value-type="float" office:value="1.11212379937079" calcext:value-type="float">
            <text:p>1.11212379937079</text:p>
          </table:table-cell>
          <table:table-cell table:formula="of:=([.I290]-[.I289])/([.B289]-[.B290])" office:value-type="float" office:value="-0.364424747816413" calcext:value-type="float">
            <text:p>-0.364424747816413</text:p>
          </table:table-cell>
          <table:table-cell table:formula="of:=([.J290]-[.J289])/([.B289]-[.B290])" office:value-type="float" office:value="-0.697433569096924" calcext:value-type="float">
            <text:p>-0.697433569096924</text:p>
          </table:table-cell>
          <table:table-cell table:formula="of:=([.K290]-[.K289])/([.B289]-[.B290])" office:value-type="float" office:value="-20.3575203952601" calcext:value-type="float">
            <text:p>-20.3575203952601</text:p>
          </table:table-cell>
          <table:table-cell table:formula="of:=([.L290]-[.L289])/([.B289]-[.B290])" office:value-type="float" office:value="6.28318530718004" calcext:value-type="float">
            <text:p>6.28318530718004</text:p>
          </table:table-cell>
          <table:table-cell table:formula="of:=([.M290]-[.M289])/([.B289]-[.B290])" office:value-type="float" office:value="2.26194671058517" calcext:value-type="float">
            <text:p>2.26194671058517</text:p>
          </table:table-cell>
          <table:table-cell table:formula="of:=([.N290]-[.N289])/([.B289]-[.B290])" office:value-type="float" office:value="16.5876092109566" calcext:value-type="float">
            <text:p>16.5876092109566</text:p>
          </table:table-cell>
          <table:table-cell table:number-columns-repeated="100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90]/120" office:value-type="float" office:value="2.35833333333333" calcext:value-type="float">
            <text:p>2.35833333333333</text:p>
          </table:table-cell>
          <table:table-cell table:style-name="Default" office:value-type="float" office:value="55.519" calcext:value-type="float">
            <text:p>55.519</text:p>
          </table:table-cell>
          <table:table-cell table:style-name="Default" office:value-type="float" office:value="-8.28" calcext:value-type="float">
            <text:p>-8.28</text:p>
          </table:table-cell>
          <table:table-cell table:style-name="Default" office:value-type="float" office:value="14.791" calcext:value-type="float">
            <text:p>14.791</text:p>
          </table:table-cell>
          <table:table-cell table:style-name="Default" office:value-type="float" office:value="-22.521" calcext:value-type="float">
            <text:p>-22.521</text:p>
          </table:table-cell>
          <table:table-cell table:formula="of:=[.C290]*2*PI()/360" office:value-type="float" office:value="0.968989347414732" calcext:value-type="float">
            <text:p>0.968989347414732</text:p>
          </table:table-cell>
          <table:table-cell table:formula="of:=[.D290]*2*PI()/360" office:value-type="float" office:value="-0.14451326206513" calcext:value-type="float">
            <text:p>-0.14451326206513</text:p>
          </table:table-cell>
          <table:table-cell table:formula="of:=[.E290]*2*PI()/360" office:value-type="float" office:value="0.258151649662481" calcext:value-type="float">
            <text:p>0.258151649662481</text:p>
          </table:table-cell>
          <table:table-cell table:formula="of:=[.F290]*2*PI()/360" office:value-type="float" office:value="-0.393065600841643" calcext:value-type="float">
            <text:p>-0.393065600841643</text:p>
          </table:table-cell>
          <table:table-cell table:formula="of:=([.G291]-[.G290])/([.B290]-[.B291])" office:value-type="float" office:value="1.14353972590668" calcext:value-type="float">
            <text:p>1.14353972590668</text:p>
          </table:table-cell>
          <table:table-cell table:formula="of:=([.H291]-[.H290])/([.B290]-[.B291])" office:value-type="float" office:value="1.05976392181096" calcext:value-type="float">
            <text:p>1.05976392181096</text:p>
          </table:table-cell>
          <table:table-cell table:formula="of:=([.I291]-[.I290])/([.B290]-[.B291])" office:value-type="float" office:value="-0.383274303737956" calcext:value-type="float">
            <text:p>-0.383274303737956</text:p>
          </table:table-cell>
          <table:table-cell table:formula="of:=([.J291]-[.J290])/([.B290]-[.B291])" office:value-type="float" office:value="-0.835663645854895" calcext:value-type="float">
            <text:p>-0.835663645854895</text:p>
          </table:table-cell>
          <table:table-cell table:formula="of:=([.K291]-[.K290])/([.B290]-[.B291])" office:value-type="float" office:value="-19.6035381584021" calcext:value-type="float">
            <text:p>-19.6035381584021</text:p>
          </table:table-cell>
          <table:table-cell table:formula="of:=([.L291]-[.L290])/([.B290]-[.B291])" office:value-type="float" office:value="7.03716754404123" calcext:value-type="float">
            <text:p>7.03716754404123</text:p>
          </table:table-cell>
          <table:table-cell table:formula="of:=([.M291]-[.M290])/([.B290]-[.B291])" office:value-type="float" office:value="2.01061929829704" calcext:value-type="float">
            <text:p>2.01061929829704</text:p>
          </table:table-cell>
          <table:table-cell table:formula="of:=([.N291]-[.N290])/([.B290]-[.B291])" office:value-type="float" office:value="16.5876092109526" calcext:value-type="float">
            <text:p>16.5876092109526</text:p>
          </table:table-cell>
          <table:table-cell table:number-columns-repeated="100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91]/120" office:value-type="float" office:value="2.36666666666667" calcext:value-type="float">
            <text:p>2.36666666666667</text:p>
          </table:table-cell>
          <table:table-cell table:style-name="Default" office:value-type="float" office:value="54.973" calcext:value-type="float">
            <text:p>54.973</text:p>
          </table:table-cell>
          <table:table-cell table:style-name="Default" office:value-type="float" office:value="-8.786" calcext:value-type="float">
            <text:p>-8.786</text:p>
          </table:table-cell>
          <table:table-cell table:style-name="Default" office:value-type="float" office:value="14.974" calcext:value-type="float">
            <text:p>14.974</text:p>
          </table:table-cell>
          <table:table-cell table:style-name="Default" office:value-type="float" office:value="-22.122" calcext:value-type="float">
            <text:p>-22.122</text:p>
          </table:table-cell>
          <table:table-cell table:formula="of:=[.C291]*2*PI()/360" office:value-type="float" office:value="0.959459849698843" calcext:value-type="float">
            <text:p>0.959459849698843</text:p>
          </table:table-cell>
          <table:table-cell table:formula="of:=[.D291]*2*PI()/360" office:value-type="float" office:value="-0.153344628080222" calcext:value-type="float">
            <text:p>-0.153344628080222</text:p>
          </table:table-cell>
          <table:table-cell table:formula="of:=[.E291]*2*PI()/360" office:value-type="float" office:value="0.261345602193631" calcext:value-type="float">
            <text:p>0.261345602193631</text:p>
          </table:table-cell>
          <table:table-cell table:formula="of:=[.F291]*2*PI()/360" office:value-type="float" office:value="-0.386101737126186" calcext:value-type="float">
            <text:p>-0.386101737126186</text:p>
          </table:table-cell>
          <table:table-cell table:formula="of:=([.G292]-[.G291])/([.B291]-[.B292])" office:value-type="float" office:value="1.30690254389336" calcext:value-type="float">
            <text:p>1.30690254389336</text:p>
          </table:table-cell>
          <table:table-cell table:formula="of:=([.H292]-[.H291])/([.B291]-[.B292])" office:value-type="float" office:value="1.00112085894395" calcext:value-type="float">
            <text:p>1.00112085894395</text:p>
          </table:table-cell>
          <table:table-cell table:formula="of:=([.I292]-[.I291])/([.B291]-[.B292])" office:value-type="float" office:value="-0.400029464557098" calcext:value-type="float">
            <text:p>-0.400029464557098</text:p>
          </table:table-cell>
          <table:table-cell table:formula="of:=([.J292]-[.J291])/([.B291]-[.B292])" office:value-type="float" office:value="-0.973893722612832" calcext:value-type="float">
            <text:p>-0.973893722612832</text:p>
          </table:table-cell>
          <table:table-cell table:formula="of:=([.K292]-[.K291])/([.B291]-[.B292])" office:value-type="float" office:value="-18.346901096963" calcext:value-type="float">
            <text:p>-18.346901096963</text:p>
          </table:table-cell>
          <table:table-cell table:formula="of:=([.L292]-[.L291])/([.B291]-[.B292])" office:value-type="float" office:value="6.53451271946657" calcext:value-type="float">
            <text:p>6.53451271946657</text:p>
          </table:table-cell>
          <table:table-cell table:formula="of:=([.M292]-[.M291])/([.B291]-[.B292])" office:value-type="float" office:value="2.51327412287249" calcext:value-type="float">
            <text:p>2.51327412287249</text:p>
          </table:table-cell>
          <table:table-cell table:formula="of:=([.N292]-[.N291])/([.B291]-[.B292])" office:value-type="float" office:value="16.0849543863811" calcext:value-type="float">
            <text:p>16.0849543863811</text:p>
          </table:table-cell>
          <table:table-cell table:number-columns-repeated="100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92]/120" office:value-type="float" office:value="2.375" calcext:value-type="float">
            <text:p>2.375</text:p>
          </table:table-cell>
          <table:table-cell table:style-name="Default" office:value-type="float" office:value="54.349" calcext:value-type="float">
            <text:p>54.349</text:p>
          </table:table-cell>
          <table:table-cell table:style-name="Default" office:value-type="float" office:value="-9.264" calcext:value-type="float">
            <text:p>-9.264</text:p>
          </table:table-cell>
          <table:table-cell table:style-name="Default" office:value-type="float" office:value="15.165" calcext:value-type="float">
            <text:p>15.165</text:p>
          </table:table-cell>
          <table:table-cell table:style-name="Default" office:value-type="float" office:value="-21.657" calcext:value-type="float">
            <text:p>-21.657</text:p>
          </table:table-cell>
          <table:table-cell table:formula="of:=[.C292]*2*PI()/360" office:value-type="float" office:value="0.948568995166398" calcext:value-type="float">
            <text:p>0.948568995166398</text:p>
          </table:table-cell>
          <table:table-cell table:formula="of:=[.D292]*2*PI()/360" office:value-type="float" office:value="-0.161687301904755" calcext:value-type="float">
            <text:p>-0.161687301904755</text:p>
          </table:table-cell>
          <table:table-cell table:formula="of:=[.E292]*2*PI()/360" office:value-type="float" office:value="0.26467918106494" calcext:value-type="float">
            <text:p>0.26467918106494</text:p>
          </table:table-cell>
          <table:table-cell table:formula="of:=[.F292]*2*PI()/360" office:value-type="float" office:value="-0.377985956104412" calcext:value-type="float">
            <text:p>-0.377985956104412</text:p>
          </table:table-cell>
          <table:table-cell table:formula="of:=([.G293]-[.G292])/([.B292]-[.B293])" office:value-type="float" office:value="1.45979338636805" calcext:value-type="float">
            <text:p>1.45979338636805</text:p>
          </table:table-cell>
          <table:table-cell table:formula="of:=([.H293]-[.H292])/([.B292]-[.B293])" office:value-type="float" office:value="0.946666586281728" calcext:value-type="float">
            <text:p>0.946666586281728</text:p>
          </table:table-cell>
          <table:table-cell table:formula="of:=([.I293]-[.I292])/([.B292]-[.B293])" office:value-type="float" office:value="-0.420973415581036" calcext:value-type="float">
            <text:p>-0.420973415581036</text:p>
          </table:table-cell>
          <table:table-cell table:formula="of:=([.J293]-[.J292])/([.B292]-[.B293])" office:value-type="float" office:value="-1.10793500916601" calcext:value-type="float">
            <text:p>-1.10793500916601</text:p>
          </table:table-cell>
          <table:table-cell table:formula="of:=([.K293]-[.K292])/([.B292]-[.B293])" office:value-type="float" office:value="-16.0849543863827" calcext:value-type="float">
            <text:p>-16.0849543863827</text:p>
          </table:table-cell>
          <table:table-cell table:formula="of:=([.L293]-[.L292])/([.B292]-[.B293])" office:value-type="float" office:value="6.28318530717923" calcext:value-type="float">
            <text:p>6.28318530717923</text:p>
          </table:table-cell>
          <table:table-cell table:formula="of:=([.M293]-[.M292])/([.B292]-[.B293])" office:value-type="float" office:value="3.76991118430754" calcext:value-type="float">
            <text:p>3.76991118430754</text:p>
          </table:table-cell>
          <table:table-cell table:formula="of:=([.N293]-[.N292])/([.B292]-[.B293])" office:value-type="float" office:value="15.3309721495183" calcext:value-type="float">
            <text:p>15.3309721495183</text:p>
          </table:table-cell>
          <table:table-cell table:number-columns-repeated="100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3]/120" office:value-type="float" office:value="2.38333333333333" calcext:value-type="float">
            <text:p>2.38333333333333</text:p>
          </table:table-cell>
          <table:table-cell table:style-name="Default" office:value-type="float" office:value="53.652" calcext:value-type="float">
            <text:p>53.652</text:p>
          </table:table-cell>
          <table:table-cell table:style-name="Default" office:value-type="float" office:value="-9.716" calcext:value-type="float">
            <text:p>-9.716</text:p>
          </table:table-cell>
          <table:table-cell table:style-name="Default" office:value-type="float" office:value="15.366" calcext:value-type="float">
            <text:p>15.366</text:p>
          </table:table-cell>
          <table:table-cell table:style-name="Default" office:value-type="float" office:value="-21.128" calcext:value-type="float">
            <text:p>-21.128</text:p>
          </table:table-cell>
          <table:table-cell table:formula="of:=[.C293]*2*PI()/360" office:value-type="float" office:value="0.936404050279998" calcext:value-type="float">
            <text:p>0.936404050279998</text:p>
          </table:table-cell>
          <table:table-cell table:formula="of:=[.D293]*2*PI()/360" office:value-type="float" office:value="-0.169576190123769" calcext:value-type="float">
            <text:p>-0.169576190123769</text:p>
          </table:table-cell>
          <table:table-cell table:formula="of:=[.E293]*2*PI()/360" office:value-type="float" office:value="0.268187292861449" calcext:value-type="float">
            <text:p>0.268187292861449</text:p>
          </table:table-cell>
          <table:table-cell table:formula="of:=[.F293]*2*PI()/360" office:value-type="float" office:value="-0.368753164361362" calcext:value-type="float">
            <text:p>-0.368753164361362</text:p>
          </table:table-cell>
          <table:table-cell table:formula="of:=([.G294]-[.G293])/([.B293]-[.B294])" office:value-type="float" office:value="1.59383467292124" calcext:value-type="float">
            <text:p>1.59383467292124</text:p>
          </table:table-cell>
          <table:table-cell table:formula="of:=([.H294]-[.H293])/([.B293]-[.B294])" office:value-type="float" office:value="0.894306708721901" calcext:value-type="float">
            <text:p>0.894306708721901</text:p>
          </table:table-cell>
          <table:table-cell table:formula="of:=([.I294]-[.I293])/([.B293]-[.B294])" office:value-type="float" office:value="-0.452389342116932" calcext:value-type="float">
            <text:p>-0.452389342116932</text:p>
          </table:table-cell>
          <table:table-cell table:formula="of:=([.J294]-[.J293])/([.B293]-[.B294])" office:value-type="float" office:value="-1.23569311041199" calcext:value-type="float">
            <text:p>-1.23569311041199</text:p>
          </table:table-cell>
          <table:table-cell table:formula="of:=([.K294]-[.K293])/([.B293]-[.B294])" office:value-type="float" office:value="-14.0743350880808" calcext:value-type="float">
            <text:p>-14.0743350880808</text:p>
          </table:table-cell>
          <table:table-cell table:formula="of:=([.L294]-[.L293])/([.B293]-[.B294])" office:value-type="float" office:value="5.27787565803153" calcext:value-type="float">
            <text:p>5.27787565803153</text:p>
          </table:table-cell>
          <table:table-cell table:formula="of:=([.M294]-[.M293])/([.B293]-[.B294])" office:value-type="float" office:value="4.52389342116953" calcext:value-type="float">
            <text:p>4.52389342116953</text:p>
          </table:table-cell>
          <table:table-cell table:formula="of:=([.N294]-[.N293])/([.B293]-[.B294])" office:value-type="float" office:value="14.0743350880817" calcext:value-type="float">
            <text:p>14.0743350880817</text:p>
          </table:table-cell>
          <table:table-cell table:number-columns-repeated="100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4]/120" office:value-type="float" office:value="2.39166666666667" calcext:value-type="float">
            <text:p>2.39166666666667</text:p>
          </table:table-cell>
          <table:table-cell table:style-name="Default" office:value-type="float" office:value="52.891" calcext:value-type="float">
            <text:p>52.891</text:p>
          </table:table-cell>
          <table:table-cell table:style-name="Default" office:value-type="float" office:value="-10.143" calcext:value-type="float">
            <text:p>-10.143</text:p>
          </table:table-cell>
          <table:table-cell table:style-name="Default" office:value-type="float" office:value="15.582" calcext:value-type="float">
            <text:p>15.582</text:p>
          </table:table-cell>
          <table:table-cell table:style-name="Default" office:value-type="float" office:value="-20.538" calcext:value-type="float">
            <text:p>-20.538</text:p>
          </table:table-cell>
          <table:table-cell table:formula="of:=[.C294]*2*PI()/360" office:value-type="float" office:value="0.923122094672321" calcext:value-type="float">
            <text:p>0.923122094672321</text:p>
          </table:table-cell>
          <table:table-cell table:formula="of:=[.D294]*2*PI()/360" office:value-type="float" office:value="-0.177028746029785" calcext:value-type="float">
            <text:p>-0.177028746029785</text:p>
          </table:table-cell>
          <table:table-cell table:formula="of:=[.E294]*2*PI()/360" office:value-type="float" office:value="0.271957204045756" calcext:value-type="float">
            <text:p>0.271957204045756</text:p>
          </table:table-cell>
          <table:table-cell table:formula="of:=[.F294]*2*PI()/360" office:value-type="float" office:value="-0.358455721774595" calcext:value-type="float">
            <text:p>-0.358455721774595</text:p>
          </table:table-cell>
          <table:table-cell table:formula="of:=([.G295]-[.G294])/([.B294]-[.B295])" office:value-type="float" office:value="1.71112079865525" calcext:value-type="float">
            <text:p>1.71112079865525</text:p>
          </table:table-cell>
          <table:table-cell table:formula="of:=([.H295]-[.H294])/([.B294]-[.B295])" office:value-type="float" office:value="0.850324411571639" calcext:value-type="float">
            <text:p>0.850324411571639</text:p>
          </table:table-cell>
          <table:table-cell table:formula="of:=([.I295]-[.I294])/([.B294]-[.B295])" office:value-type="float" office:value="-0.490088453960011" calcext:value-type="float">
            <text:p>-0.490088453960011</text:p>
          </table:table-cell>
          <table:table-cell table:formula="of:=([.J295]-[.J294])/([.B294]-[.B295])" office:value-type="float" office:value="-1.35297923614601" calcext:value-type="float">
            <text:p>-1.35297923614601</text:p>
          </table:table-cell>
          <table:table-cell table:formula="of:=([.K295]-[.K294])/([.B294]-[.B295])" office:value-type="float" office:value="-11.309733552921" calcext:value-type="float">
            <text:p>-11.309733552921</text:p>
          </table:table-cell>
          <table:table-cell table:formula="of:=([.L295]-[.L294])/([.B294]-[.B295])" office:value-type="float" office:value="4.52389342116953" calcext:value-type="float">
            <text:p>4.52389342116953</text:p>
          </table:table-cell>
          <table:table-cell table:formula="of:=([.M295]-[.M294])/([.B294]-[.B295])" office:value-type="float" office:value="5.27787565803152" calcext:value-type="float">
            <text:p>5.27787565803152</text:p>
          </table:table-cell>
          <table:table-cell table:formula="of:=([.N295]-[.N294])/([.B294]-[.B295])" office:value-type="float" office:value="11.5610609652115" calcext:value-type="float">
            <text:p>11.5610609652115</text:p>
          </table:table-cell>
          <table:table-cell table:number-columns-repeated="100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5]/120" office:value-type="float" office:value="2.4" calcext:value-type="float">
            <text:p>2.4</text:p>
          </table:table-cell>
          <table:table-cell table:style-name="Default" office:value-type="float" office:value="52.074" calcext:value-type="float">
            <text:p>52.074</text:p>
          </table:table-cell>
          <table:table-cell table:style-name="Default" office:value-type="float" office:value="-10.549" calcext:value-type="float">
            <text:p>-10.549</text:p>
          </table:table-cell>
          <table:table-cell table:style-name="Default" office:value-type="float" office:value="15.816" calcext:value-type="float">
            <text:p>15.816</text:p>
          </table:table-cell>
          <table:table-cell table:style-name="Default" office:value-type="float" office:value="-19.892" calcext:value-type="float">
            <text:p>-19.892</text:p>
          </table:table-cell>
          <table:table-cell table:formula="of:=[.C295]*2*PI()/360" office:value-type="float" office:value="0.908862754683527" calcext:value-type="float">
            <text:p>0.908862754683527</text:p>
          </table:table-cell>
          <table:table-cell table:formula="of:=[.D295]*2*PI()/360" office:value-type="float" office:value="-0.184114782792882" calcext:value-type="float">
            <text:p>-0.184114782792882</text:p>
          </table:table-cell>
          <table:table-cell table:formula="of:=[.E295]*2*PI()/360" office:value-type="float" office:value="0.276041274495423" calcext:value-type="float">
            <text:p>0.276041274495423</text:p>
          </table:table-cell>
          <table:table-cell table:formula="of:=[.F295]*2*PI()/360" office:value-type="float" office:value="-0.347180894806712" calcext:value-type="float">
            <text:p>-0.347180894806712</text:p>
          </table:table-cell>
          <table:table-cell table:formula="of:=([.G296]-[.G295])/([.B295]-[.B296])" office:value-type="float" office:value="1.80536857826292" calcext:value-type="float">
            <text:p>1.80536857826292</text:p>
          </table:table-cell>
          <table:table-cell table:formula="of:=([.H296]-[.H295])/([.B295]-[.B296])" office:value-type="float" office:value="0.812625299728559" calcext:value-type="float">
            <text:p>0.812625299728559</text:p>
          </table:table-cell>
          <table:table-cell table:formula="of:=([.I296]-[.I295])/([.B295]-[.B296])" office:value-type="float" office:value="-0.534070751110273" calcext:value-type="float">
            <text:p>-0.534070751110273</text:p>
          </table:table-cell>
          <table:table-cell table:formula="of:=([.J296]-[.J295])/([.B295]-[.B296])" office:value-type="float" office:value="-1.4493214108561" calcext:value-type="float">
            <text:p>-1.4493214108561</text:p>
          </table:table-cell>
          <table:table-cell table:formula="of:=([.K296]-[.K295])/([.B295]-[.B296])" office:value-type="float" office:value="-8.79645943005573" calcext:value-type="float">
            <text:p>-8.79645943005573</text:p>
          </table:table-cell>
          <table:table-cell table:formula="of:=([.L296]-[.L295])/([.B295]-[.B296])" office:value-type="float" office:value="3.51858377201982" calcext:value-type="float">
            <text:p>3.51858377201982</text:p>
          </table:table-cell>
          <table:table-cell table:formula="of:=([.M296]-[.M295])/([.B295]-[.B296])" office:value-type="float" office:value="6.53451271946577" calcext:value-type="float">
            <text:p>6.53451271946577</text:p>
          </table:table-cell>
          <table:table-cell table:formula="of:=([.N296]-[.N295])/([.B295]-[.B296])" office:value-type="float" office:value="9.80176907919865" calcext:value-type="float">
            <text:p>9.80176907919865</text:p>
          </table:table-cell>
          <table:table-cell table:number-columns-repeated="100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6]/120" office:value-type="float" office:value="2.40833333333333" calcext:value-type="float">
            <text:p>2.40833333333333</text:p>
          </table:table-cell>
          <table:table-cell table:style-name="Default" office:value-type="float" office:value="51.212" calcext:value-type="float">
            <text:p>51.212</text:p>
          </table:table-cell>
          <table:table-cell table:style-name="Default" office:value-type="float" office:value="-10.937" calcext:value-type="float">
            <text:p>-10.937</text:p>
          </table:table-cell>
          <table:table-cell table:style-name="Default" office:value-type="float" office:value="16.071" calcext:value-type="float">
            <text:p>16.071</text:p>
          </table:table-cell>
          <table:table-cell table:style-name="Default" office:value-type="float" office:value="-19.2" calcext:value-type="float">
            <text:p>-19.2</text:p>
          </table:table-cell>
          <table:table-cell table:formula="of:=[.C296]*2*PI()/360" office:value-type="float" office:value="0.893818016531336" calcext:value-type="float">
            <text:p>0.893818016531336</text:p>
          </table:table-cell>
          <table:table-cell table:formula="of:=[.D296]*2*PI()/360" office:value-type="float" office:value="-0.19088666029062" calcext:value-type="float">
            <text:p>-0.19088666029062</text:p>
          </table:table-cell>
          <table:table-cell table:formula="of:=[.E296]*2*PI()/360" office:value-type="float" office:value="0.280491864088009" calcext:value-type="float">
            <text:p>0.280491864088009</text:p>
          </table:table-cell>
          <table:table-cell table:formula="of:=[.F296]*2*PI()/360" office:value-type="float" office:value="-0.335103216382911" calcext:value-type="float">
            <text:p>-0.335103216382911</text:p>
          </table:table-cell>
          <table:table-cell table:formula="of:=([.G297]-[.G296])/([.B296]-[.B297])" office:value-type="float" office:value="1.87867240684672" calcext:value-type="float">
            <text:p>1.87867240684672</text:p>
          </table:table-cell>
          <table:table-cell table:formula="of:=([.H297]-[.H296])/([.B296]-[.B297])" office:value-type="float" office:value="0.783303768295061" calcext:value-type="float">
            <text:p>0.783303768295061</text:p>
          </table:table-cell>
          <table:table-cell table:formula="of:=([.I297]-[.I296])/([.B296]-[.B297])" office:value-type="float" office:value="-0.588525023772488" calcext:value-type="float">
            <text:p>-0.588525023772488</text:p>
          </table:table-cell>
          <table:table-cell table:formula="of:=([.J297]-[.J296])/([.B296]-[.B297])" office:value-type="float" office:value="-1.53100281984942" calcext:value-type="float">
            <text:p>-1.53100281984942</text:p>
          </table:table-cell>
          <table:table-cell table:formula="of:=([.K297]-[.K296])/([.B296]-[.B297])" office:value-type="float" office:value="-6.03185789488952" calcext:value-type="float">
            <text:p>-6.03185789488952</text:p>
          </table:table-cell>
          <table:table-cell table:formula="of:=([.L297]-[.L296])/([.B296]-[.B297])" office:value-type="float" office:value="2.26194671058517" calcext:value-type="float">
            <text:p>2.26194671058517</text:p>
          </table:table-cell>
          <table:table-cell table:formula="of:=([.M297]-[.M296])/([.B296]-[.B297])" office:value-type="float" office:value="8.04247719318975" calcext:value-type="float">
            <text:p>8.04247719318975</text:p>
          </table:table-cell>
          <table:table-cell table:formula="of:=([.N297]-[.N296])/([.B296]-[.B297])" office:value-type="float" office:value="6.53451271946817" calcext:value-type="float">
            <text:p>6.53451271946817</text:p>
          </table:table-cell>
          <table:table-cell table:number-columns-repeated="100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7]/120" office:value-type="float" office:value="2.41666666666667" calcext:value-type="float">
            <text:p>2.41666666666667</text:p>
          </table:table-cell>
          <table:table-cell table:style-name="Default" office:value-type="float" office:value="50.315" calcext:value-type="float">
            <text:p>50.315</text:p>
          </table:table-cell>
          <table:table-cell table:style-name="Default" office:value-type="float" office:value="-11.311" calcext:value-type="float">
            <text:p>-11.311</text:p>
          </table:table-cell>
          <table:table-cell table:style-name="Default" office:value-type="float" office:value="16.352" calcext:value-type="float">
            <text:p>16.352</text:p>
          </table:table-cell>
          <table:table-cell table:style-name="Default" office:value-type="float" office:value="-18.469" calcext:value-type="float">
            <text:p>-18.469</text:p>
          </table:table-cell>
          <table:table-cell table:formula="of:=[.C297]*2*PI()/360" office:value-type="float" office:value="0.878162413140947" calcext:value-type="float">
            <text:p>0.878162413140947</text:p>
          </table:table-cell>
          <table:table-cell table:formula="of:=[.D297]*2*PI()/360" office:value-type="float" office:value="-0.197414191693079" calcext:value-type="float">
            <text:p>-0.197414191693079</text:p>
          </table:table-cell>
          <table:table-cell table:formula="of:=[.E297]*2*PI()/360" office:value-type="float" office:value="0.285396239286113" calcext:value-type="float">
            <text:p>0.285396239286113</text:p>
          </table:table-cell>
          <table:table-cell table:formula="of:=[.F297]*2*PI()/360" office:value-type="float" office:value="-0.322344859550833" calcext:value-type="float">
            <text:p>-0.322344859550833</text:p>
          </table:table-cell>
          <table:table-cell table:formula="of:=([.G298]-[.G297])/([.B297]-[.B298])" office:value-type="float" office:value="1.92893788930413" calcext:value-type="float">
            <text:p>1.92893788930413</text:p>
          </table:table-cell>
          <table:table-cell table:formula="of:=([.H298]-[.H297])/([.B297]-[.B298])" office:value-type="float" office:value="0.764454212373518" calcext:value-type="float">
            <text:p>0.764454212373518</text:p>
          </table:table-cell>
          <table:table-cell table:formula="of:=([.I298]-[.I297])/([.B297]-[.B298])" office:value-type="float" office:value="-0.655545667049069" calcext:value-type="float">
            <text:p>-0.655545667049069</text:p>
          </table:table-cell>
          <table:table-cell table:formula="of:=([.J298]-[.J297])/([.B297]-[.B298])" office:value-type="float" office:value="-1.58545709251166" calcext:value-type="float">
            <text:p>-1.58545709251166</text:p>
          </table:table-cell>
          <table:table-cell table:formula="of:=([.K298]-[.K297])/([.B297]-[.B298])" office:value-type="float" office:value="-4.77522083345525" calcext:value-type="float">
            <text:p>-4.77522083345525</text:p>
          </table:table-cell>
          <table:table-cell table:formula="of:=([.L298]-[.L297])/([.B297]-[.B298])" office:value-type="float" office:value="1.7592918860097" calcext:value-type="float">
            <text:p>1.7592918860097</text:p>
          </table:table-cell>
          <table:table-cell table:formula="of:=([.M298]-[.M297])/([.B297]-[.B298])" office:value-type="float" office:value="9.29911425462639" calcext:value-type="float">
            <text:p>9.29911425462639</text:p>
          </table:table-cell>
          <table:table-cell table:formula="of:=([.N298]-[.N297])/([.B297]-[.B298])" office:value-type="float" office:value="3.2672563597329" calcext:value-type="float">
            <text:p>3.2672563597329</text:p>
          </table:table-cell>
          <table:table-cell table:number-columns-repeated="100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8]/120" office:value-type="float" office:value="2.425" calcext:value-type="float">
            <text:p>2.425</text:p>
          </table:table-cell>
          <table:table-cell table:style-name="Default" office:value-type="float" office:value="49.394" calcext:value-type="float">
            <text:p>49.394</text:p>
          </table:table-cell>
          <table:table-cell table:style-name="Default" office:value-type="float" office:value="-11.676" calcext:value-type="float">
            <text:p>-11.676</text:p>
          </table:table-cell>
          <table:table-cell table:style-name="Default" office:value-type="float" office:value="16.665" calcext:value-type="float">
            <text:p>16.665</text:p>
          </table:table-cell>
          <table:table-cell table:style-name="Default" office:value-type="float" office:value="-17.712" calcext:value-type="float">
            <text:p>-17.712</text:p>
          </table:table-cell>
          <table:table-cell table:formula="of:=[.C298]*2*PI()/360" office:value-type="float" office:value="0.862087930730079" calcext:value-type="float">
            <text:p>0.862087930730079</text:p>
          </table:table-cell>
          <table:table-cell table:formula="of:=[.D298]*2*PI()/360" office:value-type="float" office:value="-0.203784643462858" calcext:value-type="float">
            <text:p>-0.203784643462858</text:p>
          </table:table-cell>
          <table:table-cell table:formula="of:=[.E298]*2*PI()/360" office:value-type="float" office:value="0.290859119844855" calcext:value-type="float">
            <text:p>0.290859119844855</text:p>
          </table:table-cell>
          <table:table-cell table:formula="of:=[.F298]*2*PI()/360" office:value-type="float" office:value="-0.309132717113236" calcext:value-type="float">
            <text:p>-0.309132717113236</text:p>
          </table:table-cell>
          <table:table-cell table:formula="of:=([.G299]-[.G298])/([.B298]-[.B299])" office:value-type="float" office:value="1.96873139624959" calcext:value-type="float">
            <text:p>1.96873139624959</text:p>
          </table:table-cell>
          <table:table-cell table:formula="of:=([.H299]-[.H298])/([.B298]-[.B299])" office:value-type="float" office:value="0.749793446656771" calcext:value-type="float">
            <text:p>0.749793446656771</text:p>
          </table:table-cell>
          <table:table-cell table:formula="of:=([.I299]-[.I298])/([.B298]-[.B299])" office:value-type="float" office:value="-0.733038285837622" calcext:value-type="float">
            <text:p>-0.733038285837622</text:p>
          </table:table-cell>
          <table:table-cell table:formula="of:=([.J299]-[.J298])/([.B298]-[.B299])" office:value-type="float" office:value="-1.61268422884277" calcext:value-type="float">
            <text:p>-1.61268422884277</text:p>
          </table:table-cell>
          <table:table-cell table:formula="of:=([.K299]-[.K298])/([.B298]-[.B299])" office:value-type="float" office:value="-4.27256600887262" calcext:value-type="float">
            <text:p>-4.27256600887262</text:p>
          </table:table-cell>
          <table:table-cell table:formula="of:=([.L299]-[.L298])/([.B298]-[.B299])" office:value-type="float" office:value="2.01061929830292" calcext:value-type="float">
            <text:p>2.01061929830292</text:p>
          </table:table-cell>
          <table:table-cell table:formula="of:=([.M299]-[.M298])/([.B298]-[.B299])" office:value-type="float" office:value="10.8070787283435" calcext:value-type="float">
            <text:p>10.8070787283435</text:p>
          </table:table-cell>
          <table:table-cell table:formula="of:=([.N299]-[.N298])/([.B298]-[.B299])" office:value-type="float" office:value="-0.0000000000103117514527185" calcext:value-type="float">
            <text:p>-1.03117514527185E-11</text:p>
          </table:table-cell>
          <table:table-cell table:number-columns-repeated="100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9]/120" office:value-type="float" office:value="2.43333333333333" calcext:value-type="float">
            <text:p>2.43333333333333</text:p>
          </table:table-cell>
          <table:table-cell table:style-name="Default" office:value-type="float" office:value="48.454" calcext:value-type="float">
            <text:p>48.454</text:p>
          </table:table-cell>
          <table:table-cell table:style-name="Default" office:value-type="float" office:value="-12.034" calcext:value-type="float">
            <text:p>-12.034</text:p>
          </table:table-cell>
          <table:table-cell table:style-name="Default" office:value-type="float" office:value="17.015" calcext:value-type="float">
            <text:p>17.015</text:p>
          </table:table-cell>
          <table:table-cell table:style-name="Default" office:value-type="float" office:value="-16.942" calcext:value-type="float">
            <text:p>-16.942</text:p>
          </table:table-cell>
          <table:table-cell table:formula="of:=[.C299]*2*PI()/360" office:value-type="float" office:value="0.845681835761332" calcext:value-type="float">
            <text:p>0.845681835761332</text:p>
          </table:table-cell>
          <table:table-cell table:formula="of:=[.D299]*2*PI()/360" office:value-type="float" office:value="-0.210032922184998" calcext:value-type="float">
            <text:p>-0.210032922184998</text:p>
          </table:table-cell>
          <table:table-cell table:formula="of:=[.E299]*2*PI()/360" office:value-type="float" office:value="0.296967772226835" calcext:value-type="float">
            <text:p>0.296967772226835</text:p>
          </table:table-cell>
          <table:table-cell table:formula="of:=[.F299]*2*PI()/360" office:value-type="float" office:value="-0.295693681872879" calcext:value-type="float">
            <text:p>-0.295693681872879</text:p>
          </table:table-cell>
          <table:table-cell table:formula="of:=([.G300]-[.G299])/([.B299]-[.B300])" office:value-type="float" office:value="2.0043361129902" calcext:value-type="float">
            <text:p>2.0043361129902</text:p>
          </table:table-cell>
          <table:table-cell table:formula="of:=([.H300]-[.H299])/([.B299]-[.B300])" office:value-type="float" office:value="0.73303828583758" calcext:value-type="float">
            <text:p>0.73303828583758</text:p>
          </table:table-cell>
          <table:table-cell table:formula="of:=([.I300]-[.I299])/([.B299]-[.B300])" office:value-type="float" office:value="-0.823097275240484" calcext:value-type="float">
            <text:p>-0.823097275240484</text:p>
          </table:table-cell>
          <table:table-cell table:formula="of:=([.J300]-[.J299])/([.B299]-[.B300])" office:value-type="float" office:value="-1.61268422884268" calcext:value-type="float">
            <text:p>-1.61268422884268</text:p>
          </table:table-cell>
          <table:table-cell table:formula="of:=([.K300]-[.K299])/([.B299]-[.B300])" office:value-type="float" office:value="-4.02123859660664" calcext:value-type="float">
            <text:p>-4.02123859660664</text:p>
          </table:table-cell>
          <table:table-cell table:formula="of:=([.L300]-[.L299])/([.B299]-[.B300])" office:value-type="float" office:value="2.76460153515419" calcext:value-type="float">
            <text:p>2.76460153515419</text:p>
          </table:table-cell>
          <table:table-cell table:formula="of:=([.M300]-[.M299])/([.B299]-[.B300])" office:value-type="float" office:value="10.8070787283535" calcext:value-type="float">
            <text:p>10.8070787283535</text:p>
          </table:table-cell>
          <table:table-cell table:formula="of:=([.N300]-[.N299])/([.B299]-[.B300])" office:value-type="float" office:value="-1.50796447371198" calcext:value-type="float">
            <text:p>-1.50796447371198</text:p>
          </table:table-cell>
          <table:table-cell table:number-columns-repeated="100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300]/120" office:value-type="float" office:value="2.44166666666667" calcext:value-type="float">
            <text:p>2.44166666666667</text:p>
          </table:table-cell>
          <table:table-cell table:style-name="Default" office:value-type="float" office:value="47.497" calcext:value-type="float">
            <text:p>47.497</text:p>
          </table:table-cell>
          <table:table-cell table:style-name="Default" office:value-type="float" office:value="-12.384" calcext:value-type="float">
            <text:p>-12.384</text:p>
          </table:table-cell>
          <table:table-cell table:style-name="Default" office:value-type="float" office:value="17.408" calcext:value-type="float">
            <text:p>17.408</text:p>
          </table:table-cell>
          <table:table-cell table:style-name="Default" office:value-type="float" office:value="-16.172" calcext:value-type="float">
            <text:p>-16.172</text:p>
          </table:table-cell>
          <table:table-cell table:formula="of:=[.C300]*2*PI()/360" office:value-type="float" office:value="0.828979034819747" calcext:value-type="float">
            <text:p>0.828979034819747</text:p>
          </table:table-cell>
          <table:table-cell table:formula="of:=[.D300]*2*PI()/360" office:value-type="float" office:value="-0.216141574566978" calcext:value-type="float">
            <text:p>-0.216141574566978</text:p>
          </table:table-cell>
          <table:table-cell table:formula="of:=[.E300]*2*PI()/360" office:value-type="float" office:value="0.303826916187173" calcext:value-type="float">
            <text:p>0.303826916187173</text:p>
          </table:table-cell>
          <table:table-cell table:formula="of:=[.F300]*2*PI()/360" office:value-type="float" office:value="-0.282254646632523" calcext:value-type="float">
            <text:p>-0.282254646632523</text:p>
          </table:table-cell>
          <table:table-cell table:formula="of:=([.G301]-[.G300])/([.B300]-[.B301])" office:value-type="float" office:value="2.03784643462859" calcext:value-type="float">
            <text:p>2.03784643462859</text:p>
          </table:table-cell>
          <table:table-cell table:formula="of:=([.H301]-[.H300])/([.B300]-[.B301])" office:value-type="float" office:value="0.709999939711294" calcext:value-type="float">
            <text:p>0.709999939711294</text:p>
          </table:table-cell>
          <table:table-cell table:formula="of:=([.I301]-[.I300])/([.B300]-[.B301])" office:value-type="float" office:value="-0.913156264643434" calcext:value-type="float">
            <text:p>-0.913156264643434</text:p>
          </table:table-cell>
          <table:table-cell table:formula="of:=([.J301]-[.J300])/([.B300]-[.B301])" office:value-type="float" office:value="-1.60011785822841" calcext:value-type="float">
            <text:p>-1.60011785822841</text:p>
          </table:table-cell>
          <table:table-cell table:formula="of:=([.K301]-[.K300])/([.B300]-[.B301])" office:value-type="float" office:value="-4.7752208334553" calcext:value-type="float">
            <text:p>-4.7752208334553</text:p>
          </table:table-cell>
          <table:table-cell table:formula="of:=([.L301]-[.L300])/([.B300]-[.B301])" office:value-type="float" office:value="4.52389342116873" calcext:value-type="float">
            <text:p>4.52389342116873</text:p>
          </table:table-cell>
          <table:table-cell table:formula="of:=([.M301]-[.M300])/([.B300]-[.B301])" office:value-type="float" office:value="10.3044239037749" calcext:value-type="float">
            <text:p>10.3044239037749</text:p>
          </table:table-cell>
          <table:table-cell table:formula="of:=([.N301]-[.N300])/([.B300]-[.B301])" office:value-type="float" office:value="-2.76460153515984" calcext:value-type="float">
            <text:p>-2.76460153515984</text:p>
          </table:table-cell>
          <table:table-cell table:number-columns-repeated="100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301]/120" office:value-type="float" office:value="2.45" calcext:value-type="float">
            <text:p>2.45</text:p>
          </table:table-cell>
          <table:table-cell table:style-name="Default" office:value-type="float" office:value="46.524" calcext:value-type="float">
            <text:p>46.524</text:p>
          </table:table-cell>
          <table:table-cell table:style-name="Default" office:value-type="float" office:value="-12.723" calcext:value-type="float">
            <text:p>-12.723</text:p>
          </table:table-cell>
          <table:table-cell table:style-name="Default" office:value-type="float" office:value="17.844" calcext:value-type="float">
            <text:p>17.844</text:p>
          </table:table-cell>
          <table:table-cell table:style-name="Default" office:value-type="float" office:value="-15.408" calcext:value-type="float">
            <text:p>-15.408</text:p>
          </table:table-cell>
          <table:table-cell table:formula="of:=[.C301]*2*PI()/360" office:value-type="float" office:value="0.811996981197842" calcext:value-type="float">
            <text:p>0.811996981197842</text:p>
          </table:table-cell>
          <table:table-cell table:formula="of:=[.D301]*2*PI()/360" office:value-type="float" office:value="-0.222058240731238" calcext:value-type="float">
            <text:p>-0.222058240731238</text:p>
          </table:table-cell>
          <table:table-cell table:formula="of:=[.E301]*2*PI()/360" office:value-type="float" office:value="0.311436551725868" calcext:value-type="float">
            <text:p>0.311436551725868</text:p>
          </table:table-cell>
          <table:table-cell table:formula="of:=[.F301]*2*PI()/360" office:value-type="float" office:value="-0.268920331147286" calcext:value-type="float">
            <text:p>-0.268920331147286</text:p>
          </table:table-cell>
          <table:table-cell table:formula="of:=([.G302]-[.G301])/([.B301]-[.B302])" office:value-type="float" office:value="2.07763994157405" calcext:value-type="float">
            <text:p>2.07763994157405</text:p>
          </table:table-cell>
          <table:table-cell table:formula="of:=([.H302]-[.H301])/([.B301]-[.B302])" office:value-type="float" office:value="0.672300827868221" calcext:value-type="float">
            <text:p>0.672300827868221</text:p>
          </table:table-cell>
          <table:table-cell table:formula="of:=([.I302]-[.I301])/([.B301]-[.B302])" office:value-type="float" office:value="-0.999026463841558" calcext:value-type="float">
            <text:p>-0.999026463841558</text:p>
          </table:table-cell>
          <table:table-cell table:formula="of:=([.J302]-[.J301])/([.B301]-[.B302])" office:value-type="float" office:value="-1.57707951210208" calcext:value-type="float">
            <text:p>-1.57707951210208</text:p>
          </table:table-cell>
          <table:table-cell table:formula="of:=([.K302]-[.K301])/([.B301]-[.B302])" office:value-type="float" office:value="-5.78053048260456" calcext:value-type="float">
            <text:p>-5.78053048260456</text:p>
          </table:table-cell>
          <table:table-cell table:formula="of:=([.L302]-[.L301])/([.B301]-[.B302])" office:value-type="float" office:value="5.78053048260539" calcext:value-type="float">
            <text:p>5.78053048260539</text:p>
          </table:table-cell>
          <table:table-cell table:formula="of:=([.M302]-[.M301])/([.B301]-[.B302])" office:value-type="float" office:value="8.79645943005093" calcext:value-type="float">
            <text:p>8.79645943005093</text:p>
          </table:table-cell>
          <table:table-cell table:formula="of:=([.N302]-[.N301])/([.B301]-[.B302])" office:value-type="float" office:value="-1.7592918860109" calcext:value-type="float">
            <text:p>-1.7592918860109</text:p>
          </table:table-cell>
          <table:table-cell table:number-columns-repeated="100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02]/120" office:value-type="float" office:value="2.45833333333333" calcext:value-type="float">
            <text:p>2.45833333333333</text:p>
          </table:table-cell>
          <table:table-cell table:style-name="Default" office:value-type="float" office:value="45.532" calcext:value-type="float">
            <text:p>45.532</text:p>
          </table:table-cell>
          <table:table-cell table:style-name="Default" office:value-type="float" office:value="-13.044" calcext:value-type="float">
            <text:p>-13.044</text:p>
          </table:table-cell>
          <table:table-cell table:style-name="Default" office:value-type="float" office:value="18.321" calcext:value-type="float">
            <text:p>18.321</text:p>
          </table:table-cell>
          <table:table-cell table:style-name="Default" office:value-type="float" office:value="-14.655" calcext:value-type="float">
            <text:p>-14.655</text:p>
          </table:table-cell>
          <table:table-cell table:formula="of:=[.C302]*2*PI()/360" office:value-type="float" office:value="0.794683315018058" calcext:value-type="float">
            <text:p>0.794683315018058</text:p>
          </table:table-cell>
          <table:table-cell table:formula="of:=[.D302]*2*PI()/360" office:value-type="float" office:value="-0.22766074763014" calcext:value-type="float">
            <text:p>-0.22766074763014</text:p>
          </table:table-cell>
          <table:table-cell table:formula="of:=[.E302]*2*PI()/360" office:value-type="float" office:value="0.319761772257881" calcext:value-type="float">
            <text:p>0.319761772257881</text:p>
          </table:table-cell>
          <table:table-cell table:formula="of:=[.F302]*2*PI()/360" office:value-type="float" office:value="-0.255778001879769" calcext:value-type="float">
            <text:p>-0.255778001879769</text:p>
          </table:table-cell>
          <table:table-cell table:formula="of:=([.G303]-[.G302])/([.B302]-[.B303])" office:value-type="float" office:value="2.12581102892909" calcext:value-type="float">
            <text:p>2.12581102892909</text:p>
          </table:table-cell>
          <table:table-cell table:formula="of:=([.H303]-[.H302])/([.B302]-[.B303])" office:value-type="float" office:value="0.624129740513176" calcext:value-type="float">
            <text:p>0.624129740513176</text:p>
          </table:table-cell>
          <table:table-cell table:formula="of:=([.I303]-[.I302])/([.B302]-[.B303])" office:value-type="float" office:value="-1.07233029242532" calcext:value-type="float">
            <text:p>-1.07233029242532</text:p>
          </table:table-cell>
          <table:table-cell table:formula="of:=([.J303]-[.J302])/([.B302]-[.B303])" office:value-type="float" office:value="-1.56241874638532" calcext:value-type="float">
            <text:p>-1.56241874638532</text:p>
          </table:table-cell>
          <table:table-cell table:formula="of:=([.K303]-[.K302])/([.B302]-[.B303])" office:value-type="float" office:value="-6.28318530718242" calcext:value-type="float">
            <text:p>-6.28318530718242</text:p>
          </table:table-cell>
          <table:table-cell table:formula="of:=([.L303]-[.L302])/([.B302]-[.B303])" office:value-type="float" office:value="6.53451271946737" calcext:value-type="float">
            <text:p>6.53451271946737</text:p>
          </table:table-cell>
          <table:table-cell table:formula="of:=([.M303]-[.M302])/([.B302]-[.B303])" office:value-type="float" office:value="7.53982236861669" calcext:value-type="float">
            <text:p>7.53982236861669</text:p>
          </table:table-cell>
          <table:table-cell table:formula="of:=([.N303]-[.N302])/([.B302]-[.B303])" office:value-type="float" office:value="-1.25663706143504" calcext:value-type="float">
            <text:p>-1.25663706143504</text:p>
          </table:table-cell>
          <table:table-cell table:number-columns-repeated="100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3]/120" office:value-type="float" office:value="2.46666666666667" calcext:value-type="float">
            <text:p>2.46666666666667</text:p>
          </table:table-cell>
          <table:table-cell table:style-name="Default" office:value-type="float" office:value="44.517" calcext:value-type="float">
            <text:p>44.517</text:p>
          </table:table-cell>
          <table:table-cell table:style-name="Default" office:value-type="float" office:value="-13.342" calcext:value-type="float">
            <text:p>-13.342</text:p>
          </table:table-cell>
          <table:table-cell table:style-name="Default" office:value-type="float" office:value="18.833" calcext:value-type="float">
            <text:p>18.833</text:p>
          </table:table-cell>
          <table:table-cell table:style-name="Default" office:value-type="float" office:value="-13.909" calcext:value-type="float">
            <text:p>-13.909</text:p>
          </table:table-cell>
          <table:table-cell table:formula="of:=[.C303]*2*PI()/360" office:value-type="float" office:value="0.776968223110316" calcext:value-type="float">
            <text:p>0.776968223110316</text:p>
          </table:table-cell>
          <table:table-cell table:formula="of:=[.D303]*2*PI()/360" office:value-type="float" office:value="-0.232861828801083" calcext:value-type="float">
            <text:p>-0.232861828801083</text:p>
          </table:table-cell>
          <table:table-cell table:formula="of:=[.E303]*2*PI()/360" office:value-type="float" office:value="0.328697858028092" calcext:value-type="float">
            <text:p>0.328697858028092</text:p>
          </table:table-cell>
          <table:table-cell table:formula="of:=[.F303]*2*PI()/360" office:value-type="float" office:value="-0.242757845659891" calcext:value-type="float">
            <text:p>-0.242757845659891</text:p>
          </table:table-cell>
          <table:table-cell table:formula="of:=([.G304]-[.G303])/([.B303]-[.B304])" office:value-type="float" office:value="2.17817090648894" calcext:value-type="float">
            <text:p>2.17817090648894</text:p>
          </table:table-cell>
          <table:table-cell table:formula="of:=([.H304]-[.H303])/([.B303]-[.B304])" office:value-type="float" office:value="0.569675467850948" calcext:value-type="float">
            <text:p>0.569675467850948</text:p>
          </table:table-cell>
          <table:table-cell table:formula="of:=([.I304]-[.I303])/([.B303]-[.B304])" office:value-type="float" office:value="-1.13516214549712" calcext:value-type="float">
            <text:p>-1.13516214549712</text:p>
          </table:table-cell>
          <table:table-cell table:formula="of:=([.J304]-[.J303])/([.B303]-[.B304])" office:value-type="float" office:value="-1.55194677087336" calcext:value-type="float">
            <text:p>-1.55194677087336</text:p>
          </table:table-cell>
          <table:table-cell table:formula="of:=([.K304]-[.K303])/([.B303]-[.B304])" office:value-type="float" office:value="-6.28318530717767" calcext:value-type="float">
            <text:p>-6.28318530717767</text:p>
          </table:table-cell>
          <table:table-cell table:formula="of:=([.L304]-[.L303])/([.B303]-[.B304])" office:value-type="float" office:value="6.28318530717923" calcext:value-type="float">
            <text:p>6.28318530717923</text:p>
          </table:table-cell>
          <table:table-cell table:formula="of:=([.M304]-[.M303])/([.B303]-[.B304])" office:value-type="float" office:value="5.78053048260459" calcext:value-type="float">
            <text:p>5.78053048260459</text:p>
          </table:table-cell>
          <table:table-cell table:formula="of:=([.N304]-[.N303])/([.B303]-[.B304])" office:value-type="float" office:value="-0.251327412287329" calcext:value-type="float">
            <text:p>-0.251327412287329</text:p>
          </table:table-cell>
          <table:table-cell table:number-columns-repeated="100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4]/120" office:value-type="float" office:value="2.475" calcext:value-type="float">
            <text:p>2.475</text:p>
          </table:table-cell>
          <table:table-cell table:style-name="Default" office:value-type="float" office:value="43.477" calcext:value-type="float">
            <text:p>43.477</text:p>
          </table:table-cell>
          <table:table-cell table:style-name="Default" office:value-type="float" office:value="-13.614" calcext:value-type="float">
            <text:p>-13.614</text:p>
          </table:table-cell>
          <table:table-cell table:style-name="Default" office:value-type="float" office:value="19.375" calcext:value-type="float">
            <text:p>19.375</text:p>
          </table:table-cell>
          <table:table-cell table:style-name="Default" office:value-type="float" office:value="-13.168" calcext:value-type="float">
            <text:p>-13.168</text:p>
          </table:table-cell>
          <table:table-cell table:formula="of:=[.C304]*2*PI()/360" office:value-type="float" office:value="0.758816798889575" calcext:value-type="float">
            <text:p>0.758816798889575</text:p>
          </table:table-cell>
          <table:table-cell table:formula="of:=[.D304]*2*PI()/360" office:value-type="float" office:value="-0.237609124366508" calcext:value-type="float">
            <text:p>-0.237609124366508</text:p>
          </table:table-cell>
          <table:table-cell table:formula="of:=[.E304]*2*PI()/360" office:value-type="float" office:value="0.338157542573901" calcext:value-type="float">
            <text:p>0.338157542573901</text:p>
          </table:table-cell>
          <table:table-cell table:formula="of:=[.F304]*2*PI()/360" office:value-type="float" office:value="-0.229824955902613" calcext:value-type="float">
            <text:p>-0.229824955902613</text:p>
          </table:table-cell>
          <table:table-cell table:formula="of:=([.G305]-[.G304])/([.B304]-[.B305])" office:value-type="float" office:value="2.23053078404876" calcext:value-type="float">
            <text:p>2.23053078404876</text:p>
          </table:table-cell>
          <table:table-cell table:formula="of:=([.H305]-[.H304])/([.B304]-[.B305])" office:value-type="float" office:value="0.517315590291122" calcext:value-type="float">
            <text:p>0.517315590291122</text:p>
          </table:table-cell>
          <table:table-cell table:formula="of:=([.I305]-[.I304])/([.B304]-[.B305])" office:value-type="float" office:value="-1.18333323285216" calcext:value-type="float">
            <text:p>-1.18333323285216</text:p>
          </table:table-cell>
          <table:table-cell table:formula="of:=([.J305]-[.J304])/([.B304]-[.B305])" office:value-type="float" office:value="-1.54985237577097" calcext:value-type="float">
            <text:p>-1.54985237577097</text:p>
          </table:table-cell>
          <table:table-cell table:formula="of:=([.K305]-[.K304])/([.B304]-[.B305])" office:value-type="float" office:value="-6.53451271946894" calcext:value-type="float">
            <text:p>-6.53451271946894</text:p>
          </table:table-cell>
          <table:table-cell table:formula="of:=([.L305]-[.L304])/([.B304]-[.B305])" office:value-type="float" office:value="5.52920307031806" calcext:value-type="float">
            <text:p>5.52920307031806</text:p>
          </table:table-cell>
          <table:table-cell table:formula="of:=([.M305]-[.M304])/([.B304]-[.B305])" office:value-type="float" office:value="4.52389342116954" calcext:value-type="float">
            <text:p>4.52389342116954</text:p>
          </table:table-cell>
          <table:table-cell table:formula="of:=([.N305]-[.N304])/([.B304]-[.B305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5]/120" office:value-type="float" office:value="2.48333333333333" calcext:value-type="float">
            <text:p>2.48333333333333</text:p>
          </table:table-cell>
          <table:table-cell table:style-name="Default" office:value-type="float" office:value="42.412" calcext:value-type="float">
            <text:p>42.412</text:p>
          </table:table-cell>
          <table:table-cell table:style-name="Default" office:value-type="float" office:value="-13.861" calcext:value-type="float">
            <text:p>-13.861</text:p>
          </table:table-cell>
          <table:table-cell table:style-name="Default" office:value-type="float" office:value="19.94" calcext:value-type="float">
            <text:p>19.94</text:p>
          </table:table-cell>
          <table:table-cell table:style-name="Default" office:value-type="float" office:value="-12.428" calcext:value-type="float">
            <text:p>-12.428</text:p>
          </table:table-cell>
          <table:table-cell table:formula="of:=[.C305]*2*PI()/360" office:value-type="float" office:value="0.740229042355835" calcext:value-type="float">
            <text:p>0.740229042355835</text:p>
          </table:table-cell>
          <table:table-cell table:formula="of:=[.D305]*2*PI()/360" office:value-type="float" office:value="-0.241920087618934" calcext:value-type="float">
            <text:p>-0.241920087618934</text:p>
          </table:table-cell>
          <table:table-cell table:formula="of:=[.E305]*2*PI()/360" office:value-type="float" office:value="0.348018652847669" calcext:value-type="float">
            <text:p>0.348018652847669</text:p>
          </table:table-cell>
          <table:table-cell table:formula="of:=[.F305]*2*PI()/360" office:value-type="float" office:value="-0.216909519437855" calcext:value-type="float">
            <text:p>-0.216909519437855</text:p>
          </table:table-cell>
          <table:table-cell table:formula="of:=([.G306]-[.G305])/([.B305]-[.B306])" office:value-type="float" office:value="2.284985056711" calcext:value-type="float">
            <text:p>2.284985056711</text:p>
          </table:table-cell>
          <table:table-cell table:formula="of:=([.H306]-[.H305])/([.B305]-[.B306])" office:value-type="float" office:value="0.471238898038471" calcext:value-type="float">
            <text:p>0.471238898038471</text:p>
          </table:table-cell>
          <table:table-cell table:formula="of:=([.I306]-[.I305])/([.B305]-[.B306])" office:value-type="float" office:value="-1.22103234469524" calcext:value-type="float">
            <text:p>-1.22103234469524</text:p>
          </table:table-cell>
          <table:table-cell table:formula="of:=([.J306]-[.J305])/([.B305]-[.B306])" office:value-type="float" office:value="-1.54985237577097" calcext:value-type="float">
            <text:p>-1.54985237577097</text:p>
          </table:table-cell>
          <table:table-cell table:formula="of:=([.K306]-[.K305])/([.B305]-[.B306])" office:value-type="float" office:value="-5.78053048260302" calcext:value-type="float">
            <text:p>-5.78053048260302</text:p>
          </table:table-cell>
          <table:table-cell table:formula="of:=([.L306]-[.L305])/([.B305]-[.B306])" office:value-type="float" office:value="4.52389342116993" calcext:value-type="float">
            <text:p>4.52389342116993</text:p>
          </table:table-cell>
          <table:table-cell table:formula="of:=([.M306]-[.M305])/([.B305]-[.B306])" office:value-type="float" office:value="3.76991118430673" calcext:value-type="float">
            <text:p>3.76991118430673</text:p>
          </table:table-cell>
          <table:table-cell table:formula="of:=([.N306]-[.N305])/([.B305]-[.B306])" office:value-type="float" office:value="0.753982236862385" calcext:value-type="float">
            <text:p>0.753982236862385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6]/120" office:value-type="float" office:value="2.49166666666667" calcext:value-type="float">
            <text:p>2.49166666666667</text:p>
          </table:table-cell>
          <table:table-cell table:style-name="Default" office:value-type="float" office:value="41.321" calcext:value-type="float">
            <text:p>41.321</text:p>
          </table:table-cell>
          <table:table-cell table:style-name="Default" office:value-type="float" office:value="-14.086" calcext:value-type="float">
            <text:p>-14.086</text:p>
          </table:table-cell>
          <table:table-cell table:style-name="Default" office:value-type="float" office:value="20.523" calcext:value-type="float">
            <text:p>20.523</text:p>
          </table:table-cell>
          <table:table-cell table:style-name="Default" office:value-type="float" office:value="-11.688" calcext:value-type="float">
            <text:p>-11.688</text:p>
          </table:table-cell>
          <table:table-cell table:formula="of:=[.C306]*2*PI()/360" office:value-type="float" office:value="0.721187500216577" calcext:value-type="float">
            <text:p>0.721187500216577</text:p>
          </table:table-cell>
          <table:table-cell table:formula="of:=[.D306]*2*PI()/360" office:value-type="float" office:value="-0.245847078435921" calcext:value-type="float">
            <text:p>-0.245847078435921</text:p>
          </table:table-cell>
          <table:table-cell table:formula="of:=[.E306]*2*PI()/360" office:value-type="float" office:value="0.358193922386796" calcext:value-type="float">
            <text:p>0.358193922386796</text:p>
          </table:table-cell>
          <table:table-cell table:formula="of:=[.F306]*2*PI()/360" office:value-type="float" office:value="-0.203994082973097" calcext:value-type="float">
            <text:p>-0.203994082973097</text:p>
          </table:table-cell>
          <table:table-cell table:formula="of:=([.G307]-[.G306])/([.B306]-[.B307])" office:value-type="float" office:value="2.33315614406602" calcext:value-type="float">
            <text:p>2.33315614406602</text:p>
          </table:table-cell>
          <table:table-cell table:formula="of:=([.H307]-[.H306])/([.B306]-[.B307])" office:value-type="float" office:value="0.433539786195389" calcext:value-type="float">
            <text:p>0.433539786195389</text:p>
          </table:table-cell>
          <table:table-cell table:formula="of:=([.I307]-[.I306])/([.B306]-[.B307])" office:value-type="float" office:value="-1.25244827123113" calcext:value-type="float">
            <text:p>-1.25244827123113</text:p>
          </table:table-cell>
          <table:table-cell table:formula="of:=([.J307]-[.J306])/([.B306]-[.B307])" office:value-type="float" office:value="-1.55613556107815" calcext:value-type="float">
            <text:p>-1.55613556107815</text:p>
          </table:table-cell>
          <table:table-cell table:formula="of:=([.K307]-[.K306])/([.B306]-[.B307])" office:value-type="float" office:value="-4.27256600888219" calcext:value-type="float">
            <text:p>-4.27256600888219</text:p>
          </table:table-cell>
          <table:table-cell table:formula="of:=([.L307]-[.L306])/([.B306]-[.B307])" office:value-type="float" office:value="3.26725635973249" calcext:value-type="float">
            <text:p>3.26725635973249</text:p>
          </table:table-cell>
          <table:table-cell table:formula="of:=([.M307]-[.M306])/([.B306]-[.B307])" office:value-type="float" office:value="2.51327412287249" calcext:value-type="float">
            <text:p>2.51327412287249</text:p>
          </table:table-cell>
          <table:table-cell table:formula="of:=([.N307]-[.N306])/([.B306]-[.B307])" office:value-type="float" office:value="0.753982236860787" calcext:value-type="float">
            <text:p>0.75398223686078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7]/120" office:value-type="float" office:value="2.5" calcext:value-type="float">
            <text:p>2.5</text:p>
          </table:table-cell>
          <table:table-cell table:style-name="Default" office:value-type="float" office:value="40.207" calcext:value-type="float">
            <text:p>40.207</text:p>
          </table:table-cell>
          <table:table-cell table:style-name="Default" office:value-type="float" office:value="-14.293" calcext:value-type="float">
            <text:p>-14.293</text:p>
          </table:table-cell>
          <table:table-cell table:style-name="Default" office:value-type="float" office:value="21.121" calcext:value-type="float">
            <text:p>21.121</text:p>
          </table:table-cell>
          <table:table-cell table:style-name="Default" office:value-type="float" office:value="-10.945" calcext:value-type="float">
            <text:p>-10.945</text:p>
          </table:table-cell>
          <table:table-cell table:formula="of:=[.C307]*2*PI()/360" office:value-type="float" office:value="0.70174453234936" calcext:value-type="float">
            <text:p>0.70174453234936</text:p>
          </table:table-cell>
          <table:table-cell table:formula="of:=[.D307]*2*PI()/360" office:value-type="float" office:value="-0.249459909987549" calcext:value-type="float">
            <text:p>-0.249459909987549</text:p>
          </table:table-cell>
          <table:table-cell table:formula="of:=[.E307]*2*PI()/360" office:value-type="float" office:value="0.368630991313722" calcext:value-type="float">
            <text:p>0.368630991313722</text:p>
          </table:table-cell>
          <table:table-cell table:formula="of:=[.F307]*2*PI()/360" office:value-type="float" office:value="-0.191026286630779" calcext:value-type="float">
            <text:p>-0.191026286630779</text:p>
          </table:table-cell>
          <table:table-cell table:formula="of:=([.G308]-[.G307])/([.B307]-[.B308])" office:value-type="float" office:value="2.36876086080671" calcext:value-type="float">
            <text:p>2.36876086080671</text:p>
          </table:table-cell>
          <table:table-cell table:formula="of:=([.H308]-[.H307])/([.B307]-[.B308])" office:value-type="float" office:value="0.406312649864285" calcext:value-type="float">
            <text:p>0.406312649864285</text:p>
          </table:table-cell>
          <table:table-cell table:formula="of:=([.I308]-[.I307])/([.B307]-[.B308])" office:value-type="float" office:value="-1.27339222225507" calcext:value-type="float">
            <text:p>-1.27339222225507</text:p>
          </table:table-cell>
          <table:table-cell table:formula="of:=([.J308]-[.J307])/([.B307]-[.B308])" office:value-type="float" office:value="-1.56241874638533" calcext:value-type="float">
            <text:p>-1.56241874638533</text:p>
          </table:table-cell>
          <table:table-cell table:formula="of:=([.K308]-[.K307])/([.B307]-[.B308])" office:value-type="float" office:value="-2.51327412287329" calcext:value-type="float">
            <text:p>-2.51327412287329</text:p>
          </table:table-cell>
          <table:table-cell table:formula="of:=([.L308]-[.L307])/([.B307]-[.B308])" office:value-type="float" office:value="2.01061929829824" calcext:value-type="float">
            <text:p>2.01061929829824</text:p>
          </table:table-cell>
          <table:table-cell table:formula="of:=([.M308]-[.M307])/([.B307]-[.B308])" office:value-type="float" office:value="2.26194671058598" calcext:value-type="float">
            <text:p>2.26194671058598</text:p>
          </table:table-cell>
          <table:table-cell table:formula="of:=([.N308]-[.N307])/([.B307]-[.B308])" office:value-type="float" office:value="1.00530964914931" calcext:value-type="float">
            <text:p>1.00530964914931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8]/120" office:value-type="float" office:value="2.50833333333333" calcext:value-type="float">
            <text:p>2.50833333333333</text:p>
          </table:table-cell>
          <table:table-cell table:style-name="Default" office:value-type="float" office:value="39.076" calcext:value-type="float">
            <text:p>39.076</text:p>
          </table:table-cell>
          <table:table-cell table:style-name="Default" office:value-type="float" office:value="-14.487" calcext:value-type="float">
            <text:p>-14.487</text:p>
          </table:table-cell>
          <table:table-cell table:style-name="Default" office:value-type="float" office:value="21.729" calcext:value-type="float">
            <text:p>21.729</text:p>
          </table:table-cell>
          <table:table-cell table:style-name="Default" office:value-type="float" office:value="-10.199" calcext:value-type="float">
            <text:p>-10.199</text:p>
          </table:table-cell>
          <table:table-cell table:formula="of:=[.C308]*2*PI()/360" office:value-type="float" office:value="0.682004858509304" calcext:value-type="float">
            <text:p>0.682004858509304</text:p>
          </table:table-cell>
          <table:table-cell table:formula="of:=[.D308]*2*PI()/360" office:value-type="float" office:value="-0.252845848736418" calcext:value-type="float">
            <text:p>-0.252845848736418</text:p>
          </table:table-cell>
          <table:table-cell table:formula="of:=[.E308]*2*PI()/360" office:value-type="float" office:value="0.379242593165848" calcext:value-type="float">
            <text:p>0.379242593165848</text:p>
          </table:table-cell>
          <table:table-cell table:formula="of:=[.F308]*2*PI()/360" office:value-type="float" office:value="-0.178006130410902" calcext:value-type="float">
            <text:p>-0.178006130410902</text:p>
          </table:table-cell>
          <table:table-cell table:formula="of:=([.G309]-[.G308])/([.B308]-[.B309])" office:value-type="float" office:value="2.38970481183065" calcext:value-type="float">
            <text:p>2.38970481183065</text:p>
          </table:table-cell>
          <table:table-cell table:formula="of:=([.H309]-[.H308])/([.B308]-[.B309])" office:value-type="float" office:value="0.389557489045133" calcext:value-type="float">
            <text:p>0.389557489045133</text:p>
          </table:table-cell>
          <table:table-cell table:formula="of:=([.I309]-[.I308])/([.B308]-[.B309])" office:value-type="float" office:value="-1.29224177817662" calcext:value-type="float">
            <text:p>-1.29224177817662</text:p>
          </table:table-cell>
          <table:table-cell table:formula="of:=([.J309]-[.J308])/([.B308]-[.B309])" office:value-type="float" office:value="-1.5707963267949" calcext:value-type="float">
            <text:p>-1.5707963267949</text:p>
          </table:table-cell>
          <table:table-cell table:formula="of:=([.K309]-[.K308])/([.B308]-[.B309])" office:value-type="float" office:value="0.502654824574657" calcext:value-type="float">
            <text:p>0.502654824574657</text:p>
          </table:table-cell>
          <table:table-cell table:formula="of:=([.L309]-[.L308])/([.B308]-[.B309])" office:value-type="float" office:value="0.502654824573858" calcext:value-type="float">
            <text:p>0.502654824573858</text:p>
          </table:table-cell>
          <table:table-cell table:formula="of:=([.M309]-[.M308])/([.B308]-[.B309])" office:value-type="float" office:value="2.76460153515742" calcext:value-type="float">
            <text:p>2.76460153515742</text:p>
          </table:table-cell>
          <table:table-cell table:formula="of:=([.N309]-[.N308])/([.B308]-[.B309])" office:value-type="float" office:value="0.502654824574258" calcext:value-type="float">
            <text:p>0.502654824574258</text:p>
          </table:table-cell>
          <table:table-cell table:number-columns-repeated="100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9]/120" office:value-type="float" office:value="2.51666666666667" calcext:value-type="float">
            <text:p>2.51666666666667</text:p>
          </table:table-cell>
          <table:table-cell table:style-name="Default" office:value-type="float" office:value="37.935" calcext:value-type="float">
            <text:p>37.935</text:p>
          </table:table-cell>
          <table:table-cell table:style-name="Default" office:value-type="float" office:value="-14.673" calcext:value-type="float">
            <text:p>-14.673</text:p>
          </table:table-cell>
          <table:table-cell table:style-name="Default" office:value-type="float" office:value="22.346" calcext:value-type="float">
            <text:p>22.346</text:p>
          </table:table-cell>
          <table:table-cell table:style-name="Default" office:value-type="float" office:value="-9.449" calcext:value-type="float">
            <text:p>-9.449</text:p>
          </table:table-cell>
          <table:table-cell table:formula="of:=[.C309]*2*PI()/360" office:value-type="float" office:value="0.662090651744049" calcext:value-type="float">
            <text:p>0.662090651744049</text:p>
          </table:table-cell>
          <table:table-cell table:formula="of:=[.D309]*2*PI()/360" office:value-type="float" office:value="-0.256092161145128" calcext:value-type="float">
            <text:p>-0.256092161145128</text:p>
          </table:table-cell>
          <table:table-cell table:formula="of:=[.E309]*2*PI()/360" office:value-type="float" office:value="0.390011274650653" calcext:value-type="float">
            <text:p>0.390011274650653</text:p>
          </table:table-cell>
          <table:table-cell table:formula="of:=[.F309]*2*PI()/360" office:value-type="float" office:value="-0.164916161020944" calcext:value-type="float">
            <text:p>-0.164916161020944</text:p>
          </table:table-cell>
          <table:table-cell table:formula="of:=([.G310]-[.G309])/([.B309]-[.B310])" office:value-type="float" office:value="2.38551602162586" calcext:value-type="float">
            <text:p>2.38551602162586</text:p>
          </table:table-cell>
          <table:table-cell table:formula="of:=([.H310]-[.H309])/([.B309]-[.B310])" office:value-type="float" office:value="0.385368698840351" calcext:value-type="float">
            <text:p>0.385368698840351</text:p>
          </table:table-cell>
          <table:table-cell table:formula="of:=([.I310]-[.I309])/([.B309]-[.B310])" office:value-type="float" office:value="-1.31528012430293" calcext:value-type="float">
            <text:p>-1.31528012430293</text:p>
          </table:table-cell>
          <table:table-cell table:formula="of:=([.J310]-[.J309])/([.B309]-[.B310])" office:value-type="float" office:value="-1.57498511699969" calcext:value-type="float">
            <text:p>-1.57498511699969</text:p>
          </table:table-cell>
          <table:table-cell table:formula="of:=([.K310]-[.K309])/([.B309]-[.B310])" office:value-type="float" office:value="3.518583772021" calcext:value-type="float">
            <text:p>3.518583772021</text:p>
          </table:table-cell>
          <table:table-cell table:formula="of:=([.L310]-[.L309])/([.B309]-[.B310])" office:value-type="float" office:value="-1.50796447372317" calcext:value-type="float">
            <text:p>-1.50796447372317</text:p>
          </table:table-cell>
          <table:table-cell table:formula="of:=([.M310]-[.M309])/([.B309]-[.B310])" office:value-type="float" office:value="4.27256600888301" calcext:value-type="float">
            <text:p>4.27256600888301</text:p>
          </table:table-cell>
          <table:table-cell table:formula="of:=([.N310]-[.N309])/([.B309]-[.B310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10]/120" office:value-type="float" office:value="2.525" calcext:value-type="float">
            <text:p>2.525</text:p>
          </table:table-cell>
          <table:table-cell table:style-name="Default" office:value-type="float" office:value="36.796" calcext:value-type="float">
            <text:p>36.796</text:p>
          </table:table-cell>
          <table:table-cell table:style-name="Default" office:value-type="float" office:value="-14.857" calcext:value-type="float">
            <text:p>-14.857</text:p>
          </table:table-cell>
          <table:table-cell table:style-name="Default" office:value-type="float" office:value="22.974" calcext:value-type="float">
            <text:p>22.974</text:p>
          </table:table-cell>
          <table:table-cell table:style-name="Default" office:value-type="float" office:value="-8.697" calcext:value-type="float">
            <text:p>-8.697</text:p>
          </table:table-cell>
          <table:table-cell table:formula="of:=[.C310]*2*PI()/360" office:value-type="float" office:value="0.642211351563833" calcext:value-type="float">
            <text:p>0.642211351563833</text:p>
          </table:table-cell>
          <table:table-cell table:formula="of:=[.D310]*2*PI()/360" office:value-type="float" office:value="-0.259303566968798" calcext:value-type="float">
            <text:p>-0.259303566968798</text:p>
          </table:table-cell>
          <table:table-cell table:formula="of:=[.E310]*2*PI()/360" office:value-type="float" office:value="0.400971942353177" calcext:value-type="float">
            <text:p>0.400971942353177</text:p>
          </table:table-cell>
          <table:table-cell table:formula="of:=[.F310]*2*PI()/360" office:value-type="float" office:value="-0.151791285045947" calcext:value-type="float">
            <text:p>-0.151791285045947</text:p>
          </table:table-cell>
          <table:table-cell table:formula="of:=([.G311]-[.G310])/([.B310]-[.B311])" office:value-type="float" office:value="2.35619449019235" calcext:value-type="float">
            <text:p>2.35619449019235</text:p>
          </table:table-cell>
          <table:table-cell table:formula="of:=([.H311]-[.H310])/([.B310]-[.B311])" office:value-type="float" office:value="0.39793506945471" calcext:value-type="float">
            <text:p>0.39793506945471</text:p>
          </table:table-cell>
          <table:table-cell table:formula="of:=([.I311]-[.I310])/([.B310]-[.B311])" office:value-type="float" office:value="-1.35088484104362" calcext:value-type="float">
            <text:p>-1.35088484104362</text:p>
          </table:table-cell>
          <table:table-cell table:formula="of:=([.J311]-[.J310])/([.B310]-[.B311])" office:value-type="float" office:value="-1.57498511699969" calcext:value-type="float">
            <text:p>-1.57498511699969</text:p>
          </table:table-cell>
          <table:table-cell table:formula="of:=([.K311]-[.K310])/([.B310]-[.B311])" office:value-type="float" office:value="6.28318530717927" calcext:value-type="float">
            <text:p>6.28318530717927</text:p>
          </table:table-cell>
          <table:table-cell table:formula="of:=([.L311]-[.L310])/([.B310]-[.B311])" office:value-type="float" office:value="-2.76460153515823" calcext:value-type="float">
            <text:p>-2.76460153515823</text:p>
          </table:table-cell>
          <table:table-cell table:formula="of:=([.M311]-[.M310])/([.B310]-[.B311])" office:value-type="float" office:value="7.28849495632776" calcext:value-type="float">
            <text:p>7.28849495632776</text:p>
          </table:table-cell>
          <table:table-cell table:formula="of:=([.N311]-[.N310])/([.B310]-[.B311])" office:value-type="float" office:value="-1.7592918860101" calcext:value-type="float">
            <text:p>-1.7592918860101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11]/120" office:value-type="float" office:value="2.53333333333333" calcext:value-type="float">
            <text:p>2.53333333333333</text:p>
          </table:table-cell>
          <table:table-cell table:style-name="Default" office:value-type="float" office:value="35.671" calcext:value-type="float">
            <text:p>35.671</text:p>
          </table:table-cell>
          <table:table-cell table:style-name="Default" office:value-type="float" office:value="-15.047" calcext:value-type="float">
            <text:p>-15.047</text:p>
          </table:table-cell>
          <table:table-cell table:style-name="Default" office:value-type="float" office:value="23.619" calcext:value-type="float">
            <text:p>23.619</text:p>
          </table:table-cell>
          <table:table-cell table:style-name="Default" office:value-type="float" office:value="-7.945" calcext:value-type="float">
            <text:p>-7.945</text:p>
          </table:table-cell>
          <table:table-cell table:formula="of:=[.C311]*2*PI()/360" office:value-type="float" office:value="0.622576397478897" calcext:value-type="float">
            <text:p>0.622576397478897</text:p>
          </table:table-cell>
          <table:table-cell table:formula="of:=[.D311]*2*PI()/360" office:value-type="float" office:value="-0.262619692547587" calcext:value-type="float">
            <text:p>-0.262619692547587</text:p>
          </table:table-cell>
          <table:table-cell table:formula="of:=[.E311]*2*PI()/360" office:value-type="float" office:value="0.412229316028541" calcext:value-type="float">
            <text:p>0.412229316028541</text:p>
          </table:table-cell>
          <table:table-cell table:formula="of:=[.F311]*2*PI()/360" office:value-type="float" office:value="-0.138666409070949" calcext:value-type="float">
            <text:p>-0.138666409070949</text:p>
          </table:table-cell>
          <table:table-cell table:formula="of:=([.G312]-[.G311])/([.B311]-[.B312])" office:value-type="float" office:value="2.30383461263253" calcext:value-type="float">
            <text:p>2.30383461263253</text:p>
          </table:table-cell>
          <table:table-cell table:formula="of:=([.H312]-[.H311])/([.B311]-[.B312])" office:value-type="float" office:value="0.420973415581029" calcext:value-type="float">
            <text:p>0.420973415581029</text:p>
          </table:table-cell>
          <table:table-cell table:formula="of:=([.I312]-[.I311])/([.B311]-[.B312])" office:value-type="float" office:value="-1.41162229901302" calcext:value-type="float">
            <text:p>-1.41162229901302</text:p>
          </table:table-cell>
          <table:table-cell table:formula="of:=([.J312]-[.J311])/([.B311]-[.B312])" office:value-type="float" office:value="-1.56032435128294" calcext:value-type="float">
            <text:p>-1.56032435128294</text:p>
          </table:table-cell>
          <table:table-cell table:formula="of:=([.K312]-[.K311])/([.B311]-[.B312])" office:value-type="float" office:value="10.3044239037765" calcext:value-type="float">
            <text:p>10.3044239037765</text:p>
          </table:table-cell>
          <table:table-cell table:formula="of:=([.L312]-[.L311])/([.B311]-[.B312])" office:value-type="float" office:value="-4.272566008883" calcext:value-type="float">
            <text:p>-4.272566008883</text:p>
          </table:table-cell>
          <table:table-cell table:formula="of:=([.M312]-[.M311])/([.B311]-[.B312])" office:value-type="float" office:value="10.0530964914884" calcext:value-type="float">
            <text:p>10.0530964914884</text:p>
          </table:table-cell>
          <table:table-cell table:formula="of:=([.N312]-[.N311])/([.B311]-[.B312])" office:value-type="float" office:value="-3.26725635973327" calcext:value-type="float">
            <text:p>-3.26725635973327</text:p>
          </table:table-cell>
          <table:table-cell table:number-columns-repeated="100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12]/120" office:value-type="float" office:value="2.54166666666667" calcext:value-type="float">
            <text:p>2.54166666666667</text:p>
          </table:table-cell>
          <table:table-cell table:style-name="Default" office:value-type="float" office:value="34.571" calcext:value-type="float">
            <text:p>34.571</text:p>
          </table:table-cell>
          <table:table-cell table:style-name="Default" office:value-type="float" office:value="-15.248" calcext:value-type="float">
            <text:p>-15.248</text:p>
          </table:table-cell>
          <table:table-cell table:style-name="Default" office:value-type="float" office:value="24.293" calcext:value-type="float">
            <text:p>24.293</text:p>
          </table:table-cell>
          <table:table-cell table:style-name="Default" office:value-type="float" office:value="-7.2" calcext:value-type="float">
            <text:p>-7.2</text:p>
          </table:table-cell>
          <table:table-cell table:formula="of:=[.C312]*2*PI()/360" office:value-type="float" office:value="0.60337777570696" calcext:value-type="float">
            <text:p>0.60337777570696</text:p>
          </table:table-cell>
          <table:table-cell table:formula="of:=[.D312]*2*PI()/360" office:value-type="float" office:value="-0.266127804344095" calcext:value-type="float">
            <text:p>-0.266127804344095</text:p>
          </table:table-cell>
          <table:table-cell table:formula="of:=[.E312]*2*PI()/360" office:value-type="float" office:value="0.423992835186982" calcext:value-type="float">
            <text:p>0.423992835186982</text:p>
          </table:table-cell>
          <table:table-cell table:formula="of:=[.F312]*2*PI()/360" office:value-type="float" office:value="-0.125663706143592" calcext:value-type="float">
            <text:p>-0.125663706143592</text:p>
          </table:table-cell>
          <table:table-cell table:formula="of:=([.G313]-[.G312])/([.B312]-[.B313])" office:value-type="float" office:value="2.21796441343439" calcext:value-type="float">
            <text:p>2.21796441343439</text:p>
          </table:table-cell>
          <table:table-cell table:formula="of:=([.H313]-[.H312])/([.B312]-[.B313])" office:value-type="float" office:value="0.45657813232172" calcext:value-type="float">
            <text:p>0.45657813232172</text:p>
          </table:table-cell>
          <table:table-cell table:formula="of:=([.I313]-[.I312])/([.B312]-[.B313])" office:value-type="float" office:value="-1.49539810310875" calcext:value-type="float">
            <text:p>-1.49539810310875</text:p>
          </table:table-cell>
          <table:table-cell table:formula="of:=([.J313]-[.J312])/([.B312]-[.B313])" office:value-type="float" office:value="-1.53309721495183" calcext:value-type="float">
            <text:p>-1.53309721495183</text:p>
          </table:table-cell>
          <table:table-cell table:formula="of:=([.K313]-[.K312])/([.B312]-[.B313])" office:value-type="float" office:value="13.0690254389315" calcext:value-type="float">
            <text:p>13.0690254389315</text:p>
          </table:table-cell>
          <table:table-cell table:formula="of:=([.L313]-[.L312])/([.B312]-[.B313])" office:value-type="float" office:value="-5.02654824574339" calcext:value-type="float">
            <text:p>-5.02654824574339</text:p>
          </table:table-cell>
          <table:table-cell table:formula="of:=([.M313]-[.M312])/([.B312]-[.B313])" office:value-type="float" office:value="12.0637157897838" calcext:value-type="float">
            <text:p>12.0637157897838</text:p>
          </table:table-cell>
          <table:table-cell table:formula="of:=([.N313]-[.N312])/([.B312]-[.B313])" office:value-type="float" office:value="-5.0265482457438" calcext:value-type="float">
            <text:p>-5.0265482457438</text:p>
          </table:table-cell>
          <table:table-cell table:number-columns-repeated="100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3]/120" office:value-type="float" office:value="2.55" calcext:value-type="float">
            <text:p>2.55</text:p>
          </table:table-cell>
          <table:table-cell table:style-name="Default" office:value-type="float" office:value="33.512" calcext:value-type="float">
            <text:p>33.512</text:p>
          </table:table-cell>
          <table:table-cell table:style-name="Default" office:value-type="float" office:value="-15.466" calcext:value-type="float">
            <text:p>-15.466</text:p>
          </table:table-cell>
          <table:table-cell table:style-name="Default" office:value-type="float" office:value="25.007" calcext:value-type="float">
            <text:p>25.007</text:p>
          </table:table-cell>
          <table:table-cell table:style-name="Default" office:value-type="float" office:value="-6.468" calcext:value-type="float">
            <text:p>-6.468</text:p>
          </table:table-cell>
          <table:table-cell table:formula="of:=[.C313]*2*PI()/360" office:value-type="float" office:value="0.58489473892834" calcext:value-type="float">
            <text:p>0.58489473892834</text:p>
          </table:table-cell>
          <table:table-cell table:formula="of:=[.D313]*2*PI()/360" office:value-type="float" office:value="-0.269932622113443" calcext:value-type="float">
            <text:p>-0.269932622113443</text:p>
          </table:table-cell>
          <table:table-cell table:formula="of:=[.E313]*2*PI()/360" office:value-type="float" office:value="0.436454486046222" calcext:value-type="float">
            <text:p>0.436454486046222</text:p>
          </table:table-cell>
          <table:table-cell table:formula="of:=[.F313]*2*PI()/360" office:value-type="float" office:value="-0.112887896018993" calcext:value-type="float">
            <text:p>-0.112887896018993</text:p>
          </table:table-cell>
          <table:table-cell table:formula="of:=([.G314]-[.G313])/([.B313]-[.B314])" office:value-type="float" office:value="2.10905586810996" calcext:value-type="float">
            <text:p>2.10905586810996</text:p>
          </table:table-cell>
          <table:table-cell table:formula="of:=([.H314]-[.H313])/([.B313]-[.B314])" office:value-type="float" office:value="0.498466034369582" calcext:value-type="float">
            <text:p>0.498466034369582</text:p>
          </table:table-cell>
          <table:table-cell table:formula="of:=([.I314]-[.I313])/([.B313]-[.B314])" office:value-type="float" office:value="-1.59592906802362" calcext:value-type="float">
            <text:p>-1.59592906802362</text:p>
          </table:table-cell>
          <table:table-cell table:formula="of:=([.J314]-[.J313])/([.B313]-[.B314])" office:value-type="float" office:value="-1.49120931290396" calcext:value-type="float">
            <text:p>-1.49120931290396</text:p>
          </table:table-cell>
          <table:table-cell table:formula="of:=([.K314]-[.K313])/([.B313]-[.B314])" office:value-type="float" office:value="16.8389366232549" calcext:value-type="float">
            <text:p>16.8389366232549</text:p>
          </table:table-cell>
          <table:table-cell table:formula="of:=([.L314]-[.L313])/([.B313]-[.B314])" office:value-type="float" office:value="-5.52920307031457" calcext:value-type="float">
            <text:p>-5.52920307031457</text:p>
          </table:table-cell>
          <table:table-cell table:formula="of:=([.M314]-[.M313])/([.B313]-[.B314])" office:value-type="float" office:value="13.3203528512096" calcext:value-type="float">
            <text:p>13.3203528512096</text:p>
          </table:table-cell>
          <table:table-cell table:formula="of:=([.N314]-[.N313])/([.B313]-[.B314])" office:value-type="float" office:value="-6.03185789490154" calcext:value-type="float">
            <text:p>-6.03185789490154</text:p>
          </table:table-cell>
          <table:table-cell table:number-columns-repeated="100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4]/120" office:value-type="float" office:value="2.55833333333333" calcext:value-type="float">
            <text:p>2.55833333333333</text:p>
          </table:table-cell>
          <table:table-cell table:style-name="Default" office:value-type="float" office:value="32.505" calcext:value-type="float">
            <text:p>32.505</text:p>
          </table:table-cell>
          <table:table-cell table:style-name="Default" office:value-type="float" office:value="-15.704" calcext:value-type="float">
            <text:p>-15.704</text:p>
          </table:table-cell>
          <table:table-cell table:style-name="Default" office:value-type="float" office:value="25.769" calcext:value-type="float">
            <text:p>25.769</text:p>
          </table:table-cell>
          <table:table-cell table:style-name="Default" office:value-type="float" office:value="-5.756" calcext:value-type="float">
            <text:p>-5.756</text:p>
          </table:table-cell>
          <table:table-cell table:formula="of:=[.C314]*2*PI()/360" office:value-type="float" office:value="0.567319273360757" calcext:value-type="float">
            <text:p>0.567319273360757</text:p>
          </table:table-cell>
          <table:table-cell table:formula="of:=[.D314]*2*PI()/360" office:value-type="float" office:value="-0.274086505733189" calcext:value-type="float">
            <text:p>-0.274086505733189</text:p>
          </table:table-cell>
          <table:table-cell table:formula="of:=[.E314]*2*PI()/360" office:value-type="float" office:value="0.449753894946419" calcext:value-type="float">
            <text:p>0.449753894946419</text:p>
          </table:table-cell>
          <table:table-cell table:formula="of:=[.F314]*2*PI()/360" office:value-type="float" office:value="-0.100461151744794" calcext:value-type="float">
            <text:p>-0.100461151744794</text:p>
          </table:table-cell>
          <table:table-cell table:formula="of:=([.G315]-[.G314])/([.B314]-[.B315])" office:value-type="float" office:value="1.9687313962495" calcext:value-type="float">
            <text:p>1.9687313962495</text:p>
          </table:table-cell>
          <table:table-cell table:formula="of:=([.H315]-[.H314])/([.B314]-[.B315])" office:value-type="float" office:value="0.544542726622203" calcext:value-type="float">
            <text:p>0.544542726622203</text:p>
          </table:table-cell>
          <table:table-cell table:formula="of:=([.I315]-[.I314])/([.B314]-[.B315])" office:value-type="float" office:value="-1.70693200845036" calcext:value-type="float">
            <text:p>-1.70693200845036</text:p>
          </table:table-cell>
          <table:table-cell table:formula="of:=([.J315]-[.J314])/([.B314]-[.B315])" office:value-type="float" office:value="-1.44094383044645" calcext:value-type="float">
            <text:p>-1.44094383044645</text:p>
          </table:table-cell>
          <table:table-cell table:formula="of:=([.K315]-[.K314])/([.B314]-[.B315])" office:value-type="float" office:value="18.5982285092376" calcext:value-type="float">
            <text:p>18.5982285092376</text:p>
          </table:table-cell>
          <table:table-cell table:formula="of:=([.L315]-[.L314])/([.B314]-[.B315])" office:value-type="float" office:value="-5.78053048260856" calcext:value-type="float">
            <text:p>-5.78053048260856</text:p>
          </table:table-cell>
          <table:table-cell table:formula="of:=([.M315]-[.M314])/([.B314]-[.B315])" office:value-type="float" office:value="13.5716802635196" calcext:value-type="float">
            <text:p>13.5716802635196</text:p>
          </table:table-cell>
          <table:table-cell table:formula="of:=([.N315]-[.N314])/([.B314]-[.B315])" office:value-type="float" office:value="-6.78584013174451" calcext:value-type="float">
            <text:p>-6.78584013174451</text:p>
          </table:table-cell>
          <table:table-cell table:number-columns-repeated="100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5]/120" office:value-type="float" office:value="2.56666666666667" calcext:value-type="float">
            <text:p>2.56666666666667</text:p>
          </table:table-cell>
          <table:table-cell table:style-name="Default" office:value-type="float" office:value="31.565" calcext:value-type="float">
            <text:p>31.565</text:p>
          </table:table-cell>
          <table:table-cell table:style-name="Default" office:value-type="float" office:value="-15.964" calcext:value-type="float">
            <text:p>-15.964</text:p>
          </table:table-cell>
          <table:table-cell table:style-name="Default" office:value-type="float" office:value="26.584" calcext:value-type="float">
            <text:p>26.584</text:p>
          </table:table-cell>
          <table:table-cell table:style-name="Default" office:value-type="float" office:value="-5.068" calcext:value-type="float">
            <text:p>-5.068</text:p>
          </table:table-cell>
          <table:table-cell table:formula="of:=[.C315]*2*PI()/360" office:value-type="float" office:value="0.55091317839201" calcext:value-type="float">
            <text:p>0.55091317839201</text:p>
          </table:table-cell>
          <table:table-cell table:formula="of:=[.D315]*2*PI()/360" office:value-type="float" office:value="-0.278624361788375" calcext:value-type="float">
            <text:p>-0.278624361788375</text:p>
          </table:table-cell>
          <table:table-cell table:formula="of:=[.E315]*2*PI()/360" office:value-type="float" office:value="0.463978328350173" calcext:value-type="float">
            <text:p>0.463978328350173</text:p>
          </table:table-cell>
          <table:table-cell table:formula="of:=[.F315]*2*PI()/360" office:value-type="float" office:value="-0.0884532864910726" calcext:value-type="float">
            <text:p>-0.088453286491073</text:p>
          </table:table-cell>
          <table:table-cell table:formula="of:=([.G316]-[.G315])/([.B315]-[.B316])" office:value-type="float" office:value="1.81374615867252" calcext:value-type="float">
            <text:p>1.81374615867252</text:p>
          </table:table-cell>
          <table:table-cell table:formula="of:=([.H316]-[.H315])/([.B315]-[.B316])" office:value-type="float" office:value="0.592713813977277" calcext:value-type="float">
            <text:p>0.592713813977277</text:p>
          </table:table-cell>
          <table:table-cell table:formula="of:=([.I316]-[.I315])/([.B315]-[.B316])" office:value-type="float" office:value="-1.8200293439797" calcext:value-type="float">
            <text:p>-1.8200293439797</text:p>
          </table:table-cell>
          <table:table-cell table:formula="of:=([.J316]-[.J315])/([.B315]-[.B316])" office:value-type="float" office:value="-1.38439516268191" calcext:value-type="float">
            <text:p>-1.38439516268191</text:p>
          </table:table-cell>
          <table:table-cell table:formula="of:=([.K316]-[.K315])/([.B315]-[.B316])" office:value-type="float" office:value="19.6035381584005" calcext:value-type="float">
            <text:p>19.6035381584005</text:p>
          </table:table-cell>
          <table:table-cell table:formula="of:=([.L316]-[.L315])/([.B315]-[.B316])" office:value-type="float" office:value="-6.03185789489192" calcext:value-type="float">
            <text:p>-6.03185789489192</text:p>
          </table:table-cell>
          <table:table-cell table:formula="of:=([.M316]-[.M315])/([.B315]-[.B316])" office:value-type="float" office:value="13.3203528512197" calcext:value-type="float">
            <text:p>13.3203528512197</text:p>
          </table:table-cell>
          <table:table-cell table:formula="of:=([.N316]-[.N315])/([.B315]-[.B316])" office:value-type="float" office:value="-7.53982236861549" calcext:value-type="float">
            <text:p>-7.53982236861549</text:p>
          </table:table-cell>
          <table:table-cell table:number-columns-repeated="100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6]/120" office:value-type="float" office:value="2.575" calcext:value-type="float">
            <text:p>2.575</text:p>
          </table:table-cell>
          <table:table-cell table:style-name="Default" office:value-type="float" office:value="30.699" calcext:value-type="float">
            <text:p>30.699</text:p>
          </table:table-cell>
          <table:table-cell table:style-name="Default" office:value-type="float" office:value="-16.247" calcext:value-type="float">
            <text:p>-16.247</text:p>
          </table:table-cell>
          <table:table-cell table:style-name="Default" office:value-type="float" office:value="27.453" calcext:value-type="float">
            <text:p>27.453</text:p>
          </table:table-cell>
          <table:table-cell table:style-name="Default" office:value-type="float" office:value="-4.407" calcext:value-type="float">
            <text:p>-4.407</text:p>
          </table:table-cell>
          <table:table-cell table:formula="of:=[.C316]*2*PI()/360" office:value-type="float" office:value="0.535798627069739" calcext:value-type="float">
            <text:p>0.535798627069739</text:p>
          </table:table-cell>
          <table:table-cell table:formula="of:=[.D316]*2*PI()/360" office:value-type="float" office:value="-0.283563643571519" calcext:value-type="float">
            <text:p>-0.283563643571519</text:p>
          </table:table-cell>
          <table:table-cell table:formula="of:=[.E316]*2*PI()/360" office:value-type="float" office:value="0.479145239550003" calcext:value-type="float">
            <text:p>0.479145239550003</text:p>
          </table:table-cell>
          <table:table-cell table:formula="of:=[.F316]*2*PI()/360" office:value-type="float" office:value="-0.0769166601353901" calcext:value-type="float">
            <text:p>-0.07691666013539</text:p>
          </table:table-cell>
          <table:table-cell table:formula="of:=([.G317]-[.G316])/([.B316]-[.B317])" office:value-type="float" office:value="1.65038334068585" calcext:value-type="float">
            <text:p>1.65038334068585</text:p>
          </table:table-cell>
          <table:table-cell table:formula="of:=([.H317]-[.H316])/([.B316]-[.B317])" office:value-type="float" office:value="0.642979296434709" calcext:value-type="float">
            <text:p>0.642979296434709</text:p>
          </table:table-cell>
          <table:table-cell table:formula="of:=([.I317]-[.I316])/([.B316]-[.B317])" office:value-type="float" office:value="-1.93103228440653" calcext:value-type="float">
            <text:p>-1.93103228440653</text:p>
          </table:table-cell>
          <table:table-cell table:formula="of:=([.J317]-[.J316])/([.B316]-[.B317])" office:value-type="float" office:value="-1.32156330961011" calcext:value-type="float">
            <text:p>-1.32156330961011</text:p>
          </table:table-cell>
          <table:table-cell table:formula="of:=([.K317]-[.K316])/([.B316]-[.B317])" office:value-type="float" office:value="19.3522107461124" calcext:value-type="float">
            <text:p>19.3522107461124</text:p>
          </table:table-cell>
          <table:table-cell table:formula="of:=([.L317]-[.L316])/([.B316]-[.B317])" office:value-type="float" office:value="-5.52920307031884" calcext:value-type="float">
            <text:p>-5.52920307031884</text:p>
          </table:table-cell>
          <table:table-cell table:formula="of:=([.M317]-[.M316])/([.B316]-[.B317])" office:value-type="float" office:value="11.3097335529234" calcext:value-type="float">
            <text:p>11.3097335529234</text:p>
          </table:table-cell>
          <table:table-cell table:formula="of:=([.N317]-[.N316])/([.B316]-[.B317])" office:value-type="float" office:value="-6.78584013175422" calcext:value-type="float">
            <text:p>-6.78584013175422</text:p>
          </table:table-cell>
          <table:table-cell table:number-columns-repeated="100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7]/120" office:value-type="float" office:value="2.58333333333333" calcext:value-type="float">
            <text:p>2.58333333333333</text:p>
          </table:table-cell>
          <table:table-cell table:style-name="Default" office:value-type="float" office:value="29.911" calcext:value-type="float">
            <text:p>29.911</text:p>
          </table:table-cell>
          <table:table-cell table:style-name="Default" office:value-type="float" office:value="-16.554" calcext:value-type="float">
            <text:p>-16.554</text:p>
          </table:table-cell>
          <table:table-cell table:style-name="Default" office:value-type="float" office:value="28.375" calcext:value-type="float">
            <text:p>28.375</text:p>
          </table:table-cell>
          <table:table-cell table:style-name="Default" office:value-type="float" office:value="-3.776" calcext:value-type="float">
            <text:p>-3.776</text:p>
          </table:table-cell>
          <table:table-cell table:formula="of:=[.C317]*2*PI()/360" office:value-type="float" office:value="0.522045432564024" calcext:value-type="float">
            <text:p>0.522045432564024</text:p>
          </table:table-cell>
          <table:table-cell table:formula="of:=[.D317]*2*PI()/360" office:value-type="float" office:value="-0.288921804375141" calcext:value-type="float">
            <text:p>-0.288921804375141</text:p>
          </table:table-cell>
          <table:table-cell table:formula="of:=[.E317]*2*PI()/360" office:value-type="float" office:value="0.495237175253391" calcext:value-type="float">
            <text:p>0.495237175253391</text:p>
          </table:table-cell>
          <table:table-cell table:formula="of:=[.F317]*2*PI()/360" office:value-type="float" office:value="-0.0659036325553059" calcext:value-type="float">
            <text:p>-0.065903632555306</text:p>
          </table:table-cell>
          <table:table-cell table:formula="of:=([.G318]-[.G317])/([.B317]-[.B318])" office:value-type="float" office:value="1.48911491780158" calcext:value-type="float">
            <text:p>1.48911491780158</text:p>
          </table:table-cell>
          <table:table-cell table:formula="of:=([.H318]-[.H317])/([.B317]-[.B318])" office:value-type="float" office:value="0.689055988687366" calcext:value-type="float">
            <text:p>0.689055988687366</text:p>
          </table:table-cell>
          <table:table-cell table:formula="of:=([.I318]-[.I317])/([.B317]-[.B318])" office:value-type="float" office:value="-2.02528006401422" calcext:value-type="float">
            <text:p>-2.02528006401422</text:p>
          </table:table-cell>
          <table:table-cell table:formula="of:=([.J318]-[.J317])/([.B317]-[.B318])" office:value-type="float" office:value="-1.26501464184549" calcext:value-type="float">
            <text:p>-1.26501464184549</text:p>
          </table:table-cell>
          <table:table-cell table:formula="of:=([.K318]-[.K317])/([.B317]-[.B318])" office:value-type="float" office:value="18.8495559215401" calcext:value-type="float">
            <text:p>18.8495559215401</text:p>
          </table:table-cell>
          <table:table-cell table:formula="of:=([.L318]-[.L317])/([.B317]-[.B318])" office:value-type="float" office:value="-4.77522083345686" calcext:value-type="float">
            <text:p>-4.77522083345686</text:p>
          </table:table-cell>
          <table:table-cell table:formula="of:=([.M318]-[.M317])/([.B317]-[.B318])" office:value-type="float" office:value="8.54513201776603" calcext:value-type="float">
            <text:p>8.54513201776603</text:p>
          </table:table-cell>
          <table:table-cell table:formula="of:=([.N318]-[.N317])/([.B317]-[.B318])" office:value-type="float" office:value="-5.78053048260517" calcext:value-type="float">
            <text:p>-5.78053048260517</text:p>
          </table:table-cell>
          <table:table-cell table:number-columns-repeated="100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8]/120" office:value-type="float" office:value="2.59166666666667" calcext:value-type="float">
            <text:p>2.59166666666667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 office:value-type="float" office:value="-16.883" calcext:value-type="float">
            <text:p>-16.883</text:p>
          </table:table-cell>
          <table:table-cell table:style-name="Default" office:value-type="float" office:value="29.342" calcext:value-type="float">
            <text:p>29.342</text:p>
          </table:table-cell>
          <table:table-cell table:style-name="Default" office:value-type="float" office:value="-3.172" calcext:value-type="float">
            <text:p>-3.172</text:p>
          </table:table-cell>
          <table:table-cell table:formula="of:=[.C318]*2*PI()/360" office:value-type="float" office:value="0.509636141582344" calcext:value-type="float">
            <text:p>0.509636141582344</text:p>
          </table:table-cell>
          <table:table-cell table:formula="of:=[.D318]*2*PI()/360" office:value-type="float" office:value="-0.294663937614203" calcext:value-type="float">
            <text:p>-0.294663937614203</text:p>
          </table:table-cell>
          <table:table-cell table:formula="of:=[.E318]*2*PI()/360" office:value-type="float" office:value="0.512114509120176" calcext:value-type="float">
            <text:p>0.512114509120176</text:p>
          </table:table-cell>
          <table:table-cell table:formula="of:=[.F318]*2*PI()/360" office:value-type="float" office:value="-0.0553618438732601" calcext:value-type="float">
            <text:p>-0.05536184387326</text:p>
          </table:table-cell>
          <table:table-cell table:formula="of:=([.G319]-[.G318])/([.B318]-[.B319])" office:value-type="float" office:value="1.33203528512208" calcext:value-type="float">
            <text:p>1.33203528512208</text:p>
          </table:table-cell>
          <table:table-cell table:formula="of:=([.H319]-[.H318])/([.B318]-[.B319])" office:value-type="float" office:value="0.72884949563284" calcext:value-type="float">
            <text:p>0.72884949563284</text:p>
          </table:table-cell>
          <table:table-cell table:formula="of:=([.I319]-[.I318])/([.B318]-[.B319])" office:value-type="float" office:value="-2.09648949749561" calcext:value-type="float">
            <text:p>-2.09648949749561</text:p>
          </table:table-cell>
          <table:table-cell table:formula="of:=([.J319]-[.J318])/([.B318]-[.B319])" office:value-type="float" office:value="-1.21684355449045" calcext:value-type="float">
            <text:p>-1.21684355449045</text:p>
          </table:table-cell>
          <table:table-cell table:formula="of:=([.K319]-[.K318])/([.B318]-[.B319])" office:value-type="float" office:value="17.0902640355288" calcext:value-type="float">
            <text:p>17.0902640355288</text:p>
          </table:table-cell>
          <table:table-cell table:formula="of:=([.L319]-[.L318])/([.B318]-[.B319])" office:value-type="float" office:value="-4.02123859659407" calcext:value-type="float">
            <text:p>-4.02123859659407</text:p>
          </table:table-cell>
          <table:table-cell table:formula="of:=([.M319]-[.M318])/([.B318]-[.B319])" office:value-type="float" office:value="6.03185789489109" calcext:value-type="float">
            <text:p>6.03185789489109</text:p>
          </table:table-cell>
          <table:table-cell table:formula="of:=([.N319]-[.N318])/([.B318]-[.B319])" office:value-type="float" office:value="-4.77522083345645" calcext:value-type="float">
            <text:p>-4.77522083345645</text:p>
          </table:table-cell>
          <table:table-cell table:number-columns-repeated="100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9]/120" office:value-type="float" office:value="2.6" calcext:value-type="float">
            <text:p>2.6</text:p>
          </table:table-cell>
          <table:table-cell table:style-name="Default" office:value-type="float" office:value="28.564" calcext:value-type="float">
            <text:p>28.564</text:p>
          </table:table-cell>
          <table:table-cell table:style-name="Default" office:value-type="float" office:value="-17.231" calcext:value-type="float">
            <text:p>-17.231</text:p>
          </table:table-cell>
          <table:table-cell table:style-name="Default" office:value-type="float" office:value="30.343" calcext:value-type="float">
            <text:p>30.343</text:p>
          </table:table-cell>
          <table:table-cell table:style-name="Default" office:value-type="float" office:value="-2.591" calcext:value-type="float">
            <text:p>-2.591</text:p>
          </table:table-cell>
          <table:table-cell table:formula="of:=[.C319]*2*PI()/360" office:value-type="float" office:value="0.49853584753966" calcext:value-type="float">
            <text:p>0.49853584753966</text:p>
          </table:table-cell>
          <table:table-cell table:formula="of:=[.D319]*2*PI()/360" office:value-type="float" office:value="-0.300737683411143" calcext:value-type="float">
            <text:p>-0.300737683411143</text:p>
          </table:table-cell>
          <table:table-cell table:formula="of:=[.E319]*2*PI()/360" office:value-type="float" office:value="0.529585254932639" calcext:value-type="float">
            <text:p>0.529585254932639</text:p>
          </table:table-cell>
          <table:table-cell table:formula="of:=[.F319]*2*PI()/360" office:value-type="float" office:value="-0.0452214809191731" calcext:value-type="float">
            <text:p>-0.045221480919173</text:p>
          </table:table-cell>
          <table:table-cell table:formula="of:=([.G320]-[.G319])/([.B319]-[.B320])" office:value-type="float" office:value="1.18961641815934" calcext:value-type="float">
            <text:p>1.18961641815934</text:p>
          </table:table-cell>
          <table:table-cell table:formula="of:=([.H320]-[.H319])/([.B319]-[.B320])" office:value-type="float" office:value="0.762359817271124" calcext:value-type="float">
            <text:p>0.762359817271124</text:p>
          </table:table-cell>
          <table:table-cell table:formula="of:=([.I320]-[.I319])/([.B319]-[.B320])" office:value-type="float" office:value="-2.14675497995303" calcext:value-type="float">
            <text:p>-2.14675497995303</text:p>
          </table:table-cell>
          <table:table-cell table:formula="of:=([.J320]-[.J319])/([.B319]-[.B320])" office:value-type="float" office:value="-1.17705004754498" calcext:value-type="float">
            <text:p>-1.17705004754498</text:p>
          </table:table-cell>
          <table:table-cell table:formula="of:=([.K320]-[.K319])/([.B319]-[.B320])" office:value-type="float" office:value="15.3309721495183" calcext:value-type="float">
            <text:p>15.3309721495183</text:p>
          </table:table-cell>
          <table:table-cell table:formula="of:=([.L320]-[.L319])/([.B319]-[.B320])" office:value-type="float" office:value="-3.26725635973449" calcext:value-type="float">
            <text:p>-3.26725635973449</text:p>
          </table:table-cell>
          <table:table-cell table:formula="of:=([.M320]-[.M319])/([.B319]-[.B320])" office:value-type="float" office:value="4.27256600888219" calcext:value-type="float">
            <text:p>4.27256600888219</text:p>
          </table:table-cell>
          <table:table-cell table:formula="of:=([.N320]-[.N319])/([.B319]-[.B320])" office:value-type="float" office:value="-4.77522083345658" calcext:value-type="float">
            <text:p>-4.77522083345658</text:p>
          </table:table-cell>
          <table:table-cell table:number-columns-repeated="100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20]/120" office:value-type="float" office:value="2.60833333333333" calcext:value-type="float">
            <text:p>2.60833333333333</text:p>
          </table:table-cell>
          <table:table-cell table:style-name="Default" office:value-type="float" office:value="27.996" calcext:value-type="float">
            <text:p>27.996</text:p>
          </table:table-cell>
          <table:table-cell table:style-name="Default" office:value-type="float" office:value="-17.595" calcext:value-type="float">
            <text:p>-17.595</text:p>
          </table:table-cell>
          <table:table-cell table:style-name="Default" office:value-type="float" office:value="31.368" calcext:value-type="float">
            <text:p>31.368</text:p>
          </table:table-cell>
          <table:table-cell table:style-name="Default" office:value-type="float" office:value="-2.029" calcext:value-type="float">
            <text:p>-2.029</text:p>
          </table:table-cell>
          <table:table-cell table:formula="of:=[.C320]*2*PI()/360" office:value-type="float" office:value="0.488622377388333" calcext:value-type="float">
            <text:p>0.488622377388333</text:p>
          </table:table-cell>
          <table:table-cell table:formula="of:=[.D320]*2*PI()/360" office:value-type="float" office:value="-0.307090681888402" calcext:value-type="float">
            <text:p>-0.307090681888402</text:p>
          </table:table-cell>
          <table:table-cell table:formula="of:=[.E320]*2*PI()/360" office:value-type="float" office:value="0.547474879765581" calcext:value-type="float">
            <text:p>0.547474879765581</text:p>
          </table:table-cell>
          <table:table-cell table:formula="of:=[.F320]*2*PI()/360" office:value-type="float" office:value="-0.0354127305229649" calcext:value-type="float">
            <text:p>-0.035412730522965</text:p>
          </table:table-cell>
          <table:table-cell table:formula="of:=([.G321]-[.G320])/([.B320]-[.B321])" office:value-type="float" office:value="1.06185831691335" calcext:value-type="float">
            <text:p>1.06185831691335</text:p>
          </table:table-cell>
          <table:table-cell table:formula="of:=([.H321]-[.H320])/([.B320]-[.B321])" office:value-type="float" office:value="0.789586953602244" calcext:value-type="float">
            <text:p>0.789586953602244</text:p>
          </table:table-cell>
          <table:table-cell table:formula="of:=([.I321]-[.I320])/([.B320]-[.B321])" office:value-type="float" office:value="-2.18235969669372" calcext:value-type="float">
            <text:p>-2.18235969669372</text:p>
          </table:table-cell>
          <table:table-cell table:formula="of:=([.J321]-[.J320])/([.B320]-[.B321])" office:value-type="float" office:value="-1.13725654059951" calcext:value-type="float">
            <text:p>-1.13725654059951</text:p>
          </table:table-cell>
          <table:table-cell table:formula="of:=([.K321]-[.K320])/([.B320]-[.B321])" office:value-type="float" office:value="13.8230076757943" calcext:value-type="float">
            <text:p>13.8230076757943</text:p>
          </table:table-cell>
          <table:table-cell table:formula="of:=([.L321]-[.L320])/([.B320]-[.B321])" office:value-type="float" office:value="-2.26194671058357" calcext:value-type="float">
            <text:p>-2.26194671058357</text:p>
          </table:table-cell>
          <table:table-cell table:formula="of:=([.M321]-[.M320])/([.B320]-[.B321])" office:value-type="float" office:value="1.75929188601055" calcext:value-type="float">
            <text:p>1.75929188601055</text:p>
          </table:table-cell>
          <table:table-cell table:formula="of:=([.N321]-[.N320])/([.B320]-[.B321])" office:value-type="float" office:value="-4.52389342116933" calcext:value-type="float">
            <text:p>-4.52389342116933</text:p>
          </table:table-cell>
          <table:table-cell table:number-columns-repeated="100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21]/120" office:value-type="float" office:value="2.61666666666667" calcext:value-type="float">
            <text:p>2.61666666666667</text:p>
          </table:table-cell>
          <table:table-cell table:style-name="Default" office:value-type="float" office:value="27.489" calcext:value-type="float">
            <text:p>27.489</text:p>
          </table:table-cell>
          <table:table-cell table:style-name="Default" office:value-type="float" office:value="-17.972" calcext:value-type="float">
            <text:p>-17.972</text:p>
          </table:table-cell>
          <table:table-cell table:style-name="Default" office:value-type="float" office:value="32.41" calcext:value-type="float">
            <text:p>32.41</text:p>
          </table:table-cell>
          <table:table-cell table:style-name="Default" office:value-type="float" office:value="-1.486" calcext:value-type="float">
            <text:p>-1.486</text:p>
          </table:table-cell>
          <table:table-cell table:formula="of:=[.C321]*2*PI()/360" office:value-type="float" office:value="0.479773558080721" calcext:value-type="float">
            <text:p>0.479773558080721</text:p>
          </table:table-cell>
          <table:table-cell table:formula="of:=[.D321]*2*PI()/360" office:value-type="float" office:value="-0.313670573168421" calcext:value-type="float">
            <text:p>-0.313670573168421</text:p>
          </table:table-cell>
          <table:table-cell table:formula="of:=[.E321]*2*PI()/360" office:value-type="float" office:value="0.565661210571362" calcext:value-type="float">
            <text:p>0.565661210571362</text:p>
          </table:table-cell>
          <table:table-cell table:formula="of:=[.F321]*2*PI()/360" office:value-type="float" office:value="-0.0259355926846357" calcext:value-type="float">
            <text:p>-0.025935592684636</text:p>
          </table:table-cell>
          <table:table-cell table:formula="of:=([.G322]-[.G321])/([.B321]-[.B322])" office:value-type="float" office:value="0.946666586281731" calcext:value-type="float">
            <text:p>0.946666586281731</text:p>
          </table:table-cell>
          <table:table-cell table:formula="of:=([.H322]-[.H321])/([.B321]-[.B322])" office:value-type="float" office:value="0.808436509523774" calcext:value-type="float">
            <text:p>0.808436509523774</text:p>
          </table:table-cell>
          <table:table-cell table:formula="of:=([.I322]-[.I321])/([.B321]-[.B322])" office:value-type="float" office:value="-2.19702046241047" calcext:value-type="float">
            <text:p>-2.19702046241047</text:p>
          </table:table-cell>
          <table:table-cell table:formula="of:=([.J322]-[.J321])/([.B321]-[.B322])" office:value-type="float" office:value="-1.09955742875643" calcext:value-type="float">
            <text:p>-1.09955742875643</text:p>
          </table:table-cell>
          <table:table-cell table:formula="of:=([.K322]-[.K321])/([.B321]-[.B322])" office:value-type="float" office:value="12.5663706143601" calcext:value-type="float">
            <text:p>12.5663706143601</text:p>
          </table:table-cell>
          <table:table-cell table:formula="of:=([.L322]-[.L321])/([.B321]-[.B322])" office:value-type="float" office:value="-2.26194671058516" calcext:value-type="float">
            <text:p>-2.26194671058516</text:p>
          </table:table-cell>
          <table:table-cell table:formula="of:=([.M322]-[.M321])/([.B321]-[.B322])" office:value-type="float" office:value="-0.753982236861186" calcext:value-type="float">
            <text:p>-0.753982236861186</text:p>
          </table:table-cell>
          <table:table-cell table:formula="of:=([.N322]-[.N321])/([.B321]-[.B322])" office:value-type="float" office:value="-4.02123859659491" calcext:value-type="float">
            <text:p>-4.02123859659491</text:p>
          </table:table-cell>
          <table:table-cell table:number-columns-repeated="100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22]/120" office:value-type="float" office:value="2.625" calcext:value-type="float">
            <text:p>2.625</text:p>
          </table:table-cell>
          <table:table-cell table:style-name="Default" office:value-type="float" office:value="27.037" calcext:value-type="float">
            <text:p>27.037</text:p>
          </table:table-cell>
          <table:table-cell table:style-name="Default" office:value-type="float" office:value="-18.358" calcext:value-type="float">
            <text:p>-18.358</text:p>
          </table:table-cell>
          <table:table-cell table:style-name="Default" office:value-type="float" office:value="33.459" calcext:value-type="float">
            <text:p>33.459</text:p>
          </table:table-cell>
          <table:table-cell table:style-name="Default" office:value-type="float" office:value="-0.961" calcext:value-type="float">
            <text:p>-0.961</text:p>
          </table:table-cell>
          <table:table-cell table:formula="of:=[.C322]*2*PI()/360" office:value-type="float" office:value="0.471884669861707" calcext:value-type="float">
            <text:p>0.471884669861707</text:p>
          </table:table-cell>
          <table:table-cell table:formula="of:=[.D322]*2*PI()/360" office:value-type="float" office:value="-0.320407544081119" calcext:value-type="float">
            <text:p>-0.320407544081119</text:p>
          </table:table-cell>
          <table:table-cell table:formula="of:=[.E322]*2*PI()/360" office:value-type="float" office:value="0.583969714424783" calcext:value-type="float">
            <text:p>0.583969714424783</text:p>
          </table:table-cell>
          <table:table-cell table:formula="of:=[.F322]*2*PI()/360" office:value-type="float" office:value="-0.0167726141116655" calcext:value-type="float">
            <text:p>-0.016772614111666</text:p>
          </table:table-cell>
          <table:table-cell table:formula="of:=([.G323]-[.G322])/([.B322]-[.B323])" office:value-type="float" office:value="0.841946831162064" calcext:value-type="float">
            <text:p>0.841946831162064</text:p>
          </table:table-cell>
          <table:table-cell table:formula="of:=([.H323]-[.H322])/([.B322]-[.B323])" office:value-type="float" office:value="0.827286065445317" calcext:value-type="float">
            <text:p>0.827286065445317</text:p>
          </table:table-cell>
          <table:table-cell table:formula="of:=([.I323]-[.I322])/([.B322]-[.B323])" office:value-type="float" office:value="-2.1907372771033" calcext:value-type="float">
            <text:p>-2.1907372771033</text:p>
          </table:table-cell>
          <table:table-cell table:formula="of:=([.J323]-[.J322])/([.B322]-[.B323])" office:value-type="float" office:value="-1.06604710711814" calcext:value-type="float">
            <text:p>-1.06604710711814</text:p>
          </table:table-cell>
          <table:table-cell table:formula="of:=([.K323]-[.K322])/([.B322]-[.B323])" office:value-type="float" office:value="11.0584061406361" calcext:value-type="float">
            <text:p>11.0584061406361</text:p>
          </table:table-cell>
          <table:table-cell table:formula="of:=([.L323]-[.L322])/([.B322]-[.B323])" office:value-type="float" office:value="-2.01061929829624" calcext:value-type="float">
            <text:p>-2.01061929829624</text:p>
          </table:table-cell>
          <table:table-cell table:formula="of:=([.M323]-[.M322])/([.B322]-[.B323])" office:value-type="float" office:value="-2.76460153516147" calcext:value-type="float">
            <text:p>-2.76460153516147</text:p>
          </table:table-cell>
          <table:table-cell table:formula="of:=([.N323]-[.N322])/([.B322]-[.B323])" office:value-type="float" office:value="-4.77522083345655" calcext:value-type="float">
            <text:p>-4.77522083345655</text:p>
          </table:table-cell>
          <table:table-cell table:number-columns-repeated="100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3]/120" office:value-type="float" office:value="2.63333333333333" calcext:value-type="float">
            <text:p>2.63333333333333</text:p>
          </table:table-cell>
          <table:table-cell table:style-name="Default" office:value-type="float" office:value="26.635" calcext:value-type="float">
            <text:p>26.635</text:p>
          </table:table-cell>
          <table:table-cell table:style-name="Default" office:value-type="float" office:value="-18.753" calcext:value-type="float">
            <text:p>-18.753</text:p>
          </table:table-cell>
          <table:table-cell table:style-name="Default" office:value-type="float" office:value="34.505" calcext:value-type="float">
            <text:p>34.505</text:p>
          </table:table-cell>
          <table:table-cell table:style-name="Default" office:value-type="float" office:value="-0.452" calcext:value-type="float">
            <text:p>-0.452</text:p>
          </table:table-cell>
          <table:table-cell table:formula="of:=[.C323]*2*PI()/360" office:value-type="float" office:value="0.46486844626869" calcext:value-type="float">
            <text:p>0.46486844626869</text:p>
          </table:table-cell>
          <table:table-cell table:formula="of:=[.D323]*2*PI()/360" office:value-type="float" office:value="-0.327301594626497" calcext:value-type="float">
            <text:p>-0.327301594626497</text:p>
          </table:table-cell>
          <table:table-cell table:formula="of:=[.E323]*2*PI()/360" office:value-type="float" office:value="0.602225858400643" calcext:value-type="float">
            <text:p>0.602225858400643</text:p>
          </table:table-cell>
          <table:table-cell table:formula="of:=[.F323]*2*PI()/360" office:value-type="float" office:value="-0.00788888821901437" calcext:value-type="float">
            <text:p>-0.007888888219014</text:p>
          </table:table-cell>
          <table:table-cell table:formula="of:=([.G324]-[.G323])/([.B323]-[.B324])" office:value-type="float" office:value="0.749793446656764" calcext:value-type="float">
            <text:p>0.749793446656764</text:p>
          </table:table-cell>
          <table:table-cell table:formula="of:=([.H324]-[.H323])/([.B323]-[.B324])" office:value-type="float" office:value="0.844041226264452" calcext:value-type="float">
            <text:p>0.844041226264452</text:p>
          </table:table-cell>
          <table:table-cell table:formula="of:=([.I324]-[.I323])/([.B323]-[.B324])" office:value-type="float" office:value="-2.16769893097695" calcext:value-type="float">
            <text:p>-2.16769893097695</text:p>
          </table:table-cell>
          <table:table-cell table:formula="of:=([.J324]-[.J323])/([.B323]-[.B324])" office:value-type="float" office:value="-1.02625360017267" calcext:value-type="float">
            <text:p>-1.02625360017267</text:p>
          </table:table-cell>
          <table:table-cell table:formula="of:=([.K324]-[.K323])/([.B323]-[.B324])" office:value-type="float" office:value="11.0584061406361" calcext:value-type="float">
            <text:p>11.0584061406361</text:p>
          </table:table-cell>
          <table:table-cell table:formula="of:=([.L324]-[.L323])/([.B323]-[.B324])" office:value-type="float" office:value="-2.01061929829864" calcext:value-type="float">
            <text:p>-2.01061929829864</text:p>
          </table:table-cell>
          <table:table-cell table:formula="of:=([.M324]-[.M323])/([.B323]-[.B324])" office:value-type="float" office:value="-5.02654824574178" calcext:value-type="float">
            <text:p>-5.02654824574178</text:p>
          </table:table-cell>
          <table:table-cell table:formula="of:=([.N324]-[.N323])/([.B323]-[.B324])" office:value-type="float" office:value="-5.02654824574371" calcext:value-type="float">
            <text:p>-5.02654824574371</text:p>
          </table:table-cell>
          <table:table-cell table:number-columns-repeated="100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4]/120" office:value-type="float" office:value="2.64166666666667" calcext:value-type="float">
            <text:p>2.64166666666667</text:p>
          </table:table-cell>
          <table:table-cell table:style-name="Default" office:value-type="float" office:value="26.277" calcext:value-type="float">
            <text:p>26.277</text:p>
          </table:table-cell>
          <table:table-cell table:style-name="Default" office:value-type="float" office:value="-19.156" calcext:value-type="float">
            <text:p>-19.156</text:p>
          </table:table-cell>
          <table:table-cell table:style-name="Default" office:value-type="float" office:value="35.54" calcext:value-type="float">
            <text:p>35.54</text:p>
          </table:table-cell>
          <table:table-cell table:style-name="Default" office:value-type="float" office:value="0.038" calcext:value-type="float">
            <text:p>0.038</text:p>
          </table:table-cell>
          <table:table-cell table:formula="of:=[.C324]*2*PI()/360" office:value-type="float" office:value="0.45862016754655" calcext:value-type="float">
            <text:p>0.45862016754655</text:p>
          </table:table-cell>
          <table:table-cell table:formula="of:=[.D324]*2*PI()/360" office:value-type="float" office:value="-0.334335271512034" calcext:value-type="float">
            <text:p>-0.334335271512034</text:p>
          </table:table-cell>
          <table:table-cell table:formula="of:=[.E324]*2*PI()/360" office:value-type="float" office:value="0.620290016158785" calcext:value-type="float">
            <text:p>0.620290016158785</text:p>
          </table:table-cell>
          <table:table-cell table:formula="of:=[.F324]*2*PI()/360" office:value-type="float" office:value="0.000663225115757845" calcext:value-type="float">
            <text:p>0.000663225115758</text:p>
          </table:table-cell>
          <table:table-cell table:formula="of:=([.G325]-[.G324])/([.B324]-[.B325])" office:value-type="float" office:value="0.657640062151463" calcext:value-type="float">
            <text:p>0.657640062151463</text:p>
          </table:table-cell>
          <table:table-cell table:formula="of:=([.H325]-[.H324])/([.B324]-[.B325])" office:value-type="float" office:value="0.860796387083608" calcext:value-type="float">
            <text:p>0.860796387083608</text:p>
          </table:table-cell>
          <table:table-cell table:formula="of:=([.I325]-[.I324])/([.B324]-[.B325])" office:value-type="float" office:value="-2.1258110289291" calcext:value-type="float">
            <text:p>-2.1258110289291</text:p>
          </table:table-cell>
          <table:table-cell table:formula="of:=([.J325]-[.J324])/([.B324]-[.B325])" office:value-type="float" office:value="-0.984365698124805" calcext:value-type="float">
            <text:p>-0.984365698124805</text:p>
          </table:table-cell>
          <table:table-cell table:formula="of:=([.K325]-[.K324])/([.B324]-[.B325])" office:value-type="float" office:value="10.053096491486" calcext:value-type="float">
            <text:p>10.053096491486</text:p>
          </table:table-cell>
          <table:table-cell table:formula="of:=([.L325]-[.L324])/([.B324]-[.B325])" office:value-type="float" office:value="-2.76460153515902" calcext:value-type="float">
            <text:p>-2.76460153515902</text:p>
          </table:table-cell>
          <table:table-cell table:formula="of:=([.M325]-[.M324])/([.B324]-[.B325])" office:value-type="float" office:value="-6.03185789489109" calcext:value-type="float">
            <text:p>-6.03185789489109</text:p>
          </table:table-cell>
          <table:table-cell table:formula="of:=([.N325]-[.N324])/([.B324]-[.B325])" office:value-type="float" office:value="-6.03185789489244" calcext:value-type="float">
            <text:p>-6.03185789489244</text:p>
          </table:table-cell>
          <table:table-cell table:number-columns-repeated="100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5]/120" office:value-type="float" office:value="2.65" calcext:value-type="float">
            <text:p>2.65</text:p>
          </table:table-cell>
          <table:table-cell table:style-name="Default" office:value-type="float" office:value="25.963" calcext:value-type="float">
            <text:p>25.963</text:p>
          </table:table-cell>
          <table:table-cell table:style-name="Default" office:value-type="float" office:value="-19.567" calcext:value-type="float">
            <text:p>-19.567</text:p>
          </table:table-cell>
          <table:table-cell table:style-name="Default" office:value-type="float" office:value="36.555" calcext:value-type="float">
            <text:p>36.555</text:p>
          </table:table-cell>
          <table:table-cell table:style-name="Default" office:value-type="float" office:value="0.508" calcext:value-type="float">
            <text:p>0.508</text:p>
          </table:table-cell>
          <table:table-cell table:formula="of:=[.C325]*2*PI()/360" office:value-type="float" office:value="0.453139833695288" calcext:value-type="float">
            <text:p>0.453139833695288</text:p>
          </table:table-cell>
          <table:table-cell table:formula="of:=[.D325]*2*PI()/360" office:value-type="float" office:value="-0.34150857473773" calcext:value-type="float">
            <text:p>-0.34150857473773</text:p>
          </table:table-cell>
          <table:table-cell table:formula="of:=[.E325]*2*PI()/360" office:value-type="float" office:value="0.638005108066527" calcext:value-type="float">
            <text:p>0.638005108066527</text:p>
          </table:table-cell>
          <table:table-cell table:formula="of:=[.F325]*2*PI()/360" office:value-type="float" office:value="0.0088662726001312" calcext:value-type="float">
            <text:p>0.008866272600131</text:p>
          </table:table-cell>
          <table:table-cell table:formula="of:=([.G326]-[.G325])/([.B325]-[.B326])" office:value-type="float" office:value="0.573864258055747" calcext:value-type="float">
            <text:p>0.573864258055747</text:p>
          </table:table-cell>
          <table:table-cell table:formula="of:=([.H326]-[.H325])/([.B325]-[.B326])" office:value-type="float" office:value="0.883834733209932" calcext:value-type="float">
            <text:p>0.883834733209932</text:p>
          </table:table-cell>
          <table:table-cell table:formula="of:=([.I326]-[.I325])/([.B325]-[.B326])" office:value-type="float" office:value="-2.07554554647168" calcext:value-type="float">
            <text:p>-2.07554554647168</text:p>
          </table:table-cell>
          <table:table-cell table:formula="of:=([.J326]-[.J325])/([.B325]-[.B326])" office:value-type="float" office:value="-0.934100215667369" calcext:value-type="float">
            <text:p>-0.934100215667369</text:p>
          </table:table-cell>
          <table:table-cell table:formula="of:=([.K326]-[.K325])/([.B325]-[.B326])" office:value-type="float" office:value="10.0530964914892" calcext:value-type="float">
            <text:p>10.0530964914892</text:p>
          </table:table-cell>
          <table:table-cell table:formula="of:=([.L326]-[.L325])/([.B325]-[.B326])" office:value-type="float" office:value="-2.76460153515903" calcext:value-type="float">
            <text:p>-2.76460153515903</text:p>
          </table:table-cell>
          <table:table-cell table:formula="of:=([.M326]-[.M325])/([.B325]-[.B326])" office:value-type="float" office:value="-7.53982236861831" calcext:value-type="float">
            <text:p>-7.53982236861831</text:p>
          </table:table-cell>
          <table:table-cell table:formula="of:=([.N326]-[.N325])/([.B325]-[.B326])" office:value-type="float" office:value="-7.28849495632839" calcext:value-type="float">
            <text:p>-7.28849495632839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6]/120" office:value-type="float" office:value="2.65833333333333" calcext:value-type="float">
            <text:p>2.65833333333333</text:p>
          </table:table-cell>
          <table:table-cell table:style-name="Default" office:value-type="float" office:value="25.689" calcext:value-type="float">
            <text:p>25.689</text:p>
          </table:table-cell>
          <table:table-cell table:style-name="Default" office:value-type="float" office:value="-19.989" calcext:value-type="float">
            <text:p>-19.989</text:p>
          </table:table-cell>
          <table:table-cell table:style-name="Default" office:value-type="float" office:value="37.546" calcext:value-type="float">
            <text:p>37.546</text:p>
          </table:table-cell>
          <table:table-cell table:style-name="Default" office:value-type="float" office:value="0.954" calcext:value-type="float">
            <text:p>0.954</text:p>
          </table:table-cell>
          <table:table-cell table:formula="of:=[.C326]*2*PI()/360" office:value-type="float" office:value="0.448357631544823" calcext:value-type="float">
            <text:p>0.448357631544823</text:p>
          </table:table-cell>
          <table:table-cell table:formula="of:=[.D326]*2*PI()/360" office:value-type="float" office:value="-0.348873864181146" calcext:value-type="float">
            <text:p>-0.348873864181146</text:p>
          </table:table-cell>
          <table:table-cell table:formula="of:=[.E326]*2*PI()/360" office:value-type="float" office:value="0.655301320953791" calcext:value-type="float">
            <text:p>0.655301320953791</text:p>
          </table:table-cell>
          <table:table-cell table:formula="of:=[.F326]*2*PI()/360" office:value-type="float" office:value="0.0166504410640259" calcext:value-type="float">
            <text:p>0.016650441064026</text:p>
          </table:table-cell>
          <table:table-cell table:formula="of:=([.G327]-[.G326])/([.B326]-[.B327])" office:value-type="float" office:value="0.490088453960004" calcext:value-type="float">
            <text:p>0.490088453960004</text:p>
          </table:table-cell>
          <table:table-cell table:formula="of:=([.H327]-[.H326])/([.B326]-[.B327])" office:value-type="float" office:value="0.906873079336258" calcext:value-type="float">
            <text:p>0.906873079336258</text:p>
          </table:table-cell>
          <table:table-cell table:formula="of:=([.I327]-[.I326])/([.B326]-[.B327])" office:value-type="float" office:value="-2.01271369339986" calcext:value-type="float">
            <text:p>-2.01271369339986</text:p>
          </table:table-cell>
          <table:table-cell table:formula="of:=([.J327]-[.J326])/([.B326]-[.B327])" office:value-type="float" office:value="-0.873362757697966" calcext:value-type="float">
            <text:p>-0.873362757697966</text:p>
          </table:table-cell>
          <table:table-cell table:formula="of:=([.K327]-[.K326])/([.B326]-[.B327])" office:value-type="float" office:value="9.55044166691213" calcext:value-type="float">
            <text:p>9.55044166691213</text:p>
          </table:table-cell>
          <table:table-cell table:formula="of:=([.L327]-[.L326])/([.B326]-[.B327])" office:value-type="float" office:value="-2.5132741228709" calcext:value-type="float">
            <text:p>-2.5132741228709</text:p>
          </table:table-cell>
          <table:table-cell table:formula="of:=([.M327]-[.M326])/([.B326]-[.B327])" office:value-type="float" office:value="-7.53982236861349" calcext:value-type="float">
            <text:p>-7.53982236861349</text:p>
          </table:table-cell>
          <table:table-cell table:formula="of:=([.N327]-[.N326])/([.B326]-[.B327])" office:value-type="float" office:value="-8.04247719318995" calcext:value-type="float">
            <text:p>-8.04247719318995</text:p>
          </table:table-cell>
          <table:table-cell table:number-columns-repeated="100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7]/120" office:value-type="float" office:value="2.66666666666667" calcext:value-type="float">
            <text:p>2.66666666666667</text:p>
          </table:table-cell>
          <table:table-cell table:style-name="Default" office:value-type="float" office:value="25.455" calcext:value-type="float">
            <text:p>25.455</text:p>
          </table:table-cell>
          <table:table-cell table:style-name="Default" office:value-type="float" office:value="-20.422" calcext:value-type="float">
            <text:p>-20.422</text:p>
          </table:table-cell>
          <table:table-cell table:style-name="Default" office:value-type="float" office:value="38.507" calcext:value-type="float">
            <text:p>38.507</text:p>
          </table:table-cell>
          <table:table-cell table:style-name="Default" office:value-type="float" office:value="1.371" calcext:value-type="float">
            <text:p>1.371</text:p>
          </table:table-cell>
          <table:table-cell table:formula="of:=[.C327]*2*PI()/360" office:value-type="float" office:value="0.444273561095157" calcext:value-type="float">
            <text:p>0.444273561095157</text:p>
          </table:table-cell>
          <table:table-cell table:formula="of:=[.D327]*2*PI()/360" office:value-type="float" office:value="-0.356431139842282" calcext:value-type="float">
            <text:p>-0.356431139842282</text:p>
          </table:table-cell>
          <table:table-cell table:formula="of:=[.E327]*2*PI()/360" office:value-type="float" office:value="0.672073935065456" calcext:value-type="float">
            <text:p>0.672073935065456</text:p>
          </table:table-cell>
          <table:table-cell table:formula="of:=[.F327]*2*PI()/360" office:value-type="float" office:value="0.0239284640448423" calcext:value-type="float">
            <text:p>0.023928464044842</text:p>
          </table:table-cell>
          <table:table-cell table:formula="of:=([.G328]-[.G327])/([.B327]-[.B328])" office:value-type="float" office:value="0.41050144006907" calcext:value-type="float">
            <text:p>0.41050144006907</text:p>
          </table:table-cell>
          <table:table-cell table:formula="of:=([.H328]-[.H327])/([.B327]-[.B328])" office:value-type="float" office:value="0.927817030360182" calcext:value-type="float">
            <text:p>0.927817030360182</text:p>
          </table:table-cell>
          <table:table-cell table:formula="of:=([.I328]-[.I327])/([.B327]-[.B328])" office:value-type="float" office:value="-1.94988184032808" calcext:value-type="float">
            <text:p>-1.94988184032808</text:p>
          </table:table-cell>
          <table:table-cell table:formula="of:=([.J328]-[.J327])/([.B327]-[.B328])" office:value-type="float" office:value="-0.806342114421383" calcext:value-type="float">
            <text:p>-0.806342114421383</text:p>
          </table:table-cell>
          <table:table-cell table:formula="of:=([.K328]-[.K327])/([.B327]-[.B328])" office:value-type="float" office:value="8.5451320177644" calcext:value-type="float">
            <text:p>8.5451320177644</text:p>
          </table:table-cell>
          <table:table-cell table:formula="of:=([.L328]-[.L327])/([.B327]-[.B328])" office:value-type="float" office:value="-1.7592918860121" calcext:value-type="float">
            <text:p>-1.7592918860121</text:p>
          </table:table-cell>
          <table:table-cell table:formula="of:=([.M328]-[.M327])/([.B327]-[.B328])" office:value-type="float" office:value="-8.5451320177644" calcext:value-type="float">
            <text:p>-8.5451320177644</text:p>
          </table:table-cell>
          <table:table-cell table:formula="of:=([.N328]-[.N327])/([.B327]-[.B328])" office:value-type="float" office:value="-9.04778684233867" calcext:value-type="float">
            <text:p>-9.04778684233867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8]/120" office:value-type="float" office:value="2.675" calcext:value-type="float">
            <text:p>2.675</text:p>
          </table:table-cell>
          <table:table-cell table:style-name="Default" office:value-type="float" office:value="25.259" calcext:value-type="float">
            <text:p>25.259</text:p>
          </table:table-cell>
          <table:table-cell table:style-name="Default" office:value-type="float" office:value="-20.865" calcext:value-type="float">
            <text:p>-20.865</text:p>
          </table:table-cell>
          <table:table-cell table:style-name="Default" office:value-type="float" office:value="39.438" calcext:value-type="float">
            <text:p>39.438</text:p>
          </table:table-cell>
          <table:table-cell table:style-name="Default" office:value-type="float" office:value="1.756" calcext:value-type="float">
            <text:p>1.756</text:p>
          </table:table-cell>
          <table:table-cell table:formula="of:=[.C328]*2*PI()/360" office:value-type="float" office:value="0.440852715761248" calcext:value-type="float">
            <text:p>0.440852715761248</text:p>
          </table:table-cell>
          <table:table-cell table:formula="of:=[.D328]*2*PI()/360" office:value-type="float" office:value="-0.364162948428617" calcext:value-type="float">
            <text:p>-0.364162948428617</text:p>
          </table:table-cell>
          <table:table-cell table:formula="of:=[.E328]*2*PI()/360" office:value-type="float" office:value="0.688322950401524" calcext:value-type="float">
            <text:p>0.688322950401524</text:p>
          </table:table-cell>
          <table:table-cell table:formula="of:=[.F328]*2*PI()/360" office:value-type="float" office:value="0.0306479816650204" calcext:value-type="float">
            <text:p>0.030647981665021</text:p>
          </table:table-cell>
          <table:table-cell table:formula="of:=([.G329]-[.G328])/([.B328]-[.B329])" office:value-type="float" office:value="0.3392920065877" calcext:value-type="float">
            <text:p>0.3392920065877</text:p>
          </table:table-cell>
          <table:table-cell table:formula="of:=([.H329]-[.H328])/([.B328]-[.B329])" office:value-type="float" office:value="0.942477796076949" calcext:value-type="float">
            <text:p>0.942477796076949</text:p>
          </table:table-cell>
          <table:table-cell table:formula="of:=([.I329]-[.I328])/([.B328]-[.B329])" office:value-type="float" office:value="-1.87867240684671" calcext:value-type="float">
            <text:p>-1.87867240684671</text:p>
          </table:table-cell>
          <table:table-cell table:formula="of:=([.J329]-[.J328])/([.B328]-[.B329])" office:value-type="float" office:value="-0.730943890735228" calcext:value-type="float">
            <text:p>-0.730943890735228</text:p>
          </table:table-cell>
          <table:table-cell table:formula="of:=([.K329]-[.K328])/([.B328]-[.B329])" office:value-type="float" office:value="8.04247719319149" calcext:value-type="float">
            <text:p>8.04247719319149</text:p>
          </table:table-cell>
          <table:table-cell table:formula="of:=([.L329]-[.L328])/([.B328]-[.B329])" office:value-type="float" office:value="-0.753982236854325" calcext:value-type="float">
            <text:p>-0.753982236854325</text:p>
          </table:table-cell>
          <table:table-cell table:formula="of:=([.M329]-[.M328])/([.B328]-[.B329])" office:value-type="float" office:value="-9.55044166692523" calcext:value-type="float">
            <text:p>-9.55044166692523</text:p>
          </table:table-cell>
          <table:table-cell table:formula="of:=([.N329]-[.N328])/([.B328]-[.B329])" office:value-type="float" office:value="-9.55044166691718" calcext:value-type="float">
            <text:p>-9.55044166691718</text:p>
          </table:table-cell>
          <table:table-cell table:number-columns-repeated="100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9]/120" office:value-type="float" office:value="2.68333333333333" calcext:value-type="float">
            <text:p>2.68333333333333</text:p>
          </table:table-cell>
          <table:table-cell table:style-name="Default" office:value-type="float" office:value="25.097" calcext:value-type="float">
            <text:p>25.097</text:p>
          </table:table-cell>
          <table:table-cell table:style-name="Default" office:value-type="float" office:value="-21.315" calcext:value-type="float">
            <text:p>-21.315</text:p>
          </table:table-cell>
          <table:table-cell table:style-name="Default" office:value-type="float" office:value="40.335" calcext:value-type="float">
            <text:p>40.335</text:p>
          </table:table-cell>
          <table:table-cell table:style-name="Default" office:value-type="float" office:value="2.105" calcext:value-type="float">
            <text:p>2.105</text:p>
          </table:table-cell>
          <table:table-cell table:formula="of:=[.C329]*2*PI()/360" office:value-type="float" office:value="0.438025282373017" calcext:value-type="float">
            <text:p>0.438025282373017</text:p>
          </table:table-cell>
          <table:table-cell table:formula="of:=[.D329]*2*PI()/360" office:value-type="float" office:value="-0.372016930062591" calcext:value-type="float">
            <text:p>-0.372016930062591</text:p>
          </table:table-cell>
          <table:table-cell table:formula="of:=[.E329]*2*PI()/360" office:value-type="float" office:value="0.703978553791913" calcext:value-type="float">
            <text:p>0.703978553791913</text:p>
          </table:table-cell>
          <table:table-cell table:formula="of:=[.F329]*2*PI()/360" office:value-type="float" office:value="0.0367391807544806" calcext:value-type="float">
            <text:p>0.036739180754481</text:p>
          </table:table-cell>
          <table:table-cell table:formula="of:=([.G330]-[.G329])/([.B329]-[.B330])" office:value-type="float" office:value="0.272271363311105" calcext:value-type="float">
            <text:p>0.272271363311105</text:p>
          </table:table-cell>
          <table:table-cell table:formula="of:=([.H330]-[.H329])/([.B329]-[.B330])" office:value-type="float" office:value="0.948760981384069" calcext:value-type="float">
            <text:p>0.948760981384069</text:p>
          </table:table-cell>
          <table:table-cell table:formula="of:=([.I330]-[.I329])/([.B329]-[.B330])" office:value-type="float" office:value="-1.79908539295567" calcext:value-type="float">
            <text:p>-1.79908539295567</text:p>
          </table:table-cell>
          <table:table-cell table:formula="of:=([.J330]-[.J329])/([.B329]-[.B330])" office:value-type="float" office:value="-0.651356876844251" calcext:value-type="float">
            <text:p>-0.651356876844251</text:p>
          </table:table-cell>
          <table:table-cell table:formula="of:=([.K330]-[.K329])/([.B329]-[.B330])" office:value-type="float" office:value="6.53451271946608" calcext:value-type="float">
            <text:p>6.53451271946608</text:p>
          </table:table-cell>
          <table:table-cell table:formula="of:=([.L330]-[.L329])/([.B329]-[.B330])" office:value-type="float" office:value="0.251327412281253" calcext:value-type="float">
            <text:p>0.251327412281253</text:p>
          </table:table-cell>
          <table:table-cell table:formula="of:=([.M330]-[.M329])/([.B329]-[.B330])" office:value-type="float" office:value="-11.3097335529105" calcext:value-type="float">
            <text:p>-11.3097335529105</text:p>
          </table:table-cell>
          <table:table-cell table:formula="of:=([.N330]-[.N329])/([.B329]-[.B330])" office:value-type="float" office:value="-9.55044166690825" calcext:value-type="float">
            <text:p>-9.55044166690825</text:p>
          </table:table-cell>
          <table:table-cell table:number-columns-repeated="100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30]/120" office:value-type="float" office:value="2.69166666666667" calcext:value-type="float">
            <text:p>2.69166666666667</text:p>
          </table:table-cell>
          <table:table-cell table:style-name="Default" office:value-type="float" office:value="24.967" calcext:value-type="float">
            <text:p>24.967</text:p>
          </table:table-cell>
          <table:table-cell table:style-name="Default" office:value-type="float" office:value="-21.768" calcext:value-type="float">
            <text:p>-21.768</text:p>
          </table:table-cell>
          <table:table-cell table:style-name="Default" office:value-type="float" office:value="41.194" calcext:value-type="float">
            <text:p>41.194</text:p>
          </table:table-cell>
          <table:table-cell table:style-name="Default" office:value-type="float" office:value="2.416" calcext:value-type="float">
            <text:p>2.416</text:p>
          </table:table-cell>
          <table:table-cell table:formula="of:=[.C330]*2*PI()/360" office:value-type="float" office:value="0.435756354345424" calcext:value-type="float">
            <text:p>0.435756354345424</text:p>
          </table:table-cell>
          <table:table-cell table:formula="of:=[.D330]*2*PI()/360" office:value-type="float" office:value="-0.379923271574126" calcext:value-type="float">
            <text:p>-0.379923271574126</text:p>
          </table:table-cell>
          <table:table-cell table:formula="of:=[.E330]*2*PI()/360" office:value-type="float" office:value="0.718970932066544" calcext:value-type="float">
            <text:p>0.718970932066544</text:p>
          </table:table-cell>
          <table:table-cell table:formula="of:=[.F330]*2*PI()/360" office:value-type="float" office:value="0.042167154728183" calcext:value-type="float">
            <text:p>0.042167154728183</text:p>
          </table:table-cell>
          <table:table-cell table:formula="of:=([.G331]-[.G330])/([.B330]-[.B331])" office:value-type="float" office:value="0.217817090648885" calcext:value-type="float">
            <text:p>0.217817090648885</text:p>
          </table:table-cell>
          <table:table-cell table:formula="of:=([.H331]-[.H330])/([.B330]-[.B331])" office:value-type="float" office:value="0.946666586281725" calcext:value-type="float">
            <text:p>0.946666586281725</text:p>
          </table:table-cell>
          <table:table-cell table:formula="of:=([.I331]-[.I330])/([.B330]-[.B331])" office:value-type="float" office:value="-1.70483761334807" calcext:value-type="float">
            <text:p>-1.70483761334807</text:p>
          </table:table-cell>
          <table:table-cell table:formula="of:=([.J331]-[.J330])/([.B330]-[.B331])" office:value-type="float" office:value="-0.571769862953345" calcext:value-type="float">
            <text:p>-0.571769862953345</text:p>
          </table:table-cell>
          <table:table-cell table:formula="of:=([.K331]-[.K330])/([.B330]-[.B331])" office:value-type="float" office:value="5.52920307031645" calcext:value-type="float">
            <text:p>5.52920307031645</text:p>
          </table:table-cell>
          <table:table-cell table:formula="of:=([.L331]-[.L330])/([.B330]-[.B331])" office:value-type="float" office:value="1.7592918860105" calcext:value-type="float">
            <text:p>1.7592918860105</text:p>
          </table:table-cell>
          <table:table-cell table:formula="of:=([.M331]-[.M330])/([.B330]-[.B331])" office:value-type="float" office:value="-13.571680263511" calcext:value-type="float">
            <text:p>-13.571680263511</text:p>
          </table:table-cell>
          <table:table-cell table:formula="of:=([.N331]-[.N330])/([.B330]-[.B331])" office:value-type="float" office:value="-10.0530964914875" calcext:value-type="float">
            <text:p>-10.0530964914875</text:p>
          </table:table-cell>
          <table:table-cell table:number-columns-repeated="100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31]/120" office:value-type="float" office:value="2.7" calcext:value-type="float">
            <text:p>2.7</text:p>
          </table:table-cell>
          <table:table-cell table:style-name="Default" office:value-type="float" office:value="24.863" calcext:value-type="float">
            <text:p>24.863</text:p>
          </table:table-cell>
          <table:table-cell table:style-name="Default" office:value-type="float" office:value="-22.22" calcext:value-type="float">
            <text:p>-22.22</text:p>
          </table:table-cell>
          <table:table-cell table:style-name="Default" office:value-type="float" office:value="42.008" calcext:value-type="float">
            <text:p>42.008</text:p>
          </table:table-cell>
          <table:table-cell table:style-name="Default" office:value-type="float" office:value="2.689" calcext:value-type="float">
            <text:p>2.689</text:p>
          </table:table-cell>
          <table:table-cell table:formula="of:=[.C331]*2*PI()/360" office:value-type="float" office:value="0.43394121192335" calcext:value-type="float">
            <text:p>0.43394121192335</text:p>
          </table:table-cell>
          <table:table-cell table:formula="of:=[.D331]*2*PI()/360" office:value-type="float" office:value="-0.38781215979314" calcext:value-type="float">
            <text:p>-0.38781215979314</text:p>
          </table:table-cell>
          <table:table-cell table:formula="of:=[.E331]*2*PI()/360" office:value-type="float" office:value="0.733177912177778" calcext:value-type="float">
            <text:p>0.733177912177778</text:p>
          </table:table-cell>
          <table:table-cell table:formula="of:=[.F331]*2*PI()/360" office:value-type="float" office:value="0.0469319035861275" calcext:value-type="float">
            <text:p>0.046931903586128</text:p>
          </table:table-cell>
          <table:table-cell table:formula="of:=([.G332]-[.G331])/([.B331]-[.B332])" office:value-type="float" office:value="0.171740398396248" calcext:value-type="float">
            <text:p>0.171740398396248</text:p>
          </table:table-cell>
          <table:table-cell table:formula="of:=([.H332]-[.H331])/([.B331]-[.B332])" office:value-type="float" office:value="0.932005820564971" calcext:value-type="float">
            <text:p>0.932005820564971</text:p>
          </table:table-cell>
          <table:table-cell table:formula="of:=([.I332]-[.I331])/([.B331]-[.B332])" office:value-type="float" office:value="-1.59174027781882" calcext:value-type="float">
            <text:p>-1.59174027781882</text:p>
          </table:table-cell>
          <table:table-cell table:formula="of:=([.J332]-[.J331])/([.B331]-[.B332])" office:value-type="float" office:value="-0.487994058857617" calcext:value-type="float">
            <text:p>-0.487994058857617</text:p>
          </table:table-cell>
          <table:table-cell table:formula="of:=([.K332]-[.K331])/([.B331]-[.B332])" office:value-type="float" office:value="3.76991118430834" calcext:value-type="float">
            <text:p>3.76991118430834</text:p>
          </table:table-cell>
          <table:table-cell table:formula="of:=([.L332]-[.L331])/([.B331]-[.B332])" office:value-type="float" office:value="2.5132741228701" calcext:value-type="float">
            <text:p>2.5132741228701</text:p>
          </table:table-cell>
          <table:table-cell table:formula="of:=([.M332]-[.M331])/([.B331]-[.B332])" office:value-type="float" office:value="-15.8336269740898" calcext:value-type="float">
            <text:p>-15.8336269740898</text:p>
          </table:table-cell>
          <table:table-cell table:formula="of:=([.N332]-[.N331])/([.B331]-[.B332])" office:value-type="float" office:value="-9.29911425462599" calcext:value-type="float">
            <text:p>-9.29911425462599</text:p>
          </table:table-cell>
          <table:table-cell table:number-columns-repeated="100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32]/120" office:value-type="float" office:value="2.70833333333333" calcext:value-type="float">
            <text:p>2.70833333333333</text:p>
          </table:table-cell>
          <table:table-cell table:style-name="Default" office:value-type="float" office:value="24.781" calcext:value-type="float">
            <text:p>24.781</text:p>
          </table:table-cell>
          <table:table-cell table:style-name="Default" office:value-type="float" office:value="-22.665" calcext:value-type="float">
            <text:p>-22.665</text:p>
          </table:table-cell>
          <table:table-cell table:style-name="Default" office:value-type="float" office:value="42.768" calcext:value-type="float">
            <text:p>42.768</text:p>
          </table:table-cell>
          <table:table-cell table:style-name="Default" office:value-type="float" office:value="2.922" calcext:value-type="float">
            <text:p>2.922</text:p>
          </table:table-cell>
          <table:table-cell table:formula="of:=[.C332]*2*PI()/360" office:value-type="float" office:value="0.432510041936715" calcext:value-type="float">
            <text:p>0.432510041936715</text:p>
          </table:table-cell>
          <table:table-cell table:formula="of:=[.D332]*2*PI()/360" office:value-type="float" office:value="-0.395578874964515" calcext:value-type="float">
            <text:p>-0.395578874964515</text:p>
          </table:table-cell>
          <table:table-cell table:formula="of:=[.E332]*2*PI()/360" office:value-type="float" office:value="0.746442414492935" calcext:value-type="float">
            <text:p>0.746442414492935</text:p>
          </table:table-cell>
          <table:table-cell table:formula="of:=[.F332]*2*PI()/360" office:value-type="float" office:value="0.0509985207432743" calcext:value-type="float">
            <text:p>0.050998520743274</text:p>
          </table:table-cell>
          <table:table-cell table:formula="of:=([.G333]-[.G332])/([.B332]-[.B333])" office:value-type="float" office:value="0.140324471860345" calcext:value-type="float">
            <text:p>0.140324471860345</text:p>
          </table:table-cell>
          <table:table-cell table:formula="of:=([.H333]-[.H332])/([.B332]-[.B333])" office:value-type="float" office:value="0.911061869541053" calcext:value-type="float">
            <text:p>0.911061869541053</text:p>
          </table:table-cell>
          <table:table-cell table:formula="of:=([.I333]-[.I332])/([.B332]-[.B333])" office:value-type="float" office:value="-1.45979338636807" calcext:value-type="float">
            <text:p>-1.45979338636807</text:p>
          </table:table-cell>
          <table:table-cell table:formula="of:=([.J333]-[.J332])/([.B332]-[.B333])" office:value-type="float" office:value="-0.410501440069067" calcext:value-type="float">
            <text:p>-0.410501440069067</text:p>
          </table:table-cell>
          <table:table-cell table:formula="of:=([.K333]-[.K332])/([.B332]-[.B333])" office:value-type="float" office:value="1.75929188601051" calcext:value-type="float">
            <text:p>1.75929188601051</text:p>
          </table:table-cell>
          <table:table-cell table:formula="of:=([.L333]-[.L332])/([.B332]-[.B333])" office:value-type="float" office:value="3.51858377202261" calcext:value-type="float">
            <text:p>3.51858377202261</text:p>
          </table:table-cell>
          <table:table-cell table:formula="of:=([.M333]-[.M332])/([.B332]-[.B333])" office:value-type="float" office:value="-18.5982285092512" calcext:value-type="float">
            <text:p>-18.5982285092512</text:p>
          </table:table-cell>
          <table:table-cell table:formula="of:=([.N333]-[.N332])/([.B332]-[.B333])" office:value-type="float" office:value="-9.55044166691302" calcext:value-type="float">
            <text:p>-9.55044166691302</text:p>
          </table:table-cell>
          <table:table-cell table:number-columns-repeated="100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3]/120" office:value-type="float" office:value="2.71666666666667" calcext:value-type="float">
            <text:p>2.71666666666667</text:p>
          </table:table-cell>
          <table:table-cell table:style-name="Default" office:value-type="float" office:value="24.714" calcext:value-type="float">
            <text:p>24.714</text:p>
          </table:table-cell>
          <table:table-cell table:style-name="Default" office:value-type="float" office:value="-23.1" calcext:value-type="float">
            <text:p>-23.1</text:p>
          </table:table-cell>
          <table:table-cell table:style-name="Default" office:value-type="float" office:value="43.465" calcext:value-type="float">
            <text:p>43.465</text:p>
          </table:table-cell>
          <table:table-cell table:style-name="Default" office:value-type="float" office:value="3.118" calcext:value-type="float">
            <text:p>3.118</text:p>
          </table:table-cell>
          <table:table-cell table:formula="of:=[.C333]*2*PI()/360" office:value-type="float" office:value="0.431340671337879" calcext:value-type="float">
            <text:p>0.431340671337879</text:p>
          </table:table-cell>
          <table:table-cell table:formula="of:=[.D333]*2*PI()/360" office:value-type="float" office:value="-0.40317105721069" calcext:value-type="float">
            <text:p>-0.40317105721069</text:p>
          </table:table-cell>
          <table:table-cell table:formula="of:=[.E333]*2*PI()/360" office:value-type="float" office:value="0.758607359379335" calcext:value-type="float">
            <text:p>0.758607359379335</text:p>
          </table:table-cell>
          <table:table-cell table:formula="of:=[.F333]*2*PI()/360" office:value-type="float" office:value="0.0544193660771832" calcext:value-type="float">
            <text:p>0.054419366077183</text:p>
          </table:table-cell>
          <table:table-cell table:formula="of:=([.G334]-[.G333])/([.B333]-[.B334])" office:value-type="float" office:value="0.125663706143591" calcext:value-type="float">
            <text:p>0.125663706143591</text:p>
          </table:table-cell>
          <table:table-cell table:formula="of:=([.H334]-[.H333])/([.B333]-[.B334])" office:value-type="float" office:value="0.881740338107531" calcext:value-type="float">
            <text:p>0.881740338107531</text:p>
          </table:table-cell>
          <table:table-cell table:formula="of:=([.I334]-[.I333])/([.B333]-[.B334])" office:value-type="float" office:value="-1.30480814879097" calcext:value-type="float">
            <text:p>-1.30480814879097</text:p>
          </table:table-cell>
          <table:table-cell table:formula="of:=([.J334]-[.J333])/([.B333]-[.B334])" office:value-type="float" office:value="-0.330914426178125" calcext:value-type="float">
            <text:p>-0.330914426178125</text:p>
          </table:table-cell>
          <table:table-cell table:formula="of:=([.K334]-[.K333])/([.B333]-[.B334])" office:value-type="float" office:value="-0.251327412287329" calcext:value-type="float">
            <text:p>-0.251327412287329</text:p>
          </table:table-cell>
          <table:table-cell table:formula="of:=([.L334]-[.L333])/([.B333]-[.B334])" office:value-type="float" office:value="5.02654824574179" calcext:value-type="float">
            <text:p>5.02654824574179</text:p>
          </table:table-cell>
          <table:table-cell table:formula="of:=([.M334]-[.M333])/([.B333]-[.B334])" office:value-type="float" office:value="-21.3628300444142" calcext:value-type="float">
            <text:p>-21.3628300444142</text:p>
          </table:table-cell>
          <table:table-cell table:formula="of:=([.N334]-[.N333])/([.B333]-[.B334])" office:value-type="float" office:value="-9.2991142546256" calcext:value-type="float">
            <text:p>-9.2991142546256</text:p>
          </table:table-cell>
          <table:table-cell table:number-columns-repeated="100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4]/120" office:value-type="float" office:value="2.725" calcext:value-type="float">
            <text:p>2.725</text:p>
          </table:table-cell>
          <table:table-cell table:style-name="Default" office:value-type="float" office:value="24.654" calcext:value-type="float">
            <text:p>24.654</text:p>
          </table:table-cell>
          <table:table-cell table:style-name="Default" office:value-type="float" office:value="-23.521" calcext:value-type="float">
            <text:p>-23.521</text:p>
          </table:table-cell>
          <table:table-cell table:style-name="Default" office:value-type="float" office:value="44.088" calcext:value-type="float">
            <text:p>44.088</text:p>
          </table:table-cell>
          <table:table-cell table:style-name="Default" office:value-type="float" office:value="3.276" calcext:value-type="float">
            <text:p>3.276</text:p>
          </table:table-cell>
          <table:table-cell table:formula="of:=[.C334]*2*PI()/360" office:value-type="float" office:value="0.430293473786682" calcext:value-type="float">
            <text:p>0.430293473786682</text:p>
          </table:table-cell>
          <table:table-cell table:formula="of:=[.D334]*2*PI()/360" office:value-type="float" office:value="-0.410518893361586" calcext:value-type="float">
            <text:p>-0.410518893361586</text:p>
          </table:table-cell>
          <table:table-cell table:formula="of:=[.E334]*2*PI()/360" office:value-type="float" office:value="0.76948076061926" calcext:value-type="float">
            <text:p>0.76948076061926</text:p>
          </table:table-cell>
          <table:table-cell table:formula="of:=[.F334]*2*PI()/360" office:value-type="float" office:value="0.0571769862953342" calcext:value-type="float">
            <text:p>0.057176986295334</text:p>
          </table:table-cell>
          <table:table-cell table:formula="of:=([.G335]-[.G334])/([.B334]-[.B335])" office:value-type="float" office:value="0.127758101245985" calcext:value-type="float">
            <text:p>0.127758101245985</text:p>
          </table:table-cell>
          <table:table-cell table:formula="of:=([.H335]-[.H334])/([.B334]-[.B335])" office:value-type="float" office:value="0.839852436059683" calcext:value-type="float">
            <text:p>0.839852436059683</text:p>
          </table:table-cell>
          <table:table-cell table:formula="of:=([.I335]-[.I334])/([.B334]-[.B335])" office:value-type="float" office:value="-1.12678456508752" calcext:value-type="float">
            <text:p>-1.12678456508752</text:p>
          </table:table-cell>
          <table:table-cell table:formula="of:=([.J335]-[.J334])/([.B334]-[.B335])" office:value-type="float" office:value="-0.253421807389579" calcext:value-type="float">
            <text:p>-0.253421807389579</text:p>
          </table:table-cell>
          <table:table-cell table:formula="of:=([.K335]-[.K334])/([.B334]-[.B335])" office:value-type="float" office:value="-1.50796447372318" calcext:value-type="float">
            <text:p>-1.50796447372318</text:p>
          </table:table-cell>
          <table:table-cell table:formula="of:=([.L335]-[.L334])/([.B334]-[.B335])" office:value-type="float" office:value="5.78053048260619" calcext:value-type="float">
            <text:p>5.78053048260619</text:p>
          </table:table-cell>
          <table:table-cell table:formula="of:=([.M335]-[.M334])/([.B334]-[.B335])" office:value-type="float" office:value="-23.1221219304167" calcext:value-type="float">
            <text:p>-23.1221219304167</text:p>
          </table:table-cell>
          <table:table-cell table:formula="of:=([.N335]-[.N334])/([.B334]-[.B335])" office:value-type="float" office:value="-10.3044239037749" calcext:value-type="float">
            <text:p>-10.3044239037749</text:p>
          </table:table-cell>
          <table:table-cell table:number-columns-repeated="100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5]/120" office:value-type="float" office:value="2.73333333333333" calcext:value-type="float">
            <text:p>2.73333333333333</text:p>
          </table:table-cell>
          <table:table-cell table:style-name="Default" office:value-type="float" office:value="24.593" calcext:value-type="float">
            <text:p>24.593</text:p>
          </table:table-cell>
          <table:table-cell table:style-name="Default" office:value-type="float" office:value="-23.922" calcext:value-type="float">
            <text:p>-23.922</text:p>
          </table:table-cell>
          <table:table-cell table:style-name="Default" office:value-type="float" office:value="44.626" calcext:value-type="float">
            <text:p>44.626</text:p>
          </table:table-cell>
          <table:table-cell table:style-name="Default" office:value-type="float" office:value="3.397" calcext:value-type="float">
            <text:p>3.397</text:p>
          </table:table-cell>
          <table:table-cell table:formula="of:=[.C335]*2*PI()/360" office:value-type="float" office:value="0.429228822942965" calcext:value-type="float">
            <text:p>0.429228822942965</text:p>
          </table:table-cell>
          <table:table-cell table:formula="of:=[.D335]*2*PI()/360" office:value-type="float" office:value="-0.417517663662084" calcext:value-type="float">
            <text:p>-0.417517663662084</text:p>
          </table:table-cell>
          <table:table-cell table:formula="of:=[.E335]*2*PI()/360" office:value-type="float" office:value="0.778870631994989" calcext:value-type="float">
            <text:p>0.778870631994989</text:p>
          </table:table-cell>
          <table:table-cell table:formula="of:=[.F335]*2*PI()/360" office:value-type="float" office:value="0.0592888346902474" calcext:value-type="float">
            <text:p>0.059288834690247</text:p>
          </table:table-cell>
          <table:table-cell table:formula="of:=([.G336]-[.G335])/([.B335]-[.B336])" office:value-type="float" office:value="0.140324471860345" calcext:value-type="float">
            <text:p>0.140324471860345</text:p>
          </table:table-cell>
          <table:table-cell table:formula="of:=([.H336]-[.H335])/([.B335]-[.B336])" office:value-type="float" office:value="0.791681348704632" calcext:value-type="float">
            <text:p>0.791681348704632</text:p>
          </table:table-cell>
          <table:table-cell table:formula="of:=([.I336]-[.I335])/([.B335]-[.B336])" office:value-type="float" office:value="-0.934100215667385" calcext:value-type="float">
            <text:p>-0.934100215667385</text:p>
          </table:table-cell>
          <table:table-cell table:formula="of:=([.J336]-[.J335])/([.B335]-[.B336])" office:value-type="float" office:value="-0.167551608191455" calcext:value-type="float">
            <text:p>-0.167551608191455</text:p>
          </table:table-cell>
          <table:table-cell table:formula="of:=([.K336]-[.K335])/([.B335]-[.B336])" office:value-type="float" office:value="-2.01061929829704" calcext:value-type="float">
            <text:p>-2.01061929829704</text:p>
          </table:table-cell>
          <table:table-cell table:formula="of:=([.L336]-[.L335])/([.B335]-[.B336])" office:value-type="float" office:value="6.28318530718083" calcext:value-type="float">
            <text:p>6.28318530718083</text:p>
          </table:table-cell>
          <table:table-cell table:formula="of:=([.M336]-[.M335])/([.B335]-[.B336])" office:value-type="float" office:value="-25.3840686410083" calcext:value-type="float">
            <text:p>-25.3840686410083</text:p>
          </table:table-cell>
          <table:table-cell table:formula="of:=([.N336]-[.N335])/([.B335]-[.B336])" office:value-type="float" office:value="-11.8123883774975" calcext:value-type="float">
            <text:p>-11.8123883774975</text:p>
          </table:table-cell>
          <table:table-cell table:number-columns-repeated="100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6]/120" office:value-type="float" office:value="2.74166666666667" calcext:value-type="float">
            <text:p>2.74166666666667</text:p>
          </table:table-cell>
          <table:table-cell table:style-name="Default" office:value-type="float" office:value="24.526" calcext:value-type="float">
            <text:p>24.526</text:p>
          </table:table-cell>
          <table:table-cell table:style-name="Default" office:value-type="float" office:value="-24.3" calcext:value-type="float">
            <text:p>-24.3</text:p>
          </table:table-cell>
          <table:table-cell table:style-name="Default" office:value-type="float" office:value="45.072" calcext:value-type="float">
            <text:p>45.072</text:p>
          </table:table-cell>
          <table:table-cell table:style-name="Default" office:value-type="float" office:value="3.477" calcext:value-type="float">
            <text:p>3.477</text:p>
          </table:table-cell>
          <table:table-cell table:formula="of:=[.C336]*2*PI()/360" office:value-type="float" office:value="0.428059452344129" calcext:value-type="float">
            <text:p>0.428059452344129</text:p>
          </table:table-cell>
          <table:table-cell table:formula="of:=[.D336]*2*PI()/360" office:value-type="float" office:value="-0.424115008234622" calcext:value-type="float">
            <text:p>-0.424115008234622</text:p>
          </table:table-cell>
          <table:table-cell table:formula="of:=[.E336]*2*PI()/360" office:value-type="float" office:value="0.786654800458884" calcext:value-type="float">
            <text:p>0.786654800458884</text:p>
          </table:table-cell>
          <table:table-cell table:formula="of:=[.F336]*2*PI()/360" office:value-type="float" office:value="0.0606850980918428" calcext:value-type="float">
            <text:p>0.060685098091843</text:p>
          </table:table-cell>
          <table:table-cell table:formula="of:=([.G337]-[.G336])/([.B336]-[.B337])" office:value-type="float" office:value="0.157079632679487" calcext:value-type="float">
            <text:p>0.157079632679487</text:p>
          </table:table-cell>
          <table:table-cell table:formula="of:=([.H337]-[.H336])/([.B336]-[.B337])" office:value-type="float" office:value="0.739321471144792" calcext:value-type="float">
            <text:p>0.739321471144792</text:p>
          </table:table-cell>
          <table:table-cell table:formula="of:=([.I337]-[.I336])/([.B336]-[.B337])" office:value-type="float" office:value="-0.72256631032565" calcext:value-type="float">
            <text:p>-0.72256631032565</text:p>
          </table:table-cell>
          <table:table-cell table:formula="of:=([.J337]-[.J336])/([.B336]-[.B337])" office:value-type="float" office:value="-0.0691150383789762" calcext:value-type="float">
            <text:p>-0.069115038378976</text:p>
          </table:table-cell>
          <table:table-cell table:formula="of:=([.K337]-[.K336])/([.B336]-[.B337])" office:value-type="float" office:value="-2.76460153515983" calcext:value-type="float">
            <text:p>-2.76460153515983</text:p>
          </table:table-cell>
          <table:table-cell table:formula="of:=([.L337]-[.L336])/([.B336]-[.B337])" office:value-type="float" office:value="7.03716754403883" calcext:value-type="float">
            <text:p>7.03716754403883</text:p>
          </table:table-cell>
          <table:table-cell table:formula="of:=([.M337]-[.M336])/([.B336]-[.B337])" office:value-type="float" office:value="-26.6407057024425" calcext:value-type="float">
            <text:p>-26.6407057024425</text:p>
          </table:table-cell>
          <table:table-cell table:formula="of:=([.N337]-[.N336])/([.B336]-[.B337])" office:value-type="float" office:value="-13.0690254389336" calcext:value-type="float">
            <text:p>-13.0690254389336</text:p>
          </table:table-cell>
          <table:table-cell table:number-columns-repeated="100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7]/120" office:value-type="float" office:value="2.75" calcext:value-type="float">
            <text:p>2.75</text:p>
          </table:table-cell>
          <table:table-cell table:style-name="Default" office:value-type="float" office:value="24.451" calcext:value-type="float">
            <text:p>24.451</text:p>
          </table:table-cell>
          <table:table-cell table:style-name="Default" office:value-type="float" office:value="-24.653" calcext:value-type="float">
            <text:p>-24.653</text:p>
          </table:table-cell>
          <table:table-cell table:style-name="Default" office:value-type="float" office:value="45.417" calcext:value-type="float">
            <text:p>45.417</text:p>
          </table:table-cell>
          <table:table-cell table:style-name="Default" office:value-type="float" office:value="3.51" calcext:value-type="float">
            <text:p>3.51</text:p>
          </table:table-cell>
          <table:table-cell table:formula="of:=[.C337]*2*PI()/360" office:value-type="float" office:value="0.426750455405134" calcext:value-type="float">
            <text:p>0.426750455405134</text:p>
          </table:table-cell>
          <table:table-cell table:formula="of:=[.D337]*2*PI()/360" office:value-type="float" office:value="-0.430276020494162" calcext:value-type="float">
            <text:p>-0.430276020494162</text:p>
          </table:table-cell>
          <table:table-cell table:formula="of:=[.E337]*2*PI()/360" office:value-type="float" office:value="0.792676186378265" calcext:value-type="float">
            <text:p>0.792676186378265</text:p>
          </table:table-cell>
          <table:table-cell table:formula="of:=[.F337]*2*PI()/360" office:value-type="float" office:value="0.061261056745001" calcext:value-type="float">
            <text:p>0.061261056745001</text:p>
          </table:table-cell>
          <table:table-cell table:formula="of:=([.G338]-[.G337])/([.B337]-[.B338])" office:value-type="float" office:value="0.180117978805819" calcext:value-type="float">
            <text:p>0.180117978805819</text:p>
          </table:table-cell>
          <table:table-cell table:formula="of:=([.H338]-[.H337])/([.B337]-[.B338])" office:value-type="float" office:value="0.680678408277802" calcext:value-type="float">
            <text:p>0.680678408277802</text:p>
          </table:table-cell>
          <table:table-cell table:formula="of:=([.I338]-[.I337])/([.B337]-[.B338])" office:value-type="float" office:value="-0.500560429471963" calcext:value-type="float">
            <text:p>-0.500560429471963</text:p>
          </table:table-cell>
          <table:table-cell table:formula="of:=([.J338]-[.J337])/([.B337]-[.B338])" office:value-type="float" office:value="0.0397935069454704" calcext:value-type="float">
            <text:p>0.03979350694547</text:p>
          </table:table-cell>
          <table:table-cell table:formula="of:=([.K338]-[.K337])/([.B337]-[.B338])" office:value-type="float" office:value="-2.01061929829624" calcext:value-type="float">
            <text:p>-2.01061929829624</text:p>
          </table:table-cell>
          <table:table-cell table:formula="of:=([.L338]-[.L337])/([.B337]-[.B338])" office:value-type="float" office:value="6.53451271946897" calcext:value-type="float">
            <text:p>6.53451271946897</text:p>
          </table:table-cell>
          <table:table-cell table:formula="of:=([.M338]-[.M337])/([.B337]-[.B338])" office:value-type="float" office:value="-27.3946879393005" calcext:value-type="float">
            <text:p>-27.3946879393005</text:p>
          </table:table-cell>
          <table:table-cell table:formula="of:=([.N338]-[.N337])/([.B337]-[.B338])" office:value-type="float" office:value="-14.5769899126568" calcext:value-type="float">
            <text:p>-14.5769899126568</text:p>
          </table:table-cell>
          <table:table-cell table:number-columns-repeated="100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8]/120" office:value-type="float" office:value="2.75833333333333" calcext:value-type="float">
            <text:p>2.75833333333333</text:p>
          </table:table-cell>
          <table:table-cell table:style-name="Default" office:value-type="float" office:value="24.365" calcext:value-type="float">
            <text:p>24.365</text:p>
          </table:table-cell>
          <table:table-cell table:style-name="Default" office:value-type="float" office:value="-24.978" calcext:value-type="float">
            <text:p>-24.978</text:p>
          </table:table-cell>
          <table:table-cell table:style-name="Default" office:value-type="float" office:value="45.656" calcext:value-type="float">
            <text:p>45.656</text:p>
          </table:table-cell>
          <table:table-cell table:style-name="Default" office:value-type="float" office:value="3.491" calcext:value-type="float">
            <text:p>3.491</text:p>
          </table:table-cell>
          <table:table-cell table:formula="of:=[.C338]*2*PI()/360" office:value-type="float" office:value="0.425249472248418" calcext:value-type="float">
            <text:p>0.425249472248418</text:p>
          </table:table-cell>
          <table:table-cell table:formula="of:=[.D338]*2*PI()/360" office:value-type="float" office:value="-0.435948340563144" calcext:value-type="float">
            <text:p>-0.435948340563144</text:p>
          </table:table-cell>
          <table:table-cell table:formula="of:=[.E338]*2*PI()/360" office:value-type="float" office:value="0.796847523290531" calcext:value-type="float">
            <text:p>0.796847523290531</text:p>
          </table:table-cell>
          <table:table-cell table:formula="of:=[.F338]*2*PI()/360" office:value-type="float" office:value="0.060929444187122" calcext:value-type="float">
            <text:p>0.060929444187122</text:p>
          </table:table-cell>
          <table:table-cell table:formula="of:=([.G339]-[.G338])/([.B338]-[.B339])" office:value-type="float" office:value="0.196873139624954" calcext:value-type="float">
            <text:p>0.196873139624954</text:p>
          </table:table-cell>
          <table:table-cell table:formula="of:=([.H339]-[.H338])/([.B338]-[.B339])" office:value-type="float" office:value="0.626224135615561" calcext:value-type="float">
            <text:p>0.626224135615561</text:p>
          </table:table-cell>
          <table:table-cell table:formula="of:=([.I339]-[.I338])/([.B338]-[.B339])" office:value-type="float" office:value="-0.272271363311126" calcext:value-type="float">
            <text:p>-0.272271363311126</text:p>
          </table:table-cell>
          <table:table-cell table:formula="of:=([.J339]-[.J338])/([.B338]-[.B339])" office:value-type="float" office:value="0.161268422884277" calcext:value-type="float">
            <text:p>0.161268422884277</text:p>
          </table:table-cell>
          <table:table-cell table:formula="of:=([.K339]-[.K338])/([.B338]-[.B339])" office:value-type="float" office:value="-2.01061929829864" calcext:value-type="float">
            <text:p>-2.01061929829864</text:p>
          </table:table-cell>
          <table:table-cell table:formula="of:=([.L339]-[.L338])/([.B338]-[.B339])" office:value-type="float" office:value="6.7858401317531" calcext:value-type="float">
            <text:p>6.7858401317531</text:p>
          </table:table-cell>
          <table:table-cell table:formula="of:=([.M339]-[.M338])/([.B338]-[.B339])" office:value-type="float" office:value="-28.1486701761665" calcext:value-type="float">
            <text:p>-28.1486701761665</text:p>
          </table:table-cell>
          <table:table-cell table:formula="of:=([.N339]-[.N338])/([.B338]-[.B339])" office:value-type="float" office:value="-15.5822995618055" calcext:value-type="float">
            <text:p>-15.5822995618055</text:p>
          </table:table-cell>
          <table:table-cell table:number-columns-repeated="100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9]/120" office:value-type="float" office:value="2.76666666666667" calcext:value-type="float">
            <text:p>2.76666666666667</text:p>
          </table:table-cell>
          <table:table-cell table:style-name="Default" office:value-type="float" office:value="24.271" calcext:value-type="float">
            <text:p>24.271</text:p>
          </table:table-cell>
          <table:table-cell table:style-name="Default" office:value-type="float" office:value="-25.277" calcext:value-type="float">
            <text:p>-25.277</text:p>
          </table:table-cell>
          <table:table-cell table:style-name="Default" office:value-type="float" office:value="45.786" calcext:value-type="float">
            <text:p>45.786</text:p>
          </table:table-cell>
          <table:table-cell table:style-name="Default" office:value-type="float" office:value="3.414" calcext:value-type="float">
            <text:p>3.414</text:p>
          </table:table-cell>
          <table:table-cell table:formula="of:=[.C339]*2*PI()/360" office:value-type="float" office:value="0.423608862751544" calcext:value-type="float">
            <text:p>0.423608862751544</text:p>
          </table:table-cell>
          <table:table-cell table:formula="of:=[.D339]*2*PI()/360" office:value-type="float" office:value="-0.441166875026607" calcext:value-type="float">
            <text:p>-0.441166875026607</text:p>
          </table:table-cell>
          <table:table-cell table:formula="of:=[.E339]*2*PI()/360" office:value-type="float" office:value="0.799116451318124" calcext:value-type="float">
            <text:p>0.799116451318124</text:p>
          </table:table-cell>
          <table:table-cell table:formula="of:=[.F339]*2*PI()/360" office:value-type="float" office:value="0.0595855406630864" calcext:value-type="float">
            <text:p>0.059585540663086</text:p>
          </table:table-cell>
          <table:table-cell table:formula="of:=([.G340]-[.G339])/([.B339]-[.B340])" office:value-type="float" office:value="0.213628300444109" calcext:value-type="float">
            <text:p>0.213628300444109</text:p>
          </table:table-cell>
          <table:table-cell table:formula="of:=([.H340]-[.H339])/([.B339]-[.B340])" office:value-type="float" office:value="0.569675467850952" calcext:value-type="float">
            <text:p>0.569675467850952</text:p>
          </table:table-cell>
          <table:table-cell table:formula="of:=([.I340]-[.I339])/([.B339]-[.B340])" office:value-type="float" office:value="-0.0376991118430726" calcext:value-type="float">
            <text:p>-0.037699111843073</text:p>
          </table:table-cell>
          <table:table-cell table:formula="of:=([.J340]-[.J339])/([.B339]-[.B340])" office:value-type="float" office:value="0.291120919232656" calcext:value-type="float">
            <text:p>0.291120919232656</text:p>
          </table:table-cell>
          <table:table-cell table:formula="of:=([.K340]-[.K339])/([.B339]-[.B340])" office:value-type="float" office:value="-1.75929188601051" calcext:value-type="float">
            <text:p>-1.75929188601051</text:p>
          </table:table-cell>
          <table:table-cell table:formula="of:=([.L340]-[.L339])/([.B339]-[.B340])" office:value-type="float" office:value="6.28318530718003" calcext:value-type="float">
            <text:p>6.28318530718003</text:p>
          </table:table-cell>
          <table:table-cell table:formula="of:=([.M340]-[.M339])/([.B339]-[.B340])" office:value-type="float" office:value="-27.8973427638752" calcext:value-type="float">
            <text:p>-27.8973427638752</text:p>
          </table:table-cell>
          <table:table-cell table:formula="of:=([.N340]-[.N339])/([.B339]-[.B340])" office:value-type="float" office:value="-16.0849543863797" calcext:value-type="float">
            <text:p>-16.0849543863797</text:p>
          </table:table-cell>
          <table:table-cell table:number-columns-repeated="100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40]/120" office:value-type="float" office:value="2.775" calcext:value-type="float">
            <text:p>2.775</text:p>
          </table:table-cell>
          <table:table-cell table:style-name="Default" office:value-type="float" office:value="24.169" calcext:value-type="float">
            <text:p>24.169</text:p>
          </table:table-cell>
          <table:table-cell table:style-name="Default" office:value-type="float" office:value="-25.549" calcext:value-type="float">
            <text:p>-25.549</text:p>
          </table:table-cell>
          <table:table-cell table:style-name="Default" office:value-type="float" office:value="45.804" calcext:value-type="float">
            <text:p>45.804</text:p>
          </table:table-cell>
          <table:table-cell table:style-name="Default" office:value-type="float" office:value="3.275" calcext:value-type="float">
            <text:p>3.275</text:p>
          </table:table-cell>
          <table:table-cell table:formula="of:=[.C340]*2*PI()/360" office:value-type="float" office:value="0.421828626914509" calcext:value-type="float">
            <text:p>0.421828626914509</text:p>
          </table:table-cell>
          <table:table-cell table:formula="of:=[.D340]*2*PI()/360" office:value-type="float" office:value="-0.445914170592031" calcext:value-type="float">
            <text:p>-0.445914170592031</text:p>
          </table:table-cell>
          <table:table-cell table:formula="of:=[.E340]*2*PI()/360" office:value-type="float" office:value="0.799430610583483" calcext:value-type="float">
            <text:p>0.799430610583483</text:p>
          </table:table-cell>
          <table:table-cell table:formula="of:=[.F340]*2*PI()/360" office:value-type="float" office:value="0.0571595330028143" calcext:value-type="float">
            <text:p>0.057159533002814</text:p>
          </table:table-cell>
          <table:table-cell table:formula="of:=([.G341]-[.G340])/([.B340]-[.B341])" office:value-type="float" office:value="0.228289066160864" calcext:value-type="float">
            <text:p>0.228289066160864</text:p>
          </table:table-cell>
          <table:table-cell table:formula="of:=([.H341]-[.H340])/([.B340]-[.B341])" office:value-type="float" office:value="0.517315590291118" calcext:value-type="float">
            <text:p>0.517315590291118</text:p>
          </table:table-cell>
          <table:table-cell table:formula="of:=([.I341]-[.I340])/([.B340]-[.B341])" office:value-type="float" office:value="0.194778744522553" calcext:value-type="float">
            <text:p>0.194778744522553</text:p>
          </table:table-cell>
          <table:table-cell table:formula="of:=([.J341]-[.J340])/([.B340]-[.B341])" office:value-type="float" office:value="0.425162205785819" calcext:value-type="float">
            <text:p>0.425162205785819</text:p>
          </table:table-cell>
          <table:table-cell table:formula="of:=([.K341]-[.K340])/([.B340]-[.B341])" office:value-type="float" office:value="-1.50796447372238" calcext:value-type="float">
            <text:p>-1.50796447372238</text:p>
          </table:table-cell>
          <table:table-cell table:formula="of:=([.L341]-[.L340])/([.B340]-[.B341])" office:value-type="float" office:value="7.03716754404044" calcext:value-type="float">
            <text:p>7.03716754404044</text:p>
          </table:table-cell>
          <table:table-cell table:formula="of:=([.M341]-[.M340])/([.B340]-[.B341])" office:value-type="float" office:value="-27.3946879393069" calcext:value-type="float">
            <text:p>-27.3946879393069</text:p>
          </table:table-cell>
          <table:table-cell table:formula="of:=([.N341]-[.N340])/([.B340]-[.B341])" office:value-type="float" office:value="-16.08495438638" calcext:value-type="float">
            <text:p>-16.08495438638</text:p>
          </table:table-cell>
          <table:table-cell table:number-columns-repeated="100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41]/120" office:value-type="float" office:value="2.78333333333333" calcext:value-type="float">
            <text:p>2.78333333333333</text:p>
          </table:table-cell>
          <table:table-cell table:style-name="Default" office:value-type="float" office:value="24.06" calcext:value-type="float">
            <text:p>24.06</text:p>
          </table:table-cell>
          <table:table-cell table:style-name="Default" office:value-type="float" office:value="-25.796" calcext:value-type="float">
            <text:p>-25.796</text:p>
          </table:table-cell>
          <table:table-cell table:style-name="Default" office:value-type="float" office:value="45.711" calcext:value-type="float">
            <text:p>45.711</text:p>
          </table:table-cell>
          <table:table-cell table:style-name="Default" office:value-type="float" office:value="3.072" calcext:value-type="float">
            <text:p>3.072</text:p>
          </table:table-cell>
          <table:table-cell table:formula="of:=[.C341]*2*PI()/360" office:value-type="float" office:value="0.419926218029836" calcext:value-type="float">
            <text:p>0.419926218029836</text:p>
          </table:table-cell>
          <table:table-cell table:formula="of:=[.D341]*2*PI()/360" office:value-type="float" office:value="-0.450225133844457" calcext:value-type="float">
            <text:p>-0.450225133844457</text:p>
          </table:table-cell>
          <table:table-cell table:formula="of:=[.E341]*2*PI()/360" office:value-type="float" office:value="0.797807454379128" calcext:value-type="float">
            <text:p>0.797807454379128</text:p>
          </table:table-cell>
          <table:table-cell table:formula="of:=[.F341]*2*PI()/360" office:value-type="float" office:value="0.0536165146212658" calcext:value-type="float">
            <text:p>0.053616514621266</text:p>
          </table:table-cell>
          <table:table-cell table:formula="of:=([.G342]-[.G341])/([.B341]-[.B342])" office:value-type="float" office:value="0.240855436775217" calcext:value-type="float">
            <text:p>0.240855436775217</text:p>
          </table:table-cell>
          <table:table-cell table:formula="of:=([.H342]-[.H341])/([.B341]-[.B342])" office:value-type="float" office:value="0.458672527424115" calcext:value-type="float">
            <text:p>0.458672527424115</text:p>
          </table:table-cell>
          <table:table-cell table:formula="of:=([.I342]-[.I341])/([.B341]-[.B342])" office:value-type="float" office:value="0.423067810683443" calcext:value-type="float">
            <text:p>0.423067810683443</text:p>
          </table:table-cell>
          <table:table-cell table:formula="of:=([.J342]-[.J341])/([.B341]-[.B342])" office:value-type="float" office:value="0.559203492338985" calcext:value-type="float">
            <text:p>0.559203492338985</text:p>
          </table:table-cell>
          <table:table-cell table:formula="of:=([.K342]-[.K341])/([.B341]-[.B342])" office:value-type="float" office:value="-3.01592894744555" calcext:value-type="float">
            <text:p>-3.01592894744555</text:p>
          </table:table-cell>
          <table:table-cell table:formula="of:=([.L342]-[.L341])/([.B341]-[.B342])" office:value-type="float" office:value="7.28849495633016" calcext:value-type="float">
            <text:p>7.28849495633016</text:p>
          </table:table-cell>
          <table:table-cell table:formula="of:=([.M342]-[.M341])/([.B341]-[.B342])" office:value-type="float" office:value="-26.8920331147259" calcext:value-type="float">
            <text:p>-26.8920331147259</text:p>
          </table:table-cell>
          <table:table-cell table:formula="of:=([.N342]-[.N341])/([.B341]-[.B342])" office:value-type="float" office:value="-14.8283173249438" calcext:value-type="float">
            <text:p>-14.8283173249438</text:p>
          </table:table-cell>
          <table:table-cell table:number-columns-repeated="100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42]/120" office:value-type="float" office:value="2.79166666666667" calcext:value-type="float">
            <text:p>2.79166666666667</text:p>
          </table:table-cell>
          <table:table-cell table:style-name="Default" office:value-type="float" office:value="23.945" calcext:value-type="float">
            <text:p>23.945</text:p>
          </table:table-cell>
          <table:table-cell table:style-name="Default" office:value-type="float" office:value="-26.015" calcext:value-type="float">
            <text:p>-26.015</text:p>
          </table:table-cell>
          <table:table-cell table:style-name="Default" office:value-type="float" office:value="45.509" calcext:value-type="float">
            <text:p>45.509</text:p>
          </table:table-cell>
          <table:table-cell table:style-name="Default" office:value-type="float" office:value="2.805" calcext:value-type="float">
            <text:p>2.805</text:p>
          </table:table-cell>
          <table:table-cell table:formula="of:=[.C342]*2*PI()/360" office:value-type="float" office:value="0.417919089390042" calcext:value-type="float">
            <text:p>0.417919089390042</text:p>
          </table:table-cell>
          <table:table-cell table:formula="of:=[.D342]*2*PI()/360" office:value-type="float" office:value="-0.454047404906325" calcext:value-type="float">
            <text:p>-0.454047404906325</text:p>
          </table:table-cell>
          <table:table-cell table:formula="of:=[.E342]*2*PI()/360" office:value-type="float" office:value="0.794281889290099" calcext:value-type="float">
            <text:p>0.794281889290099</text:p>
          </table:table-cell>
          <table:table-cell table:formula="of:=[.F342]*2*PI()/360" office:value-type="float" office:value="0.0489564855184409" calcext:value-type="float">
            <text:p>0.048956485518441</text:p>
          </table:table-cell>
          <table:table-cell table:formula="of:=([.G343]-[.G342])/([.B342]-[.B343])" office:value-type="float" office:value="0.26598817800393" calcext:value-type="float">
            <text:p>0.26598817800393</text:p>
          </table:table-cell>
          <table:table-cell table:formula="of:=([.H343]-[.H342])/([.B342]-[.B343])" office:value-type="float" office:value="0.397935069454697" calcext:value-type="float">
            <text:p>0.397935069454697</text:p>
          </table:table-cell>
          <table:table-cell table:formula="of:=([.I343]-[.I342])/([.B342]-[.B343])" office:value-type="float" office:value="0.647168086639491" calcext:value-type="float">
            <text:p>0.647168086639491</text:p>
          </table:table-cell>
          <table:table-cell table:formula="of:=([.J343]-[.J342])/([.B342]-[.B343])" office:value-type="float" office:value="0.682772803380184" calcext:value-type="float">
            <text:p>0.682772803380184</text:p>
          </table:table-cell>
          <table:table-cell table:formula="of:=([.K343]-[.K342])/([.B342]-[.B343])" office:value-type="float" office:value="-3.51858377202181" calcext:value-type="float">
            <text:p>-3.51858377202181</text:p>
          </table:table-cell>
          <table:table-cell table:formula="of:=([.L343]-[.L342])/([.B342]-[.B343])" office:value-type="float" office:value="8.04247719318735" calcext:value-type="float">
            <text:p>8.04247719318735</text:p>
          </table:table-cell>
          <table:table-cell table:formula="of:=([.M343]-[.M342])/([.B342]-[.B343])" office:value-type="float" office:value="-26.6407057024441" calcext:value-type="float">
            <text:p>-26.6407057024441</text:p>
          </table:table-cell>
          <table:table-cell table:formula="of:=([.N343]-[.N342])/([.B342]-[.B343])" office:value-type="float" office:value="-13.0690254389337" calcext:value-type="float">
            <text:p>-13.0690254389337</text:p>
          </table:table-cell>
          <table:table-cell table:number-columns-repeated="100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3]/120" office:value-type="float" office:value="2.8" calcext:value-type="float">
            <text:p>2.8</text:p>
          </table:table-cell>
          <table:table-cell table:style-name="Default" office:value-type="float" office:value="23.818" calcext:value-type="float">
            <text:p>23.818</text:p>
          </table:table-cell>
          <table:table-cell table:style-name="Default" office:value-type="float" office:value="-26.205" calcext:value-type="float">
            <text:p>-26.205</text:p>
          </table:table-cell>
          <table:table-cell table:style-name="Default" office:value-type="float" office:value="45.2" calcext:value-type="float">
            <text:p>45.2</text:p>
          </table:table-cell>
          <table:table-cell table:style-name="Default" office:value-type="float" office:value="2.479" calcext:value-type="float">
            <text:p>2.479</text:p>
          </table:table-cell>
          <table:table-cell table:formula="of:=[.C343]*2*PI()/360" office:value-type="float" office:value="0.415702521240009" calcext:value-type="float">
            <text:p>0.415702521240009</text:p>
          </table:table-cell>
          <table:table-cell table:formula="of:=[.D343]*2*PI()/360" office:value-type="float" office:value="-0.457363530485114" calcext:value-type="float">
            <text:p>-0.457363530485114</text:p>
          </table:table-cell>
          <table:table-cell table:formula="of:=[.E343]*2*PI()/360" office:value-type="float" office:value="0.788888821901437" calcext:value-type="float">
            <text:p>0.788888821901437</text:p>
          </table:table-cell>
          <table:table-cell table:formula="of:=[.F343]*2*PI()/360" office:value-type="float" office:value="0.0432667121569394" calcext:value-type="float">
            <text:p>0.04326671215694</text:p>
          </table:table-cell>
          <table:table-cell table:formula="of:=([.G344]-[.G343])/([.B343]-[.B344])" office:value-type="float" office:value="0.295309709437445" calcext:value-type="float">
            <text:p>0.295309709437445</text:p>
          </table:table-cell>
          <table:table-cell table:formula="of:=([.H344]-[.H343])/([.B343]-[.B344])" office:value-type="float" office:value="0.330914426178136" calcext:value-type="float">
            <text:p>0.330914426178136</text:p>
          </table:table-cell>
          <table:table-cell table:formula="of:=([.I344]-[.I343])/([.B343]-[.B344])" office:value-type="float" office:value="0.869173967493192" calcext:value-type="float">
            <text:p>0.869173967493192</text:p>
          </table:table-cell>
          <table:table-cell table:formula="of:=([.J344]-[.J343])/([.B343]-[.B344])" office:value-type="float" office:value="0.791681348704631" calcext:value-type="float">
            <text:p>0.791681348704631</text:p>
          </table:table-cell>
          <table:table-cell table:formula="of:=([.K344]-[.K343])/([.B343]-[.B344])" office:value-type="float" office:value="-4.27256600888089" calcext:value-type="float">
            <text:p>-4.27256600888089</text:p>
          </table:table-cell>
          <table:table-cell table:formula="of:=([.L344]-[.L343])/([.B343]-[.B344])" office:value-type="float" office:value="9.80176907920265" calcext:value-type="float">
            <text:p>9.80176907920265</text:p>
          </table:table-cell>
          <table:table-cell table:formula="of:=([.M344]-[.M343])/([.B343]-[.B344])" office:value-type="float" office:value="-26.1380508778561" calcext:value-type="float">
            <text:p>-26.1380508778561</text:p>
          </table:table-cell>
          <table:table-cell table:formula="of:=([.N344]-[.N343])/([.B343]-[.B344])" office:value-type="float" office:value="-9.80176907919452" calcext:value-type="float">
            <text:p>-9.80176907919452</text:p>
          </table:table-cell>
          <table:table-cell table:number-columns-repeated="100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4]/120" office:value-type="float" office:value="2.80833333333333" calcext:value-type="float">
            <text:p>2.80833333333333</text:p>
          </table:table-cell>
          <table:table-cell table:style-name="Default" office:value-type="float" office:value="23.677" calcext:value-type="float">
            <text:p>23.677</text:p>
          </table:table-cell>
          <table:table-cell table:style-name="Default" office:value-type="float" office:value="-26.363" calcext:value-type="float">
            <text:p>-26.363</text:p>
          </table:table-cell>
          <table:table-cell table:style-name="Default" office:value-type="float" office:value="44.785" calcext:value-type="float">
            <text:p>44.785</text:p>
          </table:table-cell>
          <table:table-cell table:style-name="Default" office:value-type="float" office:value="2.101" calcext:value-type="float">
            <text:p>2.101</text:p>
          </table:table-cell>
          <table:table-cell table:formula="of:=[.C344]*2*PI()/360" office:value-type="float" office:value="0.413241606994697" calcext:value-type="float">
            <text:p>0.413241606994697</text:p>
          </table:table-cell>
          <table:table-cell table:formula="of:=[.D344]*2*PI()/360" office:value-type="float" office:value="-0.460121150703265" calcext:value-type="float">
            <text:p>-0.460121150703265</text:p>
          </table:table-cell>
          <table:table-cell table:formula="of:=[.E344]*2*PI()/360" office:value-type="float" office:value="0.78164570550566" calcext:value-type="float">
            <text:p>0.78164570550566</text:p>
          </table:table-cell>
          <table:table-cell table:formula="of:=[.F344]*2*PI()/360" office:value-type="float" office:value="0.0366693675844009" calcext:value-type="float">
            <text:p>0.036669367584401</text:p>
          </table:table-cell>
          <table:table-cell table:formula="of:=([.G345]-[.G344])/([.B344]-[.B345])" office:value-type="float" office:value="0.330914426178118" calcext:value-type="float">
            <text:p>0.330914426178118</text:p>
          </table:table-cell>
          <table:table-cell table:formula="of:=([.H345]-[.H344])/([.B344]-[.B345])" office:value-type="float" office:value="0.249233017184781" calcext:value-type="float">
            <text:p>0.249233017184781</text:p>
          </table:table-cell>
          <table:table-cell table:formula="of:=([.I345]-[.I344])/([.B344]-[.B345])" office:value-type="float" office:value="1.08699105814199" calcext:value-type="float">
            <text:p>1.08699105814199</text:p>
          </table:table-cell>
          <table:table-cell table:formula="of:=([.J345]-[.J344])/([.B344]-[.B345])" office:value-type="float" office:value="0.873362757697919" calcext:value-type="float">
            <text:p>0.873362757697919</text:p>
          </table:table-cell>
          <table:table-cell table:formula="of:=([.K345]-[.K344])/([.B344]-[.B345])" office:value-type="float" office:value="-4.77522083345632" calcext:value-type="float">
            <text:p>-4.77522083345632</text:p>
          </table:table-cell>
          <table:table-cell table:formula="of:=([.L345]-[.L344])/([.B344]-[.B345])" office:value-type="float" office:value="10.0530964914863" calcext:value-type="float">
            <text:p>10.0530964914863</text:p>
          </table:table-cell>
          <table:table-cell table:formula="of:=([.M345]-[.M344])/([.B344]-[.B345])" office:value-type="float" office:value="-26.6407057024513" calcext:value-type="float">
            <text:p>-26.6407057024513</text:p>
          </table:table-cell>
          <table:table-cell table:formula="of:=([.N345]-[.N344])/([.B344]-[.B345])" office:value-type="float" office:value="-7.03716754404649" calcext:value-type="float">
            <text:p>-7.03716754404649</text:p>
          </table:table-cell>
          <table:table-cell table:number-columns-repeated="100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5]/120" office:value-type="float" office:value="2.81666666666667" calcext:value-type="float">
            <text:p>2.81666666666667</text:p>
          </table:table-cell>
          <table:table-cell table:style-name="Default" office:value-type="float" office:value="23.519" calcext:value-type="float">
            <text:p>23.519</text:p>
          </table:table-cell>
          <table:table-cell table:style-name="Default" office:value-type="float" office:value="-26.482" calcext:value-type="float">
            <text:p>-26.482</text:p>
          </table:table-cell>
          <table:table-cell table:style-name="Default" office:value-type="float" office:value="44.266" calcext:value-type="float">
            <text:p>44.266</text:p>
          </table:table-cell>
          <table:table-cell table:style-name="Default" office:value-type="float" office:value="1.684" calcext:value-type="float">
            <text:p>1.684</text:p>
          </table:table-cell>
          <table:table-cell table:formula="of:=[.C345]*2*PI()/360" office:value-type="float" office:value="0.410483986776546" calcext:value-type="float">
            <text:p>0.410483986776546</text:p>
          </table:table-cell>
          <table:table-cell table:formula="of:=[.D345]*2*PI()/360" office:value-type="float" office:value="-0.462198092513138" calcext:value-type="float">
            <text:p>-0.462198092513138</text:p>
          </table:table-cell>
          <table:table-cell table:formula="of:=[.E345]*2*PI()/360" office:value-type="float" office:value="0.77258744668781" calcext:value-type="float">
            <text:p>0.77258744668781</text:p>
          </table:table-cell>
          <table:table-cell table:formula="of:=[.F345]*2*PI()/360" office:value-type="float" office:value="0.0293913446035845" calcext:value-type="float">
            <text:p>0.029391344603585</text:p>
          </table:table-cell>
          <table:table-cell table:formula="of:=([.G346]-[.G345])/([.B345]-[.B346])" office:value-type="float" office:value="0.37070793312359" calcext:value-type="float">
            <text:p>0.37070793312359</text:p>
          </table:table-cell>
          <table:table-cell table:formula="of:=([.H346]-[.H345])/([.B345]-[.B346])" office:value-type="float" office:value="0.165457213089058" calcext:value-type="float">
            <text:p>0.165457213089058</text:p>
          </table:table-cell>
          <table:table-cell table:formula="of:=([.I346]-[.I345])/([.B345]-[.B346])" office:value-type="float" office:value="1.30899693899576" calcext:value-type="float">
            <text:p>1.30899693899576</text:p>
          </table:table-cell>
          <table:table-cell table:formula="of:=([.J346]-[.J345])/([.B345]-[.B346])" office:value-type="float" office:value="0.932005820564976" calcext:value-type="float">
            <text:p>0.932005820564976</text:p>
          </table:table-cell>
          <table:table-cell table:formula="of:=([.K346]-[.K345])/([.B345]-[.B346])" office:value-type="float" office:value="-3.76991118430914" calcext:value-type="float">
            <text:p>-3.76991118430914</text:p>
          </table:table-cell>
          <table:table-cell table:formula="of:=([.L346]-[.L345])/([.B345]-[.B346])" office:value-type="float" office:value="11.8123883774965" calcext:value-type="float">
            <text:p>11.8123883774965</text:p>
          </table:table-cell>
          <table:table-cell table:formula="of:=([.M346]-[.M345])/([.B345]-[.B346])" office:value-type="float" office:value="-25.8867234655797" calcext:value-type="float">
            <text:p>-25.8867234655797</text:p>
          </table:table-cell>
          <table:table-cell table:formula="of:=([.N346]-[.N345])/([.B345]-[.B346])" office:value-type="float" office:value="-3.51858377202056" calcext:value-type="float">
            <text:p>-3.51858377202056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6]/120" office:value-type="float" office:value="2.825" calcext:value-type="float">
            <text:p>2.825</text:p>
          </table:table-cell>
          <table:table-cell table:style-name="Default" office:value-type="float" office:value="23.342" calcext:value-type="float">
            <text:p>23.342</text:p>
          </table:table-cell>
          <table:table-cell table:style-name="Default" office:value-type="float" office:value="-26.561" calcext:value-type="float">
            <text:p>-26.561</text:p>
          </table:table-cell>
          <table:table-cell table:style-name="Default" office:value-type="float" office:value="43.641" calcext:value-type="float">
            <text:p>43.641</text:p>
          </table:table-cell>
          <table:table-cell table:style-name="Default" office:value-type="float" office:value="1.239" calcext:value-type="float">
            <text:p>1.239</text:p>
          </table:table-cell>
          <table:table-cell table:formula="of:=[.C346]*2*PI()/360" office:value-type="float" office:value="0.407394754000516" calcext:value-type="float">
            <text:p>0.407394754000516</text:p>
          </table:table-cell>
          <table:table-cell table:formula="of:=[.D346]*2*PI()/360" office:value-type="float" office:value="-0.463576902622214" calcext:value-type="float">
            <text:p>-0.463576902622214</text:p>
          </table:table-cell>
          <table:table-cell table:formula="of:=[.E346]*2*PI()/360" office:value-type="float" office:value="0.761679138862845" calcext:value-type="float">
            <text:p>0.761679138862845</text:p>
          </table:table-cell>
          <table:table-cell table:formula="of:=[.F346]*2*PI()/360" office:value-type="float" office:value="0.0216246294322097" calcext:value-type="float">
            <text:p>0.02162462943221</text:p>
          </table:table-cell>
          <table:table-cell table:formula="of:=([.G347]-[.G346])/([.B346]-[.B347])" office:value-type="float" office:value="0.402123859659499" calcext:value-type="float">
            <text:p>0.402123859659499</text:p>
          </table:table-cell>
          <table:table-cell table:formula="of:=([.H347]-[.H346])/([.B346]-[.B347])" office:value-type="float" office:value="0.0670206432765876" calcext:value-type="float">
            <text:p>0.067020643276588</text:p>
          </table:table-cell>
          <table:table-cell table:formula="of:=([.I347]-[.I346])/([.B346]-[.B347])" office:value-type="float" office:value="1.52471963454226" calcext:value-type="float">
            <text:p>1.52471963454226</text:p>
          </table:table-cell>
          <table:table-cell table:formula="of:=([.J347]-[.J346])/([.B346]-[.B347])" office:value-type="float" office:value="0.96132735199848" calcext:value-type="float">
            <text:p>0.96132735199848</text:p>
          </table:table-cell>
          <table:table-cell table:formula="of:=([.K347]-[.K346])/([.B346]-[.B347])" office:value-type="float" office:value="-2.76460153515822" calcext:value-type="float">
            <text:p>-2.76460153515822</text:p>
          </table:table-cell>
          <table:table-cell table:formula="of:=([.L347]-[.L346])/([.B346]-[.B347])" office:value-type="float" office:value="11.8123883774989" calcext:value-type="float">
            <text:p>11.8123883774989</text:p>
          </table:table-cell>
          <table:table-cell table:formula="of:=([.M347]-[.M346])/([.B346]-[.B347])" office:value-type="float" office:value="-25.8867234655782" calcext:value-type="float">
            <text:p>-25.8867234655782</text:p>
          </table:table-cell>
          <table:table-cell table:formula="of:=([.N347]-[.N346])/([.B346]-[.B347])" office:value-type="float" office:value="-0.502654824574364" calcext:value-type="float">
            <text:p>-0.502654824574364</text:p>
          </table:table-cell>
          <table:table-cell table:number-columns-repeated="100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7]/120" office:value-type="float" office:value="2.83333333333333" calcext:value-type="float">
            <text:p>2.83333333333333</text:p>
          </table:table-cell>
          <table:table-cell table:style-name="Default" office:value-type="float" office:value="23.15" calcext:value-type="float">
            <text:p>23.15</text:p>
          </table:table-cell>
          <table:table-cell table:style-name="Default" office:value-type="float" office:value="-26.593" calcext:value-type="float">
            <text:p>-26.593</text:p>
          </table:table-cell>
          <table:table-cell table:style-name="Default" office:value-type="float" office:value="42.913" calcext:value-type="float">
            <text:p>42.913</text:p>
          </table:table-cell>
          <table:table-cell table:style-name="Default" office:value-type="float" office:value="0.78" calcext:value-type="float">
            <text:p>0.78</text:p>
          </table:table-cell>
          <table:table-cell table:formula="of:=[.C347]*2*PI()/360" office:value-type="float" office:value="0.404043721836687" calcext:value-type="float">
            <text:p>0.404043721836687</text:p>
          </table:table-cell>
          <table:table-cell table:formula="of:=[.D347]*2*PI()/360" office:value-type="float" office:value="-0.464135407982852" calcext:value-type="float">
            <text:p>-0.464135407982852</text:p>
          </table:table-cell>
          <table:table-cell table:formula="of:=[.E347]*2*PI()/360" office:value-type="float" office:value="0.748973141908327" calcext:value-type="float">
            <text:p>0.748973141908327</text:p>
          </table:table-cell>
          <table:table-cell table:formula="of:=[.F347]*2*PI()/360" office:value-type="float" office:value="0.0136135681655558" calcext:value-type="float">
            <text:p>0.013613568165556</text:p>
          </table:table-cell>
          <table:table-cell table:formula="of:=([.G348]-[.G347])/([.B347]-[.B348])" office:value-type="float" office:value="0.425162205785818" calcext:value-type="float">
            <text:p>0.425162205785818</text:p>
          </table:table-cell>
          <table:table-cell table:formula="of:=([.H348]-[.H347])/([.B347]-[.B348])" office:value-type="float" office:value="-0.0314159265359027" calcext:value-type="float">
            <text:p>-0.031415926535903</text:p>
          </table:table-cell>
          <table:table-cell table:formula="of:=([.I348]-[.I347])/([.B347]-[.B348])" office:value-type="float" office:value="1.74044233008874" calcext:value-type="float">
            <text:p>1.74044233008874</text:p>
          </table:table-cell>
          <table:table-cell table:formula="of:=([.J348]-[.J347])/([.B347]-[.B348])" office:value-type="float" office:value="0.965516142203266" calcext:value-type="float">
            <text:p>0.965516142203266</text:p>
          </table:table-cell>
          <table:table-cell table:formula="of:=([.K348]-[.K347])/([.B347]-[.B348])" office:value-type="float" office:value="-1.00530964914932" calcext:value-type="float">
            <text:p>-1.00530964914932</text:p>
          </table:table-cell>
          <table:table-cell table:formula="of:=([.L348]-[.L347])/([.B347]-[.B348])" office:value-type="float" office:value="12.5663706143577" calcext:value-type="float">
            <text:p>12.5663706143577</text:p>
          </table:table-cell>
          <table:table-cell table:formula="of:=([.M348]-[.M347])/([.B347]-[.B348])" office:value-type="float" office:value="-24.881413816432" calcext:value-type="float">
            <text:p>-24.881413816432</text:p>
          </table:table-cell>
          <table:table-cell table:formula="of:=([.N348]-[.N347])/([.B347]-[.B348])" office:value-type="float" office:value="3.01592894744621" calcext:value-type="float">
            <text:p>3.01592894744621</text:p>
          </table:table-cell>
          <table:table-cell table:number-columns-repeated="100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8]/120" office:value-type="float" office:value="2.84166666666667" calcext:value-type="float">
            <text:p>2.84166666666667</text:p>
          </table:table-cell>
          <table:table-cell table:style-name="Default" office:value-type="float" office:value="22.947" calcext:value-type="float">
            <text:p>22.947</text:p>
          </table:table-cell>
          <table:table-cell table:style-name="Default" office:value-type="float" office:value="-26.578" calcext:value-type="float">
            <text:p>-26.578</text:p>
          </table:table-cell>
          <table:table-cell table:style-name="Default" office:value-type="float" office:value="42.082" calcext:value-type="float">
            <text:p>42.082</text:p>
          </table:table-cell>
          <table:table-cell table:style-name="Default" office:value-type="float" office:value="0.319" calcext:value-type="float">
            <text:p>0.319</text:p>
          </table:table-cell>
          <table:table-cell table:formula="of:=[.C348]*2*PI()/360" office:value-type="float" office:value="0.400500703455139" calcext:value-type="float">
            <text:p>0.400500703455139</text:p>
          </table:table-cell>
          <table:table-cell table:formula="of:=[.D348]*2*PI()/360" office:value-type="float" office:value="-0.463873608595053" calcext:value-type="float">
            <text:p>-0.463873608595053</text:p>
          </table:table-cell>
          <table:table-cell table:formula="of:=[.E348]*2*PI()/360" office:value-type="float" office:value="0.734469455824254" calcext:value-type="float">
            <text:p>0.734469455824254</text:p>
          </table:table-cell>
          <table:table-cell table:formula="of:=[.F348]*2*PI()/360" office:value-type="float" office:value="0.00556760031386191" calcext:value-type="float">
            <text:p>0.005567600313862</text:p>
          </table:table-cell>
          <table:table-cell table:formula="of:=([.G349]-[.G348])/([.B348]-[.B349])" office:value-type="float" office:value="0.433539786195395" calcext:value-type="float">
            <text:p>0.433539786195395</text:p>
          </table:table-cell>
          <table:table-cell table:formula="of:=([.H349]-[.H348])/([.B348]-[.B349])" office:value-type="float" office:value="-0.13613568165555" calcext:value-type="float">
            <text:p>-0.13613568165555</text:p>
          </table:table-cell>
          <table:table-cell table:formula="of:=([.I349]-[.I348])/([.B348]-[.B349])" office:value-type="float" office:value="1.94778744522568" calcext:value-type="float">
            <text:p>1.94778744522568</text:p>
          </table:table-cell>
          <table:table-cell table:formula="of:=([.J349]-[.J348])/([.B348]-[.B349])" office:value-type="float" office:value="0.940383400974548" calcext:value-type="float">
            <text:p>0.940383400974548</text:p>
          </table:table-cell>
          <table:table-cell table:formula="of:=([.K349]-[.K348])/([.B348]-[.B349])" office:value-type="float" office:value="0.251327412288128" calcext:value-type="float">
            <text:p>0.251327412288128</text:p>
          </table:table-cell>
          <table:table-cell table:formula="of:=([.L349]-[.L348])/([.B348]-[.B349])" office:value-type="float" office:value="13.571680263511" calcext:value-type="float">
            <text:p>13.571680263511</text:p>
          </table:table-cell>
          <table:table-cell table:formula="of:=([.M349]-[.M348])/([.B348]-[.B349])" office:value-type="float" office:value="-23.373449342708" calcext:value-type="float">
            <text:p>-23.373449342708</text:p>
          </table:table-cell>
          <table:table-cell table:formula="of:=([.N349]-[.N348])/([.B348]-[.B349])" office:value-type="float" office:value="5.27787565803089" calcext:value-type="float">
            <text:p>5.27787565803089</text:p>
          </table:table-cell>
          <table:table-cell table:number-columns-repeated="100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9]/120" office:value-type="float" office:value="2.85" calcext:value-type="float">
            <text:p>2.85</text:p>
          </table:table-cell>
          <table:table-cell table:style-name="Default" office:value-type="float" office:value="22.74" calcext:value-type="float">
            <text:p>22.74</text:p>
          </table:table-cell>
          <table:table-cell table:style-name="Default" office:value-type="float" office:value="-26.513" calcext:value-type="float">
            <text:p>-26.513</text:p>
          </table:table-cell>
          <table:table-cell table:style-name="Default" office:value-type="float" office:value="41.152" calcext:value-type="float">
            <text:p>41.152</text:p>
          </table:table-cell>
          <table:table-cell table:style-name="Default" office:value-type="float" office:value="-0.13" calcext:value-type="float">
            <text:p>-0.13</text:p>
          </table:table-cell>
          <table:table-cell table:formula="of:=[.C349]*2*PI()/360" office:value-type="float" office:value="0.39688787190351" calcext:value-type="float">
            <text:p>0.39688787190351</text:p>
          </table:table-cell>
          <table:table-cell table:formula="of:=[.D349]*2*PI()/360" office:value-type="float" office:value="-0.462739144581257" calcext:value-type="float">
            <text:p>-0.462739144581257</text:p>
          </table:table-cell>
          <table:table-cell table:formula="of:=[.E349]*2*PI()/360" office:value-type="float" office:value="0.718237893780706" calcext:value-type="float">
            <text:p>0.718237893780706</text:p>
          </table:table-cell>
          <table:table-cell table:formula="of:=[.F349]*2*PI()/360" office:value-type="float" office:value="-0.00226892802759263" calcext:value-type="float">
            <text:p>-0.002268928027593</text:p>
          </table:table-cell>
          <table:table-cell table:formula="of:=([.G350]-[.G349])/([.B349]-[.B350])" office:value-type="float" office:value="0.431445391092994" calcext:value-type="float">
            <text:p>0.431445391092994</text:p>
          </table:table-cell>
          <table:table-cell table:formula="of:=([.H350]-[.H349])/([.B349]-[.B350])" office:value-type="float" office:value="-0.249233017184808" calcext:value-type="float">
            <text:p>-0.249233017184808</text:p>
          </table:table-cell>
          <table:table-cell table:formula="of:=([.I350]-[.I349])/([.B349]-[.B350])" office:value-type="float" office:value="2.14256618974824" calcext:value-type="float">
            <text:p>2.14256618974824</text:p>
          </table:table-cell>
          <table:table-cell table:formula="of:=([.J350]-[.J349])/([.B349]-[.B350])" office:value-type="float" office:value="0.896401103824291" calcext:value-type="float">
            <text:p>0.896401103824291</text:p>
          </table:table-cell>
          <table:table-cell table:formula="of:=([.K350]-[.K349])/([.B349]-[.B350])" office:value-type="float" office:value="2.01061929829624" calcext:value-type="float">
            <text:p>2.01061929829624</text:p>
          </table:table-cell>
          <table:table-cell table:formula="of:=([.L350]-[.L349])/([.B349]-[.B350])" office:value-type="float" office:value="13.8230076757919" calcext:value-type="float">
            <text:p>13.8230076757919</text:p>
          </table:table-cell>
          <table:table-cell table:formula="of:=([.M350]-[.M349])/([.B349]-[.B350])" office:value-type="float" office:value="-22.1168122812722" calcext:value-type="float">
            <text:p>-22.1168122812722</text:p>
          </table:table-cell>
          <table:table-cell table:formula="of:=([.N350]-[.N349])/([.B349]-[.B350])" office:value-type="float" office:value="7.03716754404123" calcext:value-type="float">
            <text:p>7.03716754404123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50]/120" office:value-type="float" office:value="2.85833333333333" calcext:value-type="float">
            <text:p>2.85833333333333</text:p>
          </table:table-cell>
          <table:table-cell table:style-name="Default" office:value-type="float" office:value="22.534" calcext:value-type="float">
            <text:p>22.534</text:p>
          </table:table-cell>
          <table:table-cell table:style-name="Default" office:value-type="float" office:value="-26.394" calcext:value-type="float">
            <text:p>-26.394</text:p>
          </table:table-cell>
          <table:table-cell table:style-name="Default" office:value-type="float" office:value="40.129" calcext:value-type="float">
            <text:p>40.129</text:p>
          </table:table-cell>
          <table:table-cell table:style-name="Default" office:value-type="float" office:value="-0.558" calcext:value-type="float">
            <text:p>-0.558</text:p>
          </table:table-cell>
          <table:table-cell table:formula="of:=[.C350]*2*PI()/360" office:value-type="float" office:value="0.393292493644402" calcext:value-type="float">
            <text:p>0.393292493644402</text:p>
          </table:table-cell>
          <table:table-cell table:formula="of:=[.D350]*2*PI()/360" office:value-type="float" office:value="-0.460662202771383" calcext:value-type="float">
            <text:p>-0.460662202771383</text:p>
          </table:table-cell>
          <table:table-cell table:formula="of:=[.E350]*2*PI()/360" office:value-type="float" office:value="0.700383175532804" calcext:value-type="float">
            <text:p>0.700383175532804</text:p>
          </table:table-cell>
          <table:table-cell table:formula="of:=[.F350]*2*PI()/360" office:value-type="float" office:value="-0.00973893722612836" calcext:value-type="float">
            <text:p>-0.009738937226128</text:p>
          </table:table-cell>
          <table:table-cell table:formula="of:=([.G351]-[.G350])/([.B350]-[.B351])" office:value-type="float" office:value="0.414690230273859" calcext:value-type="float">
            <text:p>0.414690230273859</text:p>
          </table:table-cell>
          <table:table-cell table:formula="of:=([.H351]-[.H350])/([.B350]-[.B351])" office:value-type="float" office:value="-0.364424747816407" calcext:value-type="float">
            <text:p>-0.364424747816407</text:p>
          </table:table-cell>
          <table:table-cell table:formula="of:=([.I351]-[.I350])/([.B350]-[.B351])" office:value-type="float" office:value="2.32687295875884" calcext:value-type="float">
            <text:p>2.32687295875884</text:p>
          </table:table-cell>
          <table:table-cell table:formula="of:=([.J351]-[.J350])/([.B350]-[.B351])" office:value-type="float" office:value="0.837758040957281" calcext:value-type="float">
            <text:p>0.837758040957281</text:p>
          </table:table-cell>
          <table:table-cell table:formula="of:=([.K351]-[.K350])/([.B350]-[.B351])" office:value-type="float" office:value="4.27256600888381" calcext:value-type="float">
            <text:p>4.27256600888381</text:p>
          </table:table-cell>
          <table:table-cell table:formula="of:=([.L351]-[.L350])/([.B350]-[.B351])" office:value-type="float" office:value="14.3256625003706" calcext:value-type="float">
            <text:p>14.3256625003706</text:p>
          </table:table-cell>
          <table:table-cell table:formula="of:=([.M351]-[.M350])/([.B350]-[.B351])" office:value-type="float" office:value="-18.5982285092528" calcext:value-type="float">
            <text:p>-18.5982285092528</text:p>
          </table:table-cell>
          <table:table-cell table:formula="of:=([.N351]-[.N350])/([.B350]-[.B351])" office:value-type="float" office:value="8.04247719318988" calcext:value-type="float">
            <text:p>8.04247719318988</text:p>
          </table:table-cell>
          <table:table-cell table:number-columns-repeated="100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51]/120" office:value-type="float" office:value="2.86666666666667" calcext:value-type="float">
            <text:p>2.86666666666667</text:p>
          </table:table-cell>
          <table:table-cell table:style-name="Default" office:value-type="float" office:value="22.336" calcext:value-type="float">
            <text:p>22.336</text:p>
          </table:table-cell>
          <table:table-cell table:style-name="Default" office:value-type="float" office:value="-26.22" calcext:value-type="float">
            <text:p>-26.22</text:p>
          </table:table-cell>
          <table:table-cell table:style-name="Default" office:value-type="float" office:value="39.018" calcext:value-type="float">
            <text:p>39.018</text:p>
          </table:table-cell>
          <table:table-cell table:style-name="Default" office:value-type="float" office:value="-0.958" calcext:value-type="float">
            <text:p>-0.958</text:p>
          </table:table-cell>
          <table:table-cell table:formula="of:=[.C351]*2*PI()/360" office:value-type="float" office:value="0.389836741725453" calcext:value-type="float">
            <text:p>0.389836741725453</text:p>
          </table:table-cell>
          <table:table-cell table:formula="of:=[.D351]*2*PI()/360" office:value-type="float" office:value="-0.457625329872913" calcext:value-type="float">
            <text:p>-0.457625329872913</text:p>
          </table:table-cell>
          <table:table-cell table:formula="of:=[.E351]*2*PI()/360" office:value-type="float" office:value="0.680992567543148" calcext:value-type="float">
            <text:p>0.680992567543148</text:p>
          </table:table-cell>
          <table:table-cell table:formula="of:=[.F351]*2*PI()/360" office:value-type="float" office:value="-0.0167202542341057" calcext:value-type="float">
            <text:p>-0.016720254234106</text:p>
          </table:table-cell>
          <table:table-cell table:formula="of:=([.G352]-[.G351])/([.B351]-[.B352])" office:value-type="float" office:value="0.379085513533161" calcext:value-type="float">
            <text:p>0.379085513533161</text:p>
          </table:table-cell>
          <table:table-cell table:formula="of:=([.H352]-[.H351])/([.B351]-[.B352])" office:value-type="float" office:value="-0.483805268652828" calcext:value-type="float">
            <text:p>-0.483805268652828</text:p>
          </table:table-cell>
          <table:table-cell table:formula="of:=([.I352]-[.I351])/([.B351]-[.B352])" office:value-type="float" office:value="2.48185819633595" calcext:value-type="float">
            <text:p>2.48185819633595</text:p>
          </table:table-cell>
          <table:table-cell table:formula="of:=([.J352]-[.J351])/([.B351]-[.B352])" office:value-type="float" office:value="0.770737397680699" calcext:value-type="float">
            <text:p>0.770737397680699</text:p>
          </table:table-cell>
          <table:table-cell table:formula="of:=([.K352]-[.K351])/([.B351]-[.B352])" office:value-type="float" office:value="6.7858401317531" calcext:value-type="float">
            <text:p>6.7858401317531</text:p>
          </table:table-cell>
          <table:table-cell table:formula="of:=([.L352]-[.L351])/([.B351]-[.B352])" office:value-type="float" office:value="13.8230076757967" calcext:value-type="float">
            <text:p>13.8230076757967</text:p>
          </table:table-cell>
          <table:table-cell table:formula="of:=([.M352]-[.M351])/([.B351]-[.B352])" office:value-type="float" office:value="-14.325662500369" calcext:value-type="float">
            <text:p>-14.325662500369</text:p>
          </table:table-cell>
          <table:table-cell table:formula="of:=([.N352]-[.N351])/([.B351]-[.B352])" office:value-type="float" office:value="7.03716754404127" calcext:value-type="float">
            <text:p>7.03716754404127</text:p>
          </table:table-cell>
          <table:table-cell table:number-columns-repeated="100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52]/120" office:value-type="float" office:value="2.875" calcext:value-type="float">
            <text:p>2.875</text:p>
          </table:table-cell>
          <table:table-cell table:style-name="Default" office:value-type="float" office:value="22.155" calcext:value-type="float">
            <text:p>22.155</text:p>
          </table:table-cell>
          <table:table-cell table:style-name="Default" office:value-type="float" office:value="-25.989" calcext:value-type="float">
            <text:p>-25.989</text:p>
          </table:table-cell>
          <table:table-cell table:style-name="Default" office:value-type="float" office:value="37.833" calcext:value-type="float">
            <text:p>37.833</text:p>
          </table:table-cell>
          <table:table-cell table:style-name="Default" office:value-type="float" office:value="-1.326" calcext:value-type="float">
            <text:p>-1.326</text:p>
          </table:table-cell>
          <table:table-cell table:formula="of:=[.C352]*2*PI()/360" office:value-type="float" office:value="0.386677695779344" calcext:value-type="float">
            <text:p>0.386677695779344</text:p>
          </table:table-cell>
          <table:table-cell table:formula="of:=[.D352]*2*PI()/360" office:value-type="float" office:value="-0.453593619300806" calcext:value-type="float">
            <text:p>-0.453593619300806</text:p>
          </table:table-cell>
          <table:table-cell table:formula="of:=[.E352]*2*PI()/360" office:value-type="float" office:value="0.660310415907015" calcext:value-type="float">
            <text:p>0.660310415907015</text:p>
          </table:table-cell>
          <table:table-cell table:formula="of:=[.F352]*2*PI()/360" office:value-type="float" office:value="-0.0231430658814448" calcext:value-type="float">
            <text:p>-0.023143065881445</text:p>
          </table:table-cell>
          <table:table-cell table:formula="of:=([.G353]-[.G352])/([.B352]-[.B353])" office:value-type="float" office:value="0.322536845768552" calcext:value-type="float">
            <text:p>0.322536845768552</text:p>
          </table:table-cell>
          <table:table-cell table:formula="of:=([.H353]-[.H352])/([.B352]-[.B353])" office:value-type="float" office:value="-0.598996999284467" calcext:value-type="float">
            <text:p>-0.598996999284467</text:p>
          </table:table-cell>
          <table:table-cell table:formula="of:=([.I353]-[.I352])/([.B352]-[.B353])" office:value-type="float" office:value="2.60123871717236" calcext:value-type="float">
            <text:p>2.60123871717236</text:p>
          </table:table-cell>
          <table:table-cell table:formula="of:=([.J353]-[.J352])/([.B352]-[.B353])" office:value-type="float" office:value="0.712094334813688" calcext:value-type="float">
            <text:p>0.712094334813688</text:p>
          </table:table-cell>
          <table:table-cell table:formula="of:=([.K353]-[.K352])/([.B352]-[.B353])" office:value-type="float" office:value="8.79645943005094" calcext:value-type="float">
            <text:p>8.79645943005094</text:p>
          </table:table-cell>
          <table:table-cell table:formula="of:=([.L353]-[.L352])/([.B352]-[.B353])" office:value-type="float" office:value="13.3203528512189" calcext:value-type="float">
            <text:p>13.3203528512189</text:p>
          </table:table-cell>
          <table:table-cell table:formula="of:=([.M353]-[.M352])/([.B352]-[.B353])" office:value-type="float" office:value="-9.80176907920022" calcext:value-type="float">
            <text:p>-9.80176907920022</text:p>
          </table:table-cell>
          <table:table-cell table:formula="of:=([.N353]-[.N352])/([.B352]-[.B353])" office:value-type="float" office:value="5.0265482457436" calcext:value-type="float">
            <text:p>5.0265482457436</text:p>
          </table:table-cell>
          <table:table-cell table:number-columns-repeated="100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3]/120" office:value-type="float" office:value="2.88333333333333" calcext:value-type="float">
            <text:p>2.88333333333333</text:p>
          </table:table-cell>
          <table:table-cell table:style-name="Default" office:value-type="float" office:value="22.001" calcext:value-type="float">
            <text:p>22.001</text:p>
          </table:table-cell>
          <table:table-cell table:style-name="Default" office:value-type="float" office:value="-25.703" calcext:value-type="float">
            <text:p>-25.703</text:p>
          </table:table-cell>
          <table:table-cell table:style-name="Default" office:value-type="float" office:value="36.591" calcext:value-type="float">
            <text:p>36.591</text:p>
          </table:table-cell>
          <table:table-cell table:style-name="Default" office:value-type="float" office:value="-1.666" calcext:value-type="float">
            <text:p>-1.666</text:p>
          </table:table-cell>
          <table:table-cell table:formula="of:=[.C353]*2*PI()/360" office:value-type="float" office:value="0.383989888731272" calcext:value-type="float">
            <text:p>0.383989888731272</text:p>
          </table:table-cell>
          <table:table-cell table:formula="of:=[.D353]*2*PI()/360" office:value-type="float" office:value="-0.448601977640102" calcext:value-type="float">
            <text:p>-0.448601977640102</text:p>
          </table:table-cell>
          <table:table-cell table:formula="of:=[.E353]*2*PI()/360" office:value-type="float" office:value="0.638633426597245" calcext:value-type="float">
            <text:p>0.638633426597245</text:p>
          </table:table-cell>
          <table:table-cell table:formula="of:=[.F353]*2*PI()/360" office:value-type="float" office:value="-0.0290771853382255" calcext:value-type="float">
            <text:p>-0.029077185338226</text:p>
          </table:table-cell>
          <table:table-cell table:formula="of:=([.G354]-[.G353])/([.B353]-[.B354])" office:value-type="float" office:value="0.249233017184794" calcext:value-type="float">
            <text:p>0.249233017184794</text:p>
          </table:table-cell>
          <table:table-cell table:formula="of:=([.H354]-[.H353])/([.B353]-[.B354])" office:value-type="float" office:value="-0.70999993971129" calcext:value-type="float">
            <text:p>-0.70999993971129</text:p>
          </table:table-cell>
          <table:table-cell table:formula="of:=([.I354]-[.I353])/([.B353]-[.B354])" office:value-type="float" office:value="2.68292012616569" calcext:value-type="float">
            <text:p>2.68292012616569</text:p>
          </table:table-cell>
          <table:table-cell table:formula="of:=([.J354]-[.J353])/([.B353]-[.B354])" office:value-type="float" office:value="0.670206432765825" calcext:value-type="float">
            <text:p>0.670206432765825</text:p>
          </table:table-cell>
          <table:table-cell table:formula="of:=([.K354]-[.K353])/([.B353]-[.B354])" office:value-type="float" office:value="11.8123883774973" calcext:value-type="float">
            <text:p>11.8123883774973</text:p>
          </table:table-cell>
          <table:table-cell table:formula="of:=([.L354]-[.L353])/([.B353]-[.B354])" office:value-type="float" office:value="12.5663706143593" calcext:value-type="float">
            <text:p>12.5663706143593</text:p>
          </table:table-cell>
          <table:table-cell table:formula="of:=([.M354]-[.M353])/([.B353]-[.B354])" office:value-type="float" office:value="-4.27256600888224" calcext:value-type="float">
            <text:p>-4.27256600888224</text:p>
          </table:table-cell>
          <table:table-cell table:formula="of:=([.N354]-[.N353])/([.B353]-[.B354])" office:value-type="float" office:value="3.26725635973343" calcext:value-type="float">
            <text:p>3.26725635973343</text:p>
          </table:table-cell>
          <table:table-cell table:number-columns-repeated="100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4]/120" office:value-type="float" office:value="2.89166666666667" calcext:value-type="float">
            <text:p>2.89166666666667</text:p>
          </table:table-cell>
          <table:table-cell table:style-name="Default" office:value-type="float" office:value="21.882" calcext:value-type="float">
            <text:p>21.882</text:p>
          </table:table-cell>
          <table:table-cell table:style-name="Default" office:value-type="float" office:value="-25.364" calcext:value-type="float">
            <text:p>-25.364</text:p>
          </table:table-cell>
          <table:table-cell table:style-name="Default" office:value-type="float" office:value="35.31" calcext:value-type="float">
            <text:p>35.31</text:p>
          </table:table-cell>
          <table:table-cell table:style-name="Default" office:value-type="float" office:value="-1.986" calcext:value-type="float">
            <text:p>-1.986</text:p>
          </table:table-cell>
          <table:table-cell table:formula="of:=[.C354]*2*PI()/360" office:value-type="float" office:value="0.381912946921399" calcext:value-type="float">
            <text:p>0.381912946921399</text:p>
          </table:table-cell>
          <table:table-cell table:formula="of:=[.D354]*2*PI()/360" office:value-type="float" office:value="-0.442685311475842" calcext:value-type="float">
            <text:p>-0.442685311475842</text:p>
          </table:table-cell>
          <table:table-cell table:formula="of:=[.E354]*2*PI()/360" office:value-type="float" office:value="0.616275758879198" calcext:value-type="float">
            <text:p>0.616275758879198</text:p>
          </table:table-cell>
          <table:table-cell table:formula="of:=[.F354]*2*PI()/360" office:value-type="float" office:value="-0.0346622389446074" calcext:value-type="float">
            <text:p>-0.034662238944607</text:p>
          </table:table-cell>
          <table:table-cell table:formula="of:=([.G355]-[.G354])/([.B354]-[.B355])" office:value-type="float" office:value="0.150796447372317" calcext:value-type="float">
            <text:p>0.150796447372317</text:p>
          </table:table-cell>
          <table:table-cell table:formula="of:=([.H355]-[.H354])/([.B354]-[.B355])" office:value-type="float" office:value="-0.814719694830951" calcext:value-type="float">
            <text:p>-0.814719694830951</text:p>
          </table:table-cell>
          <table:table-cell table:formula="of:=([.I355]-[.I354])/([.B354]-[.B355])" office:value-type="float" office:value="2.71852484290638" calcext:value-type="float">
            <text:p>2.71852484290638</text:p>
          </table:table-cell>
          <table:table-cell table:formula="of:=([.J355]-[.J354])/([.B354]-[.B355])" office:value-type="float" office:value="0.642979296434713" calcext:value-type="float">
            <text:p>0.642979296434713</text:p>
          </table:table-cell>
          <table:table-cell table:formula="of:=([.K355]-[.K354])/([.B354]-[.B355])" office:value-type="float" office:value="13.5716802635094" calcext:value-type="float">
            <text:p>13.5716802635094</text:p>
          </table:table-cell>
          <table:table-cell table:formula="of:=([.L355]-[.L354])/([.B354]-[.B355])" office:value-type="float" office:value="10.8070787283504" calcext:value-type="float">
            <text:p>10.8070787283504</text:p>
          </table:table-cell>
          <table:table-cell table:formula="of:=([.M355]-[.M354])/([.B354]-[.B355])" office:value-type="float" office:value="0.502654824576256" calcext:value-type="float">
            <text:p>0.502654824576256</text:p>
          </table:table-cell>
          <table:table-cell table:formula="of:=([.N355]-[.N354])/([.B354]-[.B355])" office:value-type="float" office:value="-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5]/120" office:value-type="float" office:value="2.9" calcext:value-type="float">
            <text:p>2.9</text:p>
          </table:table-cell>
          <table:table-cell table:style-name="Default" office:value-type="float" office:value="21.81" calcext:value-type="float">
            <text:p>21.81</text:p>
          </table:table-cell>
          <table:table-cell table:style-name="Default" office:value-type="float" office:value="-24.975" calcext:value-type="float">
            <text:p>-24.975</text:p>
          </table:table-cell>
          <table:table-cell table:style-name="Default" office:value-type="float" office:value="34.012" calcext:value-type="float">
            <text:p>34.012</text:p>
          </table:table-cell>
          <table:table-cell table:style-name="Default" office:value-type="float" office:value="-2.293" calcext:value-type="float">
            <text:p>-2.293</text:p>
          </table:table-cell>
          <table:table-cell table:formula="of:=[.C355]*2*PI()/360" office:value-type="float" office:value="0.380656309859963" calcext:value-type="float">
            <text:p>0.380656309859963</text:p>
          </table:table-cell>
          <table:table-cell table:formula="of:=[.D355]*2*PI()/360" office:value-type="float" office:value="-0.435895980685584" calcext:value-type="float">
            <text:p>-0.435895980685584</text:p>
          </table:table-cell>
          <table:table-cell table:formula="of:=[.E355]*2*PI()/360" office:value-type="float" office:value="0.593621385188311" calcext:value-type="float">
            <text:p>0.593621385188311</text:p>
          </table:table-cell>
          <table:table-cell table:formula="of:=[.F355]*2*PI()/360" office:value-type="float" office:value="-0.04002039974823" calcext:value-type="float">
            <text:p>-0.04002039974823</text:p>
          </table:table-cell>
          <table:table-cell table:formula="of:=([.G356]-[.G355])/([.B355]-[.B356])" office:value-type="float" office:value="0.0376991118430726" calcext:value-type="float">
            <text:p>0.037699111843073</text:p>
          </table:table-cell>
          <table:table-cell table:formula="of:=([.H356]-[.H355])/([.B355]-[.B356])" office:value-type="float" office:value="-0.90477868423387" calcext:value-type="float">
            <text:p>-0.90477868423387</text:p>
          </table:table-cell>
          <table:table-cell table:formula="of:=([.I356]-[.I355])/([.B355]-[.B356])" office:value-type="float" office:value="2.71433605270158" calcext:value-type="float">
            <text:p>2.71433605270158</text:p>
          </table:table-cell>
          <table:table-cell table:formula="of:=([.J356]-[.J355])/([.B355]-[.B356])" office:value-type="float" office:value="0.642979296434713" calcext:value-type="float">
            <text:p>0.642979296434713</text:p>
          </table:table-cell>
          <table:table-cell table:formula="of:=([.K356]-[.K355])/([.B355]-[.B356])" office:value-type="float" office:value="15.8336269740922" calcext:value-type="float">
            <text:p>15.8336269740922</text:p>
          </table:table-cell>
          <table:table-cell table:formula="of:=([.L356]-[.L355])/([.B355]-[.B356])" office:value-type="float" office:value="9.29911425462479" calcext:value-type="float">
            <text:p>9.29911425462479</text:p>
          </table:table-cell>
          <table:table-cell table:formula="of:=([.M356]-[.M355])/([.B355]-[.B356])" office:value-type="float" office:value="5.78053048260302" calcext:value-type="float">
            <text:p>5.78053048260302</text:p>
          </table:table-cell>
          <table:table-cell table:formula="of:=([.N356]-[.N355])/([.B355]-[.B356])" office:value-type="float" office:value="-2.01061929829754" calcext:value-type="float">
            <text:p>-2.01061929829754</text:p>
          </table:table-cell>
          <table:table-cell table:number-columns-repeated="100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6]/120" office:value-type="float" office:value="2.90833333333333" calcext:value-type="float">
            <text:p>2.90833333333333</text:p>
          </table:table-cell>
          <table:table-cell table:style-name="Default" office:value-type="float" office:value="21.792" calcext:value-type="float">
            <text:p>21.792</text:p>
          </table:table-cell>
          <table:table-cell table:style-name="Default" office:value-type="float" office:value="-24.543" calcext:value-type="float">
            <text:p>-24.543</text:p>
          </table:table-cell>
          <table:table-cell table:style-name="Default" office:value-type="float" office:value="32.716" calcext:value-type="float">
            <text:p>32.716</text:p>
          </table:table-cell>
          <table:table-cell table:style-name="Default" office:value-type="float" office:value="-2.6" calcext:value-type="float">
            <text:p>-2.6</text:p>
          </table:table-cell>
          <table:table-cell table:formula="of:=[.C356]*2*PI()/360" office:value-type="float" office:value="0.380342150594604" calcext:value-type="float">
            <text:p>0.380342150594604</text:p>
          </table:table-cell>
          <table:table-cell table:formula="of:=[.D356]*2*PI()/360" office:value-type="float" office:value="-0.428356158316968" calcext:value-type="float">
            <text:p>-0.428356158316968</text:p>
          </table:table-cell>
          <table:table-cell table:formula="of:=[.E356]*2*PI()/360" office:value-type="float" office:value="0.571001918082465" calcext:value-type="float">
            <text:p>0.571001918082465</text:p>
          </table:table-cell>
          <table:table-cell table:formula="of:=[.F356]*2*PI()/360" office:value-type="float" office:value="-0.0453785605518526" calcext:value-type="float">
            <text:p>-0.045378560551853</text:p>
          </table:table-cell>
          <table:table-cell table:formula="of:=([.G357]-[.G356])/([.B356]-[.B357])" office:value-type="float" office:value="-0.0942477796076949" calcext:value-type="float">
            <text:p>-0.094247779607695</text:p>
          </table:table-cell>
          <table:table-cell table:formula="of:=([.H357]-[.H356])/([.B356]-[.B357])" office:value-type="float" office:value="-0.98227130302241" calcext:value-type="float">
            <text:p>-0.98227130302241</text:p>
          </table:table-cell>
          <table:table-cell table:formula="of:=([.I357]-[.I356])/([.B356]-[.B357])" office:value-type="float" office:value="2.66616496534655" calcext:value-type="float">
            <text:p>2.66616496534655</text:p>
          </table:table-cell>
          <table:table-cell table:formula="of:=([.J357]-[.J356])/([.B356]-[.B357])" office:value-type="float" office:value="0.65973445725386" calcext:value-type="float">
            <text:p>0.65973445725386</text:p>
          </table:table-cell>
          <table:table-cell table:formula="of:=([.K357]-[.K356])/([.B356]-[.B357])" office:value-type="float" office:value="17.5929188601027" calcext:value-type="float">
            <text:p>17.5929188601027</text:p>
          </table:table-cell>
          <table:table-cell table:formula="of:=([.L357]-[.L356])/([.B356]-[.B357])" office:value-type="float" office:value="7.28849495632857" calcext:value-type="float">
            <text:p>7.28849495632857</text:p>
          </table:table-cell>
          <table:table-cell table:formula="of:=([.M357]-[.M356])/([.B356]-[.B357])" office:value-type="float" office:value="10.0530964914867" calcext:value-type="float">
            <text:p>10.0530964914867</text:p>
          </table:table-cell>
          <table:table-cell table:formula="of:=([.N357]-[.N356])/([.B356]-[.B357])" office:value-type="float" office:value="-4.02123859659478" calcext:value-type="float">
            <text:p>-4.02123859659478</text:p>
          </table:table-cell>
          <table:table-cell table:number-columns-repeated="100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7]/120" office:value-type="float" office:value="2.91666666666667" calcext:value-type="float">
            <text:p>2.91666666666667</text:p>
          </table:table-cell>
          <table:table-cell table:style-name="Default" office:value-type="float" office:value="21.837" calcext:value-type="float">
            <text:p>21.837</text:p>
          </table:table-cell>
          <table:table-cell table:style-name="Default" office:value-type="float" office:value="-24.074" calcext:value-type="float">
            <text:p>-24.074</text:p>
          </table:table-cell>
          <table:table-cell table:style-name="Default" office:value-type="float" office:value="31.443" calcext:value-type="float">
            <text:p>31.443</text:p>
          </table:table-cell>
          <table:table-cell table:style-name="Default" office:value-type="float" office:value="-2.915" calcext:value-type="float">
            <text:p>-2.915</text:p>
          </table:table-cell>
          <table:table-cell table:formula="of:=[.C357]*2*PI()/360" office:value-type="float" office:value="0.381127548758002" calcext:value-type="float">
            <text:p>0.381127548758002</text:p>
          </table:table-cell>
          <table:table-cell table:formula="of:=[.D357]*2*PI()/360" office:value-type="float" office:value="-0.420170564125115" calcext:value-type="float">
            <text:p>-0.420170564125115</text:p>
          </table:table-cell>
          <table:table-cell table:formula="of:=[.E357]*2*PI()/360" office:value-type="float" office:value="0.548783876704577" calcext:value-type="float">
            <text:p>0.548783876704577</text:p>
          </table:table-cell>
          <table:table-cell table:formula="of:=[.F357]*2*PI()/360" office:value-type="float" office:value="-0.0508763476956347" calcext:value-type="float">
            <text:p>-0.050876347695635</text:p>
          </table:table-cell>
          <table:table-cell table:formula="of:=([.G358]-[.G357])/([.B357]-[.B358])" office:value-type="float" office:value="-0.240855436775217" calcext:value-type="float">
            <text:p>-0.240855436775217</text:p>
          </table:table-cell>
          <table:table-cell table:formula="of:=([.H358]-[.H357])/([.B357]-[.B358])" office:value-type="float" office:value="-1.04300876099181" calcext:value-type="float">
            <text:p>-1.04300876099181</text:p>
          </table:table-cell>
          <table:table-cell table:formula="of:=([.I358]-[.I357])/([.B357]-[.B358])" office:value-type="float" office:value="2.58238916125083" calcext:value-type="float">
            <text:p>2.58238916125083</text:p>
          </table:table-cell>
          <table:table-cell table:formula="of:=([.J358]-[.J357])/([.B357]-[.B358])" office:value-type="float" office:value="0.693244778892149" calcext:value-type="float">
            <text:p>0.693244778892149</text:p>
          </table:table-cell>
          <table:table-cell table:formula="of:=([.K358]-[.K357])/([.B357]-[.B358])" office:value-type="float" office:value="19.3522107461132" calcext:value-type="float">
            <text:p>19.3522107461132</text:p>
          </table:table-cell>
          <table:table-cell table:formula="of:=([.L358]-[.L357])/([.B357]-[.B358])" office:value-type="float" office:value="5.02654824574337" calcext:value-type="float">
            <text:p>5.02654824574337</text:p>
          </table:table-cell>
          <table:table-cell table:formula="of:=([.M358]-[.M357])/([.B357]-[.B358])" office:value-type="float" office:value="12.8176980266482" calcext:value-type="float">
            <text:p>12.8176980266482</text:p>
          </table:table-cell>
          <table:table-cell table:formula="of:=([.N358]-[.N357])/([.B357]-[.B358])" office:value-type="float" office:value="-5.02654824574389" calcext:value-type="float">
            <text:p>-5.02654824574389</text:p>
          </table:table-cell>
          <table:table-cell table:number-columns-repeated="100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8]/120" office:value-type="float" office:value="2.925" calcext:value-type="float">
            <text:p>2.925</text:p>
          </table:table-cell>
          <table:table-cell table:style-name="Default" office:value-type="float" office:value="21.952" calcext:value-type="float">
            <text:p>21.952</text:p>
          </table:table-cell>
          <table:table-cell table:style-name="Default" office:value-type="float" office:value="-23.576" calcext:value-type="float">
            <text:p>-23.576</text:p>
          </table:table-cell>
          <table:table-cell table:style-name="Default" office:value-type="float" office:value="30.21" calcext:value-type="float">
            <text:p>30.21</text:p>
          </table:table-cell>
          <table:table-cell table:style-name="Default" office:value-type="float" office:value="-3.246" calcext:value-type="float">
            <text:p>-3.246</text:p>
          </table:table-cell>
          <table:table-cell table:formula="of:=[.C358]*2*PI()/360" office:value-type="float" office:value="0.383134677397795" calcext:value-type="float">
            <text:p>0.383134677397795</text:p>
          </table:table-cell>
          <table:table-cell table:formula="of:=[.D358]*2*PI()/360" office:value-type="float" office:value="-0.411478824450183" calcext:value-type="float">
            <text:p>-0.411478824450183</text:p>
          </table:table-cell>
          <table:table-cell table:formula="of:=[.E358]*2*PI()/360" office:value-type="float" office:value="0.527263967027487" calcext:value-type="float">
            <text:p>0.527263967027487</text:p>
          </table:table-cell>
          <table:table-cell table:formula="of:=[.F358]*2*PI()/360" office:value-type="float" office:value="-0.0566533875197359" calcext:value-type="float">
            <text:p>-0.056653387519736</text:p>
          </table:table-cell>
          <table:table-cell table:formula="of:=([.G359]-[.G358])/([.B358]-[.B359])" office:value-type="float" office:value="-0.402123859659493" calcext:value-type="float">
            <text:p>-0.402123859659493</text:p>
          </table:table-cell>
          <table:table-cell table:formula="of:=([.H359]-[.H358])/([.B358]-[.B359])" office:value-type="float" office:value="-1.08489666303968" calcext:value-type="float">
            <text:p>-1.08489666303968</text:p>
          </table:table-cell>
          <table:table-cell table:formula="of:=([.I359]-[.I358])/([.B358]-[.B359])" office:value-type="float" office:value="2.47557501102876" calcext:value-type="float">
            <text:p>2.47557501102876</text:p>
          </table:table-cell>
          <table:table-cell table:formula="of:=([.J359]-[.J358])/([.B358]-[.B359])" office:value-type="float" office:value="0.735132680940015" calcext:value-type="float">
            <text:p>0.735132680940015</text:p>
          </table:table-cell>
          <table:table-cell table:formula="of:=([.K359]-[.K358])/([.B358]-[.B359])" office:value-type="float" office:value="21.3628300444081" calcext:value-type="float">
            <text:p>21.3628300444081</text:p>
          </table:table-cell>
          <table:table-cell table:formula="of:=([.L359]-[.L358])/([.B358]-[.B359])" office:value-type="float" office:value="2.51327412286543" calcext:value-type="float">
            <text:p>2.51327412286543</text:p>
          </table:table-cell>
          <table:table-cell table:formula="of:=([.M359]-[.M358])/([.B358]-[.B359])" office:value-type="float" office:value="15.3309721495325" calcext:value-type="float">
            <text:p>15.3309721495325</text:p>
          </table:table-cell>
          <table:table-cell table:formula="of:=([.N359]-[.N358])/([.B358]-[.B359])" office:value-type="float" office:value="-5.27787565802573" calcext:value-type="float">
            <text:p>-5.27787565802573</text:p>
          </table:table-cell>
          <table:table-cell table:number-columns-repeated="100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9]/120" office:value-type="float" office:value="2.93333333333333" calcext:value-type="float">
            <text:p>2.93333333333333</text:p>
          </table:table-cell>
          <table:table-cell table:style-name="Default" office:value-type="float" office:value="22.144" calcext:value-type="float">
            <text:p>22.144</text:p>
          </table:table-cell>
          <table:table-cell table:style-name="Default" office:value-type="float" office:value="-23.058" calcext:value-type="float">
            <text:p>-23.058</text:p>
          </table:table-cell>
          <table:table-cell table:style-name="Default" office:value-type="float" office:value="29.028" calcext:value-type="float">
            <text:p>29.028</text:p>
          </table:table-cell>
          <table:table-cell table:style-name="Default" office:value-type="float" office:value="-3.597" calcext:value-type="float">
            <text:p>-3.597</text:p>
          </table:table-cell>
          <table:table-cell table:formula="of:=[.C359]*2*PI()/360" office:value-type="float" office:value="0.386485709561624" calcext:value-type="float">
            <text:p>0.386485709561624</text:p>
          </table:table-cell>
          <table:table-cell table:formula="of:=[.D359]*2*PI()/360" office:value-type="float" office:value="-0.402438018924853" calcext:value-type="float">
            <text:p>-0.402438018924853</text:p>
          </table:table-cell>
          <table:table-cell table:formula="of:=[.E359]*2*PI()/360" office:value-type="float" office:value="0.506634175268914" calcext:value-type="float">
            <text:p>0.506634175268914</text:p>
          </table:table-cell>
          <table:table-cell table:formula="of:=[.F359]*2*PI()/360" office:value-type="float" office:value="-0.062779493194236" calcext:value-type="float">
            <text:p>-0.062779493194236</text:p>
          </table:table-cell>
          <table:table-cell table:formula="of:=([.G360]-[.G359])/([.B359]-[.B360])" office:value-type="float" office:value="-0.580147443362893" calcext:value-type="float">
            <text:p>-0.580147443362893</text:p>
          </table:table-cell>
          <table:table-cell table:formula="of:=([.H360]-[.H359])/([.B359]-[.B360])" office:value-type="float" office:value="-1.10584061406355" calcext:value-type="float">
            <text:p>-1.10584061406355</text:p>
          </table:table-cell>
          <table:table-cell table:formula="of:=([.I360]-[.I359])/([.B359]-[.B360])" office:value-type="float" office:value="2.34781690978266" calcext:value-type="float">
            <text:p>2.34781690978266</text:p>
          </table:table-cell>
          <table:table-cell table:formula="of:=([.J360]-[.J359])/([.B359]-[.B360])" office:value-type="float" office:value="0.779114978090229" calcext:value-type="float">
            <text:p>0.779114978090229</text:p>
          </table:table-cell>
          <table:table-cell table:formula="of:=([.K360]-[.K359])/([.B359]-[.B360])" office:value-type="float" office:value="22.6194671058478" calcext:value-type="float">
            <text:p>22.6194671058478</text:p>
          </table:table-cell>
          <table:table-cell table:formula="of:=([.L360]-[.L359])/([.B359]-[.B360])" office:value-type="float" office:value="0.251327412293603" calcext:value-type="float">
            <text:p>0.251327412293603</text:p>
          </table:table-cell>
          <table:table-cell table:formula="of:=([.M360]-[.M359])/([.B359]-[.B360])" office:value-type="float" office:value="17.0902640355129" calcext:value-type="float">
            <text:p>17.0902640355129</text:p>
          </table:table-cell>
          <table:table-cell table:formula="of:=([.N360]-[.N359])/([.B359]-[.B360])" office:value-type="float" office:value="-5.52920307032273" calcext:value-type="float">
            <text:p>-5.52920307032273</text:p>
          </table:table-cell>
          <table:table-cell table:number-columns-repeated="100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60]/120" office:value-type="float" office:value="2.94166666666667" calcext:value-type="float">
            <text:p>2.94166666666667</text:p>
          </table:table-cell>
          <table:table-cell table:style-name="Default" office:value-type="float" office:value="22.421" calcext:value-type="float">
            <text:p>22.421</text:p>
          </table:table-cell>
          <table:table-cell table:style-name="Default" office:value-type="float" office:value="-22.53" calcext:value-type="float">
            <text:p>-22.53</text:p>
          </table:table-cell>
          <table:table-cell table:style-name="Default" office:value-type="float" office:value="27.907" calcext:value-type="float">
            <text:p>27.907</text:p>
          </table:table-cell>
          <table:table-cell table:style-name="Default" office:value-type="float" office:value="-3.969" calcext:value-type="float">
            <text:p>-3.969</text:p>
          </table:table-cell>
          <table:table-cell table:formula="of:=[.C360]*2*PI()/360" office:value-type="float" office:value="0.391320271589649" calcext:value-type="float">
            <text:p>0.391320271589649</text:p>
          </table:table-cell>
          <table:table-cell table:formula="of:=[.D360]*2*PI()/360" office:value-type="float" office:value="-0.393222680474322" calcext:value-type="float">
            <text:p>-0.393222680474322</text:p>
          </table:table-cell>
          <table:table-cell table:formula="of:=[.E360]*2*PI()/360" office:value-type="float" office:value="0.487069034354058" calcext:value-type="float">
            <text:p>0.487069034354058</text:p>
          </table:table-cell>
          <table:table-cell table:formula="of:=[.F360]*2*PI()/360" office:value-type="float" office:value="-0.0692721180116549" calcext:value-type="float">
            <text:p>-0.069272118011655</text:p>
          </table:table-cell>
          <table:table-cell table:formula="of:=([.G361]-[.G360])/([.B360]-[.B361])" office:value-type="float" office:value="-0.7686430025783" calcext:value-type="float">
            <text:p>-0.7686430025783</text:p>
          </table:table-cell>
          <table:table-cell table:formula="of:=([.H361]-[.H360])/([.B360]-[.B361])" office:value-type="float" office:value="-1.107935009166" calcext:value-type="float">
            <text:p>-1.107935009166</text:p>
          </table:table-cell>
          <table:table-cell table:formula="of:=([.I361]-[.I360])/([.B360]-[.B361])" office:value-type="float" office:value="2.20539804282004" calcext:value-type="float">
            <text:p>2.20539804282004</text:p>
          </table:table-cell>
          <table:table-cell table:formula="of:=([.J361]-[.J360])/([.B360]-[.B361])" office:value-type="float" office:value="0.825191670342921" calcext:value-type="float">
            <text:p>0.825191670342921</text:p>
          </table:table-cell>
          <table:table-cell table:formula="of:=([.K361]-[.K360])/([.B360]-[.B361])" office:value-type="float" office:value="23.6247767549954" calcext:value-type="float">
            <text:p>23.6247767549954</text:p>
          </table:table-cell>
          <table:table-cell table:formula="of:=([.L361]-[.L360])/([.B360]-[.B361])" office:value-type="float" office:value="-1.50796447372237" calcext:value-type="float">
            <text:p>-1.50796447372237</text:p>
          </table:table-cell>
          <table:table-cell table:formula="of:=([.M361]-[.M360])/([.B360]-[.B361])" office:value-type="float" office:value="19.6035381584005" calcext:value-type="float">
            <text:p>19.6035381584005</text:p>
          </table:table-cell>
          <table:table-cell table:formula="of:=([.N361]-[.N360])/([.B360]-[.B361])" office:value-type="float" office:value="-5.78053048260559" calcext:value-type="float">
            <text:p>-5.78053048260559</text:p>
          </table:table-cell>
          <table:table-cell table:number-columns-repeated="100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61]/120" office:value-type="float" office:value="2.95" calcext:value-type="float">
            <text:p>2.95</text:p>
          </table:table-cell>
          <table:table-cell table:style-name="Default" office:value-type="float" office:value="22.788" calcext:value-type="float">
            <text:p>22.788</text:p>
          </table:table-cell>
          <table:table-cell table:style-name="Default" office:value-type="float" office:value="-22.001" calcext:value-type="float">
            <text:p>-22.001</text:p>
          </table:table-cell>
          <table:table-cell table:style-name="Default" office:value-type="float" office:value="26.854" calcext:value-type="float">
            <text:p>26.854</text:p>
          </table:table-cell>
          <table:table-cell table:style-name="Default" office:value-type="float" office:value="-4.363" calcext:value-type="float">
            <text:p>-4.363</text:p>
          </table:table-cell>
          <table:table-cell table:formula="of:=[.C361]*2*PI()/360" office:value-type="float" office:value="0.397725629944468" calcext:value-type="float">
            <text:p>0.397725629944468</text:p>
          </table:table-cell>
          <table:table-cell table:formula="of:=[.D361]*2*PI()/360" office:value-type="float" office:value="-0.383989888731272" calcext:value-type="float">
            <text:p>-0.383989888731272</text:p>
          </table:table-cell>
          <table:table-cell table:formula="of:=[.E361]*2*PI()/360" office:value-type="float" office:value="0.468690717330557" calcext:value-type="float">
            <text:p>0.468690717330557</text:p>
          </table:table-cell>
          <table:table-cell table:formula="of:=[.F361]*2*PI()/360" office:value-type="float" office:value="-0.0761487152645126" calcext:value-type="float">
            <text:p>-0.076148715264513</text:p>
          </table:table-cell>
          <table:table-cell table:formula="of:=([.G362]-[.G361])/([.B361]-[.B362])" office:value-type="float" office:value="-0.965516142203261" calcext:value-type="float">
            <text:p>-0.965516142203261</text:p>
          </table:table-cell>
          <table:table-cell table:formula="of:=([.H362]-[.H361])/([.B361]-[.B362])" office:value-type="float" office:value="-1.09536863855165" calcext:value-type="float">
            <text:p>-1.09536863855165</text:p>
          </table:table-cell>
          <table:table-cell table:formula="of:=([.I362]-[.I361])/([.B361]-[.B362])" office:value-type="float" office:value="2.04203522483337" calcext:value-type="float">
            <text:p>2.04203522483337</text:p>
          </table:table-cell>
          <table:table-cell table:formula="of:=([.J362]-[.J361])/([.B361]-[.B362])" office:value-type="float" office:value="0.873362757697967" calcext:value-type="float">
            <text:p>0.873362757697967</text:p>
          </table:table-cell>
          <table:table-cell table:formula="of:=([.K362]-[.K361])/([.B361]-[.B362])" office:value-type="float" office:value="23.8761041672843" calcext:value-type="float">
            <text:p>23.8761041672843</text:p>
          </table:table-cell>
          <table:table-cell table:formula="of:=([.L362]-[.L361])/([.B361]-[.B362])" office:value-type="float" office:value="-2.76460153515904" calcext:value-type="float">
            <text:p>-2.76460153515904</text:p>
          </table:table-cell>
          <table:table-cell table:formula="of:=([.M362]-[.M361])/([.B361]-[.B362])" office:value-type="float" office:value="22.3681396935587" calcext:value-type="float">
            <text:p>22.3681396935587</text:p>
          </table:table-cell>
          <table:table-cell table:formula="of:=([.N362]-[.N361])/([.B361]-[.B362])" office:value-type="float" office:value="-7.03716754404103" calcext:value-type="float">
            <text:p>-7.03716754404103</text:p>
          </table:table-cell>
          <table:table-cell table:number-columns-repeated="100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62]/120" office:value-type="float" office:value="2.95833333333333" calcext:value-type="float">
            <text:p>2.95833333333333</text:p>
          </table:table-cell>
          <table:table-cell table:style-name="Default" office:value-type="float" office:value="23.249" calcext:value-type="float">
            <text:p>23.249</text:p>
          </table:table-cell>
          <table:table-cell table:style-name="Default" office:value-type="float" office:value="-21.478" calcext:value-type="float">
            <text:p>-21.478</text:p>
          </table:table-cell>
          <table:table-cell table:style-name="Default" office:value-type="float" office:value="25.879" calcext:value-type="float">
            <text:p>25.879</text:p>
          </table:table-cell>
          <table:table-cell table:style-name="Default" office:value-type="float" office:value="-4.78" calcext:value-type="float">
            <text:p>-4.78</text:p>
          </table:table-cell>
          <table:table-cell table:formula="of:=[.C362]*2*PI()/360" office:value-type="float" office:value="0.405771597796162" calcext:value-type="float">
            <text:p>0.405771597796162</text:p>
          </table:table-cell>
          <table:table-cell table:formula="of:=[.D362]*2*PI()/360" office:value-type="float" office:value="-0.374861816743342" calcext:value-type="float">
            <text:p>-0.374861816743342</text:p>
          </table:table-cell>
          <table:table-cell table:formula="of:=[.E362]*2*PI()/360" office:value-type="float" office:value="0.451673757123613" calcext:value-type="float">
            <text:p>0.451673757123613</text:p>
          </table:table-cell>
          <table:table-cell table:formula="of:=[.F362]*2*PI()/360" office:value-type="float" office:value="-0.083426738245329" calcext:value-type="float">
            <text:p>-0.083426738245329</text:p>
          </table:table-cell>
          <table:table-cell table:formula="of:=([.G363]-[.G362])/([.B362]-[.B363])" office:value-type="float" office:value="-1.16448367693063" calcext:value-type="float">
            <text:p>-1.16448367693063</text:p>
          </table:table-cell>
          <table:table-cell table:formula="of:=([.H363]-[.H362])/([.B362]-[.B363])" office:value-type="float" office:value="-1.07233029242532" calcext:value-type="float">
            <text:p>-1.07233029242532</text:p>
          </table:table-cell>
          <table:table-cell table:formula="of:=([.I363]-[.I362])/([.B362]-[.B363])" office:value-type="float" office:value="1.85563406072038" calcext:value-type="float">
            <text:p>1.85563406072038</text:p>
          </table:table-cell>
          <table:table-cell table:formula="of:=([.J363]-[.J362])/([.B362]-[.B363])" office:value-type="float" office:value="0.932005820564976" calcext:value-type="float">
            <text:p>0.932005820564976</text:p>
          </table:table-cell>
          <table:table-cell table:formula="of:=([.K363]-[.K362])/([.B362]-[.B363])" office:value-type="float" office:value="22.6194671058453" calcext:value-type="float">
            <text:p>22.6194671058453</text:p>
          </table:table-cell>
          <table:table-cell table:formula="of:=([.L363]-[.L362])/([.B362]-[.B363])" office:value-type="float" office:value="-4.02123859659406" calcext:value-type="float">
            <text:p>-4.02123859659406</text:p>
          </table:table-cell>
          <table:table-cell table:formula="of:=([.M363]-[.M362])/([.B362]-[.B363])" office:value-type="float" office:value="25.3840686410075" calcext:value-type="float">
            <text:p>25.3840686410075</text:p>
          </table:table-cell>
          <table:table-cell table:formula="of:=([.N363]-[.N362])/([.B362]-[.B363])" office:value-type="float" office:value="-7.79114978090282" calcext:value-type="float">
            <text:p>-7.79114978090282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3]/120" office:value-type="float" office:value="2.96666666666667" calcext:value-type="float">
            <text:p>2.96666666666667</text:p>
          </table:table-cell>
          <table:table-cell table:style-name="Default" office:value-type="float" office:value="23.805" calcext:value-type="float">
            <text:p>23.805</text:p>
          </table:table-cell>
          <table:table-cell table:style-name="Default" office:value-type="float" office:value="-20.966" calcext:value-type="float">
            <text:p>-20.966</text:p>
          </table:table-cell>
          <table:table-cell table:style-name="Default" office:value-type="float" office:value="24.993" calcext:value-type="float">
            <text:p>24.993</text:p>
          </table:table-cell>
          <table:table-cell table:style-name="Default" office:value-type="float" office:value="-5.225" calcext:value-type="float">
            <text:p>-5.225</text:p>
          </table:table-cell>
          <table:table-cell table:formula="of:=[.C363]*2*PI()/360" office:value-type="float" office:value="0.41547562843725" calcext:value-type="float">
            <text:p>0.41547562843725</text:p>
          </table:table-cell>
          <table:table-cell table:formula="of:=[.D363]*2*PI()/360" office:value-type="float" office:value="-0.365925730973131" calcext:value-type="float">
            <text:p>-0.365925730973131</text:p>
          </table:table-cell>
          <table:table-cell table:formula="of:=[.E363]*2*PI()/360" office:value-type="float" office:value="0.436210139950943" calcext:value-type="float">
            <text:p>0.436210139950943</text:p>
          </table:table-cell>
          <table:table-cell table:formula="of:=[.F363]*2*PI()/360" office:value-type="float" office:value="-0.0911934534167037" calcext:value-type="float">
            <text:p>-0.091193453416704</text:p>
          </table:table-cell>
          <table:table-cell table:formula="of:=([.G364]-[.G363])/([.B363]-[.B364])" office:value-type="float" office:value="-1.35297923614601" calcext:value-type="float">
            <text:p>-1.35297923614601</text:p>
          </table:table-cell>
          <table:table-cell table:formula="of:=([.H364]-[.H363])/([.B363]-[.B364])" office:value-type="float" office:value="-1.03881997078704" calcext:value-type="float">
            <text:p>-1.03881997078704</text:p>
          </table:table-cell>
          <table:table-cell table:formula="of:=([.I364]-[.I363])/([.B363]-[.B364])" office:value-type="float" office:value="1.64410015537866" calcext:value-type="float">
            <text:p>1.64410015537866</text:p>
          </table:table-cell>
          <table:table-cell table:formula="of:=([.J364]-[.J363])/([.B363]-[.B364])" office:value-type="float" office:value="0.996932068739165" calcext:value-type="float">
            <text:p>0.996932068739165</text:p>
          </table:table-cell>
          <table:table-cell table:formula="of:=([.K364]-[.K363])/([.B363]-[.B364])" office:value-type="float" office:value="21.6141574566975" calcext:value-type="float">
            <text:p>21.6141574566975</text:p>
          </table:table-cell>
          <table:table-cell table:formula="of:=([.L364]-[.L363])/([.B363]-[.B364])" office:value-type="float" office:value="-4.02123859659728" calcext:value-type="float">
            <text:p>-4.02123859659728</text:p>
          </table:table-cell>
          <table:table-cell table:formula="of:=([.M364]-[.M363])/([.B363]-[.B364])" office:value-type="float" office:value="26.1380508778663" calcext:value-type="float">
            <text:p>26.1380508778663</text:p>
          </table:table-cell>
          <table:table-cell table:formula="of:=([.N364]-[.N363])/([.B363]-[.B364])" office:value-type="float" office:value="-8.29380460547687" calcext:value-type="float">
            <text:p>-8.29380460547687</text:p>
          </table:table-cell>
          <table:table-cell table:number-columns-repeated="100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4]/120" office:value-type="float" office:value="2.975" calcext:value-type="float">
            <text:p>2.975</text:p>
          </table:table-cell>
          <table:table-cell table:style-name="Default" office:value-type="float" office:value="24.451" calcext:value-type="float">
            <text:p>24.451</text:p>
          </table:table-cell>
          <table:table-cell table:style-name="Default" office:value-type="float" office:value="-20.47" calcext:value-type="float">
            <text:p>-20.47</text:p>
          </table:table-cell>
          <table:table-cell table:style-name="Default" office:value-type="float" office:value="24.208" calcext:value-type="float">
            <text:p>24.208</text:p>
          </table:table-cell>
          <table:table-cell table:style-name="Default" office:value-type="float" office:value="-5.701" calcext:value-type="float">
            <text:p>-5.701</text:p>
          </table:table-cell>
          <table:table-cell table:formula="of:=[.C364]*2*PI()/360" office:value-type="float" office:value="0.426750455405134" calcext:value-type="float">
            <text:p>0.426750455405134</text:p>
          </table:table-cell>
          <table:table-cell table:formula="of:=[.D364]*2*PI()/360" office:value-type="float" office:value="-0.357268897883239" calcext:value-type="float">
            <text:p>-0.357268897883239</text:p>
          </table:table-cell>
          <table:table-cell table:formula="of:=[.E364]*2*PI()/360" office:value-type="float" office:value="0.422509305322787" calcext:value-type="float">
            <text:p>0.422509305322787</text:p>
          </table:table-cell>
          <table:table-cell table:formula="of:=[.F364]*2*PI()/360" office:value-type="float" office:value="-0.0995012206561967" calcext:value-type="float">
            <text:p>-0.099501220656197</text:p>
          </table:table-cell>
          <table:table-cell table:formula="of:=([.G365]-[.G364])/([.B364]-[.B365])" office:value-type="float" office:value="-1.53309721495182" calcext:value-type="float">
            <text:p>-1.53309721495182</text:p>
          </table:table-cell>
          <table:table-cell table:formula="of:=([.H365]-[.H364])/([.B364]-[.B365])" office:value-type="float" office:value="-1.00530964914873" calcext:value-type="float">
            <text:p>-1.00530964914873</text:p>
          </table:table-cell>
          <table:table-cell table:formula="of:=([.I365]-[.I364])/([.B364]-[.B365])" office:value-type="float" office:value="1.42628306472977" calcext:value-type="float">
            <text:p>1.42628306472977</text:p>
          </table:table-cell>
          <table:table-cell table:formula="of:=([.J365]-[.J364])/([.B364]-[.B365])" office:value-type="float" office:value="1.06604710711814" calcext:value-type="float">
            <text:p>1.06604710711814</text:p>
          </table:table-cell>
          <table:table-cell table:formula="of:=([.K365]-[.K364])/([.B364]-[.B365])" office:value-type="float" office:value="19.8548655706886" calcext:value-type="float">
            <text:p>19.8548655706886</text:p>
          </table:table-cell>
          <table:table-cell table:formula="of:=([.L365]-[.L364])/([.B364]-[.B365])" office:value-type="float" office:value="-4.02123859659327" calcext:value-type="float">
            <text:p>-4.02123859659327</text:p>
          </table:table-cell>
          <table:table-cell table:formula="of:=([.M365]-[.M364])/([.B364]-[.B365])" office:value-type="float" office:value="26.1380508778671" calcext:value-type="float">
            <text:p>26.1380508778671</text:p>
          </table:table-cell>
          <table:table-cell table:formula="of:=([.N365]-[.N364])/([.B364]-[.B365])" office:value-type="float" office:value="-7.79114978090282" calcext:value-type="float">
            <text:p>-7.79114978090282</text:p>
          </table:table-cell>
          <table:table-cell table:number-columns-repeated="100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5]/120" office:value-type="float" office:value="2.98333333333333" calcext:value-type="float">
            <text:p>2.98333333333333</text:p>
          </table:table-cell>
          <table:table-cell table:style-name="Default" office:value-type="float" office:value="25.183" calcext:value-type="float">
            <text:p>25.183</text:p>
          </table:table-cell>
          <table:table-cell table:style-name="Default" office:value-type="float" office:value="-19.99" calcext:value-type="float">
            <text:p>-19.99</text:p>
          </table:table-cell>
          <table:table-cell table:style-name="Default" office:value-type="float" office:value="23.527" calcext:value-type="float">
            <text:p>23.527</text:p>
          </table:table-cell>
          <table:table-cell table:style-name="Default" office:value-type="float" office:value="-6.21" calcext:value-type="float">
            <text:p>-6.21</text:p>
          </table:table-cell>
          <table:table-cell table:formula="of:=[.C365]*2*PI()/360" office:value-type="float" office:value="0.439526265529732" calcext:value-type="float">
            <text:p>0.439526265529732</text:p>
          </table:table-cell>
          <table:table-cell table:formula="of:=[.D365]*2*PI()/360" office:value-type="float" office:value="-0.348891317473666" calcext:value-type="float">
            <text:p>-0.348891317473666</text:p>
          </table:table-cell>
          <table:table-cell table:formula="of:=[.E365]*2*PI()/360" office:value-type="float" office:value="0.410623613116706" calcext:value-type="float">
            <text:p>0.410623613116706</text:p>
          </table:table-cell>
          <table:table-cell table:formula="of:=[.F365]*2*PI()/360" office:value-type="float" office:value="-0.108384946548848" calcext:value-type="float">
            <text:p>-0.108384946548848</text:p>
          </table:table-cell>
          <table:table-cell table:formula="of:=([.G366]-[.G365])/([.B365]-[.B366])" office:value-type="float" office:value="-1.69855442804089" calcext:value-type="float">
            <text:p>-1.69855442804089</text:p>
          </table:table-cell>
          <table:table-cell table:formula="of:=([.H366]-[.H365])/([.B365]-[.B366])" office:value-type="float" office:value="-0.971799327510451" calcext:value-type="float">
            <text:p>-0.971799327510451</text:p>
          </table:table-cell>
          <table:table-cell table:formula="of:=([.I366]-[.I365])/([.B365]-[.B366])" office:value-type="float" office:value="1.20846597408088" calcext:value-type="float">
            <text:p>1.20846597408088</text:p>
          </table:table-cell>
          <table:table-cell table:formula="of:=([.J366]-[.J365])/([.B365]-[.B366])" office:value-type="float" office:value="1.13097335529233" calcext:value-type="float">
            <text:p>1.13097335529233</text:p>
          </table:table-cell>
          <table:table-cell table:formula="of:=([.K366]-[.K365])/([.B365]-[.B366])" office:value-type="float" office:value="17.0902640355296" calcext:value-type="float">
            <text:p>17.0902640355296</text:p>
          </table:table-cell>
          <table:table-cell table:formula="of:=([.L366]-[.L365])/([.B365]-[.B366])" office:value-type="float" office:value="-3.01592894744796" calcext:value-type="float">
            <text:p>-3.01592894744796</text:p>
          </table:table-cell>
          <table:table-cell table:formula="of:=([.M366]-[.M365])/([.B365]-[.B366])" office:value-type="float" office:value="22.1168122812722" calcext:value-type="float">
            <text:p>22.1168122812722</text:p>
          </table:table-cell>
          <table:table-cell table:formula="of:=([.N366]-[.N365])/([.B365]-[.B366])" office:value-type="float" office:value="-7.03716754404123" calcext:value-type="float">
            <text:p>-7.03716754404123</text:p>
          </table:table-cell>
          <table:table-cell table:number-columns-repeated="100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6]/120" office:value-type="float" office:value="2.99166666666667" calcext:value-type="float">
            <text:p>2.99166666666667</text:p>
          </table:table-cell>
          <table:table-cell table:style-name="Default" office:value-type="float" office:value="25.994" calcext:value-type="float">
            <text:p>25.994</text:p>
          </table:table-cell>
          <table:table-cell table:style-name="Default" office:value-type="float" office:value="-19.526" calcext:value-type="float">
            <text:p>-19.526</text:p>
          </table:table-cell>
          <table:table-cell table:style-name="Default" office:value-type="float" office:value="22.95" calcext:value-type="float">
            <text:p>22.95</text:p>
          </table:table-cell>
          <table:table-cell table:style-name="Default" office:value-type="float" office:value="-6.75" calcext:value-type="float">
            <text:p>-6.75</text:p>
          </table:table-cell>
          <table:table-cell table:formula="of:=[.C366]*2*PI()/360" office:value-type="float" office:value="0.453680885763406" calcext:value-type="float">
            <text:p>0.453680885763406</text:p>
          </table:table-cell>
          <table:table-cell table:formula="of:=[.D366]*2*PI()/360" office:value-type="float" office:value="-0.340792989744413" calcext:value-type="float">
            <text:p>-0.340792989744413</text:p>
          </table:table-cell>
          <table:table-cell table:formula="of:=[.E366]*2*PI()/360" office:value-type="float" office:value="0.400553063332699" calcext:value-type="float">
            <text:p>0.400553063332699</text:p>
          </table:table-cell>
          <table:table-cell table:formula="of:=[.F366]*2*PI()/360" office:value-type="float" office:value="-0.117809724509617" calcext:value-type="float">
            <text:p>-0.117809724509617</text:p>
          </table:table-cell>
          <table:table-cell table:formula="of:=([.G367]-[.G366])/([.B366]-[.B367])" office:value-type="float" office:value="-1.84097329500364" calcext:value-type="float">
            <text:p>-1.84097329500364</text:p>
          </table:table-cell>
          <table:table-cell table:formula="of:=([.H367]-[.H366])/([.B366]-[.B367])" office:value-type="float" office:value="-0.946666586281718" calcext:value-type="float">
            <text:p>-0.946666586281718</text:p>
          </table:table-cell>
          <table:table-cell table:formula="of:=([.I367]-[.I366])/([.B366]-[.B367])" office:value-type="float" office:value="1.02415920507028" calcext:value-type="float">
            <text:p>1.02415920507028</text:p>
          </table:table-cell>
          <table:table-cell table:formula="of:=([.J367]-[.J366])/([.B366]-[.B367])" office:value-type="float" office:value="1.18961641815934" calcext:value-type="float">
            <text:p>1.18961641815934</text:p>
          </table:table-cell>
          <table:table-cell table:formula="of:=([.K367]-[.K366])/([.B366]-[.B367])" office:value-type="float" office:value="14.8283173249421" calcext:value-type="float">
            <text:p>14.8283173249421</text:p>
          </table:table-cell>
          <table:table-cell table:formula="of:=([.L367]-[.L366])/([.B366]-[.B367])" office:value-type="float" office:value="-2.26194671058276" calcext:value-type="float">
            <text:p>-2.26194671058276</text:p>
          </table:table-cell>
          <table:table-cell table:formula="of:=([.M367]-[.M366])/([.B366]-[.B367])" office:value-type="float" office:value="16.5876092109541" calcext:value-type="float">
            <text:p>16.5876092109541</text:p>
          </table:table-cell>
          <table:table-cell table:formula="of:=([.N367]-[.N366])/([.B366]-[.B367])" office:value-type="float" office:value="-4.52389342116954" calcext:value-type="float">
            <text:p>-4.52389342116954</text:p>
          </table:table-cell>
          <table:table-cell table:number-columns-repeated="100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7]/120" office:value-type="float" office:value="3" calcext:value-type="float">
            <text:p>3</text:p>
          </table:table-cell>
          <table:table-cell table:style-name="Default" office:value-type="float" office:value="26.873" calcext:value-type="float">
            <text:p>26.873</text:p>
          </table:table-cell>
          <table:table-cell table:style-name="Default" office:value-type="float" office:value="-19.074" calcext:value-type="float">
            <text:p>-19.074</text:p>
          </table:table-cell>
          <table:table-cell table:style-name="Default" office:value-type="float" office:value="22.461" calcext:value-type="float">
            <text:p>22.461</text:p>
          </table:table-cell>
          <table:table-cell table:style-name="Default" office:value-type="float" office:value="-7.318" calcext:value-type="float">
            <text:p>-7.318</text:p>
          </table:table-cell>
          <table:table-cell table:formula="of:=[.C367]*2*PI()/360" office:value-type="float" office:value="0.469022329888436" calcext:value-type="float">
            <text:p>0.469022329888436</text:p>
          </table:table-cell>
          <table:table-cell table:formula="of:=[.D367]*2*PI()/360" office:value-type="float" office:value="-0.332904101525398" calcext:value-type="float">
            <text:p>-0.332904101525398</text:p>
          </table:table-cell>
          <table:table-cell table:formula="of:=[.E367]*2*PI()/360" office:value-type="float" office:value="0.392018403290446" calcext:value-type="float">
            <text:p>0.392018403290446</text:p>
          </table:table-cell>
          <table:table-cell table:formula="of:=[.F367]*2*PI()/360" office:value-type="float" office:value="-0.127723194660945" calcext:value-type="float">
            <text:p>-0.127723194660945</text:p>
          </table:table-cell>
          <table:table-cell table:formula="of:=([.G368]-[.G367])/([.B367]-[.B368])" office:value-type="float" office:value="-1.96454260604482" calcext:value-type="float">
            <text:p>-1.96454260604482</text:p>
          </table:table-cell>
          <table:table-cell table:formula="of:=([.H368]-[.H367])/([.B367]-[.B368])" office:value-type="float" office:value="-0.927817030360195" calcext:value-type="float">
            <text:p>-0.927817030360195</text:p>
          </table:table-cell>
          <table:table-cell table:formula="of:=([.I368]-[.I367])/([.B367]-[.B368])" office:value-type="float" office:value="0.885929128312327" calcext:value-type="float">
            <text:p>0.885929128312327</text:p>
          </table:table-cell>
          <table:table-cell table:formula="of:=([.J368]-[.J367])/([.B367]-[.B368])" office:value-type="float" office:value="1.22731553000242" calcext:value-type="float">
            <text:p>1.22731553000242</text:p>
          </table:table-cell>
          <table:table-cell table:formula="of:=([.K368]-[.K367])/([.B367]-[.B368])" office:value-type="float" office:value="12.5663706143593" calcext:value-type="float">
            <text:p>12.5663706143593</text:p>
          </table:table-cell>
          <table:table-cell table:formula="of:=([.L368]-[.L367])/([.B367]-[.B368])" office:value-type="float" office:value="-1.50796447372319" calcext:value-type="float">
            <text:p>-1.50796447372319</text:p>
          </table:table-cell>
          <table:table-cell table:formula="of:=([.M368]-[.M367])/([.B367]-[.B368])" office:value-type="float" office:value="10.3044239037757" calcext:value-type="float">
            <text:p>10.3044239037757</text:p>
          </table:table-cell>
          <table:table-cell table:formula="of:=([.N368]-[.N367])/([.B367]-[.B368])" office:value-type="float" office:value="-2.01061929829703" calcext:value-type="float">
            <text:p>-2.01061929829703</text:p>
          </table:table-cell>
          <table:table-cell table:number-columns-repeated="100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8]/120" office:value-type="float" office:value="3.00833333333333" calcext:value-type="float">
            <text:p>3.00833333333333</text:p>
          </table:table-cell>
          <table:table-cell table:style-name="Default" office:value-type="float" office:value="27.811" calcext:value-type="float">
            <text:p>27.811</text:p>
          </table:table-cell>
          <table:table-cell table:style-name="Default" office:value-type="float" office:value="-18.631" calcext:value-type="float">
            <text:p>-18.631</text:p>
          </table:table-cell>
          <table:table-cell table:style-name="Default" office:value-type="float" office:value="22.038" calcext:value-type="float">
            <text:p>22.038</text:p>
          </table:table-cell>
          <table:table-cell table:style-name="Default" office:value-type="float" office:value="-7.904" calcext:value-type="float">
            <text:p>-7.904</text:p>
          </table:table-cell>
          <table:table-cell table:formula="of:=[.C368]*2*PI()/360" office:value-type="float" office:value="0.485393518272143" calcext:value-type="float">
            <text:p>0.485393518272143</text:p>
          </table:table-cell>
          <table:table-cell table:formula="of:=[.D368]*2*PI()/360" office:value-type="float" office:value="-0.325172292939064" calcext:value-type="float">
            <text:p>-0.325172292939064</text:p>
          </table:table-cell>
          <table:table-cell table:formula="of:=[.E368]*2*PI()/360" office:value-type="float" office:value="0.38463566055451" calcext:value-type="float">
            <text:p>0.38463566055451</text:p>
          </table:table-cell>
          <table:table-cell table:formula="of:=[.F368]*2*PI()/360" office:value-type="float" office:value="-0.137950824077632" calcext:value-type="float">
            <text:p>-0.137950824077632</text:p>
          </table:table-cell>
          <table:table-cell table:formula="of:=([.G369]-[.G368])/([.B368]-[.B369])" office:value-type="float" office:value="-2.06926236116448" calcext:value-type="float">
            <text:p>-2.06926236116448</text:p>
          </table:table-cell>
          <table:table-cell table:formula="of:=([.H369]-[.H368])/([.B368]-[.B369])" office:value-type="float" office:value="-0.915250659745835" calcext:value-type="float">
            <text:p>-0.915250659745835</text:p>
          </table:table-cell>
          <table:table-cell table:formula="of:=([.I369]-[.I368])/([.B368]-[.B369])" office:value-type="float" office:value="0.800058929114196" calcext:value-type="float">
            <text:p>0.800058929114196</text:p>
          </table:table-cell>
          <table:table-cell table:formula="of:=([.J369]-[.J368])/([.B368]-[.B369])" office:value-type="float" office:value="1.24407069082156" calcext:value-type="float">
            <text:p>1.24407069082156</text:p>
          </table:table-cell>
          <table:table-cell table:formula="of:=([.K369]-[.K368])/([.B368]-[.B369])" office:value-type="float" office:value="10.5557513160638" calcext:value-type="float">
            <text:p>10.5557513160638</text:p>
          </table:table-cell>
          <table:table-cell table:formula="of:=([.L369]-[.L368])/([.B368]-[.B369])" office:value-type="float" office:value="-0.502654824576256" calcext:value-type="float">
            <text:p>-0.502654824576256</text:p>
          </table:table-cell>
          <table:table-cell table:formula="of:=([.M369]-[.M368])/([.B368]-[.B369])" office:value-type="float" office:value="6.03185789489032" calcext:value-type="float">
            <text:p>6.03185789489032</text:p>
          </table:table-cell>
          <table:table-cell table:formula="of:=([.N369]-[.N368])/([.B368]-[.B369])" office:value-type="float" office:value="-1.00530964914891" calcext:value-type="float">
            <text:p>-1.00530964914891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9]/120" office:value-type="float" office:value="3.01666666666667" calcext:value-type="float">
            <text:p>3.01666666666667</text:p>
          </table:table-cell>
          <table:table-cell table:style-name="Default" office:value-type="float" office:value="28.799" calcext:value-type="float">
            <text:p>28.799</text:p>
          </table:table-cell>
          <table:table-cell table:style-name="Default" office:value-type="float" office:value="-18.194" calcext:value-type="float">
            <text:p>-18.194</text:p>
          </table:table-cell>
          <table:table-cell table:style-name="Default" office:value-type="float" office:value="21.656" calcext:value-type="float">
            <text:p>21.656</text:p>
          </table:table-cell>
          <table:table-cell table:style-name="Default" office:value-type="float" office:value="-8.498" calcext:value-type="float">
            <text:p>-8.498</text:p>
          </table:table-cell>
          <table:table-cell table:formula="of:=[.C369]*2*PI()/360" office:value-type="float" office:value="0.502637371281847" calcext:value-type="float">
            <text:p>0.502637371281847</text:p>
          </table:table-cell>
          <table:table-cell table:formula="of:=[.D369]*2*PI()/360" office:value-type="float" office:value="-0.317545204107848" calcext:value-type="float">
            <text:p>-0.317545204107848</text:p>
          </table:table-cell>
          <table:table-cell table:formula="of:=[.E369]*2*PI()/360" office:value-type="float" office:value="0.377968502811892" calcext:value-type="float">
            <text:p>0.377968502811892</text:p>
          </table:table-cell>
          <table:table-cell table:formula="of:=[.F369]*2*PI()/360" office:value-type="float" office:value="-0.148318079834478" calcext:value-type="float">
            <text:p>-0.148318079834478</text:p>
          </table:table-cell>
          <table:table-cell table:formula="of:=([.G370]-[.G369])/([.B369]-[.B370])" office:value-type="float" office:value="-2.15722695546501" calcext:value-type="float">
            <text:p>-2.15722695546501</text:p>
          </table:table-cell>
          <table:table-cell table:formula="of:=([.H370]-[.H369])/([.B369]-[.B370])" office:value-type="float" office:value="-0.911061869541033" calcext:value-type="float">
            <text:p>-0.911061869541033</text:p>
          </table:table-cell>
          <table:table-cell table:formula="of:=([.I370]-[.I369])/([.B369]-[.B370])" office:value-type="float" office:value="0.749793446656777" calcext:value-type="float">
            <text:p>0.749793446656777</text:p>
          </table:table-cell>
          <table:table-cell table:formula="of:=([.J370]-[.J369])/([.B369]-[.B370])" office:value-type="float" office:value="1.25244827123113" calcext:value-type="float">
            <text:p>1.25244827123113</text:p>
          </table:table-cell>
          <table:table-cell table:formula="of:=([.K370]-[.K369])/([.B369]-[.B370])" office:value-type="float" office:value="8.54513201776123" calcext:value-type="float">
            <text:p>8.54513201776123</text:p>
          </table:table-cell>
          <table:table-cell table:formula="of:=([.L370]-[.L369])/([.B369]-[.B370])" office:value-type="float" office:value="-0.25132741228573" calcext:value-type="float">
            <text:p>-0.25132741228573</text:p>
          </table:table-cell>
          <table:table-cell table:formula="of:=([.M370]-[.M369])/([.B369]-[.B370])" office:value-type="float" office:value="3.26725635973528" calcext:value-type="float">
            <text:p>3.26725635973528</text:p>
          </table:table-cell>
          <table:table-cell table:formula="of:=([.N370]-[.N369])/([.B369]-[.B370])" office:value-type="float" office:value="0.753982236861186" calcext:value-type="float">
            <text:p>0.753982236861186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70]/120" office:value-type="float" office:value="3.025" calcext:value-type="float">
            <text:p>3.025</text:p>
          </table:table-cell>
          <table:table-cell table:style-name="Default" office:value-type="float" office:value="29.829" calcext:value-type="float">
            <text:p>29.829</text:p>
          </table:table-cell>
          <table:table-cell table:style-name="Default" office:value-type="float" office:value="-17.759" calcext:value-type="float">
            <text:p>-17.759</text:p>
          </table:table-cell>
          <table:table-cell table:style-name="Default" office:value-type="float" office:value="21.298" calcext:value-type="float">
            <text:p>21.298</text:p>
          </table:table-cell>
          <table:table-cell table:style-name="Default" office:value-type="float" office:value="-9.096" calcext:value-type="float">
            <text:p>-9.096</text:p>
          </table:table-cell>
          <table:table-cell table:formula="of:=[.C370]*2*PI()/360" office:value-type="float" office:value="0.520614262577389" calcext:value-type="float">
            <text:p>0.520614262577389</text:p>
          </table:table-cell>
          <table:table-cell table:formula="of:=[.D370]*2*PI()/360" office:value-type="float" office:value="-0.309953021861673" calcext:value-type="float">
            <text:p>-0.309953021861673</text:p>
          </table:table-cell>
          <table:table-cell table:formula="of:=[.E370]*2*PI()/360" office:value-type="float" office:value="0.371720224089752" calcext:value-type="float">
            <text:p>0.371720224089752</text:p>
          </table:table-cell>
          <table:table-cell table:formula="of:=[.F370]*2*PI()/360" office:value-type="float" office:value="-0.158755148761404" calcext:value-type="float">
            <text:p>-0.158755148761404</text:p>
          </table:table-cell>
          <table:table-cell table:formula="of:=([.G371]-[.G370])/([.B370]-[.B371])" office:value-type="float" office:value="-2.22843638894635" calcext:value-type="float">
            <text:p>-2.22843638894635</text:p>
          </table:table-cell>
          <table:table-cell table:formula="of:=([.H371]-[.H370])/([.B370]-[.B371])" office:value-type="float" office:value="-0.908967474438652" calcext:value-type="float">
            <text:p>-0.908967474438652</text:p>
          </table:table-cell>
          <table:table-cell table:formula="of:=([.I371]-[.I370])/([.B370]-[.B371])" office:value-type="float" office:value="0.72256631032565" calcext:value-type="float">
            <text:p>0.72256631032565</text:p>
          </table:table-cell>
          <table:table-cell table:formula="of:=([.J371]-[.J370])/([.B370]-[.B371])" office:value-type="float" office:value="1.24616508592396" calcext:value-type="float">
            <text:p>1.24616508592396</text:p>
          </table:table-cell>
          <table:table-cell table:formula="of:=([.K371]-[.K370])/([.B370]-[.B371])" office:value-type="float" office:value="7.53982236861666" calcext:value-type="float">
            <text:p>7.53982236861666</text:p>
          </table:table-cell>
          <table:table-cell table:formula="of:=([.L371]-[.L370])/([.B370]-[.B371])" office:value-type="float" office:value="-0" calcext:value-type="float">
            <text:p>0</text:p>
          </table:table-cell>
          <table:table-cell table:formula="of:=([.M371]-[.M370])/([.B370]-[.B371])" office:value-type="float" office:value="-0.251327412288128" calcext:value-type="float">
            <text:p>-0.251327412288128</text:p>
          </table:table-cell>
          <table:table-cell table:formula="of:=([.N371]-[.N370])/([.B370]-[.B371])" office:value-type="float" office:value="2.26194671058516" calcext:value-type="float">
            <text:p>2.26194671058516</text:p>
          </table:table-cell>
          <table:table-cell table:number-columns-repeated="100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71]/120" office:value-type="float" office:value="3.03333333333333" calcext:value-type="float">
            <text:p>3.03333333333333</text:p>
          </table:table-cell>
          <table:table-cell table:style-name="Default" office:value-type="float" office:value="30.893" calcext:value-type="float">
            <text:p>30.893</text:p>
          </table:table-cell>
          <table:table-cell table:style-name="Default" office:value-type="float" office:value="-17.325" calcext:value-type="float">
            <text:p>-17.325</text:p>
          </table:table-cell>
          <table:table-cell table:style-name="Default" office:value-type="float" office:value="20.953" calcext:value-type="float">
            <text:p>20.953</text:p>
          </table:table-cell>
          <table:table-cell table:style-name="Default" office:value-type="float" office:value="-9.691" calcext:value-type="float">
            <text:p>-9.691</text:p>
          </table:table-cell>
          <table:table-cell table:formula="of:=[.C371]*2*PI()/360" office:value-type="float" office:value="0.539184565818608" calcext:value-type="float">
            <text:p>0.539184565818608</text:p>
          </table:table-cell>
          <table:table-cell table:formula="of:=[.D371]*2*PI()/360" office:value-type="float" office:value="-0.302378292908018" calcext:value-type="float">
            <text:p>-0.302378292908018</text:p>
          </table:table-cell>
          <table:table-cell table:formula="of:=[.E371]*2*PI()/360" office:value-type="float" office:value="0.365698838170372" calcext:value-type="float">
            <text:p>0.365698838170372</text:p>
          </table:table-cell>
          <table:table-cell table:formula="of:=[.F371]*2*PI()/360" office:value-type="float" office:value="-0.16913985781077" calcext:value-type="float">
            <text:p>-0.16913985781077</text:p>
          </table:table-cell>
          <table:table-cell table:formula="of:=([.G372]-[.G371])/([.B371]-[.B372])" office:value-type="float" office:value="-2.29126824201816" calcext:value-type="float">
            <text:p>-2.29126824201816</text:p>
          </table:table-cell>
          <table:table-cell table:formula="of:=([.H372]-[.H371])/([.B371]-[.B372])" office:value-type="float" office:value="-0.908967474438652" calcext:value-type="float">
            <text:p>-0.908967474438652</text:p>
          </table:table-cell>
          <table:table-cell table:formula="of:=([.I372]-[.I371])/([.B371]-[.B372])" office:value-type="float" office:value="0.724660705428051" calcext:value-type="float">
            <text:p>0.724660705428051</text:p>
          </table:table-cell>
          <table:table-cell table:formula="of:=([.J372]-[.J371])/([.B371]-[.B372])" office:value-type="float" office:value="1.22731553000242" calcext:value-type="float">
            <text:p>1.22731553000242</text:p>
          </table:table-cell>
          <table:table-cell table:formula="of:=([.K372]-[.K371])/([.B371]-[.B372])" office:value-type="float" office:value="5.02654824574503" calcext:value-type="float">
            <text:p>5.02654824574503</text:p>
          </table:table-cell>
          <table:table-cell table:formula="of:=([.L372]-[.L371])/([.B371]-[.B372])" office:value-type="float" office:value="1.00530964914852" calcext:value-type="float">
            <text:p>1.00530964914852</text:p>
          </table:table-cell>
          <table:table-cell table:formula="of:=([.M372]-[.M371])/([.B371]-[.B372])" office:value-type="float" office:value="-1.00530964914772" calcext:value-type="float">
            <text:p>-1.00530964914772</text:p>
          </table:table-cell>
          <table:table-cell table:formula="of:=([.N372]-[.N371])/([.B371]-[.B372])" office:value-type="float" office:value="3.01592894744637" calcext:value-type="float">
            <text:p>3.01592894744637</text:p>
          </table:table-cell>
          <table:table-cell table:number-columns-repeated="1005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72]/120" office:value-type="float" office:value="3.04166666666667" calcext:value-type="float">
            <text:p>3.04166666666667</text:p>
          </table:table-cell>
          <table:table-cell table:style-name="Default" office:value-type="float" office:value="31.987" calcext:value-type="float">
            <text:p>31.987</text:p>
          </table:table-cell>
          <table:table-cell table:style-name="Default" office:value-type="float" office:value="-16.891" calcext:value-type="float">
            <text:p>-16.891</text:p>
          </table:table-cell>
          <table:table-cell table:style-name="Default" office:value-type="float" office:value="20.607" calcext:value-type="float">
            <text:p>20.607</text:p>
          </table:table-cell>
          <table:table-cell table:style-name="Default" office:value-type="float" office:value="-10.277" calcext:value-type="float">
            <text:p>-10.277</text:p>
          </table:table-cell>
          <table:table-cell table:formula="of:=[.C372]*2*PI()/360" office:value-type="float" office:value="0.558278467835426" calcext:value-type="float">
            <text:p>0.558278467835426</text:p>
          </table:table-cell>
          <table:table-cell table:formula="of:=[.D372]*2*PI()/360" office:value-type="float" office:value="-0.294803563954362" calcext:value-type="float">
            <text:p>-0.294803563954362</text:p>
          </table:table-cell>
          <table:table-cell table:formula="of:=[.E372]*2*PI()/360" office:value-type="float" office:value="0.359659998958471" calcext:value-type="float">
            <text:p>0.359659998958471</text:p>
          </table:table-cell>
          <table:table-cell table:formula="of:=[.F372]*2*PI()/360" office:value-type="float" office:value="-0.179367487227457" calcext:value-type="float">
            <text:p>-0.179367487227457</text:p>
          </table:table-cell>
          <table:table-cell table:formula="of:=([.G373]-[.G372])/([.B372]-[.B373])" office:value-type="float" office:value="-2.33315614406603" calcext:value-type="float">
            <text:p>-2.33315614406603</text:p>
          </table:table-cell>
          <table:table-cell table:formula="of:=([.H373]-[.H372])/([.B372]-[.B373])" office:value-type="float" office:value="-0.917345054848223" calcext:value-type="float">
            <text:p>-0.917345054848223</text:p>
          </table:table-cell>
          <table:table-cell table:formula="of:=([.I373]-[.I372])/([.B372]-[.B373])" office:value-type="float" office:value="0.733038285837615" calcext:value-type="float">
            <text:p>0.733038285837615</text:p>
          </table:table-cell>
          <table:table-cell table:formula="of:=([.J373]-[.J372])/([.B372]-[.B373])" office:value-type="float" office:value="1.2021827887737" calcext:value-type="float">
            <text:p>1.2021827887737</text:p>
          </table:table-cell>
          <table:table-cell table:formula="of:=([.K373]-[.K372])/([.B372]-[.B373])" office:value-type="float" office:value="3.01592894744475" calcext:value-type="float">
            <text:p>3.01592894744475</text:p>
          </table:table-cell>
          <table:table-cell table:formula="of:=([.L373]-[.L372])/([.B372]-[.B373])" office:value-type="float" office:value="1.00530964914853" calcext:value-type="float">
            <text:p>1.00530964914853</text:p>
          </table:table-cell>
          <table:table-cell table:formula="of:=([.M373]-[.M372])/([.B372]-[.B373])" office:value-type="float" office:value="2.01061929829703" calcext:value-type="float">
            <text:p>2.01061929829703</text:p>
          </table:table-cell>
          <table:table-cell table:formula="of:=([.N373]-[.N372])/([.B372]-[.B373])" office:value-type="float" office:value="1.7592918860097" calcext:value-type="float">
            <text:p>1.7592918860097</text:p>
          </table:table-cell>
          <table:table-cell table:number-columns-repeated="100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3]/120" office:value-type="float" office:value="3.05" calcext:value-type="float">
            <text:p>3.05</text:p>
          </table:table-cell>
          <table:table-cell table:style-name="Default" office:value-type="float" office:value="33.101" calcext:value-type="float">
            <text:p>33.101</text:p>
          </table:table-cell>
          <table:table-cell table:style-name="Default" office:value-type="float" office:value="-16.453" calcext:value-type="float">
            <text:p>-16.453</text:p>
          </table:table-cell>
          <table:table-cell table:style-name="Default" office:value-type="float" office:value="20.257" calcext:value-type="float">
            <text:p>20.257</text:p>
          </table:table-cell>
          <table:table-cell table:style-name="Default" office:value-type="float" office:value="-10.851" calcext:value-type="float">
            <text:p>-10.851</text:p>
          </table:table-cell>
          <table:table-cell table:formula="of:=[.C373]*2*PI()/360" office:value-type="float" office:value="0.577721435702643" calcext:value-type="float">
            <text:p>0.577721435702643</text:p>
          </table:table-cell>
          <table:table-cell table:formula="of:=[.D373]*2*PI()/360" office:value-type="float" office:value="-0.287159021830627" calcext:value-type="float">
            <text:p>-0.287159021830627</text:p>
          </table:table-cell>
          <table:table-cell table:formula="of:=[.E373]*2*PI()/360" office:value-type="float" office:value="0.353551346576491" calcext:value-type="float">
            <text:p>0.353551346576491</text:p>
          </table:table-cell>
          <table:table-cell table:formula="of:=[.F373]*2*PI()/360" office:value-type="float" office:value="-0.189385677133905" calcext:value-type="float">
            <text:p>-0.189385677133905</text:p>
          </table:table-cell>
          <table:table-cell table:formula="of:=([.G374]-[.G373])/([.B373]-[.B374])" office:value-type="float" office:value="-2.35828888529474" calcext:value-type="float">
            <text:p>-2.35828888529474</text:p>
          </table:table-cell>
          <table:table-cell table:formula="of:=([.H374]-[.H373])/([.B373]-[.B374])" office:value-type="float" office:value="-0.925722635257794" calcext:value-type="float">
            <text:p>-0.925722635257794</text:p>
          </table:table-cell>
          <table:table-cell table:formula="of:=([.I374]-[.I373])/([.B373]-[.B374])" office:value-type="float" office:value="0.716283125018473" calcext:value-type="float">
            <text:p>0.716283125018473</text:p>
          </table:table-cell>
          <table:table-cell table:formula="of:=([.J374]-[.J373])/([.B373]-[.B374])" office:value-type="float" office:value="1.18752202305695" calcext:value-type="float">
            <text:p>1.18752202305695</text:p>
          </table:table-cell>
          <table:table-cell table:formula="of:=([.K374]-[.K373])/([.B373]-[.B374])" office:value-type="float" office:value="1.50796447371038" calcext:value-type="float">
            <text:p>1.50796447371038</text:p>
          </table:table-cell>
          <table:table-cell table:formula="of:=([.L374]-[.L373])/([.B373]-[.B374])" office:value-type="float" office:value="1.50796447371718" calcext:value-type="float">
            <text:p>1.50796447371718</text:p>
          </table:table-cell>
          <table:table-cell table:formula="of:=([.M374]-[.M373])/([.B373]-[.B374])" office:value-type="float" office:value="9.04778684234236" calcext:value-type="float">
            <text:p>9.04778684234236</text:p>
          </table:table-cell>
          <table:table-cell table:formula="of:=([.N374]-[.N373])/([.B373]-[.B374])" office:value-type="float" office:value="-1.5079644737155" calcext:value-type="float">
            <text:p>-1.5079644737155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4]/120" office:value-type="float" office:value="3.05833333333333" calcext:value-type="float">
            <text:p>3.05833333333333</text:p>
          </table:table-cell>
          <table:table-cell table:style-name="Default" office:value-type="float" office:value="34.227" calcext:value-type="float">
            <text:p>34.227</text:p>
          </table:table-cell>
          <table:table-cell table:style-name="Default" office:value-type="float" office:value="-16.011" calcext:value-type="float">
            <text:p>-16.011</text:p>
          </table:table-cell>
          <table:table-cell table:style-name="Default" office:value-type="float" office:value="19.915" calcext:value-type="float">
            <text:p>19.915</text:p>
          </table:table-cell>
          <table:table-cell table:style-name="Default" office:value-type="float" office:value="-11.418" calcext:value-type="float">
            <text:p>-11.418</text:p>
          </table:table-cell>
          <table:table-cell table:formula="of:=[.C374]*2*PI()/360" office:value-type="float" office:value="0.597373843080099" calcext:value-type="float">
            <text:p>0.597373843080099</text:p>
          </table:table-cell>
          <table:table-cell table:formula="of:=[.D374]*2*PI()/360" office:value-type="float" office:value="-0.279444666536812" calcext:value-type="float">
            <text:p>-0.279444666536812</text:p>
          </table:table-cell>
          <table:table-cell table:formula="of:=[.E374]*2*PI()/360" office:value-type="float" office:value="0.347582320534671" calcext:value-type="float">
            <text:p>0.347582320534671</text:p>
          </table:table-cell>
          <table:table-cell table:formula="of:=[.F374]*2*PI()/360" office:value-type="float" office:value="-0.199281693992713" calcext:value-type="float">
            <text:p>-0.199281693992713</text:p>
          </table:table-cell>
          <table:table-cell table:formula="of:=([.G375]-[.G374])/([.B374]-[.B375])" office:value-type="float" office:value="-2.37085525590899" calcext:value-type="float">
            <text:p>-2.37085525590899</text:p>
          </table:table-cell>
          <table:table-cell table:formula="of:=([.H375]-[.H374])/([.B374]-[.B375])" office:value-type="float" office:value="-0.938289005872104" calcext:value-type="float">
            <text:p>-0.938289005872104</text:p>
          </table:table-cell>
          <table:table-cell table:formula="of:=([.I375]-[.I374])/([.B374]-[.B375])" office:value-type="float" office:value="0.640884901332287" calcext:value-type="float">
            <text:p>0.640884901332287</text:p>
          </table:table-cell>
          <table:table-cell table:formula="of:=([.J375]-[.J374])/([.B374]-[.B375])" office:value-type="float" office:value="1.20008839367124" calcext:value-type="float">
            <text:p>1.20008839367124</text:p>
          </table:table-cell>
          <table:table-cell table:formula="of:=([.K375]-[.K374])/([.B374]-[.B375])" office:value-type="float" office:value="-0.753982236849156" calcext:value-type="float">
            <text:p>-0.753982236849156</text:p>
          </table:table-cell>
          <table:table-cell table:formula="of:=([.L375]-[.L374])/([.B374]-[.B375])" office:value-type="float" office:value="2.26194671059105" calcext:value-type="float">
            <text:p>2.26194671059105</text:p>
          </table:table-cell>
          <table:table-cell table:formula="of:=([.M375]-[.M374])/([.B374]-[.B375])" office:value-type="float" office:value="16.5876092109492" calcext:value-type="float">
            <text:p>16.5876092109492</text:p>
          </table:table-cell>
          <table:table-cell table:formula="of:=([.N375]-[.N374])/([.B374]-[.B375])" office:value-type="float" office:value="-5.02654824575041" calcext:value-type="float">
            <text:p>-5.02654824575041</text:p>
          </table:table-cell>
          <table:table-cell table:number-columns-repeated="1005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5]/120" office:value-type="float" office:value="3.06666666666667" calcext:value-type="float">
            <text:p>3.06666666666667</text:p>
          </table:table-cell>
          <table:table-cell table:style-name="Default" office:value-type="float" office:value="35.359" calcext:value-type="float">
            <text:p>35.359</text:p>
          </table:table-cell>
          <table:table-cell table:style-name="Default" office:value-type="float" office:value="-15.563" calcext:value-type="float">
            <text:p>-15.563</text:p>
          </table:table-cell>
          <table:table-cell table:style-name="Default" office:value-type="float" office:value="19.609" calcext:value-type="float">
            <text:p>19.609</text:p>
          </table:table-cell>
          <table:table-cell table:style-name="Default" office:value-type="float" office:value="-11.991" calcext:value-type="float">
            <text:p>-11.991</text:p>
          </table:table-cell>
          <table:table-cell table:formula="of:=[.C375]*2*PI()/360" office:value-type="float" office:value="0.617130970212675" calcext:value-type="float">
            <text:p>0.617130970212675</text:p>
          </table:table-cell>
          <table:table-cell table:formula="of:=[.D375]*2*PI()/360" office:value-type="float" office:value="-0.271625591487877" calcext:value-type="float">
            <text:p>-0.271625591487877</text:p>
          </table:table-cell>
          <table:table-cell table:formula="of:=[.E375]*2*PI()/360" office:value-type="float" office:value="0.342241613023568" calcext:value-type="float">
            <text:p>0.342241613023568</text:p>
          </table:table-cell>
          <table:table-cell table:formula="of:=[.F375]*2*PI()/360" office:value-type="float" office:value="-0.20928243060664" calcext:value-type="float">
            <text:p>-0.20928243060664</text:p>
          </table:table-cell>
          <table:table-cell table:formula="of:=([.G376]-[.G375])/([.B375]-[.B376])" office:value-type="float" office:value="-2.36457207060192" calcext:value-type="float">
            <text:p>-2.36457207060192</text:p>
          </table:table-cell>
          <table:table-cell table:formula="of:=([.H376]-[.H375])/([.B375]-[.B376])" office:value-type="float" office:value="-0.957138561793697" calcext:value-type="float">
            <text:p>-0.957138561793697</text:p>
          </table:table-cell>
          <table:table-cell table:formula="of:=([.I376]-[.I375])/([.B375]-[.B376])" office:value-type="float" office:value="0.502654824574371" calcext:value-type="float">
            <text:p>0.502654824574371</text:p>
          </table:table-cell>
          <table:table-cell table:formula="of:=([.J376]-[.J375])/([.B375]-[.B376])" office:value-type="float" office:value="1.24197629571917" calcext:value-type="float">
            <text:p>1.24197629571917</text:p>
          </table:table-cell>
          <table:table-cell table:formula="of:=([.K376]-[.K375])/([.B375]-[.B376])" office:value-type="float" office:value="-2.51327412287169" calcext:value-type="float">
            <text:p>-2.51327412287169</text:p>
          </table:table-cell>
          <table:table-cell table:formula="of:=([.L376]-[.L375])/([.B375]-[.B376])" office:value-type="float" office:value="2.51327412287089" calcext:value-type="float">
            <text:p>2.51327412287089</text:p>
          </table:table-cell>
          <table:table-cell table:formula="of:=([.M376]-[.M375])/([.B375]-[.B376])" office:value-type="float" office:value="19.8548655706878" calcext:value-type="float">
            <text:p>19.8548655706878</text:p>
          </table:table-cell>
          <table:table-cell table:formula="of:=([.N376]-[.N375])/([.B375]-[.B376])" office:value-type="float" office:value="-7.03716754404203" calcext:value-type="float">
            <text:p>-7.03716754404203</text:p>
          </table:table-cell>
          <table:table-cell table:number-columns-repeated="100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6]/120" office:value-type="float" office:value="3.075" calcext:value-type="float">
            <text:p>3.075</text:p>
          </table:table-cell>
          <table:table-cell table:style-name="Default" office:value-type="float" office:value="36.488" calcext:value-type="float">
            <text:p>36.488</text:p>
          </table:table-cell>
          <table:table-cell table:style-name="Default" office:value-type="float" office:value="-15.106" calcext:value-type="float">
            <text:p>-15.106</text:p>
          </table:table-cell>
          <table:table-cell table:style-name="Default" office:value-type="float" office:value="19.369" calcext:value-type="float">
            <text:p>19.369</text:p>
          </table:table-cell>
          <table:table-cell table:style-name="Default" office:value-type="float" office:value="-12.584" calcext:value-type="float">
            <text:p>-12.584</text:p>
          </table:table-cell>
          <table:table-cell table:formula="of:=[.C376]*2*PI()/360" office:value-type="float" office:value="0.636835737467691" calcext:value-type="float">
            <text:p>0.636835737467691</text:p>
          </table:table-cell>
          <table:table-cell table:formula="of:=[.D376]*2*PI()/360" office:value-type="float" office:value="-0.263649436806263" calcext:value-type="float">
            <text:p>-0.263649436806263</text:p>
          </table:table-cell>
          <table:table-cell table:formula="of:=[.E376]*2*PI()/360" office:value-type="float" office:value="0.338052822818782" calcext:value-type="float">
            <text:p>0.338052822818782</text:p>
          </table:table-cell>
          <table:table-cell table:formula="of:=[.F376]*2*PI()/360" office:value-type="float" office:value="-0.219632233070966" calcext:value-type="float">
            <text:p>-0.219632233070966</text:p>
          </table:table-cell>
          <table:table-cell table:formula="of:=([.G377]-[.G376])/([.B376]-[.B377])" office:value-type="float" office:value="-2.34362811957799" calcext:value-type="float">
            <text:p>-2.34362811957799</text:p>
          </table:table-cell>
          <table:table-cell table:formula="of:=([.H377]-[.H376])/([.B376]-[.B377])" office:value-type="float" office:value="-0.978082512817621" calcext:value-type="float">
            <text:p>-0.978082512817621</text:p>
          </table:table-cell>
          <table:table-cell table:formula="of:=([.I377]-[.I376])/([.B376]-[.B377])" office:value-type="float" office:value="0.337197611485306" calcext:value-type="float">
            <text:p>0.337197611485306</text:p>
          </table:table-cell>
          <table:table-cell table:formula="of:=([.J377]-[.J376])/([.B376]-[.B377])" office:value-type="float" office:value="1.30061935858618" calcext:value-type="float">
            <text:p>1.30061935858618</text:p>
          </table:table-cell>
          <table:table-cell table:formula="of:=([.K377]-[.K376])/([.B376]-[.B377])" office:value-type="float" office:value="-4.52389342116877" calcext:value-type="float">
            <text:p>-4.52389342116877</text:p>
          </table:table-cell>
          <table:table-cell table:formula="of:=([.L377]-[.L376])/([.B376]-[.B377])" office:value-type="float" office:value="3.51858377202141" calcext:value-type="float">
            <text:p>3.51858377202141</text:p>
          </table:table-cell>
          <table:table-cell table:formula="of:=([.M377]-[.M376])/([.B376]-[.B377])" office:value-type="float" office:value="20.1061929829744" calcext:value-type="float">
            <text:p>20.1061929829744</text:p>
          </table:table-cell>
          <table:table-cell table:formula="of:=([.N377]-[.N376])/([.B376]-[.B377])" office:value-type="float" office:value="-7.79114978090202" calcext:value-type="float">
            <text:p>-7.79114978090202</text:p>
          </table:table-cell>
          <table:table-cell table:number-columns-repeated="100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7]/120" office:value-type="float" office:value="3.08333333333333" calcext:value-type="float">
            <text:p>3.08333333333333</text:p>
          </table:table-cell>
          <table:table-cell table:style-name="Default" office:value-type="float" office:value="37.607" calcext:value-type="float">
            <text:p>37.607</text:p>
          </table:table-cell>
          <table:table-cell table:style-name="Default" office:value-type="float" office:value="-14.639" calcext:value-type="float">
            <text:p>-14.639</text:p>
          </table:table-cell>
          <table:table-cell table:style-name="Default" office:value-type="float" office:value="19.208" calcext:value-type="float">
            <text:p>19.208</text:p>
          </table:table-cell>
          <table:table-cell table:style-name="Default" office:value-type="float" office:value="-13.205" calcext:value-type="float">
            <text:p>-13.205</text:p>
          </table:table-cell>
          <table:table-cell table:formula="of:=[.C377]*2*PI()/360" office:value-type="float" office:value="0.656365971797507" calcext:value-type="float">
            <text:p>0.656365971797507</text:p>
          </table:table-cell>
          <table:table-cell table:formula="of:=[.D377]*2*PI()/360" office:value-type="float" office:value="-0.25549874919945" calcext:value-type="float">
            <text:p>-0.25549874919945</text:p>
          </table:table-cell>
          <table:table-cell table:formula="of:=[.E377]*2*PI()/360" office:value-type="float" office:value="0.335242842723071" calcext:value-type="float">
            <text:p>0.335242842723071</text:p>
          </table:table-cell>
          <table:table-cell table:formula="of:=[.F377]*2*PI()/360" office:value-type="float" office:value="-0.230470727725851" calcext:value-type="float">
            <text:p>-0.230470727725851</text:p>
          </table:table-cell>
          <table:table-cell table:formula="of:=([.G378]-[.G377])/([.B377]-[.B378])" office:value-type="float" office:value="-2.30592900773491" calcext:value-type="float">
            <text:p>-2.30592900773491</text:p>
          </table:table-cell>
          <table:table-cell table:formula="of:=([.H378]-[.H377])/([.B377]-[.B378])" office:value-type="float" office:value="-1.00740404425113" calcext:value-type="float">
            <text:p>-1.00740404425113</text:p>
          </table:table-cell>
          <table:table-cell table:formula="of:=([.I378]-[.I377])/([.B377]-[.B378])" office:value-type="float" office:value="0.169646003293854" calcext:value-type="float">
            <text:p>0.169646003293854</text:p>
          </table:table-cell>
          <table:table-cell table:formula="of:=([.J378]-[.J377])/([.B377]-[.B378])" office:value-type="float" office:value="1.36554560676037" calcext:value-type="float">
            <text:p>1.36554560676037</text:p>
          </table:table-cell>
          <table:table-cell table:formula="of:=([.K378]-[.K377])/([.B377]-[.B378])" office:value-type="float" office:value="-5.78053048260296" calcext:value-type="float">
            <text:p>-5.78053048260296</text:p>
          </table:table-cell>
          <table:table-cell table:formula="of:=([.L378]-[.L377])/([.B377]-[.B378])" office:value-type="float" office:value="3.76991118430716" calcext:value-type="float">
            <text:p>3.76991118430716</text:p>
          </table:table-cell>
          <table:table-cell table:formula="of:=([.M378]-[.M377])/([.B377]-[.B378])" office:value-type="float" office:value="17.5929188601043" calcext:value-type="float">
            <text:p>17.5929188601043</text:p>
          </table:table-cell>
          <table:table-cell table:formula="of:=([.N378]-[.N377])/([.B377]-[.B378])" office:value-type="float" office:value="-6.7858401317543" calcext:value-type="float">
            <text:p>-6.7858401317543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8]/120" office:value-type="float" office:value="3.09166666666667" calcext:value-type="float">
            <text:p>3.09166666666667</text:p>
          </table:table-cell>
          <table:table-cell table:style-name="Default" office:value-type="float" office:value="38.708" calcext:value-type="float">
            <text:p>38.708</text:p>
          </table:table-cell>
          <table:table-cell table:style-name="Default" office:value-type="float" office:value="-14.158" calcext:value-type="float">
            <text:p>-14.158</text:p>
          </table:table-cell>
          <table:table-cell table:style-name="Default" office:value-type="float" office:value="19.127" calcext:value-type="float">
            <text:p>19.127</text:p>
          </table:table-cell>
          <table:table-cell table:style-name="Default" office:value-type="float" office:value="-13.857" calcext:value-type="float">
            <text:p>-13.857</text:p>
          </table:table-cell>
          <table:table-cell table:formula="of:=[.C378]*2*PI()/360" office:value-type="float" office:value="0.675582046861965" calcext:value-type="float">
            <text:p>0.675582046861965</text:p>
          </table:table-cell>
          <table:table-cell table:formula="of:=[.D378]*2*PI()/360" office:value-type="float" office:value="-0.247103715497357" calcext:value-type="float">
            <text:p>-0.247103715497357</text:p>
          </table:table-cell>
          <table:table-cell table:formula="of:=[.E378]*2*PI()/360" office:value-type="float" office:value="0.333829126028955" calcext:value-type="float">
            <text:p>0.333829126028955</text:p>
          </table:table-cell>
          <table:table-cell table:formula="of:=[.F378]*2*PI()/360" office:value-type="float" office:value="-0.241850274448854" calcext:value-type="float">
            <text:p>-0.241850274448854</text:p>
          </table:table-cell>
          <table:table-cell table:formula="of:=([.G379]-[.G378])/([.B378]-[.B379])" office:value-type="float" office:value="-2.25775792037989" calcext:value-type="float">
            <text:p>-2.25775792037989</text:p>
          </table:table-cell>
          <table:table-cell table:formula="of:=([.H379]-[.H378])/([.B378]-[.B379])" office:value-type="float" office:value="-1.03881997078703" calcext:value-type="float">
            <text:p>-1.03881997078703</text:p>
          </table:table-cell>
          <table:table-cell table:formula="of:=([.I379]-[.I378])/([.B378]-[.B379])" office:value-type="float" office:value="0.0230383461263185" calcext:value-type="float">
            <text:p>0.023038346126319</text:p>
          </table:table-cell>
          <table:table-cell table:formula="of:=([.J379]-[.J378])/([.B378]-[.B379])" office:value-type="float" office:value="1.42209427452498" calcext:value-type="float">
            <text:p>1.42209427452498</text:p>
          </table:table-cell>
          <table:table-cell table:formula="of:=([.K379]-[.K378])/([.B378]-[.B379])" office:value-type="float" office:value="-6.53451271947054" calcext:value-type="float">
            <text:p>-6.53451271947054</text:p>
          </table:table-cell>
          <table:table-cell table:formula="of:=([.L379]-[.L378])/([.B378]-[.B379])" office:value-type="float" office:value="3.5185837720218" calcext:value-type="float">
            <text:p>3.5185837720218</text:p>
          </table:table-cell>
          <table:table-cell table:formula="of:=([.M379]-[.M378])/([.B378]-[.B379])" office:value-type="float" office:value="14.3256625003682" calcext:value-type="float">
            <text:p>14.3256625003682</text:p>
          </table:table-cell>
          <table:table-cell table:formula="of:=([.N379]-[.N378])/([.B378]-[.B379])" office:value-type="float" office:value="-4.52389342116992" calcext:value-type="float">
            <text:p>-4.52389342116992</text:p>
          </table:table-cell>
          <table:table-cell table:number-columns-repeated="1005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9]/120" office:value-type="float" office:value="3.1" calcext:value-type="float">
            <text:p>3.1</text:p>
          </table:table-cell>
          <table:table-cell table:style-name="Default" office:value-type="float" office:value="39.786" calcext:value-type="float">
            <text:p>39.786</text:p>
          </table:table-cell>
          <table:table-cell table:style-name="Default" office:value-type="float" office:value="-13.662" calcext:value-type="float">
            <text:p>-13.662</text:p>
          </table:table-cell>
          <table:table-cell table:style-name="Default" office:value-type="float" office:value="19.116" calcext:value-type="float">
            <text:p>19.116</text:p>
          </table:table-cell>
          <table:table-cell table:style-name="Default" office:value-type="float" office:value="-14.536" calcext:value-type="float">
            <text:p>-14.536</text:p>
          </table:table-cell>
          <table:table-cell table:formula="of:=[.C379]*2*PI()/360" office:value-type="float" office:value="0.694396696198464" calcext:value-type="float">
            <text:p>0.694396696198464</text:p>
          </table:table-cell>
          <table:table-cell table:formula="of:=[.D379]*2*PI()/360" office:value-type="float" office:value="-0.238446882407465" calcext:value-type="float">
            <text:p>-0.238446882407465</text:p>
          </table:table-cell>
          <table:table-cell table:formula="of:=[.E379]*2*PI()/360" office:value-type="float" office:value="0.333637139811236" calcext:value-type="float">
            <text:p>0.333637139811236</text:p>
          </table:table-cell>
          <table:table-cell table:formula="of:=[.F379]*2*PI()/360" office:value-type="float" office:value="-0.253701060069896" calcext:value-type="float">
            <text:p>-0.253701060069896</text:p>
          </table:table-cell>
          <table:table-cell table:formula="of:=([.G380]-[.G379])/([.B379]-[.B380])" office:value-type="float" office:value="-2.20330364771763" calcext:value-type="float">
            <text:p>-2.20330364771763</text:p>
          </table:table-cell>
          <table:table-cell table:formula="of:=([.H380]-[.H379])/([.B379]-[.B380])" office:value-type="float" office:value="-1.06814150222054" calcext:value-type="float">
            <text:p>-1.06814150222054</text:p>
          </table:table-cell>
          <table:table-cell table:formula="of:=([.I380]-[.I379])/([.B379]-[.B380])" office:value-type="float" office:value="-0.0963421747100827" calcext:value-type="float">
            <text:p>-0.096342174710083</text:p>
          </table:table-cell>
          <table:table-cell table:formula="of:=([.J380]-[.J379])/([.B379]-[.B380])" office:value-type="float" office:value="1.45979338636807" calcext:value-type="float">
            <text:p>1.45979338636807</text:p>
          </table:table-cell>
          <table:table-cell table:formula="of:=([.K380]-[.K379])/([.B379]-[.B380])" office:value-type="float" office:value="-6.5345127194658" calcext:value-type="float">
            <text:p>-6.5345127194658</text:p>
          </table:table-cell>
          <table:table-cell table:formula="of:=([.L380]-[.L379])/([.B379]-[.B380])" office:value-type="float" office:value="3.01592894744515" calcext:value-type="float">
            <text:p>3.01592894744515</text:p>
          </table:table-cell>
          <table:table-cell table:formula="of:=([.M380]-[.M379])/([.B379]-[.B380])" office:value-type="float" office:value="8.79645943005174" calcext:value-type="float">
            <text:p>8.79645943005174</text:p>
          </table:table-cell>
          <table:table-cell table:formula="of:=([.N380]-[.N379])/([.B379]-[.B380])" office:value-type="float" office:value="-2.26194671058359" calcext:value-type="float">
            <text:p>-2.26194671058359</text:p>
          </table:table-cell>
          <table:table-cell table:number-columns-repeated="1005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80]/120" office:value-type="float" office:value="3.10833333333333" calcext:value-type="float">
            <text:p>3.10833333333333</text:p>
          </table:table-cell>
          <table:table-cell table:style-name="Default" office:value-type="float" office:value="40.838" calcext:value-type="float">
            <text:p>40.838</text:p>
          </table:table-cell>
          <table:table-cell table:style-name="Default" office:value-type="float" office:value="-13.152" calcext:value-type="float">
            <text:p>-13.152</text:p>
          </table:table-cell>
          <table:table-cell table:style-name="Default" office:value-type="float" office:value="19.162" calcext:value-type="float">
            <text:p>19.162</text:p>
          </table:table-cell>
          <table:table-cell table:style-name="Default" office:value-type="float" office:value="-15.233" calcext:value-type="float">
            <text:p>-15.233</text:p>
          </table:table-cell>
          <table:table-cell table:formula="of:=[.C380]*2*PI()/360" office:value-type="float" office:value="0.712757559929444" calcext:value-type="float">
            <text:p>0.712757559929444</text:p>
          </table:table-cell>
          <table:table-cell table:formula="of:=[.D380]*2*PI()/360" office:value-type="float" office:value="-0.229545703222294" calcext:value-type="float">
            <text:p>-0.229545703222294</text:p>
          </table:table-cell>
          <table:table-cell table:formula="of:=[.E380]*2*PI()/360" office:value-type="float" office:value="0.334439991267153" calcext:value-type="float">
            <text:p>0.334439991267153</text:p>
          </table:table-cell>
          <table:table-cell table:formula="of:=[.F380]*2*PI()/360" office:value-type="float" office:value="-0.265866004956296" calcext:value-type="float">
            <text:p>-0.265866004956296</text:p>
          </table:table-cell>
          <table:table-cell table:formula="of:=([.G381]-[.G380])/([.B380]-[.B381])" office:value-type="float" office:value="-2.14884937505542" calcext:value-type="float">
            <text:p>-2.14884937505542</text:p>
          </table:table-cell>
          <table:table-cell table:formula="of:=([.H381]-[.H380])/([.B380]-[.B381])" office:value-type="float" office:value="-1.09327424344925" calcext:value-type="float">
            <text:p>-1.09327424344925</text:p>
          </table:table-cell>
          <table:table-cell table:formula="of:=([.I381]-[.I380])/([.B380]-[.B381])" office:value-type="float" office:value="-0.169646003293847" calcext:value-type="float">
            <text:p>-0.169646003293847</text:p>
          </table:table-cell>
          <table:table-cell table:formula="of:=([.J381]-[.J380])/([.B380]-[.B381])" office:value-type="float" office:value="1.4786429422896" calcext:value-type="float">
            <text:p>1.4786429422896</text:p>
          </table:table-cell>
          <table:table-cell table:formula="of:=([.K381]-[.K380])/([.B380]-[.B381])" office:value-type="float" office:value="-5.52920307031483" calcext:value-type="float">
            <text:p>-5.52920307031483</text:p>
          </table:table-cell>
          <table:table-cell table:formula="of:=([.L381]-[.L380])/([.B380]-[.B381])" office:value-type="float" office:value="1.5079644737236" calcext:value-type="float">
            <text:p>1.5079644737236</text:p>
          </table:table-cell>
          <table:table-cell table:formula="of:=([.M381]-[.M380])/([.B380]-[.B381])" office:value-type="float" office:value="3.01592894744635" calcext:value-type="float">
            <text:p>3.01592894744635</text:p>
          </table:table-cell>
          <table:table-cell table:formula="of:=([.N381]-[.N380])/([.B380]-[.B381])" office:value-type="float" office:value="1.25663706143507" calcext:value-type="float">
            <text:p>1.25663706143507</text:p>
          </table:table-cell>
          <table:table-cell table:number-columns-repeated="100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81]/120" office:value-type="float" office:value="3.11666666666667" calcext:value-type="float">
            <text:p>3.11666666666667</text:p>
          </table:table-cell>
          <table:table-cell table:style-name="Default" office:value-type="float" office:value="41.864" calcext:value-type="float">
            <text:p>41.864</text:p>
          </table:table-cell>
          <table:table-cell table:style-name="Default" office:value-type="float" office:value="-12.63" calcext:value-type="float">
            <text:p>-12.63</text:p>
          </table:table-cell>
          <table:table-cell table:style-name="Default" office:value-type="float" office:value="19.243" calcext:value-type="float">
            <text:p>19.243</text:p>
          </table:table-cell>
          <table:table-cell table:style-name="Default" office:value-type="float" office:value="-15.939" calcext:value-type="float">
            <text:p>-15.939</text:p>
          </table:table-cell>
          <table:table-cell table:formula="of:=[.C381]*2*PI()/360" office:value-type="float" office:value="0.730664638054906" calcext:value-type="float">
            <text:p>0.730664638054906</text:p>
          </table:table-cell>
          <table:table-cell table:formula="of:=[.D381]*2*PI()/360" office:value-type="float" office:value="-0.220435084526884" calcext:value-type="float">
            <text:p>-0.220435084526884</text:p>
          </table:table-cell>
          <table:table-cell table:formula="of:=[.E381]*2*PI()/360" office:value-type="float" office:value="0.335853707961269" calcext:value-type="float">
            <text:p>0.335853707961269</text:p>
          </table:table-cell>
          <table:table-cell table:formula="of:=[.F381]*2*PI()/360" office:value-type="float" office:value="-0.278188029475376" calcext:value-type="float">
            <text:p>-0.278188029475376</text:p>
          </table:table-cell>
          <table:table-cell table:formula="of:=([.G382]-[.G381])/([.B381]-[.B382])" office:value-type="float" office:value="-2.1027726828028" calcext:value-type="float">
            <text:p>-2.1027726828028</text:p>
          </table:table-cell>
          <table:table-cell table:formula="of:=([.H382]-[.H381])/([.B381]-[.B382])" office:value-type="float" office:value="-1.10584061406361" calcext:value-type="float">
            <text:p>-1.10584061406361</text:p>
          </table:table-cell>
          <table:table-cell table:formula="of:=([.I382]-[.I381])/([.B381]-[.B382])" office:value-type="float" office:value="-0.194778744522566" calcext:value-type="float">
            <text:p>-0.194778744522566</text:p>
          </table:table-cell>
          <table:table-cell table:formula="of:=([.J382]-[.J381])/([.B381]-[.B382])" office:value-type="float" office:value="1.46817096677764" calcext:value-type="float">
            <text:p>1.46817096677764</text:p>
          </table:table-cell>
          <table:table-cell table:formula="of:=([.K382]-[.K381])/([.B381]-[.B382])" office:value-type="float" office:value="-5.27787565803475" calcext:value-type="float">
            <text:p>-5.27787565803475</text:p>
          </table:table-cell>
          <table:table-cell table:formula="of:=([.L382]-[.L381])/([.B381]-[.B382])" office:value-type="float" office:value="0.502654824574258" calcext:value-type="float">
            <text:p>0.502654824574258</text:p>
          </table:table-cell>
          <table:table-cell table:formula="of:=([.M382]-[.M381])/([.B381]-[.B382])" office:value-type="float" office:value="-4.77522083345606" calcext:value-type="float">
            <text:p>-4.77522083345606</text:p>
          </table:table-cell>
          <table:table-cell table:formula="of:=([.N382]-[.N381])/([.B381]-[.B382])" office:value-type="float" office:value="5.02654824574417" calcext:value-type="float">
            <text:p>5.02654824574417</text:p>
          </table:table-cell>
          <table:table-cell table:number-columns-repeated="1005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82]/120" office:value-type="float" office:value="3.125" calcext:value-type="float">
            <text:p>3.125</text:p>
          </table:table-cell>
          <table:table-cell table:style-name="Default" office:value-type="float" office:value="42.868" calcext:value-type="float">
            <text:p>42.868</text:p>
          </table:table-cell>
          <table:table-cell table:style-name="Default" office:value-type="float" office:value="-12.102" calcext:value-type="float">
            <text:p>-12.102</text:p>
          </table:table-cell>
          <table:table-cell table:style-name="Default" office:value-type="float" office:value="19.336" calcext:value-type="float">
            <text:p>19.336</text:p>
          </table:table-cell>
          <table:table-cell table:style-name="Default" office:value-type="float" office:value="-16.64" calcext:value-type="float">
            <text:p>-16.64</text:p>
          </table:table-cell>
          <table:table-cell table:formula="of:=[.C382]*2*PI()/360" office:value-type="float" office:value="0.748187743744929" calcext:value-type="float">
            <text:p>0.748187743744929</text:p>
          </table:table-cell>
          <table:table-cell table:formula="of:=[.D382]*2*PI()/360" office:value-type="float" office:value="-0.211219746076354" calcext:value-type="float">
            <text:p>-0.211219746076354</text:p>
          </table:table-cell>
          <table:table-cell table:formula="of:=[.E382]*2*PI()/360" office:value-type="float" office:value="0.337476864165623" calcext:value-type="float">
            <text:p>0.337476864165623</text:p>
          </table:table-cell>
          <table:table-cell table:formula="of:=[.F382]*2*PI()/360" office:value-type="float" office:value="-0.290422787531856" calcext:value-type="float">
            <text:p>-0.290422787531856</text:p>
          </table:table-cell>
          <table:table-cell table:formula="of:=([.G383]-[.G382])/([.B382]-[.B383])" office:value-type="float" office:value="-2.05879038565251" calcext:value-type="float">
            <text:p>-2.05879038565251</text:p>
          </table:table-cell>
          <table:table-cell table:formula="of:=([.H383]-[.H382])/([.B382]-[.B383])" office:value-type="float" office:value="-1.1100294042684" calcext:value-type="float">
            <text:p>-1.1100294042684</text:p>
          </table:table-cell>
          <table:table-cell table:formula="of:=([.I383]-[.I382])/([.B382]-[.B383])" office:value-type="float" office:value="-0.154985237577099" calcext:value-type="float">
            <text:p>-0.154985237577099</text:p>
          </table:table-cell>
          <table:table-cell table:formula="of:=([.J383]-[.J382])/([.B382]-[.B383])" office:value-type="float" office:value="1.42628306472977" calcext:value-type="float">
            <text:p>1.42628306472977</text:p>
          </table:table-cell>
          <table:table-cell table:formula="of:=([.K383]-[.K382])/([.B382]-[.B383])" office:value-type="float" office:value="-4.77522083345685" calcext:value-type="float">
            <text:p>-4.77522083345685</text:p>
          </table:table-cell>
          <table:table-cell table:formula="of:=([.L383]-[.L382])/([.B382]-[.B383])" office:value-type="float" office:value="-0.502654824575057" calcext:value-type="float">
            <text:p>-0.502654824575057</text:p>
          </table:table-cell>
          <table:table-cell table:formula="of:=([.M383]-[.M382])/([.B382]-[.B383])" office:value-type="float" office:value="-12.8176980266466" calcext:value-type="float">
            <text:p>-12.8176980266466</text:p>
          </table:table-cell>
          <table:table-cell table:formula="of:=([.N383]-[.N382])/([.B382]-[.B383])" office:value-type="float" office:value="9.29911425462639" calcext:value-type="float">
            <text:p>9.29911425462639</text:p>
          </table:table-cell>
          <table:table-cell table:number-columns-repeated="100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3]/120" office:value-type="float" office:value="3.13333333333333" calcext:value-type="float">
            <text:p>3.13333333333333</text:p>
          </table:table-cell>
          <table:table-cell table:style-name="Default" office:value-type="float" office:value="43.851" calcext:value-type="float">
            <text:p>43.851</text:p>
          </table:table-cell>
          <table:table-cell table:style-name="Default" office:value-type="float" office:value="-11.572" calcext:value-type="float">
            <text:p>-11.572</text:p>
          </table:table-cell>
          <table:table-cell table:style-name="Default" office:value-type="float" office:value="19.41" calcext:value-type="float">
            <text:p>19.41</text:p>
          </table:table-cell>
          <table:table-cell table:style-name="Default" office:value-type="float" office:value="-17.321" calcext:value-type="float">
            <text:p>-17.321</text:p>
          </table:table-cell>
          <table:table-cell table:formula="of:=[.C383]*2*PI()/360" office:value-type="float" office:value="0.765344330292033" calcext:value-type="float">
            <text:p>0.765344330292033</text:p>
          </table:table-cell>
          <table:table-cell table:formula="of:=[.D383]*2*PI()/360" office:value-type="float" office:value="-0.201969501040784" calcext:value-type="float">
            <text:p>-0.201969501040784</text:p>
          </table:table-cell>
          <table:table-cell table:formula="of:=[.E383]*2*PI()/360" office:value-type="float" office:value="0.338768407812099" calcext:value-type="float">
            <text:p>0.338768407812099</text:p>
          </table:table-cell>
          <table:table-cell table:formula="of:=[.F383]*2*PI()/360" office:value-type="float" office:value="-0.302308479737938" calcext:value-type="float">
            <text:p>-0.302308479737938</text:p>
          </table:table-cell>
          <table:table-cell table:formula="of:=([.G384]-[.G383])/([.B383]-[.B384])" office:value-type="float" office:value="-2.01899687870703" calcext:value-type="float">
            <text:p>-2.01899687870703</text:p>
          </table:table-cell>
          <table:table-cell table:formula="of:=([.H384]-[.H383])/([.B383]-[.B384])" office:value-type="float" office:value="-1.10584061406361" calcext:value-type="float">
            <text:p>-1.10584061406361</text:p>
          </table:table-cell>
          <table:table-cell table:formula="of:=([.I384]-[.I383])/([.B383]-[.B384])" office:value-type="float" office:value="-0.0481710873550447" calcext:value-type="float">
            <text:p>-0.048171087355045</text:p>
          </table:table-cell>
          <table:table-cell table:formula="of:=([.J384]-[.J383])/([.B383]-[.B384])" office:value-type="float" office:value="1.34879044594122" calcext:value-type="float">
            <text:p>1.34879044594122</text:p>
          </table:table-cell>
          <table:table-cell table:formula="of:=([.K384]-[.K383])/([.B383]-[.B384])" office:value-type="float" office:value="-5.02654824574018" calcext:value-type="float">
            <text:p>-5.02654824574018</text:p>
          </table:table-cell>
          <table:table-cell table:formula="of:=([.L384]-[.L383])/([.B383]-[.B384])" office:value-type="float" office:value="-1.75929188600893" calcext:value-type="float">
            <text:p>-1.75929188600893</text:p>
          </table:table-cell>
          <table:table-cell table:formula="of:=([.M384]-[.M383])/([.B383]-[.B384])" office:value-type="float" office:value="-18.8495559215385" calcext:value-type="float">
            <text:p>-18.8495559215385</text:p>
          </table:table-cell>
          <table:table-cell table:formula="of:=([.N384]-[.N383])/([.B383]-[.B384])" office:value-type="float" office:value="11.8123883774965" calcext:value-type="float">
            <text:p>11.8123883774965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4]/120" office:value-type="float" office:value="3.14166666666667" calcext:value-type="float">
            <text:p>3.14166666666667</text:p>
          </table:table-cell>
          <table:table-cell table:style-name="Default" office:value-type="float" office:value="44.815" calcext:value-type="float">
            <text:p>44.815</text:p>
          </table:table-cell>
          <table:table-cell table:style-name="Default" office:value-type="float" office:value="-11.044" calcext:value-type="float">
            <text:p>-11.044</text:p>
          </table:table-cell>
          <table:table-cell table:style-name="Default" office:value-type="float" office:value="19.433" calcext:value-type="float">
            <text:p>19.433</text:p>
          </table:table-cell>
          <table:table-cell table:style-name="Default" office:value-type="float" office:value="-17.965" calcext:value-type="float">
            <text:p>-17.965</text:p>
          </table:table-cell>
          <table:table-cell table:formula="of:=[.C384]*2*PI()/360" office:value-type="float" office:value="0.782169304281259" calcext:value-type="float">
            <text:p>0.782169304281259</text:p>
          </table:table-cell>
          <table:table-cell table:formula="of:=[.D384]*2*PI()/360" office:value-type="float" office:value="-0.192754162590254" calcext:value-type="float">
            <text:p>-0.192754162590254</text:p>
          </table:table-cell>
          <table:table-cell table:formula="of:=[.E384]*2*PI()/360" office:value-type="float" office:value="0.339169833540058" calcext:value-type="float">
            <text:p>0.339169833540058</text:p>
          </table:table-cell>
          <table:table-cell table:formula="of:=[.F384]*2*PI()/360" office:value-type="float" office:value="-0.313548400120781" calcext:value-type="float">
            <text:p>-0.313548400120781</text:p>
          </table:table-cell>
          <table:table-cell table:formula="of:=([.G385]-[.G384])/([.B384]-[.B385])" office:value-type="float" office:value="-1.9771089766592" calcext:value-type="float">
            <text:p>-1.9771089766592</text:p>
          </table:table-cell>
          <table:table-cell table:formula="of:=([.H385]-[.H384])/([.B384]-[.B385])" office:value-type="float" office:value="-1.09117984834687" calcext:value-type="float">
            <text:p>-1.09117984834687</text:p>
          </table:table-cell>
          <table:table-cell table:formula="of:=([.I385]-[.I384])/([.B384]-[.B385])" office:value-type="float" office:value="0.108908545324442" calcext:value-type="float">
            <text:p>0.108908545324442</text:p>
          </table:table-cell>
          <table:table-cell table:formula="of:=([.J385]-[.J384])/([.B384]-[.B385])" office:value-type="float" office:value="1.25035387612875" calcext:value-type="float">
            <text:p>1.25035387612875</text:p>
          </table:table-cell>
          <table:table-cell table:formula="of:=([.K385]-[.K384])/([.B384]-[.B385])" office:value-type="float" office:value="-5.78053048260778" calcext:value-type="float">
            <text:p>-5.78053048260778</text:p>
          </table:table-cell>
          <table:table-cell table:formula="of:=([.L385]-[.L384])/([.B384]-[.B385])" office:value-type="float" office:value="-2.26194671058556" calcext:value-type="float">
            <text:p>-2.26194671058556</text:p>
          </table:table-cell>
          <table:table-cell table:formula="of:=([.M385]-[.M384])/([.B384]-[.B385])" office:value-type="float" office:value="-20.8601752198372" calcext:value-type="float">
            <text:p>-20.8601752198372</text:p>
          </table:table-cell>
          <table:table-cell table:formula="of:=([.N385]-[.N384])/([.B384]-[.B385])" office:value-type="float" office:value="13.5716802635086" calcext:value-type="float">
            <text:p>13.5716802635086</text:p>
          </table:table-cell>
          <table:table-cell table:number-columns-repeated="1005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5]/120" office:value-type="float" office:value="3.15" calcext:value-type="float">
            <text:p>3.15</text:p>
          </table:table-cell>
          <table:table-cell table:style-name="Default" office:value-type="float" office:value="45.759" calcext:value-type="float">
            <text:p>45.759</text:p>
          </table:table-cell>
          <table:table-cell table:style-name="Default" office:value-type="float" office:value="-10.523" calcext:value-type="float">
            <text:p>-10.523</text:p>
          </table:table-cell>
          <table:table-cell table:style-name="Default" office:value-type="float" office:value="19.381" calcext:value-type="float">
            <text:p>19.381</text:p>
          </table:table-cell>
          <table:table-cell table:style-name="Default" office:value-type="float" office:value="-18.562" calcext:value-type="float">
            <text:p>-18.562</text:p>
          </table:table-cell>
          <table:table-cell table:formula="of:=[.C385]*2*PI()/360" office:value-type="float" office:value="0.798645212420085" calcext:value-type="float">
            <text:p>0.798645212420085</text:p>
          </table:table-cell>
          <table:table-cell table:formula="of:=[.D385]*2*PI()/360" office:value-type="float" office:value="-0.183660997187363" calcext:value-type="float">
            <text:p>-0.183660997187363</text:p>
          </table:table-cell>
          <table:table-cell table:formula="of:=[.E385]*2*PI()/360" office:value-type="float" office:value="0.338262262329021" calcext:value-type="float">
            <text:p>0.338262262329021</text:p>
          </table:table-cell>
          <table:table-cell table:formula="of:=[.F385]*2*PI()/360" office:value-type="float" office:value="-0.323968015755187" calcext:value-type="float">
            <text:p>-0.323968015755187</text:p>
          </table:table-cell>
          <table:table-cell table:formula="of:=([.G386]-[.G385])/([.B385]-[.B386])" office:value-type="float" office:value="-1.92893788930413" calcext:value-type="float">
            <text:p>-1.92893788930413</text:p>
          </table:table-cell>
          <table:table-cell table:formula="of:=([.H386]-[.H385])/([.B385]-[.B386])" office:value-type="float" office:value="-1.07233029242532" calcext:value-type="float">
            <text:p>-1.07233029242532</text:p>
          </table:table-cell>
          <table:table-cell table:formula="of:=([.I386]-[.I385])/([.B385]-[.B386])" office:value-type="float" office:value="0.282743338823085" calcext:value-type="float">
            <text:p>0.282743338823085</text:p>
          </table:table-cell>
          <table:table-cell table:formula="of:=([.J386]-[.J385])/([.B385]-[.B386])" office:value-type="float" office:value="1.13725654059951" calcext:value-type="float">
            <text:p>1.13725654059951</text:p>
          </table:table-cell>
          <table:table-cell table:formula="of:=([.K386]-[.K385])/([.B385]-[.B386])" office:value-type="float" office:value="-6.03185789489112" calcext:value-type="float">
            <text:p>-6.03185789489112</text:p>
          </table:table-cell>
          <table:table-cell table:formula="of:=([.L386]-[.L385])/([.B385]-[.B386])" office:value-type="float" office:value="-3.76991118430793" calcext:value-type="float">
            <text:p>-3.76991118430793</text:p>
          </table:table-cell>
          <table:table-cell table:formula="of:=([.M386]-[.M385])/([.B385]-[.B386])" office:value-type="float" office:value="-21.3628300444102" calcext:value-type="float">
            <text:p>-21.3628300444102</text:p>
          </table:table-cell>
          <table:table-cell table:formula="of:=([.N386]-[.N385])/([.B385]-[.B386])" office:value-type="float" office:value="13.3203528512213" calcext:value-type="float">
            <text:p>13.3203528512213</text:p>
          </table:table-cell>
          <table:table-cell table:number-columns-repeated="1005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6]/120" office:value-type="float" office:value="3.15833333333333" calcext:value-type="float">
            <text:p>3.15833333333333</text:p>
          </table:table-cell>
          <table:table-cell table:style-name="Default" office:value-type="float" office:value="46.68" calcext:value-type="float">
            <text:p>46.68</text:p>
          </table:table-cell>
          <table:table-cell table:style-name="Default" office:value-type="float" office:value="-10.011" calcext:value-type="float">
            <text:p>-10.011</text:p>
          </table:table-cell>
          <table:table-cell table:style-name="Default" office:value-type="float" office:value="19.246" calcext:value-type="float">
            <text:p>19.246</text:p>
          </table:table-cell>
          <table:table-cell table:style-name="Default" office:value-type="float" office:value="-19.105" calcext:value-type="float">
            <text:p>-19.105</text:p>
          </table:table-cell>
          <table:table-cell table:formula="of:=[.C386]*2*PI()/360" office:value-type="float" office:value="0.814719694830953" calcext:value-type="float">
            <text:p>0.814719694830953</text:p>
          </table:table-cell>
          <table:table-cell table:formula="of:=[.D386]*2*PI()/360" office:value-type="float" office:value="-0.174724911417152" calcext:value-type="float">
            <text:p>-0.174724911417152</text:p>
          </table:table-cell>
          <table:table-cell table:formula="of:=[.E386]*2*PI()/360" office:value-type="float" office:value="0.335906067838829" calcext:value-type="float">
            <text:p>0.335906067838829</text:p>
          </table:table-cell>
          <table:table-cell table:formula="of:=[.F386]*2*PI()/360" office:value-type="float" office:value="-0.333445153593517" calcext:value-type="float">
            <text:p>-0.333445153593517</text:p>
          </table:table-cell>
          <table:table-cell table:formula="of:=([.G387]-[.G386])/([.B386]-[.B387])" office:value-type="float" office:value="-1.87867240684671" calcext:value-type="float">
            <text:p>-1.87867240684671</text:p>
          </table:table-cell>
          <table:table-cell table:formula="of:=([.H387]-[.H386])/([.B386]-[.B387])" office:value-type="float" office:value="-1.04091436588942" calcext:value-type="float">
            <text:p>-1.04091436588942</text:p>
          </table:table-cell>
          <table:table-cell table:formula="of:=([.I387]-[.I386])/([.B386]-[.B387])" office:value-type="float" office:value="0.460766922526503" calcext:value-type="float">
            <text:p>0.460766922526503</text:p>
          </table:table-cell>
          <table:table-cell table:formula="of:=([.J387]-[.J386])/([.B386]-[.B387])" office:value-type="float" office:value="1.02625360017267" calcext:value-type="float">
            <text:p>1.02625360017267</text:p>
          </table:table-cell>
          <table:table-cell table:formula="of:=([.K387]-[.K386])/([.B386]-[.B387])" office:value-type="float" office:value="-7.28849495632856" calcext:value-type="float">
            <text:p>-7.28849495632856</text:p>
          </table:table-cell>
          <table:table-cell table:formula="of:=([.L387]-[.L386])/([.B386]-[.B387])" office:value-type="float" office:value="-4.52389342116954" calcext:value-type="float">
            <text:p>-4.52389342116954</text:p>
          </table:table-cell>
          <table:table-cell table:formula="of:=([.M387]-[.M386])/([.B386]-[.B387])" office:value-type="float" office:value="-20.1061929829752" calcext:value-type="float">
            <text:p>-20.1061929829752</text:p>
          </table:table-cell>
          <table:table-cell table:formula="of:=([.N387]-[.N386])/([.B386]-[.B387])" office:value-type="float" office:value="13.0690254389331" calcext:value-type="float">
            <text:p>13.0690254389331</text:p>
          </table:table-cell>
          <table:table-cell table:number-columns-repeated="100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7]/120" office:value-type="float" office:value="3.16666666666667" calcext:value-type="float">
            <text:p>3.16666666666667</text:p>
          </table:table-cell>
          <table:table-cell table:style-name="Default" office:value-type="float" office:value="47.577" calcext:value-type="float">
            <text:p>47.577</text:p>
          </table:table-cell>
          <table:table-cell table:style-name="Default" office:value-type="float" office:value="-9.514" calcext:value-type="float">
            <text:p>-9.514</text:p>
          </table:table-cell>
          <table:table-cell table:style-name="Default" office:value-type="float" office:value="19.026" calcext:value-type="float">
            <text:p>19.026</text:p>
          </table:table-cell>
          <table:table-cell table:style-name="Default" office:value-type="float" office:value="-19.595" calcext:value-type="float">
            <text:p>-19.595</text:p>
          </table:table-cell>
          <table:table-cell table:formula="of:=[.C387]*2*PI()/360" office:value-type="float" office:value="0.830375298221342" calcext:value-type="float">
            <text:p>0.830375298221342</text:p>
          </table:table-cell>
          <table:table-cell table:formula="of:=[.D387]*2*PI()/360" office:value-type="float" office:value="-0.16605062503474" calcext:value-type="float">
            <text:p>-0.16605062503474</text:p>
          </table:table-cell>
          <table:table-cell table:formula="of:=[.E387]*2*PI()/360" office:value-type="float" office:value="0.332066343484441" calcext:value-type="float">
            <text:p>0.332066343484441</text:p>
          </table:table-cell>
          <table:table-cell table:formula="of:=[.F387]*2*PI()/360" office:value-type="float" office:value="-0.341997266928289" calcext:value-type="float">
            <text:p>-0.341997266928289</text:p>
          </table:table-cell>
          <table:table-cell table:formula="of:=([.G388]-[.G387])/([.B387]-[.B388])" office:value-type="float" office:value="-1.8179349488773" calcext:value-type="float">
            <text:p>-1.8179349488773</text:p>
          </table:table-cell>
          <table:table-cell table:formula="of:=([.H388]-[.H387])/([.B387]-[.B388])" office:value-type="float" office:value="-1.00321525404634" calcext:value-type="float">
            <text:p>-1.00321525404634</text:p>
          </table:table-cell>
          <table:table-cell table:formula="of:=([.I388]-[.I387])/([.B387]-[.B388])" office:value-type="float" office:value="0.628318530717962" calcext:value-type="float">
            <text:p>0.628318530717962</text:p>
          </table:table-cell>
          <table:table-cell table:formula="of:=([.J388]-[.J387])/([.B387]-[.B388])" office:value-type="float" office:value="0.917345054848223" calcext:value-type="float">
            <text:p>0.917345054848223</text:p>
          </table:table-cell>
          <table:table-cell table:formula="of:=([.K388]-[.K387])/([.B387]-[.B388])" office:value-type="float" office:value="-6.7858401317539" calcext:value-type="float">
            <text:p>-6.7858401317539</text:p>
          </table:table-cell>
          <table:table-cell table:formula="of:=([.L388]-[.L387])/([.B387]-[.B388])" office:value-type="float" office:value="-6.03185789489192" calcext:value-type="float">
            <text:p>-6.03185789489192</text:p>
          </table:table-cell>
          <table:table-cell table:formula="of:=([.M388]-[.M387])/([.B387]-[.B388])" office:value-type="float" office:value="-15.833626974093" calcext:value-type="float">
            <text:p>-15.833626974093</text:p>
          </table:table-cell>
          <table:table-cell table:formula="of:=([.N388]-[.N387])/([.B387]-[.B388])" office:value-type="float" office:value="10.3044239037749" calcext:value-type="float">
            <text:p>10.3044239037749</text:p>
          </table:table-cell>
          <table:table-cell table:number-columns-repeated="1005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8]/120" office:value-type="float" office:value="3.175" calcext:value-type="float">
            <text:p>3.175</text:p>
          </table:table-cell>
          <table:table-cell table:style-name="Default" office:value-type="float" office:value="48.445" calcext:value-type="float">
            <text:p>48.445</text:p>
          </table:table-cell>
          <table:table-cell table:style-name="Default" office:value-type="float" office:value="-9.035" calcext:value-type="float">
            <text:p>-9.035</text:p>
          </table:table-cell>
          <table:table-cell table:style-name="Default" office:value-type="float" office:value="18.726" calcext:value-type="float">
            <text:p>18.726</text:p>
          </table:table-cell>
          <table:table-cell table:style-name="Default" office:value-type="float" office:value="-20.033" calcext:value-type="float">
            <text:p>-20.033</text:p>
          </table:table-cell>
          <table:table-cell table:formula="of:=[.C388]*2*PI()/360" office:value-type="float" office:value="0.845524756128653" calcext:value-type="float">
            <text:p>0.845524756128653</text:p>
          </table:table-cell>
          <table:table-cell table:formula="of:=[.D388]*2*PI()/360" office:value-type="float" office:value="-0.157690497917688" calcext:value-type="float">
            <text:p>-0.157690497917688</text:p>
          </table:table-cell>
          <table:table-cell table:formula="of:=[.E388]*2*PI()/360" office:value-type="float" office:value="0.326830355728458" calcext:value-type="float">
            <text:p>0.326830355728458</text:p>
          </table:table-cell>
          <table:table-cell table:formula="of:=[.F388]*2*PI()/360" office:value-type="float" office:value="-0.349641809052024" calcext:value-type="float">
            <text:p>-0.349641809052024</text:p>
          </table:table-cell>
          <table:table-cell table:formula="of:=([.G389]-[.G388])/([.B388]-[.B389])" office:value-type="float" office:value="-1.76138628111269" calcext:value-type="float">
            <text:p>-1.76138628111269</text:p>
          </table:table-cell>
          <table:table-cell table:formula="of:=([.H389]-[.H388])/([.B388]-[.B389])" office:value-type="float" office:value="-0.952949771588908" calcext:value-type="float">
            <text:p>-0.952949771588908</text:p>
          </table:table-cell>
          <table:table-cell table:formula="of:=([.I389]-[.I388])/([.B388]-[.B389])" office:value-type="float" office:value="0.760265422168736" calcext:value-type="float">
            <text:p>0.760265422168736</text:p>
          </table:table-cell>
          <table:table-cell table:formula="of:=([.J389]-[.J388])/([.B388]-[.B389])" office:value-type="float" office:value="0.831474855650099" calcext:value-type="float">
            <text:p>0.831474855650099</text:p>
          </table:table-cell>
          <table:table-cell table:formula="of:=([.K389]-[.K388])/([.B388]-[.B389])" office:value-type="float" office:value="-7.0371675440561" calcext:value-type="float">
            <text:p>-7.0371675440561</text:p>
          </table:table-cell>
          <table:table-cell table:formula="of:=([.L389]-[.L388])/([.B388]-[.B389])" office:value-type="float" office:value="-6.28318530718539" calcext:value-type="float">
            <text:p>-6.28318530718539</text:p>
          </table:table-cell>
          <table:table-cell table:formula="of:=([.M389]-[.M388])/([.B388]-[.B389])" office:value-type="float" office:value="-8.29380460547097" calcext:value-type="float">
            <text:p>-8.29380460547097</text:p>
          </table:table-cell>
          <table:table-cell table:formula="of:=([.N389]-[.N388])/([.B388]-[.B389])" office:value-type="float" office:value="7.53982236862" calcext:value-type="float">
            <text:p>7.53982236862</text:p>
          </table:table-cell>
          <table:table-cell table:number-columns-repeated="100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9]/120" office:value-type="float" office:value="3.18333333333333" calcext:value-type="float">
            <text:p>3.18333333333333</text:p>
          </table:table-cell>
          <table:table-cell table:style-name="Default" office:value-type="float" office:value="49.286" calcext:value-type="float">
            <text:p>49.286</text:p>
          </table:table-cell>
          <table:table-cell table:style-name="Default" office:value-type="float" office:value="-8.58" calcext:value-type="float">
            <text:p>-8.58</text:p>
          </table:table-cell>
          <table:table-cell table:style-name="Default" office:value-type="float" office:value="18.363" calcext:value-type="float">
            <text:p>18.363</text:p>
          </table:table-cell>
          <table:table-cell table:style-name="Default" office:value-type="float" office:value="-20.43" calcext:value-type="float">
            <text:p>-20.43</text:p>
          </table:table-cell>
          <table:table-cell table:formula="of:=[.C389]*2*PI()/360" office:value-type="float" office:value="0.860202975137925" calcext:value-type="float">
            <text:p>0.860202975137925</text:p>
          </table:table-cell>
          <table:table-cell table:formula="of:=[.D389]*2*PI()/360" office:value-type="float" office:value="-0.149749249821113" calcext:value-type="float">
            <text:p>-0.149749249821113</text:p>
          </table:table-cell>
          <table:table-cell table:formula="of:=[.E389]*2*PI()/360" office:value-type="float" office:value="0.320494810543719" calcext:value-type="float">
            <text:p>0.320494810543719</text:p>
          </table:table-cell>
          <table:table-cell table:formula="of:=[.F389]*2*PI()/360" office:value-type="float" office:value="-0.356570766182441" calcext:value-type="float">
            <text:p>-0.356570766182441</text:p>
          </table:table-cell>
          <table:table-cell table:formula="of:=([.G390]-[.G389])/([.B389]-[.B390])" office:value-type="float" office:value="-1.70274321824555" calcext:value-type="float">
            <text:p>-1.70274321824555</text:p>
          </table:table-cell>
          <table:table-cell table:formula="of:=([.H390]-[.H389])/([.B389]-[.B390])" office:value-type="float" office:value="-0.90058989402903" calcext:value-type="float">
            <text:p>-0.90058989402903</text:p>
          </table:table-cell>
          <table:table-cell table:formula="of:=([.I390]-[.I389])/([.B389]-[.B390])" office:value-type="float" office:value="0.82938046054766" calcext:value-type="float">
            <text:p>0.82938046054766</text:p>
          </table:table-cell>
          <table:table-cell table:formula="of:=([.J390]-[.J389])/([.B389]-[.B390])" office:value-type="float" office:value="0.768643002578266" calcext:value-type="float">
            <text:p>0.768643002578266</text:p>
          </table:table-cell>
          <table:table-cell table:formula="of:=([.K390]-[.K389])/([.B389]-[.B390])" office:value-type="float" office:value="-7.53982236860062" calcext:value-type="float">
            <text:p>-7.53982236860062</text:p>
          </table:table-cell>
          <table:table-cell table:formula="of:=([.L390]-[.L389])/([.B389]-[.B390])" office:value-type="float" office:value="-7.28849495632202" calcext:value-type="float">
            <text:p>-7.28849495632202</text:p>
          </table:table-cell>
          <table:table-cell table:formula="of:=([.M390]-[.M389])/([.B389]-[.B390])" office:value-type="float" office:value="-2.26194671059035" calcext:value-type="float">
            <text:p>-2.26194671059035</text:p>
          </table:table-cell>
          <table:table-cell table:formula="of:=([.N390]-[.N389])/([.B389]-[.B390])" office:value-type="float" office:value="4.7752208334509" calcext:value-type="float">
            <text:p>4.7752208334509</text:p>
          </table:table-cell>
          <table:table-cell table:number-columns-repeated="100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90]/120" office:value-type="float" office:value="3.19166666666667" calcext:value-type="float">
            <text:p>3.19166666666667</text:p>
          </table:table-cell>
          <table:table-cell table:style-name="Default" office:value-type="float" office:value="50.099" calcext:value-type="float">
            <text:p>50.099</text:p>
          </table:table-cell>
          <table:table-cell table:style-name="Default" office:value-type="float" office:value="-8.15" calcext:value-type="float">
            <text:p>-8.15</text:p>
          </table:table-cell>
          <table:table-cell table:style-name="Default" office:value-type="float" office:value="17.967" calcext:value-type="float">
            <text:p>17.967</text:p>
          </table:table-cell>
          <table:table-cell table:style-name="Default" office:value-type="float" office:value="-20.797" calcext:value-type="float">
            <text:p>-20.797</text:p>
          </table:table-cell>
          <table:table-cell table:formula="of:=[.C390]*2*PI()/360" office:value-type="float" office:value="0.874392501956639" calcext:value-type="float">
            <text:p>0.874392501956639</text:p>
          </table:table-cell>
          <table:table-cell table:formula="of:=[.D390]*2*PI()/360" office:value-type="float" office:value="-0.142244334037538" calcext:value-type="float">
            <text:p>-0.142244334037538</text:p>
          </table:table-cell>
          <table:table-cell table:formula="of:=[.E390]*2*PI()/360" office:value-type="float" office:value="0.313583306705821" calcext:value-type="float">
            <text:p>0.313583306705821</text:p>
          </table:table-cell>
          <table:table-cell table:formula="of:=[.F390]*2*PI()/360" office:value-type="float" office:value="-0.362976124537261" calcext:value-type="float">
            <text:p>-0.362976124537261</text:p>
          </table:table-cell>
          <table:table-cell table:formula="of:=([.G391]-[.G390])/([.B390]-[.B391])" office:value-type="float" office:value="-1.63991136517388" calcext:value-type="float">
            <text:p>-1.63991136517388</text:p>
          </table:table-cell>
          <table:table-cell table:formula="of:=([.H391]-[.H390])/([.B390]-[.B391])" office:value-type="float" office:value="-0.839852436059677" calcext:value-type="float">
            <text:p>-0.839852436059677</text:p>
          </table:table-cell>
          <table:table-cell table:formula="of:=([.I391]-[.I390])/([.B390]-[.B391])" office:value-type="float" office:value="0.848230016469248" calcext:value-type="float">
            <text:p>0.848230016469248</text:p>
          </table:table-cell>
          <table:table-cell table:formula="of:=([.J391]-[.J390])/([.B390]-[.B391])" office:value-type="float" office:value="0.72884949563284" calcext:value-type="float">
            <text:p>0.72884949563284</text:p>
          </table:table-cell>
          <table:table-cell table:formula="of:=([.K391]-[.K390])/([.B390]-[.B391])" office:value-type="float" office:value="-8.54513201776121" calcext:value-type="float">
            <text:p>-8.54513201776121</text:p>
          </table:table-cell>
          <table:table-cell table:formula="of:=([.L391]-[.L390])/([.B390]-[.B391])" office:value-type="float" office:value="-7.79114978090322" calcext:value-type="float">
            <text:p>-7.79114978090322</text:p>
          </table:table-cell>
          <table:table-cell table:formula="of:=([.M391]-[.M390])/([.B390]-[.B391])" office:value-type="float" office:value="3.26725635973369" calcext:value-type="float">
            <text:p>3.26725635973369</text:p>
          </table:table-cell>
          <table:table-cell table:formula="of:=([.N391]-[.N390])/([.B390]-[.B391])" office:value-type="float" office:value="3.51858377202181" calcext:value-type="float">
            <text:p>3.51858377202181</text:p>
          </table:table-cell>
          <table:table-cell table:number-columns-repeated="100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91]/120" office:value-type="float" office:value="3.2" calcext:value-type="float">
            <text:p>3.2</text:p>
          </table:table-cell>
          <table:table-cell table:style-name="Default" office:value-type="float" office:value="50.882" calcext:value-type="float">
            <text:p>50.882</text:p>
          </table:table-cell>
          <table:table-cell table:style-name="Default" office:value-type="float" office:value="-7.749" calcext:value-type="float">
            <text:p>-7.749</text:p>
          </table:table-cell>
          <table:table-cell table:style-name="Default" office:value-type="float" office:value="17.562" calcext:value-type="float">
            <text:p>17.562</text:p>
          </table:table-cell>
          <table:table-cell table:style-name="Default" office:value-type="float" office:value="-21.145" calcext:value-type="float">
            <text:p>-21.145</text:p>
          </table:table-cell>
          <table:table-cell table:formula="of:=[.C391]*2*PI()/360" office:value-type="float" office:value="0.888058429999755" calcext:value-type="float">
            <text:p>0.888058429999755</text:p>
          </table:table-cell>
          <table:table-cell table:formula="of:=[.D391]*2*PI()/360" office:value-type="float" office:value="-0.135245563737041" calcext:value-type="float">
            <text:p>-0.135245563737041</text:p>
          </table:table-cell>
          <table:table-cell table:formula="of:=[.E391]*2*PI()/360" office:value-type="float" office:value="0.306514723235244" calcext:value-type="float">
            <text:p>0.306514723235244</text:p>
          </table:table-cell>
          <table:table-cell table:formula="of:=[.F391]*2*PI()/360" office:value-type="float" office:value="-0.369049870334201" calcext:value-type="float">
            <text:p>-0.369049870334201</text:p>
          </table:table-cell>
          <table:table-cell table:formula="of:=([.G392]-[.G391])/([.B391]-[.B392])" office:value-type="float" office:value="-1.56870193169254" calcext:value-type="float">
            <text:p>-1.56870193169254</text:p>
          </table:table-cell>
          <table:table-cell table:formula="of:=([.H392]-[.H391])/([.B391]-[.B392])" office:value-type="float" office:value="-0.774926187885484" calcext:value-type="float">
            <text:p>-0.774926187885484</text:p>
          </table:table-cell>
          <table:table-cell table:formula="of:=([.I392]-[.I391])/([.B391]-[.B392])" office:value-type="float" office:value="0.821002880138134" calcext:value-type="float">
            <text:p>0.821002880138134</text:p>
          </table:table-cell>
          <table:table-cell table:formula="of:=([.J392]-[.J391])/([.B391]-[.B392])" office:value-type="float" office:value="0.699527964199325" calcext:value-type="float">
            <text:p>0.699527964199325</text:p>
          </table:table-cell>
          <table:table-cell table:formula="of:=([.K392]-[.K391])/([.B391]-[.B392])" office:value-type="float" office:value="-9.04778684234386" calcext:value-type="float">
            <text:p>-9.04778684234386</text:p>
          </table:table-cell>
          <table:table-cell table:formula="of:=([.L392]-[.L391])/([.B391]-[.B392])" office:value-type="float" office:value="-8.29380460547687" calcext:value-type="float">
            <text:p>-8.29380460547687</text:p>
          </table:table-cell>
          <table:table-cell table:formula="of:=([.M392]-[.M391])/([.B391]-[.B392])" office:value-type="float" office:value="6.7858401317539" calcext:value-type="float">
            <text:p>6.7858401317539</text:p>
          </table:table-cell>
          <table:table-cell table:formula="of:=([.N392]-[.N391])/([.B391]-[.B392])" office:value-type="float" office:value="3.26725635973207" calcext:value-type="float">
            <text:p>3.26725635973207</text:p>
          </table:table-cell>
          <table:table-cell table:number-columns-repeated="100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92]/120" office:value-type="float" office:value="3.20833333333333" calcext:value-type="float">
            <text:p>3.20833333333333</text:p>
          </table:table-cell>
          <table:table-cell table:style-name="Default" office:value-type="float" office:value="51.631" calcext:value-type="float">
            <text:p>51.631</text:p>
          </table:table-cell>
          <table:table-cell table:style-name="Default" office:value-type="float" office:value="-7.379" calcext:value-type="float">
            <text:p>-7.379</text:p>
          </table:table-cell>
          <table:table-cell table:style-name="Default" office:value-type="float" office:value="17.17" calcext:value-type="float">
            <text:p>17.17</text:p>
          </table:table-cell>
          <table:table-cell table:style-name="Default" office:value-type="float" office:value="-21.479" calcext:value-type="float">
            <text:p>-21.479</text:p>
          </table:table-cell>
          <table:table-cell table:formula="of:=[.C392]*2*PI()/360" office:value-type="float" office:value="0.901130946097192" calcext:value-type="float">
            <text:p>0.901130946097192</text:p>
          </table:table-cell>
          <table:table-cell table:formula="of:=[.D392]*2*PI()/360" office:value-type="float" office:value="-0.128787845504662" calcext:value-type="float">
            <text:p>-0.128787845504662</text:p>
          </table:table-cell>
          <table:table-cell table:formula="of:=[.E392]*2*PI()/360" office:value-type="float" office:value="0.299673032567426" calcext:value-type="float">
            <text:p>0.299673032567426</text:p>
          </table:table-cell>
          <table:table-cell table:formula="of:=[.F392]*2*PI()/360" office:value-type="float" office:value="-0.374879270035862" calcext:value-type="float">
            <text:p>-0.374879270035862</text:p>
          </table:table-cell>
          <table:table-cell table:formula="of:=([.G393]-[.G392])/([.B392]-[.B393])" office:value-type="float" office:value="-1.49330370800634" calcext:value-type="float">
            <text:p>-1.49330370800634</text:p>
          </table:table-cell>
          <table:table-cell table:formula="of:=([.H393]-[.H392])/([.B392]-[.B393])" office:value-type="float" office:value="-0.70581114950651" calcext:value-type="float">
            <text:p>-0.70581114950651</text:p>
          </table:table-cell>
          <table:table-cell table:formula="of:=([.I393]-[.I392])/([.B392]-[.B393])" office:value-type="float" office:value="0.764454212373518" calcext:value-type="float">
            <text:p>0.764454212373518</text:p>
          </table:table-cell>
          <table:table-cell table:formula="of:=([.J393]-[.J392])/([.B392]-[.B393])" office:value-type="float" office:value="0.672300827868224" calcext:value-type="float">
            <text:p>0.672300827868224</text:p>
          </table:table-cell>
          <table:table-cell table:formula="of:=([.K393]-[.K392])/([.B392]-[.B393])" office:value-type="float" office:value="-9.80176907919705" calcext:value-type="float">
            <text:p>-9.80176907919705</text:p>
          </table:table-cell>
          <table:table-cell table:formula="of:=([.L393]-[.L392])/([.B392]-[.B393])" office:value-type="float" office:value="-9.299114254626" calcext:value-type="float">
            <text:p>-9.299114254626</text:p>
          </table:table-cell>
          <table:table-cell table:formula="of:=([.M393]-[.M392])/([.B392]-[.B393])" office:value-type="float" office:value="9.29911425462559" calcext:value-type="float">
            <text:p>9.29911425462559</text:p>
          </table:table-cell>
          <table:table-cell table:formula="of:=([.N393]-[.N392])/([.B392]-[.B393])" office:value-type="float" office:value="3.01592894744716" calcext:value-type="float">
            <text:p>3.01592894744716</text:p>
          </table:table-cell>
          <table:table-cell table:number-columns-repeated="100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93]/120" office:value-type="float" office:value="3.21666666666667" calcext:value-type="float">
            <text:p>3.21666666666667</text:p>
          </table:table-cell>
          <table:table-cell table:style-name="Default" office:value-type="float" office:value="52.344" calcext:value-type="float">
            <text:p>52.344</text:p>
          </table:table-cell>
          <table:table-cell table:style-name="Default" office:value-type="float" office:value="-7.042" calcext:value-type="float">
            <text:p>-7.042</text:p>
          </table:table-cell>
          <table:table-cell table:style-name="Default" office:value-type="float" office:value="16.805" calcext:value-type="float">
            <text:p>16.805</text:p>
          </table:table-cell>
          <table:table-cell table:style-name="Default" office:value-type="float" office:value="-21.8" calcext:value-type="float">
            <text:p>-21.8</text:p>
          </table:table-cell>
          <table:table-cell table:formula="of:=[.C393]*2*PI()/360" office:value-type="float" office:value="0.913575143663912" calcext:value-type="float">
            <text:p>0.913575143663912</text:p>
          </table:table-cell>
          <table:table-cell table:formula="of:=[.D393]*2*PI()/360" office:value-type="float" office:value="-0.122906085925441" calcext:value-type="float">
            <text:p>-0.122906085925441</text:p>
          </table:table-cell>
          <table:table-cell table:formula="of:=[.E393]*2*PI()/360" office:value-type="float" office:value="0.293302580797647" calcext:value-type="float">
            <text:p>0.293302580797647</text:p>
          </table:table-cell>
          <table:table-cell table:formula="of:=[.F393]*2*PI()/360" office:value-type="float" office:value="-0.380481776934764" calcext:value-type="float">
            <text:p>-0.380481776934764</text:p>
          </table:table-cell>
          <table:table-cell table:formula="of:=([.G394]-[.G393])/([.B393]-[.B394])" office:value-type="float" office:value="-1.41162229901303" calcext:value-type="float">
            <text:p>-1.41162229901303</text:p>
          </table:table-cell>
          <table:table-cell table:formula="of:=([.H394]-[.H393])/([.B393]-[.B394])" office:value-type="float" office:value="-0.62831853071796" calcext:value-type="float">
            <text:p>-0.62831853071796</text:p>
          </table:table-cell>
          <table:table-cell table:formula="of:=([.I394]-[.I393])/([.B393]-[.B394])" office:value-type="float" office:value="0.686961593584972" calcext:value-type="float">
            <text:p>0.686961593584972</text:p>
          </table:table-cell>
          <table:table-cell table:formula="of:=([.J394]-[.J393])/([.B393]-[.B394])" office:value-type="float" office:value="0.647168086639498" calcext:value-type="float">
            <text:p>0.647168086639498</text:p>
          </table:table-cell>
          <table:table-cell table:formula="of:=([.K394]-[.K393])/([.B393]-[.B394])" office:value-type="float" office:value="-11.0584061406377" calcext:value-type="float">
            <text:p>-11.0584061406377</text:p>
          </table:table-cell>
          <table:table-cell table:formula="of:=([.L394]-[.L393])/([.B393]-[.B394])" office:value-type="float" office:value="-10.0530964914874" calcext:value-type="float">
            <text:p>-10.0530964914874</text:p>
          </table:table-cell>
          <table:table-cell table:formula="of:=([.M394]-[.M393])/([.B393]-[.B394])" office:value-type="float" office:value="10.8070787283488" calcext:value-type="float">
            <text:p>10.8070787283488</text:p>
          </table:table-cell>
          <table:table-cell table:formula="of:=([.N394]-[.N393])/([.B393]-[.B394])" office:value-type="float" office:value="3.76991118430834" calcext:value-type="float">
            <text:p>3.76991118430834</text:p>
          </table:table-cell>
          <table:table-cell table:number-columns-repeated="100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4]/120" office:value-type="float" office:value="3.225" calcext:value-type="float">
            <text:p>3.225</text:p>
          </table:table-cell>
          <table:table-cell table:style-name="Default" office:value-type="float" office:value="53.018" calcext:value-type="float">
            <text:p>53.018</text:p>
          </table:table-cell>
          <table:table-cell table:style-name="Default" office:value-type="float" office:value="-6.742" calcext:value-type="float">
            <text:p>-6.742</text:p>
          </table:table-cell>
          <table:table-cell table:style-name="Default" office:value-type="float" office:value="16.477" calcext:value-type="float">
            <text:p>16.477</text:p>
          </table:table-cell>
          <table:table-cell table:style-name="Default" office:value-type="float" office:value="-22.109" calcext:value-type="float">
            <text:p>-22.109</text:p>
          </table:table-cell>
          <table:table-cell table:formula="of:=[.C394]*2*PI()/360" office:value-type="float" office:value="0.925338662822354" calcext:value-type="float">
            <text:p>0.925338662822354</text:p>
          </table:table-cell>
          <table:table-cell table:formula="of:=[.D394]*2*PI()/360" office:value-type="float" office:value="-0.117670098169458" calcext:value-type="float">
            <text:p>-0.117670098169458</text:p>
          </table:table-cell>
          <table:table-cell table:formula="of:=[.E394]*2*PI()/360" office:value-type="float" office:value="0.287577900851106" calcext:value-type="float">
            <text:p>0.287577900851106</text:p>
          </table:table-cell>
          <table:table-cell table:formula="of:=[.F394]*2*PI()/360" office:value-type="float" office:value="-0.385874844323426" calcext:value-type="float">
            <text:p>-0.385874844323426</text:p>
          </table:table-cell>
          <table:table-cell table:formula="of:=([.G395]-[.G394])/([.B394]-[.B395])" office:value-type="float" office:value="-1.31946891450772" calcext:value-type="float">
            <text:p>-1.31946891450772</text:p>
          </table:table-cell>
          <table:table-cell table:formula="of:=([.H395]-[.H394])/([.B394]-[.B395])" office:value-type="float" office:value="-0.544542726622232" calcext:value-type="float">
            <text:p>-0.544542726622232</text:p>
          </table:table-cell>
          <table:table-cell table:formula="of:=([.I395]-[.I394])/([.B394]-[.B395])" office:value-type="float" office:value="0.596902604182066" calcext:value-type="float">
            <text:p>0.596902604182066</text:p>
          </table:table-cell>
          <table:table-cell table:formula="of:=([.J395]-[.J394])/([.B394]-[.B395])" office:value-type="float" office:value="0.615752160103595" calcext:value-type="float">
            <text:p>0.615752160103595</text:p>
          </table:table-cell>
          <table:table-cell table:formula="of:=([.K395]-[.K394])/([.B394]-[.B395])" office:value-type="float" office:value="-11.5610609652107" calcext:value-type="float">
            <text:p>-11.5610609652107</text:p>
          </table:table-cell>
          <table:table-cell table:formula="of:=([.L395]-[.L394])/([.B394]-[.B395])" office:value-type="float" office:value="-10.8070787283488" calcext:value-type="float">
            <text:p>-10.8070787283488</text:p>
          </table:table-cell>
          <table:table-cell table:formula="of:=([.M395]-[.M394])/([.B394]-[.B395])" office:value-type="float" office:value="11.5610609652108" calcext:value-type="float">
            <text:p>11.5610609652108</text:p>
          </table:table-cell>
          <table:table-cell table:formula="of:=([.N395]-[.N394])/([.B394]-[.B395])" office:value-type="float" office:value="4.77522083345527" calcext:value-type="float">
            <text:p>4.77522083345527</text:p>
          </table:table-cell>
          <table:table-cell table:number-columns-repeated="100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5]/120" office:value-type="float" office:value="3.23333333333333" calcext:value-type="float">
            <text:p>3.23333333333333</text:p>
          </table:table-cell>
          <table:table-cell table:style-name="Default" office:value-type="float" office:value="53.648" calcext:value-type="float">
            <text:p>53.648</text:p>
          </table:table-cell>
          <table:table-cell table:style-name="Default" office:value-type="float" office:value="-6.482" calcext:value-type="float">
            <text:p>-6.482</text:p>
          </table:table-cell>
          <table:table-cell table:style-name="Default" office:value-type="float" office:value="16.192" calcext:value-type="float">
            <text:p>16.192</text:p>
          </table:table-cell>
          <table:table-cell table:style-name="Default" office:value-type="float" office:value="-22.403" calcext:value-type="float">
            <text:p>-22.403</text:p>
          </table:table-cell>
          <table:table-cell table:formula="of:=[.C395]*2*PI()/360" office:value-type="float" office:value="0.936334237109918" calcext:value-type="float">
            <text:p>0.936334237109918</text:p>
          </table:table-cell>
          <table:table-cell table:formula="of:=[.D395]*2*PI()/360" office:value-type="float" office:value="-0.113132242114272" calcext:value-type="float">
            <text:p>-0.113132242114272</text:p>
          </table:table-cell>
          <table:table-cell table:formula="of:=[.E395]*2*PI()/360" office:value-type="float" office:value="0.282603712482922" calcext:value-type="float">
            <text:p>0.282603712482922</text:p>
          </table:table-cell>
          <table:table-cell table:formula="of:=[.F395]*2*PI()/360" office:value-type="float" office:value="-0.39100611232429" calcext:value-type="float">
            <text:p>-0.39100611232429</text:p>
          </table:table-cell>
          <table:table-cell table:formula="of:=([.G396]-[.G395])/([.B395]-[.B396])" office:value-type="float" office:value="-1.22312673979763" calcext:value-type="float">
            <text:p>-1.22312673979763</text:p>
          </table:table-cell>
          <table:table-cell table:formula="of:=([.H396]-[.H395])/([.B395]-[.B396])" office:value-type="float" office:value="-0.454483737219326" calcext:value-type="float">
            <text:p>-0.454483737219326</text:p>
          </table:table-cell>
          <table:table-cell table:formula="of:=([.I396]-[.I395])/([.B395]-[.B396])" office:value-type="float" office:value="0.500560429471976" calcext:value-type="float">
            <text:p>0.500560429471976</text:p>
          </table:table-cell>
          <table:table-cell table:formula="of:=([.J396]-[.J395])/([.B395]-[.B396])" office:value-type="float" office:value="0.575958653158135" calcext:value-type="float">
            <text:p>0.575958653158135</text:p>
          </table:table-cell>
          <table:table-cell table:formula="of:=([.K396]-[.K395])/([.B395]-[.B396])" office:value-type="float" office:value="-12.315043202072" calcext:value-type="float">
            <text:p>-12.315043202072</text:p>
          </table:table-cell>
          <table:table-cell table:formula="of:=([.L396]-[.L395])/([.B395]-[.B396])" office:value-type="float" office:value="-11.3097335529236" calcext:value-type="float">
            <text:p>-11.3097335529236</text:p>
          </table:table-cell>
          <table:table-cell table:formula="of:=([.M396]-[.M395])/([.B395]-[.B396])" office:value-type="float" office:value="9.80176907920025" calcext:value-type="float">
            <text:p>9.80176907920025</text:p>
          </table:table-cell>
          <table:table-cell table:formula="of:=([.N396]-[.N395])/([.B395]-[.B396])" office:value-type="float" office:value="6.28318530718083" calcext:value-type="float">
            <text:p>6.28318530718083</text:p>
          </table:table-cell>
          <table:table-cell table:number-columns-repeated="100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6]/120" office:value-type="float" office:value="3.24166666666667" calcext:value-type="float">
            <text:p>3.24166666666667</text:p>
          </table:table-cell>
          <table:table-cell table:style-name="Default" office:value-type="float" office:value="54.232" calcext:value-type="float">
            <text:p>54.232</text:p>
          </table:table-cell>
          <table:table-cell table:style-name="Default" office:value-type="float" office:value="-6.265" calcext:value-type="float">
            <text:p>-6.265</text:p>
          </table:table-cell>
          <table:table-cell table:style-name="Default" office:value-type="float" office:value="15.953" calcext:value-type="float">
            <text:p>15.953</text:p>
          </table:table-cell>
          <table:table-cell table:style-name="Default" office:value-type="float" office:value="-22.678" calcext:value-type="float">
            <text:p>-22.678</text:p>
          </table:table-cell>
          <table:table-cell table:formula="of:=[.C396]*2*PI()/360" office:value-type="float" office:value="0.946526959941565" calcext:value-type="float">
            <text:p>0.946526959941565</text:p>
          </table:table-cell>
          <table:table-cell table:formula="of:=[.D396]*2*PI()/360" office:value-type="float" office:value="-0.109344877637445" calcext:value-type="float">
            <text:p>-0.109344877637445</text:p>
          </table:table-cell>
          <table:table-cell table:formula="of:=[.E396]*2*PI()/360" office:value-type="float" office:value="0.278432375570655" calcext:value-type="float">
            <text:p>0.278432375570655</text:p>
          </table:table-cell>
          <table:table-cell table:formula="of:=[.F396]*2*PI()/360" office:value-type="float" office:value="-0.395805767767274" calcext:value-type="float">
            <text:p>-0.395805767767274</text:p>
          </table:table-cell>
          <table:table-cell table:formula="of:=([.G397]-[.G396])/([.B396]-[.B397])" office:value-type="float" office:value="-1.12050137978036" calcext:value-type="float">
            <text:p>-1.12050137978036</text:p>
          </table:table-cell>
          <table:table-cell table:formula="of:=([.H397]-[.H396])/([.B396]-[.B397])" office:value-type="float" office:value="-0.360235957611629" calcext:value-type="float">
            <text:p>-0.360235957611629</text:p>
          </table:table-cell>
          <table:table-cell table:formula="of:=([.I397]-[.I396])/([.B396]-[.B397])" office:value-type="float" office:value="0.418879020478641" calcext:value-type="float">
            <text:p>0.418879020478641</text:p>
          </table:table-cell>
          <table:table-cell table:formula="of:=([.J397]-[.J396])/([.B396]-[.B397])" office:value-type="float" office:value="0.523598775598295" calcext:value-type="float">
            <text:p>0.523598775598295</text:p>
          </table:table-cell>
          <table:table-cell table:formula="of:=([.K397]-[.K396])/([.B396]-[.B397])" office:value-type="float" office:value="-13.3203528512181" calcext:value-type="float">
            <text:p>-13.3203528512181</text:p>
          </table:table-cell>
          <table:table-cell table:formula="of:=([.L397]-[.L396])/([.B396]-[.B397])" office:value-type="float" office:value="-12.3150432020716" calcext:value-type="float">
            <text:p>-12.3150432020716</text:p>
          </table:table-cell>
          <table:table-cell table:formula="of:=([.M397]-[.M396])/([.B396]-[.B397])" office:value-type="float" office:value="6.53451271946737" calcext:value-type="float">
            <text:p>6.53451271946737</text:p>
          </table:table-cell>
          <table:table-cell table:formula="of:=([.N397]-[.N396])/([.B396]-[.B397])" office:value-type="float" office:value="8.29380460547628" calcext:value-type="float">
            <text:p>8.29380460547628</text:p>
          </table:table-cell>
          <table:table-cell table:number-columns-repeated="100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7]/120" office:value-type="float" office:value="3.25" calcext:value-type="float">
            <text:p>3.25</text:p>
          </table:table-cell>
          <table:table-cell table:style-name="Default" office:value-type="float" office:value="54.767" calcext:value-type="float">
            <text:p>54.767</text:p>
          </table:table-cell>
          <table:table-cell table:style-name="Default" office:value-type="float" office:value="-6.093" calcext:value-type="float">
            <text:p>-6.093</text:p>
          </table:table-cell>
          <table:table-cell table:style-name="Default" office:value-type="float" office:value="15.753" calcext:value-type="float">
            <text:p>15.753</text:p>
          </table:table-cell>
          <table:table-cell table:style-name="Default" office:value-type="float" office:value="-22.928" calcext:value-type="float">
            <text:p>-22.928</text:p>
          </table:table-cell>
          <table:table-cell table:formula="of:=[.C397]*2*PI()/360" office:value-type="float" office:value="0.955864471439734" calcext:value-type="float">
            <text:p>0.955864471439734</text:p>
          </table:table-cell>
          <table:table-cell table:formula="of:=[.D397]*2*PI()/360" office:value-type="float" office:value="-0.106342911324015" calcext:value-type="float">
            <text:p>-0.106342911324015</text:p>
          </table:table-cell>
          <table:table-cell table:formula="of:=[.E397]*2*PI()/360" office:value-type="float" office:value="0.274941717066667" calcext:value-type="float">
            <text:p>0.274941717066667</text:p>
          </table:table-cell>
          <table:table-cell table:formula="of:=[.F397]*2*PI()/360" office:value-type="float" office:value="-0.40016909089726" calcext:value-type="float">
            <text:p>-0.40016909089726</text:p>
          </table:table-cell>
          <table:table-cell table:formula="of:=([.G398]-[.G397])/([.B397]-[.B398])" office:value-type="float" office:value="-1.00949843935354" calcext:value-type="float">
            <text:p>-1.00949843935354</text:p>
          </table:table-cell>
          <table:table-cell table:formula="of:=([.H398]-[.H397])/([.B397]-[.B398])" office:value-type="float" office:value="-0.257610597594367" calcext:value-type="float">
            <text:p>-0.257610597594367</text:p>
          </table:table-cell>
          <table:table-cell table:formula="of:=([.I398]-[.I397])/([.B397]-[.B398])" office:value-type="float" office:value="0.364424747816413" calcext:value-type="float">
            <text:p>0.364424747816413</text:p>
          </table:table-cell>
          <table:table-cell table:formula="of:=([.J398]-[.J397])/([.B397]-[.B398])" office:value-type="float" office:value="0.454483737219326" calcext:value-type="float">
            <text:p>0.454483737219326</text:p>
          </table:table-cell>
          <table:table-cell table:formula="of:=([.K398]-[.K397])/([.B397]-[.B398])" office:value-type="float" office:value="-14.0743350880872" calcext:value-type="float">
            <text:p>-14.0743350880872</text:p>
          </table:table-cell>
          <table:table-cell table:formula="of:=([.L398]-[.L397])/([.B397]-[.B398])" office:value-type="float" office:value="-13.8230076757959" calcext:value-type="float">
            <text:p>-13.8230076757959</text:p>
          </table:table-cell>
          <table:table-cell table:formula="of:=([.M398]-[.M397])/([.B397]-[.B398])" office:value-type="float" office:value="2.76460153515822" calcext:value-type="float">
            <text:p>2.76460153515822</text:p>
          </table:table-cell>
          <table:table-cell table:formula="of:=([.N398]-[.N397])/([.B397]-[.B398])" office:value-type="float" office:value="10.3044239037733" calcext:value-type="float">
            <text:p>10.3044239037733</text:p>
          </table:table-cell>
          <table:table-cell table:number-columns-repeated="100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8]/120" office:value-type="float" office:value="3.25833333333333" calcext:value-type="float">
            <text:p>3.25833333333333</text:p>
          </table:table-cell>
          <table:table-cell table:style-name="Default" office:value-type="float" office:value="55.249" calcext:value-type="float">
            <text:p>55.249</text:p>
          </table:table-cell>
          <table:table-cell table:style-name="Default" office:value-type="float" office:value="-5.97" calcext:value-type="float">
            <text:p>-5.97</text:p>
          </table:table-cell>
          <table:table-cell table:style-name="Default" office:value-type="float" office:value="15.579" calcext:value-type="float">
            <text:p>15.579</text:p>
          </table:table-cell>
          <table:table-cell table:style-name="Default" office:value-type="float" office:value="-23.145" calcext:value-type="float">
            <text:p>-23.145</text:p>
          </table:table-cell>
          <table:table-cell table:formula="of:=[.C398]*2*PI()/360" office:value-type="float" office:value="0.964276958434347" calcext:value-type="float">
            <text:p>0.964276958434347</text:p>
          </table:table-cell>
          <table:table-cell table:formula="of:=[.D398]*2*PI()/360" office:value-type="float" office:value="-0.104196156344061" calcext:value-type="float">
            <text:p>-0.104196156344061</text:p>
          </table:table-cell>
          <table:table-cell table:formula="of:=[.E398]*2*PI()/360" office:value-type="float" office:value="0.271904844168197" calcext:value-type="float">
            <text:p>0.271904844168197</text:p>
          </table:table-cell>
          <table:table-cell table:formula="of:=[.F398]*2*PI()/360" office:value-type="float" office:value="-0.403956455374088" calcext:value-type="float">
            <text:p>-0.403956455374088</text:p>
          </table:table-cell>
          <table:table-cell table:formula="of:=([.G399]-[.G398])/([.B398]-[.B399])" office:value-type="float" office:value="-0.892212313619484" calcext:value-type="float">
            <text:p>-0.892212313619484</text:p>
          </table:table-cell>
          <table:table-cell table:formula="of:=([.H399]-[.H398])/([.B398]-[.B399])" office:value-type="float" office:value="-0.142418866962735" calcext:value-type="float">
            <text:p>-0.142418866962735</text:p>
          </table:table-cell>
          <table:table-cell table:formula="of:=([.I399]-[.I398])/([.B398]-[.B399])" office:value-type="float" office:value="0.341386401690095" calcext:value-type="float">
            <text:p>0.341386401690095</text:p>
          </table:table-cell>
          <table:table-cell table:formula="of:=([.J399]-[.J398])/([.B398]-[.B399])" office:value-type="float" office:value="0.368613538021215" calcext:value-type="float">
            <text:p>0.368613538021215</text:p>
          </table:table-cell>
          <table:table-cell table:formula="of:=([.K399]-[.K398])/([.B398]-[.B399])" office:value-type="float" office:value="-14.0743350880793" calcext:value-type="float">
            <text:p>-14.0743350880793</text:p>
          </table:table-cell>
          <table:table-cell table:formula="of:=([.L399]-[.L398])/([.B398]-[.B399])" office:value-type="float" office:value="-14.3256625003692" calcext:value-type="float">
            <text:p>-14.3256625003692</text:p>
          </table:table-cell>
          <table:table-cell table:formula="of:=([.M399]-[.M398])/([.B398]-[.B399])" office:value-type="float" office:value="1.00530964914932" calcext:value-type="float">
            <text:p>1.00530964914932</text:p>
          </table:table-cell>
          <table:table-cell table:formula="of:=([.N399]-[.N398])/([.B398]-[.B399])" office:value-type="float" office:value="11.0584061406385" calcext:value-type="float">
            <text:p>11.0584061406385</text:p>
          </table:table-cell>
          <table:table-cell table:number-columns-repeated="100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9]/120" office:value-type="float" office:value="3.26666666666667" calcext:value-type="float">
            <text:p>3.26666666666667</text:p>
          </table:table-cell>
          <table:table-cell table:style-name="Default" office:value-type="float" office:value="55.675" calcext:value-type="float">
            <text:p>55.675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Default" office:value-type="float" office:value="15.416" calcext:value-type="float">
            <text:p>15.416</text:p>
          </table:table-cell>
          <table:table-cell table:style-name="Default" office:value-type="float" office:value="-23.321" calcext:value-type="float">
            <text:p>-23.321</text:p>
          </table:table-cell>
          <table:table-cell table:formula="of:=[.C399]*2*PI()/360" office:value-type="float" office:value="0.971712061047843" calcext:value-type="float">
            <text:p>0.971712061047843</text:p>
          </table:table-cell>
          <table:table-cell table:formula="of:=[.D399]*2*PI()/360" office:value-type="float" office:value="-0.103009332452705" calcext:value-type="float">
            <text:p>-0.103009332452705</text:p>
          </table:table-cell>
          <table:table-cell table:formula="of:=[.E399]*2*PI()/360" office:value-type="float" office:value="0.269059957487446" calcext:value-type="float">
            <text:p>0.269059957487446</text:p>
          </table:table-cell>
          <table:table-cell table:formula="of:=[.F399]*2*PI()/360" office:value-type="float" office:value="-0.407028234857598" calcext:value-type="float">
            <text:p>-0.407028234857598</text:p>
          </table:table-cell>
          <table:table-cell table:formula="of:=([.G400]-[.G399])/([.B399]-[.B400])" office:value-type="float" office:value="-0.77492618788549" calcext:value-type="float">
            <text:p>-0.77492618788549</text:p>
          </table:table-cell>
          <table:table-cell table:formula="of:=([.H400]-[.H399])/([.B399]-[.B400])" office:value-type="float" office:value="-0.0230383461263251" calcext:value-type="float">
            <text:p>-0.023038346126325</text:p>
          </table:table-cell>
          <table:table-cell table:formula="of:=([.I400]-[.I399])/([.B399]-[.B400])" office:value-type="float" office:value="0.333008821280517" calcext:value-type="float">
            <text:p>0.333008821280517</text:p>
          </table:table-cell>
          <table:table-cell table:formula="of:=([.J400]-[.J399])/([.B399]-[.B400])" office:value-type="float" office:value="0.276460153515895" calcext:value-type="float">
            <text:p>0.276460153515895</text:p>
          </table:table-cell>
          <table:table-cell table:formula="of:=([.K400]-[.K399])/([.B399]-[.B400])" office:value-type="float" office:value="-14.0743350880825" calcext:value-type="float">
            <text:p>-14.0743350880825</text:p>
          </table:table-cell>
          <table:table-cell table:formula="of:=([.L400]-[.L399])/([.B399]-[.B400])" office:value-type="float" office:value="-14.5769899126563" calcext:value-type="float">
            <text:p>-14.5769899126563</text:p>
          </table:table-cell>
          <table:table-cell table:formula="of:=([.M400]-[.M399])/([.B399]-[.B400])" office:value-type="float" office:value="5.02654824574339" calcext:value-type="float">
            <text:p>5.02654824574339</text:p>
          </table:table-cell>
          <table:table-cell table:formula="of:=([.N400]-[.N399])/([.B399]-[.B400])" office:value-type="float" office:value="9.299114254624" calcext:value-type="float">
            <text:p>9.299114254624</text:p>
          </table:table-cell>
          <table:table-cell table:number-columns-repeated="100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400]/120" office:value-type="float" office:value="3.275" calcext:value-type="float">
            <text:p>3.275</text:p>
          </table:table-cell>
          <table:table-cell table:style-name="Default" office:value-type="float" office:value="56.045" calcext:value-type="float">
            <text:p>56.045</text:p>
          </table:table-cell>
          <table:table-cell table:style-name="Default" office:value-type="float" office:value="-5.891" calcext:value-type="float">
            <text:p>-5.891</text:p>
          </table:table-cell>
          <table:table-cell table:style-name="Default" office:value-type="float" office:value="15.257" calcext:value-type="float">
            <text:p>15.257</text:p>
          </table:table-cell>
          <table:table-cell table:style-name="Default" office:value-type="float" office:value="-23.453" calcext:value-type="float">
            <text:p>-23.453</text:p>
          </table:table-cell>
          <table:table-cell table:formula="of:=[.C400]*2*PI()/360" office:value-type="float" office:value="0.978169779280222" calcext:value-type="float">
            <text:p>0.978169779280222</text:p>
          </table:table-cell>
          <table:table-cell table:formula="of:=[.D400]*2*PI()/360" office:value-type="float" office:value="-0.102817346234986" calcext:value-type="float">
            <text:p>-0.102817346234986</text:p>
          </table:table-cell>
          <table:table-cell table:formula="of:=[.E400]*2*PI()/360" office:value-type="float" office:value="0.266284883976775" calcext:value-type="float">
            <text:p>0.266284883976775</text:p>
          </table:table-cell>
          <table:table-cell table:formula="of:=[.F400]*2*PI()/360" office:value-type="float" office:value="-0.40933206947023" calcext:value-type="float">
            <text:p>-0.40933206947023</text:p>
          </table:table-cell>
          <table:table-cell table:formula="of:=([.G401]-[.G400])/([.B400]-[.B401])" office:value-type="float" office:value="-0.65764006215147" calcext:value-type="float">
            <text:p>-0.65764006215147</text:p>
          </table:table-cell>
          <table:table-cell table:formula="of:=([.H401]-[.H400])/([.B400]-[.B401])" office:value-type="float" office:value="0.0984365698124771" calcext:value-type="float">
            <text:p>0.098436569812477</text:p>
          </table:table-cell>
          <table:table-cell table:formula="of:=([.I401]-[.I400])/([.B400]-[.B401])" office:value-type="float" office:value="0.291120919232656" calcext:value-type="float">
            <text:p>0.291120919232656</text:p>
          </table:table-cell>
          <table:table-cell table:formula="of:=([.J401]-[.J400])/([.B400]-[.B401])" office:value-type="float" office:value="0.198967534727362" calcext:value-type="float">
            <text:p>0.198967534727362</text:p>
          </table:table-cell>
          <table:table-cell table:formula="of:=([.K401]-[.K400])/([.B400]-[.B401])" office:value-type="float" office:value="-13.3203528512229" calcext:value-type="float">
            <text:p>-13.3203528512229</text:p>
          </table:table-cell>
          <table:table-cell table:formula="of:=([.L401]-[.L400])/([.B400]-[.B401])" office:value-type="float" office:value="-14.5769899126573" calcext:value-type="float">
            <text:p>-14.5769899126573</text:p>
          </table:table-cell>
          <table:table-cell table:formula="of:=([.M401]-[.M400])/([.B400]-[.B401])" office:value-type="float" office:value="10.0530964914876" calcext:value-type="float">
            <text:p>10.0530964914876</text:p>
          </table:table-cell>
          <table:table-cell table:formula="of:=([.N401]-[.N400])/([.B400]-[.B401])" office:value-type="float" office:value="6.28318530718164" calcext:value-type="float">
            <text:p>6.28318530718164</text:p>
          </table:table-cell>
          <table:table-cell table:number-columns-repeated="100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401]/120" office:value-type="float" office:value="3.28333333333333" calcext:value-type="float">
            <text:p>3.28333333333333</text:p>
          </table:table-cell>
          <table:table-cell table:style-name="Default" office:value-type="float" office:value="56.359" calcext:value-type="float">
            <text:p>56.359</text:p>
          </table:table-cell>
          <table:table-cell table:style-name="Default" office:value-type="float" office:value="-5.938" calcext:value-type="float">
            <text:p>-5.938</text:p>
          </table:table-cell>
          <table:table-cell table:style-name="Default" office:value-type="float" office:value="15.118" calcext:value-type="float">
            <text:p>15.118</text:p>
          </table:table-cell>
          <table:table-cell table:style-name="Default" office:value-type="float" office:value="-23.548" calcext:value-type="float">
            <text:p>-23.548</text:p>
          </table:table-cell>
          <table:table-cell table:formula="of:=[.C401]*2*PI()/360" office:value-type="float" office:value="0.983650113131484" calcext:value-type="float">
            <text:p>0.983650113131484</text:p>
          </table:table-cell>
          <table:table-cell table:formula="of:=[.D401]*2*PI()/360" office:value-type="float" office:value="-0.103637650983423" calcext:value-type="float">
            <text:p>-0.103637650983423</text:p>
          </table:table-cell>
          <table:table-cell table:formula="of:=[.E401]*2*PI()/360" office:value-type="float" office:value="0.263858876316503" calcext:value-type="float">
            <text:p>0.263858876316503</text:p>
          </table:table-cell>
          <table:table-cell table:formula="of:=[.F401]*2*PI()/360" office:value-type="float" office:value="-0.410990132259625" calcext:value-type="float">
            <text:p>-0.410990132259625</text:p>
          </table:table-cell>
          <table:table-cell table:formula="of:=([.G402]-[.G401])/([.B401]-[.B402])" office:value-type="float" office:value="-0.546637121724613" calcext:value-type="float">
            <text:p>-0.546637121724613</text:p>
          </table:table-cell>
          <table:table-cell table:formula="of:=([.H402]-[.H401])/([.B401]-[.B402])" office:value-type="float" office:value="0.219911485751288" calcext:value-type="float">
            <text:p>0.219911485751288</text:p>
          </table:table-cell>
          <table:table-cell table:formula="of:=([.I402]-[.I401])/([.B401]-[.B402])" office:value-type="float" office:value="0.207345115136926" calcext:value-type="float">
            <text:p>0.207345115136926</text:p>
          </table:table-cell>
          <table:table-cell table:formula="of:=([.J402]-[.J401])/([.B401]-[.B402])" office:value-type="float" office:value="0.146607657167515" calcext:value-type="float">
            <text:p>0.146607657167515</text:p>
          </table:table-cell>
          <table:table-cell table:formula="of:=([.K402]-[.K401])/([.B401]-[.B402])" office:value-type="float" office:value="-13.5716802635062" calcext:value-type="float">
            <text:p>-13.5716802635062</text:p>
          </table:table-cell>
          <table:table-cell table:formula="of:=([.L402]-[.L401])/([.B401]-[.B402])" office:value-type="float" office:value="-14.0743350880823" calcext:value-type="float">
            <text:p>-14.0743350880823</text:p>
          </table:table-cell>
          <table:table-cell table:formula="of:=([.M402]-[.M401])/([.B401]-[.B402])" office:value-type="float" office:value="12.5663706143593" calcext:value-type="float">
            <text:p>12.5663706143593</text:p>
          </table:table-cell>
          <table:table-cell table:formula="of:=([.N402]-[.N401])/([.B401]-[.B402])" office:value-type="float" office:value="4.77522083345527" calcext:value-type="float">
            <text:p>4.77522083345527</text:p>
          </table:table-cell>
          <table:table-cell table:number-columns-repeated="100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402]/120" office:value-type="float" office:value="3.29166666666667" calcext:value-type="float">
            <text:p>3.29166666666667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-6.043" calcext:value-type="float">
            <text:p>-6.043</text:p>
          </table:table-cell>
          <table:table-cell table:style-name="Default" office:value-type="float" office:value="15.019" calcext:value-type="float">
            <text:p>15.019</text:p>
          </table:table-cell>
          <table:table-cell table:style-name="Default" office:value-type="float" office:value="-23.618" calcext:value-type="float">
            <text:p>-23.618</text:p>
          </table:table-cell>
          <table:table-cell table:formula="of:=[.C402]*2*PI()/360" office:value-type="float" office:value="0.988205422479189" calcext:value-type="float">
            <text:p>0.988205422479189</text:p>
          </table:table-cell>
          <table:table-cell table:formula="of:=[.D402]*2*PI()/360" office:value-type="float" office:value="-0.105470246698017" calcext:value-type="float">
            <text:p>-0.105470246698017</text:p>
          </table:table-cell>
          <table:table-cell table:formula="of:=[.E402]*2*PI()/360" office:value-type="float" office:value="0.262131000357028" calcext:value-type="float">
            <text:p>0.262131000357028</text:p>
          </table:table-cell>
          <table:table-cell table:formula="of:=[.F402]*2*PI()/360" office:value-type="float" office:value="-0.412211862736021" calcext:value-type="float">
            <text:p>-0.412211862736021</text:p>
          </table:table-cell>
          <table:table-cell table:formula="of:=([.G403]-[.G402])/([.B402]-[.B403])" office:value-type="float" office:value="-0.433539786195395" calcext:value-type="float">
            <text:p>-0.433539786195395</text:p>
          </table:table-cell>
          <table:table-cell table:formula="of:=([.H403]-[.H402])/([.B402]-[.B403])" office:value-type="float" office:value="0.337197611485306" calcext:value-type="float">
            <text:p>0.337197611485306</text:p>
          </table:table-cell>
          <table:table-cell table:formula="of:=([.I403]-[.I402])/([.B402]-[.B403])" office:value-type="float" office:value="0.102625360017266" calcext:value-type="float">
            <text:p>0.102625360017266</text:p>
          </table:table-cell>
          <table:table-cell table:formula="of:=([.J403]-[.J402])/([.B402]-[.B403])" office:value-type="float" office:value="0.106814150222055" calcext:value-type="float">
            <text:p>0.106814150222055</text:p>
          </table:table-cell>
          <table:table-cell table:formula="of:=([.K403]-[.K402])/([.B402]-[.B403])" office:value-type="float" office:value="-13.3203528512197" calcext:value-type="float">
            <text:p>-13.3203528512197</text:p>
          </table:table-cell>
          <table:table-cell table:formula="of:=([.L403]-[.L402])/([.B402]-[.B403])" office:value-type="float" office:value="-13.3203528512209" calcext:value-type="float">
            <text:p>-13.3203528512209</text:p>
          </table:table-cell>
          <table:table-cell table:formula="of:=([.M403]-[.M402])/([.B402]-[.B403])" office:value-type="float" office:value="12.8176980266466" calcext:value-type="float">
            <text:p>12.8176980266466</text:p>
          </table:table-cell>
          <table:table-cell table:formula="of:=([.N403]-[.N402])/([.B402]-[.B403])" office:value-type="float" office:value="3.01592894744715" calcext:value-type="float">
            <text:p>3.01592894744715</text:p>
          </table:table-cell>
          <table:table-cell table:number-columns-repeated="100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403]/120" office:value-type="float" office:value="3.3" calcext:value-type="float">
            <text:p>3.3</text:p>
          </table:table-cell>
          <table:table-cell table:style-name="Default" office:value-type="float" office:value="56.827" calcext:value-type="float">
            <text:p>56.827</text:p>
          </table:table-cell>
          <table:table-cell table:style-name="Default" office:value-type="float" office:value="-6.204" calcext:value-type="float">
            <text:p>-6.204</text:p>
          </table:table-cell>
          <table:table-cell table:style-name="Default" office:value-type="float" office:value="14.97" calcext:value-type="float">
            <text:p>14.97</text:p>
          </table:table-cell>
          <table:table-cell table:style-name="Default" office:value-type="float" office:value="-23.669" calcext:value-type="float">
            <text:p>-23.669</text:p>
          </table:table-cell>
          <table:table-cell table:formula="of:=[.C403]*2*PI()/360" office:value-type="float" office:value="0.991818254030818" calcext:value-type="float">
            <text:p>0.991818254030818</text:p>
          </table:table-cell>
          <table:table-cell table:formula="of:=[.D403]*2*PI()/360" office:value-type="float" office:value="-0.108280226793728" calcext:value-type="float">
            <text:p>-0.108280226793728</text:p>
          </table:table-cell>
          <table:table-cell table:formula="of:=[.E403]*2*PI()/360" office:value-type="float" office:value="0.261275789023551" calcext:value-type="float">
            <text:p>0.261275789023551</text:p>
          </table:table-cell>
          <table:table-cell table:formula="of:=[.F403]*2*PI()/360" office:value-type="float" office:value="-0.413101980654538" calcext:value-type="float">
            <text:p>-0.413101980654538</text:p>
          </table:table-cell>
          <table:table-cell table:formula="of:=([.G404]-[.G403])/([.B403]-[.B404])" office:value-type="float" office:value="-0.322536845768565" calcext:value-type="float">
            <text:p>-0.322536845768565</text:p>
          </table:table-cell>
          <table:table-cell table:formula="of:=([.H404]-[.H403])/([.B403]-[.B404])" office:value-type="float" office:value="0.448200551912146" calcext:value-type="float">
            <text:p>0.448200551912146</text:p>
          </table:table-cell>
          <table:table-cell table:formula="of:=([.I404]-[.I403])/([.B403]-[.B404])" office:value-type="float" office:value="-0.00418879020478881" calcext:value-type="float">
            <text:p>-0.004188790204789</text:p>
          </table:table-cell>
          <table:table-cell table:formula="of:=([.J404]-[.J403])/([.B403]-[.B404])" office:value-type="float" office:value="0.0816814089933285" calcext:value-type="float">
            <text:p>0.081681408993329</text:p>
          </table:table-cell>
          <table:table-cell table:formula="of:=([.K404]-[.K403])/([.B403]-[.B404])" office:value-type="float" office:value="-14.5769899126616" calcext:value-type="float">
            <text:p>-14.5769899126616</text:p>
          </table:table-cell>
          <table:table-cell table:formula="of:=([.L404]-[.L403])/([.B403]-[.B404])" office:value-type="float" office:value="-12.0637157897811" calcext:value-type="float">
            <text:p>-12.0637157897811</text:p>
          </table:table-cell>
          <table:table-cell table:formula="of:=([.M404]-[.M403])/([.B403]-[.B404])" office:value-type="float" office:value="10.8070787283474" calcext:value-type="float">
            <text:p>10.8070787283474</text:p>
          </table:table-cell>
          <table:table-cell table:formula="of:=([.N404]-[.N403])/([.B403]-[.B404])" office:value-type="float" office:value="3.51858377201895" calcext:value-type="float">
            <text:p>3.51858377201895</text:p>
          </table:table-cell>
          <table:table-cell table:number-columns-repeated="100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4]/120" office:value-type="float" office:value="3.30833333333333" calcext:value-type="float">
            <text:p>3.30833333333333</text:p>
          </table:table-cell>
          <table:table-cell table:style-name="Default" office:value-type="float" office:value="56.981" calcext:value-type="float">
            <text:p>56.981</text:p>
          </table:table-cell>
          <table:table-cell table:style-name="Default" office:value-type="float" office:value="-6.418" calcext:value-type="float">
            <text:p>-6.418</text:p>
          </table:table-cell>
          <table:table-cell table:style-name="Default" office:value-type="float" office:value="14.972" calcext:value-type="float">
            <text:p>14.972</text:p>
          </table:table-cell>
          <table:table-cell table:style-name="Default" office:value-type="float" office:value="-23.708" calcext:value-type="float">
            <text:p>-23.708</text:p>
          </table:table-cell>
          <table:table-cell table:formula="of:=[.C404]*2*PI()/360" office:value-type="float" office:value="0.994506061078889" calcext:value-type="float">
            <text:p>0.994506061078889</text:p>
          </table:table-cell>
          <table:table-cell table:formula="of:=[.D404]*2*PI()/360" office:value-type="float" office:value="-0.112015231392996" calcext:value-type="float">
            <text:p>-0.112015231392996</text:p>
          </table:table-cell>
          <table:table-cell table:formula="of:=[.E404]*2*PI()/360" office:value-type="float" office:value="0.261310695608591" calcext:value-type="float">
            <text:p>0.261310695608591</text:p>
          </table:table-cell>
          <table:table-cell table:formula="of:=[.F404]*2*PI()/360" office:value-type="float" office:value="-0.413782659062816" calcext:value-type="float">
            <text:p>-0.413782659062816</text:p>
          </table:table-cell>
          <table:table-cell table:formula="of:=([.G405]-[.G404])/([.B404]-[.B405])" office:value-type="float" office:value="-0.201061929829719" calcext:value-type="float">
            <text:p>-0.201061929829719</text:p>
          </table:table-cell>
          <table:table-cell table:formula="of:=([.H405]-[.H404])/([.B404]-[.B405])" office:value-type="float" office:value="0.548731516826988" calcext:value-type="float">
            <text:p>0.548731516826988</text:p>
          </table:table-cell>
          <table:table-cell table:formula="of:=([.I405]-[.I404])/([.B404]-[.B405])" office:value-type="float" office:value="-0.0942477796076832" calcext:value-type="float">
            <text:p>-0.094247779607683</text:p>
          </table:table-cell>
          <table:table-cell table:formula="of:=([.J405]-[.J404])/([.B404]-[.B405])" office:value-type="float" office:value="0.0523598775598374" calcext:value-type="float">
            <text:p>0.052359877559837</text:p>
          </table:table-cell>
          <table:table-cell table:number-columns-repeated="100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5]/120" office:value-type="float" office:value="3.31666666666667" calcext:value-type="float">
            <text:p>3.31666666666667</text:p>
          </table:table-cell>
          <table:table-cell table:style-name="Default" office:value-type="float" office:value="57.077" calcext:value-type="float">
            <text:p>57.077</text:p>
          </table:table-cell>
          <table:table-cell table:style-name="Default" office:value-type="float" office:value="-6.68" calcext:value-type="float">
            <text:p>-6.68</text:p>
          </table:table-cell>
          <table:table-cell table:style-name="Default" office:value-type="float" office:value="15.017" calcext:value-type="float">
            <text:p>15.017</text:p>
          </table:table-cell>
          <table:table-cell table:style-name="Default" office:value-type="float" office:value="-23.733" calcext:value-type="float">
            <text:p>-23.733</text:p>
          </table:table-cell>
          <table:table-cell table:formula="of:=[.C405]*2*PI()/360" office:value-type="float" office:value="0.996181577160803" calcext:value-type="float">
            <text:p>0.996181577160803</text:p>
          </table:table-cell>
          <table:table-cell table:formula="of:=[.D405]*2*PI()/360" office:value-type="float" office:value="-0.116587994033221" calcext:value-type="float">
            <text:p>-0.116587994033221</text:p>
          </table:table-cell>
          <table:table-cell table:formula="of:=[.E405]*2*PI()/360" office:value-type="float" office:value="0.262096093771988" calcext:value-type="float">
            <text:p>0.262096093771988</text:p>
          </table:table-cell>
          <table:table-cell table:formula="of:=[.F405]*2*PI()/360" office:value-type="float" office:value="-0.414218991375814" calcext:value-type="float">
            <text:p>-0.414218991375814</text:p>
          </table:table-cell>
          <table:table-cell table:number-columns-repeated="1013"/>
        </table:table-row>
        <table:table-row table:style-name="ro1" table:number-rows-repeated="10481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7:49:55.907654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18:12:26.334589306</dc:date>
    <meta:editing-duration>P3DT3H37M57S</meta:editing-duration>
    <meta:editing-cycles>55</meta:editing-cycles>
    <meta:generator>LibreOffice/6.4.7.2$Linux_X86_64 LibreOffice_project/40$Build-2</meta:generator>
    <meta:document-statistic meta:table-count="1" meta:cell-count="7226" meta:object-count="0"/>
  </office:meta>
</office:document-meta>
</file>